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39pt"/>
    </style:style>
    <style:style style:name="co2" style:family="table-column">
      <style:table-column-properties fo:break-before="auto" style:column-width="89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29.14pt"/>
    </style:style>
    <style:style style:name="co5" style:family="table-column">
      <style:table-column-properties fo:break-before="auto" style:column-width="1063.9pt"/>
    </style:style>
    <style:style style:name="co6" style:family="table-column">
      <style:table-column-properties fo:break-before="auto" style:column-width="822.3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704.01pt"/>
    </style:style>
    <style:style style:name="co9" style:family="table-column">
      <style:table-column-properties fo:break-before="auto" style:column-width="15.39pt"/>
    </style:style>
    <style:style style:name="co10" style:family="table-column">
      <style:table-column-properties fo:break-before="auto" style:column-width="69.31pt"/>
    </style:style>
    <style:style style:name="co11" style:family="table-column">
      <style:table-column-properties fo:break-before="auto" style:column-width="50.71pt"/>
    </style:style>
    <style:style style:name="co12" style:family="table-column">
      <style:table-column-properties fo:break-before="auto" style:column-width="91.05pt"/>
    </style:style>
    <style:style style:name="co13" style:family="table-column">
      <style:table-column-properties fo:break-before="auto" style:column-width="724.31pt"/>
    </style:style>
    <style:style style:name="co14" style:family="table-column">
      <style:table-column-properties fo:break-before="auto" style:column-width="63.41pt"/>
    </style:style>
    <style:style style:name="co15" style:family="table-column">
      <style:table-column-properties fo:break-before="auto" style:column-width="768.95pt"/>
    </style:style>
    <style:style style:name="co16" style:family="table-column">
      <style:table-column-properties fo:break-before="auto" style:column-width="26.65pt"/>
    </style:style>
    <style:style style:name="co17" style:family="table-column">
      <style:table-column-properties fo:break-before="auto" style:column-width="88.81pt"/>
    </style:style>
    <style:style style:name="co18" style:family="table-column">
      <style:table-column-properties fo:break-before="auto" style:column-width="743.75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84.9pt"/>
    </style:style>
    <style:style style:name="co22" style:family="table-column">
      <style:table-column-properties fo:break-before="auto" style:column-width="139.69pt"/>
    </style:style>
    <style:style style:name="co23" style:family="table-column">
      <style:table-column-properties fo:break-before="auto" style:column-width="46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S_17_5YR_DP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Estimate; HOUSEHOLDS BY TYPE - Total households</text:p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Margin of Error; HOUSEHOLDS BY TYPE - Total households</text:p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Percent; HOUSEHOLDS BY TYPE - Total households</text:p>
          </table:table-cell>
        </table:table-row>
        <table:table-row table:style-name="ro1"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HOUSEHOLDS BY TYPE - Total households</text:p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Estimate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Percent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Estimate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Percent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HC01_VC06</text:p>
          </table:table-cell>
          <table:table-cell office:value-type="string" calcext:value-type="string">
            <text:p>Estimate; HOUSEHOLDS BY TYPE - Total households - Family households (families) - Married-couple family</text:p>
          </table:table-cell>
        </table:table-row>
        <table:table-row table:style-name="ro1">
          <table:table-cell office:value-type="string" calcext:value-type="string">
            <text:p>HC02_VC06</text:p>
          </table:table-cell>
          <table:table-cell office:value-type="string" calcext:value-type="string">
            <text:p>Margin of Error; HOUSEHOLDS BY TYPE - Total households - Family households (families) - Married-couple family</text:p>
          </table:table-cell>
        </table:table-row>
        <table:table-row table:style-name="ro1">
          <table:table-cell office:value-type="string" calcext:value-type="string">
            <text:p>HC03_VC06</text:p>
          </table:table-cell>
          <table:table-cell office:value-type="string" calcext:value-type="string">
            <text:p>Percent; HOUSEHOLDS BY TYPE - Total households - Family households (families) - Married-couple family</text:p>
          </table:table-cell>
        </table:table-row>
        <table:table-row table:style-name="ro1"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HOUSEHOLDS BY TYPE - Total households - Family households (families) - Married-couple family</text:p>
          </table:table-cell>
        </table:table-row>
        <table:table-row table:style-name="ro1">
          <table:table-cell office:value-type="string" calcext:value-type="string">
            <text:p>HC01_VC07</text:p>
          </table:table-cell>
          <table:table-cell office:value-type="string" calcext:value-type="string">
            <text:p>Estimate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2_VC07</text:p>
          </table:table-cell>
          <table:table-cell office:value-type="string" calcext:value-type="string">
            <text:p>Margin of Error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3_VC07</text:p>
          </table:table-cell>
          <table:table-cell office:value-type="string" calcext:value-type="string">
            <text:p>Percent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4_VC07</text:p>
          </table:table-cell>
          <table:table-cell office:value-type="string" calcext:value-type="string">
            <text:p>Percent Margin of Error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1_VC08</text:p>
          </table:table-cell>
          <table:table-cell office:value-type="string" calcext:value-type="string">
            <text:p>Estimate; HOUSEHOLDS BY TYPE - Total households - Family households (families) - Male householder, no wife present, family</text:p>
          </table:table-cell>
        </table:table-row>
        <table:table-row table:style-name="ro1">
          <table:table-cell office:value-type="string" calcext:value-type="string">
            <text:p>HC02_VC08</text:p>
          </table:table-cell>
          <table:table-cell office:value-type="string" calcext:value-type="string">
            <text:p>Margin of Error; HOUSEHOLDS BY TYPE - Total households - Family households (families) - Male householder, no wife present, family</text:p>
          </table:table-cell>
        </table:table-row>
        <table:table-row table:style-name="ro1">
          <table:table-cell office:value-type="string" calcext:value-type="string">
            <text:p>HC03_VC08</text:p>
          </table:table-cell>
          <table:table-cell office:value-type="string" calcext:value-type="string">
            <text:p>Percent; HOUSEHOLDS BY TYPE - Total households - Family households (families) - Male householder, no wife present, family</text:p>
          </table:table-cell>
        </table:table-row>
        <table:table-row table:style-name="ro1"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HOUSEHOLDS BY TYPE - Total households - Family households (families) - Male householder, no wife present, family</text:p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Estimate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Margin of Error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Percent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1_VC10</text:p>
          </table:table-cell>
          <table:table-cell office:value-type="string" calcext:value-type="string">
            <text:p>Estimate; HOUSEHOLDS BY TYPE - Total households - Family households (families) - Female householder, no husband present, family</text:p>
          </table:table-cell>
        </table:table-row>
        <table:table-row table:style-name="ro1">
          <table:table-cell office:value-type="string" calcext:value-type="string">
            <text:p>HC02_VC10</text:p>
          </table:table-cell>
          <table:table-cell office:value-type="string" calcext:value-type="string">
            <text:p>Margin of Error; HOUSEHOLDS BY TYPE - Total households - Family households (families) - Female householder, no husband present, family</text:p>
          </table:table-cell>
        </table:table-row>
        <table:table-row table:style-name="ro1">
          <table:table-cell office:value-type="string" calcext:value-type="string">
            <text:p>HC03_VC10</text:p>
          </table:table-cell>
          <table:table-cell office:value-type="string" calcext:value-type="string">
            <text:p>Percent; HOUSEHOLDS BY TYPE - Total households - Family households (families) - Female householder, no husband present, family</text:p>
          </table:table-cell>
        </table:table-row>
        <table:table-row table:style-name="ro1">
          <table:table-cell office:value-type="string" calcext:value-type="string">
            <text:p>HC04_VC10</text:p>
          </table:table-cell>
          <table:table-cell office:value-type="string" calcext:value-type="string">
            <text:p>Percent Margin of Error; HOUSEHOLDS BY TYPE - Total households - Family households (families) - Female householder, no husband present, family</text:p>
          </table:table-cell>
        </table:table-row>
        <table:table-row table:style-name="ro1">
          <table:table-cell office:value-type="string" calcext:value-type="string">
            <text:p>HC01_VC11</text:p>
          </table:table-cell>
          <table:table-cell office:value-type="string" calcext:value-type="string">
            <text:p>Estimate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2_VC11</text:p>
          </table:table-cell>
          <table:table-cell office:value-type="string" calcext:value-type="string">
            <text:p>Margin of Error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3_VC11</text:p>
          </table:table-cell>
          <table:table-cell office:value-type="string" calcext:value-type="string">
            <text:p>Percent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office:value-type="string" calcext:value-type="string">
            <text:p>HC01_VC12</text:p>
          </table:table-cell>
          <table:table-cell office:value-type="string" calcext:value-type="string">
            <text:p>Estimate; HOUSEHOLDS BY TYPE - Total households - Nonfamily households</text:p>
          </table:table-cell>
        </table:table-row>
        <table:table-row table:style-name="ro1">
          <table:table-cell office:value-type="string" calcext:value-type="string">
            <text:p>HC02_VC12</text:p>
          </table:table-cell>
          <table:table-cell office:value-type="string" calcext:value-type="string">
            <text:p>Margin of Error; HOUSEHOLDS BY TYPE - Total households - Nonfamily households</text:p>
          </table:table-cell>
        </table:table-row>
        <table:table-row table:style-name="ro1">
          <table:table-cell office:value-type="string" calcext:value-type="string">
            <text:p>HC03_VC12</text:p>
          </table:table-cell>
          <table:table-cell office:value-type="string" calcext:value-type="string">
            <text:p>Percent; HOUSEHOLDS BY TYPE - Total households - Nonfamily households</text:p>
          </table:table-cell>
        </table:table-row>
        <table:table-row table:style-name="ro1"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HOUSEHOLDS BY TYPE - Total households - Nonfamily households</text:p>
          </table:table-cell>
        </table:table-row>
        <table:table-row table:style-name="ro1">
          <table:table-cell office:value-type="string" calcext:value-type="string">
            <text:p>HC01_VC13</text:p>
          </table:table-cell>
          <table:table-cell office:value-type="string" calcext:value-type="string">
            <text:p>Estimate; HOUSEHOLDS BY TYPE - Total households - Nonfamily households - Householder living alone</text:p>
          </table:table-cell>
        </table:table-row>
        <table:table-row table:style-name="ro1">
          <table:table-cell office:value-type="string" calcext:value-type="string">
            <text:p>HC02_VC13</text:p>
          </table:table-cell>
          <table:table-cell office:value-type="string" calcext:value-type="string">
            <text:p>Margin of Error; HOUSEHOLDS BY TYPE - Total households - Nonfamily households - Householder living alone</text:p>
          </table:table-cell>
        </table:table-row>
        <table:table-row table:style-name="ro1">
          <table:table-cell office:value-type="string" calcext:value-type="string">
            <text:p>HC03_VC13</text:p>
          </table:table-cell>
          <table:table-cell office:value-type="string" calcext:value-type="string">
            <text:p>Percent; HOUSEHOLDS BY TYPE - Total households - Nonfamily households - Householder living alone</text:p>
          </table:table-cell>
        </table:table-row>
        <table:table-row table:style-name="ro1"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HOUSEHOLDS BY TYPE - Total households - Nonfamily households - Householder living alone</text:p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Estimate; HOUSEHOLDS BY TYPE - Total households - Nonfamily households - Householder living alone - 65 years and over</text:p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Margin of Error; HOUSEHOLDS BY TYPE - Total households - Nonfamily households - Householder living alone - 65 years and over</text:p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Percent; HOUSEHOLDS BY TYPE - Total households - Nonfamily households - Householder living alone - 65 years and over</text:p>
          </table:table-cell>
        </table:table-row>
        <table:table-row table:style-name="ro1"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HOUSEHOLDS BY TYPE - Total households - Nonfamily households - Householder living alone - 65 years and over</text:p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Estimate; HOUSEHOLDS BY TYPE - Households with one or more people under 18 years</text:p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Margin of Error; HOUSEHOLDS BY TYPE - Households with one or more people under 18 years</text:p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Percent; HOUSEHOLDS BY TYPE - Households with one or more people under 18 years</text:p>
          </table:table-cell>
        </table:table-row>
        <table:table-row table:style-name="ro1"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HOUSEHOLDS BY TYPE - Households with one or more people under 18 years</text:p>
          </table:table-cell>
        </table:table-row>
        <table:table-row table:style-name="ro1">
          <table:table-cell office:value-type="string" calcext:value-type="string">
            <text:p>HC01_VC18</text:p>
          </table:table-cell>
          <table:table-cell office:value-type="string" calcext:value-type="string">
            <text:p>Estimate; HOUSEHOLDS BY TYPE - Households with one or more people 65 years and over</text:p>
          </table:table-cell>
        </table:table-row>
        <table:table-row table:style-name="ro1">
          <table:table-cell office:value-type="string" calcext:value-type="string">
            <text:p>HC02_VC18</text:p>
          </table:table-cell>
          <table:table-cell office:value-type="string" calcext:value-type="string">
            <text:p>Margin of Error; HOUSEHOLDS BY TYPE - Households with one or more people 65 years and over</text:p>
          </table:table-cell>
        </table:table-row>
        <table:table-row table:style-name="ro1">
          <table:table-cell office:value-type="string" calcext:value-type="string">
            <text:p>HC03_VC18</text:p>
          </table:table-cell>
          <table:table-cell office:value-type="string" calcext:value-type="string">
            <text:p>Percent; HOUSEHOLDS BY TYPE - Households with one or more people 65 years and over</text:p>
          </table:table-cell>
        </table:table-row>
        <table:table-row table:style-name="ro1"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HOUSEHOLDS BY TYPE - Households with one or more people 65 years and over</text:p>
          </table:table-cell>
        </table:table-row>
        <table:table-row table:style-name="ro1">
          <table:table-cell office:value-type="string" calcext:value-type="string">
            <text:p>HC01_VC21</text:p>
          </table:table-cell>
          <table:table-cell office:value-type="string" calcext:value-type="string">
            <text:p>Estimate; HOUSEHOLDS BY TYPE - Average household size</text:p>
          </table:table-cell>
        </table:table-row>
        <table:table-row table:style-name="ro1">
          <table:table-cell office:value-type="string" calcext:value-type="string">
            <text:p>HC02_VC21</text:p>
          </table:table-cell>
          <table:table-cell office:value-type="string" calcext:value-type="string">
            <text:p>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HC03_VC21</text:p>
          </table:table-cell>
          <table:table-cell office:value-type="string" calcext:value-type="string">
            <text:p>Percent; HOUSEHOLDS BY TYPE - Average household size</text:p>
          </table:table-cell>
        </table:table-row>
        <table:table-row table:style-name="ro1"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HC01_VC22</text:p>
          </table:table-cell>
          <table:table-cell office:value-type="string" calcext:value-type="string">
            <text:p>Estimate; HOUSEHOLDS BY TYPE - Average family size</text:p>
          </table:table-cell>
        </table:table-row>
        <table:table-row table:style-name="ro1">
          <table:table-cell office:value-type="string" calcext:value-type="string">
            <text:p>HC02_VC22</text:p>
          </table:table-cell>
          <table:table-cell office:value-type="string" calcext:value-type="string">
            <text:p>Margin of Error; HOUSEHOLDS BY TYPE - Average family size</text:p>
          </table:table-cell>
        </table:table-row>
        <table:table-row table:style-name="ro1">
          <table:table-cell office:value-type="string" calcext:value-type="string">
            <text:p>HC03_VC22</text:p>
          </table:table-cell>
          <table:table-cell office:value-type="string" calcext:value-type="string">
            <text:p>Percent; HOUSEHOLDS BY TYPE - Average family size</text:p>
          </table:table-cell>
        </table:table-row>
        <table:table-row table:style-name="ro1"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HOUSEHOLDS BY TYPE - Average family size</text:p>
          </table:table-cell>
        </table:table-row>
        <table:table-row table:style-name="ro1">
          <table:table-cell office:value-type="string" calcext:value-type="string">
            <text:p>HC01_VC26</text:p>
          </table:table-cell>
          <table:table-cell office:value-type="string" calcext:value-type="string">
            <text:p>Estimate; RELATIONSHIP - Population in households</text:p>
          </table:table-cell>
        </table:table-row>
        <table:table-row table:style-name="ro1">
          <table:table-cell office:value-type="string" calcext:value-type="string">
            <text:p>HC02_VC26</text:p>
          </table:table-cell>
          <table:table-cell office:value-type="string" calcext:value-type="string">
            <text:p>Margin of Error; RELATIONSHIP - Population in households</text:p>
          </table:table-cell>
        </table:table-row>
        <table:table-row table:style-name="ro1">
          <table:table-cell office:value-type="string" calcext:value-type="string">
            <text:p>HC03_VC26</text:p>
          </table:table-cell>
          <table:table-cell office:value-type="string" calcext:value-type="string">
            <text:p>Percent; RELATIONSHIP - Population in households</text:p>
          </table:table-cell>
        </table:table-row>
        <table:table-row table:style-name="ro1">
          <table:table-cell office:value-type="string" calcext:value-type="string">
            <text:p>HC04_VC26</text:p>
          </table:table-cell>
          <table:table-cell office:value-type="string" calcext:value-type="string">
            <text:p>Percent Margin of Error; RELATIONSHIP - Population in households</text:p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Estimate; RELATIONSHIP - Population in households - Householder</text:p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Margin of Error; RELATIONSHIP - Population in households - Householder</text:p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Percent; RELATIONSHIP - Population in households - Householder</text:p>
          </table:table-cell>
        </table:table-row>
        <table:table-row table:style-name="ro1"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RELATIONSHIP - Population in households - Householder</text:p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Estimate; RELATIONSHIP - Population in households - Spouse</text:p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Margin of Error; RELATIONSHIP - Population in households - Spouse</text:p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Percent; RELATIONSHIP - Population in households - Spouse</text:p>
          </table:table-cell>
        </table:table-row>
        <table:table-row table:style-name="ro1"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RELATIONSHIP - Population in households - Spouse</text:p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Estimate; RELATIONSHIP - Population in households - Child</text:p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Margin of Error; RELATIONSHIP - Population in households - Child</text:p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Percent; RELATIONSHIP - Population in households - Child</text:p>
          </table:table-cell>
        </table:table-row>
        <table:table-row table:style-name="ro1"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RELATIONSHIP - Population in households - Child</text:p>
          </table:table-cell>
        </table:table-row>
        <table:table-row table:style-name="ro1">
          <table:table-cell office:value-type="string" calcext:value-type="string">
            <text:p>HC01_VC30</text:p>
          </table:table-cell>
          <table:table-cell office:value-type="string" calcext:value-type="string">
            <text:p>Estimate; RELATIONSHIP - Population in households - Other relatives</text:p>
          </table:table-cell>
        </table:table-row>
        <table:table-row table:style-name="ro1">
          <table:table-cell office:value-type="string" calcext:value-type="string">
            <text:p>HC02_VC30</text:p>
          </table:table-cell>
          <table:table-cell office:value-type="string" calcext:value-type="string">
            <text:p>Margin of Error; RELATIONSHIP - Population in households - Other relatives</text:p>
          </table:table-cell>
        </table:table-row>
        <table:table-row table:style-name="ro1">
          <table:table-cell office:value-type="string" calcext:value-type="string">
            <text:p>HC03_VC30</text:p>
          </table:table-cell>
          <table:table-cell office:value-type="string" calcext:value-type="string">
            <text:p>Percent; RELATIONSHIP - Population in households - Other relatives</text:p>
          </table:table-cell>
        </table:table-row>
        <table:table-row table:style-name="ro1"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RELATIONSHIP - Population in households - Other relatives</text:p>
          </table:table-cell>
        </table:table-row>
        <table:table-row table:style-name="ro1">
          <table:table-cell office:value-type="string" calcext:value-type="string">
            <text:p>HC01_VC31</text:p>
          </table:table-cell>
          <table:table-cell office:value-type="string" calcext:value-type="string">
            <text:p>Estimate; RELATIONSHIP - Population in households - Nonrelatives</text:p>
          </table:table-cell>
        </table:table-row>
        <table:table-row table:style-name="ro1">
          <table:table-cell office:value-type="string" calcext:value-type="string">
            <text:p>HC02_VC31</text:p>
          </table:table-cell>
          <table:table-cell office:value-type="string" calcext:value-type="string">
            <text:p>Margin of Error; RELATIONSHIP - Population in households - Nonrelatives</text:p>
          </table:table-cell>
        </table:table-row>
        <table:table-row table:style-name="ro1">
          <table:table-cell office:value-type="string" calcext:value-type="string">
            <text:p>HC03_VC31</text:p>
          </table:table-cell>
          <table:table-cell office:value-type="string" calcext:value-type="string">
            <text:p>Percent; RELATIONSHIP - Population in households - Nonrelatives</text:p>
          </table:table-cell>
        </table:table-row>
        <table:table-row table:style-name="ro1"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RELATIONSHIP - Population in households - Nonrelatives</text:p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Estimate; RELATIONSHIP - Population in households - Nonrelatives - Unmarried partner</text:p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Margin of Error; RELATIONSHIP - Population in households - Nonrelatives - Unmarried partner</text:p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Percent; RELATIONSHIP - Population in households - Nonrelatives - Unmarried partner</text:p>
          </table:table-cell>
        </table:table-row>
        <table:table-row table:style-name="ro1"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RELATIONSHIP - Population in households - Nonrelatives - Unmarried partner</text:p>
          </table:table-cell>
        </table:table-row>
        <table:table-row table:style-name="ro1">
          <table:table-cell office:value-type="string" calcext:value-type="string">
            <text:p>HC01_VC36</text:p>
          </table:table-cell>
          <table:table-cell office:value-type="string" calcext:value-type="string">
            <text:p>Estimate; MARITAL STATUS - Males 15 years and over</text:p>
          </table:table-cell>
        </table:table-row>
        <table:table-row table:style-name="ro1">
          <table:table-cell office:value-type="string" calcext:value-type="string">
            <text:p>HC02_VC36</text:p>
          </table:table-cell>
          <table:table-cell office:value-type="string" calcext:value-type="string">
            <text:p>Margin of Error; MARITAL STATUS - Males 15 years and over</text:p>
          </table:table-cell>
        </table:table-row>
        <table:table-row table:style-name="ro1">
          <table:table-cell office:value-type="string" calcext:value-type="string">
            <text:p>HC03_VC36</text:p>
          </table:table-cell>
          <table:table-cell office:value-type="string" calcext:value-type="string">
            <text:p>Percent; MARITAL STATUS - Males 15 years and over</text:p>
          </table:table-cell>
        </table:table-row>
        <table:table-row table:style-name="ro1"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MARITAL STATUS - Males 15 years and over</text:p>
          </table:table-cell>
        </table:table-row>
        <table:table-row table:style-name="ro1">
          <table:table-cell office:value-type="string" calcext:value-type="string">
            <text:p>HC01_VC37</text:p>
          </table:table-cell>
          <table:table-cell office:value-type="string" calcext:value-type="string">
            <text:p>Estimate; MARITAL STATUS - Males 15 years and over - Never married</text:p>
          </table:table-cell>
        </table:table-row>
        <table:table-row table:style-name="ro1">
          <table:table-cell office:value-type="string" calcext:value-type="string">
            <text:p>HC02_VC37</text:p>
          </table:table-cell>
          <table:table-cell office:value-type="string" calcext:value-type="string">
            <text:p>Margin of Error; MARITAL STATUS - Males 15 years and over - Never married</text:p>
          </table:table-cell>
        </table:table-row>
        <table:table-row table:style-name="ro1">
          <table:table-cell office:value-type="string" calcext:value-type="string">
            <text:p>HC03_VC37</text:p>
          </table:table-cell>
          <table:table-cell office:value-type="string" calcext:value-type="string">
            <text:p>Percent; MARITAL STATUS - Males 15 years and over - Never married</text:p>
          </table:table-cell>
        </table:table-row>
        <table:table-row table:style-name="ro1">
          <table:table-cell office:value-type="string" calcext:value-type="string">
            <text:p>HC04_VC37</text:p>
          </table:table-cell>
          <table:table-cell office:value-type="string" calcext:value-type="string">
            <text:p>Percent Margin of Error; MARITAL STATUS - Males 15 years and over - Never married</text:p>
          </table:table-cell>
        </table:table-row>
        <table:table-row table:style-name="ro1">
          <table:table-cell office:value-type="string" calcext:value-type="string">
            <text:p>HC01_VC38</text:p>
          </table:table-cell>
          <table:table-cell office:value-type="string" calcext:value-type="string">
            <text:p>Estimate; MARITAL STATUS - Males 15 years and over - Now married, except separated</text:p>
          </table:table-cell>
        </table:table-row>
        <table:table-row table:style-name="ro1">
          <table:table-cell office:value-type="string" calcext:value-type="string">
            <text:p>HC02_VC38</text:p>
          </table:table-cell>
          <table:table-cell office:value-type="string" calcext:value-type="string">
            <text:p>Margin of Error; MARITAL STATUS - Males 15 years and over - Now married, except separated</text:p>
          </table:table-cell>
        </table:table-row>
        <table:table-row table:style-name="ro1">
          <table:table-cell office:value-type="string" calcext:value-type="string">
            <text:p>HC03_VC38</text:p>
          </table:table-cell>
          <table:table-cell office:value-type="string" calcext:value-type="string">
            <text:p>Percent; MARITAL STATUS - Males 15 years and over - Now married, except separated</text:p>
          </table:table-cell>
        </table:table-row>
        <table:table-row table:style-name="ro1">
          <table:table-cell office:value-type="string" calcext:value-type="string">
            <text:p>HC04_VC38</text:p>
          </table:table-cell>
          <table:table-cell office:value-type="string" calcext:value-type="string">
            <text:p>Percent Margin of Error; MARITAL STATUS - Males 15 years and over - Now married, except separated</text:p>
          </table:table-cell>
        </table:table-row>
        <table:table-row table:style-name="ro1">
          <table:table-cell office:value-type="string" calcext:value-type="string">
            <text:p>HC01_VC39</text:p>
          </table:table-cell>
          <table:table-cell office:value-type="string" calcext:value-type="string">
            <text:p>Estimate; MARITAL STATUS - Males 15 years and over - Separated</text:p>
          </table:table-cell>
        </table:table-row>
        <table:table-row table:style-name="ro1">
          <table:table-cell office:value-type="string" calcext:value-type="string">
            <text:p>HC02_VC39</text:p>
          </table:table-cell>
          <table:table-cell office:value-type="string" calcext:value-type="string">
            <text:p>Margin of Error; MARITAL STATUS - Males 15 years and over - Separated</text:p>
          </table:table-cell>
        </table:table-row>
        <table:table-row table:style-name="ro1">
          <table:table-cell office:value-type="string" calcext:value-type="string">
            <text:p>HC03_VC39</text:p>
          </table:table-cell>
          <table:table-cell office:value-type="string" calcext:value-type="string">
            <text:p>Percent; MARITAL STATUS - Males 15 years and over - Separated</text:p>
          </table:table-cell>
        </table:table-row>
        <table:table-row table:style-name="ro1">
          <table:table-cell office:value-type="string" calcext:value-type="string">
            <text:p>HC04_VC39</text:p>
          </table:table-cell>
          <table:table-cell office:value-type="string" calcext:value-type="string">
            <text:p>Percent Margin of Error; MARITAL STATUS - Males 15 years and over - Separated</text:p>
          </table:table-cell>
        </table:table-row>
        <table:table-row table:style-name="ro1">
          <table:table-cell office:value-type="string" calcext:value-type="string">
            <text:p>HC01_VC40</text:p>
          </table:table-cell>
          <table:table-cell office:value-type="string" calcext:value-type="string">
            <text:p>Estimate; MARITAL STATUS - Males 15 years and over - Widowed</text:p>
          </table:table-cell>
        </table:table-row>
        <table:table-row table:style-name="ro1">
          <table:table-cell office:value-type="string" calcext:value-type="string">
            <text:p>HC02_VC40</text:p>
          </table:table-cell>
          <table:table-cell office:value-type="string" calcext:value-type="string">
            <text:p>Margin of Error; MARITAL STATUS - Males 15 years and over - Widowed</text:p>
          </table:table-cell>
        </table:table-row>
        <table:table-row table:style-name="ro1">
          <table:table-cell office:value-type="string" calcext:value-type="string">
            <text:p>HC03_VC40</text:p>
          </table:table-cell>
          <table:table-cell office:value-type="string" calcext:value-type="string">
            <text:p>Percent; MARITAL STATUS - Males 15 years and over - Widowed</text:p>
          </table:table-cell>
        </table:table-row>
        <table:table-row table:style-name="ro1"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MARITAL STATUS - Males 15 years and over - Widowed</text:p>
          </table:table-cell>
        </table:table-row>
        <table:table-row table:style-name="ro1">
          <table:table-cell office:value-type="string" calcext:value-type="string">
            <text:p>HC01_VC41</text:p>
          </table:table-cell>
          <table:table-cell office:value-type="string" calcext:value-type="string">
            <text:p>Estimate; MARITAL STATUS - Males 15 years and over - Divorced</text:p>
          </table:table-cell>
        </table:table-row>
        <table:table-row table:style-name="ro1">
          <table:table-cell office:value-type="string" calcext:value-type="string">
            <text:p>HC02_VC41</text:p>
          </table:table-cell>
          <table:table-cell office:value-type="string" calcext:value-type="string">
            <text:p>Margin of Error; MARITAL STATUS - Males 15 years and over - Divorced</text:p>
          </table:table-cell>
        </table:table-row>
        <table:table-row table:style-name="ro1">
          <table:table-cell office:value-type="string" calcext:value-type="string">
            <text:p>HC03_VC41</text:p>
          </table:table-cell>
          <table:table-cell office:value-type="string" calcext:value-type="string">
            <text:p>Percent; MARITAL STATUS - Males 15 years and over - Divorced</text:p>
          </table:table-cell>
        </table:table-row>
        <table:table-row table:style-name="ro1"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MARITAL STATUS - Males 15 years and over - Divorced</text:p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Estimate; MARITAL STATUS - Females 15 years and over</text:p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Margin of Error; MARITAL STATUS - Females 15 years and over</text:p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Percent; MARITAL STATUS - Females 15 years and over</text:p>
          </table:table-cell>
        </table:table-row>
        <table:table-row table:style-name="ro1"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MARITAL STATUS - Females 15 years and over</text:p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Estimate; MARITAL STATUS - Females 15 years and over - Never married</text:p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Margin of Error; MARITAL STATUS - Females 15 years and over - Never married</text:p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Percent; MARITAL STATUS - Females 15 years and over - Never married</text:p>
          </table:table-cell>
        </table:table-row>
        <table:table-row table:style-name="ro1"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MARITAL STATUS - Females 15 years and over - Never married</text:p>
          </table:table-cell>
        </table:table-row>
        <table:table-row table:style-name="ro1">
          <table:table-cell office:value-type="string" calcext:value-type="string">
            <text:p>HC01_VC45</text:p>
          </table:table-cell>
          <table:table-cell office:value-type="string" calcext:value-type="string">
            <text:p>Estimate; MARITAL STATUS - Females 15 years and over - Now married, except separated</text:p>
          </table:table-cell>
        </table:table-row>
        <table:table-row table:style-name="ro1">
          <table:table-cell office:value-type="string" calcext:value-type="string">
            <text:p>HC02_VC45</text:p>
          </table:table-cell>
          <table:table-cell office:value-type="string" calcext:value-type="string">
            <text:p>Margin of Error; MARITAL STATUS - Females 15 years and over - Now married, except separated</text:p>
          </table:table-cell>
        </table:table-row>
        <table:table-row table:style-name="ro1">
          <table:table-cell office:value-type="string" calcext:value-type="string">
            <text:p>HC03_VC45</text:p>
          </table:table-cell>
          <table:table-cell office:value-type="string" calcext:value-type="string">
            <text:p>Percent; MARITAL STATUS - Females 15 years and over - Now married, except separated</text:p>
          </table:table-cell>
        </table:table-row>
        <table:table-row table:style-name="ro1"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MARITAL STATUS - Females 15 years and over - Now married, except separated</text:p>
          </table:table-cell>
        </table:table-row>
        <table:table-row table:style-name="ro1">
          <table:table-cell office:value-type="string" calcext:value-type="string">
            <text:p>HC01_VC46</text:p>
          </table:table-cell>
          <table:table-cell office:value-type="string" calcext:value-type="string">
            <text:p>Estimate; MARITAL STATUS - Females 15 years and over - Separated</text:p>
          </table:table-cell>
        </table:table-row>
        <table:table-row table:style-name="ro1">
          <table:table-cell office:value-type="string" calcext:value-type="string">
            <text:p>HC02_VC46</text:p>
          </table:table-cell>
          <table:table-cell office:value-type="string" calcext:value-type="string">
            <text:p>Margin of Error; MARITAL STATUS - Females 15 years and over - Separated</text:p>
          </table:table-cell>
        </table:table-row>
        <table:table-row table:style-name="ro1">
          <table:table-cell office:value-type="string" calcext:value-type="string">
            <text:p>HC03_VC46</text:p>
          </table:table-cell>
          <table:table-cell office:value-type="string" calcext:value-type="string">
            <text:p>Percent; MARITAL STATUS - Females 15 years and over - Separated</text:p>
          </table:table-cell>
        </table:table-row>
        <table:table-row table:style-name="ro1">
          <table:table-cell office:value-type="string" calcext:value-type="string">
            <text:p>HC04_VC46</text:p>
          </table:table-cell>
          <table:table-cell office:value-type="string" calcext:value-type="string">
            <text:p>Percent Margin of Error; MARITAL STATUS - Females 15 years and over - Separated</text:p>
          </table:table-cell>
        </table:table-row>
        <table:table-row table:style-name="ro1">
          <table:table-cell office:value-type="string" calcext:value-type="string">
            <text:p>HC01_VC47</text:p>
          </table:table-cell>
          <table:table-cell office:value-type="string" calcext:value-type="string">
            <text:p>Estimate; MARITAL STATUS - Females 15 years and over - Widowed</text:p>
          </table:table-cell>
        </table:table-row>
        <table:table-row table:style-name="ro1">
          <table:table-cell office:value-type="string" calcext:value-type="string">
            <text:p>HC02_VC47</text:p>
          </table:table-cell>
          <table:table-cell office:value-type="string" calcext:value-type="string">
            <text:p>Margin of Error; MARITAL STATUS - Females 15 years and over - Widowed</text:p>
          </table:table-cell>
        </table:table-row>
        <table:table-row table:style-name="ro1">
          <table:table-cell office:value-type="string" calcext:value-type="string">
            <text:p>HC03_VC47</text:p>
          </table:table-cell>
          <table:table-cell office:value-type="string" calcext:value-type="string">
            <text:p>Percent; MARITAL STATUS - Females 15 years and over - Widowed</text:p>
          </table:table-cell>
        </table:table-row>
        <table:table-row table:style-name="ro1">
          <table:table-cell office:value-type="string" calcext:value-type="string">
            <text:p>HC04_VC47</text:p>
          </table:table-cell>
          <table:table-cell office:value-type="string" calcext:value-type="string">
            <text:p>Percent Margin of Error; MARITAL STATUS - Females 15 years and over - Widowed</text:p>
          </table:table-cell>
        </table:table-row>
        <table:table-row table:style-name="ro1">
          <table:table-cell office:value-type="string" calcext:value-type="string">
            <text:p>HC01_VC48</text:p>
          </table:table-cell>
          <table:table-cell office:value-type="string" calcext:value-type="string">
            <text:p>Estimate; MARITAL STATUS - Females 15 years and over - Divorced</text:p>
          </table:table-cell>
        </table:table-row>
        <table:table-row table:style-name="ro1">
          <table:table-cell office:value-type="string" calcext:value-type="string">
            <text:p>HC02_VC48</text:p>
          </table:table-cell>
          <table:table-cell office:value-type="string" calcext:value-type="string">
            <text:p>Margin of Error; MARITAL STATUS - Females 15 years and over - Divorced</text:p>
          </table:table-cell>
        </table:table-row>
        <table:table-row table:style-name="ro1">
          <table:table-cell office:value-type="string" calcext:value-type="string">
            <text:p>HC03_VC48</text:p>
          </table:table-cell>
          <table:table-cell office:value-type="string" calcext:value-type="string">
            <text:p>Percent; MARITAL STATUS - Females 15 years and over - Divorced</text:p>
          </table:table-cell>
        </table:table-row>
        <table:table-row table:style-name="ro1"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MARITAL STATUS - Females 15 years and over - Divorced</text:p>
          </table:table-cell>
        </table:table-row>
        <table:table-row table:style-name="ro1">
          <table:table-cell office:value-type="string" calcext:value-type="string">
            <text:p>HC01_VC52</text:p>
          </table:table-cell>
          <table:table-cell office:value-type="string" calcext:value-type="string">
            <text:p>Estimate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HC02_VC52</text:p>
          </table:table-cell>
          <table:table-cell office:value-type="string" calcext:value-type="string">
            <text:p>Margin of Error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HC03_VC52</text:p>
          </table:table-cell>
          <table:table-cell office:value-type="string" calcext:value-type="string">
            <text:p>Percent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HC04_VC52</text:p>
          </table:table-cell>
          <table:table-cell office:value-type="string" calcext:value-type="string">
            <text:p>Percent Margin of Error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HC01_VC53</text:p>
          </table:table-cell>
          <table:table-cell office:value-type="string" calcext:value-type="string">
            <text:p>Estimate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office:value-type="string" calcext:value-type="string">
            <text:p>HC02_VC53</text:p>
          </table:table-cell>
          <table:table-cell office:value-type="string" calcext:value-type="string">
            <text:p>Margin of Error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office:value-type="string" calcext:value-type="string">
            <text:p>HC03_VC53</text:p>
          </table:table-cell>
          <table:table-cell office:value-type="string" calcext:value-type="string">
            <text:p>Percent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Estimate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Margin of Error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Percent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Estimate; FERTILITY - Number of women 15 to 50 years old who had a birth in the past 12 months - Per 1,000 women 15 to 50 years old</text:p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Margin of Error; FERTILITY - Number of women 15 to 50 years old who had a birth in the past 12 months - Per 1,000 women 15 to 50 years old</text:p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Percent; FERTILITY - Number of women 15 to 50 years old who had a birth in the past 12 months - Per 1,000 women 15 to 50 years old</text:p>
          </table:table-cell>
        </table:table-row>
        <table:table-row table:style-name="ro1"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FERTILITY - Number of women 15 to 50 years old who had a birth in the past 12 months - Per 1,000 women 15 to 50 years old</text:p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Estimate; FERTILITY - Number of women 15 to 50 years old who had a birth in the past 12 months - Per 1,000 women 15 to 19 years old</text:p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Margin of Error; FERTILITY - Number of women 15 to 50 years old who had a birth in the past 12 months - Per 1,000 women 15 to 19 years old</text:p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Percent; FERTILITY - Number of women 15 to 50 years old who had a birth in the past 12 months - Per 1,000 women 15 to 19 years old</text:p>
          </table:table-cell>
        </table:table-row>
        <table:table-row table:style-name="ro1"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FERTILITY - Number of women 15 to 50 years old who had a birth in the past 12 months - Per 1,000 women 15 to 19 years old</text:p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Estimate; FERTILITY - Number of women 15 to 50 years old who had a birth in the past 12 months - Per 1,000 women 20 to 34 years old</text:p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Margin of Error; FERTILITY - Number of women 15 to 50 years old who had a birth in the past 12 months - Per 1,000 women 20 to 34 years old</text:p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Percent; FERTILITY - Number of women 15 to 50 years old who had a birth in the past 12 months - Per 1,000 women 20 to 34 years old</text:p>
          </table:table-cell>
        </table:table-row>
        <table:table-row table:style-name="ro1"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FERTILITY - Number of women 15 to 50 years old who had a birth in the past 12 months - Per 1,000 women 20 to 34 years old</text:p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Estimate; FERTILITY - Number of women 15 to 50 years old who had a birth in the past 12 months - Per 1,000 women 35 to 50 years old</text:p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Margin of Error; FERTILITY - Number of women 15 to 50 years old who had a birth in the past 12 months - Per 1,000 women 35 to 50 years old</text:p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Percent; FERTILITY - Number of women 15 to 50 years old who had a birth in the past 12 months - Per 1,000 women 35 to 50 years old</text:p>
          </table:table-cell>
        </table:table-row>
        <table:table-row table:style-name="ro1"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FERTILITY - Number of women 15 to 50 years old who had a birth in the past 12 months - Per 1,000 women 35 to 50 years old</text:p>
          </table:table-cell>
        </table:table-row>
        <table:table-row table:style-name="ro1">
          <table:table-cell office:value-type="string" calcext:value-type="string">
            <text:p>HC01_VC62</text:p>
          </table:table-cell>
          <table:table-cell office:value-type="string" calcext:value-type="string">
            <text:p>Estimate; GRANDPARENTS - Number of grandparents living with own grandchildren under 18 years</text:p>
          </table:table-cell>
        </table:table-row>
        <table:table-row table:style-name="ro1">
          <table:table-cell office:value-type="string" calcext:value-type="string">
            <text:p>HC02_VC62</text:p>
          </table:table-cell>
          <table:table-cell office:value-type="string" calcext:value-type="string">
            <text:p>Margin of Error; GRANDPARENTS - Number of grandparents living with own grandchildren under 18 years</text:p>
          </table:table-cell>
        </table:table-row>
        <table:table-row table:style-name="ro1">
          <table:table-cell office:value-type="string" calcext:value-type="string">
            <text:p>HC03_VC62</text:p>
          </table:table-cell>
          <table:table-cell office:value-type="string" calcext:value-type="string">
            <text:p>Percent; GRANDPARENTS - Number of grandparents living with own grandchildren under 18 years</text:p>
          </table:table-cell>
        </table:table-row>
        <table:table-row table:style-name="ro1"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GRANDPARENTS - Number of grandparents living with own grandchildren under 18 years</text:p>
          </table:table-cell>
        </table:table-row>
        <table:table-row table:style-name="ro1">
          <table:table-cell office:value-type="string" calcext:value-type="string">
            <text:p>HC01_VC63</text:p>
          </table:table-cell>
          <table:table-cell office:value-type="string" calcext:value-type="string">
            <text:p>Estimate; GRANDPARENTS - Number of grandparents living with own grandchildren under 18 years - Grandparents responsible for grandchildren</text:p>
          </table:table-cell>
        </table:table-row>
        <table:table-row table:style-name="ro1">
          <table:table-cell office:value-type="string" calcext:value-type="string">
            <text:p>HC02_VC63</text:p>
          </table:table-cell>
          <table:table-cell office:value-type="string" calcext:value-type="string">
            <text:p>Margin of Error; GRANDPARENTS - Number of grandparents living with own grandchildren under 18 years - Grandparents responsible for grandchildren</text:p>
          </table:table-cell>
        </table:table-row>
        <table:table-row table:style-name="ro1">
          <table:table-cell office:value-type="string" calcext:value-type="string">
            <text:p>HC03_VC63</text:p>
          </table:table-cell>
          <table:table-cell office:value-type="string" calcext:value-type="string">
            <text:p>Percent; GRANDPARENTS - Number of grandparents living with own grandchildren under 18 years - Grandparents responsible for grandchildren</text:p>
          </table:table-cell>
        </table:table-row>
        <table:table-row table:style-name="ro1">
          <table:table-cell office:value-type="string" calcext:value-type="string">
            <text:p>HC04_VC63</text:p>
          </table:table-cell>
          <table:table-cell office:value-type="string" calcext:value-type="string">
            <text:p>Percent Margin of Error; GRANDPARENTS - Number of grandparents living with own grandchildren under 18 years - Grandparents responsible for grandchildren</text:p>
          </table:table-cell>
        </table:table-row>
        <table:table-row table:style-name="ro1">
          <table:table-cell office:value-type="string" calcext:value-type="string">
            <text:p>HC01_VC65</text:p>
          </table:table-cell>
          <table:table-cell office:value-type="string" calcext:value-type="string">
            <text:p>Estimate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office:value-type="string" calcext:value-type="string">
            <text:p>HC02_VC65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office:value-type="string" calcext:value-type="string">
            <text:p>HC03_VC65</text:p>
          </table:table-cell>
          <table:table-cell office:value-type="string" calcext:value-type="string">
            <text:p>Percent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Estimate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Percent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office:value-type="string" calcext:value-type="string">
            <text:p>HC01_VC67</text:p>
          </table:table-cell>
          <table:table-cell office:value-type="string" calcext:value-type="string">
            <text:p>Estimate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office:value-type="string" calcext:value-type="string">
            <text:p>HC02_VC67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office:value-type="string" calcext:value-type="string">
            <text:p>HC03_VC67</text:p>
          </table:table-cell>
          <table:table-cell office:value-type="string" calcext:value-type="string">
            <text:p>Percent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office:value-type="string" calcext:value-type="string">
            <text:p>HC01_VC68</text:p>
          </table:table-cell>
          <table:table-cell office:value-type="string" calcext:value-type="string">
            <text:p>Estimate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office:value-type="string" calcext:value-type="string">
            <text:p>HC02_VC68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office:value-type="string" calcext:value-type="string">
            <text:p>HC03_VC68</text:p>
          </table:table-cell>
          <table:table-cell office:value-type="string" calcext:value-type="string">
            <text:p>Percent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Estimate; GRANDPARENTS - Number of grandparents responsible for own grandchildren under 18 years</text:p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Margin of Error; GRANDPARENTS - Number of grandparents responsible for own grandchildren under 18 years</text:p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Percent; GRANDPARENTS - Number of grandparents responsible for own grandchildren under 18 years</text:p>
          </table:table-cell>
        </table:table-row>
        <table:table-row table:style-name="ro1"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GRANDPARENTS - Number of grandparents responsible for own grandchildren under 18 years</text:p>
          </table:table-cell>
        </table:table-row>
        <table:table-row table:style-name="ro1">
          <table:table-cell office:value-type="string" calcext:value-type="string">
            <text:p>HC01_VC71</text:p>
          </table:table-cell>
          <table:table-cell office:value-type="string" calcext:value-type="string">
            <text:p>Estimate; GRANDPARENTS - Number of grandparents responsible for own grandchildren under 18 years - Who are female</text:p>
          </table:table-cell>
        </table:table-row>
        <table:table-row table:style-name="ro1">
          <table:table-cell office:value-type="string" calcext:value-type="string">
            <text:p>HC02_VC71</text:p>
          </table:table-cell>
          <table:table-cell office:value-type="string" calcext:value-type="string">
            <text:p>Margin of Error; GRANDPARENTS - Number of grandparents responsible for own grandchildren under 18 years - Who are female</text:p>
          </table:table-cell>
        </table:table-row>
        <table:table-row table:style-name="ro1">
          <table:table-cell office:value-type="string" calcext:value-type="string">
            <text:p>HC03_VC71</text:p>
          </table:table-cell>
          <table:table-cell office:value-type="string" calcext:value-type="string">
            <text:p>Percent; GRANDPARENTS - Number of grandparents responsible for own grandchildren under 18 years - Who are female</text:p>
          </table:table-cell>
        </table:table-row>
        <table:table-row table:style-name="ro1">
          <table:table-cell office:value-type="string" calcext:value-type="string">
            <text:p>HC04_VC71</text:p>
          </table:table-cell>
          <table:table-cell office:value-type="string" calcext:value-type="string">
            <text:p>Percent Margin of Error; GRANDPARENTS - Number of grandparents responsible for own grandchildren under 18 years - Who are female</text:p>
          </table:table-cell>
        </table:table-row>
        <table:table-row table:style-name="ro1">
          <table:table-cell office:value-type="string" calcext:value-type="string">
            <text:p>HC01_VC72</text:p>
          </table:table-cell>
          <table:table-cell office:value-type="string" calcext:value-type="string">
            <text:p>Estimate; GRANDPARENTS - Number of grandparents responsible for own grandchildren under 18 years - Who are married</text:p>
          </table:table-cell>
        </table:table-row>
        <table:table-row table:style-name="ro1">
          <table:table-cell office:value-type="string" calcext:value-type="string">
            <text:p>HC02_VC72</text:p>
          </table:table-cell>
          <table:table-cell office:value-type="string" calcext:value-type="string">
            <text:p>Margin of Error; GRANDPARENTS - Number of grandparents responsible for own grandchildren under 18 years - Who are married</text:p>
          </table:table-cell>
        </table:table-row>
        <table:table-row table:style-name="ro1">
          <table:table-cell office:value-type="string" calcext:value-type="string">
            <text:p>HC03_VC72</text:p>
          </table:table-cell>
          <table:table-cell office:value-type="string" calcext:value-type="string">
            <text:p>Percent; GRANDPARENTS - Number of grandparents responsible for own grandchildren under 18 years - Who are married</text:p>
          </table:table-cell>
        </table:table-row>
        <table:table-row table:style-name="ro1">
          <table:table-cell office:value-type="string" calcext:value-type="string">
            <text:p>HC04_VC72</text:p>
          </table:table-cell>
          <table:table-cell office:value-type="string" calcext:value-type="string">
            <text:p>Percent Margin of Error; GRANDPARENTS - Number of grandparents responsible for own grandchildren under 18 years - Who are married</text:p>
          </table:table-cell>
        </table:table-row>
        <table:table-row table:style-name="ro1">
          <table:table-cell office:value-type="string" calcext:value-type="string">
            <text:p>HC01_VC76</text:p>
          </table:table-cell>
          <table:table-cell office:value-type="string" calcext:value-type="string">
            <text:p>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2_VC76</text:p>
          </table:table-cell>
          <table:table-cell office:value-type="string" calcext:value-type="string">
            <text:p>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3_VC76</text:p>
          </table:table-cell>
          <table:table-cell office:value-type="string" calcext:value-type="string">
            <text:p>Percent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Percent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Estimate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Percent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Estimate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Percent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HC01_VC80</text:p>
          </table:table-cell>
          <table:table-cell office:value-type="string" calcext:value-type="string">
            <text:p>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2_VC80</text:p>
          </table:table-cell>
          <table:table-cell office:value-type="string" calcext:value-type="string">
            <text:p>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3_VC80</text:p>
          </table:table-cell>
          <table:table-cell office:value-type="string" calcext:value-type="string">
            <text:p>Percent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HC01_VC81</text:p>
          </table:table-cell>
          <table:table-cell office:value-type="string" calcext:value-type="string">
            <text:p>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2_VC81</text:p>
          </table:table-cell>
          <table:table-cell office:value-type="string" calcext:value-type="string">
            <text:p>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3_VC81</text:p>
          </table:table-cell>
          <table:table-cell office:value-type="string" calcext:value-type="string">
            <text:p>Percent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4_VC81</text:p>
          </table:table-cell>
          <table:table-cell office:value-type="string" calcext:value-type="string">
            <text:p>Percent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HC01_VC85</text:p>
          </table:table-cell>
          <table:table-cell office:value-type="string" calcext:value-type="string">
            <text:p>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HC02_VC85</text:p>
          </table:table-cell>
          <table:table-cell office:value-type="string" calcext:value-type="string">
            <text:p>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3_VC85</text:p>
          </table:table-cell>
          <table:table-cell office:value-type="string" calcext:value-type="string">
            <text:p>Percent; EDUCATIONAL ATTAINMENT - Population 25 years and over</text:p>
          </table:table-cell>
        </table:table-row>
        <table:table-row table:style-name="ro1"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HC01_VC86</text:p>
          </table:table-cell>
          <table:table-cell office:value-type="string" calcext:value-type="string">
            <text:p>Estimate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HC02_VC86</text:p>
          </table:table-cell>
          <table:table-cell office:value-type="string" calcext:value-type="string">
            <text:p>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HC03_VC86</text:p>
          </table:table-cell>
          <table:table-cell office:value-type="string" calcext:value-type="string">
            <text:p>Percent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HC01_VC87</text:p>
          </table:table-cell>
          <table:table-cell office:value-type="string" calcext:value-type="string">
            <text:p>Estimate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HC02_VC87</text:p>
          </table:table-cell>
          <table:table-cell office:value-type="string" calcext:value-type="string">
            <text:p>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HC03_VC87</text:p>
          </table:table-cell>
          <table:table-cell office:value-type="string" calcext:value-type="string">
            <text:p>Percent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HC01_VC88</text:p>
          </table:table-cell>
          <table:table-cell office:value-type="string" calcext:value-type="string">
            <text:p>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2_VC88</text:p>
          </table:table-cell>
          <table:table-cell office:value-type="string" calcext:value-type="string">
            <text:p>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3_VC88</text:p>
          </table:table-cell>
          <table:table-cell office:value-type="string" calcext:value-type="string">
            <text:p>Percent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HC01_VC89</text:p>
          </table:table-cell>
          <table:table-cell office:value-type="string" calcext:value-type="string">
            <text:p>Estimate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HC02_VC89</text:p>
          </table:table-cell>
          <table:table-cell office:value-type="string" calcext:value-type="string">
            <text:p>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HC03_VC89</text:p>
          </table:table-cell>
          <table:table-cell office:value-type="string" calcext:value-type="string">
            <text:p>Percent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HC04_VC89</text:p>
          </table:table-cell>
          <table:table-cell office:value-type="string" calcext:value-type="string">
            <text:p>Percent 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HC01_VC90</text:p>
          </table:table-cell>
          <table:table-cell office:value-type="string" calcext:value-type="string">
            <text:p>Estimate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HC02_VC90</text:p>
          </table:table-cell>
          <table:table-cell office:value-type="string" calcext:value-type="string">
            <text:p>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HC03_VC90</text:p>
          </table:table-cell>
          <table:table-cell office:value-type="string" calcext:value-type="string">
            <text:p>Percent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HC04_VC90</text:p>
          </table:table-cell>
          <table:table-cell office:value-type="string" calcext:value-type="string">
            <text:p>Percent 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HC01_VC91</text:p>
          </table:table-cell>
          <table:table-cell office:value-type="string" calcext:value-type="string">
            <text:p>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2_VC91</text:p>
          </table:table-cell>
          <table:table-cell office:value-type="string" calcext:value-type="string">
            <text:p>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3_VC91</text:p>
          </table:table-cell>
          <table:table-cell office:value-type="string" calcext:value-type="string">
            <text:p>Percent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4_VC91</text:p>
          </table:table-cell>
          <table:table-cell office:value-type="string" calcext:value-type="string">
            <text:p>Percent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Percent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HC01_VC95</text:p>
          </table:table-cell>
          <table:table-cell office:value-type="string" calcext:value-type="string">
            <text:p>Estimate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HC02_VC95</text:p>
          </table:table-cell>
          <table:table-cell office:value-type="string" calcext:value-type="string">
            <text:p>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HC03_VC95</text:p>
          </table:table-cell>
          <table:table-cell office:value-type="string" calcext:value-type="string">
            <text:p>Percent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HC01_VC96</text:p>
          </table:table-cell>
          <table:table-cell office:value-type="string" calcext:value-type="string">
            <text:p>Estimate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HC02_VC96</text:p>
          </table:table-cell>
          <table:table-cell office:value-type="string" calcext:value-type="string">
            <text:p>Margin of Error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HC03_VC96</text:p>
          </table:table-cell>
          <table:table-cell office:value-type="string" calcext:value-type="string">
            <text:p>Percent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Estimate; VETERAN STATUS - Civilian population 18 years and over</text:p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Percent; VETERAN STATUS - Civilian population 18 years and over</text:p>
          </table:table-cell>
        </table:table-row>
        <table:table-row table:style-name="ro1"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VETERAN STATUS - Civilian population 18 years and over</text:p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Estimate; VETERAN STATUS - Civilian population 18 years and over - Civilian veterans</text:p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Margin of Error; VETERAN STATUS - Civilian population 18 years and over - Civilian veterans</text:p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Percent; VETERAN STATUS - Civilian population 18 years and over - Civilian veterans</text:p>
          </table:table-cell>
        </table:table-row>
        <table:table-row table:style-name="ro1"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VETERAN STATUS - Civilian population 18 years and over - Civilian veterans</text:p>
          </table:table-cell>
        </table:table-row>
        <table:table-row table:style-name="ro1">
          <table:table-cell office:value-type="string" calcext:value-type="string">
            <text:p>HC01_VC105</text:p>
          </table:table-cell>
          <table:table-cell office:value-type="string" calcext:value-type="string">
            <text:p>Estimate; DISABILITY STATUS OF THE CIVILIAN NONINSTITUTIONALIZED POPULATION - Total Civilian Noninstitutionalized Population</text:p>
          </table:table-cell>
        </table:table-row>
        <table:table-row table:style-name="ro1">
          <table:table-cell office:value-type="string" calcext:value-type="string">
            <text:p>HC02_VC105</text:p>
          </table:table-cell>
          <table:table-cell office:value-type="string" calcext:value-type="string">
            <text:p>Margin of Error; DISABILITY STATUS OF THE CIVILIAN NONINSTITUTIONALIZED POPULATION - Total Civilian Noninstitutionalized Population</text:p>
          </table:table-cell>
        </table:table-row>
        <table:table-row table:style-name="ro1">
          <table:table-cell office:value-type="string" calcext:value-type="string">
            <text:p>HC03_VC105</text:p>
          </table:table-cell>
          <table:table-cell office:value-type="string" calcext:value-type="string">
            <text:p>Percent; DISABILITY STATUS OF THE CIVILIAN NONINSTITUTIONALIZED POPULATION - Total Civilian Noninstitutionalized Population</text:p>
          </table:table-cell>
        </table:table-row>
        <table:table-row table:style-name="ro1"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DISABILITY STATUS OF THE CIVILIAN NONINSTITUTIONALIZED POPULATION - Total Civilian Noninstitutionalized Population</text:p>
          </table:table-cell>
        </table:table-row>
        <table:table-row table:style-name="ro1">
          <table:table-cell office:value-type="string" calcext:value-type="string">
            <text:p>HC01_VC106</text:p>
          </table:table-cell>
          <table:table-cell office:value-type="string" calcext:value-type="string">
            <text:p>Estimate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office:value-type="string" calcext:value-type="string">
            <text:p>HC02_VC106</text:p>
          </table:table-cell>
          <table:table-cell office:value-type="string" calcext:value-type="string">
            <text:p>Margin of Error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office:value-type="string" calcext:value-type="string">
            <text:p>HC03_VC106</text:p>
          </table:table-cell>
          <table:table-cell office:value-type="string" calcext:value-type="string">
            <text:p>Percent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office:value-type="string" calcext:value-type="string">
            <text:p>HC01_VC108</text:p>
          </table:table-cell>
          <table:table-cell office:value-type="string" calcext:value-type="string">
            <text:p>Estimate; DISABILITY STATUS OF THE CIVILIAN NONINSTITUTIONALIZED POPULATION - Under 18 years</text:p>
          </table:table-cell>
        </table:table-row>
        <table:table-row table:style-name="ro1">
          <table:table-cell office:value-type="string" calcext:value-type="string">
            <text:p>HC02_VC108</text:p>
          </table:table-cell>
          <table:table-cell office:value-type="string" calcext:value-type="string">
            <text:p>Margin of Error; DISABILITY STATUS OF THE CIVILIAN NONINSTITUTIONALIZED POPULATION - Under 18 years</text:p>
          </table:table-cell>
        </table:table-row>
        <table:table-row table:style-name="ro1">
          <table:table-cell office:value-type="string" calcext:value-type="string">
            <text:p>HC03_VC108</text:p>
          </table:table-cell>
          <table:table-cell office:value-type="string" calcext:value-type="string">
            <text:p>Percent; DISABILITY STATUS OF THE CIVILIAN NONINSTITUTIONALIZED POPULATION - Under 18 years</text:p>
          </table:table-cell>
        </table:table-row>
        <table:table-row table:style-name="ro1"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DISABILITY STATUS OF THE CIVILIAN NONINSTITUTIONALIZED POPULATION - Under 18 years</text:p>
          </table:table-cell>
        </table:table-row>
        <table:table-row table:style-name="ro1">
          <table:table-cell office:value-type="string" calcext:value-type="string">
            <text:p>HC01_VC109</text:p>
          </table:table-cell>
          <table:table-cell office:value-type="string" calcext:value-type="string">
            <text:p>Estimate; DISABILITY STATUS OF THE CIVILIAN NONINSTITUTIONALIZED POPULATION - Under 18 years - With a disability</text:p>
          </table:table-cell>
        </table:table-row>
        <table:table-row table:style-name="ro1">
          <table:table-cell office:value-type="string" calcext:value-type="string">
            <text:p>HC02_VC109</text:p>
          </table:table-cell>
          <table:table-cell office:value-type="string" calcext:value-type="string">
            <text:p>Margin of Error; DISABILITY STATUS OF THE CIVILIAN NONINSTITUTIONALIZED POPULATION - Under 18 years - With a disability</text:p>
          </table:table-cell>
        </table:table-row>
        <table:table-row table:style-name="ro1">
          <table:table-cell office:value-type="string" calcext:value-type="string">
            <text:p>HC03_VC109</text:p>
          </table:table-cell>
          <table:table-cell office:value-type="string" calcext:value-type="string">
            <text:p>Percent; DISABILITY STATUS OF THE CIVILIAN NONINSTITUTIONALIZED POPULATION - Under 18 years - With a disability</text:p>
          </table:table-cell>
        </table:table-row>
        <table:table-row table:style-name="ro1"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DISABILITY STATUS OF THE CIVILIAN NONINSTITUTIONALIZED POPULATION - Under 18 years - With a disability</text:p>
          </table:table-cell>
        </table:table-row>
        <table:table-row table:style-name="ro1">
          <table:table-cell office:value-type="string" calcext:value-type="string">
            <text:p>HC01_VC111</text:p>
          </table:table-cell>
          <table:table-cell office:value-type="string" calcext:value-type="string">
            <text:p>Estimate; DISABILITY STATUS OF THE CIVILIAN NONINSTITUTIONALIZED POPULATION - 18 to 64 years</text:p>
          </table:table-cell>
        </table:table-row>
        <table:table-row table:style-name="ro1">
          <table:table-cell office:value-type="string" calcext:value-type="string">
            <text:p>HC02_VC111</text:p>
          </table:table-cell>
          <table:table-cell office:value-type="string" calcext:value-type="string">
            <text:p>Margin of Error; DISABILITY STATUS OF THE CIVILIAN NONINSTITUTIONALIZED POPULATION - 18 to 64 years</text:p>
          </table:table-cell>
        </table:table-row>
        <table:table-row table:style-name="ro1">
          <table:table-cell office:value-type="string" calcext:value-type="string">
            <text:p>HC03_VC111</text:p>
          </table:table-cell>
          <table:table-cell office:value-type="string" calcext:value-type="string">
            <text:p>Percent; DISABILITY STATUS OF THE CIVILIAN NONINSTITUTIONALIZED POPULATION - 18 to 64 years</text:p>
          </table:table-cell>
        </table:table-row>
        <table:table-row table:style-name="ro1">
          <table:table-cell office:value-type="string" calcext:value-type="string">
            <text:p>HC04_VC111</text:p>
          </table:table-cell>
          <table:table-cell office:value-type="string" calcext:value-type="string">
            <text:p>Percent Margin of Error; DISABILITY STATUS OF THE CIVILIAN NONINSTITUTIONALIZED POPULATION - 18 to 64 years</text:p>
          </table:table-cell>
        </table:table-row>
        <table:table-row table:style-name="ro1">
          <table:table-cell office:value-type="string" calcext:value-type="string">
            <text:p>HC01_VC112</text:p>
          </table:table-cell>
          <table:table-cell office:value-type="string" calcext:value-type="string">
            <text:p>Estimate; DISABILITY STATUS OF THE CIVILIAN NONINSTITUTIONALIZED POPULATION - 18 to 64 years - With a disability</text:p>
          </table:table-cell>
        </table:table-row>
        <table:table-row table:style-name="ro1">
          <table:table-cell office:value-type="string" calcext:value-type="string">
            <text:p>HC02_VC112</text:p>
          </table:table-cell>
          <table:table-cell office:value-type="string" calcext:value-type="string">
            <text:p>Margin of Error; DISABILITY STATUS OF THE CIVILIAN NONINSTITUTIONALIZED POPULATION - 18 to 64 years - With a disability</text:p>
          </table:table-cell>
        </table:table-row>
        <table:table-row table:style-name="ro1">
          <table:table-cell office:value-type="string" calcext:value-type="string">
            <text:p>HC03_VC112</text:p>
          </table:table-cell>
          <table:table-cell office:value-type="string" calcext:value-type="string">
            <text:p>Percent; DISABILITY STATUS OF THE CIVILIAN NONINSTITUTIONALIZED POPULATION - 18 to 64 years - With a disability</text:p>
          </table:table-cell>
        </table:table-row>
        <table:table-row table:style-name="ro1"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DISABILITY STATUS OF THE CIVILIAN NONINSTITUTIONALIZED POPULATION - 18 to 64 years - With a disability</text:p>
          </table:table-cell>
        </table:table-row>
        <table:table-row table:style-name="ro1">
          <table:table-cell office:value-type="string" calcext:value-type="string">
            <text:p>HC01_VC114</text:p>
          </table:table-cell>
          <table:table-cell office:value-type="string" calcext:value-type="string">
            <text:p>Estimate; DISABILITY STATUS OF THE CIVILIAN NONINSTITUTIONALIZED POPULATION - 65 years and over</text:p>
          </table:table-cell>
        </table:table-row>
        <table:table-row table:style-name="ro1">
          <table:table-cell office:value-type="string" calcext:value-type="string">
            <text:p>HC02_VC114</text:p>
          </table:table-cell>
          <table:table-cell office:value-type="string" calcext:value-type="string">
            <text:p>Margin of Error; DISABILITY STATUS OF THE CIVILIAN NONINSTITUTIONALIZED POPULATION - 65 years and over</text:p>
          </table:table-cell>
        </table:table-row>
        <table:table-row table:style-name="ro1">
          <table:table-cell office:value-type="string" calcext:value-type="string">
            <text:p>HC03_VC114</text:p>
          </table:table-cell>
          <table:table-cell office:value-type="string" calcext:value-type="string">
            <text:p>Percent; DISABILITY STATUS OF THE CIVILIAN NONINSTITUTIONALIZED POPULATION - 65 years and over</text:p>
          </table:table-cell>
        </table:table-row>
        <table:table-row table:style-name="ro1"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DISABILITY STATUS OF THE CIVILIAN NONINSTITUTIONALIZED POPULATION - 65 years and over</text:p>
          </table:table-cell>
        </table:table-row>
        <table:table-row table:style-name="ro1">
          <table:table-cell office:value-type="string" calcext:value-type="string">
            <text:p>HC01_VC115</text:p>
          </table:table-cell>
          <table:table-cell office:value-type="string" calcext:value-type="string">
            <text:p>Estimate; DISABILITY STATUS OF THE CIVILIAN NONINSTITUTIONALIZED POPULATION - 65 years and over - With a disability</text:p>
          </table:table-cell>
        </table:table-row>
        <table:table-row table:style-name="ro1">
          <table:table-cell office:value-type="string" calcext:value-type="string">
            <text:p>HC02_VC115</text:p>
          </table:table-cell>
          <table:table-cell office:value-type="string" calcext:value-type="string">
            <text:p>Margin of Error; DISABILITY STATUS OF THE CIVILIAN NONINSTITUTIONALIZED POPULATION - 65 years and over - With a disability</text:p>
          </table:table-cell>
        </table:table-row>
        <table:table-row table:style-name="ro1">
          <table:table-cell office:value-type="string" calcext:value-type="string">
            <text:p>HC03_VC115</text:p>
          </table:table-cell>
          <table:table-cell office:value-type="string" calcext:value-type="string">
            <text:p>Percent; DISABILITY STATUS OF THE CIVILIAN NONINSTITUTIONALIZED POPULATION - 65 years and over - With a disability</text:p>
          </table:table-cell>
        </table:table-row>
        <table:table-row table:style-name="ro1"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DISABILITY STATUS OF THE CIVILIAN NONINSTITUTIONALIZED POPULATION - 65 years and over - With a disability</text:p>
          </table:table-cell>
        </table:table-row>
        <table:table-row table:style-name="ro1">
          <table:table-cell office:value-type="string" calcext:value-type="string">
            <text:p>HC01_VC119</text:p>
          </table:table-cell>
          <table:table-cell office:value-type="string" calcext:value-type="string">
            <text:p>Estimate; RESIDENCE 1 YEAR AGO - Population 1 year and over</text:p>
          </table:table-cell>
        </table:table-row>
        <table:table-row table:style-name="ro1">
          <table:table-cell office:value-type="string" calcext:value-type="string">
            <text:p>HC02_VC119</text:p>
          </table:table-cell>
          <table:table-cell office:value-type="string" calcext:value-type="string">
            <text:p>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3_VC119</text:p>
          </table:table-cell>
          <table:table-cell office:value-type="string" calcext:value-type="string">
            <text:p>Percent; RESIDENCE 1 YEAR AGO - Population 1 year and over</text:p>
          </table:table-cell>
        </table:table-row>
        <table:table-row table:style-name="ro1">
          <table:table-cell office:value-type="string" calcext:value-type="string">
            <text:p>HC04_VC119</text:p>
          </table:table-cell>
          <table:table-cell office:value-type="string" calcext:value-type="string">
            <text:p>Percent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HC01_VC120</text:p>
          </table:table-cell>
          <table:table-cell office:value-type="string" calcext:value-type="string">
            <text:p>Estimate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HC02_VC120</text:p>
          </table:table-cell>
          <table:table-cell office:value-type="string" calcext:value-type="string">
            <text:p>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HC03_VC120</text:p>
          </table:table-cell>
          <table:table-cell office:value-type="string" calcext:value-type="string">
            <text:p>Percent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HC01_VC121</text:p>
          </table:table-cell>
          <table:table-cell office:value-type="string" calcext:value-type="string">
            <text:p>Estimate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HC02_VC121</text:p>
          </table:table-cell>
          <table:table-cell office:value-type="string" calcext:value-type="string">
            <text:p>Margin of Error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HC03_VC121</text:p>
          </table:table-cell>
          <table:table-cell office:value-type="string" calcext:value-type="string">
            <text:p>Percent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HC01_VC122</text:p>
          </table:table-cell>
          <table:table-cell office:value-type="string" calcext:value-type="string">
            <text:p>Estimate; RESIDENCE 1 YEAR AGO - Population 1 year and over - Different house in the U.S. - Same county</text:p>
          </table:table-cell>
        </table:table-row>
        <table:table-row table:style-name="ro1">
          <table:table-cell office:value-type="string" calcext:value-type="string">
            <text:p>HC02_VC122</text:p>
          </table:table-cell>
          <table:table-cell office:value-type="string" calcext:value-type="string">
            <text:p>Margin of Error; RESIDENCE 1 YEAR AGO - Population 1 year and over - Different house in the U.S. - Same county</text:p>
          </table:table-cell>
        </table:table-row>
        <table:table-row table:style-name="ro1">
          <table:table-cell office:value-type="string" calcext:value-type="string">
            <text:p>HC03_VC122</text:p>
          </table:table-cell>
          <table:table-cell office:value-type="string" calcext:value-type="string">
            <text:p>Percent; RESIDENCE 1 YEAR AGO - Population 1 year and over - Different house in the U.S. - Same county</text:p>
          </table:table-cell>
        </table:table-row>
        <table:table-row table:style-name="ro1"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RESIDENCE 1 YEAR AGO - Population 1 year and over - Different house in the U.S. - Same county</text:p>
          </table:table-cell>
        </table:table-row>
        <table:table-row table:style-name="ro1">
          <table:table-cell office:value-type="string" calcext:value-type="string">
            <text:p>HC01_VC123</text:p>
          </table:table-cell>
          <table:table-cell office:value-type="string" calcext:value-type="string">
            <text:p>Estimate; RESIDENCE 1 YEAR AGO - Population 1 year and over - Different house in the U.S. - Different county</text:p>
          </table:table-cell>
        </table:table-row>
        <table:table-row table:style-name="ro1">
          <table:table-cell office:value-type="string" calcext:value-type="string">
            <text:p>HC02_VC123</text:p>
          </table:table-cell>
          <table:table-cell office:value-type="string" calcext:value-type="string">
            <text:p>Margin of Error; RESIDENCE 1 YEAR AGO - Population 1 year and over - Different house in the U.S. - Different county</text:p>
          </table:table-cell>
        </table:table-row>
        <table:table-row table:style-name="ro1">
          <table:table-cell office:value-type="string" calcext:value-type="string">
            <text:p>HC03_VC123</text:p>
          </table:table-cell>
          <table:table-cell office:value-type="string" calcext:value-type="string">
            <text:p>Percent; RESIDENCE 1 YEAR AGO - Population 1 year and over - Different house in the U.S. - Different county</text:p>
          </table:table-cell>
        </table:table-row>
        <table:table-row table:style-name="ro1">
          <table:table-cell office:value-type="string" calcext:value-type="string">
            <text:p>HC04_VC123</text:p>
          </table:table-cell>
          <table:table-cell office:value-type="string" calcext:value-type="string">
            <text:p>Percent Margin of Error; RESIDENCE 1 YEAR AGO - Population 1 year and over - Different house in the U.S. - Different county</text:p>
          </table:table-cell>
        </table:table-row>
        <table:table-row table:style-name="ro1">
          <table:table-cell office:value-type="string" calcext:value-type="string">
            <text:p>HC01_VC124</text:p>
          </table:table-cell>
          <table:table-cell office:value-type="string" calcext:value-type="string">
            <text:p>Estimate; RESIDENCE 1 YEAR AGO - Population 1 year and over - Different house in the U.S. - Different county - Same state</text:p>
          </table:table-cell>
        </table:table-row>
        <table:table-row table:style-name="ro1">
          <table:table-cell office:value-type="string" calcext:value-type="string">
            <text:p>HC02_VC124</text:p>
          </table:table-cell>
          <table:table-cell office:value-type="string" calcext:value-type="string">
            <text:p>Margin of Error; RESIDENCE 1 YEAR AGO - Population 1 year and over - Different house in the U.S. - Different county - Same state</text:p>
          </table:table-cell>
        </table:table-row>
        <table:table-row table:style-name="ro1">
          <table:table-cell office:value-type="string" calcext:value-type="string">
            <text:p>HC03_VC124</text:p>
          </table:table-cell>
          <table:table-cell office:value-type="string" calcext:value-type="string">
            <text:p>Percent; RESIDENCE 1 YEAR AGO - Population 1 year and over - Different house in the U.S. - Different county - Same state</text:p>
          </table:table-cell>
        </table:table-row>
        <table:table-row table:style-name="ro1"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RESIDENCE 1 YEAR AGO - Population 1 year and over - Different house in the U.S. - Different county - Same state</text:p>
          </table:table-cell>
        </table:table-row>
        <table:table-row table:style-name="ro1">
          <table:table-cell office:value-type="string" calcext:value-type="string">
            <text:p>HC01_VC125</text:p>
          </table:table-cell>
          <table:table-cell office:value-type="string" calcext:value-type="string">
            <text:p>Estimate; RESIDENCE 1 YEAR AGO - Population 1 year and over - Different house in the U.S. - Different county - Different state</text:p>
          </table:table-cell>
        </table:table-row>
        <table:table-row table:style-name="ro1">
          <table:table-cell office:value-type="string" calcext:value-type="string">
            <text:p>HC02_VC125</text:p>
          </table:table-cell>
          <table:table-cell office:value-type="string" calcext:value-type="string">
            <text:p>Margin of Error; RESIDENCE 1 YEAR AGO - Population 1 year and over - Different house in the U.S. - Different county - Different state</text:p>
          </table:table-cell>
        </table:table-row>
        <table:table-row table:style-name="ro1">
          <table:table-cell office:value-type="string" calcext:value-type="string">
            <text:p>HC03_VC125</text:p>
          </table:table-cell>
          <table:table-cell office:value-type="string" calcext:value-type="string">
            <text:p>Percent; RESIDENCE 1 YEAR AGO - Population 1 year and over - Different house in the U.S. - Different county - Different state</text:p>
          </table:table-cell>
        </table:table-row>
        <table:table-row table:style-name="ro1"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RESIDENCE 1 YEAR AGO - Population 1 year and over - Different house in the U.S. - Different county - Different state</text:p>
          </table:table-cell>
        </table:table-row>
        <table:table-row table:style-name="ro1">
          <table:table-cell office:value-type="string" calcext:value-type="string">
            <text:p>HC01_VC126</text:p>
          </table:table-cell>
          <table:table-cell office:value-type="string" calcext:value-type="string">
            <text:p>Estimate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HC02_VC126</text:p>
          </table:table-cell>
          <table:table-cell office:value-type="string" calcext:value-type="string">
            <text:p>Margin of Error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HC03_VC126</text:p>
          </table:table-cell>
          <table:table-cell office:value-type="string" calcext:value-type="string">
            <text:p>Percent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HC01_VC130</text:p>
          </table:table-cell>
          <table:table-cell office:value-type="string" calcext:value-type="string">
            <text:p>Estimate; PLACE OF BIRTH - Total population</text:p>
          </table:table-cell>
        </table:table-row>
        <table:table-row table:style-name="ro1">
          <table:table-cell office:value-type="string" calcext:value-type="string">
            <text:p>HC02_VC130</text:p>
          </table:table-cell>
          <table:table-cell office:value-type="string" calcext:value-type="string">
            <text:p>Margin of Error; PLACE OF BIRTH - Total population</text:p>
          </table:table-cell>
        </table:table-row>
        <table:table-row table:style-name="ro1">
          <table:table-cell office:value-type="string" calcext:value-type="string">
            <text:p>HC03_VC130</text:p>
          </table:table-cell>
          <table:table-cell office:value-type="string" calcext:value-type="string">
            <text:p>Percent; PLACE OF BIRTH - Total population</text:p>
          </table:table-cell>
        </table:table-row>
        <table:table-row table:style-name="ro1">
          <table:table-cell office:value-type="string" calcext:value-type="string">
            <text:p>HC04_VC130</text:p>
          </table:table-cell>
          <table:table-cell office:value-type="string" calcext:value-type="string">
            <text:p>Percent Margin of Error; PLACE OF BIRTH - Total population</text:p>
          </table:table-cell>
        </table:table-row>
        <table:table-row table:style-name="ro1">
          <table:table-cell office:value-type="string" calcext:value-type="string">
            <text:p>HC01_VC131</text:p>
          </table:table-cell>
          <table:table-cell office:value-type="string" calcext:value-type="string">
            <text:p>Estimate; PLACE OF BIRTH - Total population - Native</text:p>
          </table:table-cell>
        </table:table-row>
        <table:table-row table:style-name="ro1">
          <table:table-cell office:value-type="string" calcext:value-type="string">
            <text:p>HC02_VC131</text:p>
          </table:table-cell>
          <table:table-cell office:value-type="string" calcext:value-type="string">
            <text:p>Margin of Error; PLACE OF BIRTH - Total population - Native</text:p>
          </table:table-cell>
        </table:table-row>
        <table:table-row table:style-name="ro1">
          <table:table-cell office:value-type="string" calcext:value-type="string">
            <text:p>HC03_VC131</text:p>
          </table:table-cell>
          <table:table-cell office:value-type="string" calcext:value-type="string">
            <text:p>Percent; PLACE OF BIRTH - Total population - Native</text:p>
          </table:table-cell>
        </table:table-row>
        <table:table-row table:style-name="ro1">
          <table:table-cell office:value-type="string" calcext:value-type="string">
            <text:p>HC04_VC131</text:p>
          </table:table-cell>
          <table:table-cell office:value-type="string" calcext:value-type="string">
            <text:p>Percent Margin of Error; PLACE OF BIRTH - Total population - Native</text:p>
          </table:table-cell>
        </table:table-row>
        <table:table-row table:style-name="ro1">
          <table:table-cell office:value-type="string" calcext:value-type="string">
            <text:p>HC01_VC132</text:p>
          </table:table-cell>
          <table:table-cell office:value-type="string" calcext:value-type="string">
            <text:p>Estimate; PLACE OF BIRTH - Total population - Native - Born in United States</text:p>
          </table:table-cell>
        </table:table-row>
        <table:table-row table:style-name="ro1">
          <table:table-cell office:value-type="string" calcext:value-type="string">
            <text:p>HC02_VC132</text:p>
          </table:table-cell>
          <table:table-cell office:value-type="string" calcext:value-type="string">
            <text:p>Margin of Error; PLACE OF BIRTH - Total population - Native - Born in United States</text:p>
          </table:table-cell>
        </table:table-row>
        <table:table-row table:style-name="ro1">
          <table:table-cell office:value-type="string" calcext:value-type="string">
            <text:p>HC03_VC132</text:p>
          </table:table-cell>
          <table:table-cell office:value-type="string" calcext:value-type="string">
            <text:p>Percent; PLACE OF BIRTH - Total population - Native - Born in United States</text:p>
          </table:table-cell>
        </table:table-row>
        <table:table-row table:style-name="ro1"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PLACE OF BIRTH - Total population - Native - Born in United States</text:p>
          </table:table-cell>
        </table:table-row>
        <table:table-row table:style-name="ro1">
          <table:table-cell office:value-type="string" calcext:value-type="string">
            <text:p>HC01_VC133</text:p>
          </table:table-cell>
          <table:table-cell office:value-type="string" calcext:value-type="string">
            <text:p>Estimate; PLACE OF BIRTH - Total population - Native - Born in United States - State of residence</text:p>
          </table:table-cell>
        </table:table-row>
        <table:table-row table:style-name="ro1">
          <table:table-cell office:value-type="string" calcext:value-type="string">
            <text:p>HC02_VC133</text:p>
          </table:table-cell>
          <table:table-cell office:value-type="string" calcext:value-type="string">
            <text:p>Margin of Error; PLACE OF BIRTH - Total population - Native - Born in United States - State of residence</text:p>
          </table:table-cell>
        </table:table-row>
        <table:table-row table:style-name="ro1">
          <table:table-cell office:value-type="string" calcext:value-type="string">
            <text:p>HC03_VC133</text:p>
          </table:table-cell>
          <table:table-cell office:value-type="string" calcext:value-type="string">
            <text:p>Percent; PLACE OF BIRTH - Total population - Native - Born in United States - State of residence</text:p>
          </table:table-cell>
        </table:table-row>
        <table:table-row table:style-name="ro1"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PLACE OF BIRTH - Total population - Native - Born in United States - State of residence</text:p>
          </table:table-cell>
        </table:table-row>
        <table:table-row table:style-name="ro1">
          <table:table-cell office:value-type="string" calcext:value-type="string">
            <text:p>HC01_VC134</text:p>
          </table:table-cell>
          <table:table-cell office:value-type="string" calcext:value-type="string">
            <text:p>Estimate; PLACE OF BIRTH - Total population - Native - Born in United States - Different state</text:p>
          </table:table-cell>
        </table:table-row>
        <table:table-row table:style-name="ro1">
          <table:table-cell office:value-type="string" calcext:value-type="string">
            <text:p>HC02_VC134</text:p>
          </table:table-cell>
          <table:table-cell office:value-type="string" calcext:value-type="string">
            <text:p>Margin of Error; PLACE OF BIRTH - Total population - Native - Born in United States - Different state</text:p>
          </table:table-cell>
        </table:table-row>
        <table:table-row table:style-name="ro1">
          <table:table-cell office:value-type="string" calcext:value-type="string">
            <text:p>HC03_VC134</text:p>
          </table:table-cell>
          <table:table-cell office:value-type="string" calcext:value-type="string">
            <text:p>Percent; PLACE OF BIRTH - Total population - Native - Born in United States - Different state</text:p>
          </table:table-cell>
        </table:table-row>
        <table:table-row table:style-name="ro1"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PLACE OF BIRTH - Total population - Native - Born in United States - Different state</text:p>
          </table:table-cell>
        </table:table-row>
        <table:table-row table:style-name="ro1">
          <table:table-cell office:value-type="string" calcext:value-type="string">
            <text:p>HC01_VC135</text:p>
          </table:table-cell>
          <table:table-cell office:value-type="string" calcext:value-type="string">
            <text:p>Estimate; PLACE OF BIRTH - Total population - Native - Born in Puerto Rico, U.S. Island areas, or born abroad to American parent(s)</text:p>
          </table:table-cell>
        </table:table-row>
        <table:table-row table:style-name="ro1">
          <table:table-cell office:value-type="string" calcext:value-type="string">
            <text:p>HC02_VC135</text:p>
          </table:table-cell>
          <table:table-cell office:value-type="string" calcext:value-type="string">
            <text:p>Margin of Error; PLACE OF BIRTH - Total population - Native - Born in Puerto Rico, U.S. Island areas, or born abroad to American parent(s)</text:p>
          </table:table-cell>
        </table:table-row>
        <table:table-row table:style-name="ro1">
          <table:table-cell office:value-type="string" calcext:value-type="string">
            <text:p>HC03_VC135</text:p>
          </table:table-cell>
          <table:table-cell office:value-type="string" calcext:value-type="string">
            <text:p>Percent; PLACE OF BIRTH - Total population - Native - Born in Puerto Rico, U.S. Island areas, or born abroad to American parent(s)</text:p>
          </table:table-cell>
        </table:table-row>
        <table:table-row table:style-name="ro1">
          <table:table-cell office:value-type="string" calcext:value-type="string">
            <text:p>HC04_VC135</text:p>
          </table:table-cell>
          <table:table-cell office:value-type="string" calcext:value-type="string">
            <text:p>Percent Margin of Error; PLACE OF BIRTH - Total population - Native - Born in Puerto Rico, U.S. Island areas, or born abroad to American parent(s)</text:p>
          </table:table-cell>
        </table:table-row>
        <table:table-row table:style-name="ro1">
          <table:table-cell office:value-type="string" calcext:value-type="string">
            <text:p>HC01_VC136</text:p>
          </table:table-cell>
          <table:table-cell office:value-type="string" calcext:value-type="string">
            <text:p>Estimate; PLACE OF BIRTH - Total population - Foreign born</text:p>
          </table:table-cell>
        </table:table-row>
        <table:table-row table:style-name="ro1">
          <table:table-cell office:value-type="string" calcext:value-type="string">
            <text:p>HC02_VC136</text:p>
          </table:table-cell>
          <table:table-cell office:value-type="string" calcext:value-type="string">
            <text:p>Margin of Error; PLACE OF BIRTH - Total population - Foreign born</text:p>
          </table:table-cell>
        </table:table-row>
        <table:table-row table:style-name="ro1">
          <table:table-cell office:value-type="string" calcext:value-type="string">
            <text:p>HC03_VC136</text:p>
          </table:table-cell>
          <table:table-cell office:value-type="string" calcext:value-type="string">
            <text:p>Percent; PLACE OF BIRTH - Total population - Foreign born</text:p>
          </table:table-cell>
        </table:table-row>
        <table:table-row table:style-name="ro1">
          <table:table-cell office:value-type="string" calcext:value-type="string">
            <text:p>HC04_VC136</text:p>
          </table:table-cell>
          <table:table-cell office:value-type="string" calcext:value-type="string">
            <text:p>Percent Margin of Error; PLACE OF BIRTH - Total population - Foreign born</text:p>
          </table:table-cell>
        </table:table-row>
        <table:table-row table:style-name="ro1">
          <table:table-cell office:value-type="string" calcext:value-type="string">
            <text:p>HC01_VC140</text:p>
          </table:table-cell>
          <table:table-cell office:value-type="string" calcext:value-type="string">
            <text:p>Estimate; U.S. CITIZENSHIP STATUS - Foreign-born population</text:p>
          </table:table-cell>
        </table:table-row>
        <table:table-row table:style-name="ro1">
          <table:table-cell office:value-type="string" calcext:value-type="string">
            <text:p>HC02_VC140</text:p>
          </table:table-cell>
          <table:table-cell office:value-type="string" calcext:value-type="string">
            <text:p>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HC03_VC140</text:p>
          </table:table-cell>
          <table:table-cell office:value-type="string" calcext:value-type="string">
            <text:p>Percent; U.S. CITIZENSHIP STATUS - Foreign-born population</text:p>
          </table:table-cell>
        </table:table-row>
        <table:table-row table:style-name="ro1">
          <table:table-cell office:value-type="string" calcext:value-type="string">
            <text:p>HC04_VC140</text:p>
          </table:table-cell>
          <table:table-cell office:value-type="string" calcext:value-type="string">
            <text:p>Percent 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HC01_VC141</text:p>
          </table:table-cell>
          <table:table-cell office:value-type="string" calcext:value-type="string">
            <text:p>Estimate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HC02_VC141</text:p>
          </table:table-cell>
          <table:table-cell office:value-type="string" calcext:value-type="string">
            <text:p>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HC03_VC141</text:p>
          </table:table-cell>
          <table:table-cell office:value-type="string" calcext:value-type="string">
            <text:p>Percent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HC01_VC142</text:p>
          </table:table-cell>
          <table:table-cell office:value-type="string" calcext:value-type="string">
            <text:p>Estimate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HC02_VC142</text:p>
          </table:table-cell>
          <table:table-cell office:value-type="string" calcext:value-type="string">
            <text:p>Margin of Error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HC03_VC142</text:p>
          </table:table-cell>
          <table:table-cell office:value-type="string" calcext:value-type="string">
            <text:p>Percent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HC01_VC146</text:p>
          </table:table-cell>
          <table:table-cell office:value-type="string" calcext:value-type="string">
            <text:p>Estimate; YEAR OF ENTRY - Population born outside the United States</text:p>
          </table:table-cell>
        </table:table-row>
        <table:table-row table:style-name="ro1">
          <table:table-cell office:value-type="string" calcext:value-type="string">
            <text:p>HC02_VC146</text:p>
          </table:table-cell>
          <table:table-cell office:value-type="string" calcext:value-type="string">
            <text:p>Margin of Error; YEAR OF ENTRY - Population born outside the United States</text:p>
          </table:table-cell>
        </table:table-row>
        <table:table-row table:style-name="ro1">
          <table:table-cell office:value-type="string" calcext:value-type="string">
            <text:p>HC03_VC146</text:p>
          </table:table-cell>
          <table:table-cell office:value-type="string" calcext:value-type="string">
            <text:p>Percent; YEAR OF ENTRY - Population born outside the United States</text:p>
          </table:table-cell>
        </table:table-row>
        <table:table-row table:style-name="ro1"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YEAR OF ENTRY - Population born outside the United States</text:p>
          </table:table-cell>
        </table:table-row>
        <table:table-row table:style-name="ro1">
          <table:table-cell office:value-type="string" calcext:value-type="string">
            <text:p>HC01_VC149</text:p>
          </table:table-cell>
          <table:table-cell office:value-type="string" calcext:value-type="string">
            <text:p>Estimate; YEAR OF ENTRY - Native</text:p>
          </table:table-cell>
        </table:table-row>
        <table:table-row table:style-name="ro1">
          <table:table-cell office:value-type="string" calcext:value-type="string">
            <text:p>HC02_VC149</text:p>
          </table:table-cell>
          <table:table-cell office:value-type="string" calcext:value-type="string">
            <text:p>Margin of Error; YEAR OF ENTRY - Native</text:p>
          </table:table-cell>
        </table:table-row>
        <table:table-row table:style-name="ro1">
          <table:table-cell office:value-type="string" calcext:value-type="string">
            <text:p>HC03_VC149</text:p>
          </table:table-cell>
          <table:table-cell office:value-type="string" calcext:value-type="string">
            <text:p>Percent; YEAR OF ENTRY - Native</text:p>
          </table:table-cell>
        </table:table-row>
        <table:table-row table:style-name="ro1"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YEAR OF ENTRY - Native</text:p>
          </table:table-cell>
        </table:table-row>
        <table:table-row table:style-name="ro1">
          <table:table-cell office:value-type="string" calcext:value-type="string">
            <text:p>HC01_VC150</text:p>
          </table:table-cell>
          <table:table-cell office:value-type="string" calcext:value-type="string">
            <text:p>Estimate; YEAR OF ENTRY - Native - Entered 2010 or later</text:p>
          </table:table-cell>
        </table:table-row>
        <table:table-row table:style-name="ro1">
          <table:table-cell office:value-type="string" calcext:value-type="string">
            <text:p>HC02_VC150</text:p>
          </table:table-cell>
          <table:table-cell office:value-type="string" calcext:value-type="string">
            <text:p>Margin of Error; YEAR OF ENTRY - Native - Entered 2010 or later</text:p>
          </table:table-cell>
        </table:table-row>
        <table:table-row table:style-name="ro1">
          <table:table-cell office:value-type="string" calcext:value-type="string">
            <text:p>HC03_VC150</text:p>
          </table:table-cell>
          <table:table-cell office:value-type="string" calcext:value-type="string">
            <text:p>Percent; YEAR OF ENTRY - Native - Entered 2010 or later</text:p>
          </table:table-cell>
        </table:table-row>
        <table:table-row table:style-name="ro1"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YEAR OF ENTRY - Native - Entered 2010 or later</text:p>
          </table:table-cell>
        </table:table-row>
        <table:table-row table:style-name="ro1">
          <table:table-cell office:value-type="string" calcext:value-type="string">
            <text:p>HC01_VC151</text:p>
          </table:table-cell>
          <table:table-cell office:value-type="string" calcext:value-type="string">
            <text:p>Estimate; YEAR OF ENTRY - Native - Entered before 2010</text:p>
          </table:table-cell>
        </table:table-row>
        <table:table-row table:style-name="ro1">
          <table:table-cell office:value-type="string" calcext:value-type="string">
            <text:p>HC02_VC151</text:p>
          </table:table-cell>
          <table:table-cell office:value-type="string" calcext:value-type="string">
            <text:p>Margin of Error; YEAR OF ENTRY - Native - Entered before 2010</text:p>
          </table:table-cell>
        </table:table-row>
        <table:table-row table:style-name="ro1">
          <table:table-cell office:value-type="string" calcext:value-type="string">
            <text:p>HC03_VC151</text:p>
          </table:table-cell>
          <table:table-cell office:value-type="string" calcext:value-type="string">
            <text:p>Percent; YEAR OF ENTRY - Native - Entered before 2010</text:p>
          </table:table-cell>
        </table:table-row>
        <table:table-row table:style-name="ro1"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YEAR OF ENTRY - Native - Entered before 2010</text:p>
          </table:table-cell>
        </table:table-row>
        <table:table-row table:style-name="ro1">
          <table:table-cell office:value-type="string" calcext:value-type="string">
            <text:p>HC01_VC154</text:p>
          </table:table-cell>
          <table:table-cell office:value-type="string" calcext:value-type="string">
            <text:p>Estimate; YEAR OF ENTRY - Foreign born</text:p>
          </table:table-cell>
        </table:table-row>
        <table:table-row table:style-name="ro1">
          <table:table-cell office:value-type="string" calcext:value-type="string">
            <text:p>HC02_VC154</text:p>
          </table:table-cell>
          <table:table-cell office:value-type="string" calcext:value-type="string">
            <text:p>Margin of Error; YEAR OF ENTRY - Foreign born</text:p>
          </table:table-cell>
        </table:table-row>
        <table:table-row table:style-name="ro1">
          <table:table-cell office:value-type="string" calcext:value-type="string">
            <text:p>HC03_VC154</text:p>
          </table:table-cell>
          <table:table-cell office:value-type="string" calcext:value-type="string">
            <text:p>Percent; YEAR OF ENTRY - Foreign born</text:p>
          </table:table-cell>
        </table:table-row>
        <table:table-row table:style-name="ro1"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YEAR OF ENTRY - Foreign born</text:p>
          </table:table-cell>
        </table:table-row>
        <table:table-row table:style-name="ro1">
          <table:table-cell office:value-type="string" calcext:value-type="string">
            <text:p>HC01_VC155</text:p>
          </table:table-cell>
          <table:table-cell office:value-type="string" calcext:value-type="string">
            <text:p>Estimate; YEAR OF ENTRY - Foreign born - Entered 2010 or later</text:p>
          </table:table-cell>
        </table:table-row>
        <table:table-row table:style-name="ro1">
          <table:table-cell office:value-type="string" calcext:value-type="string">
            <text:p>HC02_VC155</text:p>
          </table:table-cell>
          <table:table-cell office:value-type="string" calcext:value-type="string">
            <text:p>Margin of Error; YEAR OF ENTRY - Foreign born - Entered 2010 or later</text:p>
          </table:table-cell>
        </table:table-row>
        <table:table-row table:style-name="ro1">
          <table:table-cell office:value-type="string" calcext:value-type="string">
            <text:p>HC03_VC155</text:p>
          </table:table-cell>
          <table:table-cell office:value-type="string" calcext:value-type="string">
            <text:p>Percent; YEAR OF ENTRY - Foreign born - Entered 2010 or later</text:p>
          </table:table-cell>
        </table:table-row>
        <table:table-row table:style-name="ro1"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YEAR OF ENTRY - Foreign born - Entered 2010 or later</text:p>
          </table:table-cell>
        </table:table-row>
        <table:table-row table:style-name="ro1">
          <table:table-cell office:value-type="string" calcext:value-type="string">
            <text:p>HC01_VC156</text:p>
          </table:table-cell>
          <table:table-cell office:value-type="string" calcext:value-type="string">
            <text:p>Estimate; YEAR OF ENTRY - Foreign born - Entered before 2010</text:p>
          </table:table-cell>
        </table:table-row>
        <table:table-row table:style-name="ro1">
          <table:table-cell office:value-type="string" calcext:value-type="string">
            <text:p>HC02_VC156</text:p>
          </table:table-cell>
          <table:table-cell office:value-type="string" calcext:value-type="string">
            <text:p>Margin of Error; YEAR OF ENTRY - Foreign born - Entered before 2010</text:p>
          </table:table-cell>
        </table:table-row>
        <table:table-row table:style-name="ro1">
          <table:table-cell office:value-type="string" calcext:value-type="string">
            <text:p>HC03_VC156</text:p>
          </table:table-cell>
          <table:table-cell office:value-type="string" calcext:value-type="string">
            <text:p>Percent; YEAR OF ENTRY - Foreign born - Entered before 2010</text:p>
          </table:table-cell>
        </table:table-row>
        <table:table-row table:style-name="ro1">
          <table:table-cell office:value-type="string" calcext:value-type="string">
            <text:p>HC04_VC156</text:p>
          </table:table-cell>
          <table:table-cell office:value-type="string" calcext:value-type="string">
            <text:p>Percent Margin of Error; YEAR OF ENTRY - Foreign born - Entered before 2010</text:p>
          </table:table-cell>
        </table:table-row>
        <table:table-row table:style-name="ro1">
          <table:table-cell office:value-type="string" calcext:value-type="string">
            <text:p>HC01_VC160</text:p>
          </table:table-cell>
          <table:table-cell office:value-type="string" calcext:value-type="string">
            <text:p>Estimate; WORLD REGION OF BIRTH OF FOREIGN BORN - Foreign-born population, excluding population born at sea</text:p>
          </table:table-cell>
        </table:table-row>
        <table:table-row table:style-name="ro1">
          <table:table-cell office:value-type="string" calcext:value-type="string">
            <text:p>HC02_VC160</text:p>
          </table:table-cell>
          <table:table-cell office:value-type="string" calcext:value-type="string">
            <text:p>Margin of Error; WORLD REGION OF BIRTH OF FOREIGN BORN - Foreign-born population, excluding population born at sea</text:p>
          </table:table-cell>
        </table:table-row>
        <table:table-row table:style-name="ro1">
          <table:table-cell office:value-type="string" calcext:value-type="string">
            <text:p>HC03_VC160</text:p>
          </table:table-cell>
          <table:table-cell office:value-type="string" calcext:value-type="string">
            <text:p>Percent; WORLD REGION OF BIRTH OF FOREIGN BORN - Foreign-born population, excluding population born at sea</text:p>
          </table:table-cell>
        </table:table-row>
        <table:table-row table:style-name="ro1">
          <table:table-cell office:value-type="string" calcext:value-type="string">
            <text:p>HC04_VC160</text:p>
          </table:table-cell>
          <table:table-cell office:value-type="string" calcext:value-type="string">
            <text:p>Percent Margin of Error; WORLD REGION OF BIRTH OF FOREIGN BORN - Foreign-born population, excluding population born at sea</text:p>
          </table:table-cell>
        </table:table-row>
        <table:table-row table:style-name="ro1">
          <table:table-cell office:value-type="string" calcext:value-type="string">
            <text:p>HC01_VC161</text:p>
          </table:table-cell>
          <table:table-cell office:value-type="string" calcext:value-type="string">
            <text:p>Estimate; WORLD REGION OF BIRTH OF FOREIGN BORN - Foreign-born population, excluding population born at sea - Europe</text:p>
          </table:table-cell>
        </table:table-row>
        <table:table-row table:style-name="ro1">
          <table:table-cell office:value-type="string" calcext:value-type="string">
            <text:p>HC02_VC161</text:p>
          </table:table-cell>
          <table:table-cell office:value-type="string" calcext:value-type="string">
            <text:p>Margin of Error; WORLD REGION OF BIRTH OF FOREIGN BORN - Foreign-born population, excluding population born at sea - Europe</text:p>
          </table:table-cell>
        </table:table-row>
        <table:table-row table:style-name="ro1">
          <table:table-cell office:value-type="string" calcext:value-type="string">
            <text:p>HC03_VC161</text:p>
          </table:table-cell>
          <table:table-cell office:value-type="string" calcext:value-type="string">
            <text:p>Percent; WORLD REGION OF BIRTH OF FOREIGN BORN - Foreign-born population, excluding population born at sea - Europe</text:p>
          </table:table-cell>
        </table:table-row>
        <table:table-row table:style-name="ro1"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WORLD REGION OF BIRTH OF FOREIGN BORN - Foreign-born population, excluding population born at sea - Europe</text:p>
          </table:table-cell>
        </table:table-row>
        <table:table-row table:style-name="ro1">
          <table:table-cell office:value-type="string" calcext:value-type="string">
            <text:p>HC01_VC162</text:p>
          </table:table-cell>
          <table:table-cell office:value-type="string" calcext:value-type="string">
            <text:p>Estimate; WORLD REGION OF BIRTH OF FOREIGN BORN - Foreign-born population, excluding population born at sea - Asia</text:p>
          </table:table-cell>
        </table:table-row>
        <table:table-row table:style-name="ro1">
          <table:table-cell office:value-type="string" calcext:value-type="string">
            <text:p>HC02_VC162</text:p>
          </table:table-cell>
          <table:table-cell office:value-type="string" calcext:value-type="string">
            <text:p>Margin of Error; WORLD REGION OF BIRTH OF FOREIGN BORN - Foreign-born population, excluding population born at sea - Asia</text:p>
          </table:table-cell>
        </table:table-row>
        <table:table-row table:style-name="ro1">
          <table:table-cell office:value-type="string" calcext:value-type="string">
            <text:p>HC03_VC162</text:p>
          </table:table-cell>
          <table:table-cell office:value-type="string" calcext:value-type="string">
            <text:p>Percent; WORLD REGION OF BIRTH OF FOREIGN BORN - Foreign-born population, excluding population born at sea - Asia</text:p>
          </table:table-cell>
        </table:table-row>
        <table:table-row table:style-name="ro1"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WORLD REGION OF BIRTH OF FOREIGN BORN - Foreign-born population, excluding population born at sea - Asia</text:p>
          </table:table-cell>
        </table:table-row>
        <table:table-row table:style-name="ro1">
          <table:table-cell office:value-type="string" calcext:value-type="string">
            <text:p>HC01_VC163</text:p>
          </table:table-cell>
          <table:table-cell office:value-type="string" calcext:value-type="string">
            <text:p>Estimate; WORLD REGION OF BIRTH OF FOREIGN BORN - Foreign-born population, excluding population born at sea - Africa</text:p>
          </table:table-cell>
        </table:table-row>
        <table:table-row table:style-name="ro1">
          <table:table-cell office:value-type="string" calcext:value-type="string">
            <text:p>HC02_VC163</text:p>
          </table:table-cell>
          <table:table-cell office:value-type="string" calcext:value-type="string">
            <text:p>Margin of Error; WORLD REGION OF BIRTH OF FOREIGN BORN - Foreign-born population, excluding population born at sea - Africa</text:p>
          </table:table-cell>
        </table:table-row>
        <table:table-row table:style-name="ro1">
          <table:table-cell office:value-type="string" calcext:value-type="string">
            <text:p>HC03_VC163</text:p>
          </table:table-cell>
          <table:table-cell office:value-type="string" calcext:value-type="string">
            <text:p>Percent; WORLD REGION OF BIRTH OF FOREIGN BORN - Foreign-born population, excluding population born at sea - Africa</text:p>
          </table:table-cell>
        </table:table-row>
        <table:table-row table:style-name="ro1"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WORLD REGION OF BIRTH OF FOREIGN BORN - Foreign-born population, excluding population born at sea - Africa</text:p>
          </table:table-cell>
        </table:table-row>
        <table:table-row table:style-name="ro1">
          <table:table-cell office:value-type="string" calcext:value-type="string">
            <text:p>HC01_VC164</text:p>
          </table:table-cell>
          <table:table-cell office:value-type="string" calcext:value-type="string">
            <text:p>Estimate; WORLD REGION OF BIRTH OF FOREIGN BORN - Foreign-born population, excluding population born at sea - Oceania</text:p>
          </table:table-cell>
        </table:table-row>
        <table:table-row table:style-name="ro1">
          <table:table-cell office:value-type="string" calcext:value-type="string">
            <text:p>HC02_VC164</text:p>
          </table:table-cell>
          <table:table-cell office:value-type="string" calcext:value-type="string">
            <text:p>Margin of Error; WORLD REGION OF BIRTH OF FOREIGN BORN - Foreign-born population, excluding population born at sea - Oceania</text:p>
          </table:table-cell>
        </table:table-row>
        <table:table-row table:style-name="ro1">
          <table:table-cell office:value-type="string" calcext:value-type="string">
            <text:p>HC03_VC164</text:p>
          </table:table-cell>
          <table:table-cell office:value-type="string" calcext:value-type="string">
            <text:p>Percent; WORLD REGION OF BIRTH OF FOREIGN BORN - Foreign-born population, excluding population born at sea - Oceania</text:p>
          </table:table-cell>
        </table:table-row>
        <table:table-row table:style-name="ro1"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WORLD REGION OF BIRTH OF FOREIGN BORN - Foreign-born population, excluding population born at sea - Oceania</text:p>
          </table:table-cell>
        </table:table-row>
        <table:table-row table:style-name="ro1">
          <table:table-cell office:value-type="string" calcext:value-type="string">
            <text:p>HC01_VC165</text:p>
          </table:table-cell>
          <table:table-cell office:value-type="string" calcext:value-type="string">
            <text:p>Estimate; WORLD REGION OF BIRTH OF FOREIGN BORN - Foreign-born population, excluding population born at sea - Latin America</text:p>
          </table:table-cell>
        </table:table-row>
        <table:table-row table:style-name="ro1">
          <table:table-cell office:value-type="string" calcext:value-type="string">
            <text:p>HC02_VC165</text:p>
          </table:table-cell>
          <table:table-cell office:value-type="string" calcext:value-type="string">
            <text:p>Margin of Error; WORLD REGION OF BIRTH OF FOREIGN BORN - Foreign-born population, excluding population born at sea - Latin America</text:p>
          </table:table-cell>
        </table:table-row>
        <table:table-row table:style-name="ro1">
          <table:table-cell office:value-type="string" calcext:value-type="string">
            <text:p>HC03_VC165</text:p>
          </table:table-cell>
          <table:table-cell office:value-type="string" calcext:value-type="string">
            <text:p>Percent; WORLD REGION OF BIRTH OF FOREIGN BORN - Foreign-born population, excluding population born at sea - Latin America</text:p>
          </table:table-cell>
        </table:table-row>
        <table:table-row table:style-name="ro1">
          <table:table-cell office:value-type="string" calcext:value-type="string">
            <text:p>HC04_VC165</text:p>
          </table:table-cell>
          <table:table-cell office:value-type="string" calcext:value-type="string">
            <text:p>Percent Margin of Error; WORLD REGION OF BIRTH OF FOREIGN BORN - Foreign-born population, excluding population born at sea - Latin America</text:p>
          </table:table-cell>
        </table:table-row>
        <table:table-row table:style-name="ro1">
          <table:table-cell office:value-type="string" calcext:value-type="string">
            <text:p>HC01_VC166</text:p>
          </table:table-cell>
          <table:table-cell office:value-type="string" calcext:value-type="string">
            <text:p>Estimate; WORLD REGION OF BIRTH OF FOREIGN BORN - Foreign-born population, excluding population born at sea - Northern America</text:p>
          </table:table-cell>
        </table:table-row>
        <table:table-row table:style-name="ro1">
          <table:table-cell office:value-type="string" calcext:value-type="string">
            <text:p>HC02_VC166</text:p>
          </table:table-cell>
          <table:table-cell office:value-type="string" calcext:value-type="string">
            <text:p>Margin of Error; WORLD REGION OF BIRTH OF FOREIGN BORN - Foreign-born population, excluding population born at sea - Northern America</text:p>
          </table:table-cell>
        </table:table-row>
        <table:table-row table:style-name="ro1">
          <table:table-cell office:value-type="string" calcext:value-type="string">
            <text:p>HC03_VC166</text:p>
          </table:table-cell>
          <table:table-cell office:value-type="string" calcext:value-type="string">
            <text:p>Percent; WORLD REGION OF BIRTH OF FOREIGN BORN - Foreign-born population, excluding population born at sea - Northern America</text:p>
          </table:table-cell>
        </table:table-row>
        <table:table-row table:style-name="ro1">
          <table:table-cell office:value-type="string" calcext:value-type="string">
            <text:p>HC04_VC166</text:p>
          </table:table-cell>
          <table:table-cell office:value-type="string" calcext:value-type="string">
            <text:p>Percent Margin of Error; WORLD REGION OF BIRTH OF FOREIGN BORN - Foreign-born population, excluding population born at sea - Northern America</text:p>
          </table:table-cell>
        </table:table-row>
        <table:table-row table:style-name="ro1">
          <table:table-cell office:value-type="string" calcext:value-type="string">
            <text:p>HC01_VC170</text:p>
          </table:table-cell>
          <table:table-cell office:value-type="string" calcext:value-type="string">
            <text:p>Estimate; LANGUAGE SPOKEN AT HOME - Population 5 years and over</text:p>
          </table:table-cell>
        </table:table-row>
        <table:table-row table:style-name="ro1">
          <table:table-cell office:value-type="string" calcext:value-type="string">
            <text:p>HC02_VC170</text:p>
          </table:table-cell>
          <table:table-cell office:value-type="string" calcext:value-type="string">
            <text:p>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HC03_VC170</text:p>
          </table:table-cell>
          <table:table-cell office:value-type="string" calcext:value-type="string">
            <text:p>Percent; LANGUAGE SPOKEN AT HOME - Population 5 years and over</text:p>
          </table:table-cell>
        </table:table-row>
        <table:table-row table:style-name="ro1">
          <table:table-cell office:value-type="string" calcext:value-type="string">
            <text:p>HC04_VC170</text:p>
          </table:table-cell>
          <table:table-cell office:value-type="string" calcext:value-type="string">
            <text:p>Percent 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HC01_VC171</text:p>
          </table:table-cell>
          <table:table-cell office:value-type="string" calcext:value-type="string">
            <text:p>Estimate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HC02_VC171</text:p>
          </table:table-cell>
          <table:table-cell office:value-type="string" calcext:value-type="string">
            <text:p>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HC03_VC171</text:p>
          </table:table-cell>
          <table:table-cell office:value-type="string" calcext:value-type="string">
            <text:p>Percent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HC01_VC172</text:p>
          </table:table-cell>
          <table:table-cell office:value-type="string" calcext:value-type="string">
            <text:p>Estimate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2_VC172</text:p>
          </table:table-cell>
          <table:table-cell office:value-type="string" calcext:value-type="string">
            <text:p>Margin of Error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3_VC172</text:p>
          </table:table-cell>
          <table:table-cell office:value-type="string" calcext:value-type="string">
            <text:p>Percent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HC01_VC173</text:p>
          </table:table-cell>
          <table:table-cell office:value-type="string" calcext:value-type="string">
            <text:p>Estimate; LANGUAGE SPOKEN AT HOME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2_VC173</text:p>
          </table:table-cell>
          <table:table-cell office:value-type="string" calcext:value-type="string">
            <text:p>Margin of Error; LANGUAGE SPOKEN AT HOME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3_VC173</text:p>
          </table:table-cell>
          <table:table-cell office:value-type="string" calcext:value-type="string">
            <text:p>Percent; LANGUAGE SPOKEN AT HOME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LANGUAGE SPOKEN AT HOME - Population 5 years and over - Language other than English - Speak English less than "very well"</text:p>
          </table:table-cell>
        </table:table-row>
        <table:table-row table:style-name="ro1">
          <table:table-cell office:value-type="string" calcext:value-type="string">
            <text:p>HC01_VC174</text:p>
          </table:table-cell>
          <table:table-cell office:value-type="string" calcext:value-type="string">
            <text:p>Estimate; LANGUAGE SPOKEN AT HOME - Population 5 years and over - Spanish</text:p>
          </table:table-cell>
        </table:table-row>
        <table:table-row table:style-name="ro1">
          <table:table-cell office:value-type="string" calcext:value-type="string">
            <text:p>HC02_VC174</text:p>
          </table:table-cell>
          <table:table-cell office:value-type="string" calcext:value-type="string">
            <text:p>Margin of Error; LANGUAGE SPOKEN AT HOME - Population 5 years and over - Spanish</text:p>
          </table:table-cell>
        </table:table-row>
        <table:table-row table:style-name="ro1">
          <table:table-cell office:value-type="string" calcext:value-type="string">
            <text:p>HC03_VC174</text:p>
          </table:table-cell>
          <table:table-cell office:value-type="string" calcext:value-type="string">
            <text:p>Percent; LANGUAGE SPOKEN AT HOME - Population 5 years and over - Spanish</text:p>
          </table:table-cell>
        </table:table-row>
        <table:table-row table:style-name="ro1"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LANGUAGE SPOKEN AT HOME - Population 5 years and over - Spanish</text:p>
          </table:table-cell>
        </table:table-row>
        <table:table-row table:style-name="ro1">
          <table:table-cell office:value-type="string" calcext:value-type="string">
            <text:p>HC01_VC175</text:p>
          </table:table-cell>
          <table:table-cell office:value-type="string" calcext:value-type="string">
            <text:p>Estimate; LANGUAGE SPOKEN AT HOME - Population 5 years and over - Spanish - Speak English less than "very well"</text:p>
          </table:table-cell>
        </table:table-row>
        <table:table-row table:style-name="ro1">
          <table:table-cell office:value-type="string" calcext:value-type="string">
            <text:p>HC02_VC175</text:p>
          </table:table-cell>
          <table:table-cell office:value-type="string" calcext:value-type="string">
            <text:p>Margin of Error; LANGUAGE SPOKEN AT HOME - Population 5 years and over - Spanish - Speak English less than "very well"</text:p>
          </table:table-cell>
        </table:table-row>
        <table:table-row table:style-name="ro1">
          <table:table-cell office:value-type="string" calcext:value-type="string">
            <text:p>HC03_VC175</text:p>
          </table:table-cell>
          <table:table-cell office:value-type="string" calcext:value-type="string">
            <text:p>Percent; LANGUAGE SPOKEN AT HOME - Population 5 years and over - Spanish - Speak English less than "very well"</text:p>
          </table:table-cell>
        </table:table-row>
        <table:table-row table:style-name="ro1"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LANGUAGE SPOKEN AT HOME - Population 5 years and over - Spanish - Speak English less than "very well"</text:p>
          </table:table-cell>
        </table:table-row>
        <table:table-row table:style-name="ro1">
          <table:table-cell office:value-type="string" calcext:value-type="string">
            <text:p>HC01_VC176</text:p>
          </table:table-cell>
          <table:table-cell office:value-type="string" calcext:value-type="string">
            <text:p>Estimate; LANGUAGE SPOKEN AT HOME - Population 5 years and over - Other Indo-European languages</text:p>
          </table:table-cell>
        </table:table-row>
        <table:table-row table:style-name="ro1">
          <table:table-cell office:value-type="string" calcext:value-type="string">
            <text:p>HC02_VC176</text:p>
          </table:table-cell>
          <table:table-cell office:value-type="string" calcext:value-type="string">
            <text:p>Margin of Error; LANGUAGE SPOKEN AT HOME - Population 5 years and over - Other Indo-European languages</text:p>
          </table:table-cell>
        </table:table-row>
        <table:table-row table:style-name="ro1">
          <table:table-cell office:value-type="string" calcext:value-type="string">
            <text:p>HC03_VC176</text:p>
          </table:table-cell>
          <table:table-cell office:value-type="string" calcext:value-type="string">
            <text:p>Percent; LANGUAGE SPOKEN AT HOME - Population 5 years and over - Other Indo-European languages</text:p>
          </table:table-cell>
        </table:table-row>
        <table:table-row table:style-name="ro1"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LANGUAGE SPOKEN AT HOME - Population 5 years and over - Other Indo-European languages</text:p>
          </table:table-cell>
        </table:table-row>
        <table:table-row table:style-name="ro1">
          <table:table-cell office:value-type="string" calcext:value-type="string">
            <text:p>HC01_VC177</text:p>
          </table:table-cell>
          <table:table-cell office:value-type="string" calcext:value-type="string">
            <text:p>Estimate; LANGUAGE SPOKEN AT HOME - Population 5 years and over - Other Indo-European languages - Speak English less than "very well"</text:p>
          </table:table-cell>
        </table:table-row>
        <table:table-row table:style-name="ro1">
          <table:table-cell office:value-type="string" calcext:value-type="string">
            <text:p>HC02_VC177</text:p>
          </table:table-cell>
          <table:table-cell office:value-type="string" calcext:value-type="string">
            <text:p>Margin of Error; LANGUAGE SPOKEN AT HOME - Population 5 years and over - Other Indo-European languages - Speak English less than "very well"</text:p>
          </table:table-cell>
        </table:table-row>
        <table:table-row table:style-name="ro1">
          <table:table-cell office:value-type="string" calcext:value-type="string">
            <text:p>HC03_VC177</text:p>
          </table:table-cell>
          <table:table-cell office:value-type="string" calcext:value-type="string">
            <text:p>Percent; LANGUAGE SPOKEN AT HOME - Population 5 years and over - Other Indo-European languages - Speak English less than "very well"</text:p>
          </table:table-cell>
        </table:table-row>
        <table:table-row table:style-name="ro1">
          <table:table-cell office:value-type="string" calcext:value-type="string">
            <text:p>HC04_VC177</text:p>
          </table:table-cell>
          <table:table-cell office:value-type="string" calcext:value-type="string">
            <text:p>Percent Margin of Error; LANGUAGE SPOKEN AT HOME - Population 5 years and over - Other Indo-European languages - Speak English less than "very well"</text:p>
          </table:table-cell>
        </table:table-row>
        <table:table-row table:style-name="ro1">
          <table:table-cell office:value-type="string" calcext:value-type="string">
            <text:p>HC01_VC178</text:p>
          </table:table-cell>
          <table:table-cell office:value-type="string" calcext:value-type="string">
            <text:p>Estimate; LANGUAGE SPOKEN AT HOME - Population 5 years and over - Asian and Pacific Islander languages</text:p>
          </table:table-cell>
        </table:table-row>
        <table:table-row table:style-name="ro1">
          <table:table-cell office:value-type="string" calcext:value-type="string">
            <text:p>HC02_VC178</text:p>
          </table:table-cell>
          <table:table-cell office:value-type="string" calcext:value-type="string">
            <text:p>Margin of Error; LANGUAGE SPOKEN AT HOME - Population 5 years and over - Asian and Pacific Islander languages</text:p>
          </table:table-cell>
        </table:table-row>
        <table:table-row table:style-name="ro1">
          <table:table-cell office:value-type="string" calcext:value-type="string">
            <text:p>HC03_VC178</text:p>
          </table:table-cell>
          <table:table-cell office:value-type="string" calcext:value-type="string">
            <text:p>Percent; LANGUAGE SPOKEN AT HOME - Population 5 years and over - Asian and Pacific Islander languages</text:p>
          </table:table-cell>
        </table:table-row>
        <table:table-row table:style-name="ro1">
          <table:table-cell office:value-type="string" calcext:value-type="string">
            <text:p>HC04_VC178</text:p>
          </table:table-cell>
          <table:table-cell office:value-type="string" calcext:value-type="string">
            <text:p>Percent Margin of Error; LANGUAGE SPOKEN AT HOME - Population 5 years and over - Asian and Pacific Islander languages</text:p>
          </table:table-cell>
        </table:table-row>
        <table:table-row table:style-name="ro1">
          <table:table-cell office:value-type="string" calcext:value-type="string">
            <text:p>HC01_VC179</text:p>
          </table:table-cell>
          <table:table-cell office:value-type="string" calcext:value-type="string">
            <text:p>Estimate; LANGUAGE SPOKEN AT HOME - Population 5 years and over - Asian and Pacific Islander languages - Speak English less than "very well"</text:p>
          </table:table-cell>
        </table:table-row>
        <table:table-row table:style-name="ro1">
          <table:table-cell office:value-type="string" calcext:value-type="string">
            <text:p>HC02_VC179</text:p>
          </table:table-cell>
          <table:table-cell office:value-type="string" calcext:value-type="string">
            <text:p>Margin of Error; LANGUAGE SPOKEN AT HOME - Population 5 years and over - Asian and Pacific Islander languages - Speak English less than "very well"</text:p>
          </table:table-cell>
        </table:table-row>
        <table:table-row table:style-name="ro1">
          <table:table-cell office:value-type="string" calcext:value-type="string">
            <text:p>HC03_VC179</text:p>
          </table:table-cell>
          <table:table-cell office:value-type="string" calcext:value-type="string">
            <text:p>Percent; LANGUAGE SPOKEN AT HOME - Population 5 years and over - Asian and Pacific Islander languages - Speak English less than "very well"</text:p>
          </table:table-cell>
        </table:table-row>
        <table:table-row table:style-name="ro1"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LANGUAGE SPOKEN AT HOME - Population 5 years and over - Asian and Pacific Islander languages - Speak English less than "very well"</text:p>
          </table:table-cell>
        </table:table-row>
        <table:table-row table:style-name="ro1">
          <table:table-cell office:value-type="string" calcext:value-type="string">
            <text:p>HC01_VC180</text:p>
          </table:table-cell>
          <table:table-cell office:value-type="string" calcext:value-type="string">
            <text:p>Estimate; LANGUAGE SPOKEN AT HOME - Population 5 years and over - Other languages</text:p>
          </table:table-cell>
        </table:table-row>
        <table:table-row table:style-name="ro1">
          <table:table-cell office:value-type="string" calcext:value-type="string">
            <text:p>HC02_VC180</text:p>
          </table:table-cell>
          <table:table-cell office:value-type="string" calcext:value-type="string">
            <text:p>Margin of Error; LANGUAGE SPOKEN AT HOME - Population 5 years and over - Other languages</text:p>
          </table:table-cell>
        </table:table-row>
        <table:table-row table:style-name="ro1">
          <table:table-cell office:value-type="string" calcext:value-type="string">
            <text:p>HC03_VC180</text:p>
          </table:table-cell>
          <table:table-cell office:value-type="string" calcext:value-type="string">
            <text:p>Percent; LANGUAGE SPOKEN AT HOME - Population 5 years and over - Other languages</text:p>
          </table:table-cell>
        </table:table-row>
        <table:table-row table:style-name="ro1">
          <table:table-cell office:value-type="string" calcext:value-type="string">
            <text:p>HC04_VC180</text:p>
          </table:table-cell>
          <table:table-cell office:value-type="string" calcext:value-type="string">
            <text:p>Percent Margin of Error; LANGUAGE SPOKEN AT HOME - Population 5 years and over - Other languages</text:p>
          </table:table-cell>
        </table:table-row>
        <table:table-row table:style-name="ro1">
          <table:table-cell office:value-type="string" calcext:value-type="string">
            <text:p>HC01_VC181</text:p>
          </table:table-cell>
          <table:table-cell office:value-type="string" calcext:value-type="string">
            <text:p>Estimate; LANGUAGE SPOKEN AT HOME - Population 5 years and over - Other languages - Speak English less than "very well"</text:p>
          </table:table-cell>
        </table:table-row>
        <table:table-row table:style-name="ro1">
          <table:table-cell office:value-type="string" calcext:value-type="string">
            <text:p>HC02_VC181</text:p>
          </table:table-cell>
          <table:table-cell office:value-type="string" calcext:value-type="string">
            <text:p>Margin of Error; LANGUAGE SPOKEN AT HOME - Population 5 years and over - Other languages - Speak English less than "very well"</text:p>
          </table:table-cell>
        </table:table-row>
        <table:table-row table:style-name="ro1">
          <table:table-cell office:value-type="string" calcext:value-type="string">
            <text:p>HC03_VC181</text:p>
          </table:table-cell>
          <table:table-cell office:value-type="string" calcext:value-type="string">
            <text:p>Percent; LANGUAGE SPOKEN AT HOME - Population 5 years and over - Other languages - Speak English less than "very well"</text:p>
          </table:table-cell>
        </table:table-row>
        <table:table-row table:style-name="ro1">
          <table:table-cell office:value-type="string" calcext:value-type="string">
            <text:p>HC04_VC181</text:p>
          </table:table-cell>
          <table:table-cell office:value-type="string" calcext:value-type="string">
            <text:p>Percent Margin of Error; LANGUAGE SPOKEN AT HOME - Population 5 years and over - Other languages - Speak English less than "very well"</text:p>
          </table:table-cell>
        </table:table-row>
        <table:table-row table:style-name="ro1">
          <table:table-cell office:value-type="string" calcext:value-type="string">
            <text:p>HC01_VC185</text:p>
          </table:table-cell>
          <table:table-cell office:value-type="string" calcext:value-type="string">
            <text:p>Estimate; ANCESTRY - Total population</text:p>
          </table:table-cell>
        </table:table-row>
        <table:table-row table:style-name="ro1">
          <table:table-cell office:value-type="string" calcext:value-type="string">
            <text:p>HC02_VC185</text:p>
          </table:table-cell>
          <table:table-cell office:value-type="string" calcext:value-type="string">
            <text:p>Margin of Error; ANCESTRY - Total population</text:p>
          </table:table-cell>
        </table:table-row>
        <table:table-row table:style-name="ro1">
          <table:table-cell office:value-type="string" calcext:value-type="string">
            <text:p>HC03_VC185</text:p>
          </table:table-cell>
          <table:table-cell office:value-type="string" calcext:value-type="string">
            <text:p>Percent; ANCESTRY - Total population</text:p>
          </table:table-cell>
        </table:table-row>
        <table:table-row table:style-name="ro1">
          <table:table-cell office:value-type="string" calcext:value-type="string">
            <text:p>HC04_VC185</text:p>
          </table:table-cell>
          <table:table-cell office:value-type="string" calcext:value-type="string">
            <text:p>Percent Margin of Error; ANCESTRY - Total population</text:p>
          </table:table-cell>
        </table:table-row>
        <table:table-row table:style-name="ro1">
          <table:table-cell office:value-type="string" calcext:value-type="string">
            <text:p>HC01_VC186</text:p>
          </table:table-cell>
          <table:table-cell office:value-type="string" calcext:value-type="string">
            <text:p>Estimate; ANCESTRY - Total population - American</text:p>
          </table:table-cell>
        </table:table-row>
        <table:table-row table:style-name="ro1">
          <table:table-cell office:value-type="string" calcext:value-type="string">
            <text:p>HC02_VC186</text:p>
          </table:table-cell>
          <table:table-cell office:value-type="string" calcext:value-type="string">
            <text:p>Margin of Error; ANCESTRY - Total population - American</text:p>
          </table:table-cell>
        </table:table-row>
        <table:table-row table:style-name="ro1">
          <table:table-cell office:value-type="string" calcext:value-type="string">
            <text:p>HC03_VC186</text:p>
          </table:table-cell>
          <table:table-cell office:value-type="string" calcext:value-type="string">
            <text:p>Percent; ANCESTRY - Total population - American</text:p>
          </table:table-cell>
        </table:table-row>
        <table:table-row table:style-name="ro1">
          <table:table-cell office:value-type="string" calcext:value-type="string">
            <text:p>HC04_VC186</text:p>
          </table:table-cell>
          <table:table-cell office:value-type="string" calcext:value-type="string">
            <text:p>Percent Margin of Error; ANCESTRY - Total population - American</text:p>
          </table:table-cell>
        </table:table-row>
        <table:table-row table:style-name="ro1">
          <table:table-cell office:value-type="string" calcext:value-type="string">
            <text:p>HC01_VC187</text:p>
          </table:table-cell>
          <table:table-cell office:value-type="string" calcext:value-type="string">
            <text:p>Estimate; ANCESTRY - Total population - Arab</text:p>
          </table:table-cell>
        </table:table-row>
        <table:table-row table:style-name="ro1">
          <table:table-cell office:value-type="string" calcext:value-type="string">
            <text:p>HC02_VC187</text:p>
          </table:table-cell>
          <table:table-cell office:value-type="string" calcext:value-type="string">
            <text:p>Margin of Error; ANCESTRY - Total population - Arab</text:p>
          </table:table-cell>
        </table:table-row>
        <table:table-row table:style-name="ro1">
          <table:table-cell office:value-type="string" calcext:value-type="string">
            <text:p>HC03_VC187</text:p>
          </table:table-cell>
          <table:table-cell office:value-type="string" calcext:value-type="string">
            <text:p>Percent; ANCESTRY - Total population - Arab</text:p>
          </table:table-cell>
        </table:table-row>
        <table:table-row table:style-name="ro1">
          <table:table-cell office:value-type="string" calcext:value-type="string">
            <text:p>HC04_VC187</text:p>
          </table:table-cell>
          <table:table-cell office:value-type="string" calcext:value-type="string">
            <text:p>Percent Margin of Error; ANCESTRY - Total population - Arab</text:p>
          </table:table-cell>
        </table:table-row>
        <table:table-row table:style-name="ro1">
          <table:table-cell office:value-type="string" calcext:value-type="string">
            <text:p>HC01_VC188</text:p>
          </table:table-cell>
          <table:table-cell office:value-type="string" calcext:value-type="string">
            <text:p>Estimate; ANCESTRY - Total population - Czech</text:p>
          </table:table-cell>
        </table:table-row>
        <table:table-row table:style-name="ro1">
          <table:table-cell office:value-type="string" calcext:value-type="string">
            <text:p>HC02_VC188</text:p>
          </table:table-cell>
          <table:table-cell office:value-type="string" calcext:value-type="string">
            <text:p>Margin of Error; ANCESTRY - Total population - Czech</text:p>
          </table:table-cell>
        </table:table-row>
        <table:table-row table:style-name="ro1">
          <table:table-cell office:value-type="string" calcext:value-type="string">
            <text:p>HC03_VC188</text:p>
          </table:table-cell>
          <table:table-cell office:value-type="string" calcext:value-type="string">
            <text:p>Percent; ANCESTRY - Total population - Czech</text:p>
          </table:table-cell>
        </table:table-row>
        <table:table-row table:style-name="ro1">
          <table:table-cell office:value-type="string" calcext:value-type="string">
            <text:p>HC04_VC188</text:p>
          </table:table-cell>
          <table:table-cell office:value-type="string" calcext:value-type="string">
            <text:p>Percent Margin of Error; ANCESTRY - Total population - Czech</text:p>
          </table:table-cell>
        </table:table-row>
        <table:table-row table:style-name="ro1">
          <table:table-cell office:value-type="string" calcext:value-type="string">
            <text:p>HC01_VC189</text:p>
          </table:table-cell>
          <table:table-cell office:value-type="string" calcext:value-type="string">
            <text:p>Estimate; ANCESTRY - Total population - Danish</text:p>
          </table:table-cell>
        </table:table-row>
        <table:table-row table:style-name="ro1">
          <table:table-cell office:value-type="string" calcext:value-type="string">
            <text:p>HC02_VC189</text:p>
          </table:table-cell>
          <table:table-cell office:value-type="string" calcext:value-type="string">
            <text:p>Margin of Error; ANCESTRY - Total population - Danish</text:p>
          </table:table-cell>
        </table:table-row>
        <table:table-row table:style-name="ro1">
          <table:table-cell office:value-type="string" calcext:value-type="string">
            <text:p>HC03_VC189</text:p>
          </table:table-cell>
          <table:table-cell office:value-type="string" calcext:value-type="string">
            <text:p>Percent; ANCESTRY - Total population - Danish</text:p>
          </table:table-cell>
        </table:table-row>
        <table:table-row table:style-name="ro1">
          <table:table-cell office:value-type="string" calcext:value-type="string">
            <text:p>HC04_VC189</text:p>
          </table:table-cell>
          <table:table-cell office:value-type="string" calcext:value-type="string">
            <text:p>Percent Margin of Error; ANCESTRY - Total population - Danish</text:p>
          </table:table-cell>
        </table:table-row>
        <table:table-row table:style-name="ro1">
          <table:table-cell office:value-type="string" calcext:value-type="string">
            <text:p>HC01_VC190</text:p>
          </table:table-cell>
          <table:table-cell office:value-type="string" calcext:value-type="string">
            <text:p>Estimate; ANCESTRY - Total population - Dutch</text:p>
          </table:table-cell>
        </table:table-row>
        <table:table-row table:style-name="ro1">
          <table:table-cell office:value-type="string" calcext:value-type="string">
            <text:p>HC02_VC190</text:p>
          </table:table-cell>
          <table:table-cell office:value-type="string" calcext:value-type="string">
            <text:p>Margin of Error; ANCESTRY - Total population - Dutch</text:p>
          </table:table-cell>
        </table:table-row>
        <table:table-row table:style-name="ro1">
          <table:table-cell office:value-type="string" calcext:value-type="string">
            <text:p>HC03_VC190</text:p>
          </table:table-cell>
          <table:table-cell office:value-type="string" calcext:value-type="string">
            <text:p>Percent; ANCESTRY - Total population - Dutch</text:p>
          </table:table-cell>
        </table:table-row>
        <table:table-row table:style-name="ro1">
          <table:table-cell office:value-type="string" calcext:value-type="string">
            <text:p>HC04_VC190</text:p>
          </table:table-cell>
          <table:table-cell office:value-type="string" calcext:value-type="string">
            <text:p>Percent Margin of Error; ANCESTRY - Total population - Dutch</text:p>
          </table:table-cell>
        </table:table-row>
        <table:table-row table:style-name="ro1">
          <table:table-cell office:value-type="string" calcext:value-type="string">
            <text:p>HC01_VC191</text:p>
          </table:table-cell>
          <table:table-cell office:value-type="string" calcext:value-type="string">
            <text:p>Estimate; ANCESTRY - Total population - English</text:p>
          </table:table-cell>
        </table:table-row>
        <table:table-row table:style-name="ro1">
          <table:table-cell office:value-type="string" calcext:value-type="string">
            <text:p>HC02_VC191</text:p>
          </table:table-cell>
          <table:table-cell office:value-type="string" calcext:value-type="string">
            <text:p>Margin of Error; ANCESTRY - Total population - English</text:p>
          </table:table-cell>
        </table:table-row>
        <table:table-row table:style-name="ro1">
          <table:table-cell office:value-type="string" calcext:value-type="string">
            <text:p>HC03_VC191</text:p>
          </table:table-cell>
          <table:table-cell office:value-type="string" calcext:value-type="string">
            <text:p>Percent; ANCESTRY - Total population - English</text:p>
          </table:table-cell>
        </table:table-row>
        <table:table-row table:style-name="ro1">
          <table:table-cell office:value-type="string" calcext:value-type="string">
            <text:p>HC04_VC191</text:p>
          </table:table-cell>
          <table:table-cell office:value-type="string" calcext:value-type="string">
            <text:p>Percent Margin of Error; ANCESTRY - Total population - English</text:p>
          </table:table-cell>
        </table:table-row>
        <table:table-row table:style-name="ro1">
          <table:table-cell office:value-type="string" calcext:value-type="string">
            <text:p>HC01_VC192</text:p>
          </table:table-cell>
          <table:table-cell office:value-type="string" calcext:value-type="string">
            <text:p>Estimate; ANCESTRY - Total population - French (except Basque)</text:p>
          </table:table-cell>
        </table:table-row>
        <table:table-row table:style-name="ro1">
          <table:table-cell office:value-type="string" calcext:value-type="string">
            <text:p>HC02_VC192</text:p>
          </table:table-cell>
          <table:table-cell office:value-type="string" calcext:value-type="string">
            <text:p>Margin of Error; ANCESTRY - Total population - French (except Basque)</text:p>
          </table:table-cell>
        </table:table-row>
        <table:table-row table:style-name="ro1">
          <table:table-cell office:value-type="string" calcext:value-type="string">
            <text:p>HC03_VC192</text:p>
          </table:table-cell>
          <table:table-cell office:value-type="string" calcext:value-type="string">
            <text:p>Percent; ANCESTRY - Total population - French (except Basque)</text:p>
          </table:table-cell>
        </table:table-row>
        <table:table-row table:style-name="ro1">
          <table:table-cell office:value-type="string" calcext:value-type="string">
            <text:p>HC04_VC192</text:p>
          </table:table-cell>
          <table:table-cell office:value-type="string" calcext:value-type="string">
            <text:p>Percent Margin of Error; ANCESTRY - Total population - French (except Basque)</text:p>
          </table:table-cell>
        </table:table-row>
        <table:table-row table:style-name="ro1">
          <table:table-cell office:value-type="string" calcext:value-type="string">
            <text:p>HC01_VC193</text:p>
          </table:table-cell>
          <table:table-cell office:value-type="string" calcext:value-type="string">
            <text:p>Estimate; ANCESTRY - Total population - French Canadian</text:p>
          </table:table-cell>
        </table:table-row>
        <table:table-row table:style-name="ro1">
          <table:table-cell office:value-type="string" calcext:value-type="string">
            <text:p>HC02_VC193</text:p>
          </table:table-cell>
          <table:table-cell office:value-type="string" calcext:value-type="string">
            <text:p>Margin of Error; ANCESTRY - Total population - French Canadian</text:p>
          </table:table-cell>
        </table:table-row>
        <table:table-row table:style-name="ro1">
          <table:table-cell office:value-type="string" calcext:value-type="string">
            <text:p>HC03_VC193</text:p>
          </table:table-cell>
          <table:table-cell office:value-type="string" calcext:value-type="string">
            <text:p>Percent; ANCESTRY - Total population - French Canadian</text:p>
          </table:table-cell>
        </table:table-row>
        <table:table-row table:style-name="ro1">
          <table:table-cell office:value-type="string" calcext:value-type="string">
            <text:p>HC04_VC193</text:p>
          </table:table-cell>
          <table:table-cell office:value-type="string" calcext:value-type="string">
            <text:p>Percent Margin of Error; ANCESTRY - Total population - French Canadian</text:p>
          </table:table-cell>
        </table:table-row>
        <table:table-row table:style-name="ro1">
          <table:table-cell office:value-type="string" calcext:value-type="string">
            <text:p>HC01_VC194</text:p>
          </table:table-cell>
          <table:table-cell office:value-type="string" calcext:value-type="string">
            <text:p>Estimate; ANCESTRY - Total population - German</text:p>
          </table:table-cell>
        </table:table-row>
        <table:table-row table:style-name="ro1">
          <table:table-cell office:value-type="string" calcext:value-type="string">
            <text:p>HC02_VC194</text:p>
          </table:table-cell>
          <table:table-cell office:value-type="string" calcext:value-type="string">
            <text:p>Margin of Error; ANCESTRY - Total population - German</text:p>
          </table:table-cell>
        </table:table-row>
        <table:table-row table:style-name="ro1">
          <table:table-cell office:value-type="string" calcext:value-type="string">
            <text:p>HC03_VC194</text:p>
          </table:table-cell>
          <table:table-cell office:value-type="string" calcext:value-type="string">
            <text:p>Percent; ANCESTRY - Total population - German</text:p>
          </table:table-cell>
        </table:table-row>
        <table:table-row table:style-name="ro1">
          <table:table-cell office:value-type="string" calcext:value-type="string">
            <text:p>HC04_VC194</text:p>
          </table:table-cell>
          <table:table-cell office:value-type="string" calcext:value-type="string">
            <text:p>Percent Margin of Error; ANCESTRY - Total population - German</text:p>
          </table:table-cell>
        </table:table-row>
        <table:table-row table:style-name="ro1">
          <table:table-cell office:value-type="string" calcext:value-type="string">
            <text:p>HC01_VC195</text:p>
          </table:table-cell>
          <table:table-cell office:value-type="string" calcext:value-type="string">
            <text:p>Estimate; ANCESTRY - Total population - Greek</text:p>
          </table:table-cell>
        </table:table-row>
        <table:table-row table:style-name="ro1">
          <table:table-cell office:value-type="string" calcext:value-type="string">
            <text:p>HC02_VC195</text:p>
          </table:table-cell>
          <table:table-cell office:value-type="string" calcext:value-type="string">
            <text:p>Margin of Error; ANCESTRY - Total population - Greek</text:p>
          </table:table-cell>
        </table:table-row>
        <table:table-row table:style-name="ro1">
          <table:table-cell office:value-type="string" calcext:value-type="string">
            <text:p>HC03_VC195</text:p>
          </table:table-cell>
          <table:table-cell office:value-type="string" calcext:value-type="string">
            <text:p>Percent; ANCESTRY - Total population - Greek</text:p>
          </table:table-cell>
        </table:table-row>
        <table:table-row table:style-name="ro1">
          <table:table-cell office:value-type="string" calcext:value-type="string">
            <text:p>HC04_VC195</text:p>
          </table:table-cell>
          <table:table-cell office:value-type="string" calcext:value-type="string">
            <text:p>Percent Margin of Error; ANCESTRY - Total population - Greek</text:p>
          </table:table-cell>
        </table:table-row>
        <table:table-row table:style-name="ro1">
          <table:table-cell office:value-type="string" calcext:value-type="string">
            <text:p>HC01_VC196</text:p>
          </table:table-cell>
          <table:table-cell office:value-type="string" calcext:value-type="string">
            <text:p>Estimate; ANCESTRY - Total population - Hungarian</text:p>
          </table:table-cell>
        </table:table-row>
        <table:table-row table:style-name="ro1">
          <table:table-cell office:value-type="string" calcext:value-type="string">
            <text:p>HC02_VC196</text:p>
          </table:table-cell>
          <table:table-cell office:value-type="string" calcext:value-type="string">
            <text:p>Margin of Error; ANCESTRY - Total population - Hungarian</text:p>
          </table:table-cell>
        </table:table-row>
        <table:table-row table:style-name="ro1">
          <table:table-cell office:value-type="string" calcext:value-type="string">
            <text:p>HC03_VC196</text:p>
          </table:table-cell>
          <table:table-cell office:value-type="string" calcext:value-type="string">
            <text:p>Percent; ANCESTRY - Total population - Hungarian</text:p>
          </table:table-cell>
        </table:table-row>
        <table:table-row table:style-name="ro1">
          <table:table-cell office:value-type="string" calcext:value-type="string">
            <text:p>HC04_VC196</text:p>
          </table:table-cell>
          <table:table-cell office:value-type="string" calcext:value-type="string">
            <text:p>Percent Margin of Error; ANCESTRY - Total population - Hungarian</text:p>
          </table:table-cell>
        </table:table-row>
        <table:table-row table:style-name="ro1">
          <table:table-cell office:value-type="string" calcext:value-type="string">
            <text:p>HC01_VC197</text:p>
          </table:table-cell>
          <table:table-cell office:value-type="string" calcext:value-type="string">
            <text:p>Estimate; ANCESTRY - Total population - Irish</text:p>
          </table:table-cell>
        </table:table-row>
        <table:table-row table:style-name="ro1">
          <table:table-cell office:value-type="string" calcext:value-type="string">
            <text:p>HC02_VC197</text:p>
          </table:table-cell>
          <table:table-cell office:value-type="string" calcext:value-type="string">
            <text:p>Margin of Error; ANCESTRY - Total population - Irish</text:p>
          </table:table-cell>
        </table:table-row>
        <table:table-row table:style-name="ro1">
          <table:table-cell office:value-type="string" calcext:value-type="string">
            <text:p>HC03_VC197</text:p>
          </table:table-cell>
          <table:table-cell office:value-type="string" calcext:value-type="string">
            <text:p>Percent; ANCESTRY - Total population - Irish</text:p>
          </table:table-cell>
        </table:table-row>
        <table:table-row table:style-name="ro1">
          <table:table-cell office:value-type="string" calcext:value-type="string">
            <text:p>HC04_VC197</text:p>
          </table:table-cell>
          <table:table-cell office:value-type="string" calcext:value-type="string">
            <text:p>Percent Margin of Error; ANCESTRY - Total population - Irish</text:p>
          </table:table-cell>
        </table:table-row>
        <table:table-row table:style-name="ro1">
          <table:table-cell office:value-type="string" calcext:value-type="string">
            <text:p>HC01_VC198</text:p>
          </table:table-cell>
          <table:table-cell office:value-type="string" calcext:value-type="string">
            <text:p>Estimate; ANCESTRY - Total population - Italian</text:p>
          </table:table-cell>
        </table:table-row>
        <table:table-row table:style-name="ro1">
          <table:table-cell office:value-type="string" calcext:value-type="string">
            <text:p>HC02_VC198</text:p>
          </table:table-cell>
          <table:table-cell office:value-type="string" calcext:value-type="string">
            <text:p>Margin of Error; ANCESTRY - Total population - Italian</text:p>
          </table:table-cell>
        </table:table-row>
        <table:table-row table:style-name="ro1">
          <table:table-cell office:value-type="string" calcext:value-type="string">
            <text:p>HC03_VC198</text:p>
          </table:table-cell>
          <table:table-cell office:value-type="string" calcext:value-type="string">
            <text:p>Percent; ANCESTRY - Total population - Italian</text:p>
          </table:table-cell>
        </table:table-row>
        <table:table-row table:style-name="ro1">
          <table:table-cell office:value-type="string" calcext:value-type="string">
            <text:p>HC04_VC198</text:p>
          </table:table-cell>
          <table:table-cell office:value-type="string" calcext:value-type="string">
            <text:p>Percent Margin of Error; ANCESTRY - Total population - Italian</text:p>
          </table:table-cell>
        </table:table-row>
        <table:table-row table:style-name="ro1">
          <table:table-cell office:value-type="string" calcext:value-type="string">
            <text:p>HC01_VC199</text:p>
          </table:table-cell>
          <table:table-cell office:value-type="string" calcext:value-type="string">
            <text:p>Estimate; ANCESTRY - Total population - Lithuanian</text:p>
          </table:table-cell>
        </table:table-row>
        <table:table-row table:style-name="ro1">
          <table:table-cell office:value-type="string" calcext:value-type="string">
            <text:p>HC02_VC199</text:p>
          </table:table-cell>
          <table:table-cell office:value-type="string" calcext:value-type="string">
            <text:p>Margin of Error; ANCESTRY - Total population - Lithuanian</text:p>
          </table:table-cell>
        </table:table-row>
        <table:table-row table:style-name="ro1">
          <table:table-cell office:value-type="string" calcext:value-type="string">
            <text:p>HC03_VC199</text:p>
          </table:table-cell>
          <table:table-cell office:value-type="string" calcext:value-type="string">
            <text:p>Percent; ANCESTRY - Total population - Lithuanian</text:p>
          </table:table-cell>
        </table:table-row>
        <table:table-row table:style-name="ro1">
          <table:table-cell office:value-type="string" calcext:value-type="string">
            <text:p>HC04_VC199</text:p>
          </table:table-cell>
          <table:table-cell office:value-type="string" calcext:value-type="string">
            <text:p>Percent Margin of Error; ANCESTRY - Total population - Lithuanian</text:p>
          </table:table-cell>
        </table:table-row>
        <table:table-row table:style-name="ro1">
          <table:table-cell office:value-type="string" calcext:value-type="string">
            <text:p>HC01_VC200</text:p>
          </table:table-cell>
          <table:table-cell office:value-type="string" calcext:value-type="string">
            <text:p>Estimate; ANCESTRY - Total population - Norwegian</text:p>
          </table:table-cell>
        </table:table-row>
        <table:table-row table:style-name="ro1">
          <table:table-cell office:value-type="string" calcext:value-type="string">
            <text:p>HC02_VC200</text:p>
          </table:table-cell>
          <table:table-cell office:value-type="string" calcext:value-type="string">
            <text:p>Margin of Error; ANCESTRY - Total population - Norwegian</text:p>
          </table:table-cell>
        </table:table-row>
        <table:table-row table:style-name="ro1">
          <table:table-cell office:value-type="string" calcext:value-type="string">
            <text:p>HC03_VC200</text:p>
          </table:table-cell>
          <table:table-cell office:value-type="string" calcext:value-type="string">
            <text:p>Percent; ANCESTRY - Total population - Norwegian</text:p>
          </table:table-cell>
        </table:table-row>
        <table:table-row table:style-name="ro1">
          <table:table-cell office:value-type="string" calcext:value-type="string">
            <text:p>HC04_VC200</text:p>
          </table:table-cell>
          <table:table-cell office:value-type="string" calcext:value-type="string">
            <text:p>Percent Margin of Error; ANCESTRY - Total population - Norwegian</text:p>
          </table:table-cell>
        </table:table-row>
        <table:table-row table:style-name="ro1">
          <table:table-cell office:value-type="string" calcext:value-type="string">
            <text:p>HC01_VC201</text:p>
          </table:table-cell>
          <table:table-cell office:value-type="string" calcext:value-type="string">
            <text:p>Estimate; ANCESTRY - Total population - Polish</text:p>
          </table:table-cell>
        </table:table-row>
        <table:table-row table:style-name="ro1">
          <table:table-cell office:value-type="string" calcext:value-type="string">
            <text:p>HC02_VC201</text:p>
          </table:table-cell>
          <table:table-cell office:value-type="string" calcext:value-type="string">
            <text:p>Margin of Error; ANCESTRY - Total population - Polish</text:p>
          </table:table-cell>
        </table:table-row>
        <table:table-row table:style-name="ro1">
          <table:table-cell office:value-type="string" calcext:value-type="string">
            <text:p>HC03_VC201</text:p>
          </table:table-cell>
          <table:table-cell office:value-type="string" calcext:value-type="string">
            <text:p>Percent; ANCESTRY - Total population - Polish</text:p>
          </table:table-cell>
        </table:table-row>
        <table:table-row table:style-name="ro1">
          <table:table-cell office:value-type="string" calcext:value-type="string">
            <text:p>HC04_VC201</text:p>
          </table:table-cell>
          <table:table-cell office:value-type="string" calcext:value-type="string">
            <text:p>Percent Margin of Error; ANCESTRY - Total population - Polish</text:p>
          </table:table-cell>
        </table:table-row>
        <table:table-row table:style-name="ro1">
          <table:table-cell office:value-type="string" calcext:value-type="string">
            <text:p>HC01_VC202</text:p>
          </table:table-cell>
          <table:table-cell office:value-type="string" calcext:value-type="string">
            <text:p>Estimate; ANCESTRY - Total population - Portuguese</text:p>
          </table:table-cell>
        </table:table-row>
        <table:table-row table:style-name="ro1">
          <table:table-cell office:value-type="string" calcext:value-type="string">
            <text:p>HC02_VC202</text:p>
          </table:table-cell>
          <table:table-cell office:value-type="string" calcext:value-type="string">
            <text:p>Margin of Error; ANCESTRY - Total population - Portuguese</text:p>
          </table:table-cell>
        </table:table-row>
        <table:table-row table:style-name="ro1">
          <table:table-cell office:value-type="string" calcext:value-type="string">
            <text:p>HC03_VC202</text:p>
          </table:table-cell>
          <table:table-cell office:value-type="string" calcext:value-type="string">
            <text:p>Percent; ANCESTRY - Total population - Portuguese</text:p>
          </table:table-cell>
        </table:table-row>
        <table:table-row table:style-name="ro1">
          <table:table-cell office:value-type="string" calcext:value-type="string">
            <text:p>HC04_VC202</text:p>
          </table:table-cell>
          <table:table-cell office:value-type="string" calcext:value-type="string">
            <text:p>Percent Margin of Error; ANCESTRY - Total population - Portuguese</text:p>
          </table:table-cell>
        </table:table-row>
        <table:table-row table:style-name="ro1">
          <table:table-cell office:value-type="string" calcext:value-type="string">
            <text:p>HC01_VC203</text:p>
          </table:table-cell>
          <table:table-cell office:value-type="string" calcext:value-type="string">
            <text:p>Estimate; ANCESTRY - Total population - Russian</text:p>
          </table:table-cell>
        </table:table-row>
        <table:table-row table:style-name="ro1">
          <table:table-cell office:value-type="string" calcext:value-type="string">
            <text:p>HC02_VC203</text:p>
          </table:table-cell>
          <table:table-cell office:value-type="string" calcext:value-type="string">
            <text:p>Margin of Error; ANCESTRY - Total population - Russian</text:p>
          </table:table-cell>
        </table:table-row>
        <table:table-row table:style-name="ro1">
          <table:table-cell office:value-type="string" calcext:value-type="string">
            <text:p>HC03_VC203</text:p>
          </table:table-cell>
          <table:table-cell office:value-type="string" calcext:value-type="string">
            <text:p>Percent; ANCESTRY - Total population - Russian</text:p>
          </table:table-cell>
        </table:table-row>
        <table:table-row table:style-name="ro1">
          <table:table-cell office:value-type="string" calcext:value-type="string">
            <text:p>HC04_VC203</text:p>
          </table:table-cell>
          <table:table-cell office:value-type="string" calcext:value-type="string">
            <text:p>Percent Margin of Error; ANCESTRY - Total population - Russian</text:p>
          </table:table-cell>
        </table:table-row>
        <table:table-row table:style-name="ro1">
          <table:table-cell office:value-type="string" calcext:value-type="string">
            <text:p>HC01_VC204</text:p>
          </table:table-cell>
          <table:table-cell office:value-type="string" calcext:value-type="string">
            <text:p>Estimate; ANCESTRY - Total population - Scotch-Irish</text:p>
          </table:table-cell>
        </table:table-row>
        <table:table-row table:style-name="ro1">
          <table:table-cell office:value-type="string" calcext:value-type="string">
            <text:p>HC02_VC204</text:p>
          </table:table-cell>
          <table:table-cell office:value-type="string" calcext:value-type="string">
            <text:p>Margin of Error; ANCESTRY - Total population - Scotch-Irish</text:p>
          </table:table-cell>
        </table:table-row>
        <table:table-row table:style-name="ro1">
          <table:table-cell office:value-type="string" calcext:value-type="string">
            <text:p>HC03_VC204</text:p>
          </table:table-cell>
          <table:table-cell office:value-type="string" calcext:value-type="string">
            <text:p>Percent; ANCESTRY - Total population - Scotch-Irish</text:p>
          </table:table-cell>
        </table:table-row>
        <table:table-row table:style-name="ro1">
          <table:table-cell office:value-type="string" calcext:value-type="string">
            <text:p>HC04_VC204</text:p>
          </table:table-cell>
          <table:table-cell office:value-type="string" calcext:value-type="string">
            <text:p>Percent Margin of Error; ANCESTRY - Total population - Scotch-Irish</text:p>
          </table:table-cell>
        </table:table-row>
        <table:table-row table:style-name="ro1">
          <table:table-cell office:value-type="string" calcext:value-type="string">
            <text:p>HC01_VC205</text:p>
          </table:table-cell>
          <table:table-cell office:value-type="string" calcext:value-type="string">
            <text:p>Estimate; ANCESTRY - Total population - Scottish</text:p>
          </table:table-cell>
        </table:table-row>
        <table:table-row table:style-name="ro1">
          <table:table-cell office:value-type="string" calcext:value-type="string">
            <text:p>HC02_VC205</text:p>
          </table:table-cell>
          <table:table-cell office:value-type="string" calcext:value-type="string">
            <text:p>Margin of Error; ANCESTRY - Total population - Scottish</text:p>
          </table:table-cell>
        </table:table-row>
        <table:table-row table:style-name="ro1">
          <table:table-cell office:value-type="string" calcext:value-type="string">
            <text:p>HC03_VC205</text:p>
          </table:table-cell>
          <table:table-cell office:value-type="string" calcext:value-type="string">
            <text:p>Percent; ANCESTRY - Total population - Scottish</text:p>
          </table:table-cell>
        </table:table-row>
        <table:table-row table:style-name="ro1">
          <table:table-cell office:value-type="string" calcext:value-type="string">
            <text:p>HC04_VC205</text:p>
          </table:table-cell>
          <table:table-cell office:value-type="string" calcext:value-type="string">
            <text:p>Percent Margin of Error; ANCESTRY - Total population - Scottish</text:p>
          </table:table-cell>
        </table:table-row>
        <table:table-row table:style-name="ro1">
          <table:table-cell office:value-type="string" calcext:value-type="string">
            <text:p>HC01_VC206</text:p>
          </table:table-cell>
          <table:table-cell office:value-type="string" calcext:value-type="string">
            <text:p>Estimate; ANCESTRY - Total population - Slovak</text:p>
          </table:table-cell>
        </table:table-row>
        <table:table-row table:style-name="ro1">
          <table:table-cell office:value-type="string" calcext:value-type="string">
            <text:p>HC02_VC206</text:p>
          </table:table-cell>
          <table:table-cell office:value-type="string" calcext:value-type="string">
            <text:p>Margin of Error; ANCESTRY - Total population - Slovak</text:p>
          </table:table-cell>
        </table:table-row>
        <table:table-row table:style-name="ro1">
          <table:table-cell office:value-type="string" calcext:value-type="string">
            <text:p>HC03_VC206</text:p>
          </table:table-cell>
          <table:table-cell office:value-type="string" calcext:value-type="string">
            <text:p>Percent; ANCESTRY - Total population - Slovak</text:p>
          </table:table-cell>
        </table:table-row>
        <table:table-row table:style-name="ro1">
          <table:table-cell office:value-type="string" calcext:value-type="string">
            <text:p>HC04_VC206</text:p>
          </table:table-cell>
          <table:table-cell office:value-type="string" calcext:value-type="string">
            <text:p>Percent Margin of Error; ANCESTRY - Total population - Slovak</text:p>
          </table:table-cell>
        </table:table-row>
        <table:table-row table:style-name="ro1">
          <table:table-cell office:value-type="string" calcext:value-type="string">
            <text:p>HC01_VC207</text:p>
          </table:table-cell>
          <table:table-cell office:value-type="string" calcext:value-type="string">
            <text:p>Estimate; ANCESTRY - Total population - Subsaharan African</text:p>
          </table:table-cell>
        </table:table-row>
        <table:table-row table:style-name="ro1">
          <table:table-cell office:value-type="string" calcext:value-type="string">
            <text:p>HC02_VC207</text:p>
          </table:table-cell>
          <table:table-cell office:value-type="string" calcext:value-type="string">
            <text:p>Margin of Error; ANCESTRY - Total population - Subsaharan African</text:p>
          </table:table-cell>
        </table:table-row>
        <table:table-row table:style-name="ro1">
          <table:table-cell office:value-type="string" calcext:value-type="string">
            <text:p>HC03_VC207</text:p>
          </table:table-cell>
          <table:table-cell office:value-type="string" calcext:value-type="string">
            <text:p>Percent; ANCESTRY - Total population - Subsaharan African</text:p>
          </table:table-cell>
        </table:table-row>
        <table:table-row table:style-name="ro1">
          <table:table-cell office:value-type="string" calcext:value-type="string">
            <text:p>HC04_VC207</text:p>
          </table:table-cell>
          <table:table-cell office:value-type="string" calcext:value-type="string">
            <text:p>Percent Margin of Error; ANCESTRY - Total population - Subsaharan African</text:p>
          </table:table-cell>
        </table:table-row>
        <table:table-row table:style-name="ro1">
          <table:table-cell office:value-type="string" calcext:value-type="string">
            <text:p>HC01_VC208</text:p>
          </table:table-cell>
          <table:table-cell office:value-type="string" calcext:value-type="string">
            <text:p>Estimate; ANCESTRY - Total population - Swedish</text:p>
          </table:table-cell>
        </table:table-row>
        <table:table-row table:style-name="ro1">
          <table:table-cell office:value-type="string" calcext:value-type="string">
            <text:p>HC02_VC208</text:p>
          </table:table-cell>
          <table:table-cell office:value-type="string" calcext:value-type="string">
            <text:p>Margin of Error; ANCESTRY - Total population - Swedish</text:p>
          </table:table-cell>
        </table:table-row>
        <table:table-row table:style-name="ro1">
          <table:table-cell office:value-type="string" calcext:value-type="string">
            <text:p>HC03_VC208</text:p>
          </table:table-cell>
          <table:table-cell office:value-type="string" calcext:value-type="string">
            <text:p>Percent; ANCESTRY - Total population - Swedish</text:p>
          </table:table-cell>
        </table:table-row>
        <table:table-row table:style-name="ro1">
          <table:table-cell office:value-type="string" calcext:value-type="string">
            <text:p>HC04_VC208</text:p>
          </table:table-cell>
          <table:table-cell office:value-type="string" calcext:value-type="string">
            <text:p>Percent Margin of Error; ANCESTRY - Total population - Swedish</text:p>
          </table:table-cell>
        </table:table-row>
        <table:table-row table:style-name="ro1">
          <table:table-cell office:value-type="string" calcext:value-type="string">
            <text:p>HC01_VC209</text:p>
          </table:table-cell>
          <table:table-cell office:value-type="string" calcext:value-type="string">
            <text:p>Estimate; ANCESTRY - Total population - Swiss</text:p>
          </table:table-cell>
        </table:table-row>
        <table:table-row table:style-name="ro1">
          <table:table-cell office:value-type="string" calcext:value-type="string">
            <text:p>HC02_VC209</text:p>
          </table:table-cell>
          <table:table-cell office:value-type="string" calcext:value-type="string">
            <text:p>Margin of Error; ANCESTRY - Total population - Swiss</text:p>
          </table:table-cell>
        </table:table-row>
        <table:table-row table:style-name="ro1">
          <table:table-cell office:value-type="string" calcext:value-type="string">
            <text:p>HC03_VC209</text:p>
          </table:table-cell>
          <table:table-cell office:value-type="string" calcext:value-type="string">
            <text:p>Percent; ANCESTRY - Total population - Swiss</text:p>
          </table:table-cell>
        </table:table-row>
        <table:table-row table:style-name="ro1">
          <table:table-cell office:value-type="string" calcext:value-type="string">
            <text:p>HC04_VC209</text:p>
          </table:table-cell>
          <table:table-cell office:value-type="string" calcext:value-type="string">
            <text:p>Percent Margin of Error; ANCESTRY - Total population - Swiss</text:p>
          </table:table-cell>
        </table:table-row>
        <table:table-row table:style-name="ro1">
          <table:table-cell office:value-type="string" calcext:value-type="string">
            <text:p>HC01_VC210</text:p>
          </table:table-cell>
          <table:table-cell office:value-type="string" calcext:value-type="string">
            <text:p>Estimate; ANCESTRY - Total population - Ukrainian</text:p>
          </table:table-cell>
        </table:table-row>
        <table:table-row table:style-name="ro1">
          <table:table-cell office:value-type="string" calcext:value-type="string">
            <text:p>HC02_VC210</text:p>
          </table:table-cell>
          <table:table-cell office:value-type="string" calcext:value-type="string">
            <text:p>Margin of Error; ANCESTRY - Total population - Ukrainian</text:p>
          </table:table-cell>
        </table:table-row>
        <table:table-row table:style-name="ro1">
          <table:table-cell office:value-type="string" calcext:value-type="string">
            <text:p>HC03_VC210</text:p>
          </table:table-cell>
          <table:table-cell office:value-type="string" calcext:value-type="string">
            <text:p>Percent; ANCESTRY - Total population - Ukrainian</text:p>
          </table:table-cell>
        </table:table-row>
        <table:table-row table:style-name="ro1">
          <table:table-cell office:value-type="string" calcext:value-type="string">
            <text:p>HC04_VC210</text:p>
          </table:table-cell>
          <table:table-cell office:value-type="string" calcext:value-type="string">
            <text:p>Percent Margin of Error; ANCESTRY - Total population - Ukrainian</text:p>
          </table:table-cell>
        </table:table-row>
        <table:table-row table:style-name="ro1">
          <table:table-cell office:value-type="string" calcext:value-type="string">
            <text:p>HC01_VC211</text:p>
          </table:table-cell>
          <table:table-cell office:value-type="string" calcext:value-type="string">
            <text:p>Estimate; ANCESTRY - Total population - Welsh</text:p>
          </table:table-cell>
        </table:table-row>
        <table:table-row table:style-name="ro1">
          <table:table-cell office:value-type="string" calcext:value-type="string">
            <text:p>HC02_VC211</text:p>
          </table:table-cell>
          <table:table-cell office:value-type="string" calcext:value-type="string">
            <text:p>Margin of Error; ANCESTRY - Total population - Welsh</text:p>
          </table:table-cell>
        </table:table-row>
        <table:table-row table:style-name="ro1">
          <table:table-cell office:value-type="string" calcext:value-type="string">
            <text:p>HC03_VC211</text:p>
          </table:table-cell>
          <table:table-cell office:value-type="string" calcext:value-type="string">
            <text:p>Percent; ANCESTRY - Total population - Welsh</text:p>
          </table:table-cell>
        </table:table-row>
        <table:table-row table:style-name="ro1">
          <table:table-cell office:value-type="string" calcext:value-type="string">
            <text:p>HC04_VC211</text:p>
          </table:table-cell>
          <table:table-cell office:value-type="string" calcext:value-type="string">
            <text:p>Percent Margin of Error; ANCESTRY - Total population - Welsh</text:p>
          </table:table-cell>
        </table:table-row>
        <table:table-row table:style-name="ro1">
          <table:table-cell office:value-type="string" calcext:value-type="string">
            <text:p>HC01_VC212</text:p>
          </table:table-cell>
          <table:table-cell office:value-type="string" calcext:value-type="string">
            <text:p>Estimate; ANCESTRY - Total population - West Indian (excluding Hispanic origin groups)</text:p>
          </table:table-cell>
        </table:table-row>
        <table:table-row table:style-name="ro1">
          <table:table-cell office:value-type="string" calcext:value-type="string">
            <text:p>HC02_VC212</text:p>
          </table:table-cell>
          <table:table-cell office:value-type="string" calcext:value-type="string">
            <text:p>Margin of Error; ANCESTRY - Total population - West Indian (excluding Hispanic origin groups)</text:p>
          </table:table-cell>
        </table:table-row>
        <table:table-row table:style-name="ro1">
          <table:table-cell office:value-type="string" calcext:value-type="string">
            <text:p>HC03_VC212</text:p>
          </table:table-cell>
          <table:table-cell office:value-type="string" calcext:value-type="string">
            <text:p>Percent; ANCESTRY - Total population - West Indian (excluding Hispanic origin groups)</text:p>
          </table:table-cell>
        </table:table-row>
        <table:table-row table:style-name="ro1">
          <table:table-cell office:value-type="string" calcext:value-type="string">
            <text:p>HC04_VC212</text:p>
          </table:table-cell>
          <table:table-cell office:value-type="string" calcext:value-type="string">
            <text:p>Percent Margin of Error; ANCESTRY - Total population - West Indian (excluding Hispanic origin groups)</text:p>
          </table:table-cell>
        </table:table-row>
        <table:table-row table:style-name="ro1">
          <table:table-cell office:value-type="string" calcext:value-type="string">
            <text:p>HC01_VC216</text:p>
          </table:table-cell>
          <table:table-cell office:value-type="string" calcext:value-type="string">
            <text:p>Estimate; COMPUTERS AND INTERNET USE - Total households</text:p>
          </table:table-cell>
        </table:table-row>
        <table:table-row table:style-name="ro1">
          <table:table-cell office:value-type="string" calcext:value-type="string">
            <text:p>HC02_VC216</text:p>
          </table:table-cell>
          <table:table-cell office:value-type="string" calcext:value-type="string">
            <text:p>Margin of Error; COMPUTERS AND INTERNET USE - Total households</text:p>
          </table:table-cell>
        </table:table-row>
        <table:table-row table:style-name="ro1">
          <table:table-cell office:value-type="string" calcext:value-type="string">
            <text:p>HC03_VC216</text:p>
          </table:table-cell>
          <table:table-cell office:value-type="string" calcext:value-type="string">
            <text:p>Percent; COMPUTERS AND INTERNET USE - Total households</text:p>
          </table:table-cell>
        </table:table-row>
        <table:table-row table:style-name="ro1">
          <table:table-cell office:value-type="string" calcext:value-type="string">
            <text:p>HC04_VC216</text:p>
          </table:table-cell>
          <table:table-cell office:value-type="string" calcext:value-type="string">
            <text:p>Percent Margin of Error; COMPUTERS AND INTERNET USE - Total households</text:p>
          </table:table-cell>
        </table:table-row>
        <table:table-row table:style-name="ro1">
          <table:table-cell office:value-type="string" calcext:value-type="string">
            <text:p>HC01_VC217</text:p>
          </table:table-cell>
          <table:table-cell office:value-type="string" calcext:value-type="string">
            <text:p>Estimate; COMPUTERS AND INTERNET USE - Total households - With a computer</text:p>
          </table:table-cell>
        </table:table-row>
        <table:table-row table:style-name="ro1">
          <table:table-cell office:value-type="string" calcext:value-type="string">
            <text:p>HC02_VC217</text:p>
          </table:table-cell>
          <table:table-cell office:value-type="string" calcext:value-type="string">
            <text:p>Margin of Error; COMPUTERS AND INTERNET USE - Total households - With a computer</text:p>
          </table:table-cell>
        </table:table-row>
        <table:table-row table:style-name="ro1">
          <table:table-cell office:value-type="string" calcext:value-type="string">
            <text:p>HC03_VC217</text:p>
          </table:table-cell>
          <table:table-cell office:value-type="string" calcext:value-type="string">
            <text:p>Percent; COMPUTERS AND INTERNET USE - Total households - With a computer</text:p>
          </table:table-cell>
        </table:table-row>
        <table:table-row table:style-name="ro1">
          <table:table-cell office:value-type="string" calcext:value-type="string">
            <text:p>HC04_VC217</text:p>
          </table:table-cell>
          <table:table-cell office:value-type="string" calcext:value-type="string">
            <text:p>Percent Margin of Error; COMPUTERS AND INTERNET USE - Total households - With a computer</text:p>
          </table:table-cell>
        </table:table-row>
        <table:table-row table:style-name="ro1">
          <table:table-cell office:value-type="string" calcext:value-type="string">
            <text:p>HC01_VC218</text:p>
          </table:table-cell>
          <table:table-cell office:value-type="string" calcext:value-type="string">
            <text:p>Estimate; COMPUTERS AND INTERNET USE - Total households - With a broadband Internet subscription</text:p>
          </table:table-cell>
        </table:table-row>
        <table:table-row table:style-name="ro1">
          <table:table-cell office:value-type="string" calcext:value-type="string">
            <text:p>HC02_VC218</text:p>
          </table:table-cell>
          <table:table-cell office:value-type="string" calcext:value-type="string">
            <text:p>Margin of Error; COMPUTERS AND INTERNET USE - Total households - With a broadband Internet subscription</text:p>
          </table:table-cell>
        </table:table-row>
        <table:table-row table:style-name="ro1">
          <table:table-cell office:value-type="string" calcext:value-type="string">
            <text:p>HC03_VC218</text:p>
          </table:table-cell>
          <table:table-cell office:value-type="string" calcext:value-type="string">
            <text:p>Percent; COMPUTERS AND INTERNET USE - Total households - With a broadband Internet subscription</text:p>
          </table:table-cell>
        </table:table-row>
        <table:table-row table:style-name="ro1">
          <table:table-cell office:value-type="string" calcext:value-type="string">
            <text:p>HC04_VC218</text:p>
          </table:table-cell>
          <table:table-cell office:value-type="string" calcext:value-type="string">
            <text:p>Percent Margin of Error; COMPUTERS AND INTERNET USE - Total households - With a broadband Internet subscription</text:p>
          </table:table-cell>
        </table:table-row>
      </table:table>
      <table:table table:name="ACS_17_5YR_DP03_metadata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Estimate; EMPLOYMENT STATUS - Population 16 years and over</text:p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Percent; EMPLOYMENT STATUS - Population 16 years and over</text:p>
          </table:table-cell>
        </table:table-row>
        <table:table-row table:style-name="ro1"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Percent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Percent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1_VC06</text:p>
          </table:table-cell>
          <table:table-cell office:value-type="string" calcext:value-type="string">
            <text:p>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2_VC06</text:p>
          </table:table-cell>
          <table:table-cell office:value-type="string" calcext:value-type="string">
            <text:p>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3_VC06</text:p>
          </table:table-cell>
          <table:table-cell office:value-type="string" calcext:value-type="string">
            <text:p>Percent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1_VC07</text:p>
          </table:table-cell>
          <table:table-cell office:value-type="string" calcext:value-type="string">
            <text:p>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2_VC07</text:p>
          </table:table-cell>
          <table:table-cell office:value-type="string" calcext:value-type="string">
            <text:p>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3_VC07</text:p>
          </table:table-cell>
          <table:table-cell office:value-type="string" calcext:value-type="string">
            <text:p>Percent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4_VC07</text:p>
          </table:table-cell>
          <table:table-cell office:value-type="string" calcext:value-type="string">
            <text:p>Percent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HC01_VC08</text:p>
          </table:table-cell>
          <table:table-cell office:value-type="string" calcext:value-type="string">
            <text:p>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2_VC08</text:p>
          </table:table-cell>
          <table:table-cell office:value-type="string" calcext:value-type="string">
            <text:p>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3_VC08</text:p>
          </table:table-cell>
          <table:table-cell office:value-type="string" calcext:value-type="string">
            <text:p>Percent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Percent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HC01_VC11</text:p>
          </table:table-cell>
          <table:table-cell office:value-type="string" calcext:value-type="string">
            <text:p>Estimate; EMPLOYMENT STATUS - Civilian labor force</text:p>
          </table:table-cell>
        </table:table-row>
        <table:table-row table:style-name="ro1">
          <table:table-cell office:value-type="string" calcext:value-type="string">
            <text:p>HC02_VC11</text:p>
          </table:table-cell>
          <table:table-cell office:value-type="string" calcext:value-type="string">
            <text:p>Margin of Error; EMPLOYMENT STATUS - Civilian labor force</text:p>
          </table:table-cell>
        </table:table-row>
        <table:table-row table:style-name="ro1">
          <table:table-cell office:value-type="string" calcext:value-type="string">
            <text:p>HC03_VC11</text:p>
          </table:table-cell>
          <table:table-cell office:value-type="string" calcext:value-type="string">
            <text:p>Percent; EMPLOYMENT STATUS - Civilian labor force</text:p>
          </table:table-cell>
        </table:table-row>
        <table:table-row table:style-name="ro1"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EMPLOYMENT STATUS - Civilian labor force</text:p>
          </table:table-cell>
        </table:table-row>
        <table:table-row table:style-name="ro1">
          <table:table-cell office:value-type="string" calcext:value-type="string">
            <text:p>HC01_VC12</text:p>
          </table:table-cell>
          <table:table-cell office:value-type="string" calcext:value-type="string">
            <text:p>Estimate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HC02_VC12</text:p>
          </table:table-cell>
          <table:table-cell office:value-type="string" calcext:value-type="string">
            <text:p>Margin of Error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HC03_VC12</text:p>
          </table:table-cell>
          <table:table-cell office:value-type="string" calcext:value-type="string">
            <text:p>Percent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Estimate; EMPLOYMENT STATUS - Females 16 years and over</text:p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Margin of Error; EMPLOYMENT STATUS - Females 16 years and over</text:p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Percent; EMPLOYMENT STATUS - Females 16 years and over</text:p>
          </table:table-cell>
        </table:table-row>
        <table:table-row table:style-name="ro1"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EMPLOYMENT STATUS - Females 16 years and over</text:p>
          </table:table-cell>
        </table:table-row>
        <table:table-row table:style-name="ro1">
          <table:table-cell office:value-type="string" calcext:value-type="string">
            <text:p>HC01_VC15</text:p>
          </table:table-cell>
          <table:table-cell office:value-type="string" calcext:value-type="string">
            <text:p>Estimate; EMPLOYMENT STATUS - Females 16 years and over - In labor force</text:p>
          </table:table-cell>
        </table:table-row>
        <table:table-row table:style-name="ro1">
          <table:table-cell office:value-type="string" calcext:value-type="string">
            <text:p>HC02_VC15</text:p>
          </table:table-cell>
          <table:table-cell office:value-type="string" calcext:value-type="string">
            <text:p>Margin of Error; EMPLOYMENT STATUS - Females 16 years and over - In labor force</text:p>
          </table:table-cell>
        </table:table-row>
        <table:table-row table:style-name="ro1">
          <table:table-cell office:value-type="string" calcext:value-type="string">
            <text:p>HC03_VC15</text:p>
          </table:table-cell>
          <table:table-cell office:value-type="string" calcext:value-type="string">
            <text:p>Percent; EMPLOYMENT STATUS - Females 16 years and over - In labor force</text:p>
          </table:table-cell>
        </table:table-row>
        <table:table-row table:style-name="ro1"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EMPLOYMENT STATUS - Females 16 years and over - In labor force</text:p>
          </table:table-cell>
        </table:table-row>
        <table:table-row table:style-name="ro1">
          <table:table-cell office:value-type="string" calcext:value-type="string">
            <text:p>HC01_VC16</text:p>
          </table:table-cell>
          <table:table-cell office:value-type="string" calcext:value-type="string">
            <text:p>Estimate; EMPLOYMENT STATUS - Females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2_VC16</text:p>
          </table:table-cell>
          <table:table-cell office:value-type="string" calcext:value-type="string">
            <text:p>Margin of Error; EMPLOYMENT STATUS - Females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3_VC16</text:p>
          </table:table-cell>
          <table:table-cell office:value-type="string" calcext:value-type="string">
            <text:p>Percent; EMPLOYMENT STATUS - Females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EMPLOYMENT STATUS - Females 16 years and over - In labor force - Civilian labor force</text:p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Estimate; EMPLOYMENT STATUS - Females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Margin of Error; EMPLOYMENT STATUS - Females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Percent; EMPLOYMENT STATUS - Females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EMPLOYMENT STATUS - Females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HC01_VC19</text:p>
          </table:table-cell>
          <table:table-cell office:value-type="string" calcext:value-type="string">
            <text:p>Estimate; EMPLOYMENT STATUS - Own children of the householder under 6 years</text:p>
          </table:table-cell>
        </table:table-row>
        <table:table-row table:style-name="ro1">
          <table:table-cell office:value-type="string" calcext:value-type="string">
            <text:p>HC02_VC19</text:p>
          </table:table-cell>
          <table:table-cell office:value-type="string" calcext:value-type="string">
            <text:p>Margin of Error; EMPLOYMENT STATUS - Own children of the householder under 6 years</text:p>
          </table:table-cell>
        </table:table-row>
        <table:table-row table:style-name="ro1">
          <table:table-cell office:value-type="string" calcext:value-type="string">
            <text:p>HC03_VC19</text:p>
          </table:table-cell>
          <table:table-cell office:value-type="string" calcext:value-type="string">
            <text:p>Percent; EMPLOYMENT STATUS - Own children of the householder under 6 years</text:p>
          </table:table-cell>
        </table:table-row>
        <table:table-row table:style-name="ro1"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EMPLOYMENT STATUS - Own children of the householder under 6 years</text:p>
          </table:table-cell>
        </table:table-row>
        <table:table-row table:style-name="ro1">
          <table:table-cell office:value-type="string" calcext:value-type="string">
            <text:p>HC01_VC20</text:p>
          </table:table-cell>
          <table:table-cell office:value-type="string" calcext:value-type="string">
            <text:p>Estimate; EMPLOYMENT STATUS - Own children of the householder under 6 years - All parents in family in labor force</text:p>
          </table:table-cell>
        </table:table-row>
        <table:table-row table:style-name="ro1">
          <table:table-cell office:value-type="string" calcext:value-type="string">
            <text:p>HC02_VC20</text:p>
          </table:table-cell>
          <table:table-cell office:value-type="string" calcext:value-type="string">
            <text:p>Margin of Error; EMPLOYMENT STATUS - Own children of the householder under 6 years - All parents in family in labor force</text:p>
          </table:table-cell>
        </table:table-row>
        <table:table-row table:style-name="ro1">
          <table:table-cell office:value-type="string" calcext:value-type="string">
            <text:p>HC03_VC20</text:p>
          </table:table-cell>
          <table:table-cell office:value-type="string" calcext:value-type="string">
            <text:p>Percent; EMPLOYMENT STATUS - Own children of the householder under 6 years - All parents in family in labor force</text:p>
          </table:table-cell>
        </table:table-row>
        <table:table-row table:style-name="ro1"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EMPLOYMENT STATUS - Own children of the householder under 6 years - All parents in family in labor force</text:p>
          </table:table-cell>
        </table:table-row>
        <table:table-row table:style-name="ro1">
          <table:table-cell office:value-type="string" calcext:value-type="string">
            <text:p>HC01_VC22</text:p>
          </table:table-cell>
          <table:table-cell office:value-type="string" calcext:value-type="string">
            <text:p>Estimate; EMPLOYMENT STATUS - Own children of the householder 6 to 17 years</text:p>
          </table:table-cell>
        </table:table-row>
        <table:table-row table:style-name="ro1">
          <table:table-cell office:value-type="string" calcext:value-type="string">
            <text:p>HC02_VC22</text:p>
          </table:table-cell>
          <table:table-cell office:value-type="string" calcext:value-type="string">
            <text:p>Margin of Error; EMPLOYMENT STATUS - Own children of the householder 6 to 17 years</text:p>
          </table:table-cell>
        </table:table-row>
        <table:table-row table:style-name="ro1">
          <table:table-cell office:value-type="string" calcext:value-type="string">
            <text:p>HC03_VC22</text:p>
          </table:table-cell>
          <table:table-cell office:value-type="string" calcext:value-type="string">
            <text:p>Percent; EMPLOYMENT STATUS - Own children of the householder 6 to 17 years</text:p>
          </table:table-cell>
        </table:table-row>
        <table:table-row table:style-name="ro1"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EMPLOYMENT STATUS - Own children of the householder 6 to 17 years</text:p>
          </table:table-cell>
        </table:table-row>
        <table:table-row table:style-name="ro1">
          <table:table-cell office:value-type="string" calcext:value-type="string">
            <text:p>HC01_VC23</text:p>
          </table:table-cell>
          <table:table-cell office:value-type="string" calcext:value-type="string">
            <text:p>Estimate; EMPLOYMENT STATUS - Own children of the householder 6 to 17 years - All parents in family in labor force</text:p>
          </table:table-cell>
        </table:table-row>
        <table:table-row table:style-name="ro1">
          <table:table-cell office:value-type="string" calcext:value-type="string">
            <text:p>HC02_VC23</text:p>
          </table:table-cell>
          <table:table-cell office:value-type="string" calcext:value-type="string">
            <text:p>Margin of Error; EMPLOYMENT STATUS - Own children of the householder 6 to 17 years - All parents in family in labor force</text:p>
          </table:table-cell>
        </table:table-row>
        <table:table-row table:style-name="ro1">
          <table:table-cell office:value-type="string" calcext:value-type="string">
            <text:p>HC03_VC23</text:p>
          </table:table-cell>
          <table:table-cell office:value-type="string" calcext:value-type="string">
            <text:p>Percent; EMPLOYMENT STATUS - Own children of the householder 6 to 17 years - All parents in family in labor force</text:p>
          </table:table-cell>
        </table:table-row>
        <table:table-row table:style-name="ro1">
          <table:table-cell office:value-type="string" calcext:value-type="string">
            <text:p>HC04_VC23</text:p>
          </table:table-cell>
          <table:table-cell office:value-type="string" calcext:value-type="string">
            <text:p>Percent Margin of Error; EMPLOYMENT STATUS - Own children of the householder 6 to 17 years - All parents in family in labor force</text:p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Estimate; COMMUTING TO WORK - Workers 16 years and over</text:p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Percent; COMMUTING TO WORK - Workers 16 years and over</text:p>
          </table:table-cell>
        </table:table-row>
        <table:table-row table:style-name="ro1"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Estimate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Percent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Estimate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Percent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HC01_VC30</text:p>
          </table:table-cell>
          <table:table-cell office:value-type="string" calcext:value-type="string">
            <text:p>Estimate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HC02_VC30</text:p>
          </table:table-cell>
          <table:table-cell office:value-type="string" calcext:value-type="string">
            <text:p>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HC03_VC30</text:p>
          </table:table-cell>
          <table:table-cell office:value-type="string" calcext:value-type="string">
            <text:p>Percent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HC01_VC31</text:p>
          </table:table-cell>
          <table:table-cell office:value-type="string" calcext:value-type="string">
            <text:p>Estimate; COMMUTING TO WORK - Workers 16 years and over - Walked</text:p>
          </table:table-cell>
        </table:table-row>
        <table:table-row table:style-name="ro1">
          <table:table-cell office:value-type="string" calcext:value-type="string">
            <text:p>HC02_VC31</text:p>
          </table:table-cell>
          <table:table-cell office:value-type="string" calcext:value-type="string">
            <text:p>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HC03_VC31</text:p>
          </table:table-cell>
          <table:table-cell office:value-type="string" calcext:value-type="string">
            <text:p>Percent; COMMUTING TO WORK - Workers 16 years and over - Walked</text:p>
          </table:table-cell>
        </table:table-row>
        <table:table-row table:style-name="ro1"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Estimate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Percent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HC01_VC33</text:p>
          </table:table-cell>
          <table:table-cell office:value-type="string" calcext:value-type="string">
            <text:p>Estimate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HC02_VC33</text:p>
          </table:table-cell>
          <table:table-cell office:value-type="string" calcext:value-type="string">
            <text:p>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HC03_VC33</text:p>
          </table:table-cell>
          <table:table-cell office:value-type="string" calcext:value-type="string">
            <text:p>Percent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HC04_VC33</text:p>
          </table:table-cell>
          <table:table-cell office:value-type="string" calcext:value-type="string">
            <text:p>Percent 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HC01_VC36</text:p>
          </table:table-cell>
          <table:table-cell office:value-type="string" calcext:value-type="string">
            <text:p>Estimate; COMMUTING TO WORK - Mean travel time to work (minutes)</text:p>
          </table:table-cell>
        </table:table-row>
        <table:table-row table:style-name="ro1">
          <table:table-cell office:value-type="string" calcext:value-type="string">
            <text:p>HC02_VC36</text:p>
          </table:table-cell>
          <table:table-cell office:value-type="string" calcext:value-type="string">
            <text:p>Margin of Error; COMMUTING TO WORK - Mean travel time to work (minutes)</text:p>
          </table:table-cell>
        </table:table-row>
        <table:table-row table:style-name="ro1">
          <table:table-cell office:value-type="string" calcext:value-type="string">
            <text:p>HC03_VC36</text:p>
          </table:table-cell>
          <table:table-cell office:value-type="string" calcext:value-type="string">
            <text:p>Percent; COMMUTING TO WORK - Mean travel time to work (minutes)</text:p>
          </table:table-cell>
        </table:table-row>
        <table:table-row table:style-name="ro1"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COMMUTING TO WORK - Mean travel time to work (minutes)</text:p>
          </table:table-cell>
        </table:table-row>
        <table:table-row table:style-name="ro1">
          <table:table-cell office:value-type="string" calcext:value-type="string">
            <text:p>HC01_VC40</text:p>
          </table:table-cell>
          <table:table-cell office:value-type="string" calcext:value-type="string">
            <text:p>Estimate; OCCUPATION - Civilian employed population 16 years and over</text:p>
          </table:table-cell>
        </table:table-row>
        <table:table-row table:style-name="ro1">
          <table:table-cell office:value-type="string" calcext:value-type="string">
            <text:p>HC02_VC40</text:p>
          </table:table-cell>
          <table:table-cell office:value-type="string" calcext:value-type="string">
            <text:p>Margin of Error; OCCUPATION - Civilian employed population 16 years and over</text:p>
          </table:table-cell>
        </table:table-row>
        <table:table-row table:style-name="ro1">
          <table:table-cell office:value-type="string" calcext:value-type="string">
            <text:p>HC03_VC40</text:p>
          </table:table-cell>
          <table:table-cell office:value-type="string" calcext:value-type="string">
            <text:p>Percent; OCCUPATION - Civilian employed population 16 years and over</text:p>
          </table:table-cell>
        </table:table-row>
        <table:table-row table:style-name="ro1"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OCCUPATION - Civilian employed population 16 years and over</text:p>
          </table:table-cell>
        </table:table-row>
        <table:table-row table:style-name="ro1">
          <table:table-cell office:value-type="string" calcext:value-type="string">
            <text:p>HC01_VC41</text:p>
          </table:table-cell>
          <table:table-cell office:value-type="string" calcext:value-type="string">
            <text:p>Estimate; OCCUPATION - Civilian employed population 16 years and over - Management, business, science, and arts occupations</text:p>
          </table:table-cell>
        </table:table-row>
        <table:table-row table:style-name="ro1">
          <table:table-cell office:value-type="string" calcext:value-type="string">
            <text:p>HC02_VC41</text:p>
          </table:table-cell>
          <table:table-cell office:value-type="string" calcext:value-type="string">
            <text:p>Margin of Error; OCCUPATION - Civilian employed population 16 years and over - Management, business, science, and arts occupations</text:p>
          </table:table-cell>
        </table:table-row>
        <table:table-row table:style-name="ro1">
          <table:table-cell office:value-type="string" calcext:value-type="string">
            <text:p>HC03_VC41</text:p>
          </table:table-cell>
          <table:table-cell office:value-type="string" calcext:value-type="string">
            <text:p>Percent; OCCUPATION - Civilian employed population 16 years and over - Management, business, science, and arts occupations</text:p>
          </table:table-cell>
        </table:table-row>
        <table:table-row table:style-name="ro1"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OCCUPATION - Civilian employed population 16 years and over - Management, business, science, and arts occupations</text:p>
          </table:table-cell>
        </table:table-row>
        <table:table-row table:style-name="ro1">
          <table:table-cell office:value-type="string" calcext:value-type="string">
            <text:p>HC01_VC42</text:p>
          </table:table-cell>
          <table:table-cell office:value-type="string" calcext:value-type="string">
            <text:p>Estimate; OCCUPATION - Civilian employed population 16 years and over - Service occupations</text:p>
          </table:table-cell>
        </table:table-row>
        <table:table-row table:style-name="ro1">
          <table:table-cell office:value-type="string" calcext:value-type="string">
            <text:p>HC02_VC42</text:p>
          </table:table-cell>
          <table:table-cell office:value-type="string" calcext:value-type="string">
            <text:p>Margin of Error; OCCUPATION - Civilian employed population 16 years and over - Service occupations</text:p>
          </table:table-cell>
        </table:table-row>
        <table:table-row table:style-name="ro1">
          <table:table-cell office:value-type="string" calcext:value-type="string">
            <text:p>HC03_VC42</text:p>
          </table:table-cell>
          <table:table-cell office:value-type="string" calcext:value-type="string">
            <text:p>Percent; OCCUPATION - Civilian employed population 16 years and over - Service occupations</text:p>
          </table:table-cell>
        </table:table-row>
        <table:table-row table:style-name="ro1"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OCCUPATION - Civilian employed population 16 years and over - Service occupations</text:p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Estimate; OCCUPATION - Civilian employed population 16 years and over - Sales and office occupations</text:p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Margin of Error; OCCUPATION - Civilian employed population 16 years and over - Sales and office occupations</text:p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Percent; OCCUPATION - Civilian employed population 16 years and over - Sales and office occupations</text:p>
          </table:table-cell>
        </table:table-row>
        <table:table-row table:style-name="ro1"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OCCUPATION - Civilian employed population 16 years and over - Sales and office occupations</text:p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Estimate; OCCUPATION - Civilian employed population 16 years and over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Margin of Error; OCCUPATION - Civilian employed population 16 years and over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Percent; OCCUPATION - Civilian employed population 16 years and over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OCCUPATION - Civilian employed population 16 years and over - Natural resources, construction, and maintenance occupations</text:p>
          </table:table-cell>
        </table:table-row>
        <table:table-row table:style-name="ro1">
          <table:table-cell office:value-type="string" calcext:value-type="string">
            <text:p>HC01_VC45</text:p>
          </table:table-cell>
          <table:table-cell office:value-type="string" calcext:value-type="string">
            <text:p>Estimate; OCCUPATION - Civilian employed population 16 years and over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2_VC45</text:p>
          </table:table-cell>
          <table:table-cell office:value-type="string" calcext:value-type="string">
            <text:p>Margin of Error; OCCUPATION - Civilian employed population 16 years and over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3_VC45</text:p>
          </table:table-cell>
          <table:table-cell office:value-type="string" calcext:value-type="string">
            <text:p>Percent; OCCUPATION - Civilian employed population 16 years and over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OCCUPATION - Civilian employed population 16 years and over - Production, transportation, and material moving occupations</text:p>
          </table:table-cell>
        </table:table-row>
        <table:table-row table:style-name="ro1">
          <table:table-cell office:value-type="string" calcext:value-type="string">
            <text:p>HC01_VC49</text:p>
          </table:table-cell>
          <table:table-cell office:value-type="string" calcext:value-type="string">
            <text:p>Estimate; INDUSTRY - Civilian employed population 16 years and over</text:p>
          </table:table-cell>
        </table:table-row>
        <table:table-row table:style-name="ro1">
          <table:table-cell office:value-type="string" calcext:value-type="string">
            <text:p>HC02_VC49</text:p>
          </table:table-cell>
          <table:table-cell office:value-type="string" calcext:value-type="string">
            <text:p>Margin of Error; INDUSTRY - Civilian employed population 16 years and over</text:p>
          </table:table-cell>
        </table:table-row>
        <table:table-row table:style-name="ro1">
          <table:table-cell office:value-type="string" calcext:value-type="string">
            <text:p>HC03_VC49</text:p>
          </table:table-cell>
          <table:table-cell office:value-type="string" calcext:value-type="string">
            <text:p>Percent; INDUSTRY - Civilian employed population 16 years and over</text:p>
          </table:table-cell>
        </table:table-row>
        <table:table-row table:style-name="ro1"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INDUSTRY - Civilian employed population 16 years and over</text:p>
          </table:table-cell>
        </table:table-row>
        <table:table-row table:style-name="ro1">
          <table:table-cell office:value-type="string" calcext:value-type="string">
            <text:p>HC01_VC50</text:p>
          </table:table-cell>
          <table:table-cell office:value-type="string" calcext:value-type="string">
            <text:p>Estimate; INDUSTRY - Civilian employed population 16 years and over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2_VC50</text:p>
          </table:table-cell>
          <table:table-cell office:value-type="string" calcext:value-type="string">
            <text:p>Margin of Error; INDUSTRY - Civilian employed population 16 years and over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3_VC50</text:p>
          </table:table-cell>
          <table:table-cell office:value-type="string" calcext:value-type="string">
            <text:p>Percent; INDUSTRY - Civilian employed population 16 years and over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INDUSTRY - Civilian employed population 16 years and over - Agriculture, forestry, fishing and hunting, and mining</text:p>
          </table:table-cell>
        </table:table-row>
        <table:table-row table:style-name="ro1">
          <table:table-cell office:value-type="string" calcext:value-type="string">
            <text:p>HC01_VC51</text:p>
          </table:table-cell>
          <table:table-cell office:value-type="string" calcext:value-type="string">
            <text:p>Estimate; INDUSTRY - Civilian employed population 16 years and over - Construction</text:p>
          </table:table-cell>
        </table:table-row>
        <table:table-row table:style-name="ro1">
          <table:table-cell office:value-type="string" calcext:value-type="string">
            <text:p>HC02_VC51</text:p>
          </table:table-cell>
          <table:table-cell office:value-type="string" calcext:value-type="string">
            <text:p>Margin of Error; INDUSTRY - Civilian employed population 16 years and over - Construction</text:p>
          </table:table-cell>
        </table:table-row>
        <table:table-row table:style-name="ro1">
          <table:table-cell office:value-type="string" calcext:value-type="string">
            <text:p>HC03_VC51</text:p>
          </table:table-cell>
          <table:table-cell office:value-type="string" calcext:value-type="string">
            <text:p>Percent; INDUSTRY - Civilian employed population 16 years and over - Construction</text:p>
          </table:table-cell>
        </table:table-row>
        <table:table-row table:style-name="ro1">
          <table:table-cell office:value-type="string" calcext:value-type="string">
            <text:p>HC04_VC51</text:p>
          </table:table-cell>
          <table:table-cell office:value-type="string" calcext:value-type="string">
            <text:p>Percent Margin of Error; INDUSTRY - Civilian employed population 16 years and over - Construction</text:p>
          </table:table-cell>
        </table:table-row>
        <table:table-row table:style-name="ro1">
          <table:table-cell office:value-type="string" calcext:value-type="string">
            <text:p>HC01_VC52</text:p>
          </table:table-cell>
          <table:table-cell office:value-type="string" calcext:value-type="string">
            <text:p>Estimate; INDUSTRY - Civilian employed population 16 years and over - Manufacturing</text:p>
          </table:table-cell>
        </table:table-row>
        <table:table-row table:style-name="ro1">
          <table:table-cell office:value-type="string" calcext:value-type="string">
            <text:p>HC02_VC52</text:p>
          </table:table-cell>
          <table:table-cell office:value-type="string" calcext:value-type="string">
            <text:p>Margin of Error; INDUSTRY - Civilian employed population 16 years and over - Manufacturing</text:p>
          </table:table-cell>
        </table:table-row>
        <table:table-row table:style-name="ro1">
          <table:table-cell office:value-type="string" calcext:value-type="string">
            <text:p>HC03_VC52</text:p>
          </table:table-cell>
          <table:table-cell office:value-type="string" calcext:value-type="string">
            <text:p>Percent; INDUSTRY - Civilian employed population 16 years and over - Manufacturing</text:p>
          </table:table-cell>
        </table:table-row>
        <table:table-row table:style-name="ro1">
          <table:table-cell office:value-type="string" calcext:value-type="string">
            <text:p>HC04_VC52</text:p>
          </table:table-cell>
          <table:table-cell office:value-type="string" calcext:value-type="string">
            <text:p>Percent Margin of Error; INDUSTRY - Civilian employed population 16 years and over - Manufacturing</text:p>
          </table:table-cell>
        </table:table-row>
        <table:table-row table:style-name="ro1">
          <table:table-cell office:value-type="string" calcext:value-type="string">
            <text:p>HC01_VC53</text:p>
          </table:table-cell>
          <table:table-cell office:value-type="string" calcext:value-type="string">
            <text:p>Estimate; INDUSTRY - Civilian employed population 16 years and over - Wholesale trade</text:p>
          </table:table-cell>
        </table:table-row>
        <table:table-row table:style-name="ro1">
          <table:table-cell office:value-type="string" calcext:value-type="string">
            <text:p>HC02_VC53</text:p>
          </table:table-cell>
          <table:table-cell office:value-type="string" calcext:value-type="string">
            <text:p>Margin of Error; INDUSTRY - Civilian employed population 16 years and over - Wholesale trade</text:p>
          </table:table-cell>
        </table:table-row>
        <table:table-row table:style-name="ro1">
          <table:table-cell office:value-type="string" calcext:value-type="string">
            <text:p>HC03_VC53</text:p>
          </table:table-cell>
          <table:table-cell office:value-type="string" calcext:value-type="string">
            <text:p>Percent; INDUSTRY - Civilian employed population 16 years and over - Wholesale trade</text:p>
          </table:table-cell>
        </table:table-row>
        <table:table-row table:style-name="ro1"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INDUSTRY - Civilian employed population 16 years and over - Wholesale trade</text:p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Estimate; INDUSTRY - Civilian employed population 16 years and over - Retail trade</text:p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Margin of Error; INDUSTRY - Civilian employed population 16 years and over - Retail trade</text:p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Percent; INDUSTRY - Civilian employed population 16 years and over - Retail trade</text:p>
          </table:table-cell>
        </table:table-row>
        <table:table-row table:style-name="ro1"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INDUSTRY - Civilian employed population 16 years and over - Retail trade</text:p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Estimate; INDUSTRY - Civilian employed population 16 years and over - Transportation and warehousing, and utilities</text:p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Margin of Error; INDUSTRY - Civilian employed population 16 years and over - Transportation and warehousing, and utilities</text:p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Percent; INDUSTRY - Civilian employed population 16 years and over - Transportation and warehousing, and utilities</text:p>
          </table:table-cell>
        </table:table-row>
        <table:table-row table:style-name="ro1"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INDUSTRY - Civilian employed population 16 years and over - Transportation and warehousing, and utilities</text:p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Estimate; INDUSTRY - Civilian employed population 16 years and over - Information</text:p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Margin of Error; INDUSTRY - Civilian employed population 16 years and over - Information</text:p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Percent; INDUSTRY - Civilian employed population 16 years and over - Information</text:p>
          </table:table-cell>
        </table:table-row>
        <table:table-row table:style-name="ro1"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INDUSTRY - Civilian employed population 16 years and over - Information</text:p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Estimate; INDUSTRY - Civilian employed population 16 years and over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Margin of Error; INDUSTRY - Civilian employed population 16 years and over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Percent; INDUSTRY - Civilian employed population 16 years and over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INDUSTRY - Civilian employed population 16 years and over - Finance and insurance, and real estate and rental and leasing</text:p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Estimate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Margin of Error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Percent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office:value-type="string" calcext:value-type="string">
            <text:p>HC01_VC59</text:p>
          </table:table-cell>
          <table:table-cell office:value-type="string" calcext:value-type="string">
            <text:p>Estimate; INDUSTRY - Civilian employed population 16 years and over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2_VC59</text:p>
          </table:table-cell>
          <table:table-cell office:value-type="string" calcext:value-type="string">
            <text:p>Margin of Error; INDUSTRY - Civilian employed population 16 years and over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3_VC59</text:p>
          </table:table-cell>
          <table:table-cell office:value-type="string" calcext:value-type="string">
            <text:p>Percent; INDUSTRY - Civilian employed population 16 years and over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INDUSTRY - Civilian employed population 16 years and over - Educational services, and health care and social assistance</text:p>
          </table:table-cell>
        </table:table-row>
        <table:table-row table:style-name="ro1">
          <table:table-cell office:value-type="string" calcext:value-type="string">
            <text:p>HC01_VC60</text:p>
          </table:table-cell>
          <table:table-cell office:value-type="string" calcext:value-type="string">
            <text:p>Estimate; INDUSTRY - Civilian employed population 16 years and over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2_VC60</text:p>
          </table:table-cell>
          <table:table-cell office:value-type="string" calcext:value-type="string">
            <text:p>Margin of Error; INDUSTRY - Civilian employed population 16 years and over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3_VC60</text:p>
          </table:table-cell>
          <table:table-cell office:value-type="string" calcext:value-type="string">
            <text:p>Percent; INDUSTRY - Civilian employed population 16 years and over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INDUSTRY - Civilian employed population 16 years and over - Arts, entertainment, and recreation, and accommodation and food services</text:p>
          </table:table-cell>
        </table:table-row>
        <table:table-row table:style-name="ro1">
          <table:table-cell office:value-type="string" calcext:value-type="string">
            <text:p>HC01_VC61</text:p>
          </table:table-cell>
          <table:table-cell office:value-type="string" calcext:value-type="string">
            <text:p>Estimate; INDUSTRY - Civilian employed population 16 years and over - Other services, except public administration</text:p>
          </table:table-cell>
        </table:table-row>
        <table:table-row table:style-name="ro1">
          <table:table-cell office:value-type="string" calcext:value-type="string">
            <text:p>HC02_VC61</text:p>
          </table:table-cell>
          <table:table-cell office:value-type="string" calcext:value-type="string">
            <text:p>Margin of Error; INDUSTRY - Civilian employed population 16 years and over - Other services, except public administration</text:p>
          </table:table-cell>
        </table:table-row>
        <table:table-row table:style-name="ro1">
          <table:table-cell office:value-type="string" calcext:value-type="string">
            <text:p>HC03_VC61</text:p>
          </table:table-cell>
          <table:table-cell office:value-type="string" calcext:value-type="string">
            <text:p>Percent; INDUSTRY - Civilian employed population 16 years and over - Other services, except public administration</text:p>
          </table:table-cell>
        </table:table-row>
        <table:table-row table:style-name="ro1">
          <table:table-cell office:value-type="string" calcext:value-type="string">
            <text:p>HC04_VC61</text:p>
          </table:table-cell>
          <table:table-cell office:value-type="string" calcext:value-type="string">
            <text:p>Percent Margin of Error; INDUSTRY - Civilian employed population 16 years and over - Other services, except public administration</text:p>
          </table:table-cell>
        </table:table-row>
        <table:table-row table:style-name="ro1">
          <table:table-cell office:value-type="string" calcext:value-type="string">
            <text:p>HC01_VC62</text:p>
          </table:table-cell>
          <table:table-cell office:value-type="string" calcext:value-type="string">
            <text:p>Estimate; INDUSTRY - Civilian employed population 16 years and over - Public administration</text:p>
          </table:table-cell>
        </table:table-row>
        <table:table-row table:style-name="ro1">
          <table:table-cell office:value-type="string" calcext:value-type="string">
            <text:p>HC02_VC62</text:p>
          </table:table-cell>
          <table:table-cell office:value-type="string" calcext:value-type="string">
            <text:p>Margin of Error; INDUSTRY - Civilian employed population 16 years and over - Public administration</text:p>
          </table:table-cell>
        </table:table-row>
        <table:table-row table:style-name="ro1">
          <table:table-cell office:value-type="string" calcext:value-type="string">
            <text:p>HC03_VC62</text:p>
          </table:table-cell>
          <table:table-cell office:value-type="string" calcext:value-type="string">
            <text:p>Percent; INDUSTRY - Civilian employed population 16 years and over - Public administration</text:p>
          </table:table-cell>
        </table:table-row>
        <table:table-row table:style-name="ro1"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INDUSTRY - Civilian employed population 16 years and over - Public administration</text:p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Estimate; CLASS OF WORKER - Civilian employed population 16 years and over</text:p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Margin of Error; CLASS OF WORKER - Civilian employed population 16 years and over</text:p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Percent; CLASS OF WORKER - Civilian employed population 16 years and over</text:p>
          </table:table-cell>
        </table:table-row>
        <table:table-row table:style-name="ro1"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CLASS OF WORKER - Civilian employed population 16 years and over</text:p>
          </table:table-cell>
        </table:table-row>
        <table:table-row table:style-name="ro1">
          <table:table-cell office:value-type="string" calcext:value-type="string">
            <text:p>HC01_VC67</text:p>
          </table:table-cell>
          <table:table-cell office:value-type="string" calcext:value-type="string">
            <text:p>Estimate; CLASS OF WORKER - Civilian employed population 16 years and over - Private wage and salary workers</text:p>
          </table:table-cell>
        </table:table-row>
        <table:table-row table:style-name="ro1">
          <table:table-cell office:value-type="string" calcext:value-type="string">
            <text:p>HC02_VC67</text:p>
          </table:table-cell>
          <table:table-cell office:value-type="string" calcext:value-type="string">
            <text:p>Margin of Error; CLASS OF WORKER - Civilian employed population 16 years and over - Private wage and salary workers</text:p>
          </table:table-cell>
        </table:table-row>
        <table:table-row table:style-name="ro1">
          <table:table-cell office:value-type="string" calcext:value-type="string">
            <text:p>HC03_VC67</text:p>
          </table:table-cell>
          <table:table-cell office:value-type="string" calcext:value-type="string">
            <text:p>Percent; CLASS OF WORKER - Civilian employed population 16 years and over - Private wage and salary workers</text:p>
          </table:table-cell>
        </table:table-row>
        <table:table-row table:style-name="ro1"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CLASS OF WORKER - Civilian employed population 16 years and over - Private wage and salary workers</text:p>
          </table:table-cell>
        </table:table-row>
        <table:table-row table:style-name="ro1">
          <table:table-cell office:value-type="string" calcext:value-type="string">
            <text:p>HC01_VC68</text:p>
          </table:table-cell>
          <table:table-cell office:value-type="string" calcext:value-type="string">
            <text:p>Estimate; CLASS OF WORKER - Civilian employed population 16 years and over - Government workers</text:p>
          </table:table-cell>
        </table:table-row>
        <table:table-row table:style-name="ro1">
          <table:table-cell office:value-type="string" calcext:value-type="string">
            <text:p>HC02_VC68</text:p>
          </table:table-cell>
          <table:table-cell office:value-type="string" calcext:value-type="string">
            <text:p>Margin of Error; CLASS OF WORKER - Civilian employed population 16 years and over - Government workers</text:p>
          </table:table-cell>
        </table:table-row>
        <table:table-row table:style-name="ro1">
          <table:table-cell office:value-type="string" calcext:value-type="string">
            <text:p>HC03_VC68</text:p>
          </table:table-cell>
          <table:table-cell office:value-type="string" calcext:value-type="string">
            <text:p>Percent; CLASS OF WORKER - Civilian employed population 16 years and over - Government workers</text:p>
          </table:table-cell>
        </table:table-row>
        <table:table-row table:style-name="ro1"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CLASS OF WORKER - Civilian employed population 16 years and over - Government workers</text:p>
          </table:table-cell>
        </table:table-row>
        <table:table-row table:style-name="ro1">
          <table:table-cell office:value-type="string" calcext:value-type="string">
            <text:p>HC01_VC69</text:p>
          </table:table-cell>
          <table:table-cell office:value-type="string" calcext:value-type="string">
            <text:p>Estimate; CLASS OF WORKER - Civilian employed population 16 years and over - Self-employed in own not incorporated business workers</text:p>
          </table:table-cell>
        </table:table-row>
        <table:table-row table:style-name="ro1">
          <table:table-cell office:value-type="string" calcext:value-type="string">
            <text:p>HC02_VC69</text:p>
          </table:table-cell>
          <table:table-cell office:value-type="string" calcext:value-type="string">
            <text:p>Margin of Error; CLASS OF WORKER - Civilian employed population 16 years and over - Self-employed in own not incorporated business workers</text:p>
          </table:table-cell>
        </table:table-row>
        <table:table-row table:style-name="ro1">
          <table:table-cell office:value-type="string" calcext:value-type="string">
            <text:p>HC03_VC69</text:p>
          </table:table-cell>
          <table:table-cell office:value-type="string" calcext:value-type="string">
            <text:p>Percent; CLASS OF WORKER - Civilian employed population 16 years and over - Self-employed in own not incorporated business workers</text:p>
          </table:table-cell>
        </table:table-row>
        <table:table-row table:style-name="ro1"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CLASS OF WORKER - Civilian employed population 16 years and over - Self-employed in own not incorporated business workers</text:p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Estimate; CLASS OF WORKER - Civilian employed population 16 years and over - Unpaid family workers</text:p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Margin of Error; CLASS OF WORKER - Civilian employed population 16 years and over - Unpaid family workers</text:p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Percent; CLASS OF WORKER - Civilian employed population 16 years and over - Unpaid family workers</text:p>
          </table:table-cell>
        </table:table-row>
        <table:table-row table:style-name="ro1"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CLASS OF WORKER - Civilian employed population 16 years and over - Unpaid family workers</text:p>
          </table:table-cell>
        </table:table-row>
        <table:table-row table:style-name="ro1">
          <table:table-cell office:value-type="string" calcext:value-type="string">
            <text:p>HC01_VC74</text:p>
          </table:table-cell>
          <table:table-cell office:value-type="string" calcext:value-type="string">
            <text:p>Estimate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HC02_VC74</text:p>
          </table:table-cell>
          <table:table-cell office:value-type="string" calcext:value-type="string">
            <text:p>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HC03_VC74</text:p>
          </table:table-cell>
          <table:table-cell office:value-type="string" calcext:value-type="string">
            <text:p>Percent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HC01_VC75</text:p>
          </table:table-cell>
          <table:table-cell office:value-type="string" calcext:value-type="string">
            <text:p>Estimate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HC02_VC75</text:p>
          </table:table-cell>
          <table:table-cell office:value-type="string" calcext:value-type="string">
            <text:p>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HC03_VC75</text:p>
          </table:table-cell>
          <table:table-cell office:value-type="string" calcext:value-type="string">
            <text:p>Percent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HC01_VC76</text:p>
          </table:table-cell>
          <table:table-cell office:value-type="string" calcext:value-type="string">
            <text:p>Estimate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HC02_VC76</text:p>
          </table:table-cell>
          <table:table-cell office:value-type="string" calcext:value-type="string">
            <text:p>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HC03_VC76</text:p>
          </table:table-cell>
          <table:table-cell office:value-type="string" calcext:value-type="string">
            <text:p>Percent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Estimate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Percent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Estimate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Percent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Estimate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Percent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HC01_VC80</text:p>
          </table:table-cell>
          <table:table-cell office:value-type="string" calcext:value-type="string">
            <text:p>Estimate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HC02_VC80</text:p>
          </table:table-cell>
          <table:table-cell office:value-type="string" calcext:value-type="string">
            <text:p>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HC03_VC80</text:p>
          </table:table-cell>
          <table:table-cell office:value-type="string" calcext:value-type="string">
            <text:p>Percent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HC01_VC81</text:p>
          </table:table-cell>
          <table:table-cell office:value-type="string" calcext:value-type="string">
            <text:p>Estimate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HC02_VC81</text:p>
          </table:table-cell>
          <table:table-cell office:value-type="string" calcext:value-type="string">
            <text:p>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HC03_VC81</text:p>
          </table:table-cell>
          <table:table-cell office:value-type="string" calcext:value-type="string">
            <text:p>Percent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HC04_VC81</text:p>
          </table:table-cell>
          <table:table-cell office:value-type="string" calcext:value-type="string">
            <text:p>Percent 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HC01_VC82</text:p>
          </table:table-cell>
          <table:table-cell office:value-type="string" calcext:value-type="string">
            <text:p>Estimate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HC02_VC82</text:p>
          </table:table-cell>
          <table:table-cell office:value-type="string" calcext:value-type="string">
            <text:p>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HC03_VC82</text:p>
          </table:table-cell>
          <table:table-cell office:value-type="string" calcext:value-type="string">
            <text:p>Percent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HC04_VC82</text:p>
          </table:table-cell>
          <table:table-cell office:value-type="string" calcext:value-type="string">
            <text:p>Percent 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HC01_VC83</text:p>
          </table:table-cell>
          <table:table-cell office:value-type="string" calcext:value-type="string">
            <text:p>Estimate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HC02_VC83</text:p>
          </table:table-cell>
          <table:table-cell office:value-type="string" calcext:value-type="string">
            <text:p>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HC03_VC83</text:p>
          </table:table-cell>
          <table:table-cell office:value-type="string" calcext:value-type="string">
            <text:p>Percent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HC04_VC83</text:p>
          </table:table-cell>
          <table:table-cell office:value-type="string" calcext:value-type="string">
            <text:p>Percent 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HC01_VC84</text:p>
          </table:table-cell>
          <table:table-cell office:value-type="string" calcext:value-type="string">
            <text:p>Estimate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HC02_VC84</text:p>
          </table:table-cell>
          <table:table-cell office:value-type="string" calcext:value-type="string">
            <text:p>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HC03_VC84</text:p>
          </table:table-cell>
          <table:table-cell office:value-type="string" calcext:value-type="string">
            <text:p>Percent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HC01_VC85</text:p>
          </table:table-cell>
          <table:table-cell office:value-type="string" calcext:value-type="string">
            <text:p>Estimate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HC02_VC85</text:p>
          </table:table-cell>
          <table:table-cell office:value-type="string" calcext:value-type="string">
            <text:p>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HC03_VC85</text:p>
          </table:table-cell>
          <table:table-cell office:value-type="string" calcext:value-type="string">
            <text:p>Percent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HC01_VC86</text:p>
          </table:table-cell>
          <table:table-cell office:value-type="string" calcext:value-type="string">
            <text:p>Estimate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HC02_VC86</text:p>
          </table:table-cell>
          <table:table-cell office:value-type="string" calcext:value-type="string">
            <text:p>Margin of Error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HC03_VC86</text:p>
          </table:table-cell>
          <table:table-cell office:value-type="string" calcext:value-type="string">
            <text:p>Percent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HC01_VC89</text:p>
          </table:table-cell>
          <table:table-cell office:value-type="string" calcext:value-type="string">
            <text:p>Estimate; INCOME AND BENEFITS (IN 2017 INFLATION-ADJUSTED DOLLARS) - With earnings</text:p>
          </table:table-cell>
        </table:table-row>
        <table:table-row table:style-name="ro1">
          <table:table-cell office:value-type="string" calcext:value-type="string">
            <text:p>HC02_VC89</text:p>
          </table:table-cell>
          <table:table-cell office:value-type="string" calcext:value-type="string">
            <text:p>Margin of Error; INCOME AND BENEFITS (IN 2017 INFLATION-ADJUSTED DOLLARS) - With earnings</text:p>
          </table:table-cell>
        </table:table-row>
        <table:table-row table:style-name="ro1">
          <table:table-cell office:value-type="string" calcext:value-type="string">
            <text:p>HC03_VC89</text:p>
          </table:table-cell>
          <table:table-cell office:value-type="string" calcext:value-type="string">
            <text:p>Percent; INCOME AND BENEFITS (IN 2017 INFLATION-ADJUSTED DOLLARS) - With earnings</text:p>
          </table:table-cell>
        </table:table-row>
        <table:table-row table:style-name="ro1">
          <table:table-cell office:value-type="string" calcext:value-type="string">
            <text:p>HC04_VC89</text:p>
          </table:table-cell>
          <table:table-cell office:value-type="string" calcext:value-type="string">
            <text:p>Percent Margin of Error; INCOME AND BENEFITS (IN 2017 INFLATION-ADJUSTED DOLLARS) - With earnings</text:p>
          </table:table-cell>
        </table:table-row>
        <table:table-row table:style-name="ro1">
          <table:table-cell office:value-type="string" calcext:value-type="string">
            <text:p>HC01_VC90</text:p>
          </table:table-cell>
          <table:table-cell office:value-type="string" calcext:value-type="string">
            <text:p>Estimate; INCOME AND BENEFITS (IN 2017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2_VC90</text:p>
          </table:table-cell>
          <table:table-cell office:value-type="string" calcext:value-type="string">
            <text:p>Margin of Error; INCOME AND BENEFITS (IN 2017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3_VC90</text:p>
          </table:table-cell>
          <table:table-cell office:value-type="string" calcext:value-type="string">
            <text:p>Percent; INCOME AND BENEFITS (IN 2017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4_VC90</text:p>
          </table:table-cell>
          <table:table-cell office:value-type="string" calcext:value-type="string">
            <text:p>Percent Margin of Error; INCOME AND BENEFITS (IN 2017 INFLATION-ADJUSTED DOLLARS) - With earnings - Mean earnings (dollars)</text:p>
          </table:table-cell>
        </table:table-row>
        <table:table-row table:style-name="ro1">
          <table:table-cell office:value-type="string" calcext:value-type="string">
            <text:p>HC01_VC91</text:p>
          </table:table-cell>
          <table:table-cell office:value-type="string" calcext:value-type="string">
            <text:p>Estimate; INCOME AND BENEFITS (IN 2017 INFLATION-ADJUSTED DOLLARS) - With Social Security</text:p>
          </table:table-cell>
        </table:table-row>
        <table:table-row table:style-name="ro1">
          <table:table-cell office:value-type="string" calcext:value-type="string">
            <text:p>HC02_VC91</text:p>
          </table:table-cell>
          <table:table-cell office:value-type="string" calcext:value-type="string">
            <text:p>Margin of Error; INCOME AND BENEFITS (IN 2017 INFLATION-ADJUSTED DOLLARS) - With Social Security</text:p>
          </table:table-cell>
        </table:table-row>
        <table:table-row table:style-name="ro1">
          <table:table-cell office:value-type="string" calcext:value-type="string">
            <text:p>HC03_VC91</text:p>
          </table:table-cell>
          <table:table-cell office:value-type="string" calcext:value-type="string">
            <text:p>Percent; INCOME AND BENEFITS (IN 2017 INFLATION-ADJUSTED DOLLARS) - With Social Security</text:p>
          </table:table-cell>
        </table:table-row>
        <table:table-row table:style-name="ro1">
          <table:table-cell office:value-type="string" calcext:value-type="string">
            <text:p>HC04_VC91</text:p>
          </table:table-cell>
          <table:table-cell office:value-type="string" calcext:value-type="string">
            <text:p>Percent Margin of Error; INCOME AND BENEFITS (IN 2017 INFLATION-ADJUSTED DOLLARS) - With Social Security</text:p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Estimate; INCOME AND BENEFITS (IN 2017 INFLATION-ADJUSTED DOLLARS) - With Social Security - Mean Social Security income (dollars)</text:p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Margin of Error; INCOME AND BENEFITS (IN 2017 INFLATION-ADJUSTED DOLLARS) - With Social Security - Mean Social Security income (dollars)</text:p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Percent; INCOME AND BENEFITS (IN 2017 INFLATION-ADJUSTED DOLLARS) - With Social Security - Mean Social Security income (dollars)</text:p>
          </table:table-cell>
        </table:table-row>
        <table:table-row table:style-name="ro1"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INCOME AND BENEFITS (IN 2017 INFLATION-ADJUSTED DOLLARS) - With Social Security - Mean Social Security income (dollars)</text:p>
          </table:table-cell>
        </table:table-row>
        <table:table-row table:style-name="ro1">
          <table:table-cell office:value-type="string" calcext:value-type="string">
            <text:p>HC01_VC93</text:p>
          </table:table-cell>
          <table:table-cell office:value-type="string" calcext:value-type="string">
            <text:p>Estimate; INCOME AND BENEFITS (IN 2017 INFLATION-ADJUSTED DOLLARS) - With retirement income</text:p>
          </table:table-cell>
        </table:table-row>
        <table:table-row table:style-name="ro1">
          <table:table-cell office:value-type="string" calcext:value-type="string">
            <text:p>HC02_VC93</text:p>
          </table:table-cell>
          <table:table-cell office:value-type="string" calcext:value-type="string">
            <text:p>Margin of Error; INCOME AND BENEFITS (IN 2017 INFLATION-ADJUSTED DOLLARS) - With retirement income</text:p>
          </table:table-cell>
        </table:table-row>
        <table:table-row table:style-name="ro1">
          <table:table-cell office:value-type="string" calcext:value-type="string">
            <text:p>HC03_VC93</text:p>
          </table:table-cell>
          <table:table-cell office:value-type="string" calcext:value-type="string">
            <text:p>Percent; INCOME AND BENEFITS (IN 2017 INFLATION-ADJUSTED DOLLARS) - With retirement income</text:p>
          </table:table-cell>
        </table:table-row>
        <table:table-row table:style-name="ro1"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INCOME AND BENEFITS (IN 2017 INFLATION-ADJUSTED DOLLARS) - With retirement income</text:p>
          </table:table-cell>
        </table:table-row>
        <table:table-row table:style-name="ro1">
          <table:table-cell office:value-type="string" calcext:value-type="string">
            <text:p>HC01_VC94</text:p>
          </table:table-cell>
          <table:table-cell office:value-type="string" calcext:value-type="string">
            <text:p>Estimate; INCOME AND BENEFITS (IN 2017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2_VC94</text:p>
          </table:table-cell>
          <table:table-cell office:value-type="string" calcext:value-type="string">
            <text:p>Margin of Error; INCOME AND BENEFITS (IN 2017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3_VC94</text:p>
          </table:table-cell>
          <table:table-cell office:value-type="string" calcext:value-type="string">
            <text:p>Percent; INCOME AND BENEFITS (IN 2017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INCOME AND BENEFITS (IN 2017 INFLATION-ADJUSTED DOLLARS) - With retirement income - Mean retirement income (dollars)</text:p>
          </table:table-cell>
        </table:table-row>
        <table:table-row table:style-name="ro1">
          <table:table-cell office:value-type="string" calcext:value-type="string">
            <text:p>HC01_VC97</text:p>
          </table:table-cell>
          <table:table-cell office:value-type="string" calcext:value-type="string">
            <text:p>Estimate; INCOME AND BENEFITS (IN 2017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2_VC97</text:p>
          </table:table-cell>
          <table:table-cell office:value-type="string" calcext:value-type="string">
            <text:p>Margin of Error; INCOME AND BENEFITS (IN 2017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3_VC97</text:p>
          </table:table-cell>
          <table:table-cell office:value-type="string" calcext:value-type="string">
            <text:p>Percent; INCOME AND BENEFITS (IN 2017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INCOME AND BENEFITS (IN 2017 INFLATION-ADJUSTED DOLLARS) - With Supplemental Security Income</text:p>
          </table:table-cell>
        </table:table-row>
        <table:table-row table:style-name="ro1">
          <table:table-cell office:value-type="string" calcext:value-type="string">
            <text:p>HC01_VC98</text:p>
          </table:table-cell>
          <table:table-cell office:value-type="string" calcext:value-type="string">
            <text:p>Estimate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2_VC98</text:p>
          </table:table-cell>
          <table:table-cell office:value-type="string" calcext:value-type="string">
            <text:p>Margin of Error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3_VC98</text:p>
          </table:table-cell>
          <table:table-cell office:value-type="string" calcext:value-type="string">
            <text:p>Percent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office:value-type="string" calcext:value-type="string">
            <text:p>HC01_VC99</text:p>
          </table:table-cell>
          <table:table-cell office:value-type="string" calcext:value-type="string">
            <text:p>Estimate; INCOME AND BENEFITS (IN 2017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2_VC99</text:p>
          </table:table-cell>
          <table:table-cell office:value-type="string" calcext:value-type="string">
            <text:p>Margin of Error; INCOME AND BENEFITS (IN 2017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3_VC99</text:p>
          </table:table-cell>
          <table:table-cell office:value-type="string" calcext:value-type="string">
            <text:p>Percent; INCOME AND BENEFITS (IN 2017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INCOME AND BENEFITS (IN 2017 INFLATION-ADJUSTED DOLLARS) - With cash public assistance income</text:p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Estimate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Margin of Error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Percent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Estimate; INCOME AND BENEFITS (IN 2017 INFLATION-ADJUSTED DOLLARS) - With Food Stamp/SNAP benefits in the past 12 months</text:p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Margin of Error; INCOME AND BENEFITS (IN 2017 INFLATION-ADJUSTED DOLLARS) - With Food Stamp/SNAP benefits in the past 12 months</text:p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Percent; INCOME AND BENEFITS (IN 2017 INFLATION-ADJUSTED DOLLARS) - With Food Stamp/SNAP benefits in the past 12 months</text:p>
          </table:table-cell>
        </table:table-row>
        <table:table-row table:style-name="ro1"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INCOME AND BENEFITS (IN 2017 INFLATION-ADJUSTED DOLLARS) - With Food Stamp/SNAP benefits in the past 12 months</text:p>
          </table:table-cell>
        </table:table-row>
        <table:table-row table:style-name="ro1">
          <table:table-cell office:value-type="string" calcext:value-type="string">
            <text:p>HC01_VC103</text:p>
          </table:table-cell>
          <table:table-cell office:value-type="string" calcext:value-type="string">
            <text:p>Estimate; INCOME AND BENEFITS (IN 2017 INFLATION-ADJUSTED DOLLARS) - Families</text:p>
          </table:table-cell>
        </table:table-row>
        <table:table-row table:style-name="ro1">
          <table:table-cell office:value-type="string" calcext:value-type="string">
            <text:p>HC02_VC103</text:p>
          </table:table-cell>
          <table:table-cell office:value-type="string" calcext:value-type="string">
            <text:p>Margin of Error; INCOME AND BENEFITS (IN 2017 INFLATION-ADJUSTED DOLLARS) - Families</text:p>
          </table:table-cell>
        </table:table-row>
        <table:table-row table:style-name="ro1">
          <table:table-cell office:value-type="string" calcext:value-type="string">
            <text:p>HC03_VC103</text:p>
          </table:table-cell>
          <table:table-cell office:value-type="string" calcext:value-type="string">
            <text:p>Percent; INCOME AND BENEFITS (IN 2017 INFLATION-ADJUSTED DOLLARS) - Families</text:p>
          </table:table-cell>
        </table:table-row>
        <table:table-row table:style-name="ro1">
          <table:table-cell office:value-type="string" calcext:value-type="string">
            <text:p>HC04_VC103</text:p>
          </table:table-cell>
          <table:table-cell office:value-type="string" calcext:value-type="string">
            <text:p>Percent Margin of Error; INCOME AND BENEFITS (IN 2017 INFLATION-ADJUSTED DOLLARS) - Families</text:p>
          </table:table-cell>
        </table:table-row>
        <table:table-row table:style-name="ro1">
          <table:table-cell office:value-type="string" calcext:value-type="string">
            <text:p>HC01_VC104</text:p>
          </table:table-cell>
          <table:table-cell office:value-type="string" calcext:value-type="string">
            <text:p>Estimate; INCOME AND BENEFITS (IN 2017 INFLATION-ADJUSTED DOLLARS) - Families - Less than $10,000</text:p>
          </table:table-cell>
        </table:table-row>
        <table:table-row table:style-name="ro1">
          <table:table-cell office:value-type="string" calcext:value-type="string">
            <text:p>HC02_VC104</text:p>
          </table:table-cell>
          <table:table-cell office:value-type="string" calcext:value-type="string">
            <text:p>Margin of Error; INCOME AND BENEFITS (IN 2017 INFLATION-ADJUSTED DOLLARS) - Families - Less than $10,000</text:p>
          </table:table-cell>
        </table:table-row>
        <table:table-row table:style-name="ro1">
          <table:table-cell office:value-type="string" calcext:value-type="string">
            <text:p>HC03_VC104</text:p>
          </table:table-cell>
          <table:table-cell office:value-type="string" calcext:value-type="string">
            <text:p>Percent; INCOME AND BENEFITS (IN 2017 INFLATION-ADJUSTED DOLLARS) - Families - Less than $10,000</text:p>
          </table:table-cell>
        </table:table-row>
        <table:table-row table:style-name="ro1">
          <table:table-cell office:value-type="string" calcext:value-type="string">
            <text:p>HC04_VC104</text:p>
          </table:table-cell>
          <table:table-cell office:value-type="string" calcext:value-type="string">
            <text:p>Percent Margin of Error; INCOME AND BENEFITS (IN 2017 INFLATION-ADJUSTED DOLLARS) - Families - Less than $10,000</text:p>
          </table:table-cell>
        </table:table-row>
        <table:table-row table:style-name="ro1">
          <table:table-cell office:value-type="string" calcext:value-type="string">
            <text:p>HC01_VC105</text:p>
          </table:table-cell>
          <table:table-cell office:value-type="string" calcext:value-type="string">
            <text:p>Estimate; INCOME AND BENEFITS (IN 2017 INFLATION-ADJUSTED DOLLARS) - Families - $10,000 to $14,999</text:p>
          </table:table-cell>
        </table:table-row>
        <table:table-row table:style-name="ro1">
          <table:table-cell office:value-type="string" calcext:value-type="string">
            <text:p>HC02_VC105</text:p>
          </table:table-cell>
          <table:table-cell office:value-type="string" calcext:value-type="string">
            <text:p>Margin of Error; INCOME AND BENEFITS (IN 2017 INFLATION-ADJUSTED DOLLARS) - Families - $10,000 to $14,999</text:p>
          </table:table-cell>
        </table:table-row>
        <table:table-row table:style-name="ro1">
          <table:table-cell office:value-type="string" calcext:value-type="string">
            <text:p>HC03_VC105</text:p>
          </table:table-cell>
          <table:table-cell office:value-type="string" calcext:value-type="string">
            <text:p>Percent; INCOME AND BENEFITS (IN 2017 INFLATION-ADJUSTED DOLLARS) - Families - $10,000 to $14,999</text:p>
          </table:table-cell>
        </table:table-row>
        <table:table-row table:style-name="ro1"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INCOME AND BENEFITS (IN 2017 INFLATION-ADJUSTED DOLLARS) - Families - $10,000 to $14,999</text:p>
          </table:table-cell>
        </table:table-row>
        <table:table-row table:style-name="ro1">
          <table:table-cell office:value-type="string" calcext:value-type="string">
            <text:p>HC01_VC106</text:p>
          </table:table-cell>
          <table:table-cell office:value-type="string" calcext:value-type="string">
            <text:p>Estimate; INCOME AND BENEFITS (IN 2017 INFLATION-ADJUSTED DOLLARS) - Families - $15,000 to $24,999</text:p>
          </table:table-cell>
        </table:table-row>
        <table:table-row table:style-name="ro1">
          <table:table-cell office:value-type="string" calcext:value-type="string">
            <text:p>HC02_VC106</text:p>
          </table:table-cell>
          <table:table-cell office:value-type="string" calcext:value-type="string">
            <text:p>Margin of Error; INCOME AND BENEFITS (IN 2017 INFLATION-ADJUSTED DOLLARS) - Families - $15,000 to $24,999</text:p>
          </table:table-cell>
        </table:table-row>
        <table:table-row table:style-name="ro1">
          <table:table-cell office:value-type="string" calcext:value-type="string">
            <text:p>HC03_VC106</text:p>
          </table:table-cell>
          <table:table-cell office:value-type="string" calcext:value-type="string">
            <text:p>Percent; INCOME AND BENEFITS (IN 2017 INFLATION-ADJUSTED DOLLARS) - Families - $15,000 to $24,999</text:p>
          </table:table-cell>
        </table:table-row>
        <table:table-row table:style-name="ro1"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INCOME AND BENEFITS (IN 2017 INFLATION-ADJUSTED DOLLARS) - Families - $15,000 to $24,999</text:p>
          </table:table-cell>
        </table:table-row>
        <table:table-row table:style-name="ro1">
          <table:table-cell office:value-type="string" calcext:value-type="string">
            <text:p>HC01_VC107</text:p>
          </table:table-cell>
          <table:table-cell office:value-type="string" calcext:value-type="string">
            <text:p>Estimate; INCOME AND BENEFITS (IN 2017 INFLATION-ADJUSTED DOLLARS) - Families - $25,000 to $34,999</text:p>
          </table:table-cell>
        </table:table-row>
        <table:table-row table:style-name="ro1">
          <table:table-cell office:value-type="string" calcext:value-type="string">
            <text:p>HC02_VC107</text:p>
          </table:table-cell>
          <table:table-cell office:value-type="string" calcext:value-type="string">
            <text:p>Margin of Error; INCOME AND BENEFITS (IN 2017 INFLATION-ADJUSTED DOLLARS) - Families - $25,000 to $34,999</text:p>
          </table:table-cell>
        </table:table-row>
        <table:table-row table:style-name="ro1">
          <table:table-cell office:value-type="string" calcext:value-type="string">
            <text:p>HC03_VC107</text:p>
          </table:table-cell>
          <table:table-cell office:value-type="string" calcext:value-type="string">
            <text:p>Percent; INCOME AND BENEFITS (IN 2017 INFLATION-ADJUSTED DOLLARS) - Families - $25,000 to $34,999</text:p>
          </table:table-cell>
        </table:table-row>
        <table:table-row table:style-name="ro1"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INCOME AND BENEFITS (IN 2017 INFLATION-ADJUSTED DOLLARS) - Families - $25,000 to $34,999</text:p>
          </table:table-cell>
        </table:table-row>
        <table:table-row table:style-name="ro1">
          <table:table-cell office:value-type="string" calcext:value-type="string">
            <text:p>HC01_VC108</text:p>
          </table:table-cell>
          <table:table-cell office:value-type="string" calcext:value-type="string">
            <text:p>Estimate; INCOME AND BENEFITS (IN 2017 INFLATION-ADJUSTED DOLLARS) - Families - $35,000 to $49,999</text:p>
          </table:table-cell>
        </table:table-row>
        <table:table-row table:style-name="ro1">
          <table:table-cell office:value-type="string" calcext:value-type="string">
            <text:p>HC02_VC108</text:p>
          </table:table-cell>
          <table:table-cell office:value-type="string" calcext:value-type="string">
            <text:p>Margin of Error; INCOME AND BENEFITS (IN 2017 INFLATION-ADJUSTED DOLLARS) - Families - $35,000 to $49,999</text:p>
          </table:table-cell>
        </table:table-row>
        <table:table-row table:style-name="ro1">
          <table:table-cell office:value-type="string" calcext:value-type="string">
            <text:p>HC03_VC108</text:p>
          </table:table-cell>
          <table:table-cell office:value-type="string" calcext:value-type="string">
            <text:p>Percent; INCOME AND BENEFITS (IN 2017 INFLATION-ADJUSTED DOLLARS) - Families - $35,000 to $49,999</text:p>
          </table:table-cell>
        </table:table-row>
        <table:table-row table:style-name="ro1"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INCOME AND BENEFITS (IN 2017 INFLATION-ADJUSTED DOLLARS) - Families - $35,000 to $49,999</text:p>
          </table:table-cell>
        </table:table-row>
        <table:table-row table:style-name="ro1">
          <table:table-cell office:value-type="string" calcext:value-type="string">
            <text:p>HC01_VC109</text:p>
          </table:table-cell>
          <table:table-cell office:value-type="string" calcext:value-type="string">
            <text:p>Estimate; INCOME AND BENEFITS (IN 2017 INFLATION-ADJUSTED DOLLARS) - Families - $50,000 to $74,999</text:p>
          </table:table-cell>
        </table:table-row>
        <table:table-row table:style-name="ro1">
          <table:table-cell office:value-type="string" calcext:value-type="string">
            <text:p>HC02_VC109</text:p>
          </table:table-cell>
          <table:table-cell office:value-type="string" calcext:value-type="string">
            <text:p>Margin of Error; INCOME AND BENEFITS (IN 2017 INFLATION-ADJUSTED DOLLARS) - Families - $50,000 to $74,999</text:p>
          </table:table-cell>
        </table:table-row>
        <table:table-row table:style-name="ro1">
          <table:table-cell office:value-type="string" calcext:value-type="string">
            <text:p>HC03_VC109</text:p>
          </table:table-cell>
          <table:table-cell office:value-type="string" calcext:value-type="string">
            <text:p>Percent; INCOME AND BENEFITS (IN 2017 INFLATION-ADJUSTED DOLLARS) - Families - $50,000 to $74,999</text:p>
          </table:table-cell>
        </table:table-row>
        <table:table-row table:style-name="ro1"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INCOME AND BENEFITS (IN 2017 INFLATION-ADJUSTED DOLLARS) - Families - $50,000 to $74,999</text:p>
          </table:table-cell>
        </table:table-row>
        <table:table-row table:style-name="ro1">
          <table:table-cell office:value-type="string" calcext:value-type="string">
            <text:p>HC01_VC110</text:p>
          </table:table-cell>
          <table:table-cell office:value-type="string" calcext:value-type="string">
            <text:p>Estimate; INCOME AND BENEFITS (IN 2017 INFLATION-ADJUSTED DOLLARS) - Families - $75,000 to $99,999</text:p>
          </table:table-cell>
        </table:table-row>
        <table:table-row table:style-name="ro1">
          <table:table-cell office:value-type="string" calcext:value-type="string">
            <text:p>HC02_VC110</text:p>
          </table:table-cell>
          <table:table-cell office:value-type="string" calcext:value-type="string">
            <text:p>Margin of Error; INCOME AND BENEFITS (IN 2017 INFLATION-ADJUSTED DOLLARS) - Families - $75,000 to $99,999</text:p>
          </table:table-cell>
        </table:table-row>
        <table:table-row table:style-name="ro1">
          <table:table-cell office:value-type="string" calcext:value-type="string">
            <text:p>HC03_VC110</text:p>
          </table:table-cell>
          <table:table-cell office:value-type="string" calcext:value-type="string">
            <text:p>Percent; INCOME AND BENEFITS (IN 2017 INFLATION-ADJUSTED DOLLARS) - Families - $75,000 to $99,999</text:p>
          </table:table-cell>
        </table:table-row>
        <table:table-row table:style-name="ro1">
          <table:table-cell office:value-type="string" calcext:value-type="string">
            <text:p>HC04_VC110</text:p>
          </table:table-cell>
          <table:table-cell office:value-type="string" calcext:value-type="string">
            <text:p>Percent Margin of Error; INCOME AND BENEFITS (IN 2017 INFLATION-ADJUSTED DOLLARS) - Families - $75,000 to $99,999</text:p>
          </table:table-cell>
        </table:table-row>
        <table:table-row table:style-name="ro1">
          <table:table-cell office:value-type="string" calcext:value-type="string">
            <text:p>HC01_VC111</text:p>
          </table:table-cell>
          <table:table-cell office:value-type="string" calcext:value-type="string">
            <text:p>Estimate; INCOME AND BENEFITS (IN 2017 INFLATION-ADJUSTED DOLLARS) - Families - $100,000 to $149,999</text:p>
          </table:table-cell>
        </table:table-row>
        <table:table-row table:style-name="ro1">
          <table:table-cell office:value-type="string" calcext:value-type="string">
            <text:p>HC02_VC111</text:p>
          </table:table-cell>
          <table:table-cell office:value-type="string" calcext:value-type="string">
            <text:p>Margin of Error; INCOME AND BENEFITS (IN 2017 INFLATION-ADJUSTED DOLLARS) - Families - $100,000 to $149,999</text:p>
          </table:table-cell>
        </table:table-row>
        <table:table-row table:style-name="ro1">
          <table:table-cell office:value-type="string" calcext:value-type="string">
            <text:p>HC03_VC111</text:p>
          </table:table-cell>
          <table:table-cell office:value-type="string" calcext:value-type="string">
            <text:p>Percent; INCOME AND BENEFITS (IN 2017 INFLATION-ADJUSTED DOLLARS) - Families - $100,000 to $149,999</text:p>
          </table:table-cell>
        </table:table-row>
        <table:table-row table:style-name="ro1">
          <table:table-cell office:value-type="string" calcext:value-type="string">
            <text:p>HC04_VC111</text:p>
          </table:table-cell>
          <table:table-cell office:value-type="string" calcext:value-type="string">
            <text:p>Percent Margin of Error; INCOME AND BENEFITS (IN 2017 INFLATION-ADJUSTED DOLLARS) - Families - $100,000 to $149,999</text:p>
          </table:table-cell>
        </table:table-row>
        <table:table-row table:style-name="ro1">
          <table:table-cell office:value-type="string" calcext:value-type="string">
            <text:p>HC01_VC112</text:p>
          </table:table-cell>
          <table:table-cell office:value-type="string" calcext:value-type="string">
            <text:p>Estimate; INCOME AND BENEFITS (IN 2017 INFLATION-ADJUSTED DOLLARS) - Families - $150,000 to $199,999</text:p>
          </table:table-cell>
        </table:table-row>
        <table:table-row table:style-name="ro1">
          <table:table-cell office:value-type="string" calcext:value-type="string">
            <text:p>HC02_VC112</text:p>
          </table:table-cell>
          <table:table-cell office:value-type="string" calcext:value-type="string">
            <text:p>Margin of Error; INCOME AND BENEFITS (IN 2017 INFLATION-ADJUSTED DOLLARS) - Families - $150,000 to $199,999</text:p>
          </table:table-cell>
        </table:table-row>
        <table:table-row table:style-name="ro1">
          <table:table-cell office:value-type="string" calcext:value-type="string">
            <text:p>HC03_VC112</text:p>
          </table:table-cell>
          <table:table-cell office:value-type="string" calcext:value-type="string">
            <text:p>Percent; INCOME AND BENEFITS (IN 2017 INFLATION-ADJUSTED DOLLARS) - Families - $150,000 to $199,999</text:p>
          </table:table-cell>
        </table:table-row>
        <table:table-row table:style-name="ro1"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INCOME AND BENEFITS (IN 2017 INFLATION-ADJUSTED DOLLARS) - Families - $150,000 to $199,999</text:p>
          </table:table-cell>
        </table:table-row>
        <table:table-row table:style-name="ro1">
          <table:table-cell office:value-type="string" calcext:value-type="string">
            <text:p>HC01_VC113</text:p>
          </table:table-cell>
          <table:table-cell office:value-type="string" calcext:value-type="string">
            <text:p>Estimate; INCOME AND BENEFITS (IN 2017 INFLATION-ADJUSTED DOLLARS) - Families - $200,000 or more</text:p>
          </table:table-cell>
        </table:table-row>
        <table:table-row table:style-name="ro1">
          <table:table-cell office:value-type="string" calcext:value-type="string">
            <text:p>HC02_VC113</text:p>
          </table:table-cell>
          <table:table-cell office:value-type="string" calcext:value-type="string">
            <text:p>Margin of Error; INCOME AND BENEFITS (IN 2017 INFLATION-ADJUSTED DOLLARS) - Families - $200,000 or more</text:p>
          </table:table-cell>
        </table:table-row>
        <table:table-row table:style-name="ro1">
          <table:table-cell office:value-type="string" calcext:value-type="string">
            <text:p>HC03_VC113</text:p>
          </table:table-cell>
          <table:table-cell office:value-type="string" calcext:value-type="string">
            <text:p>Percent; INCOME AND BENEFITS (IN 2017 INFLATION-ADJUSTED DOLLARS) - Families - $200,000 or more</text:p>
          </table:table-cell>
        </table:table-row>
        <table:table-row table:style-name="ro1"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INCOME AND BENEFITS (IN 2017 INFLATION-ADJUSTED DOLLARS) - Families - $200,000 or more</text:p>
          </table:table-cell>
        </table:table-row>
        <table:table-row table:style-name="ro1">
          <table:table-cell office:value-type="string" calcext:value-type="string">
            <text:p>HC01_VC114</text:p>
          </table:table-cell>
          <table:table-cell office:value-type="string" calcext:value-type="string">
            <text:p>Estimate; INCOME AND BENEFITS (IN 2017 INFLATION-ADJUSTED DOLLARS) - Families - Median family income (dollars)</text:p>
          </table:table-cell>
        </table:table-row>
        <table:table-row table:style-name="ro1">
          <table:table-cell office:value-type="string" calcext:value-type="string">
            <text:p>HC02_VC114</text:p>
          </table:table-cell>
          <table:table-cell office:value-type="string" calcext:value-type="string">
            <text:p>Margin of Error; INCOME AND BENEFITS (IN 2017 INFLATION-ADJUSTED DOLLARS) - Families - Median family income (dollars)</text:p>
          </table:table-cell>
        </table:table-row>
        <table:table-row table:style-name="ro1">
          <table:table-cell office:value-type="string" calcext:value-type="string">
            <text:p>HC03_VC114</text:p>
          </table:table-cell>
          <table:table-cell office:value-type="string" calcext:value-type="string">
            <text:p>Percent; INCOME AND BENEFITS (IN 2017 INFLATION-ADJUSTED DOLLARS) - Families - Median family income (dollars)</text:p>
          </table:table-cell>
        </table:table-row>
        <table:table-row table:style-name="ro1"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INCOME AND BENEFITS (IN 2017 INFLATION-ADJUSTED DOLLARS) - Families - Median family income (dollars)</text:p>
          </table:table-cell>
        </table:table-row>
        <table:table-row table:style-name="ro1">
          <table:table-cell office:value-type="string" calcext:value-type="string">
            <text:p>HC01_VC115</text:p>
          </table:table-cell>
          <table:table-cell office:value-type="string" calcext:value-type="string">
            <text:p>Estimate; INCOME AND BENEFITS (IN 2017 INFLATION-ADJUSTED DOLLARS) - Families - Mean family income (dollars)</text:p>
          </table:table-cell>
        </table:table-row>
        <table:table-row table:style-name="ro1">
          <table:table-cell office:value-type="string" calcext:value-type="string">
            <text:p>HC02_VC115</text:p>
          </table:table-cell>
          <table:table-cell office:value-type="string" calcext:value-type="string">
            <text:p>Margin of Error; INCOME AND BENEFITS (IN 2017 INFLATION-ADJUSTED DOLLARS) - Families - Mean family income (dollars)</text:p>
          </table:table-cell>
        </table:table-row>
        <table:table-row table:style-name="ro1">
          <table:table-cell office:value-type="string" calcext:value-type="string">
            <text:p>HC03_VC115</text:p>
          </table:table-cell>
          <table:table-cell office:value-type="string" calcext:value-type="string">
            <text:p>Percent; INCOME AND BENEFITS (IN 2017 INFLATION-ADJUSTED DOLLARS) - Families - Mean family income (dollars)</text:p>
          </table:table-cell>
        </table:table-row>
        <table:table-row table:style-name="ro1"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INCOME AND BENEFITS (IN 2017 INFLATION-ADJUSTED DOLLARS) - Families - Mean family income (dollars)</text:p>
          </table:table-cell>
        </table:table-row>
        <table:table-row table:style-name="ro1">
          <table:table-cell office:value-type="string" calcext:value-type="string">
            <text:p>HC01_VC118</text:p>
          </table:table-cell>
          <table:table-cell office:value-type="string" calcext:value-type="string">
            <text:p>Estimate; INCOME AND BENEFITS (IN 2017 INFLATION-ADJUSTED DOLLARS) - Per capita income (dollars)</text:p>
          </table:table-cell>
        </table:table-row>
        <table:table-row table:style-name="ro1">
          <table:table-cell office:value-type="string" calcext:value-type="string">
            <text:p>HC02_VC118</text:p>
          </table:table-cell>
          <table:table-cell office:value-type="string" calcext:value-type="string">
            <text:p>Margin of Error; INCOME AND BENEFITS (IN 2017 INFLATION-ADJUSTED DOLLARS) - Per capita income (dollars)</text:p>
          </table:table-cell>
        </table:table-row>
        <table:table-row table:style-name="ro1">
          <table:table-cell office:value-type="string" calcext:value-type="string">
            <text:p>HC03_VC118</text:p>
          </table:table-cell>
          <table:table-cell office:value-type="string" calcext:value-type="string">
            <text:p>Percent; INCOME AND BENEFITS (IN 2017 INFLATION-ADJUSTED DOLLARS) - Per capita income (dollars)</text:p>
          </table:table-cell>
        </table:table-row>
        <table:table-row table:style-name="ro1">
          <table:table-cell office:value-type="string" calcext:value-type="string">
            <text:p>HC04_VC118</text:p>
          </table:table-cell>
          <table:table-cell office:value-type="string" calcext:value-type="string">
            <text:p>Percent Margin of Error; INCOME AND BENEFITS (IN 2017 INFLATION-ADJUSTED DOLLARS) - Per capita income (dollars)</text:p>
          </table:table-cell>
        </table:table-row>
        <table:table-row table:style-name="ro1">
          <table:table-cell office:value-type="string" calcext:value-type="string">
            <text:p>HC01_VC120</text:p>
          </table:table-cell>
          <table:table-cell office:value-type="string" calcext:value-type="string">
            <text:p>Estimate; INCOME AND BENEFITS (IN 2017 INFLATION-ADJUSTED DOLLARS) - Nonfamily households</text:p>
          </table:table-cell>
        </table:table-row>
        <table:table-row table:style-name="ro1">
          <table:table-cell office:value-type="string" calcext:value-type="string">
            <text:p>HC02_VC120</text:p>
          </table:table-cell>
          <table:table-cell office:value-type="string" calcext:value-type="string">
            <text:p>Margin of Error; INCOME AND BENEFITS (IN 2017 INFLATION-ADJUSTED DOLLARS) - Nonfamily households</text:p>
          </table:table-cell>
        </table:table-row>
        <table:table-row table:style-name="ro1">
          <table:table-cell office:value-type="string" calcext:value-type="string">
            <text:p>HC03_VC120</text:p>
          </table:table-cell>
          <table:table-cell office:value-type="string" calcext:value-type="string">
            <text:p>Percent; INCOME AND BENEFITS (IN 2017 INFLATION-ADJUSTED DOLLARS) - Nonfamily households</text:p>
          </table:table-cell>
        </table:table-row>
        <table:table-row table:style-name="ro1"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INCOME AND BENEFITS (IN 2017 INFLATION-ADJUSTED DOLLARS) - Nonfamily households</text:p>
          </table:table-cell>
        </table:table-row>
        <table:table-row table:style-name="ro1">
          <table:table-cell office:value-type="string" calcext:value-type="string">
            <text:p>HC01_VC121</text:p>
          </table:table-cell>
          <table:table-cell office:value-type="string" calcext:value-type="string">
            <text:p>Estimate; INCOME AND BENEFITS (IN 2017 INFLATION-ADJUSTED DOLLARS) - Nonfamily households - Median nonfamily income (dollars)</text:p>
          </table:table-cell>
        </table:table-row>
        <table:table-row table:style-name="ro1">
          <table:table-cell office:value-type="string" calcext:value-type="string">
            <text:p>HC02_VC121</text:p>
          </table:table-cell>
          <table:table-cell office:value-type="string" calcext:value-type="string">
            <text:p>Margin of Error; INCOME AND BENEFITS (IN 2017 INFLATION-ADJUSTED DOLLARS) - Nonfamily households - Median nonfamily income (dollars)</text:p>
          </table:table-cell>
        </table:table-row>
        <table:table-row table:style-name="ro1">
          <table:table-cell office:value-type="string" calcext:value-type="string">
            <text:p>HC03_VC121</text:p>
          </table:table-cell>
          <table:table-cell office:value-type="string" calcext:value-type="string">
            <text:p>Percent; INCOME AND BENEFITS (IN 2017 INFLATION-ADJUSTED DOLLARS) - Nonfamily households - Median nonfamily income (dollars)</text:p>
          </table:table-cell>
        </table:table-row>
        <table:table-row table:style-name="ro1"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INCOME AND BENEFITS (IN 2017 INFLATION-ADJUSTED DOLLARS) - Nonfamily households - Median nonfamily income (dollars)</text:p>
          </table:table-cell>
        </table:table-row>
        <table:table-row table:style-name="ro1">
          <table:table-cell office:value-type="string" calcext:value-type="string">
            <text:p>HC01_VC122</text:p>
          </table:table-cell>
          <table:table-cell office:value-type="string" calcext:value-type="string">
            <text:p>Estimate; INCOME AND BENEFITS (IN 2017 INFLATION-ADJUSTED DOLLARS) - Nonfamily households - Mean nonfamily income (dollars)</text:p>
          </table:table-cell>
        </table:table-row>
        <table:table-row table:style-name="ro1">
          <table:table-cell office:value-type="string" calcext:value-type="string">
            <text:p>HC02_VC122</text:p>
          </table:table-cell>
          <table:table-cell office:value-type="string" calcext:value-type="string">
            <text:p>Margin of Error; INCOME AND BENEFITS (IN 2017 INFLATION-ADJUSTED DOLLARS) - Nonfamily households - Mean nonfamily income (dollars)</text:p>
          </table:table-cell>
        </table:table-row>
        <table:table-row table:style-name="ro1">
          <table:table-cell office:value-type="string" calcext:value-type="string">
            <text:p>HC03_VC122</text:p>
          </table:table-cell>
          <table:table-cell office:value-type="string" calcext:value-type="string">
            <text:p>Percent; INCOME AND BENEFITS (IN 2017 INFLATION-ADJUSTED DOLLARS) - Nonfamily households - Mean nonfamily income (dollars)</text:p>
          </table:table-cell>
        </table:table-row>
        <table:table-row table:style-name="ro1"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INCOME AND BENEFITS (IN 2017 INFLATION-ADJUSTED DOLLARS) - Nonfamily households - Mean nonfamily income (dollars)</text:p>
          </table:table-cell>
        </table:table-row>
        <table:table-row table:style-name="ro1">
          <table:table-cell office:value-type="string" calcext:value-type="string">
            <text:p>HC01_VC124</text:p>
          </table:table-cell>
          <table:table-cell office:value-type="string" calcext:value-type="string">
            <text:p>Estimate; INCOME AND BENEFITS (IN 2017 INFLATION-ADJUSTED DOLLARS) - Median earnings for workers (dollars)</text:p>
          </table:table-cell>
        </table:table-row>
        <table:table-row table:style-name="ro1">
          <table:table-cell office:value-type="string" calcext:value-type="string">
            <text:p>HC02_VC124</text:p>
          </table:table-cell>
          <table:table-cell office:value-type="string" calcext:value-type="string">
            <text:p>Margin of Error; INCOME AND BENEFITS (IN 2017 INFLATION-ADJUSTED DOLLARS) - Median earnings for workers (dollars)</text:p>
          </table:table-cell>
        </table:table-row>
        <table:table-row table:style-name="ro1">
          <table:table-cell office:value-type="string" calcext:value-type="string">
            <text:p>HC03_VC124</text:p>
          </table:table-cell>
          <table:table-cell office:value-type="string" calcext:value-type="string">
            <text:p>Percent; INCOME AND BENEFITS (IN 2017 INFLATION-ADJUSTED DOLLARS) - Median earnings for workers (dollars)</text:p>
          </table:table-cell>
        </table:table-row>
        <table:table-row table:style-name="ro1"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INCOME AND BENEFITS (IN 2017 INFLATION-ADJUSTED DOLLARS) - Median earnings for workers (dollars)</text:p>
          </table:table-cell>
        </table:table-row>
        <table:table-row table:style-name="ro1">
          <table:table-cell office:value-type="string" calcext:value-type="string">
            <text:p>HC01_VC125</text:p>
          </table:table-cell>
          <table:table-cell office:value-type="string" calcext:value-type="string">
            <text:p>Estimate; INCOME AND BENEFITS (IN 2017 INFLATION-ADJUSTED DOLLARS) - Median earnings for male full-time, year-round workers (dollars)</text:p>
          </table:table-cell>
        </table:table-row>
        <table:table-row table:style-name="ro1">
          <table:table-cell office:value-type="string" calcext:value-type="string">
            <text:p>HC02_VC125</text:p>
          </table:table-cell>
          <table:table-cell office:value-type="string" calcext:value-type="string">
            <text:p>Margin of Error; INCOME AND BENEFITS (IN 2017 INFLATION-ADJUSTED DOLLARS) - Median earnings for male full-time, year-round workers (dollars)</text:p>
          </table:table-cell>
        </table:table-row>
        <table:table-row table:style-name="ro1">
          <table:table-cell office:value-type="string" calcext:value-type="string">
            <text:p>HC03_VC125</text:p>
          </table:table-cell>
          <table:table-cell office:value-type="string" calcext:value-type="string">
            <text:p>Percent; INCOME AND BENEFITS (IN 2017 INFLATION-ADJUSTED DOLLARS) - Median earnings for male full-time, year-round workers (dollars)</text:p>
          </table:table-cell>
        </table:table-row>
        <table:table-row table:style-name="ro1"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INCOME AND BENEFITS (IN 2017 INFLATION-ADJUSTED DOLLARS) - Median earnings for male full-time, year-round workers (dollars)</text:p>
          </table:table-cell>
        </table:table-row>
        <table:table-row table:style-name="ro1">
          <table:table-cell office:value-type="string" calcext:value-type="string">
            <text:p>HC01_VC126</text:p>
          </table:table-cell>
          <table:table-cell office:value-type="string" calcext:value-type="string">
            <text:p>Estimate; INCOME AND BENEFITS (IN 2017 INFLATION-ADJUSTED DOLLARS) - Median earnings for female full-time, year-round workers (dollars)</text:p>
          </table:table-cell>
        </table:table-row>
        <table:table-row table:style-name="ro1">
          <table:table-cell office:value-type="string" calcext:value-type="string">
            <text:p>HC02_VC126</text:p>
          </table:table-cell>
          <table:table-cell office:value-type="string" calcext:value-type="string">
            <text:p>Margin of Error; INCOME AND BENEFITS (IN 2017 INFLATION-ADJUSTED DOLLARS) - Median earnings for female full-time, year-round workers (dollars)</text:p>
          </table:table-cell>
        </table:table-row>
        <table:table-row table:style-name="ro1">
          <table:table-cell office:value-type="string" calcext:value-type="string">
            <text:p>HC03_VC126</text:p>
          </table:table-cell>
          <table:table-cell office:value-type="string" calcext:value-type="string">
            <text:p>Percent; INCOME AND BENEFITS (IN 2017 INFLATION-ADJUSTED DOLLARS) - Median earnings for female full-time, year-round workers (dollars)</text:p>
          </table:table-cell>
        </table:table-row>
        <table:table-row table:style-name="ro1"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INCOME AND BENEFITS (IN 2017 INFLATION-ADJUSTED DOLLARS) - Median earnings for female full-time, year-round workers (dollars)</text:p>
          </table:table-cell>
        </table:table-row>
        <table:table-row table:style-name="ro1">
          <table:table-cell office:value-type="string" calcext:value-type="string">
            <text:p>HC01_VC130</text:p>
          </table:table-cell>
          <table:table-cell office:value-type="string" calcext:value-type="string">
            <text:p>Estimate; HEALTH INSURANCE COVERAGE - Civilian noninstitutionalized population</text:p>
          </table:table-cell>
        </table:table-row>
        <table:table-row table:style-name="ro1">
          <table:table-cell office:value-type="string" calcext:value-type="string">
            <text:p>HC02_VC130</text:p>
          </table:table-cell>
          <table:table-cell office:value-type="string" calcext:value-type="string">
            <text:p>Margin of Error; HEALTH INSURANCE COVERAGE - Civilian noninstitutionalized population</text:p>
          </table:table-cell>
        </table:table-row>
        <table:table-row table:style-name="ro1">
          <table:table-cell office:value-type="string" calcext:value-type="string">
            <text:p>HC03_VC130</text:p>
          </table:table-cell>
          <table:table-cell office:value-type="string" calcext:value-type="string">
            <text:p>Percent; HEALTH INSURANCE COVERAGE - Civilian noninstitutionalized population</text:p>
          </table:table-cell>
        </table:table-row>
        <table:table-row table:style-name="ro1">
          <table:table-cell office:value-type="string" calcext:value-type="string">
            <text:p>HC04_VC130</text:p>
          </table:table-cell>
          <table:table-cell office:value-type="string" calcext:value-type="string">
            <text:p>Percent Margin of Error; HEALTH INSURANCE COVERAGE - Civilian noninstitutionalized population</text:p>
          </table:table-cell>
        </table:table-row>
        <table:table-row table:style-name="ro1">
          <table:table-cell office:value-type="string" calcext:value-type="string">
            <text:p>HC01_VC131</text:p>
          </table:table-cell>
          <table:table-cell office:value-type="string" calcext:value-type="string">
            <text:p>Estimate; HEALTH INSURANCE COVERAGE - Civilian noninstitutionalized population - With health insurance coverage</text:p>
          </table:table-cell>
        </table:table-row>
        <table:table-row table:style-name="ro1">
          <table:table-cell office:value-type="string" calcext:value-type="string">
            <text:p>HC02_VC131</text:p>
          </table:table-cell>
          <table:table-cell office:value-type="string" calcext:value-type="string">
            <text:p>Margin of Error; HEALTH INSURANCE COVERAGE - Civilian noninstitutionalized population - With health insurance coverage</text:p>
          </table:table-cell>
        </table:table-row>
        <table:table-row table:style-name="ro1">
          <table:table-cell office:value-type="string" calcext:value-type="string">
            <text:p>HC03_VC131</text:p>
          </table:table-cell>
          <table:table-cell office:value-type="string" calcext:value-type="string">
            <text:p>Percent; HEALTH INSURANCE COVERAGE - Civilian noninstitutionalized population - With health insurance coverage</text:p>
          </table:table-cell>
        </table:table-row>
        <table:table-row table:style-name="ro1">
          <table:table-cell office:value-type="string" calcext:value-type="string">
            <text:p>HC04_VC131</text:p>
          </table:table-cell>
          <table:table-cell office:value-type="string" calcext:value-type="string">
            <text:p>Percent Margin of Error; HEALTH INSURANCE COVERAGE - Civilian noninstitutionalized population - With health insurance coverage</text:p>
          </table:table-cell>
        </table:table-row>
        <table:table-row table:style-name="ro1">
          <table:table-cell office:value-type="string" calcext:value-type="string">
            <text:p>HC01_VC132</text:p>
          </table:table-cell>
          <table:table-cell office:value-type="string" calcext:value-type="string">
            <text:p>Estimate; HEALTH INSURANCE COVERAGE - Civilian noninstitutionalized population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2_VC132</text:p>
          </table:table-cell>
          <table:table-cell office:value-type="string" calcext:value-type="string">
            <text:p>Margin of Error; HEALTH INSURANCE COVERAGE - Civilian noninstitutionalized population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3_VC132</text:p>
          </table:table-cell>
          <table:table-cell office:value-type="string" calcext:value-type="string">
            <text:p>Percent; HEALTH INSURANCE COVERAGE - Civilian noninstitutionalized population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HEALTH INSURANCE COVERAGE - Civilian noninstitutionalized population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1_VC133</text:p>
          </table:table-cell>
          <table:table-cell office:value-type="string" calcext:value-type="string">
            <text:p>Estimate; HEALTH INSURANCE COVERAGE - Civilian noninstitutionalized population - With health insurance coverage - With public coverage</text:p>
          </table:table-cell>
        </table:table-row>
        <table:table-row table:style-name="ro1">
          <table:table-cell office:value-type="string" calcext:value-type="string">
            <text:p>HC02_VC133</text:p>
          </table:table-cell>
          <table:table-cell office:value-type="string" calcext:value-type="string">
            <text:p>Margin of Error; HEALTH INSURANCE COVERAGE - Civilian noninstitutionalized population - With health insurance coverage - With public coverage</text:p>
          </table:table-cell>
        </table:table-row>
        <table:table-row table:style-name="ro1">
          <table:table-cell office:value-type="string" calcext:value-type="string">
            <text:p>HC03_VC133</text:p>
          </table:table-cell>
          <table:table-cell office:value-type="string" calcext:value-type="string">
            <text:p>Percent; HEALTH INSURANCE COVERAGE - Civilian noninstitutionalized population - With health insurance coverage - With public coverage</text:p>
          </table:table-cell>
        </table:table-row>
        <table:table-row table:style-name="ro1"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HEALTH INSURANCE COVERAGE - Civilian noninstitutionalized population - With health insurance coverage - With public coverage</text:p>
          </table:table-cell>
        </table:table-row>
        <table:table-row table:style-name="ro1">
          <table:table-cell office:value-type="string" calcext:value-type="string">
            <text:p>HC01_VC134</text:p>
          </table:table-cell>
          <table:table-cell office:value-type="string" calcext:value-type="string">
            <text:p>Estimate; HEALTH INSURANCE COVERAGE - Civilian noninstitutionalized population - No health insurance coverage</text:p>
          </table:table-cell>
        </table:table-row>
        <table:table-row table:style-name="ro1">
          <table:table-cell office:value-type="string" calcext:value-type="string">
            <text:p>HC02_VC134</text:p>
          </table:table-cell>
          <table:table-cell office:value-type="string" calcext:value-type="string">
            <text:p>Margin of Error; HEALTH INSURANCE COVERAGE - Civilian noninstitutionalized population - No health insurance coverage</text:p>
          </table:table-cell>
        </table:table-row>
        <table:table-row table:style-name="ro1">
          <table:table-cell office:value-type="string" calcext:value-type="string">
            <text:p>HC03_VC134</text:p>
          </table:table-cell>
          <table:table-cell office:value-type="string" calcext:value-type="string">
            <text:p>Percent; HEALTH INSURANCE COVERAGE - Civilian noninstitutionalized population - No health insurance coverage</text:p>
          </table:table-cell>
        </table:table-row>
        <table:table-row table:style-name="ro1"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HEALTH INSURANCE COVERAGE - Civilian noninstitutionalized population - No health insurance coverage</text:p>
          </table:table-cell>
        </table:table-row>
        <table:table-row table:style-name="ro1">
          <table:table-cell office:value-type="string" calcext:value-type="string">
            <text:p>HC01_VC137</text:p>
          </table:table-cell>
          <table:table-cell office:value-type="string" calcext:value-type="string">
            <text:p>Estimate; HEALTH INSURANCE COVERAGE - Civilian noninstitutionalized population under 19 years</text:p>
          </table:table-cell>
        </table:table-row>
        <table:table-row table:style-name="ro1">
          <table:table-cell office:value-type="string" calcext:value-type="string">
            <text:p>HC02_VC137</text:p>
          </table:table-cell>
          <table:table-cell office:value-type="string" calcext:value-type="string">
            <text:p>Margin of Error; HEALTH INSURANCE COVERAGE - Civilian noninstitutionalized population under 19 years</text:p>
          </table:table-cell>
        </table:table-row>
        <table:table-row table:style-name="ro1">
          <table:table-cell office:value-type="string" calcext:value-type="string">
            <text:p>HC03_VC137</text:p>
          </table:table-cell>
          <table:table-cell office:value-type="string" calcext:value-type="string">
            <text:p>Percent; HEALTH INSURANCE COVERAGE - Civilian noninstitutionalized population under 19 years</text:p>
          </table:table-cell>
        </table:table-row>
        <table:table-row table:style-name="ro1">
          <table:table-cell office:value-type="string" calcext:value-type="string">
            <text:p>HC04_VC137</text:p>
          </table:table-cell>
          <table:table-cell office:value-type="string" calcext:value-type="string">
            <text:p>Percent Margin of Error; HEALTH INSURANCE COVERAGE - Civilian noninstitutionalized population under 19 years</text:p>
          </table:table-cell>
        </table:table-row>
        <table:table-row table:style-name="ro1">
          <table:table-cell office:value-type="string" calcext:value-type="string">
            <text:p>HC01_VC138</text:p>
          </table:table-cell>
          <table:table-cell office:value-type="string" calcext:value-type="string">
            <text:p>Estimate; HEALTH INSURANCE COVERAGE - Civilian noninstitutionalized population under 19 years - No health insurance coverage</text:p>
          </table:table-cell>
        </table:table-row>
        <table:table-row table:style-name="ro1">
          <table:table-cell office:value-type="string" calcext:value-type="string">
            <text:p>HC02_VC138</text:p>
          </table:table-cell>
          <table:table-cell office:value-type="string" calcext:value-type="string">
            <text:p>Margin of Error; HEALTH INSURANCE COVERAGE - Civilian noninstitutionalized population under 19 years - No health insurance coverage</text:p>
          </table:table-cell>
        </table:table-row>
        <table:table-row table:style-name="ro1">
          <table:table-cell office:value-type="string" calcext:value-type="string">
            <text:p>HC03_VC138</text:p>
          </table:table-cell>
          <table:table-cell office:value-type="string" calcext:value-type="string">
            <text:p>Percent; HEALTH INSURANCE COVERAGE - Civilian noninstitutionalized population under 19 years - No health insurance coverage</text:p>
          </table:table-cell>
        </table:table-row>
        <table:table-row table:style-name="ro1">
          <table:table-cell office:value-type="string" calcext:value-type="string">
            <text:p>HC04_VC138</text:p>
          </table:table-cell>
          <table:table-cell office:value-type="string" calcext:value-type="string">
            <text:p>Percent Margin of Error; HEALTH INSURANCE COVERAGE - Civilian noninstitutionalized population under 19 years - No health insurance coverage</text:p>
          </table:table-cell>
        </table:table-row>
        <table:table-row table:style-name="ro1">
          <table:table-cell office:value-type="string" calcext:value-type="string">
            <text:p>HC01_VC141</text:p>
          </table:table-cell>
          <table:table-cell office:value-type="string" calcext:value-type="string">
            <text:p>Estimate; HEALTH INSURANCE COVERAGE - Civilian noninstitutionalized population 19 to 64 years</text:p>
          </table:table-cell>
        </table:table-row>
        <table:table-row table:style-name="ro1">
          <table:table-cell office:value-type="string" calcext:value-type="string">
            <text:p>HC02_VC141</text:p>
          </table:table-cell>
          <table:table-cell office:value-type="string" calcext:value-type="string">
            <text:p>Margin of Error; HEALTH INSURANCE COVERAGE - Civilian noninstitutionalized population 19 to 64 years</text:p>
          </table:table-cell>
        </table:table-row>
        <table:table-row table:style-name="ro1">
          <table:table-cell office:value-type="string" calcext:value-type="string">
            <text:p>HC03_VC141</text:p>
          </table:table-cell>
          <table:table-cell office:value-type="string" calcext:value-type="string">
            <text:p>Percent; HEALTH INSURANCE COVERAGE - Civilian noninstitutionalized population 19 to 64 years</text:p>
          </table:table-cell>
        </table:table-row>
        <table:table-row table:style-name="ro1"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HEALTH INSURANCE COVERAGE - Civilian noninstitutionalized population 19 to 64 years</text:p>
          </table:table-cell>
        </table:table-row>
        <table:table-row table:style-name="ro1">
          <table:table-cell office:value-type="string" calcext:value-type="string">
            <text:p>HC01_VC142</text:p>
          </table:table-cell>
          <table:table-cell office:value-type="string" calcext:value-type="string">
            <text:p>Estimate; HEALTH INSURANCE COVERAGE - Civilian noninstitutionalized population 19 to 64 years - In labor force:</text:p>
          </table:table-cell>
        </table:table-row>
        <table:table-row table:style-name="ro1">
          <table:table-cell office:value-type="string" calcext:value-type="string">
            <text:p>HC02_VC142</text:p>
          </table:table-cell>
          <table:table-cell office:value-type="string" calcext:value-type="string">
            <text:p>Margin of Error; HEALTH INSURANCE COVERAGE - Civilian noninstitutionalized population 19 to 64 years - In labor force:</text:p>
          </table:table-cell>
        </table:table-row>
        <table:table-row table:style-name="ro1">
          <table:table-cell office:value-type="string" calcext:value-type="string">
            <text:p>HC03_VC142</text:p>
          </table:table-cell>
          <table:table-cell office:value-type="string" calcext:value-type="string">
            <text:p>Percent; HEALTH INSURANCE COVERAGE - Civilian noninstitutionalized population 19 to 64 years - In labor force:</text:p>
          </table:table-cell>
        </table:table-row>
        <table:table-row table:style-name="ro1"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HEALTH INSURANCE COVERAGE - Civilian noninstitutionalized population 19 to 64 years - In labor force:</text:p>
          </table:table-cell>
        </table:table-row>
        <table:table-row table:style-name="ro1">
          <table:table-cell office:value-type="string" calcext:value-type="string">
            <text:p>HC01_VC143</text:p>
          </table:table-cell>
          <table:table-cell office:value-type="string" calcext:value-type="string">
            <text:p>Estimate; HEALTH INSURANCE COVERAGE - Civilian noninstitutionalized population 19 to 64 years - In labor force: - Employed:</text:p>
          </table:table-cell>
        </table:table-row>
        <table:table-row table:style-name="ro1">
          <table:table-cell office:value-type="string" calcext:value-type="string">
            <text:p>HC02_VC143</text:p>
          </table:table-cell>
          <table:table-cell office:value-type="string" calcext:value-type="string">
            <text:p>Margin of Error; HEALTH INSURANCE COVERAGE - Civilian noninstitutionalized population 19 to 64 years - In labor force: - Employed:</text:p>
          </table:table-cell>
        </table:table-row>
        <table:table-row table:style-name="ro1">
          <table:table-cell office:value-type="string" calcext:value-type="string">
            <text:p>HC03_VC143</text:p>
          </table:table-cell>
          <table:table-cell office:value-type="string" calcext:value-type="string">
            <text:p>Percent; HEALTH INSURANCE COVERAGE - Civilian noninstitutionalized population 19 to 64 years - In labor force: - Employed:</text:p>
          </table:table-cell>
        </table:table-row>
        <table:table-row table:style-name="ro1">
          <table:table-cell office:value-type="string" calcext:value-type="string">
            <text:p>HC04_VC143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</text:p>
          </table:table-cell>
        </table:table-row>
        <table:table-row table:style-name="ro1">
          <table:table-cell office:value-type="string" calcext:value-type="string">
            <text:p>HC01_VC144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office:value-type="string" calcext:value-type="string">
            <text:p>HC02_VC144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office:value-type="string" calcext:value-type="string">
            <text:p>HC03_VC144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office:value-type="string" calcext:value-type="string">
            <text:p>HC04_VC144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office:value-type="string" calcext:value-type="string">
            <text:p>HC01_VC145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2_VC145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3_VC145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4_VC145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1_VC146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2_VC146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3_VC146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1_VC147</text:p>
          </table:table-cell>
          <table:table-cell office:value-type="string" calcext:value-type="string">
            <text:p>Estimate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office:value-type="string" calcext:value-type="string">
            <text:p>HC02_VC147</text:p>
          </table:table-cell>
          <table:table-cell office:value-type="string" calcext:value-type="string">
            <text:p>Margin of Error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office:value-type="string" calcext:value-type="string">
            <text:p>HC03_VC147</text:p>
          </table:table-cell>
          <table:table-cell office:value-type="string" calcext:value-type="string">
            <text:p>Percent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office:value-type="string" calcext:value-type="string">
            <text:p>HC04_VC147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office:value-type="string" calcext:value-type="string">
            <text:p>HC01_VC148</text:p>
          </table:table-cell>
          <table:table-cell office:value-type="string" calcext:value-type="string">
            <text:p>Estimate; HEALTH INSURANCE COVERAGE - Civilian noninstitutionalized population 19 to 64 years - In labor force: - Unemployed:</text:p>
          </table:table-cell>
        </table:table-row>
        <table:table-row table:style-name="ro1">
          <table:table-cell office:value-type="string" calcext:value-type="string">
            <text:p>HC02_VC148</text:p>
          </table:table-cell>
          <table:table-cell office:value-type="string" calcext:value-type="string">
            <text:p>Margin of Error; HEALTH INSURANCE COVERAGE - Civilian noninstitutionalized population 19 to 64 years - In labor force: - Unemployed:</text:p>
          </table:table-cell>
        </table:table-row>
        <table:table-row table:style-name="ro1">
          <table:table-cell office:value-type="string" calcext:value-type="string">
            <text:p>HC03_VC148</text:p>
          </table:table-cell>
          <table:table-cell office:value-type="string" calcext:value-type="string">
            <text:p>Percent; HEALTH INSURANCE COVERAGE - Civilian noninstitutionalized population 19 to 64 years - In labor force: - Unemployed:</text:p>
          </table:table-cell>
        </table:table-row>
        <table:table-row table:style-name="ro1">
          <table:table-cell office:value-type="string" calcext:value-type="string">
            <text:p>HC04_VC148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</text:p>
          </table:table-cell>
        </table:table-row>
        <table:table-row table:style-name="ro1">
          <table:table-cell office:value-type="string" calcext:value-type="string">
            <text:p>HC01_VC149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office:value-type="string" calcext:value-type="string">
            <text:p>HC02_VC149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office:value-type="string" calcext:value-type="string">
            <text:p>HC03_VC149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office:value-type="string" calcext:value-type="string">
            <text:p>HC01_VC150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2_VC150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3_VC150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1_VC151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2_VC151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3_VC151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1_VC152</text:p>
          </table:table-cell>
          <table:table-cell office:value-type="string" calcext:value-type="string">
            <text:p>Estimate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office:value-type="string" calcext:value-type="string">
            <text:p>HC02_VC152</text:p>
          </table:table-cell>
          <table:table-cell office:value-type="string" calcext:value-type="string">
            <text:p>Margin of Error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office:value-type="string" calcext:value-type="string">
            <text:p>HC03_VC152</text:p>
          </table:table-cell>
          <table:table-cell office:value-type="string" calcext:value-type="string">
            <text:p>Percent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office:value-type="string" calcext:value-type="string">
            <text:p>HC04_VC152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office:value-type="string" calcext:value-type="string">
            <text:p>HC01_VC153</text:p>
          </table:table-cell>
          <table:table-cell office:value-type="string" calcext:value-type="string">
            <text:p>Estimate; HEALTH INSURANCE COVERAGE - Civilian noninstitutionalized population 19 to 64 years - Not in labor force:</text:p>
          </table:table-cell>
        </table:table-row>
        <table:table-row table:style-name="ro1">
          <table:table-cell office:value-type="string" calcext:value-type="string">
            <text:p>HC02_VC153</text:p>
          </table:table-cell>
          <table:table-cell office:value-type="string" calcext:value-type="string">
            <text:p>Margin of Error; HEALTH INSURANCE COVERAGE - Civilian noninstitutionalized population 19 to 64 years - Not in labor force:</text:p>
          </table:table-cell>
        </table:table-row>
        <table:table-row table:style-name="ro1">
          <table:table-cell office:value-type="string" calcext:value-type="string">
            <text:p>HC03_VC153</text:p>
          </table:table-cell>
          <table:table-cell office:value-type="string" calcext:value-type="string">
            <text:p>Percent; HEALTH INSURANCE COVERAGE - Civilian noninstitutionalized population 19 to 64 years - Not in labor force:</text:p>
          </table:table-cell>
        </table:table-row>
        <table:table-row table:style-name="ro1">
          <table:table-cell office:value-type="string" calcext:value-type="string">
            <text:p>HC04_VC153</text:p>
          </table:table-cell>
          <table:table-cell office:value-type="string" calcext:value-type="string">
            <text:p>Percent Margin of Error; HEALTH INSURANCE COVERAGE - Civilian noninstitutionalized population 19 to 64 years - Not in labor force:</text:p>
          </table:table-cell>
        </table:table-row>
        <table:table-row table:style-name="ro1">
          <table:table-cell office:value-type="string" calcext:value-type="string">
            <text:p>HC01_VC154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office:value-type="string" calcext:value-type="string">
            <text:p>HC02_VC154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office:value-type="string" calcext:value-type="string">
            <text:p>HC03_VC154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office:value-type="string" calcext:value-type="string">
            <text:p>HC01_VC155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2_VC155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3_VC155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office:value-type="string" calcext:value-type="string">
            <text:p>HC01_VC156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2_VC156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3_VC156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4_VC156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office:value-type="string" calcext:value-type="string">
            <text:p>HC01_VC157</text:p>
          </table:table-cell>
          <table:table-cell office:value-type="string" calcext:value-type="string">
            <text:p>Estimate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office:value-type="string" calcext:value-type="string">
            <text:p>HC02_VC157</text:p>
          </table:table-cell>
          <table:table-cell office:value-type="string" calcext:value-type="string">
            <text:p>Margin of Error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office:value-type="string" calcext:value-type="string">
            <text:p>HC03_VC157</text:p>
          </table:table-cell>
          <table:table-cell office:value-type="string" calcext:value-type="string">
            <text:p>Percent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office:value-type="string" calcext:value-type="string">
            <text:p>HC04_VC157</text:p>
          </table:table-cell>
          <table:table-cell office:value-type="string" calcext:value-type="string">
            <text:p>Percent Margin of Error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office:value-type="string" calcext:value-type="string">
            <text:p>HC01_VC161</text:p>
          </table:table-cell>
          <table:table-cell office:value-type="string" calcext:value-type="string">
            <text:p>Estimate; PERCENTAGE OF FAMILIES AND PEOPLE WHOSE INCOME IN THE PAST 12 MONTHS IS BELOW THE POVERTY LEVEL - All families</text:p>
          </table:table-cell>
        </table:table-row>
        <table:table-row table:style-name="ro1">
          <table:table-cell office:value-type="string" calcext:value-type="string">
            <text:p>HC02_VC161</text:p>
          </table:table-cell>
          <table:table-cell office:value-type="string" calcext:value-type="string">
            <text:p>Margin of Error; PERCENTAGE OF FAMILIES AND PEOPLE WHOSE INCOME IN THE PAST 12 MONTHS IS BELOW THE POVERTY LEVEL - All families</text:p>
          </table:table-cell>
        </table:table-row>
        <table:table-row table:style-name="ro1">
          <table:table-cell office:value-type="string" calcext:value-type="string">
            <text:p>HC03_VC161</text:p>
          </table:table-cell>
          <table:table-cell office:value-type="string" calcext:value-type="string">
            <text:p>Percent; PERCENTAGE OF FAMILIES AND PEOPLE WHOSE INCOME IN THE PAST 12 MONTHS IS BELOW THE POVERTY LEVEL - All families</text:p>
          </table:table-cell>
        </table:table-row>
        <table:table-row table:style-name="ro1"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PERCENTAGE OF FAMILIES AND PEOPLE WHOSE INCOME IN THE PAST 12 MONTHS IS BELOW THE POVERTY LEVEL - All families</text:p>
          </table:table-cell>
        </table:table-row>
        <table:table-row table:style-name="ro1">
          <table:table-cell office:value-type="string" calcext:value-type="string">
            <text:p>HC01_VC162</text:p>
          </table:table-cell>
          <table:table-cell office:value-type="string" calcext:value-type="string">
            <text:p>Estimate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2_VC162</text:p>
          </table:table-cell>
          <table:table-cell office:value-type="string" calcext:value-type="string">
            <text:p>Margin of Error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3_VC162</text:p>
          </table:table-cell>
          <table:table-cell office:value-type="string" calcext:value-type="string">
            <text:p>Percent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1_VC163</text:p>
          </table:table-cell>
          <table:table-cell office:value-type="string" calcext:value-type="string">
            <text:p>Estimate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2_VC163</text:p>
          </table:table-cell>
          <table:table-cell office:value-type="string" calcext:value-type="string">
            <text:p>Margin of Error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3_VC163</text:p>
          </table:table-cell>
          <table:table-cell office:value-type="string" calcext:value-type="string">
            <text:p>Percent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1_VC164</text:p>
          </table:table-cell>
          <table:table-cell office:value-type="string" calcext:value-type="string">
            <text:p>Estimate; PERCENTAGE OF FAMILIES AND PEOPLE WHOSE INCOME IN THE PAST 12 MONTHS IS BELOW THE POVERTY LEVEL - Married couple families</text:p>
          </table:table-cell>
        </table:table-row>
        <table:table-row table:style-name="ro1">
          <table:table-cell office:value-type="string" calcext:value-type="string">
            <text:p>HC02_VC164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</text:p>
          </table:table-cell>
        </table:table-row>
        <table:table-row table:style-name="ro1">
          <table:table-cell office:value-type="string" calcext:value-type="string">
            <text:p>HC03_VC164</text:p>
          </table:table-cell>
          <table:table-cell office:value-type="string" calcext:value-type="string">
            <text:p>Percent; PERCENTAGE OF FAMILIES AND PEOPLE WHOSE INCOME IN THE PAST 12 MONTHS IS BELOW THE POVERTY LEVEL - Married couple families</text:p>
          </table:table-cell>
        </table:table-row>
        <table:table-row table:style-name="ro1"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</text:p>
          </table:table-cell>
        </table:table-row>
        <table:table-row table:style-name="ro1">
          <table:table-cell office:value-type="string" calcext:value-type="string">
            <text:p>HC01_VC165</text:p>
          </table:table-cell>
          <table:table-cell office:value-type="string" calcext:value-type="string">
            <text:p>Estimate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2_VC165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3_VC165</text:p>
          </table:table-cell>
          <table:table-cell office:value-type="string" calcext:value-type="string">
            <text:p>Percent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4_VC165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1_VC166</text:p>
          </table:table-cell>
          <table:table-cell office:value-type="string" calcext:value-type="string">
            <text:p>Estimate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2_VC166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3_VC166</text:p>
          </table:table-cell>
          <table:table-cell office:value-type="string" calcext:value-type="string">
            <text:p>Percent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4_VC166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1_VC167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office:value-type="string" calcext:value-type="string">
            <text:p>HC02_VC167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office:value-type="string" calcext:value-type="string">
            <text:p>HC03_VC167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office:value-type="string" calcext:value-type="string">
            <text:p>HC04_VC167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office:value-type="string" calcext:value-type="string">
            <text:p>HC01_VC168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2_VC168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3_VC168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4_VC168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office:value-type="string" calcext:value-type="string">
            <text:p>HC01_VC169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2_VC169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3_VC169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4_VC169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office:value-type="string" calcext:value-type="string">
            <text:p>HC01_VC171</text:p>
          </table:table-cell>
          <table:table-cell office:value-type="string" calcext:value-type="string">
            <text:p>Estimate; PERCENTAGE OF FAMILIES AND PEOPLE WHOSE INCOME IN THE PAST 12 MONTHS IS BELOW THE POVERTY LEVEL - All people</text:p>
          </table:table-cell>
        </table:table-row>
        <table:table-row table:style-name="ro1">
          <table:table-cell office:value-type="string" calcext:value-type="string">
            <text:p>HC02_VC171</text:p>
          </table:table-cell>
          <table:table-cell office:value-type="string" calcext:value-type="string">
            <text:p>Margin of Error; PERCENTAGE OF FAMILIES AND PEOPLE WHOSE INCOME IN THE PAST 12 MONTHS IS BELOW THE POVERTY LEVEL - All people</text:p>
          </table:table-cell>
        </table:table-row>
        <table:table-row table:style-name="ro1">
          <table:table-cell office:value-type="string" calcext:value-type="string">
            <text:p>HC03_VC171</text:p>
          </table:table-cell>
          <table:table-cell office:value-type="string" calcext:value-type="string">
            <text:p>Percent; PERCENTAGE OF FAMILIES AND PEOPLE WHOSE INCOME IN THE PAST 12 MONTHS IS BELOW THE POVERTY LEVEL - All people</text:p>
          </table:table-cell>
        </table:table-row>
        <table:table-row table:style-name="ro1"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PERCENTAGE OF FAMILIES AND PEOPLE WHOSE INCOME IN THE PAST 12 MONTHS IS BELOW THE POVERTY LEVEL - All people</text:p>
          </table:table-cell>
        </table:table-row>
        <table:table-row table:style-name="ro1">
          <table:table-cell office:value-type="string" calcext:value-type="string">
            <text:p>HC01_VC172</text:p>
          </table:table-cell>
          <table:table-cell office:value-type="string" calcext:value-type="string">
            <text:p>Estimate; PERCENTAGE OF FAMILIES AND PEOPLE WHOSE INCOME IN THE PAST 12 MONTHS IS BELOW THE POVERTY LEVEL - All people - Under 18 years</text:p>
          </table:table-cell>
        </table:table-row>
        <table:table-row table:style-name="ro1">
          <table:table-cell office:value-type="string" calcext:value-type="string">
            <text:p>HC02_VC172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</text:p>
          </table:table-cell>
        </table:table-row>
        <table:table-row table:style-name="ro1">
          <table:table-cell office:value-type="string" calcext:value-type="string">
            <text:p>HC03_VC172</text:p>
          </table:table-cell>
          <table:table-cell office:value-type="string" calcext:value-type="string">
            <text:p>Percent; PERCENTAGE OF FAMILIES AND PEOPLE WHOSE INCOME IN THE PAST 12 MONTHS IS BELOW THE POVERTY LEVEL - All people - Under 18 years</text:p>
          </table:table-cell>
        </table:table-row>
        <table:table-row table:style-name="ro1"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</text:p>
          </table:table-cell>
        </table:table-row>
        <table:table-row table:style-name="ro1">
          <table:table-cell office:value-type="string" calcext:value-type="string">
            <text:p>HC01_VC173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office:value-type="string" calcext:value-type="string">
            <text:p>HC02_VC173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office:value-type="string" calcext:value-type="string">
            <text:p>HC03_VC173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office:value-type="string" calcext:value-type="string">
            <text:p>HC01_VC174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office:value-type="string" calcext:value-type="string">
            <text:p>HC02_VC174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office:value-type="string" calcext:value-type="string">
            <text:p>HC03_VC174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office:value-type="string" calcext:value-type="string">
            <text:p>HC01_VC175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office:value-type="string" calcext:value-type="string">
            <text:p>HC02_VC175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office:value-type="string" calcext:value-type="string">
            <text:p>HC03_VC175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office:value-type="string" calcext:value-type="string">
            <text:p>HC01_VC176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</text:p>
          </table:table-cell>
        </table:table-row>
        <table:table-row table:style-name="ro1">
          <table:table-cell office:value-type="string" calcext:value-type="string">
            <text:p>HC02_VC176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</text:p>
          </table:table-cell>
        </table:table-row>
        <table:table-row table:style-name="ro1">
          <table:table-cell office:value-type="string" calcext:value-type="string">
            <text:p>HC03_VC176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</text:p>
          </table:table-cell>
        </table:table-row>
        <table:table-row table:style-name="ro1"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</text:p>
          </table:table-cell>
        </table:table-row>
        <table:table-row table:style-name="ro1">
          <table:table-cell office:value-type="string" calcext:value-type="string">
            <text:p>HC01_VC177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office:value-type="string" calcext:value-type="string">
            <text:p>HC02_VC177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office:value-type="string" calcext:value-type="string">
            <text:p>HC03_VC177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office:value-type="string" calcext:value-type="string">
            <text:p>HC04_VC177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office:value-type="string" calcext:value-type="string">
            <text:p>HC01_VC178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office:value-type="string" calcext:value-type="string">
            <text:p>HC02_VC178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office:value-type="string" calcext:value-type="string">
            <text:p>HC03_VC178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office:value-type="string" calcext:value-type="string">
            <text:p>HC04_VC178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office:value-type="string" calcext:value-type="string">
            <text:p>HC01_VC179</text:p>
          </table:table-cell>
          <table:table-cell office:value-type="string" calcext:value-type="string">
            <text:p>Estimate; PERCENTAGE OF FAMILIES AND PEOPLE WHOSE INCOME IN THE PAST 12 MONTHS IS BELOW THE POVERTY LEVEL - People in families</text:p>
          </table:table-cell>
        </table:table-row>
        <table:table-row table:style-name="ro1">
          <table:table-cell office:value-type="string" calcext:value-type="string">
            <text:p>HC02_VC179</text:p>
          </table:table-cell>
          <table:table-cell office:value-type="string" calcext:value-type="string">
            <text:p>Margin of Error; PERCENTAGE OF FAMILIES AND PEOPLE WHOSE INCOME IN THE PAST 12 MONTHS IS BELOW THE POVERTY LEVEL - People in families</text:p>
          </table:table-cell>
        </table:table-row>
        <table:table-row table:style-name="ro1">
          <table:table-cell office:value-type="string" calcext:value-type="string">
            <text:p>HC03_VC179</text:p>
          </table:table-cell>
          <table:table-cell office:value-type="string" calcext:value-type="string">
            <text:p>Percent; PERCENTAGE OF FAMILIES AND PEOPLE WHOSE INCOME IN THE PAST 12 MONTHS IS BELOW THE POVERTY LEVEL - People in families</text:p>
          </table:table-cell>
        </table:table-row>
        <table:table-row table:style-name="ro1"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PERCENTAGE OF FAMILIES AND PEOPLE WHOSE INCOME IN THE PAST 12 MONTHS IS BELOW THE POVERTY LEVEL - People in families</text:p>
          </table:table-cell>
        </table:table-row>
        <table:table-row table:style-name="ro1">
          <table:table-cell office:value-type="string" calcext:value-type="string">
            <text:p>HC01_VC180</text:p>
          </table:table-cell>
          <table:table-cell office:value-type="string" calcext:value-type="string">
            <text:p>Estimate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office:value-type="string" calcext:value-type="string">
            <text:p>HC02_VC180</text:p>
          </table:table-cell>
          <table:table-cell office:value-type="string" calcext:value-type="string">
            <text:p>Margin of Error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office:value-type="string" calcext:value-type="string">
            <text:p>HC03_VC180</text:p>
          </table:table-cell>
          <table:table-cell office:value-type="string" calcext:value-type="string">
            <text:p>Percent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office:value-type="string" calcext:value-type="string">
            <text:p>HC04_VC180</text:p>
          </table:table-cell>
          <table:table-cell office:value-type="string" calcext:value-type="string">
            <text:p>Percent Margin of Error; PERCENTAGE OF FAMILIES AND PEOPLE WHOSE INCOME IN THE PAST 12 MONTHS IS BELOW THE POVERTY LEVEL - Unrelated individuals 15 years and over</text:p>
          </table:table-cell>
        </table:table-row>
      </table:table>
      <table:table table:name="ACS_17_5YR_DP04_metadata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Estimate; HOUSING OCCUPANCY - Total housing units</text:p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Margin of Error; HOUSING OCCUPANCY - Total housing units</text:p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Percent; HOUSING OCCUPANCY - Total housing units</text:p>
          </table:table-cell>
        </table:table-row>
        <table:table-row table:style-name="ro1"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HOUSING OCCUPANCY - Total housing units</text:p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Estimate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Percent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Estimate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Percent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HC01_VC08</text:p>
          </table:table-cell>
          <table:table-cell office:value-type="string" calcext:value-type="string">
            <text:p>Estimate; HOUSING OCCUPANCY - Homeowner vacancy rate</text:p>
          </table:table-cell>
        </table:table-row>
        <table:table-row table:style-name="ro1">
          <table:table-cell office:value-type="string" calcext:value-type="string">
            <text:p>HC02_VC08</text:p>
          </table:table-cell>
          <table:table-cell office:value-type="string" calcext:value-type="string">
            <text:p>Margin of Error; HOUSING OCCUPANCY - Homeowner vacancy rate</text:p>
          </table:table-cell>
        </table:table-row>
        <table:table-row table:style-name="ro1">
          <table:table-cell office:value-type="string" calcext:value-type="string">
            <text:p>HC03_VC08</text:p>
          </table:table-cell>
          <table:table-cell office:value-type="string" calcext:value-type="string">
            <text:p>Percent; HOUSING OCCUPANCY - Homeowner vacancy rate</text:p>
          </table:table-cell>
        </table:table-row>
        <table:table-row table:style-name="ro1"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HOUSING OCCUPANCY - Homeowner vacancy rate</text:p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Estimate; HOUSING OCCUPANCY - Rental vacancy rate</text:p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Margin of Error; HOUSING OCCUPANCY - Rental vacancy rate</text:p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Percent; HOUSING OCCUPANCY - Rental vacancy rate</text:p>
          </table:table-cell>
        </table:table-row>
        <table:table-row table:style-name="ro1"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HOUSING OCCUPANCY - Rental vacancy rate</text:p>
          </table:table-cell>
        </table:table-row>
        <table:table-row table:style-name="ro1">
          <table:table-cell office:value-type="string" calcext:value-type="string">
            <text:p>HC01_VC13</text:p>
          </table:table-cell>
          <table:table-cell office:value-type="string" calcext:value-type="string">
            <text:p>Estimate; UNITS IN STRUCTURE - Total housing units</text:p>
          </table:table-cell>
        </table:table-row>
        <table:table-row table:style-name="ro1">
          <table:table-cell office:value-type="string" calcext:value-type="string">
            <text:p>HC02_VC13</text:p>
          </table:table-cell>
          <table:table-cell office:value-type="string" calcext:value-type="string">
            <text:p>Margin of Error; UNITS IN STRUCTURE - Total housing units</text:p>
          </table:table-cell>
        </table:table-row>
        <table:table-row table:style-name="ro1">
          <table:table-cell office:value-type="string" calcext:value-type="string">
            <text:p>HC03_VC13</text:p>
          </table:table-cell>
          <table:table-cell office:value-type="string" calcext:value-type="string">
            <text:p>Percent; UNITS IN STRUCTURE - Total housing units</text:p>
          </table:table-cell>
        </table:table-row>
        <table:table-row table:style-name="ro1"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UNITS IN STRUCTURE - Total housing units</text:p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Estimate; UNITS IN STRUCTURE - Total housing units - 1-unit, detached</text:p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Margin of Error; UNITS IN STRUCTURE - Total housing units - 1-unit, detached</text:p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Percent; UNITS IN STRUCTURE - Total housing units - 1-unit, detached</text:p>
          </table:table-cell>
        </table:table-row>
        <table:table-row table:style-name="ro1"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UNITS IN STRUCTURE - Total housing units - 1-unit, detached</text:p>
          </table:table-cell>
        </table:table-row>
        <table:table-row table:style-name="ro1">
          <table:table-cell office:value-type="string" calcext:value-type="string">
            <text:p>HC01_VC15</text:p>
          </table:table-cell>
          <table:table-cell office:value-type="string" calcext:value-type="string">
            <text:p>Estimate; UNITS IN STRUCTURE - Total housing units - 1-unit, attached</text:p>
          </table:table-cell>
        </table:table-row>
        <table:table-row table:style-name="ro1">
          <table:table-cell office:value-type="string" calcext:value-type="string">
            <text:p>HC02_VC15</text:p>
          </table:table-cell>
          <table:table-cell office:value-type="string" calcext:value-type="string">
            <text:p>Margin of Error; UNITS IN STRUCTURE - Total housing units - 1-unit, attached</text:p>
          </table:table-cell>
        </table:table-row>
        <table:table-row table:style-name="ro1">
          <table:table-cell office:value-type="string" calcext:value-type="string">
            <text:p>HC03_VC15</text:p>
          </table:table-cell>
          <table:table-cell office:value-type="string" calcext:value-type="string">
            <text:p>Percent; UNITS IN STRUCTURE - Total housing units - 1-unit, attached</text:p>
          </table:table-cell>
        </table:table-row>
        <table:table-row table:style-name="ro1"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UNITS IN STRUCTURE - Total housing units - 1-unit, attached</text:p>
          </table:table-cell>
        </table:table-row>
        <table:table-row table:style-name="ro1">
          <table:table-cell office:value-type="string" calcext:value-type="string">
            <text:p>HC01_VC16</text:p>
          </table:table-cell>
          <table:table-cell office:value-type="string" calcext:value-type="string">
            <text:p>Estimate; UNITS IN STRUCTURE - Total housing units - 2 units</text:p>
          </table:table-cell>
        </table:table-row>
        <table:table-row table:style-name="ro1">
          <table:table-cell office:value-type="string" calcext:value-type="string">
            <text:p>HC02_VC16</text:p>
          </table:table-cell>
          <table:table-cell office:value-type="string" calcext:value-type="string">
            <text:p>Margin of Error; UNITS IN STRUCTURE - Total housing units - 2 units</text:p>
          </table:table-cell>
        </table:table-row>
        <table:table-row table:style-name="ro1">
          <table:table-cell office:value-type="string" calcext:value-type="string">
            <text:p>HC03_VC16</text:p>
          </table:table-cell>
          <table:table-cell office:value-type="string" calcext:value-type="string">
            <text:p>Percent; UNITS IN STRUCTURE - Total housing units - 2 units</text:p>
          </table:table-cell>
        </table:table-row>
        <table:table-row table:style-name="ro1"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UNITS IN STRUCTURE - Total housing units - 2 units</text:p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Estimate; UNITS IN STRUCTURE - Total housing units - 3 or 4 units</text:p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Margin of Error; UNITS IN STRUCTURE - Total housing units - 3 or 4 units</text:p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Percent; UNITS IN STRUCTURE - Total housing units - 3 or 4 units</text:p>
          </table:table-cell>
        </table:table-row>
        <table:table-row table:style-name="ro1"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UNITS IN STRUCTURE - Total housing units - 3 or 4 units</text:p>
          </table:table-cell>
        </table:table-row>
        <table:table-row table:style-name="ro1">
          <table:table-cell office:value-type="string" calcext:value-type="string">
            <text:p>HC01_VC18</text:p>
          </table:table-cell>
          <table:table-cell office:value-type="string" calcext:value-type="string">
            <text:p>Estimate; UNITS IN STRUCTURE - Total housing units - 5 to 9 units</text:p>
          </table:table-cell>
        </table:table-row>
        <table:table-row table:style-name="ro1">
          <table:table-cell office:value-type="string" calcext:value-type="string">
            <text:p>HC02_VC18</text:p>
          </table:table-cell>
          <table:table-cell office:value-type="string" calcext:value-type="string">
            <text:p>Margin of Error; UNITS IN STRUCTURE - Total housing units - 5 to 9 units</text:p>
          </table:table-cell>
        </table:table-row>
        <table:table-row table:style-name="ro1">
          <table:table-cell office:value-type="string" calcext:value-type="string">
            <text:p>HC03_VC18</text:p>
          </table:table-cell>
          <table:table-cell office:value-type="string" calcext:value-type="string">
            <text:p>Percent; UNITS IN STRUCTURE - Total housing units - 5 to 9 units</text:p>
          </table:table-cell>
        </table:table-row>
        <table:table-row table:style-name="ro1"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UNITS IN STRUCTURE - Total housing units - 5 to 9 units</text:p>
          </table:table-cell>
        </table:table-row>
        <table:table-row table:style-name="ro1">
          <table:table-cell office:value-type="string" calcext:value-type="string">
            <text:p>HC01_VC19</text:p>
          </table:table-cell>
          <table:table-cell office:value-type="string" calcext:value-type="string">
            <text:p>Estimate; UNITS IN STRUCTURE - Total housing units - 10 to 19 units</text:p>
          </table:table-cell>
        </table:table-row>
        <table:table-row table:style-name="ro1">
          <table:table-cell office:value-type="string" calcext:value-type="string">
            <text:p>HC02_VC19</text:p>
          </table:table-cell>
          <table:table-cell office:value-type="string" calcext:value-type="string">
            <text:p>Margin of Error; UNITS IN STRUCTURE - Total housing units - 10 to 19 units</text:p>
          </table:table-cell>
        </table:table-row>
        <table:table-row table:style-name="ro1">
          <table:table-cell office:value-type="string" calcext:value-type="string">
            <text:p>HC03_VC19</text:p>
          </table:table-cell>
          <table:table-cell office:value-type="string" calcext:value-type="string">
            <text:p>Percent; UNITS IN STRUCTURE - Total housing units - 10 to 19 units</text:p>
          </table:table-cell>
        </table:table-row>
        <table:table-row table:style-name="ro1"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UNITS IN STRUCTURE - Total housing units - 10 to 19 units</text:p>
          </table:table-cell>
        </table:table-row>
        <table:table-row table:style-name="ro1">
          <table:table-cell office:value-type="string" calcext:value-type="string">
            <text:p>HC01_VC20</text:p>
          </table:table-cell>
          <table:table-cell office:value-type="string" calcext:value-type="string">
            <text:p>Estimate; UNITS IN STRUCTURE - Total housing units - 20 or more units</text:p>
          </table:table-cell>
        </table:table-row>
        <table:table-row table:style-name="ro1">
          <table:table-cell office:value-type="string" calcext:value-type="string">
            <text:p>HC02_VC20</text:p>
          </table:table-cell>
          <table:table-cell office:value-type="string" calcext:value-type="string">
            <text:p>Margin of Error; UNITS IN STRUCTURE - Total housing units - 20 or more units</text:p>
          </table:table-cell>
        </table:table-row>
        <table:table-row table:style-name="ro1">
          <table:table-cell office:value-type="string" calcext:value-type="string">
            <text:p>HC03_VC20</text:p>
          </table:table-cell>
          <table:table-cell office:value-type="string" calcext:value-type="string">
            <text:p>Percent; UNITS IN STRUCTURE - Total housing units - 20 or more units</text:p>
          </table:table-cell>
        </table:table-row>
        <table:table-row table:style-name="ro1"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UNITS IN STRUCTURE - Total housing units - 20 or more units</text:p>
          </table:table-cell>
        </table:table-row>
        <table:table-row table:style-name="ro1">
          <table:table-cell office:value-type="string" calcext:value-type="string">
            <text:p>HC01_VC21</text:p>
          </table:table-cell>
          <table:table-cell office:value-type="string" calcext:value-type="string">
            <text:p>Estimate; UNITS IN STRUCTURE - Total housing units - Mobile home</text:p>
          </table:table-cell>
        </table:table-row>
        <table:table-row table:style-name="ro1">
          <table:table-cell office:value-type="string" calcext:value-type="string">
            <text:p>HC02_VC21</text:p>
          </table:table-cell>
          <table:table-cell office:value-type="string" calcext:value-type="string">
            <text:p>Margin of Error; UNITS IN STRUCTURE - Total housing units - Mobile home</text:p>
          </table:table-cell>
        </table:table-row>
        <table:table-row table:style-name="ro1">
          <table:table-cell office:value-type="string" calcext:value-type="string">
            <text:p>HC03_VC21</text:p>
          </table:table-cell>
          <table:table-cell office:value-type="string" calcext:value-type="string">
            <text:p>Percent; UNITS IN STRUCTURE - Total housing units - Mobile home</text:p>
          </table:table-cell>
        </table:table-row>
        <table:table-row table:style-name="ro1"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UNITS IN STRUCTURE - Total housing units - Mobile home</text:p>
          </table:table-cell>
        </table:table-row>
        <table:table-row table:style-name="ro1">
          <table:table-cell office:value-type="string" calcext:value-type="string">
            <text:p>HC01_VC22</text:p>
          </table:table-cell>
          <table:table-cell office:value-type="string" calcext:value-type="string">
            <text:p>Estimate; UNITS IN STRUCTURE - Total housing units - Boat, RV, van, etc.</text:p>
          </table:table-cell>
        </table:table-row>
        <table:table-row table:style-name="ro1">
          <table:table-cell office:value-type="string" calcext:value-type="string">
            <text:p>HC02_VC22</text:p>
          </table:table-cell>
          <table:table-cell office:value-type="string" calcext:value-type="string">
            <text:p>Margin of Error; UNITS IN STRUCTURE - Total housing units - Boat, RV, van, etc.</text:p>
          </table:table-cell>
        </table:table-row>
        <table:table-row table:style-name="ro1">
          <table:table-cell office:value-type="string" calcext:value-type="string">
            <text:p>HC03_VC22</text:p>
          </table:table-cell>
          <table:table-cell office:value-type="string" calcext:value-type="string">
            <text:p>Percent; UNITS IN STRUCTURE - Total housing units - Boat, RV, van, etc.</text:p>
          </table:table-cell>
        </table:table-row>
        <table:table-row table:style-name="ro1"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UNITS IN STRUCTURE - Total housing units - Boat, RV, van, etc.</text:p>
          </table:table-cell>
        </table:table-row>
        <table:table-row table:style-name="ro1">
          <table:table-cell office:value-type="string" calcext:value-type="string">
            <text:p>HC01_VC26</text:p>
          </table:table-cell>
          <table:table-cell office:value-type="string" calcext:value-type="string">
            <text:p>Estimate; YEAR STRUCTURE BUILT - Total housing units</text:p>
          </table:table-cell>
        </table:table-row>
        <table:table-row table:style-name="ro1">
          <table:table-cell office:value-type="string" calcext:value-type="string">
            <text:p>HC02_VC26</text:p>
          </table:table-cell>
          <table:table-cell office:value-type="string" calcext:value-type="string">
            <text:p>Margin of Error; YEAR STRUCTURE BUILT - Total housing units</text:p>
          </table:table-cell>
        </table:table-row>
        <table:table-row table:style-name="ro1">
          <table:table-cell office:value-type="string" calcext:value-type="string">
            <text:p>HC03_VC26</text:p>
          </table:table-cell>
          <table:table-cell office:value-type="string" calcext:value-type="string">
            <text:p>Percent; YEAR STRUCTURE BUILT - Total housing units</text:p>
          </table:table-cell>
        </table:table-row>
        <table:table-row table:style-name="ro1">
          <table:table-cell office:value-type="string" calcext:value-type="string">
            <text:p>HC04_VC26</text:p>
          </table:table-cell>
          <table:table-cell office:value-type="string" calcext:value-type="string">
            <text:p>Percent Margin of Error; YEAR STRUCTURE BUILT - Total housing units</text:p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Estimate; YEAR STRUCTURE BUILT - Total housing units - Built 2014 or later</text:p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Margin of Error; YEAR STRUCTURE BUILT - Total housing units - Built 2014 or later</text:p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Percent; YEAR STRUCTURE BUILT - Total housing units - Built 2014 or later</text:p>
          </table:table-cell>
        </table:table-row>
        <table:table-row table:style-name="ro1"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YEAR STRUCTURE BUILT - Total housing units - Built 2014 or later</text:p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Estimate; YEAR STRUCTURE BUILT - Total housing units - Built 2010 to 2013</text:p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Margin of Error; YEAR STRUCTURE BUILT - Total housing units - Built 2010 to 2013</text:p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Percent; YEAR STRUCTURE BUILT - Total housing units - Built 2010 to 2013</text:p>
          </table:table-cell>
        </table:table-row>
        <table:table-row table:style-name="ro1"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YEAR STRUCTURE BUILT - Total housing units - Built 2010 to 2013</text:p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Estimate; YEAR STRUCTURE BUILT - Total housing units - Built 2000 to 2009</text:p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Margin of Error; YEAR STRUCTURE BUILT - Total housing units - Built 2000 to 2009</text:p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Percent; YEAR STRUCTURE BUILT - Total housing units - Built 2000 to 2009</text:p>
          </table:table-cell>
        </table:table-row>
        <table:table-row table:style-name="ro1"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YEAR STRUCTURE BUILT - Total housing units - Built 2000 to 2009</text:p>
          </table:table-cell>
        </table:table-row>
        <table:table-row table:style-name="ro1">
          <table:table-cell office:value-type="string" calcext:value-type="string">
            <text:p>HC01_VC30</text:p>
          </table:table-cell>
          <table:table-cell office:value-type="string" calcext:value-type="string">
            <text:p>Estimate; YEAR STRUCTURE BUILT - Total housing units - Built 1990 to 1999</text:p>
          </table:table-cell>
        </table:table-row>
        <table:table-row table:style-name="ro1">
          <table:table-cell office:value-type="string" calcext:value-type="string">
            <text:p>HC02_VC30</text:p>
          </table:table-cell>
          <table:table-cell office:value-type="string" calcext:value-type="string">
            <text:p>Margin of Error; YEAR STRUCTURE BUILT - Total housing units - Built 1990 to 1999</text:p>
          </table:table-cell>
        </table:table-row>
        <table:table-row table:style-name="ro1">
          <table:table-cell office:value-type="string" calcext:value-type="string">
            <text:p>HC03_VC30</text:p>
          </table:table-cell>
          <table:table-cell office:value-type="string" calcext:value-type="string">
            <text:p>Percent; YEAR STRUCTURE BUILT - Total housing units - Built 1990 to 1999</text:p>
          </table:table-cell>
        </table:table-row>
        <table:table-row table:style-name="ro1"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YEAR STRUCTURE BUILT - Total housing units - Built 1990 to 1999</text:p>
          </table:table-cell>
        </table:table-row>
        <table:table-row table:style-name="ro1">
          <table:table-cell office:value-type="string" calcext:value-type="string">
            <text:p>HC01_VC31</text:p>
          </table:table-cell>
          <table:table-cell office:value-type="string" calcext:value-type="string">
            <text:p>Estimate; YEAR STRUCTURE BUILT - Total housing units - Built 1980 to 1989</text:p>
          </table:table-cell>
        </table:table-row>
        <table:table-row table:style-name="ro1">
          <table:table-cell office:value-type="string" calcext:value-type="string">
            <text:p>HC02_VC31</text:p>
          </table:table-cell>
          <table:table-cell office:value-type="string" calcext:value-type="string">
            <text:p>Margin of Error; YEAR STRUCTURE BUILT - Total housing units - Built 1980 to 1989</text:p>
          </table:table-cell>
        </table:table-row>
        <table:table-row table:style-name="ro1">
          <table:table-cell office:value-type="string" calcext:value-type="string">
            <text:p>HC03_VC31</text:p>
          </table:table-cell>
          <table:table-cell office:value-type="string" calcext:value-type="string">
            <text:p>Percent; YEAR STRUCTURE BUILT - Total housing units - Built 1980 to 1989</text:p>
          </table:table-cell>
        </table:table-row>
        <table:table-row table:style-name="ro1"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YEAR STRUCTURE BUILT - Total housing units - Built 1980 to 1989</text:p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Estimate; YEAR STRUCTURE BUILT - Total housing units - Built 1970 to 1979</text:p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Margin of Error; YEAR STRUCTURE BUILT - Total housing units - Built 1970 to 1979</text:p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Percent; YEAR STRUCTURE BUILT - Total housing units - Built 1970 to 1979</text:p>
          </table:table-cell>
        </table:table-row>
        <table:table-row table:style-name="ro1"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YEAR STRUCTURE BUILT - Total housing units - Built 1970 to 1979</text:p>
          </table:table-cell>
        </table:table-row>
        <table:table-row table:style-name="ro1">
          <table:table-cell office:value-type="string" calcext:value-type="string">
            <text:p>HC01_VC33</text:p>
          </table:table-cell>
          <table:table-cell office:value-type="string" calcext:value-type="string">
            <text:p>Estimate; YEAR STRUCTURE BUILT - Total housing units - Built 1960 to 1969</text:p>
          </table:table-cell>
        </table:table-row>
        <table:table-row table:style-name="ro1">
          <table:table-cell office:value-type="string" calcext:value-type="string">
            <text:p>HC02_VC33</text:p>
          </table:table-cell>
          <table:table-cell office:value-type="string" calcext:value-type="string">
            <text:p>Margin of Error; YEAR STRUCTURE BUILT - Total housing units - Built 1960 to 1969</text:p>
          </table:table-cell>
        </table:table-row>
        <table:table-row table:style-name="ro1">
          <table:table-cell office:value-type="string" calcext:value-type="string">
            <text:p>HC03_VC33</text:p>
          </table:table-cell>
          <table:table-cell office:value-type="string" calcext:value-type="string">
            <text:p>Percent; YEAR STRUCTURE BUILT - Total housing units - Built 1960 to 1969</text:p>
          </table:table-cell>
        </table:table-row>
        <table:table-row table:style-name="ro1">
          <table:table-cell office:value-type="string" calcext:value-type="string">
            <text:p>HC04_VC33</text:p>
          </table:table-cell>
          <table:table-cell office:value-type="string" calcext:value-type="string">
            <text:p>Percent Margin of Error; YEAR STRUCTURE BUILT - Total housing units - Built 1960 to 1969</text:p>
          </table:table-cell>
        </table:table-row>
        <table:table-row table:style-name="ro1">
          <table:table-cell office:value-type="string" calcext:value-type="string">
            <text:p>HC01_VC34</text:p>
          </table:table-cell>
          <table:table-cell office:value-type="string" calcext:value-type="string">
            <text:p>Estimate; YEAR STRUCTURE BUILT - Total housing units - Built 1950 to 1959</text:p>
          </table:table-cell>
        </table:table-row>
        <table:table-row table:style-name="ro1">
          <table:table-cell office:value-type="string" calcext:value-type="string">
            <text:p>HC02_VC34</text:p>
          </table:table-cell>
          <table:table-cell office:value-type="string" calcext:value-type="string">
            <text:p>Margin of Error; YEAR STRUCTURE BUILT - Total housing units - Built 1950 to 1959</text:p>
          </table:table-cell>
        </table:table-row>
        <table:table-row table:style-name="ro1">
          <table:table-cell office:value-type="string" calcext:value-type="string">
            <text:p>HC03_VC34</text:p>
          </table:table-cell>
          <table:table-cell office:value-type="string" calcext:value-type="string">
            <text:p>Percent; YEAR STRUCTURE BUILT - Total housing units - Built 1950 to 1959</text:p>
          </table:table-cell>
        </table:table-row>
        <table:table-row table:style-name="ro1">
          <table:table-cell office:value-type="string" calcext:value-type="string">
            <text:p>HC04_VC34</text:p>
          </table:table-cell>
          <table:table-cell office:value-type="string" calcext:value-type="string">
            <text:p>Percent Margin of Error; YEAR STRUCTURE BUILT - Total housing units - Built 1950 to 1959</text:p>
          </table:table-cell>
        </table:table-row>
        <table:table-row table:style-name="ro1">
          <table:table-cell office:value-type="string" calcext:value-type="string">
            <text:p>HC01_VC35</text:p>
          </table:table-cell>
          <table:table-cell office:value-type="string" calcext:value-type="string">
            <text:p>Estimate; YEAR STRUCTURE BUILT - Total housing units - Built 1940 to 1949</text:p>
          </table:table-cell>
        </table:table-row>
        <table:table-row table:style-name="ro1">
          <table:table-cell office:value-type="string" calcext:value-type="string">
            <text:p>HC02_VC35</text:p>
          </table:table-cell>
          <table:table-cell office:value-type="string" calcext:value-type="string">
            <text:p>Margin of Error; YEAR STRUCTURE BUILT - Total housing units - Built 1940 to 1949</text:p>
          </table:table-cell>
        </table:table-row>
        <table:table-row table:style-name="ro1">
          <table:table-cell office:value-type="string" calcext:value-type="string">
            <text:p>HC03_VC35</text:p>
          </table:table-cell>
          <table:table-cell office:value-type="string" calcext:value-type="string">
            <text:p>Percent; YEAR STRUCTURE BUILT - Total housing units - Built 1940 to 1949</text:p>
          </table:table-cell>
        </table:table-row>
        <table:table-row table:style-name="ro1">
          <table:table-cell office:value-type="string" calcext:value-type="string">
            <text:p>HC04_VC35</text:p>
          </table:table-cell>
          <table:table-cell office:value-type="string" calcext:value-type="string">
            <text:p>Percent Margin of Error; YEAR STRUCTURE BUILT - Total housing units - Built 1940 to 1949</text:p>
          </table:table-cell>
        </table:table-row>
        <table:table-row table:style-name="ro1">
          <table:table-cell office:value-type="string" calcext:value-type="string">
            <text:p>HC01_VC36</text:p>
          </table:table-cell>
          <table:table-cell office:value-type="string" calcext:value-type="string">
            <text:p>Estimate; YEAR STRUCTURE BUILT - Total housing units - Built 1939 or earlier</text:p>
          </table:table-cell>
        </table:table-row>
        <table:table-row table:style-name="ro1">
          <table:table-cell office:value-type="string" calcext:value-type="string">
            <text:p>HC02_VC36</text:p>
          </table:table-cell>
          <table:table-cell office:value-type="string" calcext:value-type="string">
            <text:p>Margin of Error; YEAR STRUCTURE BUILT - Total housing units - Built 1939 or earlier</text:p>
          </table:table-cell>
        </table:table-row>
        <table:table-row table:style-name="ro1">
          <table:table-cell office:value-type="string" calcext:value-type="string">
            <text:p>HC03_VC36</text:p>
          </table:table-cell>
          <table:table-cell office:value-type="string" calcext:value-type="string">
            <text:p>Percent; YEAR STRUCTURE BUILT - Total housing units - Built 1939 or earlier</text:p>
          </table:table-cell>
        </table:table-row>
        <table:table-row table:style-name="ro1"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YEAR STRUCTURE BUILT - Total housing units - Built 1939 or earlier</text:p>
          </table:table-cell>
        </table:table-row>
        <table:table-row table:style-name="ro1">
          <table:table-cell office:value-type="string" calcext:value-type="string">
            <text:p>HC01_VC40</text:p>
          </table:table-cell>
          <table:table-cell office:value-type="string" calcext:value-type="string">
            <text:p>Estimate; ROOMS - Total housing units</text:p>
          </table:table-cell>
        </table:table-row>
        <table:table-row table:style-name="ro1">
          <table:table-cell office:value-type="string" calcext:value-type="string">
            <text:p>HC02_VC40</text:p>
          </table:table-cell>
          <table:table-cell office:value-type="string" calcext:value-type="string">
            <text:p>Margin of Error; ROOMS - Total housing units</text:p>
          </table:table-cell>
        </table:table-row>
        <table:table-row table:style-name="ro1">
          <table:table-cell office:value-type="string" calcext:value-type="string">
            <text:p>HC03_VC40</text:p>
          </table:table-cell>
          <table:table-cell office:value-type="string" calcext:value-type="string">
            <text:p>Percent; ROOMS - Total housing units</text:p>
          </table:table-cell>
        </table:table-row>
        <table:table-row table:style-name="ro1"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ROOMS - Total housing units</text:p>
          </table:table-cell>
        </table:table-row>
        <table:table-row table:style-name="ro1">
          <table:table-cell office:value-type="string" calcext:value-type="string">
            <text:p>HC01_VC41</text:p>
          </table:table-cell>
          <table:table-cell office:value-type="string" calcext:value-type="string">
            <text:p>Estimate; ROOMS - Total housing units - 1 room</text:p>
          </table:table-cell>
        </table:table-row>
        <table:table-row table:style-name="ro1">
          <table:table-cell office:value-type="string" calcext:value-type="string">
            <text:p>HC02_VC41</text:p>
          </table:table-cell>
          <table:table-cell office:value-type="string" calcext:value-type="string">
            <text:p>Margin of Error; ROOMS - Total housing units - 1 room</text:p>
          </table:table-cell>
        </table:table-row>
        <table:table-row table:style-name="ro1">
          <table:table-cell office:value-type="string" calcext:value-type="string">
            <text:p>HC03_VC41</text:p>
          </table:table-cell>
          <table:table-cell office:value-type="string" calcext:value-type="string">
            <text:p>Percent; ROOMS - Total housing units - 1 room</text:p>
          </table:table-cell>
        </table:table-row>
        <table:table-row table:style-name="ro1"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ROOMS - Total housing units - 1 room</text:p>
          </table:table-cell>
        </table:table-row>
        <table:table-row table:style-name="ro1">
          <table:table-cell office:value-type="string" calcext:value-type="string">
            <text:p>HC01_VC42</text:p>
          </table:table-cell>
          <table:table-cell office:value-type="string" calcext:value-type="string">
            <text:p>Estimate; ROOMS - Total housing units - 2 rooms</text:p>
          </table:table-cell>
        </table:table-row>
        <table:table-row table:style-name="ro1">
          <table:table-cell office:value-type="string" calcext:value-type="string">
            <text:p>HC02_VC42</text:p>
          </table:table-cell>
          <table:table-cell office:value-type="string" calcext:value-type="string">
            <text:p>Margin of Error; ROOMS - Total housing units - 2 rooms</text:p>
          </table:table-cell>
        </table:table-row>
        <table:table-row table:style-name="ro1">
          <table:table-cell office:value-type="string" calcext:value-type="string">
            <text:p>HC03_VC42</text:p>
          </table:table-cell>
          <table:table-cell office:value-type="string" calcext:value-type="string">
            <text:p>Percent; ROOMS - Total housing units - 2 rooms</text:p>
          </table:table-cell>
        </table:table-row>
        <table:table-row table:style-name="ro1"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ROOMS - Total housing units - 2 rooms</text:p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Estimate; ROOMS - Total housing units - 3 rooms</text:p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Margin of Error; ROOMS - Total housing units - 3 rooms</text:p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Percent; ROOMS - Total housing units - 3 rooms</text:p>
          </table:table-cell>
        </table:table-row>
        <table:table-row table:style-name="ro1"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ROOMS - Total housing units - 3 rooms</text:p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Estimate; ROOMS - Total housing units - 4 rooms</text:p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Margin of Error; ROOMS - Total housing units - 4 rooms</text:p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Percent; ROOMS - Total housing units - 4 rooms</text:p>
          </table:table-cell>
        </table:table-row>
        <table:table-row table:style-name="ro1"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ROOMS - Total housing units - 4 rooms</text:p>
          </table:table-cell>
        </table:table-row>
        <table:table-row table:style-name="ro1">
          <table:table-cell office:value-type="string" calcext:value-type="string">
            <text:p>HC01_VC45</text:p>
          </table:table-cell>
          <table:table-cell office:value-type="string" calcext:value-type="string">
            <text:p>Estimate; ROOMS - Total housing units - 5 rooms</text:p>
          </table:table-cell>
        </table:table-row>
        <table:table-row table:style-name="ro1">
          <table:table-cell office:value-type="string" calcext:value-type="string">
            <text:p>HC02_VC45</text:p>
          </table:table-cell>
          <table:table-cell office:value-type="string" calcext:value-type="string">
            <text:p>Margin of Error; ROOMS - Total housing units - 5 rooms</text:p>
          </table:table-cell>
        </table:table-row>
        <table:table-row table:style-name="ro1">
          <table:table-cell office:value-type="string" calcext:value-type="string">
            <text:p>HC03_VC45</text:p>
          </table:table-cell>
          <table:table-cell office:value-type="string" calcext:value-type="string">
            <text:p>Percent; ROOMS - Total housing units - 5 rooms</text:p>
          </table:table-cell>
        </table:table-row>
        <table:table-row table:style-name="ro1"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ROOMS - Total housing units - 5 rooms</text:p>
          </table:table-cell>
        </table:table-row>
        <table:table-row table:style-name="ro1">
          <table:table-cell office:value-type="string" calcext:value-type="string">
            <text:p>HC01_VC46</text:p>
          </table:table-cell>
          <table:table-cell office:value-type="string" calcext:value-type="string">
            <text:p>Estimate; ROOMS - Total housing units - 6 rooms</text:p>
          </table:table-cell>
        </table:table-row>
        <table:table-row table:style-name="ro1">
          <table:table-cell office:value-type="string" calcext:value-type="string">
            <text:p>HC02_VC46</text:p>
          </table:table-cell>
          <table:table-cell office:value-type="string" calcext:value-type="string">
            <text:p>Margin of Error; ROOMS - Total housing units - 6 rooms</text:p>
          </table:table-cell>
        </table:table-row>
        <table:table-row table:style-name="ro1">
          <table:table-cell office:value-type="string" calcext:value-type="string">
            <text:p>HC03_VC46</text:p>
          </table:table-cell>
          <table:table-cell office:value-type="string" calcext:value-type="string">
            <text:p>Percent; ROOMS - Total housing units - 6 rooms</text:p>
          </table:table-cell>
        </table:table-row>
        <table:table-row table:style-name="ro1">
          <table:table-cell office:value-type="string" calcext:value-type="string">
            <text:p>HC04_VC46</text:p>
          </table:table-cell>
          <table:table-cell office:value-type="string" calcext:value-type="string">
            <text:p>Percent Margin of Error; ROOMS - Total housing units - 6 rooms</text:p>
          </table:table-cell>
        </table:table-row>
        <table:table-row table:style-name="ro1">
          <table:table-cell office:value-type="string" calcext:value-type="string">
            <text:p>HC01_VC47</text:p>
          </table:table-cell>
          <table:table-cell office:value-type="string" calcext:value-type="string">
            <text:p>Estimate; ROOMS - Total housing units - 7 rooms</text:p>
          </table:table-cell>
        </table:table-row>
        <table:table-row table:style-name="ro1">
          <table:table-cell office:value-type="string" calcext:value-type="string">
            <text:p>HC02_VC47</text:p>
          </table:table-cell>
          <table:table-cell office:value-type="string" calcext:value-type="string">
            <text:p>Margin of Error; ROOMS - Total housing units - 7 rooms</text:p>
          </table:table-cell>
        </table:table-row>
        <table:table-row table:style-name="ro1">
          <table:table-cell office:value-type="string" calcext:value-type="string">
            <text:p>HC03_VC47</text:p>
          </table:table-cell>
          <table:table-cell office:value-type="string" calcext:value-type="string">
            <text:p>Percent; ROOMS - Total housing units - 7 rooms</text:p>
          </table:table-cell>
        </table:table-row>
        <table:table-row table:style-name="ro1">
          <table:table-cell office:value-type="string" calcext:value-type="string">
            <text:p>HC04_VC47</text:p>
          </table:table-cell>
          <table:table-cell office:value-type="string" calcext:value-type="string">
            <text:p>Percent Margin of Error; ROOMS - Total housing units - 7 rooms</text:p>
          </table:table-cell>
        </table:table-row>
        <table:table-row table:style-name="ro1">
          <table:table-cell office:value-type="string" calcext:value-type="string">
            <text:p>HC01_VC48</text:p>
          </table:table-cell>
          <table:table-cell office:value-type="string" calcext:value-type="string">
            <text:p>Estimate; ROOMS - Total housing units - 8 rooms</text:p>
          </table:table-cell>
        </table:table-row>
        <table:table-row table:style-name="ro1">
          <table:table-cell office:value-type="string" calcext:value-type="string">
            <text:p>HC02_VC48</text:p>
          </table:table-cell>
          <table:table-cell office:value-type="string" calcext:value-type="string">
            <text:p>Margin of Error; ROOMS - Total housing units - 8 rooms</text:p>
          </table:table-cell>
        </table:table-row>
        <table:table-row table:style-name="ro1">
          <table:table-cell office:value-type="string" calcext:value-type="string">
            <text:p>HC03_VC48</text:p>
          </table:table-cell>
          <table:table-cell office:value-type="string" calcext:value-type="string">
            <text:p>Percent; ROOMS - Total housing units - 8 rooms</text:p>
          </table:table-cell>
        </table:table-row>
        <table:table-row table:style-name="ro1"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ROOMS - Total housing units - 8 rooms</text:p>
          </table:table-cell>
        </table:table-row>
        <table:table-row table:style-name="ro1">
          <table:table-cell office:value-type="string" calcext:value-type="string">
            <text:p>HC01_VC49</text:p>
          </table:table-cell>
          <table:table-cell office:value-type="string" calcext:value-type="string">
            <text:p>Estimate; ROOMS - Total housing units - 9 rooms or more</text:p>
          </table:table-cell>
        </table:table-row>
        <table:table-row table:style-name="ro1">
          <table:table-cell office:value-type="string" calcext:value-type="string">
            <text:p>HC02_VC49</text:p>
          </table:table-cell>
          <table:table-cell office:value-type="string" calcext:value-type="string">
            <text:p>Margin of Error; ROOMS - Total housing units - 9 rooms or more</text:p>
          </table:table-cell>
        </table:table-row>
        <table:table-row table:style-name="ro1">
          <table:table-cell office:value-type="string" calcext:value-type="string">
            <text:p>HC03_VC49</text:p>
          </table:table-cell>
          <table:table-cell office:value-type="string" calcext:value-type="string">
            <text:p>Percent; ROOMS - Total housing units - 9 rooms or more</text:p>
          </table:table-cell>
        </table:table-row>
        <table:table-row table:style-name="ro1"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ROOMS - Total housing units - 9 rooms or more</text:p>
          </table:table-cell>
        </table:table-row>
        <table:table-row table:style-name="ro1">
          <table:table-cell office:value-type="string" calcext:value-type="string">
            <text:p>HC01_VC50</text:p>
          </table:table-cell>
          <table:table-cell office:value-type="string" calcext:value-type="string">
            <text:p>Estimate; ROOMS - Total housing units - Median rooms</text:p>
          </table:table-cell>
        </table:table-row>
        <table:table-row table:style-name="ro1">
          <table:table-cell office:value-type="string" calcext:value-type="string">
            <text:p>HC02_VC50</text:p>
          </table:table-cell>
          <table:table-cell office:value-type="string" calcext:value-type="string">
            <text:p>Margin of Error; ROOMS - Total housing units - Median rooms</text:p>
          </table:table-cell>
        </table:table-row>
        <table:table-row table:style-name="ro1">
          <table:table-cell office:value-type="string" calcext:value-type="string">
            <text:p>HC03_VC50</text:p>
          </table:table-cell>
          <table:table-cell office:value-type="string" calcext:value-type="string">
            <text:p>Percent; ROOMS - Total housing units - Median rooms</text:p>
          </table:table-cell>
        </table:table-row>
        <table:table-row table:style-name="ro1"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ROOMS - Total housing units - Median rooms</text:p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Estimate; BEDROOMS - Total housing units</text:p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Margin of Error; BEDROOMS - Total housing units</text:p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Percent; BEDROOMS - Total housing units</text:p>
          </table:table-cell>
        </table:table-row>
        <table:table-row table:style-name="ro1"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BEDROOMS - Total housing units</text:p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Estimate; BEDROOMS - Total housing units - No bedroom</text:p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Margin of Error; BEDROOMS - Total housing units - No bedroom</text:p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Percent; BEDROOMS - Total housing units - No bedroom</text:p>
          </table:table-cell>
        </table:table-row>
        <table:table-row table:style-name="ro1"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BEDROOMS - Total housing units - No bedroom</text:p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Estimate; BEDROOMS - Total housing units - 1 bedroom</text:p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Margin of Error; BEDROOMS - Total housing units - 1 bedroom</text:p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Percent; BEDROOMS - Total housing units - 1 bedroom</text:p>
          </table:table-cell>
        </table:table-row>
        <table:table-row table:style-name="ro1"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BEDROOMS - Total housing units - 1 bedroom</text:p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Estimate; BEDROOMS - Total housing units - 2 bedrooms</text:p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Margin of Error; BEDROOMS - Total housing units - 2 bedrooms</text:p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Percent; BEDROOMS - Total housing units - 2 bedrooms</text:p>
          </table:table-cell>
        </table:table-row>
        <table:table-row table:style-name="ro1"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BEDROOMS - Total housing units - 2 bedrooms</text:p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Estimate; BEDROOMS - Total housing units - 3 bedrooms</text:p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Margin of Error; BEDROOMS - Total housing units - 3 bedrooms</text:p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Percent; BEDROOMS - Total housing units - 3 bedrooms</text:p>
          </table:table-cell>
        </table:table-row>
        <table:table-row table:style-name="ro1"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BEDROOMS - Total housing units - 3 bedrooms</text:p>
          </table:table-cell>
        </table:table-row>
        <table:table-row table:style-name="ro1">
          <table:table-cell office:value-type="string" calcext:value-type="string">
            <text:p>HC01_VC59</text:p>
          </table:table-cell>
          <table:table-cell office:value-type="string" calcext:value-type="string">
            <text:p>Estimate; BEDROOMS - Total housing units - 4 bedrooms</text:p>
          </table:table-cell>
        </table:table-row>
        <table:table-row table:style-name="ro1">
          <table:table-cell office:value-type="string" calcext:value-type="string">
            <text:p>HC02_VC59</text:p>
          </table:table-cell>
          <table:table-cell office:value-type="string" calcext:value-type="string">
            <text:p>Margin of Error; BEDROOMS - Total housing units - 4 bedrooms</text:p>
          </table:table-cell>
        </table:table-row>
        <table:table-row table:style-name="ro1">
          <table:table-cell office:value-type="string" calcext:value-type="string">
            <text:p>HC03_VC59</text:p>
          </table:table-cell>
          <table:table-cell office:value-type="string" calcext:value-type="string">
            <text:p>Percent; BEDROOMS - Total housing units - 4 bedrooms</text:p>
          </table:table-cell>
        </table:table-row>
        <table:table-row table:style-name="ro1"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BEDROOMS - Total housing units - 4 bedrooms</text:p>
          </table:table-cell>
        </table:table-row>
        <table:table-row table:style-name="ro1">
          <table:table-cell office:value-type="string" calcext:value-type="string">
            <text:p>HC01_VC60</text:p>
          </table:table-cell>
          <table:table-cell office:value-type="string" calcext:value-type="string">
            <text:p>Estimate; BEDROOMS - Total housing units - 5 or more bedrooms</text:p>
          </table:table-cell>
        </table:table-row>
        <table:table-row table:style-name="ro1">
          <table:table-cell office:value-type="string" calcext:value-type="string">
            <text:p>HC02_VC60</text:p>
          </table:table-cell>
          <table:table-cell office:value-type="string" calcext:value-type="string">
            <text:p>Margin of Error; BEDROOMS - Total housing units - 5 or more bedrooms</text:p>
          </table:table-cell>
        </table:table-row>
        <table:table-row table:style-name="ro1">
          <table:table-cell office:value-type="string" calcext:value-type="string">
            <text:p>HC03_VC60</text:p>
          </table:table-cell>
          <table:table-cell office:value-type="string" calcext:value-type="string">
            <text:p>Percent; BEDROOMS - Total housing units - 5 or more bedrooms</text:p>
          </table:table-cell>
        </table:table-row>
        <table:table-row table:style-name="ro1"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BEDROOMS - Total housing units - 5 or more bedrooms</text:p>
          </table:table-cell>
        </table:table-row>
        <table:table-row table:style-name="ro1">
          <table:table-cell office:value-type="string" calcext:value-type="string">
            <text:p>HC01_VC64</text:p>
          </table:table-cell>
          <table:table-cell office:value-type="string" calcext:value-type="string">
            <text:p>Estimate; HOUSING TENURE - Occupied housing units</text:p>
          </table:table-cell>
        </table:table-row>
        <table:table-row table:style-name="ro1">
          <table:table-cell office:value-type="string" calcext:value-type="string">
            <text:p>HC02_VC64</text:p>
          </table:table-cell>
          <table:table-cell office:value-type="string" calcext:value-type="string">
            <text:p>Margin of Error; HOUSING TENURE - Occupied housing units</text:p>
          </table:table-cell>
        </table:table-row>
        <table:table-row table:style-name="ro1">
          <table:table-cell office:value-type="string" calcext:value-type="string">
            <text:p>HC03_VC64</text:p>
          </table:table-cell>
          <table:table-cell office:value-type="string" calcext:value-type="string">
            <text:p>Percent; HOUSING TENURE - Occupied housing units</text:p>
          </table:table-cell>
        </table:table-row>
        <table:table-row table:style-name="ro1">
          <table:table-cell office:value-type="string" calcext:value-type="string">
            <text:p>HC04_VC64</text:p>
          </table:table-cell>
          <table:table-cell office:value-type="string" calcext:value-type="string">
            <text:p>Percent Margin of Error; HOUSING TENURE - Occupied housing units</text:p>
          </table:table-cell>
        </table:table-row>
        <table:table-row table:style-name="ro1">
          <table:table-cell office:value-type="string" calcext:value-type="string">
            <text:p>HC01_VC65</text:p>
          </table:table-cell>
          <table:table-cell office:value-type="string" calcext:value-type="string">
            <text:p>Estimate; HOUSING TENURE - Occupied housing units - Owner-occupied</text:p>
          </table:table-cell>
        </table:table-row>
        <table:table-row table:style-name="ro1">
          <table:table-cell office:value-type="string" calcext:value-type="string">
            <text:p>HC02_VC65</text:p>
          </table:table-cell>
          <table:table-cell office:value-type="string" calcext:value-type="string">
            <text:p>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HC03_VC65</text:p>
          </table:table-cell>
          <table:table-cell office:value-type="string" calcext:value-type="string">
            <text:p>Percent; HOUSING TENURE - Occupied housing units - Owner-occupied</text:p>
          </table:table-cell>
        </table:table-row>
        <table:table-row table:style-name="ro1"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Estimate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Margin of Error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Percent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HOUSING TENURE - Occupied housing units - Renter-occupied</text:p>
          </table:table-cell>
        </table:table-row>
        <table:table-row table:style-name="ro1">
          <table:table-cell office:value-type="string" calcext:value-type="string">
            <text:p>HC01_VC69</text:p>
          </table:table-cell>
          <table:table-cell office:value-type="string" calcext:value-type="string">
            <text:p>Estimate;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2_VC69</text:p>
          </table:table-cell>
          <table:table-cell office:value-type="string" calcext:value-type="string">
            <text:p>Margin of Error;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3_VC69</text:p>
          </table:table-cell>
          <table:table-cell office:value-type="string" calcext:value-type="string">
            <text:p>Percent;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HOUSING TENURE - Average household size of owner-occupied unit</text:p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Estimate;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Margin of Error;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Percent;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HOUSING TENURE - Average household size of renter-occupied unit</text:p>
          </table:table-cell>
        </table:table-row>
        <table:table-row table:style-name="ro1">
          <table:table-cell office:value-type="string" calcext:value-type="string">
            <text:p>HC01_VC74</text:p>
          </table:table-cell>
          <table:table-cell office:value-type="string" calcext:value-type="string">
            <text:p>Estimate; YEAR HOUSEHOLDER MOVED INTO UNIT - Occupied housing units</text:p>
          </table:table-cell>
        </table:table-row>
        <table:table-row table:style-name="ro1">
          <table:table-cell office:value-type="string" calcext:value-type="string">
            <text:p>HC02_VC74</text:p>
          </table:table-cell>
          <table:table-cell office:value-type="string" calcext:value-type="string">
            <text:p>Margin of Error; YEAR HOUSEHOLDER MOVED INTO UNIT - Occupied housing units</text:p>
          </table:table-cell>
        </table:table-row>
        <table:table-row table:style-name="ro1">
          <table:table-cell office:value-type="string" calcext:value-type="string">
            <text:p>HC03_VC74</text:p>
          </table:table-cell>
          <table:table-cell office:value-type="string" calcext:value-type="string">
            <text:p>Percent; YEAR HOUSEHOLDER MOVED INTO UNIT - Occupied housing units</text:p>
          </table:table-cell>
        </table:table-row>
        <table:table-row table:style-name="ro1"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YEAR HOUSEHOLDER MOVED INTO UNIT - Occupied housing units</text:p>
          </table:table-cell>
        </table:table-row>
        <table:table-row table:style-name="ro1">
          <table:table-cell office:value-type="string" calcext:value-type="string">
            <text:p>HC01_VC75</text:p>
          </table:table-cell>
          <table:table-cell office:value-type="string" calcext:value-type="string">
            <text:p>Estimate; YEAR HOUSEHOLDER MOVED INTO UNIT - Occupied housing units - Moved in 2015 or later</text:p>
          </table:table-cell>
        </table:table-row>
        <table:table-row table:style-name="ro1">
          <table:table-cell office:value-type="string" calcext:value-type="string">
            <text:p>HC02_VC75</text:p>
          </table:table-cell>
          <table:table-cell office:value-type="string" calcext:value-type="string">
            <text:p>Margin of Error; YEAR HOUSEHOLDER MOVED INTO UNIT - Occupied housing units - Moved in 2015 or later</text:p>
          </table:table-cell>
        </table:table-row>
        <table:table-row table:style-name="ro1">
          <table:table-cell office:value-type="string" calcext:value-type="string">
            <text:p>HC03_VC75</text:p>
          </table:table-cell>
          <table:table-cell office:value-type="string" calcext:value-type="string">
            <text:p>Percent; YEAR HOUSEHOLDER MOVED INTO UNIT - Occupied housing units - Moved in 2015 or later</text:p>
          </table:table-cell>
        </table:table-row>
        <table:table-row table:style-name="ro1"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YEAR HOUSEHOLDER MOVED INTO UNIT - Occupied housing units - Moved in 2015 or later</text:p>
          </table:table-cell>
        </table:table-row>
        <table:table-row table:style-name="ro1">
          <table:table-cell office:value-type="string" calcext:value-type="string">
            <text:p>HC01_VC76</text:p>
          </table:table-cell>
          <table:table-cell office:value-type="string" calcext:value-type="string">
            <text:p>Estimate; YEAR HOUSEHOLDER MOVED INTO UNIT - Occupied housing units - Moved in 2010 to 2014</text:p>
          </table:table-cell>
        </table:table-row>
        <table:table-row table:style-name="ro1">
          <table:table-cell office:value-type="string" calcext:value-type="string">
            <text:p>HC02_VC76</text:p>
          </table:table-cell>
          <table:table-cell office:value-type="string" calcext:value-type="string">
            <text:p>Margin of Error; YEAR HOUSEHOLDER MOVED INTO UNIT - Occupied housing units - Moved in 2010 to 2014</text:p>
          </table:table-cell>
        </table:table-row>
        <table:table-row table:style-name="ro1">
          <table:table-cell office:value-type="string" calcext:value-type="string">
            <text:p>HC03_VC76</text:p>
          </table:table-cell>
          <table:table-cell office:value-type="string" calcext:value-type="string">
            <text:p>Percent; YEAR HOUSEHOLDER MOVED INTO UNIT - Occupied housing units - Moved in 2010 to 2014</text:p>
          </table:table-cell>
        </table:table-row>
        <table:table-row table:style-name="ro1"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YEAR HOUSEHOLDER MOVED INTO UNIT - Occupied housing units - Moved in 2010 to 2014</text:p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Estimate; YEAR HOUSEHOLDER MOVED INTO UNIT - Occupied housing units - Moved in 2000 to 2009</text:p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Margin of Error; YEAR HOUSEHOLDER MOVED INTO UNIT - Occupied housing units - Moved in 2000 to 2009</text:p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Percent; YEAR HOUSEHOLDER MOVED INTO UNIT - Occupied housing units - Moved in 2000 to 2009</text:p>
          </table:table-cell>
        </table:table-row>
        <table:table-row table:style-name="ro1"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YEAR HOUSEHOLDER MOVED INTO UNIT - Occupied housing units - Moved in 2000 to 2009</text:p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Estimate; YEAR HOUSEHOLDER MOVED INTO UNIT - Occupied housing units - Moved in 1990 to 1999</text:p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Margin of Error; YEAR HOUSEHOLDER MOVED INTO UNIT - Occupied housing units - Moved in 1990 to 1999</text:p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Percent; YEAR HOUSEHOLDER MOVED INTO UNIT - Occupied housing units - Moved in 1990 to 1999</text:p>
          </table:table-cell>
        </table:table-row>
        <table:table-row table:style-name="ro1"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YEAR HOUSEHOLDER MOVED INTO UNIT - Occupied housing units - Moved in 1990 to 1999</text:p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Estimate; YEAR HOUSEHOLDER MOVED INTO UNIT - Occupied housing units - Moved in 1980 to 1989</text:p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Margin of Error; YEAR HOUSEHOLDER MOVED INTO UNIT - Occupied housing units - Moved in 1980 to 1989</text:p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Percent; YEAR HOUSEHOLDER MOVED INTO UNIT - Occupied housing units - Moved in 1980 to 1989</text:p>
          </table:table-cell>
        </table:table-row>
        <table:table-row table:style-name="ro1"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YEAR HOUSEHOLDER MOVED INTO UNIT - Occupied housing units - Moved in 1980 to 1989</text:p>
          </table:table-cell>
        </table:table-row>
        <table:table-row table:style-name="ro1">
          <table:table-cell office:value-type="string" calcext:value-type="string">
            <text:p>HC01_VC80</text:p>
          </table:table-cell>
          <table:table-cell office:value-type="string" calcext:value-type="string">
            <text:p>Estimate; YEAR HOUSEHOLDER MOVED INTO UNIT - Occupied housing units - Moved in 1979 and earlier</text:p>
          </table:table-cell>
        </table:table-row>
        <table:table-row table:style-name="ro1">
          <table:table-cell office:value-type="string" calcext:value-type="string">
            <text:p>HC02_VC80</text:p>
          </table:table-cell>
          <table:table-cell office:value-type="string" calcext:value-type="string">
            <text:p>Margin of Error; YEAR HOUSEHOLDER MOVED INTO UNIT - Occupied housing units - Moved in 1979 and earlier</text:p>
          </table:table-cell>
        </table:table-row>
        <table:table-row table:style-name="ro1">
          <table:table-cell office:value-type="string" calcext:value-type="string">
            <text:p>HC03_VC80</text:p>
          </table:table-cell>
          <table:table-cell office:value-type="string" calcext:value-type="string">
            <text:p>Percent; YEAR HOUSEHOLDER MOVED INTO UNIT - Occupied housing units - Moved in 1979 and earlier</text:p>
          </table:table-cell>
        </table:table-row>
        <table:table-row table:style-name="ro1"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YEAR HOUSEHOLDER MOVED INTO UNIT - Occupied housing units - Moved in 1979 and earlier</text:p>
          </table:table-cell>
        </table:table-row>
        <table:table-row table:style-name="ro1">
          <table:table-cell office:value-type="string" calcext:value-type="string">
            <text:p>HC01_VC84</text:p>
          </table:table-cell>
          <table:table-cell office:value-type="string" calcext:value-type="string">
            <text:p>Estimate; VEHICLES AVAILABLE - Occupied housing units</text:p>
          </table:table-cell>
        </table:table-row>
        <table:table-row table:style-name="ro1">
          <table:table-cell office:value-type="string" calcext:value-type="string">
            <text:p>HC02_VC84</text:p>
          </table:table-cell>
          <table:table-cell office:value-type="string" calcext:value-type="string">
            <text:p>Margin of Error; VEHICLES AVAILABLE - Occupied housing units</text:p>
          </table:table-cell>
        </table:table-row>
        <table:table-row table:style-name="ro1">
          <table:table-cell office:value-type="string" calcext:value-type="string">
            <text:p>HC03_VC84</text:p>
          </table:table-cell>
          <table:table-cell office:value-type="string" calcext:value-type="string">
            <text:p>Percent; VEHICLES AVAILABLE - Occupied housing units</text:p>
          </table:table-cell>
        </table:table-row>
        <table:table-row table:style-name="ro1"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VEHICLES AVAILABLE - Occupied housing units</text:p>
          </table:table-cell>
        </table:table-row>
        <table:table-row table:style-name="ro1">
          <table:table-cell office:value-type="string" calcext:value-type="string">
            <text:p>HC01_VC85</text:p>
          </table:table-cell>
          <table:table-cell office:value-type="string" calcext:value-type="string">
            <text:p>Estimate; VEHICLES AVAILABLE - Occupied housing units - No vehicles available</text:p>
          </table:table-cell>
        </table:table-row>
        <table:table-row table:style-name="ro1">
          <table:table-cell office:value-type="string" calcext:value-type="string">
            <text:p>HC02_VC85</text:p>
          </table:table-cell>
          <table:table-cell office:value-type="string" calcext:value-type="string">
            <text:p>Margin of Error; VEHICLES AVAILABLE - Occupied housing units - No vehicles available</text:p>
          </table:table-cell>
        </table:table-row>
        <table:table-row table:style-name="ro1">
          <table:table-cell office:value-type="string" calcext:value-type="string">
            <text:p>HC03_VC85</text:p>
          </table:table-cell>
          <table:table-cell office:value-type="string" calcext:value-type="string">
            <text:p>Percent; VEHICLES AVAILABLE - Occupied housing units - No vehicles available</text:p>
          </table:table-cell>
        </table:table-row>
        <table:table-row table:style-name="ro1"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VEHICLES AVAILABLE - Occupied housing units - No vehicles available</text:p>
          </table:table-cell>
        </table:table-row>
        <table:table-row table:style-name="ro1">
          <table:table-cell office:value-type="string" calcext:value-type="string">
            <text:p>HC01_VC86</text:p>
          </table:table-cell>
          <table:table-cell office:value-type="string" calcext:value-type="string">
            <text:p>Estimate; VEHICLES AVAILABLE - Occupied housing units - 1 vehicle available</text:p>
          </table:table-cell>
        </table:table-row>
        <table:table-row table:style-name="ro1">
          <table:table-cell office:value-type="string" calcext:value-type="string">
            <text:p>HC02_VC86</text:p>
          </table:table-cell>
          <table:table-cell office:value-type="string" calcext:value-type="string">
            <text:p>Margin of Error; VEHICLES AVAILABLE - Occupied housing units - 1 vehicle available</text:p>
          </table:table-cell>
        </table:table-row>
        <table:table-row table:style-name="ro1">
          <table:table-cell office:value-type="string" calcext:value-type="string">
            <text:p>HC03_VC86</text:p>
          </table:table-cell>
          <table:table-cell office:value-type="string" calcext:value-type="string">
            <text:p>Percent; VEHICLES AVAILABLE - Occupied housing units - 1 vehicle available</text:p>
          </table:table-cell>
        </table:table-row>
        <table:table-row table:style-name="ro1"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VEHICLES AVAILABLE - Occupied housing units - 1 vehicle available</text:p>
          </table:table-cell>
        </table:table-row>
        <table:table-row table:style-name="ro1">
          <table:table-cell office:value-type="string" calcext:value-type="string">
            <text:p>HC01_VC87</text:p>
          </table:table-cell>
          <table:table-cell office:value-type="string" calcext:value-type="string">
            <text:p>Estimate; VEHICLES AVAILABLE - Occupied housing units - 2 vehicles available</text:p>
          </table:table-cell>
        </table:table-row>
        <table:table-row table:style-name="ro1">
          <table:table-cell office:value-type="string" calcext:value-type="string">
            <text:p>HC02_VC87</text:p>
          </table:table-cell>
          <table:table-cell office:value-type="string" calcext:value-type="string">
            <text:p>Margin of Error; VEHICLES AVAILABLE - Occupied housing units - 2 vehicles available</text:p>
          </table:table-cell>
        </table:table-row>
        <table:table-row table:style-name="ro1">
          <table:table-cell office:value-type="string" calcext:value-type="string">
            <text:p>HC03_VC87</text:p>
          </table:table-cell>
          <table:table-cell office:value-type="string" calcext:value-type="string">
            <text:p>Percent; VEHICLES AVAILABLE - Occupied housing units - 2 vehicles available</text:p>
          </table:table-cell>
        </table:table-row>
        <table:table-row table:style-name="ro1"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VEHICLES AVAILABLE - Occupied housing units - 2 vehicles available</text:p>
          </table:table-cell>
        </table:table-row>
        <table:table-row table:style-name="ro1">
          <table:table-cell office:value-type="string" calcext:value-type="string">
            <text:p>HC01_VC88</text:p>
          </table:table-cell>
          <table:table-cell office:value-type="string" calcext:value-type="string">
            <text:p>Estimate; VEHICLES AVAILABLE - Occupied housing units - 3 or more vehicles available</text:p>
          </table:table-cell>
        </table:table-row>
        <table:table-row table:style-name="ro1">
          <table:table-cell office:value-type="string" calcext:value-type="string">
            <text:p>HC02_VC88</text:p>
          </table:table-cell>
          <table:table-cell office:value-type="string" calcext:value-type="string">
            <text:p>Margin of Error; VEHICLES AVAILABLE - Occupied housing units - 3 or more vehicles available</text:p>
          </table:table-cell>
        </table:table-row>
        <table:table-row table:style-name="ro1">
          <table:table-cell office:value-type="string" calcext:value-type="string">
            <text:p>HC03_VC88</text:p>
          </table:table-cell>
          <table:table-cell office:value-type="string" calcext:value-type="string">
            <text:p>Percent; VEHICLES AVAILABLE - Occupied housing units - 3 or more vehicles available</text:p>
          </table:table-cell>
        </table:table-row>
        <table:table-row table:style-name="ro1"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VEHICLES AVAILABLE - Occupied housing units - 3 or more vehicles available</text:p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Estimate; HOUSE HEATING FUEL - Occupied housing units</text:p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Margin of Error; HOUSE HEATING FUEL - Occupied housing units</text:p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Percent; HOUSE HEATING FUEL - Occupied housing units</text:p>
          </table:table-cell>
        </table:table-row>
        <table:table-row table:style-name="ro1"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HOUSE HEATING FUEL - Occupied housing units</text:p>
          </table:table-cell>
        </table:table-row>
        <table:table-row table:style-name="ro1">
          <table:table-cell office:value-type="string" calcext:value-type="string">
            <text:p>HC01_VC93</text:p>
          </table:table-cell>
          <table:table-cell office:value-type="string" calcext:value-type="string">
            <text:p>Estimate; HOUSE HEATING FUEL - Occupied housing units - Utility gas</text:p>
          </table:table-cell>
        </table:table-row>
        <table:table-row table:style-name="ro1">
          <table:table-cell office:value-type="string" calcext:value-type="string">
            <text:p>HC02_VC93</text:p>
          </table:table-cell>
          <table:table-cell office:value-type="string" calcext:value-type="string">
            <text:p>Margin of Error; HOUSE HEATING FUEL - Occupied housing units - Utility gas</text:p>
          </table:table-cell>
        </table:table-row>
        <table:table-row table:style-name="ro1">
          <table:table-cell office:value-type="string" calcext:value-type="string">
            <text:p>HC03_VC93</text:p>
          </table:table-cell>
          <table:table-cell office:value-type="string" calcext:value-type="string">
            <text:p>Percent; HOUSE HEATING FUEL - Occupied housing units - Utility gas</text:p>
          </table:table-cell>
        </table:table-row>
        <table:table-row table:style-name="ro1"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HOUSE HEATING FUEL - Occupied housing units - Utility gas</text:p>
          </table:table-cell>
        </table:table-row>
        <table:table-row table:style-name="ro1">
          <table:table-cell office:value-type="string" calcext:value-type="string">
            <text:p>HC01_VC94</text:p>
          </table:table-cell>
          <table:table-cell office:value-type="string" calcext:value-type="string">
            <text:p>Estimate; HOUSE HEATING FUEL - Occupied housing units - Bottled, tank, or LP gas</text:p>
          </table:table-cell>
        </table:table-row>
        <table:table-row table:style-name="ro1">
          <table:table-cell office:value-type="string" calcext:value-type="string">
            <text:p>HC02_VC94</text:p>
          </table:table-cell>
          <table:table-cell office:value-type="string" calcext:value-type="string">
            <text:p>Margin of Error; HOUSE HEATING FUEL - Occupied housing units - Bottled, tank, or LP gas</text:p>
          </table:table-cell>
        </table:table-row>
        <table:table-row table:style-name="ro1">
          <table:table-cell office:value-type="string" calcext:value-type="string">
            <text:p>HC03_VC94</text:p>
          </table:table-cell>
          <table:table-cell office:value-type="string" calcext:value-type="string">
            <text:p>Percent; HOUSE HEATING FUEL - Occupied housing units - Bottled, tank, or LP gas</text:p>
          </table:table-cell>
        </table:table-row>
        <table:table-row table:style-name="ro1"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HOUSE HEATING FUEL - Occupied housing units - Bottled, tank, or LP gas</text:p>
          </table:table-cell>
        </table:table-row>
        <table:table-row table:style-name="ro1">
          <table:table-cell office:value-type="string" calcext:value-type="string">
            <text:p>HC01_VC95</text:p>
          </table:table-cell>
          <table:table-cell office:value-type="string" calcext:value-type="string">
            <text:p>Estimate; HOUSE HEATING FUEL - Occupied housing units - Electricity</text:p>
          </table:table-cell>
        </table:table-row>
        <table:table-row table:style-name="ro1">
          <table:table-cell office:value-type="string" calcext:value-type="string">
            <text:p>HC02_VC95</text:p>
          </table:table-cell>
          <table:table-cell office:value-type="string" calcext:value-type="string">
            <text:p>Margin of Error; HOUSE HEATING FUEL - Occupied housing units - Electricity</text:p>
          </table:table-cell>
        </table:table-row>
        <table:table-row table:style-name="ro1">
          <table:table-cell office:value-type="string" calcext:value-type="string">
            <text:p>HC03_VC95</text:p>
          </table:table-cell>
          <table:table-cell office:value-type="string" calcext:value-type="string">
            <text:p>Percent; HOUSE HEATING FUEL - Occupied housing units - Electricity</text:p>
          </table:table-cell>
        </table:table-row>
        <table:table-row table:style-name="ro1"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HOUSE HEATING FUEL - Occupied housing units - Electricity</text:p>
          </table:table-cell>
        </table:table-row>
        <table:table-row table:style-name="ro1">
          <table:table-cell office:value-type="string" calcext:value-type="string">
            <text:p>HC01_VC96</text:p>
          </table:table-cell>
          <table:table-cell office:value-type="string" calcext:value-type="string">
            <text:p>Estimate; HOUSE HEATING FUEL - Occupied housing units - Fuel oil, kerosene, etc.</text:p>
          </table:table-cell>
        </table:table-row>
        <table:table-row table:style-name="ro1">
          <table:table-cell office:value-type="string" calcext:value-type="string">
            <text:p>HC02_VC96</text:p>
          </table:table-cell>
          <table:table-cell office:value-type="string" calcext:value-type="string">
            <text:p>Margin of Error; HOUSE HEATING FUEL - Occupied housing units - Fuel oil, kerosene, etc.</text:p>
          </table:table-cell>
        </table:table-row>
        <table:table-row table:style-name="ro1">
          <table:table-cell office:value-type="string" calcext:value-type="string">
            <text:p>HC03_VC96</text:p>
          </table:table-cell>
          <table:table-cell office:value-type="string" calcext:value-type="string">
            <text:p>Percent; HOUSE HEATING FUEL - Occupied housing units - Fuel oil, kerosene, etc.</text:p>
          </table:table-cell>
        </table:table-row>
        <table:table-row table:style-name="ro1"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HOUSE HEATING FUEL - Occupied housing units - Fuel oil, kerosene, etc.</text:p>
          </table:table-cell>
        </table:table-row>
        <table:table-row table:style-name="ro1">
          <table:table-cell office:value-type="string" calcext:value-type="string">
            <text:p>HC01_VC97</text:p>
          </table:table-cell>
          <table:table-cell office:value-type="string" calcext:value-type="string">
            <text:p>Estimate; HOUSE HEATING FUEL - Occupied housing units - Coal or coke</text:p>
          </table:table-cell>
        </table:table-row>
        <table:table-row table:style-name="ro1">
          <table:table-cell office:value-type="string" calcext:value-type="string">
            <text:p>HC02_VC97</text:p>
          </table:table-cell>
          <table:table-cell office:value-type="string" calcext:value-type="string">
            <text:p>Margin of Error; HOUSE HEATING FUEL - Occupied housing units - Coal or coke</text:p>
          </table:table-cell>
        </table:table-row>
        <table:table-row table:style-name="ro1">
          <table:table-cell office:value-type="string" calcext:value-type="string">
            <text:p>HC03_VC97</text:p>
          </table:table-cell>
          <table:table-cell office:value-type="string" calcext:value-type="string">
            <text:p>Percent; HOUSE HEATING FUEL - Occupied housing units - Coal or coke</text:p>
          </table:table-cell>
        </table:table-row>
        <table:table-row table:style-name="ro1"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HOUSE HEATING FUEL - Occupied housing units - Coal or coke</text:p>
          </table:table-cell>
        </table:table-row>
        <table:table-row table:style-name="ro1">
          <table:table-cell office:value-type="string" calcext:value-type="string">
            <text:p>HC01_VC98</text:p>
          </table:table-cell>
          <table:table-cell office:value-type="string" calcext:value-type="string">
            <text:p>Estimate; HOUSE HEATING FUEL - Occupied housing units - Wood</text:p>
          </table:table-cell>
        </table:table-row>
        <table:table-row table:style-name="ro1">
          <table:table-cell office:value-type="string" calcext:value-type="string">
            <text:p>HC02_VC98</text:p>
          </table:table-cell>
          <table:table-cell office:value-type="string" calcext:value-type="string">
            <text:p>Margin of Error; HOUSE HEATING FUEL - Occupied housing units - Wood</text:p>
          </table:table-cell>
        </table:table-row>
        <table:table-row table:style-name="ro1">
          <table:table-cell office:value-type="string" calcext:value-type="string">
            <text:p>HC03_VC98</text:p>
          </table:table-cell>
          <table:table-cell office:value-type="string" calcext:value-type="string">
            <text:p>Percent; HOUSE HEATING FUEL - Occupied housing units - Wood</text:p>
          </table:table-cell>
        </table:table-row>
        <table:table-row table:style-name="ro1"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HOUSE HEATING FUEL - Occupied housing units - Wood</text:p>
          </table:table-cell>
        </table:table-row>
        <table:table-row table:style-name="ro1">
          <table:table-cell office:value-type="string" calcext:value-type="string">
            <text:p>HC01_VC99</text:p>
          </table:table-cell>
          <table:table-cell office:value-type="string" calcext:value-type="string">
            <text:p>Estimate; HOUSE HEATING FUEL - Occupied housing units - Solar energy</text:p>
          </table:table-cell>
        </table:table-row>
        <table:table-row table:style-name="ro1">
          <table:table-cell office:value-type="string" calcext:value-type="string">
            <text:p>HC02_VC99</text:p>
          </table:table-cell>
          <table:table-cell office:value-type="string" calcext:value-type="string">
            <text:p>Margin of Error; HOUSE HEATING FUEL - Occupied housing units - Solar energy</text:p>
          </table:table-cell>
        </table:table-row>
        <table:table-row table:style-name="ro1">
          <table:table-cell office:value-type="string" calcext:value-type="string">
            <text:p>HC03_VC99</text:p>
          </table:table-cell>
          <table:table-cell office:value-type="string" calcext:value-type="string">
            <text:p>Percent; HOUSE HEATING FUEL - Occupied housing units - Solar energy</text:p>
          </table:table-cell>
        </table:table-row>
        <table:table-row table:style-name="ro1"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HOUSE HEATING FUEL - Occupied housing units - Solar energy</text:p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Estimate; HOUSE HEATING FUEL - Occupied housing units - Other fuel</text:p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Margin of Error; HOUSE HEATING FUEL - Occupied housing units - Other fuel</text:p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Percent; HOUSE HEATING FUEL - Occupied housing units - Other fuel</text:p>
          </table:table-cell>
        </table:table-row>
        <table:table-row table:style-name="ro1"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HOUSE HEATING FUEL - Occupied housing units - Other fuel</text:p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Estimate; HOUSE HEATING FUEL - Occupied housing units - No fuel used</text:p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Margin of Error; HOUSE HEATING FUEL - Occupied housing units - No fuel used</text:p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Percent; HOUSE HEATING FUEL - Occupied housing units - No fuel used</text:p>
          </table:table-cell>
        </table:table-row>
        <table:table-row table:style-name="ro1"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HOUSE HEATING FUEL - Occupied housing units - No fuel used</text:p>
          </table:table-cell>
        </table:table-row>
        <table:table-row table:style-name="ro1">
          <table:table-cell office:value-type="string" calcext:value-type="string">
            <text:p>HC01_VC105</text:p>
          </table:table-cell>
          <table:table-cell office:value-type="string" calcext:value-type="string">
            <text:p>Estimate; SELECTED CHARACTERISTICS - Occupied housing units</text:p>
          </table:table-cell>
        </table:table-row>
        <table:table-row table:style-name="ro1">
          <table:table-cell office:value-type="string" calcext:value-type="string">
            <text:p>HC02_VC105</text:p>
          </table:table-cell>
          <table:table-cell office:value-type="string" calcext:value-type="string">
            <text:p>Margin of Error; SELECTED CHARACTERISTICS - Occupied housing units</text:p>
          </table:table-cell>
        </table:table-row>
        <table:table-row table:style-name="ro1">
          <table:table-cell office:value-type="string" calcext:value-type="string">
            <text:p>HC03_VC105</text:p>
          </table:table-cell>
          <table:table-cell office:value-type="string" calcext:value-type="string">
            <text:p>Percent; SELECTED CHARACTERISTICS - Occupied housing units</text:p>
          </table:table-cell>
        </table:table-row>
        <table:table-row table:style-name="ro1"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SELECTED CHARACTERISTICS - Occupied housing units</text:p>
          </table:table-cell>
        </table:table-row>
        <table:table-row table:style-name="ro1">
          <table:table-cell office:value-type="string" calcext:value-type="string">
            <text:p>HC01_VC106</text:p>
          </table:table-cell>
          <table:table-cell office:value-type="string" calcext:value-type="string">
            <text:p>Estimate; SELECTED CHARACTERISTICS - Occupied housing units - Lacking complete plumbing facilities</text:p>
          </table:table-cell>
        </table:table-row>
        <table:table-row table:style-name="ro1">
          <table:table-cell office:value-type="string" calcext:value-type="string">
            <text:p>HC02_VC106</text:p>
          </table:table-cell>
          <table:table-cell office:value-type="string" calcext:value-type="string">
            <text:p>Margin of Error; SELECTED CHARACTERISTICS - Occupied housing units - Lacking complete plumbing facilities</text:p>
          </table:table-cell>
        </table:table-row>
        <table:table-row table:style-name="ro1">
          <table:table-cell office:value-type="string" calcext:value-type="string">
            <text:p>HC03_VC106</text:p>
          </table:table-cell>
          <table:table-cell office:value-type="string" calcext:value-type="string">
            <text:p>Percent; SELECTED CHARACTERISTICS - Occupied housing units - Lacking complete plumbing facilities</text:p>
          </table:table-cell>
        </table:table-row>
        <table:table-row table:style-name="ro1"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SELECTED CHARACTERISTICS - Occupied housing units - Lacking complete plumbing facilities</text:p>
          </table:table-cell>
        </table:table-row>
        <table:table-row table:style-name="ro1">
          <table:table-cell office:value-type="string" calcext:value-type="string">
            <text:p>HC01_VC107</text:p>
          </table:table-cell>
          <table:table-cell office:value-type="string" calcext:value-type="string">
            <text:p>Estimate; SELECTED CHARACTERISTICS - Occupied housing units - Lacking complete kitchen facilities</text:p>
          </table:table-cell>
        </table:table-row>
        <table:table-row table:style-name="ro1">
          <table:table-cell office:value-type="string" calcext:value-type="string">
            <text:p>HC02_VC107</text:p>
          </table:table-cell>
          <table:table-cell office:value-type="string" calcext:value-type="string">
            <text:p>Margin of Error; SELECTED CHARACTERISTICS - Occupied housing units - Lacking complete kitchen facilities</text:p>
          </table:table-cell>
        </table:table-row>
        <table:table-row table:style-name="ro1">
          <table:table-cell office:value-type="string" calcext:value-type="string">
            <text:p>HC03_VC107</text:p>
          </table:table-cell>
          <table:table-cell office:value-type="string" calcext:value-type="string">
            <text:p>Percent; SELECTED CHARACTERISTICS - Occupied housing units - Lacking complete kitchen facilities</text:p>
          </table:table-cell>
        </table:table-row>
        <table:table-row table:style-name="ro1"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SELECTED CHARACTERISTICS - Occupied housing units - Lacking complete kitchen facilities</text:p>
          </table:table-cell>
        </table:table-row>
        <table:table-row table:style-name="ro1">
          <table:table-cell office:value-type="string" calcext:value-type="string">
            <text:p>HC01_VC108</text:p>
          </table:table-cell>
          <table:table-cell office:value-type="string" calcext:value-type="string">
            <text:p>Estimate; SELECTED CHARACTERISTICS - Occupied housing units - No telephone service available</text:p>
          </table:table-cell>
        </table:table-row>
        <table:table-row table:style-name="ro1">
          <table:table-cell office:value-type="string" calcext:value-type="string">
            <text:p>HC02_VC108</text:p>
          </table:table-cell>
          <table:table-cell office:value-type="string" calcext:value-type="string">
            <text:p>Margin of Error; SELECTED CHARACTERISTICS - Occupied housing units - No telephone service available</text:p>
          </table:table-cell>
        </table:table-row>
        <table:table-row table:style-name="ro1">
          <table:table-cell office:value-type="string" calcext:value-type="string">
            <text:p>HC03_VC108</text:p>
          </table:table-cell>
          <table:table-cell office:value-type="string" calcext:value-type="string">
            <text:p>Percent; SELECTED CHARACTERISTICS - Occupied housing units - No telephone service available</text:p>
          </table:table-cell>
        </table:table-row>
        <table:table-row table:style-name="ro1"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SELECTED CHARACTERISTICS - Occupied housing units - No telephone service available</text:p>
          </table:table-cell>
        </table:table-row>
        <table:table-row table:style-name="ro1">
          <table:table-cell office:value-type="string" calcext:value-type="string">
            <text:p>HC01_VC112</text:p>
          </table:table-cell>
          <table:table-cell office:value-type="string" calcext:value-type="string">
            <text:p>Estimate; OCCUPANTS PER ROOM - Occupied housing units</text:p>
          </table:table-cell>
        </table:table-row>
        <table:table-row table:style-name="ro1">
          <table:table-cell office:value-type="string" calcext:value-type="string">
            <text:p>HC02_VC112</text:p>
          </table:table-cell>
          <table:table-cell office:value-type="string" calcext:value-type="string">
            <text:p>Margin of Error; OCCUPANTS PER ROOM - Occupied housing units</text:p>
          </table:table-cell>
        </table:table-row>
        <table:table-row table:style-name="ro1">
          <table:table-cell office:value-type="string" calcext:value-type="string">
            <text:p>HC03_VC112</text:p>
          </table:table-cell>
          <table:table-cell office:value-type="string" calcext:value-type="string">
            <text:p>Percent; OCCUPANTS PER ROOM - Occupied housing units</text:p>
          </table:table-cell>
        </table:table-row>
        <table:table-row table:style-name="ro1"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OCCUPANTS PER ROOM - Occupied housing units</text:p>
          </table:table-cell>
        </table:table-row>
        <table:table-row table:style-name="ro1">
          <table:table-cell office:value-type="string" calcext:value-type="string">
            <text:p>HC01_VC113</text:p>
          </table:table-cell>
          <table:table-cell office:value-type="string" calcext:value-type="string">
            <text:p>Estimate; OCCUPANTS PER ROOM - Occupied housing units - 1.00 or less</text:p>
          </table:table-cell>
        </table:table-row>
        <table:table-row table:style-name="ro1">
          <table:table-cell office:value-type="string" calcext:value-type="string">
            <text:p>HC02_VC113</text:p>
          </table:table-cell>
          <table:table-cell office:value-type="string" calcext:value-type="string">
            <text:p>Margin of Error; OCCUPANTS PER ROOM - Occupied housing units - 1.00 or less</text:p>
          </table:table-cell>
        </table:table-row>
        <table:table-row table:style-name="ro1">
          <table:table-cell office:value-type="string" calcext:value-type="string">
            <text:p>HC03_VC113</text:p>
          </table:table-cell>
          <table:table-cell office:value-type="string" calcext:value-type="string">
            <text:p>Percent; OCCUPANTS PER ROOM - Occupied housing units - 1.00 or less</text:p>
          </table:table-cell>
        </table:table-row>
        <table:table-row table:style-name="ro1"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OCCUPANTS PER ROOM - Occupied housing units - 1.00 or less</text:p>
          </table:table-cell>
        </table:table-row>
        <table:table-row table:style-name="ro1">
          <table:table-cell office:value-type="string" calcext:value-type="string">
            <text:p>HC01_VC114</text:p>
          </table:table-cell>
          <table:table-cell office:value-type="string" calcext:value-type="string">
            <text:p>Estimate; OCCUPANTS PER ROOM - Occupied housing units - 1.01 to 1.50</text:p>
          </table:table-cell>
        </table:table-row>
        <table:table-row table:style-name="ro1">
          <table:table-cell office:value-type="string" calcext:value-type="string">
            <text:p>HC02_VC114</text:p>
          </table:table-cell>
          <table:table-cell office:value-type="string" calcext:value-type="string">
            <text:p>Margin of Error; OCCUPANTS PER ROOM - Occupied housing units - 1.01 to 1.50</text:p>
          </table:table-cell>
        </table:table-row>
        <table:table-row table:style-name="ro1">
          <table:table-cell office:value-type="string" calcext:value-type="string">
            <text:p>HC03_VC114</text:p>
          </table:table-cell>
          <table:table-cell office:value-type="string" calcext:value-type="string">
            <text:p>Percent; OCCUPANTS PER ROOM - Occupied housing units - 1.01 to 1.50</text:p>
          </table:table-cell>
        </table:table-row>
        <table:table-row table:style-name="ro1"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OCCUPANTS PER ROOM - Occupied housing units - 1.01 to 1.50</text:p>
          </table:table-cell>
        </table:table-row>
        <table:table-row table:style-name="ro1">
          <table:table-cell office:value-type="string" calcext:value-type="string">
            <text:p>HC01_VC115</text:p>
          </table:table-cell>
          <table:table-cell office:value-type="string" calcext:value-type="string">
            <text:p>Estimate; OCCUPANTS PER ROOM - Occupied housing units - 1.51 or more</text:p>
          </table:table-cell>
        </table:table-row>
        <table:table-row table:style-name="ro1">
          <table:table-cell office:value-type="string" calcext:value-type="string">
            <text:p>HC02_VC115</text:p>
          </table:table-cell>
          <table:table-cell office:value-type="string" calcext:value-type="string">
            <text:p>Margin of Error; OCCUPANTS PER ROOM - Occupied housing units - 1.51 or more</text:p>
          </table:table-cell>
        </table:table-row>
        <table:table-row table:style-name="ro1">
          <table:table-cell office:value-type="string" calcext:value-type="string">
            <text:p>HC03_VC115</text:p>
          </table:table-cell>
          <table:table-cell office:value-type="string" calcext:value-type="string">
            <text:p>Percent; OCCUPANTS PER ROOM - Occupied housing units - 1.51 or more</text:p>
          </table:table-cell>
        </table:table-row>
        <table:table-row table:style-name="ro1"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OCCUPANTS PER ROOM - Occupied housing units - 1.51 or more</text:p>
          </table:table-cell>
        </table:table-row>
        <table:table-row table:style-name="ro1">
          <table:table-cell office:value-type="string" calcext:value-type="string">
            <text:p>HC01_VC119</text:p>
          </table:table-cell>
          <table:table-cell office:value-type="string" calcext:value-type="string">
            <text:p>Estimate; VALUE - Owner-occupied units</text:p>
          </table:table-cell>
        </table:table-row>
        <table:table-row table:style-name="ro1">
          <table:table-cell office:value-type="string" calcext:value-type="string">
            <text:p>HC02_VC119</text:p>
          </table:table-cell>
          <table:table-cell office:value-type="string" calcext:value-type="string">
            <text:p>Margin of Error; VALUE - Owner-occupied units</text:p>
          </table:table-cell>
        </table:table-row>
        <table:table-row table:style-name="ro1">
          <table:table-cell office:value-type="string" calcext:value-type="string">
            <text:p>HC03_VC119</text:p>
          </table:table-cell>
          <table:table-cell office:value-type="string" calcext:value-type="string">
            <text:p>Percent; VALUE - Owner-occupied units</text:p>
          </table:table-cell>
        </table:table-row>
        <table:table-row table:style-name="ro1">
          <table:table-cell office:value-type="string" calcext:value-type="string">
            <text:p>HC04_VC119</text:p>
          </table:table-cell>
          <table:table-cell office:value-type="string" calcext:value-type="string">
            <text:p>Percent Margin of Error; VALUE - Owner-occupied units</text:p>
          </table:table-cell>
        </table:table-row>
        <table:table-row table:style-name="ro1">
          <table:table-cell office:value-type="string" calcext:value-type="string">
            <text:p>HC01_VC120</text:p>
          </table:table-cell>
          <table:table-cell office:value-type="string" calcext:value-type="string">
            <text:p>Estimate; VALUE - Owner-occupied units - Less than $50,000</text:p>
          </table:table-cell>
        </table:table-row>
        <table:table-row table:style-name="ro1">
          <table:table-cell office:value-type="string" calcext:value-type="string">
            <text:p>HC02_VC120</text:p>
          </table:table-cell>
          <table:table-cell office:value-type="string" calcext:value-type="string">
            <text:p>Margin of Error; VALUE - Owner-occupied units - Less than $50,000</text:p>
          </table:table-cell>
        </table:table-row>
        <table:table-row table:style-name="ro1">
          <table:table-cell office:value-type="string" calcext:value-type="string">
            <text:p>HC03_VC120</text:p>
          </table:table-cell>
          <table:table-cell office:value-type="string" calcext:value-type="string">
            <text:p>Percent; VALUE - Owner-occupied units - Less than $50,000</text:p>
          </table:table-cell>
        </table:table-row>
        <table:table-row table:style-name="ro1"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VALUE - Owner-occupied units - Less than $50,000</text:p>
          </table:table-cell>
        </table:table-row>
        <table:table-row table:style-name="ro1">
          <table:table-cell office:value-type="string" calcext:value-type="string">
            <text:p>HC01_VC121</text:p>
          </table:table-cell>
          <table:table-cell office:value-type="string" calcext:value-type="string">
            <text:p>Estimate; VALUE - Owner-occupied units - $50,000 to $99,999</text:p>
          </table:table-cell>
        </table:table-row>
        <table:table-row table:style-name="ro1">
          <table:table-cell office:value-type="string" calcext:value-type="string">
            <text:p>HC02_VC121</text:p>
          </table:table-cell>
          <table:table-cell office:value-type="string" calcext:value-type="string">
            <text:p>Margin of Error; VALUE - Owner-occupied units - $50,000 to $99,999</text:p>
          </table:table-cell>
        </table:table-row>
        <table:table-row table:style-name="ro1">
          <table:table-cell office:value-type="string" calcext:value-type="string">
            <text:p>HC03_VC121</text:p>
          </table:table-cell>
          <table:table-cell office:value-type="string" calcext:value-type="string">
            <text:p>Percent; VALUE - Owner-occupied units - $50,000 to $99,999</text:p>
          </table:table-cell>
        </table:table-row>
        <table:table-row table:style-name="ro1"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VALUE - Owner-occupied units - $50,000 to $99,999</text:p>
          </table:table-cell>
        </table:table-row>
        <table:table-row table:style-name="ro1">
          <table:table-cell office:value-type="string" calcext:value-type="string">
            <text:p>HC01_VC122</text:p>
          </table:table-cell>
          <table:table-cell office:value-type="string" calcext:value-type="string">
            <text:p>Estimate; VALUE - Owner-occupied units - $100,000 to $149,999</text:p>
          </table:table-cell>
        </table:table-row>
        <table:table-row table:style-name="ro1">
          <table:table-cell office:value-type="string" calcext:value-type="string">
            <text:p>HC02_VC122</text:p>
          </table:table-cell>
          <table:table-cell office:value-type="string" calcext:value-type="string">
            <text:p>Margin of Error; VALUE - Owner-occupied units - $100,000 to $149,999</text:p>
          </table:table-cell>
        </table:table-row>
        <table:table-row table:style-name="ro1">
          <table:table-cell office:value-type="string" calcext:value-type="string">
            <text:p>HC03_VC122</text:p>
          </table:table-cell>
          <table:table-cell office:value-type="string" calcext:value-type="string">
            <text:p>Percent; VALUE - Owner-occupied units - $100,000 to $149,999</text:p>
          </table:table-cell>
        </table:table-row>
        <table:table-row table:style-name="ro1"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VALUE - Owner-occupied units - $100,000 to $149,999</text:p>
          </table:table-cell>
        </table:table-row>
        <table:table-row table:style-name="ro1">
          <table:table-cell office:value-type="string" calcext:value-type="string">
            <text:p>HC01_VC123</text:p>
          </table:table-cell>
          <table:table-cell office:value-type="string" calcext:value-type="string">
            <text:p>Estimate; VALUE - Owner-occupied units - $150,000 to $199,999</text:p>
          </table:table-cell>
        </table:table-row>
        <table:table-row table:style-name="ro1">
          <table:table-cell office:value-type="string" calcext:value-type="string">
            <text:p>HC02_VC123</text:p>
          </table:table-cell>
          <table:table-cell office:value-type="string" calcext:value-type="string">
            <text:p>Margin of Error; VALUE - Owner-occupied units - $150,000 to $199,999</text:p>
          </table:table-cell>
        </table:table-row>
        <table:table-row table:style-name="ro1">
          <table:table-cell office:value-type="string" calcext:value-type="string">
            <text:p>HC03_VC123</text:p>
          </table:table-cell>
          <table:table-cell office:value-type="string" calcext:value-type="string">
            <text:p>Percent; VALUE - Owner-occupied units - $150,000 to $199,999</text:p>
          </table:table-cell>
        </table:table-row>
        <table:table-row table:style-name="ro1">
          <table:table-cell office:value-type="string" calcext:value-type="string">
            <text:p>HC04_VC123</text:p>
          </table:table-cell>
          <table:table-cell office:value-type="string" calcext:value-type="string">
            <text:p>Percent Margin of Error; VALUE - Owner-occupied units - $150,000 to $199,999</text:p>
          </table:table-cell>
        </table:table-row>
        <table:table-row table:style-name="ro1">
          <table:table-cell office:value-type="string" calcext:value-type="string">
            <text:p>HC01_VC124</text:p>
          </table:table-cell>
          <table:table-cell office:value-type="string" calcext:value-type="string">
            <text:p>Estimate; VALUE - Owner-occupied units - $200,000 to $299,999</text:p>
          </table:table-cell>
        </table:table-row>
        <table:table-row table:style-name="ro1">
          <table:table-cell office:value-type="string" calcext:value-type="string">
            <text:p>HC02_VC124</text:p>
          </table:table-cell>
          <table:table-cell office:value-type="string" calcext:value-type="string">
            <text:p>Margin of Error; VALUE - Owner-occupied units - $200,000 to $299,999</text:p>
          </table:table-cell>
        </table:table-row>
        <table:table-row table:style-name="ro1">
          <table:table-cell office:value-type="string" calcext:value-type="string">
            <text:p>HC03_VC124</text:p>
          </table:table-cell>
          <table:table-cell office:value-type="string" calcext:value-type="string">
            <text:p>Percent; VALUE - Owner-occupied units - $200,000 to $299,999</text:p>
          </table:table-cell>
        </table:table-row>
        <table:table-row table:style-name="ro1"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VALUE - Owner-occupied units - $200,000 to $299,999</text:p>
          </table:table-cell>
        </table:table-row>
        <table:table-row table:style-name="ro1">
          <table:table-cell office:value-type="string" calcext:value-type="string">
            <text:p>HC01_VC125</text:p>
          </table:table-cell>
          <table:table-cell office:value-type="string" calcext:value-type="string">
            <text:p>Estimate; VALUE - Owner-occupied units - $300,000 to $499,999</text:p>
          </table:table-cell>
        </table:table-row>
        <table:table-row table:style-name="ro1">
          <table:table-cell office:value-type="string" calcext:value-type="string">
            <text:p>HC02_VC125</text:p>
          </table:table-cell>
          <table:table-cell office:value-type="string" calcext:value-type="string">
            <text:p>Margin of Error; VALUE - Owner-occupied units - $300,000 to $499,999</text:p>
          </table:table-cell>
        </table:table-row>
        <table:table-row table:style-name="ro1">
          <table:table-cell office:value-type="string" calcext:value-type="string">
            <text:p>HC03_VC125</text:p>
          </table:table-cell>
          <table:table-cell office:value-type="string" calcext:value-type="string">
            <text:p>Percent; VALUE - Owner-occupied units - $300,000 to $499,999</text:p>
          </table:table-cell>
        </table:table-row>
        <table:table-row table:style-name="ro1"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VALUE - Owner-occupied units - $300,000 to $499,999</text:p>
          </table:table-cell>
        </table:table-row>
        <table:table-row table:style-name="ro1">
          <table:table-cell office:value-type="string" calcext:value-type="string">
            <text:p>HC01_VC126</text:p>
          </table:table-cell>
          <table:table-cell office:value-type="string" calcext:value-type="string">
            <text:p>Estimate; VALUE - Owner-occupied units - $500,000 to $999,999</text:p>
          </table:table-cell>
        </table:table-row>
        <table:table-row table:style-name="ro1">
          <table:table-cell office:value-type="string" calcext:value-type="string">
            <text:p>HC02_VC126</text:p>
          </table:table-cell>
          <table:table-cell office:value-type="string" calcext:value-type="string">
            <text:p>Margin of Error; VALUE - Owner-occupied units - $500,000 to $999,999</text:p>
          </table:table-cell>
        </table:table-row>
        <table:table-row table:style-name="ro1">
          <table:table-cell office:value-type="string" calcext:value-type="string">
            <text:p>HC03_VC126</text:p>
          </table:table-cell>
          <table:table-cell office:value-type="string" calcext:value-type="string">
            <text:p>Percent; VALUE - Owner-occupied units - $500,000 to $999,999</text:p>
          </table:table-cell>
        </table:table-row>
        <table:table-row table:style-name="ro1"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VALUE - Owner-occupied units - $500,000 to $999,999</text:p>
          </table:table-cell>
        </table:table-row>
        <table:table-row table:style-name="ro1">
          <table:table-cell office:value-type="string" calcext:value-type="string">
            <text:p>HC01_VC127</text:p>
          </table:table-cell>
          <table:table-cell office:value-type="string" calcext:value-type="string">
            <text:p>Estimate; VALUE - Owner-occupied units - $1,000,000 or more</text:p>
          </table:table-cell>
        </table:table-row>
        <table:table-row table:style-name="ro1">
          <table:table-cell office:value-type="string" calcext:value-type="string">
            <text:p>HC02_VC127</text:p>
          </table:table-cell>
          <table:table-cell office:value-type="string" calcext:value-type="string">
            <text:p>Margin of Error; VALUE - Owner-occupied units - $1,000,000 or more</text:p>
          </table:table-cell>
        </table:table-row>
        <table:table-row table:style-name="ro1">
          <table:table-cell office:value-type="string" calcext:value-type="string">
            <text:p>HC03_VC127</text:p>
          </table:table-cell>
          <table:table-cell office:value-type="string" calcext:value-type="string">
            <text:p>Percent; VALUE - Owner-occupied units - $1,000,000 or more</text:p>
          </table:table-cell>
        </table:table-row>
        <table:table-row table:style-name="ro1">
          <table:table-cell office:value-type="string" calcext:value-type="string">
            <text:p>HC04_VC127</text:p>
          </table:table-cell>
          <table:table-cell office:value-type="string" calcext:value-type="string">
            <text:p>Percent Margin of Error; VALUE - Owner-occupied units - $1,000,000 or more</text:p>
          </table:table-cell>
        </table:table-row>
        <table:table-row table:style-name="ro1">
          <table:table-cell office:value-type="string" calcext:value-type="string">
            <text:p>HC01_VC128</text:p>
          </table:table-cell>
          <table:table-cell office:value-type="string" calcext:value-type="string">
            <text:p>Estimate; VALUE - Owner-occupied units - Median (dollars)</text:p>
          </table:table-cell>
        </table:table-row>
        <table:table-row table:style-name="ro1">
          <table:table-cell office:value-type="string" calcext:value-type="string">
            <text:p>HC02_VC128</text:p>
          </table:table-cell>
          <table:table-cell office:value-type="string" calcext:value-type="string">
            <text:p>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HC03_VC128</text:p>
          </table:table-cell>
          <table:table-cell office:value-type="string" calcext:value-type="string">
            <text:p>Percent; VALUE - Owner-occupied units - Median (dollars)</text:p>
          </table:table-cell>
        </table:table-row>
        <table:table-row table:style-name="ro1">
          <table:table-cell office:value-type="string" calcext:value-type="string">
            <text:p>HC04_VC128</text:p>
          </table:table-cell>
          <table:table-cell office:value-type="string" calcext:value-type="string">
            <text:p>Percent 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HC01_VC132</text:p>
          </table:table-cell>
          <table:table-cell office:value-type="string" calcext:value-type="string">
            <text:p>Estimate; MORTGAGE STATUS - Owner-occupied units</text:p>
          </table:table-cell>
        </table:table-row>
        <table:table-row table:style-name="ro1">
          <table:table-cell office:value-type="string" calcext:value-type="string">
            <text:p>HC02_VC132</text:p>
          </table:table-cell>
          <table:table-cell office:value-type="string" calcext:value-type="string">
            <text:p>Margin of Error; MORTGAGE STATUS - Owner-occupied units</text:p>
          </table:table-cell>
        </table:table-row>
        <table:table-row table:style-name="ro1">
          <table:table-cell office:value-type="string" calcext:value-type="string">
            <text:p>HC03_VC132</text:p>
          </table:table-cell>
          <table:table-cell office:value-type="string" calcext:value-type="string">
            <text:p>Percent; MORTGAGE STATUS - Owner-occupied units</text:p>
          </table:table-cell>
        </table:table-row>
        <table:table-row table:style-name="ro1"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MORTGAGE STATUS - Owner-occupied units</text:p>
          </table:table-cell>
        </table:table-row>
        <table:table-row table:style-name="ro1">
          <table:table-cell office:value-type="string" calcext:value-type="string">
            <text:p>HC01_VC133</text:p>
          </table:table-cell>
          <table:table-cell office:value-type="string" calcext:value-type="string">
            <text:p>Estimate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HC02_VC133</text:p>
          </table:table-cell>
          <table:table-cell office:value-type="string" calcext:value-type="string">
            <text:p>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HC03_VC133</text:p>
          </table:table-cell>
          <table:table-cell office:value-type="string" calcext:value-type="string">
            <text:p>Percent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HC01_VC134</text:p>
          </table:table-cell>
          <table:table-cell office:value-type="string" calcext:value-type="string">
            <text:p>Estimate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HC02_VC134</text:p>
          </table:table-cell>
          <table:table-cell office:value-type="string" calcext:value-type="string">
            <text:p>Margin of Error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HC03_VC134</text:p>
          </table:table-cell>
          <table:table-cell office:value-type="string" calcext:value-type="string">
            <text:p>Percent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HC01_VC138</text:p>
          </table:table-cell>
          <table:table-cell office:value-type="string" calcext:value-type="string">
            <text:p>Estimate; SELECTED MONTHLY OWNER COSTS (SMOC) - Housing units with a mortgage</text:p>
          </table:table-cell>
        </table:table-row>
        <table:table-row table:style-name="ro1">
          <table:table-cell office:value-type="string" calcext:value-type="string">
            <text:p>HC02_VC138</text:p>
          </table:table-cell>
          <table:table-cell office:value-type="string" calcext:value-type="string">
            <text:p>Margin of Error; SELECTED MONTHLY OWNER COSTS (SMOC) - Housing units with a mortgage</text:p>
          </table:table-cell>
        </table:table-row>
        <table:table-row table:style-name="ro1">
          <table:table-cell office:value-type="string" calcext:value-type="string">
            <text:p>HC03_VC138</text:p>
          </table:table-cell>
          <table:table-cell office:value-type="string" calcext:value-type="string">
            <text:p>Percent; SELECTED MONTHLY OWNER COSTS (SMOC) - Housing units with a mortgage</text:p>
          </table:table-cell>
        </table:table-row>
        <table:table-row table:style-name="ro1">
          <table:table-cell office:value-type="string" calcext:value-type="string">
            <text:p>HC04_VC138</text:p>
          </table:table-cell>
          <table:table-cell office:value-type="string" calcext:value-type="string">
            <text:p>Percent Margin of Error; SELECTED MONTHLY OWNER COSTS (SMOC) - Housing units with a mortgage</text:p>
          </table:table-cell>
        </table:table-row>
        <table:table-row table:style-name="ro1">
          <table:table-cell office:value-type="string" calcext:value-type="string">
            <text:p>HC01_VC139</text:p>
          </table:table-cell>
          <table:table-cell office:value-type="string" calcext:value-type="string">
            <text:p>Estimate; SELECTED MONTHLY OWNER COSTS (SMOC) - Housing units with a mortgage - Less than $500</text:p>
          </table:table-cell>
        </table:table-row>
        <table:table-row table:style-name="ro1">
          <table:table-cell office:value-type="string" calcext:value-type="string">
            <text:p>HC02_VC139</text:p>
          </table:table-cell>
          <table:table-cell office:value-type="string" calcext:value-type="string">
            <text:p>Margin of Error; SELECTED MONTHLY OWNER COSTS (SMOC) - Housing units with a mortgage - Less than $500</text:p>
          </table:table-cell>
        </table:table-row>
        <table:table-row table:style-name="ro1">
          <table:table-cell office:value-type="string" calcext:value-type="string">
            <text:p>HC03_VC139</text:p>
          </table:table-cell>
          <table:table-cell office:value-type="string" calcext:value-type="string">
            <text:p>Percent; SELECTED MONTHLY OWNER COSTS (SMOC) - Housing units with a mortgage - Less than $500</text:p>
          </table:table-cell>
        </table:table-row>
        <table:table-row table:style-name="ro1">
          <table:table-cell office:value-type="string" calcext:value-type="string">
            <text:p>HC04_VC139</text:p>
          </table:table-cell>
          <table:table-cell office:value-type="string" calcext:value-type="string">
            <text:p>Percent Margin of Error; SELECTED MONTHLY OWNER COSTS (SMOC) - Housing units with a mortgage - Less than $500</text:p>
          </table:table-cell>
        </table:table-row>
        <table:table-row table:style-name="ro1">
          <table:table-cell office:value-type="string" calcext:value-type="string">
            <text:p>HC01_VC140</text:p>
          </table:table-cell>
          <table:table-cell office:value-type="string" calcext:value-type="string">
            <text:p>Estimate; SELECTED MONTHLY OWNER COSTS (SMOC) - Housing units with a mortgage - $500 to $999</text:p>
          </table:table-cell>
        </table:table-row>
        <table:table-row table:style-name="ro1">
          <table:table-cell office:value-type="string" calcext:value-type="string">
            <text:p>HC02_VC140</text:p>
          </table:table-cell>
          <table:table-cell office:value-type="string" calcext:value-type="string">
            <text:p>Margin of Error; SELECTED MONTHLY OWNER COSTS (SMOC) - Housing units with a mortgage - $500 to $999</text:p>
          </table:table-cell>
        </table:table-row>
        <table:table-row table:style-name="ro1">
          <table:table-cell office:value-type="string" calcext:value-type="string">
            <text:p>HC03_VC140</text:p>
          </table:table-cell>
          <table:table-cell office:value-type="string" calcext:value-type="string">
            <text:p>Percent; SELECTED MONTHLY OWNER COSTS (SMOC) - Housing units with a mortgage - $500 to $999</text:p>
          </table:table-cell>
        </table:table-row>
        <table:table-row table:style-name="ro1">
          <table:table-cell office:value-type="string" calcext:value-type="string">
            <text:p>HC04_VC140</text:p>
          </table:table-cell>
          <table:table-cell office:value-type="string" calcext:value-type="string">
            <text:p>Percent Margin of Error; SELECTED MONTHLY OWNER COSTS (SMOC) - Housing units with a mortgage - $500 to $999</text:p>
          </table:table-cell>
        </table:table-row>
        <table:table-row table:style-name="ro1">
          <table:table-cell office:value-type="string" calcext:value-type="string">
            <text:p>HC01_VC141</text:p>
          </table:table-cell>
          <table:table-cell office:value-type="string" calcext:value-type="string">
            <text:p>Estimate; SELECTED MONTHLY OWNER COSTS (SMOC) - Housing units with a mortgage - $1,000 to $1,499</text:p>
          </table:table-cell>
        </table:table-row>
        <table:table-row table:style-name="ro1">
          <table:table-cell office:value-type="string" calcext:value-type="string">
            <text:p>HC02_VC141</text:p>
          </table:table-cell>
          <table:table-cell office:value-type="string" calcext:value-type="string">
            <text:p>Margin of Error; SELECTED MONTHLY OWNER COSTS (SMOC) - Housing units with a mortgage - $1,000 to $1,499</text:p>
          </table:table-cell>
        </table:table-row>
        <table:table-row table:style-name="ro1">
          <table:table-cell office:value-type="string" calcext:value-type="string">
            <text:p>HC03_VC141</text:p>
          </table:table-cell>
          <table:table-cell office:value-type="string" calcext:value-type="string">
            <text:p>Percent; SELECTED MONTHLY OWNER COSTS (SMOC) - Housing units with a mortgage - $1,000 to $1,499</text:p>
          </table:table-cell>
        </table:table-row>
        <table:table-row table:style-name="ro1"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SELECTED MONTHLY OWNER COSTS (SMOC) - Housing units with a mortgage - $1,000 to $1,499</text:p>
          </table:table-cell>
        </table:table-row>
        <table:table-row table:style-name="ro1">
          <table:table-cell office:value-type="string" calcext:value-type="string">
            <text:p>HC01_VC142</text:p>
          </table:table-cell>
          <table:table-cell office:value-type="string" calcext:value-type="string">
            <text:p>Estimate; SELECTED MONTHLY OWNER COSTS (SMOC) - Housing units with a mortgage - $1,500 to $1,999</text:p>
          </table:table-cell>
        </table:table-row>
        <table:table-row table:style-name="ro1">
          <table:table-cell office:value-type="string" calcext:value-type="string">
            <text:p>HC02_VC142</text:p>
          </table:table-cell>
          <table:table-cell office:value-type="string" calcext:value-type="string">
            <text:p>Margin of Error; SELECTED MONTHLY OWNER COSTS (SMOC) - Housing units with a mortgage - $1,500 to $1,999</text:p>
          </table:table-cell>
        </table:table-row>
        <table:table-row table:style-name="ro1">
          <table:table-cell office:value-type="string" calcext:value-type="string">
            <text:p>HC03_VC142</text:p>
          </table:table-cell>
          <table:table-cell office:value-type="string" calcext:value-type="string">
            <text:p>Percent; SELECTED MONTHLY OWNER COSTS (SMOC) - Housing units with a mortgage - $1,500 to $1,999</text:p>
          </table:table-cell>
        </table:table-row>
        <table:table-row table:style-name="ro1"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SELECTED MONTHLY OWNER COSTS (SMOC) - Housing units with a mortgage - $1,500 to $1,999</text:p>
          </table:table-cell>
        </table:table-row>
        <table:table-row table:style-name="ro1">
          <table:table-cell office:value-type="string" calcext:value-type="string">
            <text:p>HC01_VC143</text:p>
          </table:table-cell>
          <table:table-cell office:value-type="string" calcext:value-type="string">
            <text:p>Estimate; SELECTED MONTHLY OWNER COSTS (SMOC) - Housing units with a mortgage - $2,000 to $2,499</text:p>
          </table:table-cell>
        </table:table-row>
        <table:table-row table:style-name="ro1">
          <table:table-cell office:value-type="string" calcext:value-type="string">
            <text:p>HC02_VC143</text:p>
          </table:table-cell>
          <table:table-cell office:value-type="string" calcext:value-type="string">
            <text:p>Margin of Error; SELECTED MONTHLY OWNER COSTS (SMOC) - Housing units with a mortgage - $2,000 to $2,499</text:p>
          </table:table-cell>
        </table:table-row>
        <table:table-row table:style-name="ro1">
          <table:table-cell office:value-type="string" calcext:value-type="string">
            <text:p>HC03_VC143</text:p>
          </table:table-cell>
          <table:table-cell office:value-type="string" calcext:value-type="string">
            <text:p>Percent; SELECTED MONTHLY OWNER COSTS (SMOC) - Housing units with a mortgage - $2,000 to $2,499</text:p>
          </table:table-cell>
        </table:table-row>
        <table:table-row table:style-name="ro1">
          <table:table-cell office:value-type="string" calcext:value-type="string">
            <text:p>HC04_VC143</text:p>
          </table:table-cell>
          <table:table-cell office:value-type="string" calcext:value-type="string">
            <text:p>Percent Margin of Error; SELECTED MONTHLY OWNER COSTS (SMOC) - Housing units with a mortgage - $2,000 to $2,499</text:p>
          </table:table-cell>
        </table:table-row>
        <table:table-row table:style-name="ro1">
          <table:table-cell office:value-type="string" calcext:value-type="string">
            <text:p>HC01_VC144</text:p>
          </table:table-cell>
          <table:table-cell office:value-type="string" calcext:value-type="string">
            <text:p>Estimate; SELECTED MONTHLY OWNER COSTS (SMOC) - Housing units with a mortgage - $2,500 to $2,999</text:p>
          </table:table-cell>
        </table:table-row>
        <table:table-row table:style-name="ro1">
          <table:table-cell office:value-type="string" calcext:value-type="string">
            <text:p>HC02_VC144</text:p>
          </table:table-cell>
          <table:table-cell office:value-type="string" calcext:value-type="string">
            <text:p>Margin of Error; SELECTED MONTHLY OWNER COSTS (SMOC) - Housing units with a mortgage - $2,500 to $2,999</text:p>
          </table:table-cell>
        </table:table-row>
        <table:table-row table:style-name="ro1">
          <table:table-cell office:value-type="string" calcext:value-type="string">
            <text:p>HC03_VC144</text:p>
          </table:table-cell>
          <table:table-cell office:value-type="string" calcext:value-type="string">
            <text:p>Percent; SELECTED MONTHLY OWNER COSTS (SMOC) - Housing units with a mortgage - $2,500 to $2,999</text:p>
          </table:table-cell>
        </table:table-row>
        <table:table-row table:style-name="ro1">
          <table:table-cell office:value-type="string" calcext:value-type="string">
            <text:p>HC04_VC144</text:p>
          </table:table-cell>
          <table:table-cell office:value-type="string" calcext:value-type="string">
            <text:p>Percent Margin of Error; SELECTED MONTHLY OWNER COSTS (SMOC) - Housing units with a mortgage - $2,500 to $2,999</text:p>
          </table:table-cell>
        </table:table-row>
        <table:table-row table:style-name="ro1">
          <table:table-cell office:value-type="string" calcext:value-type="string">
            <text:p>HC01_VC145</text:p>
          </table:table-cell>
          <table:table-cell office:value-type="string" calcext:value-type="string">
            <text:p>Estimate; SELECTED MONTHLY OWNER COSTS (SMOC) - Housing units with a mortgage - $3,000 or more</text:p>
          </table:table-cell>
        </table:table-row>
        <table:table-row table:style-name="ro1">
          <table:table-cell office:value-type="string" calcext:value-type="string">
            <text:p>HC02_VC145</text:p>
          </table:table-cell>
          <table:table-cell office:value-type="string" calcext:value-type="string">
            <text:p>Margin of Error; SELECTED MONTHLY OWNER COSTS (SMOC) - Housing units with a mortgage - $3,000 or more</text:p>
          </table:table-cell>
        </table:table-row>
        <table:table-row table:style-name="ro1">
          <table:table-cell office:value-type="string" calcext:value-type="string">
            <text:p>HC03_VC145</text:p>
          </table:table-cell>
          <table:table-cell office:value-type="string" calcext:value-type="string">
            <text:p>Percent; SELECTED MONTHLY OWNER COSTS (SMOC) - Housing units with a mortgage - $3,000 or more</text:p>
          </table:table-cell>
        </table:table-row>
        <table:table-row table:style-name="ro1">
          <table:table-cell office:value-type="string" calcext:value-type="string">
            <text:p>HC04_VC145</text:p>
          </table:table-cell>
          <table:table-cell office:value-type="string" calcext:value-type="string">
            <text:p>Percent Margin of Error; SELECTED MONTHLY OWNER COSTS (SMOC) - Housing units with a mortgage - $3,000 or more</text:p>
          </table:table-cell>
        </table:table-row>
        <table:table-row table:style-name="ro1">
          <table:table-cell office:value-type="string" calcext:value-type="string">
            <text:p>HC01_VC146</text:p>
          </table:table-cell>
          <table:table-cell office:value-type="string" calcext:value-type="string">
            <text:p>Estimate; SELECTED MONTHLY OWNER COSTS (SMOC) - Housing units with a mortgage - Median (dollars)</text:p>
          </table:table-cell>
        </table:table-row>
        <table:table-row table:style-name="ro1">
          <table:table-cell office:value-type="string" calcext:value-type="string">
            <text:p>HC02_VC146</text:p>
          </table:table-cell>
          <table:table-cell office:value-type="string" calcext:value-type="string">
            <text:p>Margin of Error; SELECTED MONTHLY OWNER COSTS (SMOC) - Housing units with a mortgage - Median (dollars)</text:p>
          </table:table-cell>
        </table:table-row>
        <table:table-row table:style-name="ro1">
          <table:table-cell office:value-type="string" calcext:value-type="string">
            <text:p>HC03_VC146</text:p>
          </table:table-cell>
          <table:table-cell office:value-type="string" calcext:value-type="string">
            <text:p>Percent; SELECTED MONTHLY OWNER COSTS (SMOC) - Housing units with a mortgage - Median (dollars)</text:p>
          </table:table-cell>
        </table:table-row>
        <table:table-row table:style-name="ro1"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SELECTED MONTHLY OWNER COSTS (SMOC) - Housing units with a mortgage - Median (dollars)</text:p>
          </table:table-cell>
        </table:table-row>
        <table:table-row table:style-name="ro1">
          <table:table-cell office:value-type="string" calcext:value-type="string">
            <text:p>HC01_VC148</text:p>
          </table:table-cell>
          <table:table-cell office:value-type="string" calcext:value-type="string">
            <text:p>Estimate; SELECTED MONTHLY OWNER COSTS (SMOC) - Housing units without a mortgage</text:p>
          </table:table-cell>
        </table:table-row>
        <table:table-row table:style-name="ro1">
          <table:table-cell office:value-type="string" calcext:value-type="string">
            <text:p>HC02_VC148</text:p>
          </table:table-cell>
          <table:table-cell office:value-type="string" calcext:value-type="string">
            <text:p>Margin of Error; SELECTED MONTHLY OWNER COSTS (SMOC) - Housing units without a mortgage</text:p>
          </table:table-cell>
        </table:table-row>
        <table:table-row table:style-name="ro1">
          <table:table-cell office:value-type="string" calcext:value-type="string">
            <text:p>HC03_VC148</text:p>
          </table:table-cell>
          <table:table-cell office:value-type="string" calcext:value-type="string">
            <text:p>Percent; SELECTED MONTHLY OWNER COSTS (SMOC) - Housing units without a mortgage</text:p>
          </table:table-cell>
        </table:table-row>
        <table:table-row table:style-name="ro1">
          <table:table-cell office:value-type="string" calcext:value-type="string">
            <text:p>HC04_VC148</text:p>
          </table:table-cell>
          <table:table-cell office:value-type="string" calcext:value-type="string">
            <text:p>Percent Margin of Error; SELECTED MONTHLY OWNER COSTS (SMOC) - Housing units without a mortgage</text:p>
          </table:table-cell>
        </table:table-row>
        <table:table-row table:style-name="ro1">
          <table:table-cell office:value-type="string" calcext:value-type="string">
            <text:p>HC01_VC149</text:p>
          </table:table-cell>
          <table:table-cell office:value-type="string" calcext:value-type="string">
            <text:p>Estimate; SELECTED MONTHLY OWNER COSTS (SMOC) - Housing units without a mortgage - Less than $250</text:p>
          </table:table-cell>
        </table:table-row>
        <table:table-row table:style-name="ro1">
          <table:table-cell office:value-type="string" calcext:value-type="string">
            <text:p>HC02_VC149</text:p>
          </table:table-cell>
          <table:table-cell office:value-type="string" calcext:value-type="string">
            <text:p>Margin of Error; SELECTED MONTHLY OWNER COSTS (SMOC) - Housing units without a mortgage - Less than $250</text:p>
          </table:table-cell>
        </table:table-row>
        <table:table-row table:style-name="ro1">
          <table:table-cell office:value-type="string" calcext:value-type="string">
            <text:p>HC03_VC149</text:p>
          </table:table-cell>
          <table:table-cell office:value-type="string" calcext:value-type="string">
            <text:p>Percent; SELECTED MONTHLY OWNER COSTS (SMOC) - Housing units without a mortgage - Less than $250</text:p>
          </table:table-cell>
        </table:table-row>
        <table:table-row table:style-name="ro1"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SELECTED MONTHLY OWNER COSTS (SMOC) - Housing units without a mortgage - Less than $250</text:p>
          </table:table-cell>
        </table:table-row>
        <table:table-row table:style-name="ro1">
          <table:table-cell office:value-type="string" calcext:value-type="string">
            <text:p>HC01_VC150</text:p>
          </table:table-cell>
          <table:table-cell office:value-type="string" calcext:value-type="string">
            <text:p>Estimate; SELECTED MONTHLY OWNER COSTS (SMOC) - Housing units without a mortgage - $250 to $399</text:p>
          </table:table-cell>
        </table:table-row>
        <table:table-row table:style-name="ro1">
          <table:table-cell office:value-type="string" calcext:value-type="string">
            <text:p>HC02_VC150</text:p>
          </table:table-cell>
          <table:table-cell office:value-type="string" calcext:value-type="string">
            <text:p>Margin of Error; SELECTED MONTHLY OWNER COSTS (SMOC) - Housing units without a mortgage - $250 to $399</text:p>
          </table:table-cell>
        </table:table-row>
        <table:table-row table:style-name="ro1">
          <table:table-cell office:value-type="string" calcext:value-type="string">
            <text:p>HC03_VC150</text:p>
          </table:table-cell>
          <table:table-cell office:value-type="string" calcext:value-type="string">
            <text:p>Percent; SELECTED MONTHLY OWNER COSTS (SMOC) - Housing units without a mortgage - $250 to $399</text:p>
          </table:table-cell>
        </table:table-row>
        <table:table-row table:style-name="ro1"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SELECTED MONTHLY OWNER COSTS (SMOC) - Housing units without a mortgage - $250 to $399</text:p>
          </table:table-cell>
        </table:table-row>
        <table:table-row table:style-name="ro1">
          <table:table-cell office:value-type="string" calcext:value-type="string">
            <text:p>HC01_VC151</text:p>
          </table:table-cell>
          <table:table-cell office:value-type="string" calcext:value-type="string">
            <text:p>Estimate; SELECTED MONTHLY OWNER COSTS (SMOC) - Housing units without a mortgage - $400 to $599</text:p>
          </table:table-cell>
        </table:table-row>
        <table:table-row table:style-name="ro1">
          <table:table-cell office:value-type="string" calcext:value-type="string">
            <text:p>HC02_VC151</text:p>
          </table:table-cell>
          <table:table-cell office:value-type="string" calcext:value-type="string">
            <text:p>Margin of Error; SELECTED MONTHLY OWNER COSTS (SMOC) - Housing units without a mortgage - $400 to $599</text:p>
          </table:table-cell>
        </table:table-row>
        <table:table-row table:style-name="ro1">
          <table:table-cell office:value-type="string" calcext:value-type="string">
            <text:p>HC03_VC151</text:p>
          </table:table-cell>
          <table:table-cell office:value-type="string" calcext:value-type="string">
            <text:p>Percent; SELECTED MONTHLY OWNER COSTS (SMOC) - Housing units without a mortgage - $400 to $599</text:p>
          </table:table-cell>
        </table:table-row>
        <table:table-row table:style-name="ro1"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SELECTED MONTHLY OWNER COSTS (SMOC) - Housing units without a mortgage - $400 to $599</text:p>
          </table:table-cell>
        </table:table-row>
        <table:table-row table:style-name="ro1">
          <table:table-cell office:value-type="string" calcext:value-type="string">
            <text:p>HC01_VC152</text:p>
          </table:table-cell>
          <table:table-cell office:value-type="string" calcext:value-type="string">
            <text:p>Estimate; SELECTED MONTHLY OWNER COSTS (SMOC) - Housing units without a mortgage - $600 to $799</text:p>
          </table:table-cell>
        </table:table-row>
        <table:table-row table:style-name="ro1">
          <table:table-cell office:value-type="string" calcext:value-type="string">
            <text:p>HC02_VC152</text:p>
          </table:table-cell>
          <table:table-cell office:value-type="string" calcext:value-type="string">
            <text:p>Margin of Error; SELECTED MONTHLY OWNER COSTS (SMOC) - Housing units without a mortgage - $600 to $799</text:p>
          </table:table-cell>
        </table:table-row>
        <table:table-row table:style-name="ro1">
          <table:table-cell office:value-type="string" calcext:value-type="string">
            <text:p>HC03_VC152</text:p>
          </table:table-cell>
          <table:table-cell office:value-type="string" calcext:value-type="string">
            <text:p>Percent; SELECTED MONTHLY OWNER COSTS (SMOC) - Housing units without a mortgage - $600 to $799</text:p>
          </table:table-cell>
        </table:table-row>
        <table:table-row table:style-name="ro1">
          <table:table-cell office:value-type="string" calcext:value-type="string">
            <text:p>HC04_VC152</text:p>
          </table:table-cell>
          <table:table-cell office:value-type="string" calcext:value-type="string">
            <text:p>Percent Margin of Error; SELECTED MONTHLY OWNER COSTS (SMOC) - Housing units without a mortgage - $600 to $799</text:p>
          </table:table-cell>
        </table:table-row>
        <table:table-row table:style-name="ro1">
          <table:table-cell office:value-type="string" calcext:value-type="string">
            <text:p>HC01_VC153</text:p>
          </table:table-cell>
          <table:table-cell office:value-type="string" calcext:value-type="string">
            <text:p>Estimate; SELECTED MONTHLY OWNER COSTS (SMOC) - Housing units without a mortgage - $800 to $999</text:p>
          </table:table-cell>
        </table:table-row>
        <table:table-row table:style-name="ro1">
          <table:table-cell office:value-type="string" calcext:value-type="string">
            <text:p>HC02_VC153</text:p>
          </table:table-cell>
          <table:table-cell office:value-type="string" calcext:value-type="string">
            <text:p>Margin of Error; SELECTED MONTHLY OWNER COSTS (SMOC) - Housing units without a mortgage - $800 to $999</text:p>
          </table:table-cell>
        </table:table-row>
        <table:table-row table:style-name="ro1">
          <table:table-cell office:value-type="string" calcext:value-type="string">
            <text:p>HC03_VC153</text:p>
          </table:table-cell>
          <table:table-cell office:value-type="string" calcext:value-type="string">
            <text:p>Percent; SELECTED MONTHLY OWNER COSTS (SMOC) - Housing units without a mortgage - $800 to $999</text:p>
          </table:table-cell>
        </table:table-row>
        <table:table-row table:style-name="ro1">
          <table:table-cell office:value-type="string" calcext:value-type="string">
            <text:p>HC04_VC153</text:p>
          </table:table-cell>
          <table:table-cell office:value-type="string" calcext:value-type="string">
            <text:p>Percent Margin of Error; SELECTED MONTHLY OWNER COSTS (SMOC) - Housing units without a mortgage - $800 to $999</text:p>
          </table:table-cell>
        </table:table-row>
        <table:table-row table:style-name="ro1">
          <table:table-cell office:value-type="string" calcext:value-type="string">
            <text:p>HC01_VC154</text:p>
          </table:table-cell>
          <table:table-cell office:value-type="string" calcext:value-type="string">
            <text:p>Estimate; SELECTED MONTHLY OWNER COSTS (SMOC) - Housing units without a mortgage - $1,000 or more</text:p>
          </table:table-cell>
        </table:table-row>
        <table:table-row table:style-name="ro1">
          <table:table-cell office:value-type="string" calcext:value-type="string">
            <text:p>HC02_VC154</text:p>
          </table:table-cell>
          <table:table-cell office:value-type="string" calcext:value-type="string">
            <text:p>Margin of Error; SELECTED MONTHLY OWNER COSTS (SMOC) - Housing units without a mortgage - $1,000 or more</text:p>
          </table:table-cell>
        </table:table-row>
        <table:table-row table:style-name="ro1">
          <table:table-cell office:value-type="string" calcext:value-type="string">
            <text:p>HC03_VC154</text:p>
          </table:table-cell>
          <table:table-cell office:value-type="string" calcext:value-type="string">
            <text:p>Percent; SELECTED MONTHLY OWNER COSTS (SMOC) - Housing units without a mortgage - $1,000 or more</text:p>
          </table:table-cell>
        </table:table-row>
        <table:table-row table:style-name="ro1"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SELECTED MONTHLY OWNER COSTS (SMOC) - Housing units without a mortgage - $1,000 or more</text:p>
          </table:table-cell>
        </table:table-row>
        <table:table-row table:style-name="ro1">
          <table:table-cell office:value-type="string" calcext:value-type="string">
            <text:p>HC01_VC155</text:p>
          </table:table-cell>
          <table:table-cell office:value-type="string" calcext:value-type="string">
            <text:p>Estimate; SELECTED MONTHLY OWNER COSTS (SMOC) - Housing units without a mortgage - Median (dollars)</text:p>
          </table:table-cell>
        </table:table-row>
        <table:table-row table:style-name="ro1">
          <table:table-cell office:value-type="string" calcext:value-type="string">
            <text:p>HC02_VC155</text:p>
          </table:table-cell>
          <table:table-cell office:value-type="string" calcext:value-type="string">
            <text:p>Margin of Error; SELECTED MONTHLY OWNER COSTS (SMOC) - Housing units without a mortgage - Median (dollars)</text:p>
          </table:table-cell>
        </table:table-row>
        <table:table-row table:style-name="ro1">
          <table:table-cell office:value-type="string" calcext:value-type="string">
            <text:p>HC03_VC155</text:p>
          </table:table-cell>
          <table:table-cell office:value-type="string" calcext:value-type="string">
            <text:p>Percent; SELECTED MONTHLY OWNER COSTS (SMOC) - Housing units without a mortgage - Median (dollars)</text:p>
          </table:table-cell>
        </table:table-row>
        <table:table-row table:style-name="ro1"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SELECTED MONTHLY OWNER COSTS (SMOC) - Housing units without a mortgage - Median (dollars)</text:p>
          </table:table-cell>
        </table:table-row>
        <table:table-row table:style-name="ro1">
          <table:table-cell office:value-type="string" calcext:value-type="string">
            <text:p>HC01_VC159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2_VC159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3_VC159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4_VC159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1_VC160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office:value-type="string" calcext:value-type="string">
            <text:p>HC02_VC160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office:value-type="string" calcext:value-type="string">
            <text:p>HC03_VC160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office:value-type="string" calcext:value-type="string">
            <text:p>HC04_VC160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office:value-type="string" calcext:value-type="string">
            <text:p>HC01_VC161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2_VC161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3_VC161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1_VC162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2_VC162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3_VC162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1_VC163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2_VC163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3_VC163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1_VC164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2_VC164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3_VC164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1_VC167</text:p>
          </table:table-cell>
          <table:table-cell office:value-type="string" calcext:value-type="string">
            <text:p>Estimate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2_VC167</text:p>
          </table:table-cell>
          <table:table-cell office:value-type="string" calcext:value-type="string">
            <text:p>Margin of Error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3_VC167</text:p>
          </table:table-cell>
          <table:table-cell office:value-type="string" calcext:value-type="string">
            <text:p>Percent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4_VC167</text:p>
          </table:table-cell>
          <table:table-cell office:value-type="string" calcext:value-type="string">
            <text:p>Percent Margin of Error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1_VC169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2_VC169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3_VC169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4_VC169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office:value-type="string" calcext:value-type="string">
            <text:p>HC01_VC170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office:value-type="string" calcext:value-type="string">
            <text:p>HC02_VC170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office:value-type="string" calcext:value-type="string">
            <text:p>HC03_VC170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office:value-type="string" calcext:value-type="string">
            <text:p>HC04_VC170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office:value-type="string" calcext:value-type="string">
            <text:p>HC01_VC171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office:value-type="string" calcext:value-type="string">
            <text:p>HC02_VC171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office:value-type="string" calcext:value-type="string">
            <text:p>HC03_VC171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office:value-type="string" calcext:value-type="string">
            <text:p>HC01_VC172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office:value-type="string" calcext:value-type="string">
            <text:p>HC02_VC172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office:value-type="string" calcext:value-type="string">
            <text:p>HC03_VC172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office:value-type="string" calcext:value-type="string">
            <text:p>HC01_VC173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2_VC173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3_VC173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office:value-type="string" calcext:value-type="string">
            <text:p>HC01_VC174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2_VC174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3_VC174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office:value-type="string" calcext:value-type="string">
            <text:p>HC01_VC175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2_VC175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3_VC175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office:value-type="string" calcext:value-type="string">
            <text:p>HC01_VC176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2_VC176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3_VC176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office:value-type="string" calcext:value-type="string">
            <text:p>HC01_VC179</text:p>
          </table:table-cell>
          <table:table-cell office:value-type="string" calcext:value-type="string">
            <text:p>Estimate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2_VC179</text:p>
          </table:table-cell>
          <table:table-cell office:value-type="string" calcext:value-type="string">
            <text:p>Margin of Error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3_VC179</text:p>
          </table:table-cell>
          <table:table-cell office:value-type="string" calcext:value-type="string">
            <text:p>Percent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HC01_VC183</text:p>
          </table:table-cell>
          <table:table-cell office:value-type="string" calcext:value-type="string">
            <text:p>Estimate; GROSS RENT - Occupied units paying rent</text:p>
          </table:table-cell>
        </table:table-row>
        <table:table-row table:style-name="ro1">
          <table:table-cell office:value-type="string" calcext:value-type="string">
            <text:p>HC02_VC183</text:p>
          </table:table-cell>
          <table:table-cell office:value-type="string" calcext:value-type="string">
            <text:p>Margin of Error; GROSS RENT - Occupied units paying rent</text:p>
          </table:table-cell>
        </table:table-row>
        <table:table-row table:style-name="ro1">
          <table:table-cell office:value-type="string" calcext:value-type="string">
            <text:p>HC03_VC183</text:p>
          </table:table-cell>
          <table:table-cell office:value-type="string" calcext:value-type="string">
            <text:p>Percent; GROSS RENT - Occupied units paying rent</text:p>
          </table:table-cell>
        </table:table-row>
        <table:table-row table:style-name="ro1">
          <table:table-cell office:value-type="string" calcext:value-type="string">
            <text:p>HC04_VC183</text:p>
          </table:table-cell>
          <table:table-cell office:value-type="string" calcext:value-type="string">
            <text:p>Percent Margin of Error; GROSS RENT - Occupied units paying rent</text:p>
          </table:table-cell>
        </table:table-row>
        <table:table-row table:style-name="ro1">
          <table:table-cell office:value-type="string" calcext:value-type="string">
            <text:p>HC01_VC184</text:p>
          </table:table-cell>
          <table:table-cell office:value-type="string" calcext:value-type="string">
            <text:p>Estimate; GROSS RENT - Occupied units paying rent - Less than $500</text:p>
          </table:table-cell>
        </table:table-row>
        <table:table-row table:style-name="ro1">
          <table:table-cell office:value-type="string" calcext:value-type="string">
            <text:p>HC02_VC184</text:p>
          </table:table-cell>
          <table:table-cell office:value-type="string" calcext:value-type="string">
            <text:p>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HC03_VC184</text:p>
          </table:table-cell>
          <table:table-cell office:value-type="string" calcext:value-type="string">
            <text:p>Percent; GROSS RENT - Occupied units paying rent - Less than $500</text:p>
          </table:table-cell>
        </table:table-row>
        <table:table-row table:style-name="ro1">
          <table:table-cell office:value-type="string" calcext:value-type="string">
            <text:p>HC04_VC184</text:p>
          </table:table-cell>
          <table:table-cell office:value-type="string" calcext:value-type="string">
            <text:p>Percent 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HC01_VC185</text:p>
          </table:table-cell>
          <table:table-cell office:value-type="string" calcext:value-type="string">
            <text:p>Estimate; GROSS RENT - Occupied units paying rent - $500 to $999</text:p>
          </table:table-cell>
        </table:table-row>
        <table:table-row table:style-name="ro1">
          <table:table-cell office:value-type="string" calcext:value-type="string">
            <text:p>HC02_VC185</text:p>
          </table:table-cell>
          <table:table-cell office:value-type="string" calcext:value-type="string">
            <text:p>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HC03_VC185</text:p>
          </table:table-cell>
          <table:table-cell office:value-type="string" calcext:value-type="string">
            <text:p>Percent; GROSS RENT - Occupied units paying rent - $500 to $999</text:p>
          </table:table-cell>
        </table:table-row>
        <table:table-row table:style-name="ro1">
          <table:table-cell office:value-type="string" calcext:value-type="string">
            <text:p>HC04_VC185</text:p>
          </table:table-cell>
          <table:table-cell office:value-type="string" calcext:value-type="string">
            <text:p>Percent 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HC01_VC186</text:p>
          </table:table-cell>
          <table:table-cell office:value-type="string" calcext:value-type="string">
            <text:p>Estimate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HC02_VC186</text:p>
          </table:table-cell>
          <table:table-cell office:value-type="string" calcext:value-type="string">
            <text:p>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HC03_VC186</text:p>
          </table:table-cell>
          <table:table-cell office:value-type="string" calcext:value-type="string">
            <text:p>Percent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HC04_VC186</text:p>
          </table:table-cell>
          <table:table-cell office:value-type="string" calcext:value-type="string">
            <text:p>Percent 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HC01_VC187</text:p>
          </table:table-cell>
          <table:table-cell office:value-type="string" calcext:value-type="string">
            <text:p>Estimate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HC02_VC187</text:p>
          </table:table-cell>
          <table:table-cell office:value-type="string" calcext:value-type="string">
            <text:p>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HC03_VC187</text:p>
          </table:table-cell>
          <table:table-cell office:value-type="string" calcext:value-type="string">
            <text:p>Percent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HC04_VC187</text:p>
          </table:table-cell>
          <table:table-cell office:value-type="string" calcext:value-type="string">
            <text:p>Percent 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HC01_VC188</text:p>
          </table:table-cell>
          <table:table-cell office:value-type="string" calcext:value-type="string">
            <text:p>Estimate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HC02_VC188</text:p>
          </table:table-cell>
          <table:table-cell office:value-type="string" calcext:value-type="string">
            <text:p>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HC03_VC188</text:p>
          </table:table-cell>
          <table:table-cell office:value-type="string" calcext:value-type="string">
            <text:p>Percent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HC04_VC188</text:p>
          </table:table-cell>
          <table:table-cell office:value-type="string" calcext:value-type="string">
            <text:p>Percent 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HC01_VC189</text:p>
          </table:table-cell>
          <table:table-cell office:value-type="string" calcext:value-type="string">
            <text:p>Estimate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HC02_VC189</text:p>
          </table:table-cell>
          <table:table-cell office:value-type="string" calcext:value-type="string">
            <text:p>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HC03_VC189</text:p>
          </table:table-cell>
          <table:table-cell office:value-type="string" calcext:value-type="string">
            <text:p>Percent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HC04_VC189</text:p>
          </table:table-cell>
          <table:table-cell office:value-type="string" calcext:value-type="string">
            <text:p>Percent 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HC01_VC190</text:p>
          </table:table-cell>
          <table:table-cell office:value-type="string" calcext:value-type="string">
            <text:p>Estimate; GROSS RENT - Occupied units paying rent - $3,000 or more</text:p>
          </table:table-cell>
        </table:table-row>
        <table:table-row table:style-name="ro1">
          <table:table-cell office:value-type="string" calcext:value-type="string">
            <text:p>HC02_VC190</text:p>
          </table:table-cell>
          <table:table-cell office:value-type="string" calcext:value-type="string">
            <text:p>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HC03_VC190</text:p>
          </table:table-cell>
          <table:table-cell office:value-type="string" calcext:value-type="string">
            <text:p>Percent; GROSS RENT - Occupied units paying rent - $3,000 or more</text:p>
          </table:table-cell>
        </table:table-row>
        <table:table-row table:style-name="ro1">
          <table:table-cell office:value-type="string" calcext:value-type="string">
            <text:p>HC04_VC190</text:p>
          </table:table-cell>
          <table:table-cell office:value-type="string" calcext:value-type="string">
            <text:p>Percent 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HC01_VC191</text:p>
          </table:table-cell>
          <table:table-cell office:value-type="string" calcext:value-type="string">
            <text:p>Estimate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HC02_VC191</text:p>
          </table:table-cell>
          <table:table-cell office:value-type="string" calcext:value-type="string">
            <text:p>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HC03_VC191</text:p>
          </table:table-cell>
          <table:table-cell office:value-type="string" calcext:value-type="string">
            <text:p>Percent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HC04_VC191</text:p>
          </table:table-cell>
          <table:table-cell office:value-type="string" calcext:value-type="string">
            <text:p>Percent 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HC01_VC194</text:p>
          </table:table-cell>
          <table:table-cell office:value-type="string" calcext:value-type="string">
            <text:p>Estimate; GROSS RENT - No rent paid</text:p>
          </table:table-cell>
        </table:table-row>
        <table:table-row table:style-name="ro1">
          <table:table-cell office:value-type="string" calcext:value-type="string">
            <text:p>HC02_VC194</text:p>
          </table:table-cell>
          <table:table-cell office:value-type="string" calcext:value-type="string">
            <text:p>Margin of Error; GROSS RENT - No rent paid</text:p>
          </table:table-cell>
        </table:table-row>
        <table:table-row table:style-name="ro1">
          <table:table-cell office:value-type="string" calcext:value-type="string">
            <text:p>HC03_VC194</text:p>
          </table:table-cell>
          <table:table-cell office:value-type="string" calcext:value-type="string">
            <text:p>Percent; GROSS RENT - No rent paid</text:p>
          </table:table-cell>
        </table:table-row>
        <table:table-row table:style-name="ro1">
          <table:table-cell office:value-type="string" calcext:value-type="string">
            <text:p>HC04_VC194</text:p>
          </table:table-cell>
          <table:table-cell office:value-type="string" calcext:value-type="string">
            <text:p>Percent Margin of Error; GROSS RENT - No rent paid</text:p>
          </table:table-cell>
        </table:table-row>
        <table:table-row table:style-name="ro1">
          <table:table-cell office:value-type="string" calcext:value-type="string">
            <text:p>HC01_VC198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</text:p>
          </table:table-cell>
        </table:table-row>
        <table:table-row table:style-name="ro1">
          <table:table-cell office:value-type="string" calcext:value-type="string">
            <text:p>HC02_VC198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</text:p>
          </table:table-cell>
        </table:table-row>
        <table:table-row table:style-name="ro1">
          <table:table-cell office:value-type="string" calcext:value-type="string">
            <text:p>HC03_VC198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</text:p>
          </table:table-cell>
        </table:table-row>
        <table:table-row table:style-name="ro1">
          <table:table-cell office:value-type="string" calcext:value-type="string">
            <text:p>HC04_VC198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</text:p>
          </table:table-cell>
        </table:table-row>
        <table:table-row table:style-name="ro1">
          <table:table-cell office:value-type="string" calcext:value-type="string">
            <text:p>HC01_VC199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office:value-type="string" calcext:value-type="string">
            <text:p>HC02_VC199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office:value-type="string" calcext:value-type="string">
            <text:p>HC03_VC199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office:value-type="string" calcext:value-type="string">
            <text:p>HC04_VC199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office:value-type="string" calcext:value-type="string">
            <text:p>HC01_VC200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office:value-type="string" calcext:value-type="string">
            <text:p>HC02_VC200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office:value-type="string" calcext:value-type="string">
            <text:p>HC03_VC200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office:value-type="string" calcext:value-type="string">
            <text:p>HC04_VC200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office:value-type="string" calcext:value-type="string">
            <text:p>HC01_VC201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office:value-type="string" calcext:value-type="string">
            <text:p>HC02_VC201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office:value-type="string" calcext:value-type="string">
            <text:p>HC03_VC201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office:value-type="string" calcext:value-type="string">
            <text:p>HC04_VC201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office:value-type="string" calcext:value-type="string">
            <text:p>HC01_VC202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office:value-type="string" calcext:value-type="string">
            <text:p>HC02_VC202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office:value-type="string" calcext:value-type="string">
            <text:p>HC03_VC202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office:value-type="string" calcext:value-type="string">
            <text:p>HC04_VC202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office:value-type="string" calcext:value-type="string">
            <text:p>HC01_VC203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office:value-type="string" calcext:value-type="string">
            <text:p>HC02_VC203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office:value-type="string" calcext:value-type="string">
            <text:p>HC03_VC203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office:value-type="string" calcext:value-type="string">
            <text:p>HC04_VC203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office:value-type="string" calcext:value-type="string">
            <text:p>HC01_VC204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office:value-type="string" calcext:value-type="string">
            <text:p>HC02_VC204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office:value-type="string" calcext:value-type="string">
            <text:p>HC03_VC204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office:value-type="string" calcext:value-type="string">
            <text:p>HC04_VC204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office:value-type="string" calcext:value-type="string">
            <text:p>HC01_VC207</text:p>
          </table:table-cell>
          <table:table-cell office:value-type="string" calcext:value-type="string">
            <text:p>Estimate; GROSS RENT AS A PERCENTAGE OF HOUSEHOLD INCOME (GRAPI) - Not computed</text:p>
          </table:table-cell>
        </table:table-row>
        <table:table-row table:style-name="ro1">
          <table:table-cell office:value-type="string" calcext:value-type="string">
            <text:p>HC02_VC207</text:p>
          </table:table-cell>
          <table:table-cell office:value-type="string" calcext:value-type="string">
            <text:p>Margin of Error; GROSS RENT AS A PERCENTAGE OF HOUSEHOLD INCOME (GRAPI) - Not computed</text:p>
          </table:table-cell>
        </table:table-row>
        <table:table-row table:style-name="ro1">
          <table:table-cell office:value-type="string" calcext:value-type="string">
            <text:p>HC03_VC207</text:p>
          </table:table-cell>
          <table:table-cell office:value-type="string" calcext:value-type="string">
            <text:p>Percent; GROSS RENT AS A PERCENTAGE OF HOUSEHOLD INCOME (GRAPI) - Not computed</text:p>
          </table:table-cell>
        </table:table-row>
        <table:table-row table:style-name="ro1">
          <table:table-cell office:value-type="string" calcext:value-type="string">
            <text:p>HC04_VC207</text:p>
          </table:table-cell>
          <table:table-cell office:value-type="string" calcext:value-type="string">
            <text:p>Percent Margin of Error; GROSS RENT AS A PERCENTAGE OF HOUSEHOLD INCOME (GRAPI) - Not computed</text:p>
          </table:table-cell>
        </table:table-row>
      </table:table>
      <table:table table:name="ACS_17_5YR_DP05_metadata" table:style-name="ta1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Estimate; SEX AND AGE - Total population</text:p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Margin of Error; SEX AND AGE - Total population</text:p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Percent; SEX AND AGE - Total population</text:p>
          </table:table-cell>
        </table:table-row>
        <table:table-row table:style-name="ro1"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SEX AND AGE - Total population</text:p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Estimate; SEX AND AGE - Total population - Male</text:p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Margin of Error; SEX AND AGE - Total population - Male</text:p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Percent; SEX AND AGE - Total population - Male</text:p>
          </table:table-cell>
        </table:table-row>
        <table:table-row table:style-name="ro1"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SEX AND AGE - Total population - Male</text:p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Estimate; SEX AND AGE - Total population - Female</text:p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Margin of Error; SEX AND AGE - Total population - Female</text:p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Percent; SEX AND AGE - Total population - Female</text:p>
          </table:table-cell>
        </table:table-row>
        <table:table-row table:style-name="ro1"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SEX AND AGE - Total population - Female</text:p>
          </table:table-cell>
        </table:table-row>
        <table:table-row table:style-name="ro1">
          <table:table-cell office:value-type="string" calcext:value-type="string">
            <text:p>HC01_VC06</text:p>
          </table:table-cell>
          <table:table-cell office:value-type="string" calcext:value-type="string">
            <text:p>Estimate; SEX AND AGE - Total population - Sex ratio (males per 100 females)</text:p>
          </table:table-cell>
        </table:table-row>
        <table:table-row table:style-name="ro1">
          <table:table-cell office:value-type="string" calcext:value-type="string">
            <text:p>HC02_VC06</text:p>
          </table:table-cell>
          <table:table-cell office:value-type="string" calcext:value-type="string">
            <text:p>Margin of Error; SEX AND AGE - Total population - Sex ratio (males per 100 females)</text:p>
          </table:table-cell>
        </table:table-row>
        <table:table-row table:style-name="ro1">
          <table:table-cell office:value-type="string" calcext:value-type="string">
            <text:p>HC03_VC06</text:p>
          </table:table-cell>
          <table:table-cell office:value-type="string" calcext:value-type="string">
            <text:p>Percent; SEX AND AGE - Total population - Sex ratio (males per 100 females)</text:p>
          </table:table-cell>
        </table:table-row>
        <table:table-row table:style-name="ro1"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SEX AND AGE - Total population - Sex ratio (males per 100 females)</text:p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Estimate; SEX AND AGE - Under 5 years</text:p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Margin of Error; SEX AND AGE - Under 5 years</text:p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Percent; SEX AND AGE - Under 5 years</text:p>
          </table:table-cell>
        </table:table-row>
        <table:table-row table:style-name="ro1"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SEX AND AGE - Under 5 years</text:p>
          </table:table-cell>
        </table:table-row>
        <table:table-row table:style-name="ro1">
          <table:table-cell office:value-type="string" calcext:value-type="string">
            <text:p>HC01_VC10</text:p>
          </table:table-cell>
          <table:table-cell office:value-type="string" calcext:value-type="string">
            <text:p>Estimate; SEX AND AGE - 5 to 9 years</text:p>
          </table:table-cell>
        </table:table-row>
        <table:table-row table:style-name="ro1">
          <table:table-cell office:value-type="string" calcext:value-type="string">
            <text:p>HC02_VC10</text:p>
          </table:table-cell>
          <table:table-cell office:value-type="string" calcext:value-type="string">
            <text:p>Margin of Error; SEX AND AGE - 5 to 9 years</text:p>
          </table:table-cell>
        </table:table-row>
        <table:table-row table:style-name="ro1">
          <table:table-cell office:value-type="string" calcext:value-type="string">
            <text:p>HC03_VC10</text:p>
          </table:table-cell>
          <table:table-cell office:value-type="string" calcext:value-type="string">
            <text:p>Percent; SEX AND AGE - 5 to 9 years</text:p>
          </table:table-cell>
        </table:table-row>
        <table:table-row table:style-name="ro1">
          <table:table-cell office:value-type="string" calcext:value-type="string">
            <text:p>HC04_VC10</text:p>
          </table:table-cell>
          <table:table-cell office:value-type="string" calcext:value-type="string">
            <text:p>Percent Margin of Error; SEX AND AGE - 5 to 9 years</text:p>
          </table:table-cell>
        </table:table-row>
        <table:table-row table:style-name="ro1">
          <table:table-cell office:value-type="string" calcext:value-type="string">
            <text:p>HC01_VC11</text:p>
          </table:table-cell>
          <table:table-cell office:value-type="string" calcext:value-type="string">
            <text:p>Estimate; SEX AND AGE - 10 to 14 years</text:p>
          </table:table-cell>
        </table:table-row>
        <table:table-row table:style-name="ro1">
          <table:table-cell office:value-type="string" calcext:value-type="string">
            <text:p>HC02_VC11</text:p>
          </table:table-cell>
          <table:table-cell office:value-type="string" calcext:value-type="string">
            <text:p>Margin of Error; SEX AND AGE - 10 to 14 years</text:p>
          </table:table-cell>
        </table:table-row>
        <table:table-row table:style-name="ro1">
          <table:table-cell office:value-type="string" calcext:value-type="string">
            <text:p>HC03_VC11</text:p>
          </table:table-cell>
          <table:table-cell office:value-type="string" calcext:value-type="string">
            <text:p>Percent; SEX AND AGE - 10 to 14 years</text:p>
          </table:table-cell>
        </table:table-row>
        <table:table-row table:style-name="ro1"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SEX AND AGE - 10 to 14 years</text:p>
          </table:table-cell>
        </table:table-row>
        <table:table-row table:style-name="ro1">
          <table:table-cell office:value-type="string" calcext:value-type="string">
            <text:p>HC01_VC12</text:p>
          </table:table-cell>
          <table:table-cell office:value-type="string" calcext:value-type="string">
            <text:p>Estimate; SEX AND AGE - 15 to 19 years</text:p>
          </table:table-cell>
        </table:table-row>
        <table:table-row table:style-name="ro1">
          <table:table-cell office:value-type="string" calcext:value-type="string">
            <text:p>HC02_VC12</text:p>
          </table:table-cell>
          <table:table-cell office:value-type="string" calcext:value-type="string">
            <text:p>Margin of Error; SEX AND AGE - 15 to 19 years</text:p>
          </table:table-cell>
        </table:table-row>
        <table:table-row table:style-name="ro1">
          <table:table-cell office:value-type="string" calcext:value-type="string">
            <text:p>HC03_VC12</text:p>
          </table:table-cell>
          <table:table-cell office:value-type="string" calcext:value-type="string">
            <text:p>Percent; SEX AND AGE - 15 to 19 years</text:p>
          </table:table-cell>
        </table:table-row>
        <table:table-row table:style-name="ro1"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SEX AND AGE - 15 to 19 years</text:p>
          </table:table-cell>
        </table:table-row>
        <table:table-row table:style-name="ro1">
          <table:table-cell office:value-type="string" calcext:value-type="string">
            <text:p>HC01_VC13</text:p>
          </table:table-cell>
          <table:table-cell office:value-type="string" calcext:value-type="string">
            <text:p>Estimate; SEX AND AGE - 20 to 24 years</text:p>
          </table:table-cell>
        </table:table-row>
        <table:table-row table:style-name="ro1">
          <table:table-cell office:value-type="string" calcext:value-type="string">
            <text:p>HC02_VC13</text:p>
          </table:table-cell>
          <table:table-cell office:value-type="string" calcext:value-type="string">
            <text:p>Margin of Error; SEX AND AGE - 20 to 24 years</text:p>
          </table:table-cell>
        </table:table-row>
        <table:table-row table:style-name="ro1">
          <table:table-cell office:value-type="string" calcext:value-type="string">
            <text:p>HC03_VC13</text:p>
          </table:table-cell>
          <table:table-cell office:value-type="string" calcext:value-type="string">
            <text:p>Percent; SEX AND AGE - 20 to 24 years</text:p>
          </table:table-cell>
        </table:table-row>
        <table:table-row table:style-name="ro1"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SEX AND AGE - 20 to 24 years</text:p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Estimate; SEX AND AGE - 25 to 34 years</text:p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Margin of Error; SEX AND AGE - 25 to 34 years</text:p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Percent; SEX AND AGE - 25 to 34 years</text:p>
          </table:table-cell>
        </table:table-row>
        <table:table-row table:style-name="ro1"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SEX AND AGE - 25 to 34 years</text:p>
          </table:table-cell>
        </table:table-row>
        <table:table-row table:style-name="ro1">
          <table:table-cell office:value-type="string" calcext:value-type="string">
            <text:p>HC01_VC15</text:p>
          </table:table-cell>
          <table:table-cell office:value-type="string" calcext:value-type="string">
            <text:p>Estimate; SEX AND AGE - 35 to 44 years</text:p>
          </table:table-cell>
        </table:table-row>
        <table:table-row table:style-name="ro1">
          <table:table-cell office:value-type="string" calcext:value-type="string">
            <text:p>HC02_VC15</text:p>
          </table:table-cell>
          <table:table-cell office:value-type="string" calcext:value-type="string">
            <text:p>Margin of Error; SEX AND AGE - 35 to 44 years</text:p>
          </table:table-cell>
        </table:table-row>
        <table:table-row table:style-name="ro1">
          <table:table-cell office:value-type="string" calcext:value-type="string">
            <text:p>HC03_VC15</text:p>
          </table:table-cell>
          <table:table-cell office:value-type="string" calcext:value-type="string">
            <text:p>Percent; SEX AND AGE - 35 to 44 years</text:p>
          </table:table-cell>
        </table:table-row>
        <table:table-row table:style-name="ro1"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SEX AND AGE - 35 to 44 years</text:p>
          </table:table-cell>
        </table:table-row>
        <table:table-row table:style-name="ro1">
          <table:table-cell office:value-type="string" calcext:value-type="string">
            <text:p>HC01_VC16</text:p>
          </table:table-cell>
          <table:table-cell office:value-type="string" calcext:value-type="string">
            <text:p>Estimate; SEX AND AGE - 45 to 54 years</text:p>
          </table:table-cell>
        </table:table-row>
        <table:table-row table:style-name="ro1">
          <table:table-cell office:value-type="string" calcext:value-type="string">
            <text:p>HC02_VC16</text:p>
          </table:table-cell>
          <table:table-cell office:value-type="string" calcext:value-type="string">
            <text:p>Margin of Error; SEX AND AGE - 45 to 54 years</text:p>
          </table:table-cell>
        </table:table-row>
        <table:table-row table:style-name="ro1">
          <table:table-cell office:value-type="string" calcext:value-type="string">
            <text:p>HC03_VC16</text:p>
          </table:table-cell>
          <table:table-cell office:value-type="string" calcext:value-type="string">
            <text:p>Percent; SEX AND AGE - 45 to 54 years</text:p>
          </table:table-cell>
        </table:table-row>
        <table:table-row table:style-name="ro1"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SEX AND AGE - 45 to 54 years</text:p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Estimate; SEX AND AGE - 55 to 59 years</text:p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Margin of Error; SEX AND AGE - 55 to 59 years</text:p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Percent; SEX AND AGE - 55 to 59 years</text:p>
          </table:table-cell>
        </table:table-row>
        <table:table-row table:style-name="ro1"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SEX AND AGE - 55 to 59 years</text:p>
          </table:table-cell>
        </table:table-row>
        <table:table-row table:style-name="ro1">
          <table:table-cell office:value-type="string" calcext:value-type="string">
            <text:p>HC01_VC18</text:p>
          </table:table-cell>
          <table:table-cell office:value-type="string" calcext:value-type="string">
            <text:p>Estimate; SEX AND AGE - 60 to 64 years</text:p>
          </table:table-cell>
        </table:table-row>
        <table:table-row table:style-name="ro1">
          <table:table-cell office:value-type="string" calcext:value-type="string">
            <text:p>HC02_VC18</text:p>
          </table:table-cell>
          <table:table-cell office:value-type="string" calcext:value-type="string">
            <text:p>Margin of Error; SEX AND AGE - 60 to 64 years</text:p>
          </table:table-cell>
        </table:table-row>
        <table:table-row table:style-name="ro1">
          <table:table-cell office:value-type="string" calcext:value-type="string">
            <text:p>HC03_VC18</text:p>
          </table:table-cell>
          <table:table-cell office:value-type="string" calcext:value-type="string">
            <text:p>Percent; SEX AND AGE - 60 to 64 years</text:p>
          </table:table-cell>
        </table:table-row>
        <table:table-row table:style-name="ro1"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SEX AND AGE - 60 to 64 years</text:p>
          </table:table-cell>
        </table:table-row>
        <table:table-row table:style-name="ro1">
          <table:table-cell office:value-type="string" calcext:value-type="string">
            <text:p>HC01_VC19</text:p>
          </table:table-cell>
          <table:table-cell office:value-type="string" calcext:value-type="string">
            <text:p>Estimate; SEX AND AGE - 65 to 74 years</text:p>
          </table:table-cell>
        </table:table-row>
        <table:table-row table:style-name="ro1">
          <table:table-cell office:value-type="string" calcext:value-type="string">
            <text:p>HC02_VC19</text:p>
          </table:table-cell>
          <table:table-cell office:value-type="string" calcext:value-type="string">
            <text:p>Margin of Error; SEX AND AGE - 65 to 74 years</text:p>
          </table:table-cell>
        </table:table-row>
        <table:table-row table:style-name="ro1">
          <table:table-cell office:value-type="string" calcext:value-type="string">
            <text:p>HC03_VC19</text:p>
          </table:table-cell>
          <table:table-cell office:value-type="string" calcext:value-type="string">
            <text:p>Percent; SEX AND AGE - 65 to 74 years</text:p>
          </table:table-cell>
        </table:table-row>
        <table:table-row table:style-name="ro1"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SEX AND AGE - 65 to 74 years</text:p>
          </table:table-cell>
        </table:table-row>
        <table:table-row table:style-name="ro1">
          <table:table-cell office:value-type="string" calcext:value-type="string">
            <text:p>HC01_VC20</text:p>
          </table:table-cell>
          <table:table-cell office:value-type="string" calcext:value-type="string">
            <text:p>Estimate; SEX AND AGE - 75 to 84 years</text:p>
          </table:table-cell>
        </table:table-row>
        <table:table-row table:style-name="ro1">
          <table:table-cell office:value-type="string" calcext:value-type="string">
            <text:p>HC02_VC20</text:p>
          </table:table-cell>
          <table:table-cell office:value-type="string" calcext:value-type="string">
            <text:p>Margin of Error; SEX AND AGE - 75 to 84 years</text:p>
          </table:table-cell>
        </table:table-row>
        <table:table-row table:style-name="ro1">
          <table:table-cell office:value-type="string" calcext:value-type="string">
            <text:p>HC03_VC20</text:p>
          </table:table-cell>
          <table:table-cell office:value-type="string" calcext:value-type="string">
            <text:p>Percent; SEX AND AGE - 75 to 84 years</text:p>
          </table:table-cell>
        </table:table-row>
        <table:table-row table:style-name="ro1"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SEX AND AGE - 75 to 84 years</text:p>
          </table:table-cell>
        </table:table-row>
        <table:table-row table:style-name="ro1">
          <table:table-cell office:value-type="string" calcext:value-type="string">
            <text:p>HC01_VC21</text:p>
          </table:table-cell>
          <table:table-cell office:value-type="string" calcext:value-type="string">
            <text:p>Estimate; SEX AND AGE - 85 years and over</text:p>
          </table:table-cell>
        </table:table-row>
        <table:table-row table:style-name="ro1">
          <table:table-cell office:value-type="string" calcext:value-type="string">
            <text:p>HC02_VC21</text:p>
          </table:table-cell>
          <table:table-cell office:value-type="string" calcext:value-type="string">
            <text:p>Margin of Error; SEX AND AGE - 85 years and over</text:p>
          </table:table-cell>
        </table:table-row>
        <table:table-row table:style-name="ro1">
          <table:table-cell office:value-type="string" calcext:value-type="string">
            <text:p>HC03_VC21</text:p>
          </table:table-cell>
          <table:table-cell office:value-type="string" calcext:value-type="string">
            <text:p>Percent; SEX AND AGE - 85 years and over</text:p>
          </table:table-cell>
        </table:table-row>
        <table:table-row table:style-name="ro1"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SEX AND AGE - 85 years and over</text:p>
          </table:table-cell>
        </table:table-row>
        <table:table-row table:style-name="ro1">
          <table:table-cell office:value-type="string" calcext:value-type="string">
            <text:p>HC01_VC24</text:p>
          </table:table-cell>
          <table:table-cell office:value-type="string" calcext:value-type="string">
            <text:p>Estimate; SEX AND AGE - Median age (years)</text:p>
          </table:table-cell>
        </table:table-row>
        <table:table-row table:style-name="ro1">
          <table:table-cell office:value-type="string" calcext:value-type="string">
            <text:p>HC02_VC24</text:p>
          </table:table-cell>
          <table:table-cell office:value-type="string" calcext:value-type="string">
            <text:p>Margin of Error; SEX AND AGE - Median age (years)</text:p>
          </table:table-cell>
        </table:table-row>
        <table:table-row table:style-name="ro1">
          <table:table-cell office:value-type="string" calcext:value-type="string">
            <text:p>HC03_VC24</text:p>
          </table:table-cell>
          <table:table-cell office:value-type="string" calcext:value-type="string">
            <text:p>Percent; SEX AND AGE - Median age (years)</text:p>
          </table:table-cell>
        </table:table-row>
        <table:table-row table:style-name="ro1">
          <table:table-cell office:value-type="string" calcext:value-type="string">
            <text:p>HC04_VC24</text:p>
          </table:table-cell>
          <table:table-cell office:value-type="string" calcext:value-type="string">
            <text:p>Percent Margin of Error; SEX AND AGE - Median age (years)</text:p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Estimate; SEX AND AGE - Under 18 years</text:p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Margin of Error; SEX AND AGE - Under 18 years</text:p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Percent; SEX AND AGE - Under 18 years</text:p>
          </table:table-cell>
        </table:table-row>
        <table:table-row table:style-name="ro1"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SEX AND AGE - Under 18 years</text:p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Estimate; SEX AND AGE - 16 years and over</text:p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Margin of Error; SEX AND AGE - 16 years and over</text:p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Percent; SEX AND AGE - 16 years and over</text:p>
          </table:table-cell>
        </table:table-row>
        <table:table-row table:style-name="ro1"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SEX AND AGE - 16 years and over</text:p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Estimate; SEX AND AGE - 18 years and over</text:p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Margin of Error; SEX AND AGE - 18 years and over</text:p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Percent; SEX AND AGE - 18 years and over</text:p>
          </table:table-cell>
        </table:table-row>
        <table:table-row table:style-name="ro1"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SEX AND AGE - 18 years and over</text:p>
          </table:table-cell>
        </table:table-row>
        <table:table-row table:style-name="ro1">
          <table:table-cell office:value-type="string" calcext:value-type="string">
            <text:p>HC01_VC30</text:p>
          </table:table-cell>
          <table:table-cell office:value-type="string" calcext:value-type="string">
            <text:p>Estimate; SEX AND AGE - 21 years and over</text:p>
          </table:table-cell>
        </table:table-row>
        <table:table-row table:style-name="ro1">
          <table:table-cell office:value-type="string" calcext:value-type="string">
            <text:p>HC02_VC30</text:p>
          </table:table-cell>
          <table:table-cell office:value-type="string" calcext:value-type="string">
            <text:p>Margin of Error; SEX AND AGE - 21 years and over</text:p>
          </table:table-cell>
        </table:table-row>
        <table:table-row table:style-name="ro1">
          <table:table-cell office:value-type="string" calcext:value-type="string">
            <text:p>HC03_VC30</text:p>
          </table:table-cell>
          <table:table-cell office:value-type="string" calcext:value-type="string">
            <text:p>Percent; SEX AND AGE - 21 years and over</text:p>
          </table:table-cell>
        </table:table-row>
        <table:table-row table:style-name="ro1"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SEX AND AGE - 21 years and over</text:p>
          </table:table-cell>
        </table:table-row>
        <table:table-row table:style-name="ro1">
          <table:table-cell office:value-type="string" calcext:value-type="string">
            <text:p>HC01_VC31</text:p>
          </table:table-cell>
          <table:table-cell office:value-type="string" calcext:value-type="string">
            <text:p>Estimate; SEX AND AGE - 62 years and over</text:p>
          </table:table-cell>
        </table:table-row>
        <table:table-row table:style-name="ro1">
          <table:table-cell office:value-type="string" calcext:value-type="string">
            <text:p>HC02_VC31</text:p>
          </table:table-cell>
          <table:table-cell office:value-type="string" calcext:value-type="string">
            <text:p>Margin of Error; SEX AND AGE - 62 years and over</text:p>
          </table:table-cell>
        </table:table-row>
        <table:table-row table:style-name="ro1">
          <table:table-cell office:value-type="string" calcext:value-type="string">
            <text:p>HC03_VC31</text:p>
          </table:table-cell>
          <table:table-cell office:value-type="string" calcext:value-type="string">
            <text:p>Percent; SEX AND AGE - 62 years and over</text:p>
          </table:table-cell>
        </table:table-row>
        <table:table-row table:style-name="ro1"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SEX AND AGE - 62 years and over</text:p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Estimate; SEX AND AGE - 65 years and over</text:p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Margin of Error; SEX AND AGE - 65 years and over</text:p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Percent; SEX AND AGE - 65 years and over</text:p>
          </table:table-cell>
        </table:table-row>
        <table:table-row table:style-name="ro1"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SEX AND AGE - 65 years and over</text:p>
          </table:table-cell>
        </table:table-row>
        <table:table-row table:style-name="ro1">
          <table:table-cell office:value-type="string" calcext:value-type="string">
            <text:p>HC01_VC35</text:p>
          </table:table-cell>
          <table:table-cell office:value-type="string" calcext:value-type="string">
            <text:p>Estimate; SEX AND AGE - 18 years and over</text:p>
          </table:table-cell>
        </table:table-row>
        <table:table-row table:style-name="ro1">
          <table:table-cell office:value-type="string" calcext:value-type="string">
            <text:p>HC02_VC35</text:p>
          </table:table-cell>
          <table:table-cell office:value-type="string" calcext:value-type="string">
            <text:p>Margin of Error; SEX AND AGE - 18 years and over</text:p>
          </table:table-cell>
        </table:table-row>
        <table:table-row table:style-name="ro1">
          <table:table-cell office:value-type="string" calcext:value-type="string">
            <text:p>HC03_VC35</text:p>
          </table:table-cell>
          <table:table-cell office:value-type="string" calcext:value-type="string">
            <text:p>Percent; SEX AND AGE - 18 years and over</text:p>
          </table:table-cell>
        </table:table-row>
        <table:table-row table:style-name="ro1">
          <table:table-cell office:value-type="string" calcext:value-type="string">
            <text:p>HC04_VC35</text:p>
          </table:table-cell>
          <table:table-cell office:value-type="string" calcext:value-type="string">
            <text:p>Percent Margin of Error; SEX AND AGE - 18 years and over</text:p>
          </table:table-cell>
        </table:table-row>
        <table:table-row table:style-name="ro1">
          <table:table-cell office:value-type="string" calcext:value-type="string">
            <text:p>HC01_VC36</text:p>
          </table:table-cell>
          <table:table-cell office:value-type="string" calcext:value-type="string">
            <text:p>Estimate; SEX AND AGE - 18 years and over - Male</text:p>
          </table:table-cell>
        </table:table-row>
        <table:table-row table:style-name="ro1">
          <table:table-cell office:value-type="string" calcext:value-type="string">
            <text:p>HC02_VC36</text:p>
          </table:table-cell>
          <table:table-cell office:value-type="string" calcext:value-type="string">
            <text:p>Margin of Error; SEX AND AGE - 18 years and over - Male</text:p>
          </table:table-cell>
        </table:table-row>
        <table:table-row table:style-name="ro1">
          <table:table-cell office:value-type="string" calcext:value-type="string">
            <text:p>HC03_VC36</text:p>
          </table:table-cell>
          <table:table-cell office:value-type="string" calcext:value-type="string">
            <text:p>Percent; SEX AND AGE - 18 years and over - Male</text:p>
          </table:table-cell>
        </table:table-row>
        <table:table-row table:style-name="ro1"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SEX AND AGE - 18 years and over - Male</text:p>
          </table:table-cell>
        </table:table-row>
        <table:table-row table:style-name="ro1">
          <table:table-cell office:value-type="string" calcext:value-type="string">
            <text:p>HC01_VC37</text:p>
          </table:table-cell>
          <table:table-cell office:value-type="string" calcext:value-type="string">
            <text:p>Estimate; SEX AND AGE - 18 years and over - Female</text:p>
          </table:table-cell>
        </table:table-row>
        <table:table-row table:style-name="ro1">
          <table:table-cell office:value-type="string" calcext:value-type="string">
            <text:p>HC02_VC37</text:p>
          </table:table-cell>
          <table:table-cell office:value-type="string" calcext:value-type="string">
            <text:p>Margin of Error; SEX AND AGE - 18 years and over - Female</text:p>
          </table:table-cell>
        </table:table-row>
        <table:table-row table:style-name="ro1">
          <table:table-cell office:value-type="string" calcext:value-type="string">
            <text:p>HC03_VC37</text:p>
          </table:table-cell>
          <table:table-cell office:value-type="string" calcext:value-type="string">
            <text:p>Percent; SEX AND AGE - 18 years and over - Female</text:p>
          </table:table-cell>
        </table:table-row>
        <table:table-row table:style-name="ro1">
          <table:table-cell office:value-type="string" calcext:value-type="string">
            <text:p>HC04_VC37</text:p>
          </table:table-cell>
          <table:table-cell office:value-type="string" calcext:value-type="string">
            <text:p>Percent Margin of Error; SEX AND AGE - 18 years and over - Female</text:p>
          </table:table-cell>
        </table:table-row>
        <table:table-row table:style-name="ro1">
          <table:table-cell office:value-type="string" calcext:value-type="string">
            <text:p>HC01_VC38</text:p>
          </table:table-cell>
          <table:table-cell office:value-type="string" calcext:value-type="string">
            <text:p>Estimate; SEX AND AGE - 18 years and over - Sex ratio (males per 100 females)</text:p>
          </table:table-cell>
        </table:table-row>
        <table:table-row table:style-name="ro1">
          <table:table-cell office:value-type="string" calcext:value-type="string">
            <text:p>HC02_VC38</text:p>
          </table:table-cell>
          <table:table-cell office:value-type="string" calcext:value-type="string">
            <text:p>Margin of Error; SEX AND AGE - 18 years and over - Sex ratio (males per 100 females)</text:p>
          </table:table-cell>
        </table:table-row>
        <table:table-row table:style-name="ro1">
          <table:table-cell office:value-type="string" calcext:value-type="string">
            <text:p>HC03_VC38</text:p>
          </table:table-cell>
          <table:table-cell office:value-type="string" calcext:value-type="string">
            <text:p>Percent; SEX AND AGE - 18 years and over - Sex ratio (males per 100 females)</text:p>
          </table:table-cell>
        </table:table-row>
        <table:table-row table:style-name="ro1">
          <table:table-cell office:value-type="string" calcext:value-type="string">
            <text:p>HC04_VC38</text:p>
          </table:table-cell>
          <table:table-cell office:value-type="string" calcext:value-type="string">
            <text:p>Percent Margin of Error; SEX AND AGE - 18 years and over - Sex ratio (males per 100 females)</text:p>
          </table:table-cell>
        </table:table-row>
        <table:table-row table:style-name="ro1">
          <table:table-cell office:value-type="string" calcext:value-type="string">
            <text:p>HC01_VC41</text:p>
          </table:table-cell>
          <table:table-cell office:value-type="string" calcext:value-type="string">
            <text:p>Estimate; SEX AND AGE - 65 years and over</text:p>
          </table:table-cell>
        </table:table-row>
        <table:table-row table:style-name="ro1">
          <table:table-cell office:value-type="string" calcext:value-type="string">
            <text:p>HC02_VC41</text:p>
          </table:table-cell>
          <table:table-cell office:value-type="string" calcext:value-type="string">
            <text:p>Margin of Error; SEX AND AGE - 65 years and over</text:p>
          </table:table-cell>
        </table:table-row>
        <table:table-row table:style-name="ro1">
          <table:table-cell office:value-type="string" calcext:value-type="string">
            <text:p>HC03_VC41</text:p>
          </table:table-cell>
          <table:table-cell office:value-type="string" calcext:value-type="string">
            <text:p>Percent; SEX AND AGE - 65 years and over</text:p>
          </table:table-cell>
        </table:table-row>
        <table:table-row table:style-name="ro1"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SEX AND AGE - 65 years and over</text:p>
          </table:table-cell>
        </table:table-row>
        <table:table-row table:style-name="ro1">
          <table:table-cell office:value-type="string" calcext:value-type="string">
            <text:p>HC01_VC42</text:p>
          </table:table-cell>
          <table:table-cell office:value-type="string" calcext:value-type="string">
            <text:p>Estimate; SEX AND AGE - 65 years and over - Male</text:p>
          </table:table-cell>
        </table:table-row>
        <table:table-row table:style-name="ro1">
          <table:table-cell office:value-type="string" calcext:value-type="string">
            <text:p>HC02_VC42</text:p>
          </table:table-cell>
          <table:table-cell office:value-type="string" calcext:value-type="string">
            <text:p>Margin of Error; SEX AND AGE - 65 years and over - Male</text:p>
          </table:table-cell>
        </table:table-row>
        <table:table-row table:style-name="ro1">
          <table:table-cell office:value-type="string" calcext:value-type="string">
            <text:p>HC03_VC42</text:p>
          </table:table-cell>
          <table:table-cell office:value-type="string" calcext:value-type="string">
            <text:p>Percent; SEX AND AGE - 65 years and over - Male</text:p>
          </table:table-cell>
        </table:table-row>
        <table:table-row table:style-name="ro1"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SEX AND AGE - 65 years and over - Male</text:p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Estimate; SEX AND AGE - 65 years and over - Female</text:p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Margin of Error; SEX AND AGE - 65 years and over - Female</text:p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Percent; SEX AND AGE - 65 years and over - Female</text:p>
          </table:table-cell>
        </table:table-row>
        <table:table-row table:style-name="ro1"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SEX AND AGE - 65 years and over - Female</text:p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Estimate; SEX AND AGE - 65 years and over - Sex ratio (males per 100 females)</text:p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Margin of Error; SEX AND AGE - 65 years and over - Sex ratio (males per 100 females)</text:p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Percent; SEX AND AGE - 65 years and over - Sex ratio (males per 100 females)</text:p>
          </table:table-cell>
        </table:table-row>
        <table:table-row table:style-name="ro1"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SEX AND AGE - 65 years and over - Sex ratio (males per 100 females)</text:p>
          </table:table-cell>
        </table:table-row>
        <table:table-row table:style-name="ro1">
          <table:table-cell office:value-type="string" calcext:value-type="string">
            <text:p>HC01_VC48</text:p>
          </table:table-cell>
          <table:table-cell office:value-type="string" calcext:value-type="string">
            <text:p>Estimate; RACE - Total population</text:p>
          </table:table-cell>
        </table:table-row>
        <table:table-row table:style-name="ro1">
          <table:table-cell office:value-type="string" calcext:value-type="string">
            <text:p>HC02_VC48</text:p>
          </table:table-cell>
          <table:table-cell office:value-type="string" calcext:value-type="string">
            <text:p>Margin of Error; RACE - Total population</text:p>
          </table:table-cell>
        </table:table-row>
        <table:table-row table:style-name="ro1">
          <table:table-cell office:value-type="string" calcext:value-type="string">
            <text:p>HC03_VC48</text:p>
          </table:table-cell>
          <table:table-cell office:value-type="string" calcext:value-type="string">
            <text:p>Percent; RACE - Total population</text:p>
          </table:table-cell>
        </table:table-row>
        <table:table-row table:style-name="ro1"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RACE - Total population</text:p>
          </table:table-cell>
        </table:table-row>
        <table:table-row table:style-name="ro1">
          <table:table-cell office:value-type="string" calcext:value-type="string">
            <text:p>HC01_VC49</text:p>
          </table:table-cell>
          <table:table-cell office:value-type="string" calcext:value-type="string">
            <text:p>Estimate; RACE - Total population - One race</text:p>
          </table:table-cell>
        </table:table-row>
        <table:table-row table:style-name="ro1">
          <table:table-cell office:value-type="string" calcext:value-type="string">
            <text:p>HC02_VC49</text:p>
          </table:table-cell>
          <table:table-cell office:value-type="string" calcext:value-type="string">
            <text:p>Margin of Error; RACE - Total population - One race</text:p>
          </table:table-cell>
        </table:table-row>
        <table:table-row table:style-name="ro1">
          <table:table-cell office:value-type="string" calcext:value-type="string">
            <text:p>HC03_VC49</text:p>
          </table:table-cell>
          <table:table-cell office:value-type="string" calcext:value-type="string">
            <text:p>Percent; RACE - Total population - One race</text:p>
          </table:table-cell>
        </table:table-row>
        <table:table-row table:style-name="ro1"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RACE - Total population - One race</text:p>
          </table:table-cell>
        </table:table-row>
        <table:table-row table:style-name="ro1">
          <table:table-cell office:value-type="string" calcext:value-type="string">
            <text:p>HC01_VC50</text:p>
          </table:table-cell>
          <table:table-cell office:value-type="string" calcext:value-type="string">
            <text:p>Estimate; RACE - Total population - Two or more races</text:p>
          </table:table-cell>
        </table:table-row>
        <table:table-row table:style-name="ro1">
          <table:table-cell office:value-type="string" calcext:value-type="string">
            <text:p>HC02_VC50</text:p>
          </table:table-cell>
          <table:table-cell office:value-type="string" calcext:value-type="string">
            <text:p>Margin of Error; RACE - Total population - Two or more races</text:p>
          </table:table-cell>
        </table:table-row>
        <table:table-row table:style-name="ro1">
          <table:table-cell office:value-type="string" calcext:value-type="string">
            <text:p>HC03_VC50</text:p>
          </table:table-cell>
          <table:table-cell office:value-type="string" calcext:value-type="string">
            <text:p>Percent; RACE - Total population - Two or more races</text:p>
          </table:table-cell>
        </table:table-row>
        <table:table-row table:style-name="ro1"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RACE - Total population - Two or more races</text:p>
          </table:table-cell>
        </table:table-row>
        <table:table-row table:style-name="ro1">
          <table:table-cell office:value-type="string" calcext:value-type="string">
            <text:p>HC01_VC53</text:p>
          </table:table-cell>
          <table:table-cell office:value-type="string" calcext:value-type="string">
            <text:p>Estimate; RACE - One race</text:p>
          </table:table-cell>
        </table:table-row>
        <table:table-row table:style-name="ro1">
          <table:table-cell office:value-type="string" calcext:value-type="string">
            <text:p>HC02_VC53</text:p>
          </table:table-cell>
          <table:table-cell office:value-type="string" calcext:value-type="string">
            <text:p>Margin of Error; RACE - One race</text:p>
          </table:table-cell>
        </table:table-row>
        <table:table-row table:style-name="ro1">
          <table:table-cell office:value-type="string" calcext:value-type="string">
            <text:p>HC03_VC53</text:p>
          </table:table-cell>
          <table:table-cell office:value-type="string" calcext:value-type="string">
            <text:p>Percent; RACE - One race</text:p>
          </table:table-cell>
        </table:table-row>
        <table:table-row table:style-name="ro1"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RACE - One race</text:p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Estimate; RACE - One race - White</text:p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Margin of Error; RACE - One race - White</text:p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Percent; RACE - One race - White</text:p>
          </table:table-cell>
        </table:table-row>
        <table:table-row table:style-name="ro1"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RACE - One race - White</text:p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Estimate; RACE - One race - Black or African American</text:p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Percent; RACE - One race - Black or African American</text:p>
          </table:table-cell>
        </table:table-row>
        <table:table-row table:style-name="ro1"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Estimate; RACE - One race - American Indian and Alaska Native</text:p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Margin of Error; RACE - One race - American Indian and Alaska Native</text:p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Percent; RACE - One race - American Indian and Alaska Native</text:p>
          </table:table-cell>
        </table:table-row>
        <table:table-row table:style-name="ro1"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RACE - One race - American Indian and Alaska Native</text:p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Estimate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Margin of Error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Percent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RACE - One race - American Indian and Alaska Native - Cherokee tribal grouping</text:p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Estimate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Margin of Error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Percent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RACE - One race - American Indian and Alaska Native - Chippewa tribal grouping</text:p>
          </table:table-cell>
        </table:table-row>
        <table:table-row table:style-name="ro1">
          <table:table-cell office:value-type="string" calcext:value-type="string">
            <text:p>HC01_VC59</text:p>
          </table:table-cell>
          <table:table-cell office:value-type="string" calcext:value-type="string">
            <text:p>Estimate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2_VC59</text:p>
          </table:table-cell>
          <table:table-cell office:value-type="string" calcext:value-type="string">
            <text:p>Margin of Error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3_VC59</text:p>
          </table:table-cell>
          <table:table-cell office:value-type="string" calcext:value-type="string">
            <text:p>Percent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RACE - One race - American Indian and Alaska Native - Navajo tribal grouping</text:p>
          </table:table-cell>
        </table:table-row>
        <table:table-row table:style-name="ro1">
          <table:table-cell office:value-type="string" calcext:value-type="string">
            <text:p>HC01_VC60</text:p>
          </table:table-cell>
          <table:table-cell office:value-type="string" calcext:value-type="string">
            <text:p>Estimate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2_VC60</text:p>
          </table:table-cell>
          <table:table-cell office:value-type="string" calcext:value-type="string">
            <text:p>Margin of Error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3_VC60</text:p>
          </table:table-cell>
          <table:table-cell office:value-type="string" calcext:value-type="string">
            <text:p>Percent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HC01_VC61</text:p>
          </table:table-cell>
          <table:table-cell office:value-type="string" calcext:value-type="string">
            <text:p>Estimate; RACE - One race - Asian</text:p>
          </table:table-cell>
        </table:table-row>
        <table:table-row table:style-name="ro1">
          <table:table-cell office:value-type="string" calcext:value-type="string">
            <text:p>HC02_VC61</text:p>
          </table:table-cell>
          <table:table-cell office:value-type="string" calcext:value-type="string">
            <text:p>Margin of Error; RACE - One race - Asian</text:p>
          </table:table-cell>
        </table:table-row>
        <table:table-row table:style-name="ro1">
          <table:table-cell office:value-type="string" calcext:value-type="string">
            <text:p>HC03_VC61</text:p>
          </table:table-cell>
          <table:table-cell office:value-type="string" calcext:value-type="string">
            <text:p>Percent; RACE - One race - Asian</text:p>
          </table:table-cell>
        </table:table-row>
        <table:table-row table:style-name="ro1">
          <table:table-cell office:value-type="string" calcext:value-type="string">
            <text:p>HC04_VC61</text:p>
          </table:table-cell>
          <table:table-cell office:value-type="string" calcext:value-type="string">
            <text:p>Percent Margin of Error; RACE - One race - Asian</text:p>
          </table:table-cell>
        </table:table-row>
        <table:table-row table:style-name="ro1">
          <table:table-cell office:value-type="string" calcext:value-type="string">
            <text:p>HC01_VC62</text:p>
          </table:table-cell>
          <table:table-cell office:value-type="string" calcext:value-type="string">
            <text:p>Estimate; RACE - One race - Asian - Asian Indian</text:p>
          </table:table-cell>
        </table:table-row>
        <table:table-row table:style-name="ro1">
          <table:table-cell office:value-type="string" calcext:value-type="string">
            <text:p>HC02_VC62</text:p>
          </table:table-cell>
          <table:table-cell office:value-type="string" calcext:value-type="string">
            <text:p>Margin of Error; RACE - One race - Asian - Asian Indian</text:p>
          </table:table-cell>
        </table:table-row>
        <table:table-row table:style-name="ro1">
          <table:table-cell office:value-type="string" calcext:value-type="string">
            <text:p>HC03_VC62</text:p>
          </table:table-cell>
          <table:table-cell office:value-type="string" calcext:value-type="string">
            <text:p>Percent; RACE - One race - Asian - Asian Indian</text:p>
          </table:table-cell>
        </table:table-row>
        <table:table-row table:style-name="ro1"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RACE - One race - Asian - Asian Indian</text:p>
          </table:table-cell>
        </table:table-row>
        <table:table-row table:style-name="ro1">
          <table:table-cell office:value-type="string" calcext:value-type="string">
            <text:p>HC01_VC63</text:p>
          </table:table-cell>
          <table:table-cell office:value-type="string" calcext:value-type="string">
            <text:p>Estimate; RACE - One race - Asian - Chinese</text:p>
          </table:table-cell>
        </table:table-row>
        <table:table-row table:style-name="ro1">
          <table:table-cell office:value-type="string" calcext:value-type="string">
            <text:p>HC02_VC63</text:p>
          </table:table-cell>
          <table:table-cell office:value-type="string" calcext:value-type="string">
            <text:p>Margin of Error; RACE - One race - Asian - Chinese</text:p>
          </table:table-cell>
        </table:table-row>
        <table:table-row table:style-name="ro1">
          <table:table-cell office:value-type="string" calcext:value-type="string">
            <text:p>HC03_VC63</text:p>
          </table:table-cell>
          <table:table-cell office:value-type="string" calcext:value-type="string">
            <text:p>Percent; RACE - One race - Asian - Chinese</text:p>
          </table:table-cell>
        </table:table-row>
        <table:table-row table:style-name="ro1">
          <table:table-cell office:value-type="string" calcext:value-type="string">
            <text:p>HC04_VC63</text:p>
          </table:table-cell>
          <table:table-cell office:value-type="string" calcext:value-type="string">
            <text:p>Percent Margin of Error; RACE - One race - Asian - Chinese</text:p>
          </table:table-cell>
        </table:table-row>
        <table:table-row table:style-name="ro1">
          <table:table-cell office:value-type="string" calcext:value-type="string">
            <text:p>HC01_VC64</text:p>
          </table:table-cell>
          <table:table-cell office:value-type="string" calcext:value-type="string">
            <text:p>Estimate; RACE - One race - Asian - Filipino</text:p>
          </table:table-cell>
        </table:table-row>
        <table:table-row table:style-name="ro1">
          <table:table-cell office:value-type="string" calcext:value-type="string">
            <text:p>HC02_VC64</text:p>
          </table:table-cell>
          <table:table-cell office:value-type="string" calcext:value-type="string">
            <text:p>Margin of Error; RACE - One race - Asian - Filipino</text:p>
          </table:table-cell>
        </table:table-row>
        <table:table-row table:style-name="ro1">
          <table:table-cell office:value-type="string" calcext:value-type="string">
            <text:p>HC03_VC64</text:p>
          </table:table-cell>
          <table:table-cell office:value-type="string" calcext:value-type="string">
            <text:p>Percent; RACE - One race - Asian - Filipino</text:p>
          </table:table-cell>
        </table:table-row>
        <table:table-row table:style-name="ro1">
          <table:table-cell office:value-type="string" calcext:value-type="string">
            <text:p>HC04_VC64</text:p>
          </table:table-cell>
          <table:table-cell office:value-type="string" calcext:value-type="string">
            <text:p>Percent Margin of Error; RACE - One race - Asian - Filipino</text:p>
          </table:table-cell>
        </table:table-row>
        <table:table-row table:style-name="ro1">
          <table:table-cell office:value-type="string" calcext:value-type="string">
            <text:p>HC01_VC65</text:p>
          </table:table-cell>
          <table:table-cell office:value-type="string" calcext:value-type="string">
            <text:p>Estimate; RACE - One race - Asian - Japanese</text:p>
          </table:table-cell>
        </table:table-row>
        <table:table-row table:style-name="ro1">
          <table:table-cell office:value-type="string" calcext:value-type="string">
            <text:p>HC02_VC65</text:p>
          </table:table-cell>
          <table:table-cell office:value-type="string" calcext:value-type="string">
            <text:p>Margin of Error; RACE - One race - Asian - Japanese</text:p>
          </table:table-cell>
        </table:table-row>
        <table:table-row table:style-name="ro1">
          <table:table-cell office:value-type="string" calcext:value-type="string">
            <text:p>HC03_VC65</text:p>
          </table:table-cell>
          <table:table-cell office:value-type="string" calcext:value-type="string">
            <text:p>Percent; RACE - One race - Asian - Japanese</text:p>
          </table:table-cell>
        </table:table-row>
        <table:table-row table:style-name="ro1"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RACE - One race - Asian - Japanese</text:p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Estimate; RACE - One race - Asian - Korean</text:p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Margin of Error; RACE - One race - Asian - Korean</text:p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Percent; RACE - One race - Asian - Korean</text:p>
          </table:table-cell>
        </table:table-row>
        <table:table-row table:style-name="ro1"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RACE - One race - Asian - Korean</text:p>
          </table:table-cell>
        </table:table-row>
        <table:table-row table:style-name="ro1">
          <table:table-cell office:value-type="string" calcext:value-type="string">
            <text:p>HC01_VC67</text:p>
          </table:table-cell>
          <table:table-cell office:value-type="string" calcext:value-type="string">
            <text:p>Estimate; RACE - One race - Asian - Vietnamese</text:p>
          </table:table-cell>
        </table:table-row>
        <table:table-row table:style-name="ro1">
          <table:table-cell office:value-type="string" calcext:value-type="string">
            <text:p>HC02_VC67</text:p>
          </table:table-cell>
          <table:table-cell office:value-type="string" calcext:value-type="string">
            <text:p>Margin of Error; RACE - One race - Asian - Vietnamese</text:p>
          </table:table-cell>
        </table:table-row>
        <table:table-row table:style-name="ro1">
          <table:table-cell office:value-type="string" calcext:value-type="string">
            <text:p>HC03_VC67</text:p>
          </table:table-cell>
          <table:table-cell office:value-type="string" calcext:value-type="string">
            <text:p>Percent; RACE - One race - Asian - Vietnamese</text:p>
          </table:table-cell>
        </table:table-row>
        <table:table-row table:style-name="ro1"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RACE - One race - Asian - Vietnamese</text:p>
          </table:table-cell>
        </table:table-row>
        <table:table-row table:style-name="ro1">
          <table:table-cell office:value-type="string" calcext:value-type="string">
            <text:p>HC01_VC68</text:p>
          </table:table-cell>
          <table:table-cell office:value-type="string" calcext:value-type="string">
            <text:p>Estimate; RACE - One race - Asian - Other Asian</text:p>
          </table:table-cell>
        </table:table-row>
        <table:table-row table:style-name="ro1">
          <table:table-cell office:value-type="string" calcext:value-type="string">
            <text:p>HC02_VC68</text:p>
          </table:table-cell>
          <table:table-cell office:value-type="string" calcext:value-type="string">
            <text:p>Margin of Error; RACE - One race - Asian - Other Asian</text:p>
          </table:table-cell>
        </table:table-row>
        <table:table-row table:style-name="ro1">
          <table:table-cell office:value-type="string" calcext:value-type="string">
            <text:p>HC03_VC68</text:p>
          </table:table-cell>
          <table:table-cell office:value-type="string" calcext:value-type="string">
            <text:p>Percent; RACE - One race - Asian - Other Asian</text:p>
          </table:table-cell>
        </table:table-row>
        <table:table-row table:style-name="ro1"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RACE - One race - Asian - Other Asian</text:p>
          </table:table-cell>
        </table:table-row>
        <table:table-row table:style-name="ro1">
          <table:table-cell office:value-type="string" calcext:value-type="string">
            <text:p>HC01_VC69</text:p>
          </table:table-cell>
          <table:table-cell office:value-type="string" calcext:value-type="string">
            <text:p>Estimate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2_VC69</text:p>
          </table:table-cell>
          <table:table-cell office:value-type="string" calcext:value-type="string">
            <text:p>Margin of Error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3_VC69</text:p>
          </table:table-cell>
          <table:table-cell office:value-type="string" calcext:value-type="string">
            <text:p>Percent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Estimate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Margin of Error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Percent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RACE - One race - Native Hawaiian and Other Pacific Islander - Native Hawaiian</text:p>
          </table:table-cell>
        </table:table-row>
        <table:table-row table:style-name="ro1">
          <table:table-cell office:value-type="string" calcext:value-type="string">
            <text:p>HC01_VC71</text:p>
          </table:table-cell>
          <table:table-cell office:value-type="string" calcext:value-type="string">
            <text:p>Estimate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2_VC71</text:p>
          </table:table-cell>
          <table:table-cell office:value-type="string" calcext:value-type="string">
            <text:p>Margin of Error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3_VC71</text:p>
          </table:table-cell>
          <table:table-cell office:value-type="string" calcext:value-type="string">
            <text:p>Percent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4_VC71</text:p>
          </table:table-cell>
          <table:table-cell office:value-type="string" calcext:value-type="string">
            <text:p>Percent Margin of Error; RACE - One race - Native Hawaiian and Other Pacific Islander - Guamanian or Chamorro</text:p>
          </table:table-cell>
        </table:table-row>
        <table:table-row table:style-name="ro1">
          <table:table-cell office:value-type="string" calcext:value-type="string">
            <text:p>HC01_VC72</text:p>
          </table:table-cell>
          <table:table-cell office:value-type="string" calcext:value-type="string">
            <text:p>Estimate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2_VC72</text:p>
          </table:table-cell>
          <table:table-cell office:value-type="string" calcext:value-type="string">
            <text:p>Margin of Error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3_VC72</text:p>
          </table:table-cell>
          <table:table-cell office:value-type="string" calcext:value-type="string">
            <text:p>Percent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4_VC72</text:p>
          </table:table-cell>
          <table:table-cell office:value-type="string" calcext:value-type="string">
            <text:p>Percent Margin of Error; RACE - One race - Native Hawaiian and Other Pacific Islander - Samoan</text:p>
          </table:table-cell>
        </table:table-row>
        <table:table-row table:style-name="ro1">
          <table:table-cell office:value-type="string" calcext:value-type="string">
            <text:p>HC01_VC73</text:p>
          </table:table-cell>
          <table:table-cell office:value-type="string" calcext:value-type="string">
            <text:p>Estimate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2_VC73</text:p>
          </table:table-cell>
          <table:table-cell office:value-type="string" calcext:value-type="string">
            <text:p>Margin of Error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3_VC73</text:p>
          </table:table-cell>
          <table:table-cell office:value-type="string" calcext:value-type="string">
            <text:p>Percent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4_VC73</text:p>
          </table:table-cell>
          <table:table-cell office:value-type="string" calcext:value-type="string">
            <text:p>Percent Margin of Error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HC01_VC74</text:p>
          </table:table-cell>
          <table:table-cell office:value-type="string" calcext:value-type="string">
            <text:p>Estimate; RACE - One race - Some other race</text:p>
          </table:table-cell>
        </table:table-row>
        <table:table-row table:style-name="ro1">
          <table:table-cell office:value-type="string" calcext:value-type="string">
            <text:p>HC02_VC74</text:p>
          </table:table-cell>
          <table:table-cell office:value-type="string" calcext:value-type="string">
            <text:p>Margin of Error; RACE - One race - Some other race</text:p>
          </table:table-cell>
        </table:table-row>
        <table:table-row table:style-name="ro1">
          <table:table-cell office:value-type="string" calcext:value-type="string">
            <text:p>HC03_VC74</text:p>
          </table:table-cell>
          <table:table-cell office:value-type="string" calcext:value-type="string">
            <text:p>Percent; RACE - One race - Some other race</text:p>
          </table:table-cell>
        </table:table-row>
        <table:table-row table:style-name="ro1"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RACE - One race - Some other race</text:p>
          </table:table-cell>
        </table:table-row>
        <table:table-row table:style-name="ro1">
          <table:table-cell office:value-type="string" calcext:value-type="string">
            <text:p>HC01_VC75</text:p>
          </table:table-cell>
          <table:table-cell office:value-type="string" calcext:value-type="string">
            <text:p>Estimate; RACE - Two or more races</text:p>
          </table:table-cell>
        </table:table-row>
        <table:table-row table:style-name="ro1">
          <table:table-cell office:value-type="string" calcext:value-type="string">
            <text:p>HC02_VC75</text:p>
          </table:table-cell>
          <table:table-cell office:value-type="string" calcext:value-type="string">
            <text:p>Margin of Error; RACE - Two or more races</text:p>
          </table:table-cell>
        </table:table-row>
        <table:table-row table:style-name="ro1">
          <table:table-cell office:value-type="string" calcext:value-type="string">
            <text:p>HC03_VC75</text:p>
          </table:table-cell>
          <table:table-cell office:value-type="string" calcext:value-type="string">
            <text:p>Percent; RACE - Two or more races</text:p>
          </table:table-cell>
        </table:table-row>
        <table:table-row table:style-name="ro1"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RACE - Two or more races</text:p>
          </table:table-cell>
        </table:table-row>
        <table:table-row table:style-name="ro1">
          <table:table-cell office:value-type="string" calcext:value-type="string">
            <text:p>HC01_VC76</text:p>
          </table:table-cell>
          <table:table-cell office:value-type="string" calcext:value-type="string">
            <text:p>Estimate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2_VC76</text:p>
          </table:table-cell>
          <table:table-cell office:value-type="string" calcext:value-type="string">
            <text:p>Margin of Error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3_VC76</text:p>
          </table:table-cell>
          <table:table-cell office:value-type="string" calcext:value-type="string">
            <text:p>Percent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RACE - Two or more races - White and Black or African American</text:p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Estimate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Margin of Error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Percent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RACE - Two or more races - White and American Indian and Alaska Native</text:p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Estimate; RACE - Two or more races - White and Asian</text:p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Margin of Error; RACE - Two or more races - White and Asian</text:p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Percent; RACE - Two or more races - White and Asian</text:p>
          </table:table-cell>
        </table:table-row>
        <table:table-row table:style-name="ro1"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RACE - Two or more races - White and Asian</text:p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Estimate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Margin of Error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Percent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RACE - Two or more races - Black or African American and American Indian and Alaska Native</text:p>
          </table:table-cell>
        </table:table-row>
        <table:table-row table:style-name="ro1">
          <table:table-cell office:value-type="string" calcext:value-type="string">
            <text:p>HC01_VC82</text:p>
          </table:table-cell>
          <table:table-cell office:value-type="string" calcext:value-type="string">
            <text:p>Estimate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2_VC82</text:p>
          </table:table-cell>
          <table:table-cell office:value-type="string" calcext:value-type="string">
            <text:p>Margin of Error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3_VC82</text:p>
          </table:table-cell>
          <table:table-cell office:value-type="string" calcext:value-type="string">
            <text:p>Percent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4_VC82</text:p>
          </table:table-cell>
          <table:table-cell office:value-type="string" calcext:value-type="string">
            <text:p>Percent Margin of Error; RACE - Race alone or in combination with one or more other races - Total population</text:p>
          </table:table-cell>
        </table:table-row>
        <table:table-row table:style-name="ro1">
          <table:table-cell office:value-type="string" calcext:value-type="string">
            <text:p>HC01_VC83</text:p>
          </table:table-cell>
          <table:table-cell office:value-type="string" calcext:value-type="string">
            <text:p>Estimate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2_VC83</text:p>
          </table:table-cell>
          <table:table-cell office:value-type="string" calcext:value-type="string">
            <text:p>Margin of Error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3_VC83</text:p>
          </table:table-cell>
          <table:table-cell office:value-type="string" calcext:value-type="string">
            <text:p>Percent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4_VC83</text:p>
          </table:table-cell>
          <table:table-cell office:value-type="string" calcext:value-type="string">
            <text:p>Percent Margin of Error; RACE - Race alone or in combination with one or more other races - Total population - White</text:p>
          </table:table-cell>
        </table:table-row>
        <table:table-row table:style-name="ro1">
          <table:table-cell office:value-type="string" calcext:value-type="string">
            <text:p>HC01_VC84</text:p>
          </table:table-cell>
          <table:table-cell office:value-type="string" calcext:value-type="string">
            <text:p>Estimate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2_VC84</text:p>
          </table:table-cell>
          <table:table-cell office:value-type="string" calcext:value-type="string">
            <text:p>Margin of Error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3_VC84</text:p>
          </table:table-cell>
          <table:table-cell office:value-type="string" calcext:value-type="string">
            <text:p>Percent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RACE - Race alone or in combination with one or more other races - Total population - Black or African American</text:p>
          </table:table-cell>
        </table:table-row>
        <table:table-row table:style-name="ro1">
          <table:table-cell office:value-type="string" calcext:value-type="string">
            <text:p>HC01_VC85</text:p>
          </table:table-cell>
          <table:table-cell office:value-type="string" calcext:value-type="string">
            <text:p>Estimate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2_VC85</text:p>
          </table:table-cell>
          <table:table-cell office:value-type="string" calcext:value-type="string">
            <text:p>Margin of Error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3_VC85</text:p>
          </table:table-cell>
          <table:table-cell office:value-type="string" calcext:value-type="string">
            <text:p>Percent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RACE - Race alone or in combination with one or more other races - Total population - American Indian and Alaska Native</text:p>
          </table:table-cell>
        </table:table-row>
        <table:table-row table:style-name="ro1">
          <table:table-cell office:value-type="string" calcext:value-type="string">
            <text:p>HC01_VC86</text:p>
          </table:table-cell>
          <table:table-cell office:value-type="string" calcext:value-type="string">
            <text:p>Estimate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2_VC86</text:p>
          </table:table-cell>
          <table:table-cell office:value-type="string" calcext:value-type="string">
            <text:p>Margin of Error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3_VC86</text:p>
          </table:table-cell>
          <table:table-cell office:value-type="string" calcext:value-type="string">
            <text:p>Percent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RACE - Race alone or in combination with one or more other races - Total population - Asian</text:p>
          </table:table-cell>
        </table:table-row>
        <table:table-row table:style-name="ro1">
          <table:table-cell office:value-type="string" calcext:value-type="string">
            <text:p>HC01_VC87</text:p>
          </table:table-cell>
          <table:table-cell office:value-type="string" calcext:value-type="string">
            <text:p>Estimate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2_VC87</text:p>
          </table:table-cell>
          <table:table-cell office:value-type="string" calcext:value-type="string">
            <text:p>Margin of Error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3_VC87</text:p>
          </table:table-cell>
          <table:table-cell office:value-type="string" calcext:value-type="string">
            <text:p>Percent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RACE - Race alone or in combination with one or more other races - Total population - Native Hawaiian and Other Pacific Islander</text:p>
          </table:table-cell>
        </table:table-row>
        <table:table-row table:style-name="ro1">
          <table:table-cell office:value-type="string" calcext:value-type="string">
            <text:p>HC01_VC88</text:p>
          </table:table-cell>
          <table:table-cell office:value-type="string" calcext:value-type="string">
            <text:p>Estimate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2_VC88</text:p>
          </table:table-cell>
          <table:table-cell office:value-type="string" calcext:value-type="string">
            <text:p>Margin of Error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3_VC88</text:p>
          </table:table-cell>
          <table:table-cell office:value-type="string" calcext:value-type="string">
            <text:p>Percent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Estimate; HISPANIC OR LATINO AND RACE - Total population</text:p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Percent; HISPANIC OR LATINO AND RACE - Total population</text:p>
          </table:table-cell>
        </table:table-row>
        <table:table-row table:style-name="ro1"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HC01_VC93</text:p>
          </table:table-cell>
          <table:table-cell office:value-type="string" calcext:value-type="string">
            <text:p>Estimate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2_VC93</text:p>
          </table:table-cell>
          <table:table-cell office:value-type="string" calcext:value-type="string">
            <text:p>Margin of Error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3_VC93</text:p>
          </table:table-cell>
          <table:table-cell office:value-type="string" calcext:value-type="string">
            <text:p>Percent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HC01_VC94</text:p>
          </table:table-cell>
          <table:table-cell office:value-type="string" calcext:value-type="string">
            <text:p>Estimate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2_VC94</text:p>
          </table:table-cell>
          <table:table-cell office:value-type="string" calcext:value-type="string">
            <text:p>Margin of Error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3_VC94</text:p>
          </table:table-cell>
          <table:table-cell office:value-type="string" calcext:value-type="string">
            <text:p>Percent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HISPANIC OR LATINO AND RACE - Total population - Hispanic or Latino (of any race) - Mexican</text:p>
          </table:table-cell>
        </table:table-row>
        <table:table-row table:style-name="ro1">
          <table:table-cell office:value-type="string" calcext:value-type="string">
            <text:p>HC01_VC95</text:p>
          </table:table-cell>
          <table:table-cell office:value-type="string" calcext:value-type="string">
            <text:p>Estimate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2_VC95</text:p>
          </table:table-cell>
          <table:table-cell office:value-type="string" calcext:value-type="string">
            <text:p>Margin of Error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3_VC95</text:p>
          </table:table-cell>
          <table:table-cell office:value-type="string" calcext:value-type="string">
            <text:p>Percent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HISPANIC OR LATINO AND RACE - Total population - Hispanic or Latino (of any race) - Puerto Rican</text:p>
          </table:table-cell>
        </table:table-row>
        <table:table-row table:style-name="ro1">
          <table:table-cell office:value-type="string" calcext:value-type="string">
            <text:p>HC01_VC96</text:p>
          </table:table-cell>
          <table:table-cell office:value-type="string" calcext:value-type="string">
            <text:p>Estimate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2_VC96</text:p>
          </table:table-cell>
          <table:table-cell office:value-type="string" calcext:value-type="string">
            <text:p>Margin of Error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3_VC96</text:p>
          </table:table-cell>
          <table:table-cell office:value-type="string" calcext:value-type="string">
            <text:p>Percent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HISPANIC OR LATINO AND RACE - Total population - Hispanic or Latino (of any race) - Cuban</text:p>
          </table:table-cell>
        </table:table-row>
        <table:table-row table:style-name="ro1">
          <table:table-cell office:value-type="string" calcext:value-type="string">
            <text:p>HC01_VC97</text:p>
          </table:table-cell>
          <table:table-cell office:value-type="string" calcext:value-type="string">
            <text:p>Estimate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2_VC97</text:p>
          </table:table-cell>
          <table:table-cell office:value-type="string" calcext:value-type="string">
            <text:p>Margin of Error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3_VC97</text:p>
          </table:table-cell>
          <table:table-cell office:value-type="string" calcext:value-type="string">
            <text:p>Percent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HC01_VC98</text:p>
          </table:table-cell>
          <table:table-cell office:value-type="string" calcext:value-type="string">
            <text:p>Estimate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2_VC98</text:p>
          </table:table-cell>
          <table:table-cell office:value-type="string" calcext:value-type="string">
            <text:p>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3_VC98</text:p>
          </table:table-cell>
          <table:table-cell office:value-type="string" calcext:value-type="string">
            <text:p>Percent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HC01_VC99</text:p>
          </table:table-cell>
          <table:table-cell office:value-type="string" calcext:value-type="string">
            <text:p>Estimate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2_VC99</text:p>
          </table:table-cell>
          <table:table-cell office:value-type="string" calcext:value-type="string">
            <text:p>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3_VC99</text:p>
          </table:table-cell>
          <table:table-cell office:value-type="string" calcext:value-type="string">
            <text:p>Percent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Estimate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Percent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Estimate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Percent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HC01_VC102</text:p>
          </table:table-cell>
          <table:table-cell office:value-type="string" calcext:value-type="string">
            <text:p>Estimate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2_VC102</text:p>
          </table:table-cell>
          <table:table-cell office:value-type="string" calcext:value-type="string">
            <text:p>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3_VC102</text:p>
          </table:table-cell>
          <table:table-cell office:value-type="string" calcext:value-type="string">
            <text:p>Percent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4_VC102</text:p>
          </table:table-cell>
          <table:table-cell office:value-type="string" calcext:value-type="string">
            <text:p>Percent 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HC01_VC103</text:p>
          </table:table-cell>
          <table:table-cell office:value-type="string" calcext:value-type="string">
            <text:p>Estimate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2_VC103</text:p>
          </table:table-cell>
          <table:table-cell office:value-type="string" calcext:value-type="string">
            <text:p>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3_VC103</text:p>
          </table:table-cell>
          <table:table-cell office:value-type="string" calcext:value-type="string">
            <text:p>Percent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4_VC103</text:p>
          </table:table-cell>
          <table:table-cell office:value-type="string" calcext:value-type="string">
            <text:p>Percent 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HC01_VC104</text:p>
          </table:table-cell>
          <table:table-cell office:value-type="string" calcext:value-type="string">
            <text:p>Estimate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2_VC104</text:p>
          </table:table-cell>
          <table:table-cell office:value-type="string" calcext:value-type="string">
            <text:p>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3_VC104</text:p>
          </table:table-cell>
          <table:table-cell office:value-type="string" calcext:value-type="string">
            <text:p>Percent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4_VC104</text:p>
          </table:table-cell>
          <table:table-cell office:value-type="string" calcext:value-type="string">
            <text:p>Percent 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HC01_VC105</text:p>
          </table:table-cell>
          <table:table-cell office:value-type="string" calcext:value-type="string">
            <text:p>Estimate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2_VC105</text:p>
          </table:table-cell>
          <table:table-cell office:value-type="string" calcext:value-type="string">
            <text:p>Margin of Error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3_VC105</text:p>
          </table:table-cell>
          <table:table-cell office:value-type="string" calcext:value-type="string">
            <text:p>Percent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HC01_VC106</text:p>
          </table:table-cell>
          <table:table-cell office:value-type="string" calcext:value-type="string">
            <text:p>Estimate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2_VC106</text:p>
          </table:table-cell>
          <table:table-cell office:value-type="string" calcext:value-type="string">
            <text:p>Margin of Error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3_VC106</text:p>
          </table:table-cell>
          <table:table-cell office:value-type="string" calcext:value-type="string">
            <text:p>Percent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HISPANIC OR LATINO AND RACE - Total population - Not Hispanic or Latino - Two or more races - Two races including Some other race</text:p>
          </table:table-cell>
        </table:table-row>
        <table:table-row table:style-name="ro1">
          <table:table-cell office:value-type="string" calcext:value-type="string">
            <text:p>HC01_VC107</text:p>
          </table:table-cell>
          <table:table-cell office:value-type="string" calcext:value-type="string">
            <text:p>Estimate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2_VC107</text:p>
          </table:table-cell>
          <table:table-cell office:value-type="string" calcext:value-type="string">
            <text:p>Margin of Error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3_VC107</text:p>
          </table:table-cell>
          <table:table-cell office:value-type="string" calcext:value-type="string">
            <text:p>Percent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office:value-type="string" calcext:value-type="string">
            <text:p>HC01_VC109</text:p>
          </table:table-cell>
          <table:table-cell office:value-type="string" calcext:value-type="string">
            <text:p>Estimate; HISPANIC OR LATINO AND RACE - Total housing units</text:p>
          </table:table-cell>
        </table:table-row>
        <table:table-row table:style-name="ro1">
          <table:table-cell office:value-type="string" calcext:value-type="string">
            <text:p>HC02_VC109</text:p>
          </table:table-cell>
          <table:table-cell office:value-type="string" calcext:value-type="string">
            <text:p>Margin of Error; HISPANIC OR LATINO AND RACE - Total housing units</text:p>
          </table:table-cell>
        </table:table-row>
        <table:table-row table:style-name="ro1">
          <table:table-cell office:value-type="string" calcext:value-type="string">
            <text:p>HC03_VC109</text:p>
          </table:table-cell>
          <table:table-cell office:value-type="string" calcext:value-type="string">
            <text:p>Percent; HISPANIC OR LATINO AND RACE - Total housing units</text:p>
          </table:table-cell>
        </table:table-row>
        <table:table-row table:style-name="ro1"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HISPANIC OR LATINO AND RACE - Total housing units</text:p>
          </table:table-cell>
        </table:table-row>
        <table:table-row table:style-name="ro1">
          <table:table-cell office:value-type="string" calcext:value-type="string">
            <text:p>HC01_VC113</text:p>
          </table:table-cell>
          <table:table-cell office:value-type="string" calcext:value-type="string">
            <text:p>Estimate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2_VC113</text:p>
          </table:table-cell>
          <table:table-cell office:value-type="string" calcext:value-type="string">
            <text:p>Margin of Error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3_VC113</text:p>
          </table:table-cell>
          <table:table-cell office:value-type="string" calcext:value-type="string">
            <text:p>Percent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HC01_VC114</text:p>
          </table:table-cell>
          <table:table-cell office:value-type="string" calcext:value-type="string">
            <text:p>Estimate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2_VC114</text:p>
          </table:table-cell>
          <table:table-cell office:value-type="string" calcext:value-type="string">
            <text:p>Margin of Error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3_VC114</text:p>
          </table:table-cell>
          <table:table-cell office:value-type="string" calcext:value-type="string">
            <text:p>Percent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CITIZEN, VOTING AGE POPULATION - Citizen, 18 and over population - Male</text:p>
          </table:table-cell>
        </table:table-row>
        <table:table-row table:style-name="ro1">
          <table:table-cell office:value-type="string" calcext:value-type="string">
            <text:p>HC01_VC115</text:p>
          </table:table-cell>
          <table:table-cell office:value-type="string" calcext:value-type="string">
            <text:p>Estimate; CITIZEN, VOTING AGE POPULATION - Citizen, 18 and over population - Female</text:p>
          </table:table-cell>
        </table:table-row>
        <table:table-row table:style-name="ro1">
          <table:table-cell office:value-type="string" calcext:value-type="string">
            <text:p>HC02_VC115</text:p>
          </table:table-cell>
          <table:table-cell office:value-type="string" calcext:value-type="string">
            <text:p>Margin of Error; CITIZEN, VOTING AGE POPULATION - Citizen, 18 and over population - Female</text:p>
          </table:table-cell>
        </table:table-row>
        <table:table-row table:style-name="ro1">
          <table:table-cell office:value-type="string" calcext:value-type="string">
            <text:p>HC03_VC115</text:p>
          </table:table-cell>
          <table:table-cell office:value-type="string" calcext:value-type="string">
            <text:p>Percent; CITIZEN, VOTING AGE POPULATION - Citizen, 18 and over population - Female</text:p>
          </table:table-cell>
        </table:table-row>
        <table:table-row table:style-name="ro1"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CITIZEN, VOTING AGE POPULATION - Citizen, 18 and over population - Female</text:p>
          </table:table-cell>
        </table:table-row>
      </table:table>
      <table:table table:name="for2017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  <table:table-cell table:formula="of:=IF([.A1]=[dp05.D1];&quot;&quot;;&quot;NO!&quot;)">
            <text:p/>
          </table:table-cell>
          <table:table-cell table:formula="of:=IF([.B1]=[dp05.E1];&quot;&quot;;&quot;NO!&quot;)">
            <text:p/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  <table:table-cell table:formula="of:=IF([.A2]=[dp05.D2];&quot;&quot;;&quot;NO!&quot;)">
            <text:p/>
          </table:table-cell>
          <table:table-cell table:formula="of:=IF([.B2]=[dp05.E2];&quot;&quot;;&quot;NO!&quot;)">
            <text:p/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  <table:table-cell table:formula="of:=IF([.A3]=[dp05.D3];&quot;&quot;;&quot;NO!&quot;)">
            <text:p/>
          </table:table-cell>
          <table:table-cell table:formula="of:=IF([.B3]=[dp05.E3];&quot;&quot;;&quot;NO!&quot;)">
            <text:p/>
          </table:table-cell>
        </table:table-row>
        <table:table-row table:style-name="ro1">
          <table:table-cell office:value-type="string" calcext:value-type="string">
            <text:p>HC01_VC03</text:p>
          </table:table-cell>
          <table:table-cell office:value-type="string" calcext:value-type="string">
            <text:p>Estimate; SEX AND AGE - Total population</text:p>
          </table:table-cell>
          <table:table-cell table:formula="of:=IF([.A4]=[dp05.D4];&quot;&quot;;&quot;NO!&quot;)">
            <text:p/>
          </table:table-cell>
          <table:table-cell table:formula="of:=IF([.B4]=[dp05.E4];&quot;&quot;;&quot;NO!&quot;)">
            <text:p/>
          </table:table-cell>
        </table:table-row>
        <table:table-row table:style-name="ro1">
          <table:table-cell office:value-type="string" calcext:value-type="string">
            <text:p>HC02_VC03</text:p>
          </table:table-cell>
          <table:table-cell office:value-type="string" calcext:value-type="string">
            <text:p>Margin of Error; SEX AND AGE - Total population</text:p>
          </table:table-cell>
          <table:table-cell table:formula="of:=IF([.A5]=[dp05.D5];&quot;&quot;;&quot;NO!&quot;)">
            <text:p/>
          </table:table-cell>
          <table:table-cell table:formula="of:=IF([.B5]=[dp05.E5];&quot;&quot;;&quot;NO!&quot;)">
            <text:p/>
          </table:table-cell>
        </table:table-row>
        <table:table-row table:style-name="ro1">
          <table:table-cell office:value-type="string" calcext:value-type="string">
            <text:p>HC03_VC03</text:p>
          </table:table-cell>
          <table:table-cell office:value-type="string" calcext:value-type="string">
            <text:p>Percent; SEX AND AGE - Total population</text:p>
          </table:table-cell>
          <table:table-cell table:formula="of:=IF([.A6]=[dp05.D6];&quot;&quot;;&quot;NO!&quot;)">
            <text:p/>
          </table:table-cell>
          <table:table-cell table:formula="of:=IF([.B6]=[dp05.E6];&quot;&quot;;&quot;NO!&quot;)">
            <text:p/>
          </table:table-cell>
        </table:table-row>
        <table:table-row table:style-name="ro1"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SEX AND AGE - Total population</text:p>
          </table:table-cell>
          <table:table-cell table:formula="of:=IF([.A7]=[dp05.D7];&quot;&quot;;&quot;NO!&quot;)">
            <text:p/>
          </table:table-cell>
          <table:table-cell table:formula="of:=IF([.B7]=[dp05.E7];&quot;&quot;;&quot;NO!&quot;)">
            <text:p/>
          </table:table-cell>
        </table:table-row>
        <table:table-row table:style-name="ro1">
          <table:table-cell office:value-type="string" calcext:value-type="string">
            <text:p>HC01_VC04</text:p>
          </table:table-cell>
          <table:table-cell office:value-type="string" calcext:value-type="string">
            <text:p>Estimate; SEX AND AGE - Total population - Male</text:p>
          </table:table-cell>
          <table:table-cell table:formula="of:=IF([.A8]=[dp05.D8];&quot;&quot;;&quot;NO!&quot;)">
            <text:p/>
          </table:table-cell>
          <table:table-cell table:formula="of:=IF([.B8]=[dp05.E8];&quot;&quot;;&quot;NO!&quot;)">
            <text:p/>
          </table:table-cell>
        </table:table-row>
        <table:table-row table:style-name="ro1">
          <table:table-cell office:value-type="string" calcext:value-type="string">
            <text:p>HC02_VC04</text:p>
          </table:table-cell>
          <table:table-cell office:value-type="string" calcext:value-type="string">
            <text:p>Margin of Error; SEX AND AGE - Total population - Male</text:p>
          </table:table-cell>
          <table:table-cell table:formula="of:=IF([.A9]=[dp05.D9];&quot;&quot;;&quot;NO!&quot;)">
            <text:p/>
          </table:table-cell>
          <table:table-cell table:formula="of:=IF([.B9]=[dp05.E9];&quot;&quot;;&quot;NO!&quot;)">
            <text:p/>
          </table:table-cell>
        </table:table-row>
        <table:table-row table:style-name="ro1">
          <table:table-cell office:value-type="string" calcext:value-type="string">
            <text:p>HC03_VC04</text:p>
          </table:table-cell>
          <table:table-cell office:value-type="string" calcext:value-type="string">
            <text:p>Percent; SEX AND AGE - Total population - Male</text:p>
          </table:table-cell>
          <table:table-cell table:formula="of:=IF([.A10]=[dp05.D10];&quot;&quot;;&quot;NO!&quot;)">
            <text:p/>
          </table:table-cell>
          <table:table-cell table:formula="of:=IF([.B10]=[dp05.E10];&quot;&quot;;&quot;NO!&quot;)">
            <text:p/>
          </table:table-cell>
        </table:table-row>
        <table:table-row table:style-name="ro1"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SEX AND AGE - Total population - Male</text:p>
          </table:table-cell>
          <table:table-cell table:formula="of:=IF([.A11]=[dp05.D11];&quot;&quot;;&quot;NO!&quot;)">
            <text:p/>
          </table:table-cell>
          <table:table-cell table:formula="of:=IF([.B11]=[dp05.E11];&quot;&quot;;&quot;NO!&quot;)">
            <text:p/>
          </table:table-cell>
        </table:table-row>
        <table:table-row table:style-name="ro1">
          <table:table-cell office:value-type="string" calcext:value-type="string">
            <text:p>HC01_VC05</text:p>
          </table:table-cell>
          <table:table-cell office:value-type="string" calcext:value-type="string">
            <text:p>Estimate; SEX AND AGE - Total population - Female</text:p>
          </table:table-cell>
          <table:table-cell table:formula="of:=IF([.A12]=[dp05.D12];&quot;&quot;;&quot;NO!&quot;)">
            <text:p/>
          </table:table-cell>
          <table:table-cell table:formula="of:=IF([.B12]=[dp05.E12];&quot;&quot;;&quot;NO!&quot;)">
            <text:p/>
          </table:table-cell>
        </table:table-row>
        <table:table-row table:style-name="ro1">
          <table:table-cell office:value-type="string" calcext:value-type="string">
            <text:p>HC02_VC05</text:p>
          </table:table-cell>
          <table:table-cell office:value-type="string" calcext:value-type="string">
            <text:p>Margin of Error; SEX AND AGE - Total population - Female</text:p>
          </table:table-cell>
          <table:table-cell table:formula="of:=IF([.A13]=[dp05.D13];&quot;&quot;;&quot;NO!&quot;)">
            <text:p/>
          </table:table-cell>
          <table:table-cell table:formula="of:=IF([.B13]=[dp05.E13];&quot;&quot;;&quot;NO!&quot;)">
            <text:p/>
          </table:table-cell>
        </table:table-row>
        <table:table-row table:style-name="ro1">
          <table:table-cell office:value-type="string" calcext:value-type="string">
            <text:p>HC03_VC05</text:p>
          </table:table-cell>
          <table:table-cell office:value-type="string" calcext:value-type="string">
            <text:p>Percent; SEX AND AGE - Total population - Female</text:p>
          </table:table-cell>
          <table:table-cell table:formula="of:=IF([.A14]=[dp05.D14];&quot;&quot;;&quot;NO!&quot;)">
            <text:p/>
          </table:table-cell>
          <table:table-cell table:formula="of:=IF([.B14]=[dp05.E14];&quot;&quot;;&quot;NO!&quot;)">
            <text:p/>
          </table:table-cell>
        </table:table-row>
        <table:table-row table:style-name="ro1"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SEX AND AGE - Total population - Female</text:p>
          </table:table-cell>
          <table:table-cell table:formula="of:=IF([.A15]=[dp05.D15];&quot;&quot;;&quot;NO!&quot;)">
            <text:p/>
          </table:table-cell>
          <table:table-cell table:formula="of:=IF([.B15]=[dp05.E15];&quot;&quot;;&quot;NO!&quot;)">
            <text:p/>
          </table:table-cell>
        </table:table-row>
        <table:table-row table:style-name="ro1">
          <table:table-cell office:value-type="string" calcext:value-type="string">
            <text:p>HC01_VC06</text:p>
          </table:table-cell>
          <table:table-cell office:value-type="string" calcext:value-type="string">
            <text:p>Estimate; SEX AND AGE - Total population - Sex ratio (males per 100 females)</text:p>
          </table:table-cell>
          <table:table-cell table:formula="of:=IF([.A16]=[dp05.D16];&quot;&quot;;&quot;NO!&quot;)">
            <text:p/>
          </table:table-cell>
          <table:table-cell table:formula="of:=IF([.B16]=[dp05.E16];&quot;&quot;;&quot;NO!&quot;)">
            <text:p/>
          </table:table-cell>
        </table:table-row>
        <table:table-row table:style-name="ro1">
          <table:table-cell office:value-type="string" calcext:value-type="string">
            <text:p>HC02_VC06</text:p>
          </table:table-cell>
          <table:table-cell office:value-type="string" calcext:value-type="string">
            <text:p>Margin of Error; SEX AND AGE - Total population - Sex ratio (males per 100 females)</text:p>
          </table:table-cell>
          <table:table-cell table:formula="of:=IF([.A17]=[dp05.D17];&quot;&quot;;&quot;NO!&quot;)">
            <text:p/>
          </table:table-cell>
          <table:table-cell table:formula="of:=IF([.B17]=[dp05.E17];&quot;&quot;;&quot;NO!&quot;)">
            <text:p/>
          </table:table-cell>
        </table:table-row>
        <table:table-row table:style-name="ro1">
          <table:table-cell office:value-type="string" calcext:value-type="string">
            <text:p>HC03_VC06</text:p>
          </table:table-cell>
          <table:table-cell office:value-type="string" calcext:value-type="string">
            <text:p>Percent; SEX AND AGE - Total population - Sex ratio (males per 100 females)</text:p>
          </table:table-cell>
          <table:table-cell table:formula="of:=IF([.A18]=[dp05.D18];&quot;&quot;;&quot;NO!&quot;)">
            <text:p/>
          </table:table-cell>
          <table:table-cell table:formula="of:=IF([.B18]=[dp05.E18];&quot;&quot;;&quot;NO!&quot;)">
            <text:p/>
          </table:table-cell>
        </table:table-row>
        <table:table-row table:style-name="ro1"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SEX AND AGE - Total population - Sex ratio (males per 100 females)</text:p>
          </table:table-cell>
          <table:table-cell table:formula="of:=IF([.A19]=[dp05.D19];&quot;&quot;;&quot;NO!&quot;)">
            <text:p/>
          </table:table-cell>
          <table:table-cell table:formula="of:=IF([.B19]=[dp05.E19];&quot;&quot;;&quot;NO!&quot;)">
            <text:p/>
          </table:table-cell>
        </table:table-row>
        <table:table-row table:style-name="ro1">
          <table:table-cell office:value-type="string" calcext:value-type="string">
            <text:p>HC01_VC09</text:p>
          </table:table-cell>
          <table:table-cell office:value-type="string" calcext:value-type="string">
            <text:p>Estimate; SEX AND AGE - Under 5 years</text:p>
          </table:table-cell>
          <table:table-cell table:formula="of:=IF([.A20]=[dp05.D20];&quot;&quot;;&quot;NO!&quot;)">
            <text:p/>
          </table:table-cell>
          <table:table-cell table:formula="of:=IF([.B20]=[dp05.E20];&quot;&quot;;&quot;NO!&quot;)">
            <text:p/>
          </table:table-cell>
        </table:table-row>
        <table:table-row table:style-name="ro1">
          <table:table-cell office:value-type="string" calcext:value-type="string">
            <text:p>HC02_VC09</text:p>
          </table:table-cell>
          <table:table-cell office:value-type="string" calcext:value-type="string">
            <text:p>Margin of Error; SEX AND AGE - Under 5 years</text:p>
          </table:table-cell>
          <table:table-cell table:formula="of:=IF([.A21]=[dp05.D21];&quot;&quot;;&quot;NO!&quot;)">
            <text:p/>
          </table:table-cell>
          <table:table-cell table:formula="of:=IF([.B21]=[dp05.E21];&quot;&quot;;&quot;NO!&quot;)">
            <text:p/>
          </table:table-cell>
        </table:table-row>
        <table:table-row table:style-name="ro1">
          <table:table-cell office:value-type="string" calcext:value-type="string">
            <text:p>HC03_VC09</text:p>
          </table:table-cell>
          <table:table-cell office:value-type="string" calcext:value-type="string">
            <text:p>Percent; SEX AND AGE - Under 5 years</text:p>
          </table:table-cell>
          <table:table-cell table:formula="of:=IF([.A22]=[dp05.D22];&quot;&quot;;&quot;NO!&quot;)">
            <text:p/>
          </table:table-cell>
          <table:table-cell table:formula="of:=IF([.B22]=[dp05.E22];&quot;&quot;;&quot;NO!&quot;)">
            <text:p/>
          </table:table-cell>
        </table:table-row>
        <table:table-row table:style-name="ro1"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SEX AND AGE - Under 5 years</text:p>
          </table:table-cell>
          <table:table-cell table:formula="of:=IF([.A23]=[dp05.D23];&quot;&quot;;&quot;NO!&quot;)">
            <text:p/>
          </table:table-cell>
          <table:table-cell table:formula="of:=IF([.B23]=[dp05.E23];&quot;&quot;;&quot;NO!&quot;)">
            <text:p/>
          </table:table-cell>
        </table:table-row>
        <table:table-row table:style-name="ro1">
          <table:table-cell office:value-type="string" calcext:value-type="string">
            <text:p>HC01_VC10</text:p>
          </table:table-cell>
          <table:table-cell office:value-type="string" calcext:value-type="string">
            <text:p>Estimate; SEX AND AGE - 5 to 9 years</text:p>
          </table:table-cell>
          <table:table-cell table:formula="of:=IF([.A24]=[dp05.D24];&quot;&quot;;&quot;NO!&quot;)">
            <text:p/>
          </table:table-cell>
          <table:table-cell table:formula="of:=IF([.B24]=[dp05.E24];&quot;&quot;;&quot;NO!&quot;)">
            <text:p/>
          </table:table-cell>
        </table:table-row>
        <table:table-row table:style-name="ro1">
          <table:table-cell office:value-type="string" calcext:value-type="string">
            <text:p>HC02_VC10</text:p>
          </table:table-cell>
          <table:table-cell office:value-type="string" calcext:value-type="string">
            <text:p>Margin of Error; SEX AND AGE - 5 to 9 years</text:p>
          </table:table-cell>
          <table:table-cell table:formula="of:=IF([.A25]=[dp05.D25];&quot;&quot;;&quot;NO!&quot;)">
            <text:p/>
          </table:table-cell>
          <table:table-cell table:formula="of:=IF([.B25]=[dp05.E25];&quot;&quot;;&quot;NO!&quot;)">
            <text:p/>
          </table:table-cell>
        </table:table-row>
        <table:table-row table:style-name="ro1">
          <table:table-cell office:value-type="string" calcext:value-type="string">
            <text:p>HC03_VC10</text:p>
          </table:table-cell>
          <table:table-cell office:value-type="string" calcext:value-type="string">
            <text:p>Percent; SEX AND AGE - 5 to 9 years</text:p>
          </table:table-cell>
          <table:table-cell table:formula="of:=IF([.A26]=[dp05.D26];&quot;&quot;;&quot;NO!&quot;)">
            <text:p/>
          </table:table-cell>
          <table:table-cell table:formula="of:=IF([.B26]=[dp05.E26];&quot;&quot;;&quot;NO!&quot;)">
            <text:p/>
          </table:table-cell>
        </table:table-row>
        <table:table-row table:style-name="ro1">
          <table:table-cell office:value-type="string" calcext:value-type="string">
            <text:p>HC04_VC10</text:p>
          </table:table-cell>
          <table:table-cell office:value-type="string" calcext:value-type="string">
            <text:p>Percent Margin of Error; SEX AND AGE - 5 to 9 years</text:p>
          </table:table-cell>
          <table:table-cell table:formula="of:=IF([.A27]=[dp05.D27];&quot;&quot;;&quot;NO!&quot;)">
            <text:p/>
          </table:table-cell>
          <table:table-cell table:formula="of:=IF([.B27]=[dp05.E27];&quot;&quot;;&quot;NO!&quot;)">
            <text:p/>
          </table:table-cell>
        </table:table-row>
        <table:table-row table:style-name="ro1">
          <table:table-cell office:value-type="string" calcext:value-type="string">
            <text:p>HC01_VC11</text:p>
          </table:table-cell>
          <table:table-cell office:value-type="string" calcext:value-type="string">
            <text:p>Estimate; SEX AND AGE - 10 to 14 years</text:p>
          </table:table-cell>
          <table:table-cell table:formula="of:=IF([.A28]=[dp05.D28];&quot;&quot;;&quot;NO!&quot;)">
            <text:p/>
          </table:table-cell>
          <table:table-cell table:formula="of:=IF([.B28]=[dp05.E28];&quot;&quot;;&quot;NO!&quot;)">
            <text:p/>
          </table:table-cell>
        </table:table-row>
        <table:table-row table:style-name="ro1">
          <table:table-cell office:value-type="string" calcext:value-type="string">
            <text:p>HC02_VC11</text:p>
          </table:table-cell>
          <table:table-cell office:value-type="string" calcext:value-type="string">
            <text:p>Margin of Error; SEX AND AGE - 10 to 14 years</text:p>
          </table:table-cell>
          <table:table-cell table:formula="of:=IF([.A29]=[dp05.D29];&quot;&quot;;&quot;NO!&quot;)">
            <text:p/>
          </table:table-cell>
          <table:table-cell table:formula="of:=IF([.B29]=[dp05.E29];&quot;&quot;;&quot;NO!&quot;)">
            <text:p/>
          </table:table-cell>
        </table:table-row>
        <table:table-row table:style-name="ro1">
          <table:table-cell office:value-type="string" calcext:value-type="string">
            <text:p>HC03_VC11</text:p>
          </table:table-cell>
          <table:table-cell office:value-type="string" calcext:value-type="string">
            <text:p>Percent; SEX AND AGE - 10 to 14 years</text:p>
          </table:table-cell>
          <table:table-cell table:formula="of:=IF([.A30]=[dp05.D30];&quot;&quot;;&quot;NO!&quot;)">
            <text:p/>
          </table:table-cell>
          <table:table-cell table:formula="of:=IF([.B30]=[dp05.E30];&quot;&quot;;&quot;NO!&quot;)">
            <text:p/>
          </table:table-cell>
        </table:table-row>
        <table:table-row table:style-name="ro1"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SEX AND AGE - 10 to 14 years</text:p>
          </table:table-cell>
          <table:table-cell table:formula="of:=IF([.A31]=[dp05.D31];&quot;&quot;;&quot;NO!&quot;)">
            <text:p/>
          </table:table-cell>
          <table:table-cell table:formula="of:=IF([.B31]=[dp05.E31];&quot;&quot;;&quot;NO!&quot;)">
            <text:p/>
          </table:table-cell>
        </table:table-row>
        <table:table-row table:style-name="ro1">
          <table:table-cell office:value-type="string" calcext:value-type="string">
            <text:p>HC01_VC12</text:p>
          </table:table-cell>
          <table:table-cell office:value-type="string" calcext:value-type="string">
            <text:p>Estimate; SEX AND AGE - 15 to 19 years</text:p>
          </table:table-cell>
          <table:table-cell table:formula="of:=IF([.A32]=[dp05.D32];&quot;&quot;;&quot;NO!&quot;)">
            <text:p/>
          </table:table-cell>
          <table:table-cell table:formula="of:=IF([.B32]=[dp05.E32];&quot;&quot;;&quot;NO!&quot;)">
            <text:p/>
          </table:table-cell>
        </table:table-row>
        <table:table-row table:style-name="ro1">
          <table:table-cell office:value-type="string" calcext:value-type="string">
            <text:p>HC02_VC12</text:p>
          </table:table-cell>
          <table:table-cell office:value-type="string" calcext:value-type="string">
            <text:p>Margin of Error; SEX AND AGE - 15 to 19 years</text:p>
          </table:table-cell>
          <table:table-cell table:formula="of:=IF([.A33]=[dp05.D33];&quot;&quot;;&quot;NO!&quot;)">
            <text:p/>
          </table:table-cell>
          <table:table-cell table:formula="of:=IF([.B33]=[dp05.E33];&quot;&quot;;&quot;NO!&quot;)">
            <text:p/>
          </table:table-cell>
        </table:table-row>
        <table:table-row table:style-name="ro1">
          <table:table-cell office:value-type="string" calcext:value-type="string">
            <text:p>HC03_VC12</text:p>
          </table:table-cell>
          <table:table-cell office:value-type="string" calcext:value-type="string">
            <text:p>Percent; SEX AND AGE - 15 to 19 years</text:p>
          </table:table-cell>
          <table:table-cell table:formula="of:=IF([.A34]=[dp05.D34];&quot;&quot;;&quot;NO!&quot;)">
            <text:p/>
          </table:table-cell>
          <table:table-cell table:formula="of:=IF([.B34]=[dp05.E34];&quot;&quot;;&quot;NO!&quot;)">
            <text:p/>
          </table:table-cell>
        </table:table-row>
        <table:table-row table:style-name="ro1"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SEX AND AGE - 15 to 19 years</text:p>
          </table:table-cell>
          <table:table-cell table:formula="of:=IF([.A35]=[dp05.D35];&quot;&quot;;&quot;NO!&quot;)">
            <text:p/>
          </table:table-cell>
          <table:table-cell table:formula="of:=IF([.B35]=[dp05.E35];&quot;&quot;;&quot;NO!&quot;)">
            <text:p/>
          </table:table-cell>
        </table:table-row>
        <table:table-row table:style-name="ro1">
          <table:table-cell office:value-type="string" calcext:value-type="string">
            <text:p>HC01_VC13</text:p>
          </table:table-cell>
          <table:table-cell office:value-type="string" calcext:value-type="string">
            <text:p>Estimate; SEX AND AGE - 20 to 24 years</text:p>
          </table:table-cell>
          <table:table-cell table:formula="of:=IF([.A36]=[dp05.D36];&quot;&quot;;&quot;NO!&quot;)">
            <text:p/>
          </table:table-cell>
          <table:table-cell table:formula="of:=IF([.B36]=[dp05.E36];&quot;&quot;;&quot;NO!&quot;)">
            <text:p/>
          </table:table-cell>
        </table:table-row>
        <table:table-row table:style-name="ro1">
          <table:table-cell office:value-type="string" calcext:value-type="string">
            <text:p>HC02_VC13</text:p>
          </table:table-cell>
          <table:table-cell office:value-type="string" calcext:value-type="string">
            <text:p>Margin of Error; SEX AND AGE - 20 to 24 years</text:p>
          </table:table-cell>
          <table:table-cell table:formula="of:=IF([.A37]=[dp05.D37];&quot;&quot;;&quot;NO!&quot;)">
            <text:p/>
          </table:table-cell>
          <table:table-cell table:formula="of:=IF([.B37]=[dp05.E37];&quot;&quot;;&quot;NO!&quot;)">
            <text:p/>
          </table:table-cell>
        </table:table-row>
        <table:table-row table:style-name="ro1">
          <table:table-cell office:value-type="string" calcext:value-type="string">
            <text:p>HC03_VC13</text:p>
          </table:table-cell>
          <table:table-cell office:value-type="string" calcext:value-type="string">
            <text:p>Percent; SEX AND AGE - 20 to 24 years</text:p>
          </table:table-cell>
          <table:table-cell table:formula="of:=IF([.A38]=[dp05.D38];&quot;&quot;;&quot;NO!&quot;)">
            <text:p/>
          </table:table-cell>
          <table:table-cell table:formula="of:=IF([.B38]=[dp05.E38];&quot;&quot;;&quot;NO!&quot;)">
            <text:p/>
          </table:table-cell>
        </table:table-row>
        <table:table-row table:style-name="ro1"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SEX AND AGE - 20 to 24 years</text:p>
          </table:table-cell>
          <table:table-cell table:formula="of:=IF([.A39]=[dp05.D39];&quot;&quot;;&quot;NO!&quot;)">
            <text:p/>
          </table:table-cell>
          <table:table-cell table:formula="of:=IF([.B39]=[dp05.E39];&quot;&quot;;&quot;NO!&quot;)">
            <text:p/>
          </table:table-cell>
        </table:table-row>
        <table:table-row table:style-name="ro1">
          <table:table-cell office:value-type="string" calcext:value-type="string">
            <text:p>HC01_VC14</text:p>
          </table:table-cell>
          <table:table-cell office:value-type="string" calcext:value-type="string">
            <text:p>Estimate; SEX AND AGE - 25 to 34 years</text:p>
          </table:table-cell>
          <table:table-cell table:formula="of:=IF([.A40]=[dp05.D40];&quot;&quot;;&quot;NO!&quot;)">
            <text:p/>
          </table:table-cell>
          <table:table-cell table:formula="of:=IF([.B40]=[dp05.E40];&quot;&quot;;&quot;NO!&quot;)">
            <text:p/>
          </table:table-cell>
        </table:table-row>
        <table:table-row table:style-name="ro1">
          <table:table-cell office:value-type="string" calcext:value-type="string">
            <text:p>HC02_VC14</text:p>
          </table:table-cell>
          <table:table-cell office:value-type="string" calcext:value-type="string">
            <text:p>Margin of Error; SEX AND AGE - 25 to 34 years</text:p>
          </table:table-cell>
          <table:table-cell table:formula="of:=IF([.A41]=[dp05.D41];&quot;&quot;;&quot;NO!&quot;)">
            <text:p/>
          </table:table-cell>
          <table:table-cell table:formula="of:=IF([.B41]=[dp05.E41];&quot;&quot;;&quot;NO!&quot;)">
            <text:p/>
          </table:table-cell>
        </table:table-row>
        <table:table-row table:style-name="ro1">
          <table:table-cell office:value-type="string" calcext:value-type="string">
            <text:p>HC03_VC14</text:p>
          </table:table-cell>
          <table:table-cell office:value-type="string" calcext:value-type="string">
            <text:p>Percent; SEX AND AGE - 25 to 34 years</text:p>
          </table:table-cell>
          <table:table-cell table:formula="of:=IF([.A42]=[dp05.D42];&quot;&quot;;&quot;NO!&quot;)">
            <text:p/>
          </table:table-cell>
          <table:table-cell table:formula="of:=IF([.B42]=[dp05.E42];&quot;&quot;;&quot;NO!&quot;)">
            <text:p/>
          </table:table-cell>
        </table:table-row>
        <table:table-row table:style-name="ro1"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SEX AND AGE - 25 to 34 years</text:p>
          </table:table-cell>
          <table:table-cell table:formula="of:=IF([.A43]=[dp05.D43];&quot;&quot;;&quot;NO!&quot;)">
            <text:p/>
          </table:table-cell>
          <table:table-cell table:formula="of:=IF([.B43]=[dp05.E43];&quot;&quot;;&quot;NO!&quot;)">
            <text:p/>
          </table:table-cell>
        </table:table-row>
        <table:table-row table:style-name="ro1">
          <table:table-cell office:value-type="string" calcext:value-type="string">
            <text:p>HC01_VC15</text:p>
          </table:table-cell>
          <table:table-cell office:value-type="string" calcext:value-type="string">
            <text:p>Estimate; SEX AND AGE - 35 to 44 years</text:p>
          </table:table-cell>
          <table:table-cell table:formula="of:=IF([.A44]=[dp05.D44];&quot;&quot;;&quot;NO!&quot;)">
            <text:p/>
          </table:table-cell>
          <table:table-cell table:formula="of:=IF([.B44]=[dp05.E44];&quot;&quot;;&quot;NO!&quot;)">
            <text:p/>
          </table:table-cell>
        </table:table-row>
        <table:table-row table:style-name="ro1">
          <table:table-cell office:value-type="string" calcext:value-type="string">
            <text:p>HC02_VC15</text:p>
          </table:table-cell>
          <table:table-cell office:value-type="string" calcext:value-type="string">
            <text:p>Margin of Error; SEX AND AGE - 35 to 44 years</text:p>
          </table:table-cell>
          <table:table-cell table:formula="of:=IF([.A45]=[dp05.D45];&quot;&quot;;&quot;NO!&quot;)">
            <text:p/>
          </table:table-cell>
          <table:table-cell table:formula="of:=IF([.B45]=[dp05.E45];&quot;&quot;;&quot;NO!&quot;)">
            <text:p/>
          </table:table-cell>
        </table:table-row>
        <table:table-row table:style-name="ro1">
          <table:table-cell office:value-type="string" calcext:value-type="string">
            <text:p>HC03_VC15</text:p>
          </table:table-cell>
          <table:table-cell office:value-type="string" calcext:value-type="string">
            <text:p>Percent; SEX AND AGE - 35 to 44 years</text:p>
          </table:table-cell>
          <table:table-cell table:formula="of:=IF([.A46]=[dp05.D46];&quot;&quot;;&quot;NO!&quot;)">
            <text:p/>
          </table:table-cell>
          <table:table-cell table:formula="of:=IF([.B46]=[dp05.E46];&quot;&quot;;&quot;NO!&quot;)">
            <text:p/>
          </table:table-cell>
        </table:table-row>
        <table:table-row table:style-name="ro1"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SEX AND AGE - 35 to 44 years</text:p>
          </table:table-cell>
          <table:table-cell table:formula="of:=IF([.A47]=[dp05.D47];&quot;&quot;;&quot;NO!&quot;)">
            <text:p/>
          </table:table-cell>
          <table:table-cell table:formula="of:=IF([.B47]=[dp05.E47];&quot;&quot;;&quot;NO!&quot;)">
            <text:p/>
          </table:table-cell>
        </table:table-row>
        <table:table-row table:style-name="ro1">
          <table:table-cell office:value-type="string" calcext:value-type="string">
            <text:p>HC01_VC16</text:p>
          </table:table-cell>
          <table:table-cell office:value-type="string" calcext:value-type="string">
            <text:p>Estimate; SEX AND AGE - 45 to 54 years</text:p>
          </table:table-cell>
          <table:table-cell table:formula="of:=IF([.A48]=[dp05.D48];&quot;&quot;;&quot;NO!&quot;)">
            <text:p/>
          </table:table-cell>
          <table:table-cell table:formula="of:=IF([.B48]=[dp05.E48];&quot;&quot;;&quot;NO!&quot;)">
            <text:p/>
          </table:table-cell>
        </table:table-row>
        <table:table-row table:style-name="ro1">
          <table:table-cell office:value-type="string" calcext:value-type="string">
            <text:p>HC02_VC16</text:p>
          </table:table-cell>
          <table:table-cell office:value-type="string" calcext:value-type="string">
            <text:p>Margin of Error; SEX AND AGE - 45 to 54 years</text:p>
          </table:table-cell>
          <table:table-cell table:formula="of:=IF([.A49]=[dp05.D49];&quot;&quot;;&quot;NO!&quot;)">
            <text:p/>
          </table:table-cell>
          <table:table-cell table:formula="of:=IF([.B49]=[dp05.E49];&quot;&quot;;&quot;NO!&quot;)">
            <text:p/>
          </table:table-cell>
        </table:table-row>
        <table:table-row table:style-name="ro1">
          <table:table-cell office:value-type="string" calcext:value-type="string">
            <text:p>HC03_VC16</text:p>
          </table:table-cell>
          <table:table-cell office:value-type="string" calcext:value-type="string">
            <text:p>Percent; SEX AND AGE - 45 to 54 years</text:p>
          </table:table-cell>
          <table:table-cell table:formula="of:=IF([.A50]=[dp05.D50];&quot;&quot;;&quot;NO!&quot;)">
            <text:p/>
          </table:table-cell>
          <table:table-cell table:formula="of:=IF([.B50]=[dp05.E50];&quot;&quot;;&quot;NO!&quot;)">
            <text:p/>
          </table:table-cell>
        </table:table-row>
        <table:table-row table:style-name="ro1"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SEX AND AGE - 45 to 54 years</text:p>
          </table:table-cell>
          <table:table-cell table:formula="of:=IF([.A51]=[dp05.D51];&quot;&quot;;&quot;NO!&quot;)">
            <text:p/>
          </table:table-cell>
          <table:table-cell table:formula="of:=IF([.B51]=[dp05.E51];&quot;&quot;;&quot;NO!&quot;)">
            <text:p/>
          </table:table-cell>
        </table:table-row>
        <table:table-row table:style-name="ro1">
          <table:table-cell office:value-type="string" calcext:value-type="string">
            <text:p>HC01_VC17</text:p>
          </table:table-cell>
          <table:table-cell office:value-type="string" calcext:value-type="string">
            <text:p>Estimate; SEX AND AGE - 55 to 59 years</text:p>
          </table:table-cell>
          <table:table-cell table:formula="of:=IF([.A52]=[dp05.D52];&quot;&quot;;&quot;NO!&quot;)">
            <text:p/>
          </table:table-cell>
          <table:table-cell table:formula="of:=IF([.B52]=[dp05.E52];&quot;&quot;;&quot;NO!&quot;)">
            <text:p/>
          </table:table-cell>
        </table:table-row>
        <table:table-row table:style-name="ro1">
          <table:table-cell office:value-type="string" calcext:value-type="string">
            <text:p>HC02_VC17</text:p>
          </table:table-cell>
          <table:table-cell office:value-type="string" calcext:value-type="string">
            <text:p>Margin of Error; SEX AND AGE - 55 to 59 years</text:p>
          </table:table-cell>
          <table:table-cell table:formula="of:=IF([.A53]=[dp05.D53];&quot;&quot;;&quot;NO!&quot;)">
            <text:p/>
          </table:table-cell>
          <table:table-cell table:formula="of:=IF([.B53]=[dp05.E53];&quot;&quot;;&quot;NO!&quot;)">
            <text:p/>
          </table:table-cell>
        </table:table-row>
        <table:table-row table:style-name="ro1">
          <table:table-cell office:value-type="string" calcext:value-type="string">
            <text:p>HC03_VC17</text:p>
          </table:table-cell>
          <table:table-cell office:value-type="string" calcext:value-type="string">
            <text:p>Percent; SEX AND AGE - 55 to 59 years</text:p>
          </table:table-cell>
          <table:table-cell table:formula="of:=IF([.A54]=[dp05.D54];&quot;&quot;;&quot;NO!&quot;)">
            <text:p/>
          </table:table-cell>
          <table:table-cell table:formula="of:=IF([.B54]=[dp05.E54];&quot;&quot;;&quot;NO!&quot;)">
            <text:p/>
          </table:table-cell>
        </table:table-row>
        <table:table-row table:style-name="ro1"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SEX AND AGE - 55 to 59 years</text:p>
          </table:table-cell>
          <table:table-cell table:formula="of:=IF([.A55]=[dp05.D55];&quot;&quot;;&quot;NO!&quot;)">
            <text:p/>
          </table:table-cell>
          <table:table-cell table:formula="of:=IF([.B55]=[dp05.E55];&quot;&quot;;&quot;NO!&quot;)">
            <text:p/>
          </table:table-cell>
        </table:table-row>
        <table:table-row table:style-name="ro1">
          <table:table-cell office:value-type="string" calcext:value-type="string">
            <text:p>HC01_VC18</text:p>
          </table:table-cell>
          <table:table-cell office:value-type="string" calcext:value-type="string">
            <text:p>Estimate; SEX AND AGE - 60 to 64 years</text:p>
          </table:table-cell>
          <table:table-cell table:formula="of:=IF([.A56]=[dp05.D56];&quot;&quot;;&quot;NO!&quot;)">
            <text:p/>
          </table:table-cell>
          <table:table-cell table:formula="of:=IF([.B56]=[dp05.E56];&quot;&quot;;&quot;NO!&quot;)">
            <text:p/>
          </table:table-cell>
        </table:table-row>
        <table:table-row table:style-name="ro1">
          <table:table-cell office:value-type="string" calcext:value-type="string">
            <text:p>HC02_VC18</text:p>
          </table:table-cell>
          <table:table-cell office:value-type="string" calcext:value-type="string">
            <text:p>Margin of Error; SEX AND AGE - 60 to 64 years</text:p>
          </table:table-cell>
          <table:table-cell table:formula="of:=IF([.A57]=[dp05.D57];&quot;&quot;;&quot;NO!&quot;)">
            <text:p/>
          </table:table-cell>
          <table:table-cell table:formula="of:=IF([.B57]=[dp05.E57];&quot;&quot;;&quot;NO!&quot;)">
            <text:p/>
          </table:table-cell>
        </table:table-row>
        <table:table-row table:style-name="ro1">
          <table:table-cell office:value-type="string" calcext:value-type="string">
            <text:p>HC03_VC18</text:p>
          </table:table-cell>
          <table:table-cell office:value-type="string" calcext:value-type="string">
            <text:p>Percent; SEX AND AGE - 60 to 64 years</text:p>
          </table:table-cell>
          <table:table-cell table:formula="of:=IF([.A58]=[dp05.D58];&quot;&quot;;&quot;NO!&quot;)">
            <text:p/>
          </table:table-cell>
          <table:table-cell table:formula="of:=IF([.B58]=[dp05.E58];&quot;&quot;;&quot;NO!&quot;)">
            <text:p/>
          </table:table-cell>
        </table:table-row>
        <table:table-row table:style-name="ro1"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SEX AND AGE - 60 to 64 years</text:p>
          </table:table-cell>
          <table:table-cell table:formula="of:=IF([.A59]=[dp05.D59];&quot;&quot;;&quot;NO!&quot;)">
            <text:p/>
          </table:table-cell>
          <table:table-cell table:formula="of:=IF([.B59]=[dp05.E59];&quot;&quot;;&quot;NO!&quot;)">
            <text:p/>
          </table:table-cell>
        </table:table-row>
        <table:table-row table:style-name="ro1">
          <table:table-cell office:value-type="string" calcext:value-type="string">
            <text:p>HC01_VC19</text:p>
          </table:table-cell>
          <table:table-cell office:value-type="string" calcext:value-type="string">
            <text:p>Estimate; SEX AND AGE - 65 to 74 years</text:p>
          </table:table-cell>
          <table:table-cell table:formula="of:=IF([.A60]=[dp05.D60];&quot;&quot;;&quot;NO!&quot;)">
            <text:p/>
          </table:table-cell>
          <table:table-cell table:formula="of:=IF([.B60]=[dp05.E60];&quot;&quot;;&quot;NO!&quot;)">
            <text:p/>
          </table:table-cell>
        </table:table-row>
        <table:table-row table:style-name="ro1">
          <table:table-cell office:value-type="string" calcext:value-type="string">
            <text:p>HC02_VC19</text:p>
          </table:table-cell>
          <table:table-cell office:value-type="string" calcext:value-type="string">
            <text:p>Margin of Error; SEX AND AGE - 65 to 74 years</text:p>
          </table:table-cell>
          <table:table-cell table:formula="of:=IF([.A61]=[dp05.D61];&quot;&quot;;&quot;NO!&quot;)">
            <text:p/>
          </table:table-cell>
          <table:table-cell table:formula="of:=IF([.B61]=[dp05.E61];&quot;&quot;;&quot;NO!&quot;)">
            <text:p/>
          </table:table-cell>
        </table:table-row>
        <table:table-row table:style-name="ro1">
          <table:table-cell office:value-type="string" calcext:value-type="string">
            <text:p>HC03_VC19</text:p>
          </table:table-cell>
          <table:table-cell office:value-type="string" calcext:value-type="string">
            <text:p>Percent; SEX AND AGE - 65 to 74 years</text:p>
          </table:table-cell>
          <table:table-cell table:formula="of:=IF([.A62]=[dp05.D62];&quot;&quot;;&quot;NO!&quot;)">
            <text:p/>
          </table:table-cell>
          <table:table-cell table:formula="of:=IF([.B62]=[dp05.E62];&quot;&quot;;&quot;NO!&quot;)">
            <text:p/>
          </table:table-cell>
        </table:table-row>
        <table:table-row table:style-name="ro1"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SEX AND AGE - 65 to 74 years</text:p>
          </table:table-cell>
          <table:table-cell table:formula="of:=IF([.A63]=[dp05.D63];&quot;&quot;;&quot;NO!&quot;)">
            <text:p/>
          </table:table-cell>
          <table:table-cell table:formula="of:=IF([.B63]=[dp05.E63];&quot;&quot;;&quot;NO!&quot;)">
            <text:p/>
          </table:table-cell>
        </table:table-row>
        <table:table-row table:style-name="ro1">
          <table:table-cell office:value-type="string" calcext:value-type="string">
            <text:p>HC01_VC20</text:p>
          </table:table-cell>
          <table:table-cell office:value-type="string" calcext:value-type="string">
            <text:p>Estimate; SEX AND AGE - 75 to 84 years</text:p>
          </table:table-cell>
          <table:table-cell table:formula="of:=IF([.A64]=[dp05.D64];&quot;&quot;;&quot;NO!&quot;)">
            <text:p/>
          </table:table-cell>
          <table:table-cell table:formula="of:=IF([.B64]=[dp05.E64];&quot;&quot;;&quot;NO!&quot;)">
            <text:p/>
          </table:table-cell>
        </table:table-row>
        <table:table-row table:style-name="ro1">
          <table:table-cell office:value-type="string" calcext:value-type="string">
            <text:p>HC02_VC20</text:p>
          </table:table-cell>
          <table:table-cell office:value-type="string" calcext:value-type="string">
            <text:p>Margin of Error; SEX AND AGE - 75 to 84 years</text:p>
          </table:table-cell>
          <table:table-cell table:formula="of:=IF([.A65]=[dp05.D65];&quot;&quot;;&quot;NO!&quot;)">
            <text:p/>
          </table:table-cell>
          <table:table-cell table:formula="of:=IF([.B65]=[dp05.E65];&quot;&quot;;&quot;NO!&quot;)">
            <text:p/>
          </table:table-cell>
        </table:table-row>
        <table:table-row table:style-name="ro1">
          <table:table-cell office:value-type="string" calcext:value-type="string">
            <text:p>HC03_VC20</text:p>
          </table:table-cell>
          <table:table-cell office:value-type="string" calcext:value-type="string">
            <text:p>Percent; SEX AND AGE - 75 to 84 years</text:p>
          </table:table-cell>
          <table:table-cell table:formula="of:=IF([.A66]=[dp05.D66];&quot;&quot;;&quot;NO!&quot;)">
            <text:p/>
          </table:table-cell>
          <table:table-cell table:formula="of:=IF([.B66]=[dp05.E66];&quot;&quot;;&quot;NO!&quot;)">
            <text:p/>
          </table:table-cell>
        </table:table-row>
        <table:table-row table:style-name="ro1"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SEX AND AGE - 75 to 84 years</text:p>
          </table:table-cell>
          <table:table-cell table:formula="of:=IF([.A67]=[dp05.D67];&quot;&quot;;&quot;NO!&quot;)">
            <text:p/>
          </table:table-cell>
          <table:table-cell table:formula="of:=IF([.B67]=[dp05.E67];&quot;&quot;;&quot;NO!&quot;)">
            <text:p/>
          </table:table-cell>
        </table:table-row>
        <table:table-row table:style-name="ro1">
          <table:table-cell office:value-type="string" calcext:value-type="string">
            <text:p>HC01_VC21</text:p>
          </table:table-cell>
          <table:table-cell office:value-type="string" calcext:value-type="string">
            <text:p>Estimate; SEX AND AGE - 85 years and over</text:p>
          </table:table-cell>
          <table:table-cell table:formula="of:=IF([.A68]=[dp05.D68];&quot;&quot;;&quot;NO!&quot;)">
            <text:p/>
          </table:table-cell>
          <table:table-cell table:formula="of:=IF([.B68]=[dp05.E68];&quot;&quot;;&quot;NO!&quot;)">
            <text:p/>
          </table:table-cell>
        </table:table-row>
        <table:table-row table:style-name="ro1">
          <table:table-cell office:value-type="string" calcext:value-type="string">
            <text:p>HC02_VC21</text:p>
          </table:table-cell>
          <table:table-cell office:value-type="string" calcext:value-type="string">
            <text:p>Margin of Error; SEX AND AGE - 85 years and over</text:p>
          </table:table-cell>
          <table:table-cell table:formula="of:=IF([.A69]=[dp05.D69];&quot;&quot;;&quot;NO!&quot;)">
            <text:p/>
          </table:table-cell>
          <table:table-cell table:formula="of:=IF([.B69]=[dp05.E69];&quot;&quot;;&quot;NO!&quot;)">
            <text:p/>
          </table:table-cell>
        </table:table-row>
        <table:table-row table:style-name="ro1">
          <table:table-cell office:value-type="string" calcext:value-type="string">
            <text:p>HC03_VC21</text:p>
          </table:table-cell>
          <table:table-cell office:value-type="string" calcext:value-type="string">
            <text:p>Percent; SEX AND AGE - 85 years and over</text:p>
          </table:table-cell>
          <table:table-cell table:formula="of:=IF([.A70]=[dp05.D70];&quot;&quot;;&quot;NO!&quot;)">
            <text:p/>
          </table:table-cell>
          <table:table-cell table:formula="of:=IF([.B70]=[dp05.E70];&quot;&quot;;&quot;NO!&quot;)">
            <text:p/>
          </table:table-cell>
        </table:table-row>
        <table:table-row table:style-name="ro1"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SEX AND AGE - 85 years and over</text:p>
          </table:table-cell>
          <table:table-cell table:formula="of:=IF([.A71]=[dp05.D71];&quot;&quot;;&quot;NO!&quot;)">
            <text:p/>
          </table:table-cell>
          <table:table-cell table:formula="of:=IF([.B71]=[dp05.E71];&quot;&quot;;&quot;NO!&quot;)">
            <text:p/>
          </table:table-cell>
        </table:table-row>
        <table:table-row table:style-name="ro1">
          <table:table-cell office:value-type="string" calcext:value-type="string">
            <text:p>HC01_VC24</text:p>
          </table:table-cell>
          <table:table-cell office:value-type="string" calcext:value-type="string">
            <text:p>Estimate; SEX AND AGE - Median age (years)</text:p>
          </table:table-cell>
          <table:table-cell table:formula="of:=IF([.A72]=[dp05.D72];&quot;&quot;;&quot;NO!&quot;)">
            <text:p/>
          </table:table-cell>
          <table:table-cell table:formula="of:=IF([.B72]=[dp05.E72];&quot;&quot;;&quot;NO!&quot;)">
            <text:p/>
          </table:table-cell>
        </table:table-row>
        <table:table-row table:style-name="ro1">
          <table:table-cell office:value-type="string" calcext:value-type="string">
            <text:p>HC02_VC24</text:p>
          </table:table-cell>
          <table:table-cell office:value-type="string" calcext:value-type="string">
            <text:p>Margin of Error; SEX AND AGE - Median age (years)</text:p>
          </table:table-cell>
          <table:table-cell table:formula="of:=IF([.A73]=[dp05.D73];&quot;&quot;;&quot;NO!&quot;)">
            <text:p/>
          </table:table-cell>
          <table:table-cell table:formula="of:=IF([.B73]=[dp05.E73];&quot;&quot;;&quot;NO!&quot;)">
            <text:p/>
          </table:table-cell>
        </table:table-row>
        <table:table-row table:style-name="ro1">
          <table:table-cell office:value-type="string" calcext:value-type="string">
            <text:p>HC03_VC24</text:p>
          </table:table-cell>
          <table:table-cell office:value-type="string" calcext:value-type="string">
            <text:p>Percent; SEX AND AGE - Median age (years)</text:p>
          </table:table-cell>
          <table:table-cell table:formula="of:=IF([.A74]=[dp05.D74];&quot;&quot;;&quot;NO!&quot;)">
            <text:p/>
          </table:table-cell>
          <table:table-cell table:formula="of:=IF([.B74]=[dp05.E74];&quot;&quot;;&quot;NO!&quot;)">
            <text:p/>
          </table:table-cell>
        </table:table-row>
        <table:table-row table:style-name="ro1">
          <table:table-cell office:value-type="string" calcext:value-type="string">
            <text:p>HC04_VC24</text:p>
          </table:table-cell>
          <table:table-cell office:value-type="string" calcext:value-type="string">
            <text:p>Percent Margin of Error; SEX AND AGE - Median age (years)</text:p>
          </table:table-cell>
          <table:table-cell table:formula="of:=IF([.A75]=[dp05.D75];&quot;&quot;;&quot;NO!&quot;)">
            <text:p/>
          </table:table-cell>
          <table:table-cell table:formula="of:=IF([.B75]=[dp05.E75];&quot;&quot;;&quot;NO!&quot;)">
            <text:p/>
          </table:table-cell>
        </table:table-row>
        <table:table-row table:style-name="ro1">
          <table:table-cell office:value-type="string" calcext:value-type="string">
            <text:p>HC01_VC27</text:p>
          </table:table-cell>
          <table:table-cell office:value-type="string" calcext:value-type="string">
            <text:p>Estimate; SEX AND AGE - Under 18 years</text:p>
          </table:table-cell>
          <table:table-cell table:formula="of:=IF([.A76]=[dp05.D76];&quot;&quot;;&quot;NO!&quot;)">
            <text:p/>
          </table:table-cell>
          <table:table-cell table:formula="of:=IF([.B76]=[dp05.E76];&quot;&quot;;&quot;NO!&quot;)">
            <text:p/>
          </table:table-cell>
        </table:table-row>
        <table:table-row table:style-name="ro1">
          <table:table-cell office:value-type="string" calcext:value-type="string">
            <text:p>HC02_VC27</text:p>
          </table:table-cell>
          <table:table-cell office:value-type="string" calcext:value-type="string">
            <text:p>Margin of Error; SEX AND AGE - Under 18 years</text:p>
          </table:table-cell>
          <table:table-cell table:formula="of:=IF([.A77]=[dp05.D77];&quot;&quot;;&quot;NO!&quot;)">
            <text:p/>
          </table:table-cell>
          <table:table-cell table:formula="of:=IF([.B77]=[dp05.E77];&quot;&quot;;&quot;NO!&quot;)">
            <text:p/>
          </table:table-cell>
        </table:table-row>
        <table:table-row table:style-name="ro1">
          <table:table-cell office:value-type="string" calcext:value-type="string">
            <text:p>HC03_VC27</text:p>
          </table:table-cell>
          <table:table-cell office:value-type="string" calcext:value-type="string">
            <text:p>Percent; SEX AND AGE - Under 18 years</text:p>
          </table:table-cell>
          <table:table-cell table:formula="of:=IF([.A78]=[dp05.D78];&quot;&quot;;&quot;NO!&quot;)">
            <text:p/>
          </table:table-cell>
          <table:table-cell table:formula="of:=IF([.B78]=[dp05.E78];&quot;&quot;;&quot;NO!&quot;)">
            <text:p/>
          </table:table-cell>
        </table:table-row>
        <table:table-row table:style-name="ro1"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SEX AND AGE - Under 18 years</text:p>
          </table:table-cell>
          <table:table-cell table:formula="of:=IF([.A79]=[dp05.D79];&quot;&quot;;&quot;NO!&quot;)">
            <text:p/>
          </table:table-cell>
          <table:table-cell table:formula="of:=IF([.B79]=[dp05.E79];&quot;&quot;;&quot;NO!&quot;)">
            <text:p/>
          </table:table-cell>
        </table:table-row>
        <table:table-row table:style-name="ro1">
          <table:table-cell office:value-type="string" calcext:value-type="string">
            <text:p>HC01_VC28</text:p>
          </table:table-cell>
          <table:table-cell office:value-type="string" calcext:value-type="string">
            <text:p>Estimate; SEX AND AGE - 16 years and over</text:p>
          </table:table-cell>
          <table:table-cell table:formula="of:=IF([.A80]=[dp05.D80];&quot;&quot;;&quot;NO!&quot;)">
            <text:p/>
          </table:table-cell>
          <table:table-cell table:formula="of:=IF([.B80]=[dp05.E80];&quot;&quot;;&quot;NO!&quot;)">
            <text:p/>
          </table:table-cell>
        </table:table-row>
        <table:table-row table:style-name="ro1">
          <table:table-cell office:value-type="string" calcext:value-type="string">
            <text:p>HC02_VC28</text:p>
          </table:table-cell>
          <table:table-cell office:value-type="string" calcext:value-type="string">
            <text:p>Margin of Error; SEX AND AGE - 16 years and over</text:p>
          </table:table-cell>
          <table:table-cell table:formula="of:=IF([.A81]=[dp05.D81];&quot;&quot;;&quot;NO!&quot;)">
            <text:p/>
          </table:table-cell>
          <table:table-cell table:formula="of:=IF([.B81]=[dp05.E81];&quot;&quot;;&quot;NO!&quot;)">
            <text:p/>
          </table:table-cell>
        </table:table-row>
        <table:table-row table:style-name="ro1">
          <table:table-cell office:value-type="string" calcext:value-type="string">
            <text:p>HC03_VC28</text:p>
          </table:table-cell>
          <table:table-cell office:value-type="string" calcext:value-type="string">
            <text:p>Percent; SEX AND AGE - 16 years and over</text:p>
          </table:table-cell>
          <table:table-cell table:formula="of:=IF([.A82]=[dp05.D82];&quot;&quot;;&quot;NO!&quot;)">
            <text:p/>
          </table:table-cell>
          <table:table-cell table:formula="of:=IF([.B82]=[dp05.E82];&quot;&quot;;&quot;NO!&quot;)">
            <text:p/>
          </table:table-cell>
        </table:table-row>
        <table:table-row table:style-name="ro1"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SEX AND AGE - 16 years and over</text:p>
          </table:table-cell>
          <table:table-cell table:formula="of:=IF([.A83]=[dp05.D83];&quot;&quot;;&quot;NO!&quot;)">
            <text:p/>
          </table:table-cell>
          <table:table-cell table:formula="of:=IF([.B83]=[dp05.E83];&quot;&quot;;&quot;NO!&quot;)">
            <text:p/>
          </table:table-cell>
        </table:table-row>
        <table:table-row table:style-name="ro1">
          <table:table-cell office:value-type="string" calcext:value-type="string">
            <text:p>HC01_VC29</text:p>
          </table:table-cell>
          <table:table-cell office:value-type="string" calcext:value-type="string">
            <text:p>Estimate; SEX AND AGE - 18 years and over</text:p>
          </table:table-cell>
          <table:table-cell table:formula="of:=IF([.A84]=[dp05.D84];&quot;&quot;;&quot;NO!&quot;)">
            <text:p/>
          </table:table-cell>
          <table:table-cell table:formula="of:=IF([.B84]=[dp05.E84];&quot;&quot;;&quot;NO!&quot;)">
            <text:p/>
          </table:table-cell>
        </table:table-row>
        <table:table-row table:style-name="ro1">
          <table:table-cell office:value-type="string" calcext:value-type="string">
            <text:p>HC02_VC29</text:p>
          </table:table-cell>
          <table:table-cell office:value-type="string" calcext:value-type="string">
            <text:p>Margin of Error; SEX AND AGE - 18 years and over</text:p>
          </table:table-cell>
          <table:table-cell table:formula="of:=IF([.A85]=[dp05.D85];&quot;&quot;;&quot;NO!&quot;)">
            <text:p/>
          </table:table-cell>
          <table:table-cell table:formula="of:=IF([.B85]=[dp05.E85];&quot;&quot;;&quot;NO!&quot;)">
            <text:p/>
          </table:table-cell>
        </table:table-row>
        <table:table-row table:style-name="ro1">
          <table:table-cell office:value-type="string" calcext:value-type="string">
            <text:p>HC03_VC29</text:p>
          </table:table-cell>
          <table:table-cell office:value-type="string" calcext:value-type="string">
            <text:p>Percent; SEX AND AGE - 18 years and over</text:p>
          </table:table-cell>
          <table:table-cell table:formula="of:=IF([.A86]=[dp05.D86];&quot;&quot;;&quot;NO!&quot;)">
            <text:p/>
          </table:table-cell>
          <table:table-cell table:formula="of:=IF([.B86]=[dp05.E86];&quot;&quot;;&quot;NO!&quot;)">
            <text:p/>
          </table:table-cell>
        </table:table-row>
        <table:table-row table:style-name="ro1"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SEX AND AGE - 18 years and over</text:p>
          </table:table-cell>
          <table:table-cell table:formula="of:=IF([.A87]=[dp05.D87];&quot;&quot;;&quot;NO!&quot;)">
            <text:p/>
          </table:table-cell>
          <table:table-cell table:formula="of:=IF([.B87]=[dp05.E87];&quot;&quot;;&quot;NO!&quot;)">
            <text:p/>
          </table:table-cell>
        </table:table-row>
        <table:table-row table:style-name="ro1">
          <table:table-cell office:value-type="string" calcext:value-type="string">
            <text:p>HC01_VC30</text:p>
          </table:table-cell>
          <table:table-cell office:value-type="string" calcext:value-type="string">
            <text:p>Estimate; SEX AND AGE - 21 years and over</text:p>
          </table:table-cell>
          <table:table-cell table:formula="of:=IF([.A88]=[dp05.D88];&quot;&quot;;&quot;NO!&quot;)">
            <text:p/>
          </table:table-cell>
          <table:table-cell table:formula="of:=IF([.B88]=[dp05.E88];&quot;&quot;;&quot;NO!&quot;)">
            <text:p/>
          </table:table-cell>
        </table:table-row>
        <table:table-row table:style-name="ro1">
          <table:table-cell office:value-type="string" calcext:value-type="string">
            <text:p>HC02_VC30</text:p>
          </table:table-cell>
          <table:table-cell office:value-type="string" calcext:value-type="string">
            <text:p>Margin of Error; SEX AND AGE - 21 years and over</text:p>
          </table:table-cell>
          <table:table-cell table:formula="of:=IF([.A89]=[dp05.D89];&quot;&quot;;&quot;NO!&quot;)">
            <text:p/>
          </table:table-cell>
          <table:table-cell table:formula="of:=IF([.B89]=[dp05.E89];&quot;&quot;;&quot;NO!&quot;)">
            <text:p/>
          </table:table-cell>
        </table:table-row>
        <table:table-row table:style-name="ro1">
          <table:table-cell office:value-type="string" calcext:value-type="string">
            <text:p>HC03_VC30</text:p>
          </table:table-cell>
          <table:table-cell office:value-type="string" calcext:value-type="string">
            <text:p>Percent; SEX AND AGE - 21 years and over</text:p>
          </table:table-cell>
          <table:table-cell table:formula="of:=IF([.A90]=[dp05.D90];&quot;&quot;;&quot;NO!&quot;)">
            <text:p/>
          </table:table-cell>
          <table:table-cell table:formula="of:=IF([.B90]=[dp05.E90];&quot;&quot;;&quot;NO!&quot;)">
            <text:p/>
          </table:table-cell>
        </table:table-row>
        <table:table-row table:style-name="ro1"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SEX AND AGE - 21 years and over</text:p>
          </table:table-cell>
          <table:table-cell table:formula="of:=IF([.A91]=[dp05.D91];&quot;&quot;;&quot;NO!&quot;)">
            <text:p/>
          </table:table-cell>
          <table:table-cell table:formula="of:=IF([.B91]=[dp05.E91];&quot;&quot;;&quot;NO!&quot;)">
            <text:p/>
          </table:table-cell>
        </table:table-row>
        <table:table-row table:style-name="ro1">
          <table:table-cell office:value-type="string" calcext:value-type="string">
            <text:p>HC01_VC31</text:p>
          </table:table-cell>
          <table:table-cell office:value-type="string" calcext:value-type="string">
            <text:p>Estimate; SEX AND AGE - 62 years and over</text:p>
          </table:table-cell>
          <table:table-cell table:formula="of:=IF([.A92]=[dp05.D92];&quot;&quot;;&quot;NO!&quot;)">
            <text:p/>
          </table:table-cell>
          <table:table-cell table:formula="of:=IF([.B92]=[dp05.E92];&quot;&quot;;&quot;NO!&quot;)">
            <text:p/>
          </table:table-cell>
        </table:table-row>
        <table:table-row table:style-name="ro1">
          <table:table-cell office:value-type="string" calcext:value-type="string">
            <text:p>HC02_VC31</text:p>
          </table:table-cell>
          <table:table-cell office:value-type="string" calcext:value-type="string">
            <text:p>Margin of Error; SEX AND AGE - 62 years and over</text:p>
          </table:table-cell>
          <table:table-cell table:formula="of:=IF([.A93]=[dp05.D93];&quot;&quot;;&quot;NO!&quot;)">
            <text:p/>
          </table:table-cell>
          <table:table-cell table:formula="of:=IF([.B93]=[dp05.E93];&quot;&quot;;&quot;NO!&quot;)">
            <text:p/>
          </table:table-cell>
        </table:table-row>
        <table:table-row table:style-name="ro1">
          <table:table-cell office:value-type="string" calcext:value-type="string">
            <text:p>HC03_VC31</text:p>
          </table:table-cell>
          <table:table-cell office:value-type="string" calcext:value-type="string">
            <text:p>Percent; SEX AND AGE - 62 years and over</text:p>
          </table:table-cell>
          <table:table-cell table:formula="of:=IF([.A94]=[dp05.D94];&quot;&quot;;&quot;NO!&quot;)">
            <text:p/>
          </table:table-cell>
          <table:table-cell table:formula="of:=IF([.B94]=[dp05.E94];&quot;&quot;;&quot;NO!&quot;)">
            <text:p/>
          </table:table-cell>
        </table:table-row>
        <table:table-row table:style-name="ro1"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SEX AND AGE - 62 years and over</text:p>
          </table:table-cell>
          <table:table-cell table:formula="of:=IF([.A95]=[dp05.D95];&quot;&quot;;&quot;NO!&quot;)">
            <text:p/>
          </table:table-cell>
          <table:table-cell table:formula="of:=IF([.B95]=[dp05.E95];&quot;&quot;;&quot;NO!&quot;)">
            <text:p/>
          </table:table-cell>
        </table:table-row>
        <table:table-row table:style-name="ro1">
          <table:table-cell office:value-type="string" calcext:value-type="string">
            <text:p>HC01_VC32</text:p>
          </table:table-cell>
          <table:table-cell office:value-type="string" calcext:value-type="string">
            <text:p>Estimate; SEX AND AGE - 65 years and over</text:p>
          </table:table-cell>
          <table:table-cell table:formula="of:=IF([.A96]=[dp05.D96];&quot;&quot;;&quot;NO!&quot;)">
            <text:p/>
          </table:table-cell>
          <table:table-cell table:formula="of:=IF([.B96]=[dp05.E96];&quot;&quot;;&quot;NO!&quot;)">
            <text:p/>
          </table:table-cell>
        </table:table-row>
        <table:table-row table:style-name="ro1">
          <table:table-cell office:value-type="string" calcext:value-type="string">
            <text:p>HC02_VC32</text:p>
          </table:table-cell>
          <table:table-cell office:value-type="string" calcext:value-type="string">
            <text:p>Margin of Error; SEX AND AGE - 65 years and over</text:p>
          </table:table-cell>
          <table:table-cell table:formula="of:=IF([.A97]=[dp05.D97];&quot;&quot;;&quot;NO!&quot;)">
            <text:p/>
          </table:table-cell>
          <table:table-cell table:formula="of:=IF([.B97]=[dp05.E97];&quot;&quot;;&quot;NO!&quot;)">
            <text:p/>
          </table:table-cell>
        </table:table-row>
        <table:table-row table:style-name="ro1">
          <table:table-cell office:value-type="string" calcext:value-type="string">
            <text:p>HC03_VC32</text:p>
          </table:table-cell>
          <table:table-cell office:value-type="string" calcext:value-type="string">
            <text:p>Percent; SEX AND AGE - 65 years and over</text:p>
          </table:table-cell>
          <table:table-cell table:formula="of:=IF([.A98]=[dp05.D98];&quot;&quot;;&quot;NO!&quot;)">
            <text:p/>
          </table:table-cell>
          <table:table-cell table:formula="of:=IF([.B98]=[dp05.E98];&quot;&quot;;&quot;NO!&quot;)">
            <text:p/>
          </table:table-cell>
        </table:table-row>
        <table:table-row table:style-name="ro1"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SEX AND AGE - 65 years and over</text:p>
          </table:table-cell>
          <table:table-cell table:formula="of:=IF([.A99]=[dp05.D99];&quot;&quot;;&quot;NO!&quot;)">
            <text:p/>
          </table:table-cell>
          <table:table-cell table:formula="of:=IF([.B99]=[dp05.E99];&quot;&quot;;&quot;NO!&quot;)">
            <text:p/>
          </table:table-cell>
        </table:table-row>
        <table:table-row table:style-name="ro1">
          <table:table-cell office:value-type="string" calcext:value-type="string">
            <text:p>HC01_VC35</text:p>
          </table:table-cell>
          <table:table-cell office:value-type="string" calcext:value-type="string">
            <text:p>Estimate; SEX AND AGE - 18 years and over</text:p>
          </table:table-cell>
          <table:table-cell table:formula="of:=IF([.A100]=[dp05.D100];&quot;&quot;;&quot;NO!&quot;)">
            <text:p/>
          </table:table-cell>
          <table:table-cell table:formula="of:=IF([.B100]=[dp05.E100];&quot;&quot;;&quot;NO!&quot;)">
            <text:p/>
          </table:table-cell>
        </table:table-row>
        <table:table-row table:style-name="ro1">
          <table:table-cell office:value-type="string" calcext:value-type="string">
            <text:p>HC02_VC35</text:p>
          </table:table-cell>
          <table:table-cell office:value-type="string" calcext:value-type="string">
            <text:p>Margin of Error; SEX AND AGE - 18 years and over</text:p>
          </table:table-cell>
          <table:table-cell table:formula="of:=IF([.A101]=[dp05.D101];&quot;&quot;;&quot;NO!&quot;)">
            <text:p/>
          </table:table-cell>
          <table:table-cell table:formula="of:=IF([.B101]=[dp05.E101];&quot;&quot;;&quot;NO!&quot;)">
            <text:p/>
          </table:table-cell>
        </table:table-row>
        <table:table-row table:style-name="ro1">
          <table:table-cell office:value-type="string" calcext:value-type="string">
            <text:p>HC03_VC35</text:p>
          </table:table-cell>
          <table:table-cell office:value-type="string" calcext:value-type="string">
            <text:p>Percent; SEX AND AGE - 18 years and over</text:p>
          </table:table-cell>
          <table:table-cell table:formula="of:=IF([.A102]=[dp05.D102];&quot;&quot;;&quot;NO!&quot;)">
            <text:p/>
          </table:table-cell>
          <table:table-cell table:formula="of:=IF([.B102]=[dp05.E102];&quot;&quot;;&quot;NO!&quot;)">
            <text:p/>
          </table:table-cell>
        </table:table-row>
        <table:table-row table:style-name="ro1">
          <table:table-cell office:value-type="string" calcext:value-type="string">
            <text:p>HC04_VC35</text:p>
          </table:table-cell>
          <table:table-cell office:value-type="string" calcext:value-type="string">
            <text:p>Percent Margin of Error; SEX AND AGE - 18 years and over</text:p>
          </table:table-cell>
          <table:table-cell table:formula="of:=IF([.A103]=[dp05.D103];&quot;&quot;;&quot;NO!&quot;)">
            <text:p/>
          </table:table-cell>
          <table:table-cell table:formula="of:=IF([.B103]=[dp05.E103];&quot;&quot;;&quot;NO!&quot;)">
            <text:p/>
          </table:table-cell>
        </table:table-row>
        <table:table-row table:style-name="ro1">
          <table:table-cell office:value-type="string" calcext:value-type="string">
            <text:p>HC01_VC36</text:p>
          </table:table-cell>
          <table:table-cell office:value-type="string" calcext:value-type="string">
            <text:p>Estimate; SEX AND AGE - 18 years and over - Male</text:p>
          </table:table-cell>
          <table:table-cell table:formula="of:=IF([.A104]=[dp05.D104];&quot;&quot;;&quot;NO!&quot;)">
            <text:p/>
          </table:table-cell>
          <table:table-cell table:formula="of:=IF([.B104]=[dp05.E104];&quot;&quot;;&quot;NO!&quot;)">
            <text:p/>
          </table:table-cell>
        </table:table-row>
        <table:table-row table:style-name="ro1">
          <table:table-cell office:value-type="string" calcext:value-type="string">
            <text:p>HC02_VC36</text:p>
          </table:table-cell>
          <table:table-cell office:value-type="string" calcext:value-type="string">
            <text:p>Margin of Error; SEX AND AGE - 18 years and over - Male</text:p>
          </table:table-cell>
          <table:table-cell table:formula="of:=IF([.A105]=[dp05.D105];&quot;&quot;;&quot;NO!&quot;)">
            <text:p/>
          </table:table-cell>
          <table:table-cell table:formula="of:=IF([.B105]=[dp05.E105];&quot;&quot;;&quot;NO!&quot;)">
            <text:p/>
          </table:table-cell>
        </table:table-row>
        <table:table-row table:style-name="ro1">
          <table:table-cell office:value-type="string" calcext:value-type="string">
            <text:p>HC03_VC36</text:p>
          </table:table-cell>
          <table:table-cell office:value-type="string" calcext:value-type="string">
            <text:p>Percent; SEX AND AGE - 18 years and over - Male</text:p>
          </table:table-cell>
          <table:table-cell table:formula="of:=IF([.A106]=[dp05.D106];&quot;&quot;;&quot;NO!&quot;)">
            <text:p/>
          </table:table-cell>
          <table:table-cell table:formula="of:=IF([.B106]=[dp05.E106];&quot;&quot;;&quot;NO!&quot;)">
            <text:p/>
          </table:table-cell>
        </table:table-row>
        <table:table-row table:style-name="ro1"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SEX AND AGE - 18 years and over - Male</text:p>
          </table:table-cell>
          <table:table-cell table:formula="of:=IF([.A107]=[dp05.D107];&quot;&quot;;&quot;NO!&quot;)">
            <text:p/>
          </table:table-cell>
          <table:table-cell table:formula="of:=IF([.B107]=[dp05.E107];&quot;&quot;;&quot;NO!&quot;)">
            <text:p/>
          </table:table-cell>
        </table:table-row>
        <table:table-row table:style-name="ro1">
          <table:table-cell office:value-type="string" calcext:value-type="string">
            <text:p>HC01_VC37</text:p>
          </table:table-cell>
          <table:table-cell office:value-type="string" calcext:value-type="string">
            <text:p>Estimate; SEX AND AGE - 18 years and over - Female</text:p>
          </table:table-cell>
          <table:table-cell table:formula="of:=IF([.A108]=[dp05.D108];&quot;&quot;;&quot;NO!&quot;)">
            <text:p/>
          </table:table-cell>
          <table:table-cell table:formula="of:=IF([.B108]=[dp05.E108];&quot;&quot;;&quot;NO!&quot;)">
            <text:p/>
          </table:table-cell>
        </table:table-row>
        <table:table-row table:style-name="ro1">
          <table:table-cell office:value-type="string" calcext:value-type="string">
            <text:p>HC02_VC37</text:p>
          </table:table-cell>
          <table:table-cell office:value-type="string" calcext:value-type="string">
            <text:p>Margin of Error; SEX AND AGE - 18 years and over - Female</text:p>
          </table:table-cell>
          <table:table-cell table:formula="of:=IF([.A109]=[dp05.D109];&quot;&quot;;&quot;NO!&quot;)">
            <text:p/>
          </table:table-cell>
          <table:table-cell table:formula="of:=IF([.B109]=[dp05.E109];&quot;&quot;;&quot;NO!&quot;)">
            <text:p/>
          </table:table-cell>
        </table:table-row>
        <table:table-row table:style-name="ro1">
          <table:table-cell office:value-type="string" calcext:value-type="string">
            <text:p>HC03_VC37</text:p>
          </table:table-cell>
          <table:table-cell office:value-type="string" calcext:value-type="string">
            <text:p>Percent; SEX AND AGE - 18 years and over - Female</text:p>
          </table:table-cell>
          <table:table-cell table:formula="of:=IF([.A110]=[dp05.D110];&quot;&quot;;&quot;NO!&quot;)">
            <text:p/>
          </table:table-cell>
          <table:table-cell table:formula="of:=IF([.B110]=[dp05.E110];&quot;&quot;;&quot;NO!&quot;)">
            <text:p/>
          </table:table-cell>
        </table:table-row>
        <table:table-row table:style-name="ro1">
          <table:table-cell office:value-type="string" calcext:value-type="string">
            <text:p>HC04_VC37</text:p>
          </table:table-cell>
          <table:table-cell office:value-type="string" calcext:value-type="string">
            <text:p>Percent Margin of Error; SEX AND AGE - 18 years and over - Female</text:p>
          </table:table-cell>
          <table:table-cell table:formula="of:=IF([.A111]=[dp05.D111];&quot;&quot;;&quot;NO!&quot;)">
            <text:p/>
          </table:table-cell>
          <table:table-cell table:formula="of:=IF([.B111]=[dp05.E111];&quot;&quot;;&quot;NO!&quot;)">
            <text:p/>
          </table:table-cell>
        </table:table-row>
        <table:table-row table:style-name="ro1">
          <table:table-cell office:value-type="string" calcext:value-type="string">
            <text:p>HC01_VC38</text:p>
          </table:table-cell>
          <table:table-cell office:value-type="string" calcext:value-type="string">
            <text:p>Estimate; SEX AND AGE - 18 years and over - Sex ratio (males per 100 females)</text:p>
          </table:table-cell>
          <table:table-cell table:formula="of:=IF([.A112]=[dp05.D112];&quot;&quot;;&quot;NO!&quot;)">
            <text:p/>
          </table:table-cell>
          <table:table-cell table:formula="of:=IF([.B112]=[dp05.E112];&quot;&quot;;&quot;NO!&quot;)">
            <text:p/>
          </table:table-cell>
        </table:table-row>
        <table:table-row table:style-name="ro1">
          <table:table-cell office:value-type="string" calcext:value-type="string">
            <text:p>HC02_VC38</text:p>
          </table:table-cell>
          <table:table-cell office:value-type="string" calcext:value-type="string">
            <text:p>Margin of Error; SEX AND AGE - 18 years and over - Sex ratio (males per 100 females)</text:p>
          </table:table-cell>
          <table:table-cell table:formula="of:=IF([.A113]=[dp05.D113];&quot;&quot;;&quot;NO!&quot;)">
            <text:p/>
          </table:table-cell>
          <table:table-cell table:formula="of:=IF([.B113]=[dp05.E113];&quot;&quot;;&quot;NO!&quot;)">
            <text:p/>
          </table:table-cell>
        </table:table-row>
        <table:table-row table:style-name="ro1">
          <table:table-cell office:value-type="string" calcext:value-type="string">
            <text:p>HC03_VC38</text:p>
          </table:table-cell>
          <table:table-cell office:value-type="string" calcext:value-type="string">
            <text:p>Percent; SEX AND AGE - 18 years and over - Sex ratio (males per 100 females)</text:p>
          </table:table-cell>
          <table:table-cell table:formula="of:=IF([.A114]=[dp05.D114];&quot;&quot;;&quot;NO!&quot;)">
            <text:p/>
          </table:table-cell>
          <table:table-cell table:formula="of:=IF([.B114]=[dp05.E114];&quot;&quot;;&quot;NO!&quot;)">
            <text:p/>
          </table:table-cell>
        </table:table-row>
        <table:table-row table:style-name="ro1">
          <table:table-cell office:value-type="string" calcext:value-type="string">
            <text:p>HC04_VC38</text:p>
          </table:table-cell>
          <table:table-cell office:value-type="string" calcext:value-type="string">
            <text:p>Percent Margin of Error; SEX AND AGE - 18 years and over - Sex ratio (males per 100 females)</text:p>
          </table:table-cell>
          <table:table-cell table:formula="of:=IF([.A115]=[dp05.D115];&quot;&quot;;&quot;NO!&quot;)">
            <text:p/>
          </table:table-cell>
          <table:table-cell table:formula="of:=IF([.B115]=[dp05.E115];&quot;&quot;;&quot;NO!&quot;)">
            <text:p/>
          </table:table-cell>
        </table:table-row>
        <table:table-row table:style-name="ro1">
          <table:table-cell office:value-type="string" calcext:value-type="string">
            <text:p>HC01_VC41</text:p>
          </table:table-cell>
          <table:table-cell office:value-type="string" calcext:value-type="string">
            <text:p>Estimate; SEX AND AGE - 65 years and over</text:p>
          </table:table-cell>
          <table:table-cell table:formula="of:=IF([.A116]=[dp05.D116];&quot;&quot;;&quot;NO!&quot;)">
            <text:p/>
          </table:table-cell>
          <table:table-cell table:formula="of:=IF([.B116]=[dp05.E116];&quot;&quot;;&quot;NO!&quot;)">
            <text:p/>
          </table:table-cell>
        </table:table-row>
        <table:table-row table:style-name="ro1">
          <table:table-cell office:value-type="string" calcext:value-type="string">
            <text:p>HC02_VC41</text:p>
          </table:table-cell>
          <table:table-cell office:value-type="string" calcext:value-type="string">
            <text:p>Margin of Error; SEX AND AGE - 65 years and over</text:p>
          </table:table-cell>
          <table:table-cell table:formula="of:=IF([.A117]=[dp05.D117];&quot;&quot;;&quot;NO!&quot;)">
            <text:p/>
          </table:table-cell>
          <table:table-cell table:formula="of:=IF([.B117]=[dp05.E117];&quot;&quot;;&quot;NO!&quot;)">
            <text:p/>
          </table:table-cell>
        </table:table-row>
        <table:table-row table:style-name="ro1">
          <table:table-cell office:value-type="string" calcext:value-type="string">
            <text:p>HC03_VC41</text:p>
          </table:table-cell>
          <table:table-cell office:value-type="string" calcext:value-type="string">
            <text:p>Percent; SEX AND AGE - 65 years and over</text:p>
          </table:table-cell>
          <table:table-cell table:formula="of:=IF([.A118]=[dp05.D118];&quot;&quot;;&quot;NO!&quot;)">
            <text:p/>
          </table:table-cell>
          <table:table-cell table:formula="of:=IF([.B118]=[dp05.E118];&quot;&quot;;&quot;NO!&quot;)">
            <text:p/>
          </table:table-cell>
        </table:table-row>
        <table:table-row table:style-name="ro1"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SEX AND AGE - 65 years and over</text:p>
          </table:table-cell>
          <table:table-cell table:formula="of:=IF([.A119]=[dp05.D119];&quot;&quot;;&quot;NO!&quot;)">
            <text:p/>
          </table:table-cell>
          <table:table-cell table:formula="of:=IF([.B119]=[dp05.E119];&quot;&quot;;&quot;NO!&quot;)">
            <text:p/>
          </table:table-cell>
        </table:table-row>
        <table:table-row table:style-name="ro1">
          <table:table-cell office:value-type="string" calcext:value-type="string">
            <text:p>HC01_VC42</text:p>
          </table:table-cell>
          <table:table-cell office:value-type="string" calcext:value-type="string">
            <text:p>Estimate; SEX AND AGE - 65 years and over - Male</text:p>
          </table:table-cell>
          <table:table-cell table:formula="of:=IF([.A120]=[dp05.D120];&quot;&quot;;&quot;NO!&quot;)">
            <text:p/>
          </table:table-cell>
          <table:table-cell table:formula="of:=IF([.B120]=[dp05.E120];&quot;&quot;;&quot;NO!&quot;)">
            <text:p/>
          </table:table-cell>
        </table:table-row>
        <table:table-row table:style-name="ro1">
          <table:table-cell office:value-type="string" calcext:value-type="string">
            <text:p>HC02_VC42</text:p>
          </table:table-cell>
          <table:table-cell office:value-type="string" calcext:value-type="string">
            <text:p>Margin of Error; SEX AND AGE - 65 years and over - Male</text:p>
          </table:table-cell>
          <table:table-cell table:formula="of:=IF([.A121]=[dp05.D121];&quot;&quot;;&quot;NO!&quot;)">
            <text:p/>
          </table:table-cell>
          <table:table-cell table:formula="of:=IF([.B121]=[dp05.E121];&quot;&quot;;&quot;NO!&quot;)">
            <text:p/>
          </table:table-cell>
        </table:table-row>
        <table:table-row table:style-name="ro1">
          <table:table-cell office:value-type="string" calcext:value-type="string">
            <text:p>HC03_VC42</text:p>
          </table:table-cell>
          <table:table-cell office:value-type="string" calcext:value-type="string">
            <text:p>Percent; SEX AND AGE - 65 years and over - Male</text:p>
          </table:table-cell>
          <table:table-cell table:formula="of:=IF([.A122]=[dp05.D122];&quot;&quot;;&quot;NO!&quot;)">
            <text:p/>
          </table:table-cell>
          <table:table-cell table:formula="of:=IF([.B122]=[dp05.E122];&quot;&quot;;&quot;NO!&quot;)">
            <text:p/>
          </table:table-cell>
        </table:table-row>
        <table:table-row table:style-name="ro1"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SEX AND AGE - 65 years and over - Male</text:p>
          </table:table-cell>
          <table:table-cell table:formula="of:=IF([.A123]=[dp05.D123];&quot;&quot;;&quot;NO!&quot;)">
            <text:p/>
          </table:table-cell>
          <table:table-cell table:formula="of:=IF([.B123]=[dp05.E123];&quot;&quot;;&quot;NO!&quot;)">
            <text:p/>
          </table:table-cell>
        </table:table-row>
        <table:table-row table:style-name="ro1">
          <table:table-cell office:value-type="string" calcext:value-type="string">
            <text:p>HC01_VC43</text:p>
          </table:table-cell>
          <table:table-cell office:value-type="string" calcext:value-type="string">
            <text:p>Estimate; SEX AND AGE - 65 years and over - Female</text:p>
          </table:table-cell>
          <table:table-cell table:formula="of:=IF([.A124]=[dp05.D124];&quot;&quot;;&quot;NO!&quot;)">
            <text:p/>
          </table:table-cell>
          <table:table-cell table:formula="of:=IF([.B124]=[dp05.E124];&quot;&quot;;&quot;NO!&quot;)">
            <text:p/>
          </table:table-cell>
        </table:table-row>
        <table:table-row table:style-name="ro1">
          <table:table-cell office:value-type="string" calcext:value-type="string">
            <text:p>HC02_VC43</text:p>
          </table:table-cell>
          <table:table-cell office:value-type="string" calcext:value-type="string">
            <text:p>Margin of Error; SEX AND AGE - 65 years and over - Female</text:p>
          </table:table-cell>
          <table:table-cell table:formula="of:=IF([.A125]=[dp05.D125];&quot;&quot;;&quot;NO!&quot;)">
            <text:p/>
          </table:table-cell>
          <table:table-cell table:formula="of:=IF([.B125]=[dp05.E125];&quot;&quot;;&quot;NO!&quot;)">
            <text:p/>
          </table:table-cell>
        </table:table-row>
        <table:table-row table:style-name="ro1">
          <table:table-cell office:value-type="string" calcext:value-type="string">
            <text:p>HC03_VC43</text:p>
          </table:table-cell>
          <table:table-cell office:value-type="string" calcext:value-type="string">
            <text:p>Percent; SEX AND AGE - 65 years and over - Female</text:p>
          </table:table-cell>
          <table:table-cell table:formula="of:=IF([.A126]=[dp05.D126];&quot;&quot;;&quot;NO!&quot;)">
            <text:p/>
          </table:table-cell>
          <table:table-cell table:formula="of:=IF([.B126]=[dp05.E126];&quot;&quot;;&quot;NO!&quot;)">
            <text:p/>
          </table:table-cell>
        </table:table-row>
        <table:table-row table:style-name="ro1"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SEX AND AGE - 65 years and over - Female</text:p>
          </table:table-cell>
          <table:table-cell table:formula="of:=IF([.A127]=[dp05.D127];&quot;&quot;;&quot;NO!&quot;)">
            <text:p/>
          </table:table-cell>
          <table:table-cell table:formula="of:=IF([.B127]=[dp05.E127];&quot;&quot;;&quot;NO!&quot;)">
            <text:p/>
          </table:table-cell>
        </table:table-row>
        <table:table-row table:style-name="ro1">
          <table:table-cell office:value-type="string" calcext:value-type="string">
            <text:p>HC01_VC44</text:p>
          </table:table-cell>
          <table:table-cell office:value-type="string" calcext:value-type="string">
            <text:p>Estimate; SEX AND AGE - 65 years and over - Sex ratio (males per 100 females)</text:p>
          </table:table-cell>
          <table:table-cell table:formula="of:=IF([.A128]=[dp05.D128];&quot;&quot;;&quot;NO!&quot;)">
            <text:p/>
          </table:table-cell>
          <table:table-cell table:formula="of:=IF([.B128]=[dp05.E128];&quot;&quot;;&quot;NO!&quot;)">
            <text:p/>
          </table:table-cell>
        </table:table-row>
        <table:table-row table:style-name="ro1">
          <table:table-cell office:value-type="string" calcext:value-type="string">
            <text:p>HC02_VC44</text:p>
          </table:table-cell>
          <table:table-cell office:value-type="string" calcext:value-type="string">
            <text:p>Margin of Error; SEX AND AGE - 65 years and over - Sex ratio (males per 100 females)</text:p>
          </table:table-cell>
          <table:table-cell table:formula="of:=IF([.A129]=[dp05.D129];&quot;&quot;;&quot;NO!&quot;)">
            <text:p/>
          </table:table-cell>
          <table:table-cell table:formula="of:=IF([.B129]=[dp05.E129];&quot;&quot;;&quot;NO!&quot;)">
            <text:p/>
          </table:table-cell>
        </table:table-row>
        <table:table-row table:style-name="ro1">
          <table:table-cell office:value-type="string" calcext:value-type="string">
            <text:p>HC03_VC44</text:p>
          </table:table-cell>
          <table:table-cell office:value-type="string" calcext:value-type="string">
            <text:p>Percent; SEX AND AGE - 65 years and over - Sex ratio (males per 100 females)</text:p>
          </table:table-cell>
          <table:table-cell table:formula="of:=IF([.A130]=[dp05.D130];&quot;&quot;;&quot;NO!&quot;)">
            <text:p/>
          </table:table-cell>
          <table:table-cell table:formula="of:=IF([.B130]=[dp05.E130];&quot;&quot;;&quot;NO!&quot;)">
            <text:p/>
          </table:table-cell>
        </table:table-row>
        <table:table-row table:style-name="ro1"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SEX AND AGE - 65 years and over - Sex ratio (males per 100 females)</text:p>
          </table:table-cell>
          <table:table-cell table:formula="of:=IF([.A131]=[dp05.D131];&quot;&quot;;&quot;NO!&quot;)">
            <text:p/>
          </table:table-cell>
          <table:table-cell table:formula="of:=IF([.B131]=[dp05.E131];&quot;&quot;;&quot;NO!&quot;)">
            <text:p/>
          </table:table-cell>
        </table:table-row>
        <table:table-row table:style-name="ro1">
          <table:table-cell office:value-type="string" calcext:value-type="string">
            <text:p>HC01_VC48</text:p>
          </table:table-cell>
          <table:table-cell office:value-type="string" calcext:value-type="string">
            <text:p>Estimate; RACE - Total population</text:p>
          </table:table-cell>
          <table:table-cell table:formula="of:=IF([.A132]=[dp05.D132];&quot;&quot;;&quot;NO!&quot;)">
            <text:p/>
          </table:table-cell>
          <table:table-cell table:formula="of:=IF([.B132]=[dp05.E132];&quot;&quot;;&quot;NO!&quot;)">
            <text:p/>
          </table:table-cell>
        </table:table-row>
        <table:table-row table:style-name="ro1">
          <table:table-cell office:value-type="string" calcext:value-type="string">
            <text:p>HC02_VC48</text:p>
          </table:table-cell>
          <table:table-cell office:value-type="string" calcext:value-type="string">
            <text:p>Margin of Error; RACE - Total population</text:p>
          </table:table-cell>
          <table:table-cell table:formula="of:=IF([.A133]=[dp05.D133];&quot;&quot;;&quot;NO!&quot;)">
            <text:p/>
          </table:table-cell>
          <table:table-cell table:formula="of:=IF([.B133]=[dp05.E133];&quot;&quot;;&quot;NO!&quot;)">
            <text:p/>
          </table:table-cell>
        </table:table-row>
        <table:table-row table:style-name="ro1">
          <table:table-cell office:value-type="string" calcext:value-type="string">
            <text:p>HC03_VC48</text:p>
          </table:table-cell>
          <table:table-cell office:value-type="string" calcext:value-type="string">
            <text:p>Percent; RACE - Total population</text:p>
          </table:table-cell>
          <table:table-cell table:formula="of:=IF([.A134]=[dp05.D134];&quot;&quot;;&quot;NO!&quot;)">
            <text:p/>
          </table:table-cell>
          <table:table-cell table:formula="of:=IF([.B134]=[dp05.E134];&quot;&quot;;&quot;NO!&quot;)">
            <text:p/>
          </table:table-cell>
        </table:table-row>
        <table:table-row table:style-name="ro1"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RACE - Total population</text:p>
          </table:table-cell>
          <table:table-cell table:formula="of:=IF([.A135]=[dp05.D135];&quot;&quot;;&quot;NO!&quot;)">
            <text:p/>
          </table:table-cell>
          <table:table-cell table:formula="of:=IF([.B135]=[dp05.E135];&quot;&quot;;&quot;NO!&quot;)">
            <text:p/>
          </table:table-cell>
        </table:table-row>
        <table:table-row table:style-name="ro1">
          <table:table-cell office:value-type="string" calcext:value-type="string">
            <text:p>HC01_VC49</text:p>
          </table:table-cell>
          <table:table-cell office:value-type="string" calcext:value-type="string">
            <text:p>Estimate; RACE - Total population - One race</text:p>
          </table:table-cell>
          <table:table-cell table:formula="of:=IF([.A136]=[dp05.D136];&quot;&quot;;&quot;NO!&quot;)">
            <text:p/>
          </table:table-cell>
          <table:table-cell table:formula="of:=IF([.B136]=[dp05.E136];&quot;&quot;;&quot;NO!&quot;)">
            <text:p/>
          </table:table-cell>
        </table:table-row>
        <table:table-row table:style-name="ro1">
          <table:table-cell office:value-type="string" calcext:value-type="string">
            <text:p>HC02_VC49</text:p>
          </table:table-cell>
          <table:table-cell office:value-type="string" calcext:value-type="string">
            <text:p>Margin of Error; RACE - Total population - One race</text:p>
          </table:table-cell>
          <table:table-cell table:formula="of:=IF([.A137]=[dp05.D137];&quot;&quot;;&quot;NO!&quot;)">
            <text:p/>
          </table:table-cell>
          <table:table-cell table:formula="of:=IF([.B137]=[dp05.E137];&quot;&quot;;&quot;NO!&quot;)">
            <text:p/>
          </table:table-cell>
        </table:table-row>
        <table:table-row table:style-name="ro1">
          <table:table-cell office:value-type="string" calcext:value-type="string">
            <text:p>HC03_VC49</text:p>
          </table:table-cell>
          <table:table-cell office:value-type="string" calcext:value-type="string">
            <text:p>Percent; RACE - Total population - One race</text:p>
          </table:table-cell>
          <table:table-cell table:formula="of:=IF([.A138]=[dp05.D138];&quot;&quot;;&quot;NO!&quot;)">
            <text:p/>
          </table:table-cell>
          <table:table-cell table:formula="of:=IF([.B138]=[dp05.E138];&quot;&quot;;&quot;NO!&quot;)">
            <text:p/>
          </table:table-cell>
        </table:table-row>
        <table:table-row table:style-name="ro1"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RACE - Total population - One race</text:p>
          </table:table-cell>
          <table:table-cell table:formula="of:=IF([.A139]=[dp05.D139];&quot;&quot;;&quot;NO!&quot;)">
            <text:p/>
          </table:table-cell>
          <table:table-cell table:formula="of:=IF([.B139]=[dp05.E139];&quot;&quot;;&quot;NO!&quot;)">
            <text:p/>
          </table:table-cell>
        </table:table-row>
        <table:table-row table:style-name="ro1">
          <table:table-cell office:value-type="string" calcext:value-type="string">
            <text:p>HC01_VC50</text:p>
          </table:table-cell>
          <table:table-cell office:value-type="string" calcext:value-type="string">
            <text:p>Estimate; RACE - Total population - Two or more races</text:p>
          </table:table-cell>
          <table:table-cell table:formula="of:=IF([.A140]=[dp05.D140];&quot;&quot;;&quot;NO!&quot;)">
            <text:p/>
          </table:table-cell>
          <table:table-cell table:formula="of:=IF([.B140]=[dp05.E140];&quot;&quot;;&quot;NO!&quot;)">
            <text:p/>
          </table:table-cell>
        </table:table-row>
        <table:table-row table:style-name="ro1">
          <table:table-cell office:value-type="string" calcext:value-type="string">
            <text:p>HC02_VC50</text:p>
          </table:table-cell>
          <table:table-cell office:value-type="string" calcext:value-type="string">
            <text:p>Margin of Error; RACE - Total population - Two or more races</text:p>
          </table:table-cell>
          <table:table-cell table:formula="of:=IF([.A141]=[dp05.D141];&quot;&quot;;&quot;NO!&quot;)">
            <text:p/>
          </table:table-cell>
          <table:table-cell table:formula="of:=IF([.B141]=[dp05.E141];&quot;&quot;;&quot;NO!&quot;)">
            <text:p/>
          </table:table-cell>
        </table:table-row>
        <table:table-row table:style-name="ro1">
          <table:table-cell office:value-type="string" calcext:value-type="string">
            <text:p>HC03_VC50</text:p>
          </table:table-cell>
          <table:table-cell office:value-type="string" calcext:value-type="string">
            <text:p>Percent; RACE - Total population - Two or more races</text:p>
          </table:table-cell>
          <table:table-cell table:formula="of:=IF([.A142]=[dp05.D142];&quot;&quot;;&quot;NO!&quot;)">
            <text:p/>
          </table:table-cell>
          <table:table-cell table:formula="of:=IF([.B142]=[dp05.E142];&quot;&quot;;&quot;NO!&quot;)">
            <text:p/>
          </table:table-cell>
        </table:table-row>
        <table:table-row table:style-name="ro1"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RACE - Total population - Two or more races</text:p>
          </table:table-cell>
          <table:table-cell table:formula="of:=IF([.A143]=[dp05.D143];&quot;&quot;;&quot;NO!&quot;)">
            <text:p/>
          </table:table-cell>
          <table:table-cell table:formula="of:=IF([.B143]=[dp05.E143];&quot;&quot;;&quot;NO!&quot;)">
            <text:p/>
          </table:table-cell>
        </table:table-row>
        <table:table-row table:style-name="ro1">
          <table:table-cell office:value-type="string" calcext:value-type="string">
            <text:p>HC01_VC53</text:p>
          </table:table-cell>
          <table:table-cell office:value-type="string" calcext:value-type="string">
            <text:p>Estimate; RACE - One race</text:p>
          </table:table-cell>
          <table:table-cell table:formula="of:=IF([.A144]=[dp05.D144];&quot;&quot;;&quot;NO!&quot;)">
            <text:p/>
          </table:table-cell>
          <table:table-cell table:formula="of:=IF([.B144]=[dp05.E144];&quot;&quot;;&quot;NO!&quot;)">
            <text:p/>
          </table:table-cell>
        </table:table-row>
        <table:table-row table:style-name="ro1">
          <table:table-cell office:value-type="string" calcext:value-type="string">
            <text:p>HC02_VC53</text:p>
          </table:table-cell>
          <table:table-cell office:value-type="string" calcext:value-type="string">
            <text:p>Margin of Error; RACE - One race</text:p>
          </table:table-cell>
          <table:table-cell table:formula="of:=IF([.A145]=[dp05.D145];&quot;&quot;;&quot;NO!&quot;)">
            <text:p/>
          </table:table-cell>
          <table:table-cell table:formula="of:=IF([.B145]=[dp05.E145];&quot;&quot;;&quot;NO!&quot;)">
            <text:p/>
          </table:table-cell>
        </table:table-row>
        <table:table-row table:style-name="ro1">
          <table:table-cell office:value-type="string" calcext:value-type="string">
            <text:p>HC03_VC53</text:p>
          </table:table-cell>
          <table:table-cell office:value-type="string" calcext:value-type="string">
            <text:p>Percent; RACE - One race</text:p>
          </table:table-cell>
          <table:table-cell table:formula="of:=IF([.A146]=[dp05.D146];&quot;&quot;;&quot;NO!&quot;)">
            <text:p/>
          </table:table-cell>
          <table:table-cell table:formula="of:=IF([.B146]=[dp05.E146];&quot;&quot;;&quot;NO!&quot;)">
            <text:p/>
          </table:table-cell>
        </table:table-row>
        <table:table-row table:style-name="ro1"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RACE - One race</text:p>
          </table:table-cell>
          <table:table-cell table:formula="of:=IF([.A147]=[dp05.D147];&quot;&quot;;&quot;NO!&quot;)">
            <text:p/>
          </table:table-cell>
          <table:table-cell table:formula="of:=IF([.B147]=[dp05.E147];&quot;&quot;;&quot;NO!&quot;)">
            <text:p/>
          </table:table-cell>
        </table:table-row>
        <table:table-row table:style-name="ro1">
          <table:table-cell office:value-type="string" calcext:value-type="string">
            <text:p>HC01_VC54</text:p>
          </table:table-cell>
          <table:table-cell office:value-type="string" calcext:value-type="string">
            <text:p>Estimate; RACE - One race - White</text:p>
          </table:table-cell>
          <table:table-cell table:formula="of:=IF([.A148]=[dp05.D148];&quot;&quot;;&quot;NO!&quot;)">
            <text:p/>
          </table:table-cell>
          <table:table-cell table:formula="of:=IF([.B148]=[dp05.E148];&quot;&quot;;&quot;NO!&quot;)">
            <text:p/>
          </table:table-cell>
        </table:table-row>
        <table:table-row table:style-name="ro1">
          <table:table-cell office:value-type="string" calcext:value-type="string">
            <text:p>HC02_VC54</text:p>
          </table:table-cell>
          <table:table-cell office:value-type="string" calcext:value-type="string">
            <text:p>Margin of Error; RACE - One race - White</text:p>
          </table:table-cell>
          <table:table-cell table:formula="of:=IF([.A149]=[dp05.D149];&quot;&quot;;&quot;NO!&quot;)">
            <text:p/>
          </table:table-cell>
          <table:table-cell table:formula="of:=IF([.B149]=[dp05.E149];&quot;&quot;;&quot;NO!&quot;)">
            <text:p/>
          </table:table-cell>
        </table:table-row>
        <table:table-row table:style-name="ro1">
          <table:table-cell office:value-type="string" calcext:value-type="string">
            <text:p>HC03_VC54</text:p>
          </table:table-cell>
          <table:table-cell office:value-type="string" calcext:value-type="string">
            <text:p>Percent; RACE - One race - White</text:p>
          </table:table-cell>
          <table:table-cell table:formula="of:=IF([.A150]=[dp05.D150];&quot;&quot;;&quot;NO!&quot;)">
            <text:p/>
          </table:table-cell>
          <table:table-cell table:formula="of:=IF([.B150]=[dp05.E150];&quot;&quot;;&quot;NO!&quot;)">
            <text:p/>
          </table:table-cell>
        </table:table-row>
        <table:table-row table:style-name="ro1"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RACE - One race - White</text:p>
          </table:table-cell>
          <table:table-cell table:formula="of:=IF([.A151]=[dp05.D151];&quot;&quot;;&quot;NO!&quot;)">
            <text:p/>
          </table:table-cell>
          <table:table-cell table:formula="of:=IF([.B151]=[dp05.E151];&quot;&quot;;&quot;NO!&quot;)">
            <text:p/>
          </table:table-cell>
        </table:table-row>
        <table:table-row table:style-name="ro1">
          <table:table-cell office:value-type="string" calcext:value-type="string">
            <text:p>HC01_VC55</text:p>
          </table:table-cell>
          <table:table-cell office:value-type="string" calcext:value-type="string">
            <text:p>Estimate; RACE - One race - Black or African American</text:p>
          </table:table-cell>
          <table:table-cell table:formula="of:=IF([.A152]=[dp05.D152];&quot;&quot;;&quot;NO!&quot;)">
            <text:p/>
          </table:table-cell>
          <table:table-cell table:formula="of:=IF([.B152]=[dp05.E152];&quot;&quot;;&quot;NO!&quot;)">
            <text:p/>
          </table:table-cell>
        </table:table-row>
        <table:table-row table:style-name="ro1">
          <table:table-cell office:value-type="string" calcext:value-type="string">
            <text:p>HC02_VC55</text:p>
          </table:table-cell>
          <table:table-cell office:value-type="string" calcext:value-type="string">
            <text:p>Margin of Error; RACE - One race - Black or African American</text:p>
          </table:table-cell>
          <table:table-cell table:formula="of:=IF([.A153]=[dp05.D153];&quot;&quot;;&quot;NO!&quot;)">
            <text:p/>
          </table:table-cell>
          <table:table-cell table:formula="of:=IF([.B153]=[dp05.E153];&quot;&quot;;&quot;NO!&quot;)">
            <text:p/>
          </table:table-cell>
        </table:table-row>
        <table:table-row table:style-name="ro1">
          <table:table-cell office:value-type="string" calcext:value-type="string">
            <text:p>HC03_VC55</text:p>
          </table:table-cell>
          <table:table-cell office:value-type="string" calcext:value-type="string">
            <text:p>Percent; RACE - One race - Black or African American</text:p>
          </table:table-cell>
          <table:table-cell table:formula="of:=IF([.A154]=[dp05.D154];&quot;&quot;;&quot;NO!&quot;)">
            <text:p/>
          </table:table-cell>
          <table:table-cell table:formula="of:=IF([.B154]=[dp05.E154];&quot;&quot;;&quot;NO!&quot;)">
            <text:p/>
          </table:table-cell>
        </table:table-row>
        <table:table-row table:style-name="ro1"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RACE - One race - Black or African American</text:p>
          </table:table-cell>
          <table:table-cell table:formula="of:=IF([.A155]=[dp05.D155];&quot;&quot;;&quot;NO!&quot;)">
            <text:p/>
          </table:table-cell>
          <table:table-cell table:formula="of:=IF([.B155]=[dp05.E155];&quot;&quot;;&quot;NO!&quot;)">
            <text:p/>
          </table:table-cell>
        </table:table-row>
        <table:table-row table:style-name="ro1">
          <table:table-cell office:value-type="string" calcext:value-type="string">
            <text:p>HC01_VC56</text:p>
          </table:table-cell>
          <table:table-cell office:value-type="string" calcext:value-type="string">
            <text:p>Estimate; RACE - One race - American Indian and Alaska Native</text:p>
          </table:table-cell>
          <table:table-cell table:formula="of:=IF([.A156]=[dp05.D156];&quot;&quot;;&quot;NO!&quot;)">
            <text:p/>
          </table:table-cell>
          <table:table-cell table:formula="of:=IF([.B156]=[dp05.E156];&quot;&quot;;&quot;NO!&quot;)">
            <text:p/>
          </table:table-cell>
        </table:table-row>
        <table:table-row table:style-name="ro1">
          <table:table-cell office:value-type="string" calcext:value-type="string">
            <text:p>HC02_VC56</text:p>
          </table:table-cell>
          <table:table-cell office:value-type="string" calcext:value-type="string">
            <text:p>Margin of Error; RACE - One race - American Indian and Alaska Native</text:p>
          </table:table-cell>
          <table:table-cell table:formula="of:=IF([.A157]=[dp05.D157];&quot;&quot;;&quot;NO!&quot;)">
            <text:p/>
          </table:table-cell>
          <table:table-cell table:formula="of:=IF([.B157]=[dp05.E157];&quot;&quot;;&quot;NO!&quot;)">
            <text:p/>
          </table:table-cell>
        </table:table-row>
        <table:table-row table:style-name="ro1">
          <table:table-cell office:value-type="string" calcext:value-type="string">
            <text:p>HC03_VC56</text:p>
          </table:table-cell>
          <table:table-cell office:value-type="string" calcext:value-type="string">
            <text:p>Percent; RACE - One race - American Indian and Alaska Native</text:p>
          </table:table-cell>
          <table:table-cell table:formula="of:=IF([.A158]=[dp05.D158];&quot;&quot;;&quot;NO!&quot;)">
            <text:p/>
          </table:table-cell>
          <table:table-cell table:formula="of:=IF([.B158]=[dp05.E158];&quot;&quot;;&quot;NO!&quot;)">
            <text:p/>
          </table:table-cell>
        </table:table-row>
        <table:table-row table:style-name="ro1"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RACE - One race - American Indian and Alaska Native</text:p>
          </table:table-cell>
          <table:table-cell table:formula="of:=IF([.A159]=[dp05.D159];&quot;&quot;;&quot;NO!&quot;)">
            <text:p/>
          </table:table-cell>
          <table:table-cell table:formula="of:=IF([.B159]=[dp05.E159];&quot;&quot;;&quot;NO!&quot;)">
            <text:p/>
          </table:table-cell>
        </table:table-row>
        <table:table-row table:style-name="ro1">
          <table:table-cell office:value-type="string" calcext:value-type="string">
            <text:p>HC01_VC57</text:p>
          </table:table-cell>
          <table:table-cell office:value-type="string" calcext:value-type="string">
            <text:p>Estimate; RACE - One race - American Indian and Alaska Native - Cherokee tribal grouping</text:p>
          </table:table-cell>
          <table:table-cell table:formula="of:=IF([.A160]=[dp05.D160];&quot;&quot;;&quot;NO!&quot;)">
            <text:p/>
          </table:table-cell>
          <table:table-cell table:formula="of:=IF([.B160]=[dp05.E160];&quot;&quot;;&quot;NO!&quot;)">
            <text:p/>
          </table:table-cell>
        </table:table-row>
        <table:table-row table:style-name="ro1">
          <table:table-cell office:value-type="string" calcext:value-type="string">
            <text:p>HC02_VC57</text:p>
          </table:table-cell>
          <table:table-cell office:value-type="string" calcext:value-type="string">
            <text:p>Margin of Error; RACE - One race - American Indian and Alaska Native - Cherokee tribal grouping</text:p>
          </table:table-cell>
          <table:table-cell table:formula="of:=IF([.A161]=[dp05.D161];&quot;&quot;;&quot;NO!&quot;)">
            <text:p/>
          </table:table-cell>
          <table:table-cell table:formula="of:=IF([.B161]=[dp05.E161];&quot;&quot;;&quot;NO!&quot;)">
            <text:p/>
          </table:table-cell>
        </table:table-row>
        <table:table-row table:style-name="ro1">
          <table:table-cell office:value-type="string" calcext:value-type="string">
            <text:p>HC03_VC57</text:p>
          </table:table-cell>
          <table:table-cell office:value-type="string" calcext:value-type="string">
            <text:p>Percent; RACE - One race - American Indian and Alaska Native - Cherokee tribal grouping</text:p>
          </table:table-cell>
          <table:table-cell table:formula="of:=IF([.A162]=[dp05.D162];&quot;&quot;;&quot;NO!&quot;)">
            <text:p/>
          </table:table-cell>
          <table:table-cell table:formula="of:=IF([.B162]=[dp05.E162];&quot;&quot;;&quot;NO!&quot;)">
            <text:p/>
          </table:table-cell>
        </table:table-row>
        <table:table-row table:style-name="ro1"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RACE - One race - American Indian and Alaska Native - Cherokee tribal grouping</text:p>
          </table:table-cell>
          <table:table-cell table:formula="of:=IF([.A163]=[dp05.D163];&quot;&quot;;&quot;NO!&quot;)">
            <text:p/>
          </table:table-cell>
          <table:table-cell table:formula="of:=IF([.B163]=[dp05.E163];&quot;&quot;;&quot;NO!&quot;)">
            <text:p/>
          </table:table-cell>
        </table:table-row>
        <table:table-row table:style-name="ro1">
          <table:table-cell office:value-type="string" calcext:value-type="string">
            <text:p>HC01_VC58</text:p>
          </table:table-cell>
          <table:table-cell office:value-type="string" calcext:value-type="string">
            <text:p>Estimate; RACE - One race - American Indian and Alaska Native - Chippewa tribal grouping</text:p>
          </table:table-cell>
          <table:table-cell table:formula="of:=IF([.A164]=[dp05.D164];&quot;&quot;;&quot;NO!&quot;)">
            <text:p/>
          </table:table-cell>
          <table:table-cell table:formula="of:=IF([.B164]=[dp05.E164];&quot;&quot;;&quot;NO!&quot;)">
            <text:p/>
          </table:table-cell>
        </table:table-row>
        <table:table-row table:style-name="ro1">
          <table:table-cell office:value-type="string" calcext:value-type="string">
            <text:p>HC02_VC58</text:p>
          </table:table-cell>
          <table:table-cell office:value-type="string" calcext:value-type="string">
            <text:p>Margin of Error; RACE - One race - American Indian and Alaska Native - Chippewa tribal grouping</text:p>
          </table:table-cell>
          <table:table-cell table:formula="of:=IF([.A165]=[dp05.D165];&quot;&quot;;&quot;NO!&quot;)">
            <text:p/>
          </table:table-cell>
          <table:table-cell table:formula="of:=IF([.B165]=[dp05.E165];&quot;&quot;;&quot;NO!&quot;)">
            <text:p/>
          </table:table-cell>
        </table:table-row>
        <table:table-row table:style-name="ro1">
          <table:table-cell office:value-type="string" calcext:value-type="string">
            <text:p>HC03_VC58</text:p>
          </table:table-cell>
          <table:table-cell office:value-type="string" calcext:value-type="string">
            <text:p>Percent; RACE - One race - American Indian and Alaska Native - Chippewa tribal grouping</text:p>
          </table:table-cell>
          <table:table-cell table:formula="of:=IF([.A166]=[dp05.D166];&quot;&quot;;&quot;NO!&quot;)">
            <text:p/>
          </table:table-cell>
          <table:table-cell table:formula="of:=IF([.B166]=[dp05.E166];&quot;&quot;;&quot;NO!&quot;)">
            <text:p/>
          </table:table-cell>
        </table:table-row>
        <table:table-row table:style-name="ro1"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RACE - One race - American Indian and Alaska Native - Chippewa tribal grouping</text:p>
          </table:table-cell>
          <table:table-cell table:formula="of:=IF([.A167]=[dp05.D167];&quot;&quot;;&quot;NO!&quot;)">
            <text:p/>
          </table:table-cell>
          <table:table-cell table:formula="of:=IF([.B167]=[dp05.E167];&quot;&quot;;&quot;NO!&quot;)">
            <text:p/>
          </table:table-cell>
        </table:table-row>
        <table:table-row table:style-name="ro1">
          <table:table-cell office:value-type="string" calcext:value-type="string">
            <text:p>HC01_VC59</text:p>
          </table:table-cell>
          <table:table-cell office:value-type="string" calcext:value-type="string">
            <text:p>Estimate; RACE - One race - American Indian and Alaska Native - Navajo tribal grouping</text:p>
          </table:table-cell>
          <table:table-cell table:formula="of:=IF([.A168]=[dp05.D168];&quot;&quot;;&quot;NO!&quot;)">
            <text:p/>
          </table:table-cell>
          <table:table-cell table:formula="of:=IF([.B168]=[dp05.E168];&quot;&quot;;&quot;NO!&quot;)">
            <text:p/>
          </table:table-cell>
        </table:table-row>
        <table:table-row table:style-name="ro1">
          <table:table-cell office:value-type="string" calcext:value-type="string">
            <text:p>HC02_VC59</text:p>
          </table:table-cell>
          <table:table-cell office:value-type="string" calcext:value-type="string">
            <text:p>Margin of Error; RACE - One race - American Indian and Alaska Native - Navajo tribal grouping</text:p>
          </table:table-cell>
          <table:table-cell table:formula="of:=IF([.A169]=[dp05.D169];&quot;&quot;;&quot;NO!&quot;)">
            <text:p/>
          </table:table-cell>
          <table:table-cell table:formula="of:=IF([.B169]=[dp05.E169];&quot;&quot;;&quot;NO!&quot;)">
            <text:p/>
          </table:table-cell>
        </table:table-row>
        <table:table-row table:style-name="ro1">
          <table:table-cell office:value-type="string" calcext:value-type="string">
            <text:p>HC03_VC59</text:p>
          </table:table-cell>
          <table:table-cell office:value-type="string" calcext:value-type="string">
            <text:p>Percent; RACE - One race - American Indian and Alaska Native - Navajo tribal grouping</text:p>
          </table:table-cell>
          <table:table-cell table:formula="of:=IF([.A170]=[dp05.D170];&quot;&quot;;&quot;NO!&quot;)">
            <text:p/>
          </table:table-cell>
          <table:table-cell table:formula="of:=IF([.B170]=[dp05.E170];&quot;&quot;;&quot;NO!&quot;)">
            <text:p/>
          </table:table-cell>
        </table:table-row>
        <table:table-row table:style-name="ro1"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RACE - One race - American Indian and Alaska Native - Navajo tribal grouping</text:p>
          </table:table-cell>
          <table:table-cell table:formula="of:=IF([.A171]=[dp05.D171];&quot;&quot;;&quot;NO!&quot;)">
            <text:p/>
          </table:table-cell>
          <table:table-cell table:formula="of:=IF([.B171]=[dp05.E171];&quot;&quot;;&quot;NO!&quot;)">
            <text:p/>
          </table:table-cell>
        </table:table-row>
        <table:table-row table:style-name="ro1">
          <table:table-cell office:value-type="string" calcext:value-type="string">
            <text:p>HC01_VC60</text:p>
          </table:table-cell>
          <table:table-cell office:value-type="string" calcext:value-type="string">
            <text:p>Estimate; RACE - One race - American Indian and Alaska Native - Sioux tribal grouping</text:p>
          </table:table-cell>
          <table:table-cell table:formula="of:=IF([.A172]=[dp05.D172];&quot;&quot;;&quot;NO!&quot;)">
            <text:p/>
          </table:table-cell>
          <table:table-cell table:formula="of:=IF([.B172]=[dp05.E172];&quot;&quot;;&quot;NO!&quot;)">
            <text:p/>
          </table:table-cell>
        </table:table-row>
        <table:table-row table:style-name="ro1">
          <table:table-cell office:value-type="string" calcext:value-type="string">
            <text:p>HC02_VC60</text:p>
          </table:table-cell>
          <table:table-cell office:value-type="string" calcext:value-type="string">
            <text:p>Margin of Error; RACE - One race - American Indian and Alaska Native - Sioux tribal grouping</text:p>
          </table:table-cell>
          <table:table-cell table:formula="of:=IF([.A173]=[dp05.D173];&quot;&quot;;&quot;NO!&quot;)">
            <text:p/>
          </table:table-cell>
          <table:table-cell table:formula="of:=IF([.B173]=[dp05.E173];&quot;&quot;;&quot;NO!&quot;)">
            <text:p/>
          </table:table-cell>
        </table:table-row>
        <table:table-row table:style-name="ro1">
          <table:table-cell office:value-type="string" calcext:value-type="string">
            <text:p>HC03_VC60</text:p>
          </table:table-cell>
          <table:table-cell office:value-type="string" calcext:value-type="string">
            <text:p>Percent; RACE - One race - American Indian and Alaska Native - Sioux tribal grouping</text:p>
          </table:table-cell>
          <table:table-cell table:formula="of:=IF([.A174]=[dp05.D174];&quot;&quot;;&quot;NO!&quot;)">
            <text:p/>
          </table:table-cell>
          <table:table-cell table:formula="of:=IF([.B174]=[dp05.E174];&quot;&quot;;&quot;NO!&quot;)">
            <text:p/>
          </table:table-cell>
        </table:table-row>
        <table:table-row table:style-name="ro1"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RACE - One race - American Indian and Alaska Native - Sioux tribal grouping</text:p>
          </table:table-cell>
          <table:table-cell table:formula="of:=IF([.A175]=[dp05.D175];&quot;&quot;;&quot;NO!&quot;)">
            <text:p/>
          </table:table-cell>
          <table:table-cell table:formula="of:=IF([.B175]=[dp05.E175];&quot;&quot;;&quot;NO!&quot;)">
            <text:p/>
          </table:table-cell>
        </table:table-row>
        <table:table-row table:style-name="ro1">
          <table:table-cell office:value-type="string" calcext:value-type="string">
            <text:p>HC01_VC61</text:p>
          </table:table-cell>
          <table:table-cell office:value-type="string" calcext:value-type="string">
            <text:p>Estimate; RACE - One race - Asian</text:p>
          </table:table-cell>
          <table:table-cell table:formula="of:=IF([.A176]=[dp05.D176];&quot;&quot;;&quot;NO!&quot;)">
            <text:p/>
          </table:table-cell>
          <table:table-cell table:formula="of:=IF([.B176]=[dp05.E176];&quot;&quot;;&quot;NO!&quot;)">
            <text:p/>
          </table:table-cell>
        </table:table-row>
        <table:table-row table:style-name="ro1">
          <table:table-cell office:value-type="string" calcext:value-type="string">
            <text:p>HC02_VC61</text:p>
          </table:table-cell>
          <table:table-cell office:value-type="string" calcext:value-type="string">
            <text:p>Margin of Error; RACE - One race - Asian</text:p>
          </table:table-cell>
          <table:table-cell table:formula="of:=IF([.A177]=[dp05.D177];&quot;&quot;;&quot;NO!&quot;)">
            <text:p/>
          </table:table-cell>
          <table:table-cell table:formula="of:=IF([.B177]=[dp05.E177];&quot;&quot;;&quot;NO!&quot;)">
            <text:p/>
          </table:table-cell>
        </table:table-row>
        <table:table-row table:style-name="ro1">
          <table:table-cell office:value-type="string" calcext:value-type="string">
            <text:p>HC03_VC61</text:p>
          </table:table-cell>
          <table:table-cell office:value-type="string" calcext:value-type="string">
            <text:p>Percent; RACE - One race - Asian</text:p>
          </table:table-cell>
          <table:table-cell table:formula="of:=IF([.A178]=[dp05.D178];&quot;&quot;;&quot;NO!&quot;)">
            <text:p/>
          </table:table-cell>
          <table:table-cell table:formula="of:=IF([.B178]=[dp05.E178];&quot;&quot;;&quot;NO!&quot;)">
            <text:p/>
          </table:table-cell>
        </table:table-row>
        <table:table-row table:style-name="ro1">
          <table:table-cell office:value-type="string" calcext:value-type="string">
            <text:p>HC04_VC61</text:p>
          </table:table-cell>
          <table:table-cell office:value-type="string" calcext:value-type="string">
            <text:p>Percent Margin of Error; RACE - One race - Asian</text:p>
          </table:table-cell>
          <table:table-cell table:formula="of:=IF([.A179]=[dp05.D179];&quot;&quot;;&quot;NO!&quot;)">
            <text:p/>
          </table:table-cell>
          <table:table-cell table:formula="of:=IF([.B179]=[dp05.E179];&quot;&quot;;&quot;NO!&quot;)">
            <text:p/>
          </table:table-cell>
        </table:table-row>
        <table:table-row table:style-name="ro1">
          <table:table-cell office:value-type="string" calcext:value-type="string">
            <text:p>HC01_VC62</text:p>
          </table:table-cell>
          <table:table-cell office:value-type="string" calcext:value-type="string">
            <text:p>Estimate; RACE - One race - Asian - Asian Indian</text:p>
          </table:table-cell>
          <table:table-cell table:formula="of:=IF([.A180]=[dp05.D180];&quot;&quot;;&quot;NO!&quot;)">
            <text:p/>
          </table:table-cell>
          <table:table-cell table:formula="of:=IF([.B180]=[dp05.E180];&quot;&quot;;&quot;NO!&quot;)">
            <text:p/>
          </table:table-cell>
        </table:table-row>
        <table:table-row table:style-name="ro1">
          <table:table-cell office:value-type="string" calcext:value-type="string">
            <text:p>HC02_VC62</text:p>
          </table:table-cell>
          <table:table-cell office:value-type="string" calcext:value-type="string">
            <text:p>Margin of Error; RACE - One race - Asian - Asian Indian</text:p>
          </table:table-cell>
          <table:table-cell table:formula="of:=IF([.A181]=[dp05.D181];&quot;&quot;;&quot;NO!&quot;)">
            <text:p/>
          </table:table-cell>
          <table:table-cell table:formula="of:=IF([.B181]=[dp05.E181];&quot;&quot;;&quot;NO!&quot;)">
            <text:p/>
          </table:table-cell>
        </table:table-row>
        <table:table-row table:style-name="ro1">
          <table:table-cell office:value-type="string" calcext:value-type="string">
            <text:p>HC03_VC62</text:p>
          </table:table-cell>
          <table:table-cell office:value-type="string" calcext:value-type="string">
            <text:p>Percent; RACE - One race - Asian - Asian Indian</text:p>
          </table:table-cell>
          <table:table-cell table:formula="of:=IF([.A182]=[dp05.D182];&quot;&quot;;&quot;NO!&quot;)">
            <text:p/>
          </table:table-cell>
          <table:table-cell table:formula="of:=IF([.B182]=[dp05.E182];&quot;&quot;;&quot;NO!&quot;)">
            <text:p/>
          </table:table-cell>
        </table:table-row>
        <table:table-row table:style-name="ro1"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RACE - One race - Asian - Asian Indian</text:p>
          </table:table-cell>
          <table:table-cell table:formula="of:=IF([.A183]=[dp05.D183];&quot;&quot;;&quot;NO!&quot;)">
            <text:p/>
          </table:table-cell>
          <table:table-cell table:formula="of:=IF([.B183]=[dp05.E183];&quot;&quot;;&quot;NO!&quot;)">
            <text:p/>
          </table:table-cell>
        </table:table-row>
        <table:table-row table:style-name="ro1">
          <table:table-cell office:value-type="string" calcext:value-type="string">
            <text:p>HC01_VC63</text:p>
          </table:table-cell>
          <table:table-cell office:value-type="string" calcext:value-type="string">
            <text:p>Estimate; RACE - One race - Asian - Chinese</text:p>
          </table:table-cell>
          <table:table-cell table:formula="of:=IF([.A184]=[dp05.D184];&quot;&quot;;&quot;NO!&quot;)">
            <text:p/>
          </table:table-cell>
          <table:table-cell table:formula="of:=IF([.B184]=[dp05.E184];&quot;&quot;;&quot;NO!&quot;)">
            <text:p/>
          </table:table-cell>
        </table:table-row>
        <table:table-row table:style-name="ro1">
          <table:table-cell office:value-type="string" calcext:value-type="string">
            <text:p>HC02_VC63</text:p>
          </table:table-cell>
          <table:table-cell office:value-type="string" calcext:value-type="string">
            <text:p>Margin of Error; RACE - One race - Asian - Chinese</text:p>
          </table:table-cell>
          <table:table-cell table:formula="of:=IF([.A185]=[dp05.D185];&quot;&quot;;&quot;NO!&quot;)">
            <text:p/>
          </table:table-cell>
          <table:table-cell table:formula="of:=IF([.B185]=[dp05.E185];&quot;&quot;;&quot;NO!&quot;)">
            <text:p/>
          </table:table-cell>
        </table:table-row>
        <table:table-row table:style-name="ro1">
          <table:table-cell office:value-type="string" calcext:value-type="string">
            <text:p>HC03_VC63</text:p>
          </table:table-cell>
          <table:table-cell office:value-type="string" calcext:value-type="string">
            <text:p>Percent; RACE - One race - Asian - Chinese</text:p>
          </table:table-cell>
          <table:table-cell table:formula="of:=IF([.A186]=[dp05.D186];&quot;&quot;;&quot;NO!&quot;)">
            <text:p/>
          </table:table-cell>
          <table:table-cell table:formula="of:=IF([.B186]=[dp05.E186];&quot;&quot;;&quot;NO!&quot;)">
            <text:p/>
          </table:table-cell>
        </table:table-row>
        <table:table-row table:style-name="ro1">
          <table:table-cell office:value-type="string" calcext:value-type="string">
            <text:p>HC04_VC63</text:p>
          </table:table-cell>
          <table:table-cell office:value-type="string" calcext:value-type="string">
            <text:p>Percent Margin of Error; RACE - One race - Asian - Chinese</text:p>
          </table:table-cell>
          <table:table-cell table:formula="of:=IF([.A187]=[dp05.D187];&quot;&quot;;&quot;NO!&quot;)">
            <text:p/>
          </table:table-cell>
          <table:table-cell table:formula="of:=IF([.B187]=[dp05.E187];&quot;&quot;;&quot;NO!&quot;)">
            <text:p/>
          </table:table-cell>
        </table:table-row>
        <table:table-row table:style-name="ro1">
          <table:table-cell office:value-type="string" calcext:value-type="string">
            <text:p>HC01_VC64</text:p>
          </table:table-cell>
          <table:table-cell office:value-type="string" calcext:value-type="string">
            <text:p>Estimate; RACE - One race - Asian - Filipino</text:p>
          </table:table-cell>
          <table:table-cell table:formula="of:=IF([.A188]=[dp05.D188];&quot;&quot;;&quot;NO!&quot;)">
            <text:p/>
          </table:table-cell>
          <table:table-cell table:formula="of:=IF([.B188]=[dp05.E188];&quot;&quot;;&quot;NO!&quot;)">
            <text:p/>
          </table:table-cell>
        </table:table-row>
        <table:table-row table:style-name="ro1">
          <table:table-cell office:value-type="string" calcext:value-type="string">
            <text:p>HC02_VC64</text:p>
          </table:table-cell>
          <table:table-cell office:value-type="string" calcext:value-type="string">
            <text:p>Margin of Error; RACE - One race - Asian - Filipino</text:p>
          </table:table-cell>
          <table:table-cell table:formula="of:=IF([.A189]=[dp05.D189];&quot;&quot;;&quot;NO!&quot;)">
            <text:p/>
          </table:table-cell>
          <table:table-cell table:formula="of:=IF([.B189]=[dp05.E189];&quot;&quot;;&quot;NO!&quot;)">
            <text:p/>
          </table:table-cell>
        </table:table-row>
        <table:table-row table:style-name="ro1">
          <table:table-cell office:value-type="string" calcext:value-type="string">
            <text:p>HC03_VC64</text:p>
          </table:table-cell>
          <table:table-cell office:value-type="string" calcext:value-type="string">
            <text:p>Percent; RACE - One race - Asian - Filipino</text:p>
          </table:table-cell>
          <table:table-cell table:formula="of:=IF([.A190]=[dp05.D190];&quot;&quot;;&quot;NO!&quot;)">
            <text:p/>
          </table:table-cell>
          <table:table-cell table:formula="of:=IF([.B190]=[dp05.E190];&quot;&quot;;&quot;NO!&quot;)">
            <text:p/>
          </table:table-cell>
        </table:table-row>
        <table:table-row table:style-name="ro1">
          <table:table-cell office:value-type="string" calcext:value-type="string">
            <text:p>HC04_VC64</text:p>
          </table:table-cell>
          <table:table-cell office:value-type="string" calcext:value-type="string">
            <text:p>Percent Margin of Error; RACE - One race - Asian - Filipino</text:p>
          </table:table-cell>
          <table:table-cell table:formula="of:=IF([.A191]=[dp05.D191];&quot;&quot;;&quot;NO!&quot;)">
            <text:p/>
          </table:table-cell>
          <table:table-cell table:formula="of:=IF([.B191]=[dp05.E191];&quot;&quot;;&quot;NO!&quot;)">
            <text:p/>
          </table:table-cell>
        </table:table-row>
        <table:table-row table:style-name="ro1">
          <table:table-cell office:value-type="string" calcext:value-type="string">
            <text:p>HC01_VC65</text:p>
          </table:table-cell>
          <table:table-cell office:value-type="string" calcext:value-type="string">
            <text:p>Estimate; RACE - One race - Asian - Japanese</text:p>
          </table:table-cell>
          <table:table-cell table:formula="of:=IF([.A192]=[dp05.D192];&quot;&quot;;&quot;NO!&quot;)">
            <text:p/>
          </table:table-cell>
          <table:table-cell table:formula="of:=IF([.B192]=[dp05.E192];&quot;&quot;;&quot;NO!&quot;)">
            <text:p/>
          </table:table-cell>
        </table:table-row>
        <table:table-row table:style-name="ro1">
          <table:table-cell office:value-type="string" calcext:value-type="string">
            <text:p>HC02_VC65</text:p>
          </table:table-cell>
          <table:table-cell office:value-type="string" calcext:value-type="string">
            <text:p>Margin of Error; RACE - One race - Asian - Japanese</text:p>
          </table:table-cell>
          <table:table-cell table:formula="of:=IF([.A193]=[dp05.D193];&quot;&quot;;&quot;NO!&quot;)">
            <text:p/>
          </table:table-cell>
          <table:table-cell table:formula="of:=IF([.B193]=[dp05.E193];&quot;&quot;;&quot;NO!&quot;)">
            <text:p/>
          </table:table-cell>
        </table:table-row>
        <table:table-row table:style-name="ro1">
          <table:table-cell office:value-type="string" calcext:value-type="string">
            <text:p>HC03_VC65</text:p>
          </table:table-cell>
          <table:table-cell office:value-type="string" calcext:value-type="string">
            <text:p>Percent; RACE - One race - Asian - Japanese</text:p>
          </table:table-cell>
          <table:table-cell table:formula="of:=IF([.A194]=[dp05.D194];&quot;&quot;;&quot;NO!&quot;)">
            <text:p/>
          </table:table-cell>
          <table:table-cell table:formula="of:=IF([.B194]=[dp05.E194];&quot;&quot;;&quot;NO!&quot;)">
            <text:p/>
          </table:table-cell>
        </table:table-row>
        <table:table-row table:style-name="ro1"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RACE - One race - Asian - Japanese</text:p>
          </table:table-cell>
          <table:table-cell table:formula="of:=IF([.A195]=[dp05.D195];&quot;&quot;;&quot;NO!&quot;)">
            <text:p/>
          </table:table-cell>
          <table:table-cell table:formula="of:=IF([.B195]=[dp05.E195];&quot;&quot;;&quot;NO!&quot;)">
            <text:p/>
          </table:table-cell>
        </table:table-row>
        <table:table-row table:style-name="ro1">
          <table:table-cell office:value-type="string" calcext:value-type="string">
            <text:p>HC01_VC66</text:p>
          </table:table-cell>
          <table:table-cell office:value-type="string" calcext:value-type="string">
            <text:p>Estimate; RACE - One race - Asian - Korean</text:p>
          </table:table-cell>
          <table:table-cell table:formula="of:=IF([.A196]=[dp05.D196];&quot;&quot;;&quot;NO!&quot;)">
            <text:p/>
          </table:table-cell>
          <table:table-cell table:formula="of:=IF([.B196]=[dp05.E196];&quot;&quot;;&quot;NO!&quot;)">
            <text:p/>
          </table:table-cell>
        </table:table-row>
        <table:table-row table:style-name="ro1">
          <table:table-cell office:value-type="string" calcext:value-type="string">
            <text:p>HC02_VC66</text:p>
          </table:table-cell>
          <table:table-cell office:value-type="string" calcext:value-type="string">
            <text:p>Margin of Error; RACE - One race - Asian - Korean</text:p>
          </table:table-cell>
          <table:table-cell table:formula="of:=IF([.A197]=[dp05.D197];&quot;&quot;;&quot;NO!&quot;)">
            <text:p/>
          </table:table-cell>
          <table:table-cell table:formula="of:=IF([.B197]=[dp05.E197];&quot;&quot;;&quot;NO!&quot;)">
            <text:p/>
          </table:table-cell>
        </table:table-row>
        <table:table-row table:style-name="ro1">
          <table:table-cell office:value-type="string" calcext:value-type="string">
            <text:p>HC03_VC66</text:p>
          </table:table-cell>
          <table:table-cell office:value-type="string" calcext:value-type="string">
            <text:p>Percent; RACE - One race - Asian - Korean</text:p>
          </table:table-cell>
          <table:table-cell table:formula="of:=IF([.A198]=[dp05.D198];&quot;&quot;;&quot;NO!&quot;)">
            <text:p/>
          </table:table-cell>
          <table:table-cell table:formula="of:=IF([.B198]=[dp05.E198];&quot;&quot;;&quot;NO!&quot;)">
            <text:p/>
          </table:table-cell>
        </table:table-row>
        <table:table-row table:style-name="ro1"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RACE - One race - Asian - Korean</text:p>
          </table:table-cell>
          <table:table-cell table:formula="of:=IF([.A199]=[dp05.D199];&quot;&quot;;&quot;NO!&quot;)">
            <text:p/>
          </table:table-cell>
          <table:table-cell table:formula="of:=IF([.B199]=[dp05.E199];&quot;&quot;;&quot;NO!&quot;)">
            <text:p/>
          </table:table-cell>
        </table:table-row>
        <table:table-row table:style-name="ro1">
          <table:table-cell office:value-type="string" calcext:value-type="string">
            <text:p>HC01_VC67</text:p>
          </table:table-cell>
          <table:table-cell office:value-type="string" calcext:value-type="string">
            <text:p>Estimate; RACE - One race - Asian - Vietnamese</text:p>
          </table:table-cell>
          <table:table-cell table:formula="of:=IF([.A200]=[dp05.D200];&quot;&quot;;&quot;NO!&quot;)">
            <text:p/>
          </table:table-cell>
          <table:table-cell table:formula="of:=IF([.B200]=[dp05.E200];&quot;&quot;;&quot;NO!&quot;)">
            <text:p/>
          </table:table-cell>
        </table:table-row>
        <table:table-row table:style-name="ro1">
          <table:table-cell office:value-type="string" calcext:value-type="string">
            <text:p>HC02_VC67</text:p>
          </table:table-cell>
          <table:table-cell office:value-type="string" calcext:value-type="string">
            <text:p>Margin of Error; RACE - One race - Asian - Vietnamese</text:p>
          </table:table-cell>
          <table:table-cell table:formula="of:=IF([.A201]=[dp05.D201];&quot;&quot;;&quot;NO!&quot;)">
            <text:p/>
          </table:table-cell>
          <table:table-cell table:formula="of:=IF([.B201]=[dp05.E201];&quot;&quot;;&quot;NO!&quot;)">
            <text:p/>
          </table:table-cell>
        </table:table-row>
        <table:table-row table:style-name="ro1">
          <table:table-cell office:value-type="string" calcext:value-type="string">
            <text:p>HC03_VC67</text:p>
          </table:table-cell>
          <table:table-cell office:value-type="string" calcext:value-type="string">
            <text:p>Percent; RACE - One race - Asian - Vietnamese</text:p>
          </table:table-cell>
          <table:table-cell table:formula="of:=IF([.A202]=[dp05.D202];&quot;&quot;;&quot;NO!&quot;)">
            <text:p/>
          </table:table-cell>
          <table:table-cell table:formula="of:=IF([.B202]=[dp05.E202];&quot;&quot;;&quot;NO!&quot;)">
            <text:p/>
          </table:table-cell>
        </table:table-row>
        <table:table-row table:style-name="ro1"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RACE - One race - Asian - Vietnamese</text:p>
          </table:table-cell>
          <table:table-cell table:formula="of:=IF([.A203]=[dp05.D203];&quot;&quot;;&quot;NO!&quot;)">
            <text:p/>
          </table:table-cell>
          <table:table-cell table:formula="of:=IF([.B203]=[dp05.E203];&quot;&quot;;&quot;NO!&quot;)">
            <text:p/>
          </table:table-cell>
        </table:table-row>
        <table:table-row table:style-name="ro1">
          <table:table-cell office:value-type="string" calcext:value-type="string">
            <text:p>HC01_VC68</text:p>
          </table:table-cell>
          <table:table-cell office:value-type="string" calcext:value-type="string">
            <text:p>Estimate; RACE - One race - Asian - Other Asian</text:p>
          </table:table-cell>
          <table:table-cell table:formula="of:=IF([.A204]=[dp05.D204];&quot;&quot;;&quot;NO!&quot;)">
            <text:p/>
          </table:table-cell>
          <table:table-cell table:formula="of:=IF([.B204]=[dp05.E204];&quot;&quot;;&quot;NO!&quot;)">
            <text:p/>
          </table:table-cell>
        </table:table-row>
        <table:table-row table:style-name="ro1">
          <table:table-cell office:value-type="string" calcext:value-type="string">
            <text:p>HC02_VC68</text:p>
          </table:table-cell>
          <table:table-cell office:value-type="string" calcext:value-type="string">
            <text:p>Margin of Error; RACE - One race - Asian - Other Asian</text:p>
          </table:table-cell>
          <table:table-cell table:formula="of:=IF([.A205]=[dp05.D205];&quot;&quot;;&quot;NO!&quot;)">
            <text:p/>
          </table:table-cell>
          <table:table-cell table:formula="of:=IF([.B205]=[dp05.E205];&quot;&quot;;&quot;NO!&quot;)">
            <text:p/>
          </table:table-cell>
        </table:table-row>
        <table:table-row table:style-name="ro1">
          <table:table-cell office:value-type="string" calcext:value-type="string">
            <text:p>HC03_VC68</text:p>
          </table:table-cell>
          <table:table-cell office:value-type="string" calcext:value-type="string">
            <text:p>Percent; RACE - One race - Asian - Other Asian</text:p>
          </table:table-cell>
          <table:table-cell table:formula="of:=IF([.A206]=[dp05.D206];&quot;&quot;;&quot;NO!&quot;)">
            <text:p/>
          </table:table-cell>
          <table:table-cell table:formula="of:=IF([.B206]=[dp05.E206];&quot;&quot;;&quot;NO!&quot;)">
            <text:p/>
          </table:table-cell>
        </table:table-row>
        <table:table-row table:style-name="ro1"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RACE - One race - Asian - Other Asian</text:p>
          </table:table-cell>
          <table:table-cell table:formula="of:=IF([.A207]=[dp05.D207];&quot;&quot;;&quot;NO!&quot;)">
            <text:p/>
          </table:table-cell>
          <table:table-cell table:formula="of:=IF([.B207]=[dp05.E207];&quot;&quot;;&quot;NO!&quot;)">
            <text:p/>
          </table:table-cell>
        </table:table-row>
        <table:table-row table:style-name="ro1">
          <table:table-cell office:value-type="string" calcext:value-type="string">
            <text:p>HC01_VC69</text:p>
          </table:table-cell>
          <table:table-cell office:value-type="string" calcext:value-type="string">
            <text:p>Estimate; RACE - One race - Native Hawaiian and Other Pacific Islander</text:p>
          </table:table-cell>
          <table:table-cell table:formula="of:=IF([.A208]=[dp05.D208];&quot;&quot;;&quot;NO!&quot;)">
            <text:p/>
          </table:table-cell>
          <table:table-cell table:formula="of:=IF([.B208]=[dp05.E208];&quot;&quot;;&quot;NO!&quot;)">
            <text:p/>
          </table:table-cell>
        </table:table-row>
        <table:table-row table:style-name="ro1">
          <table:table-cell office:value-type="string" calcext:value-type="string">
            <text:p>HC02_VC69</text:p>
          </table:table-cell>
          <table:table-cell office:value-type="string" calcext:value-type="string">
            <text:p>Margin of Error; RACE - One race - Native Hawaiian and Other Pacific Islander</text:p>
          </table:table-cell>
          <table:table-cell table:formula="of:=IF([.A209]=[dp05.D209];&quot;&quot;;&quot;NO!&quot;)">
            <text:p/>
          </table:table-cell>
          <table:table-cell table:formula="of:=IF([.B209]=[dp05.E209];&quot;&quot;;&quot;NO!&quot;)">
            <text:p/>
          </table:table-cell>
        </table:table-row>
        <table:table-row table:style-name="ro1">
          <table:table-cell office:value-type="string" calcext:value-type="string">
            <text:p>HC03_VC69</text:p>
          </table:table-cell>
          <table:table-cell office:value-type="string" calcext:value-type="string">
            <text:p>Percent; RACE - One race - Native Hawaiian and Other Pacific Islander</text:p>
          </table:table-cell>
          <table:table-cell table:formula="of:=IF([.A210]=[dp05.D210];&quot;&quot;;&quot;NO!&quot;)">
            <text:p/>
          </table:table-cell>
          <table:table-cell table:formula="of:=IF([.B210]=[dp05.E210];&quot;&quot;;&quot;NO!&quot;)">
            <text:p/>
          </table:table-cell>
        </table:table-row>
        <table:table-row table:style-name="ro1"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RACE - One race - Native Hawaiian and Other Pacific Islander</text:p>
          </table:table-cell>
          <table:table-cell table:formula="of:=IF([.A211]=[dp05.D211];&quot;&quot;;&quot;NO!&quot;)">
            <text:p/>
          </table:table-cell>
          <table:table-cell table:formula="of:=IF([.B211]=[dp05.E211];&quot;&quot;;&quot;NO!&quot;)">
            <text:p/>
          </table:table-cell>
        </table:table-row>
        <table:table-row table:style-name="ro1">
          <table:table-cell office:value-type="string" calcext:value-type="string">
            <text:p>HC01_VC70</text:p>
          </table:table-cell>
          <table:table-cell office:value-type="string" calcext:value-type="string">
            <text:p>Estimate; RACE - One race - Native Hawaiian and Other Pacific Islander - Native Hawaiian</text:p>
          </table:table-cell>
          <table:table-cell table:formula="of:=IF([.A212]=[dp05.D212];&quot;&quot;;&quot;NO!&quot;)">
            <text:p/>
          </table:table-cell>
          <table:table-cell table:formula="of:=IF([.B212]=[dp05.E212];&quot;&quot;;&quot;NO!&quot;)">
            <text:p/>
          </table:table-cell>
        </table:table-row>
        <table:table-row table:style-name="ro1">
          <table:table-cell office:value-type="string" calcext:value-type="string">
            <text:p>HC02_VC70</text:p>
          </table:table-cell>
          <table:table-cell office:value-type="string" calcext:value-type="string">
            <text:p>Margin of Error; RACE - One race - Native Hawaiian and Other Pacific Islander - Native Hawaiian</text:p>
          </table:table-cell>
          <table:table-cell table:formula="of:=IF([.A213]=[dp05.D213];&quot;&quot;;&quot;NO!&quot;)">
            <text:p/>
          </table:table-cell>
          <table:table-cell table:formula="of:=IF([.B213]=[dp05.E213];&quot;&quot;;&quot;NO!&quot;)">
            <text:p/>
          </table:table-cell>
        </table:table-row>
        <table:table-row table:style-name="ro1">
          <table:table-cell office:value-type="string" calcext:value-type="string">
            <text:p>HC03_VC70</text:p>
          </table:table-cell>
          <table:table-cell office:value-type="string" calcext:value-type="string">
            <text:p>Percent; RACE - One race - Native Hawaiian and Other Pacific Islander - Native Hawaiian</text:p>
          </table:table-cell>
          <table:table-cell table:formula="of:=IF([.A214]=[dp05.D214];&quot;&quot;;&quot;NO!&quot;)">
            <text:p/>
          </table:table-cell>
          <table:table-cell table:formula="of:=IF([.B214]=[dp05.E214];&quot;&quot;;&quot;NO!&quot;)">
            <text:p/>
          </table:table-cell>
        </table:table-row>
        <table:table-row table:style-name="ro1"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RACE - One race - Native Hawaiian and Other Pacific Islander - Native Hawaiian</text:p>
          </table:table-cell>
          <table:table-cell table:formula="of:=IF([.A215]=[dp05.D215];&quot;&quot;;&quot;NO!&quot;)">
            <text:p/>
          </table:table-cell>
          <table:table-cell table:formula="of:=IF([.B215]=[dp05.E215];&quot;&quot;;&quot;NO!&quot;)">
            <text:p/>
          </table:table-cell>
        </table:table-row>
        <table:table-row table:style-name="ro1">
          <table:table-cell office:value-type="string" calcext:value-type="string">
            <text:p>HC01_VC71</text:p>
          </table:table-cell>
          <table:table-cell office:value-type="string" calcext:value-type="string">
            <text:p>Estimate; RACE - One race - Native Hawaiian and Other Pacific Islander - Guamanian or Chamorro</text:p>
          </table:table-cell>
          <table:table-cell table:formula="of:=IF([.A216]=[dp05.D216];&quot;&quot;;&quot;NO!&quot;)">
            <text:p/>
          </table:table-cell>
          <table:table-cell table:formula="of:=IF([.B216]=[dp05.E216];&quot;&quot;;&quot;NO!&quot;)">
            <text:p/>
          </table:table-cell>
        </table:table-row>
        <table:table-row table:style-name="ro1">
          <table:table-cell office:value-type="string" calcext:value-type="string">
            <text:p>HC02_VC71</text:p>
          </table:table-cell>
          <table:table-cell office:value-type="string" calcext:value-type="string">
            <text:p>Margin of Error; RACE - One race - Native Hawaiian and Other Pacific Islander - Guamanian or Chamorro</text:p>
          </table:table-cell>
          <table:table-cell table:formula="of:=IF([.A217]=[dp05.D217];&quot;&quot;;&quot;NO!&quot;)">
            <text:p/>
          </table:table-cell>
          <table:table-cell table:formula="of:=IF([.B217]=[dp05.E217];&quot;&quot;;&quot;NO!&quot;)">
            <text:p/>
          </table:table-cell>
        </table:table-row>
        <table:table-row table:style-name="ro1">
          <table:table-cell office:value-type="string" calcext:value-type="string">
            <text:p>HC03_VC71</text:p>
          </table:table-cell>
          <table:table-cell office:value-type="string" calcext:value-type="string">
            <text:p>Percent; RACE - One race - Native Hawaiian and Other Pacific Islander - Guamanian or Chamorro</text:p>
          </table:table-cell>
          <table:table-cell table:formula="of:=IF([.A218]=[dp05.D218];&quot;&quot;;&quot;NO!&quot;)">
            <text:p/>
          </table:table-cell>
          <table:table-cell table:formula="of:=IF([.B218]=[dp05.E218];&quot;&quot;;&quot;NO!&quot;)">
            <text:p/>
          </table:table-cell>
        </table:table-row>
        <table:table-row table:style-name="ro1">
          <table:table-cell office:value-type="string" calcext:value-type="string">
            <text:p>HC04_VC71</text:p>
          </table:table-cell>
          <table:table-cell office:value-type="string" calcext:value-type="string">
            <text:p>Percent Margin of Error; RACE - One race - Native Hawaiian and Other Pacific Islander - Guamanian or Chamorro</text:p>
          </table:table-cell>
          <table:table-cell table:formula="of:=IF([.A219]=[dp05.D219];&quot;&quot;;&quot;NO!&quot;)">
            <text:p/>
          </table:table-cell>
          <table:table-cell table:formula="of:=IF([.B219]=[dp05.E219];&quot;&quot;;&quot;NO!&quot;)">
            <text:p/>
          </table:table-cell>
        </table:table-row>
        <table:table-row table:style-name="ro1">
          <table:table-cell office:value-type="string" calcext:value-type="string">
            <text:p>HC01_VC72</text:p>
          </table:table-cell>
          <table:table-cell office:value-type="string" calcext:value-type="string">
            <text:p>Estimate; RACE - One race - Native Hawaiian and Other Pacific Islander - Samoan</text:p>
          </table:table-cell>
          <table:table-cell table:formula="of:=IF([.A220]=[dp05.D220];&quot;&quot;;&quot;NO!&quot;)">
            <text:p/>
          </table:table-cell>
          <table:table-cell table:formula="of:=IF([.B220]=[dp05.E220];&quot;&quot;;&quot;NO!&quot;)">
            <text:p/>
          </table:table-cell>
        </table:table-row>
        <table:table-row table:style-name="ro1">
          <table:table-cell office:value-type="string" calcext:value-type="string">
            <text:p>HC02_VC72</text:p>
          </table:table-cell>
          <table:table-cell office:value-type="string" calcext:value-type="string">
            <text:p>Margin of Error; RACE - One race - Native Hawaiian and Other Pacific Islander - Samoan</text:p>
          </table:table-cell>
          <table:table-cell table:formula="of:=IF([.A221]=[dp05.D221];&quot;&quot;;&quot;NO!&quot;)">
            <text:p/>
          </table:table-cell>
          <table:table-cell table:formula="of:=IF([.B221]=[dp05.E221];&quot;&quot;;&quot;NO!&quot;)">
            <text:p/>
          </table:table-cell>
        </table:table-row>
        <table:table-row table:style-name="ro1">
          <table:table-cell office:value-type="string" calcext:value-type="string">
            <text:p>HC03_VC72</text:p>
          </table:table-cell>
          <table:table-cell office:value-type="string" calcext:value-type="string">
            <text:p>Percent; RACE - One race - Native Hawaiian and Other Pacific Islander - Samoan</text:p>
          </table:table-cell>
          <table:table-cell table:formula="of:=IF([.A222]=[dp05.D222];&quot;&quot;;&quot;NO!&quot;)">
            <text:p/>
          </table:table-cell>
          <table:table-cell table:formula="of:=IF([.B222]=[dp05.E222];&quot;&quot;;&quot;NO!&quot;)">
            <text:p/>
          </table:table-cell>
        </table:table-row>
        <table:table-row table:style-name="ro1">
          <table:table-cell office:value-type="string" calcext:value-type="string">
            <text:p>HC04_VC72</text:p>
          </table:table-cell>
          <table:table-cell office:value-type="string" calcext:value-type="string">
            <text:p>Percent Margin of Error; RACE - One race - Native Hawaiian and Other Pacific Islander - Samoan</text:p>
          </table:table-cell>
          <table:table-cell table:formula="of:=IF([.A223]=[dp05.D223];&quot;&quot;;&quot;NO!&quot;)">
            <text:p/>
          </table:table-cell>
          <table:table-cell table:formula="of:=IF([.B223]=[dp05.E223];&quot;&quot;;&quot;NO!&quot;)">
            <text:p/>
          </table:table-cell>
        </table:table-row>
        <table:table-row table:style-name="ro1">
          <table:table-cell office:value-type="string" calcext:value-type="string">
            <text:p>HC01_VC73</text:p>
          </table:table-cell>
          <table:table-cell office:value-type="string" calcext:value-type="string">
            <text:p>Estimate; RACE - One race - Native Hawaiian and Other Pacific Islander - Other Pacific Islander</text:p>
          </table:table-cell>
          <table:table-cell table:formula="of:=IF([.A224]=[dp05.D224];&quot;&quot;;&quot;NO!&quot;)">
            <text:p/>
          </table:table-cell>
          <table:table-cell table:formula="of:=IF([.B224]=[dp05.E224];&quot;&quot;;&quot;NO!&quot;)">
            <text:p/>
          </table:table-cell>
        </table:table-row>
        <table:table-row table:style-name="ro1">
          <table:table-cell office:value-type="string" calcext:value-type="string">
            <text:p>HC02_VC73</text:p>
          </table:table-cell>
          <table:table-cell office:value-type="string" calcext:value-type="string">
            <text:p>Margin of Error; RACE - One race - Native Hawaiian and Other Pacific Islander - Other Pacific Islander</text:p>
          </table:table-cell>
          <table:table-cell table:formula="of:=IF([.A225]=[dp05.D225];&quot;&quot;;&quot;NO!&quot;)">
            <text:p/>
          </table:table-cell>
          <table:table-cell table:formula="of:=IF([.B225]=[dp05.E225];&quot;&quot;;&quot;NO!&quot;)">
            <text:p/>
          </table:table-cell>
        </table:table-row>
        <table:table-row table:style-name="ro1">
          <table:table-cell office:value-type="string" calcext:value-type="string">
            <text:p>HC03_VC73</text:p>
          </table:table-cell>
          <table:table-cell office:value-type="string" calcext:value-type="string">
            <text:p>Percent; RACE - One race - Native Hawaiian and Other Pacific Islander - Other Pacific Islander</text:p>
          </table:table-cell>
          <table:table-cell table:formula="of:=IF([.A226]=[dp05.D226];&quot;&quot;;&quot;NO!&quot;)">
            <text:p/>
          </table:table-cell>
          <table:table-cell table:formula="of:=IF([.B226]=[dp05.E226];&quot;&quot;;&quot;NO!&quot;)">
            <text:p/>
          </table:table-cell>
        </table:table-row>
        <table:table-row table:style-name="ro1">
          <table:table-cell office:value-type="string" calcext:value-type="string">
            <text:p>HC04_VC73</text:p>
          </table:table-cell>
          <table:table-cell office:value-type="string" calcext:value-type="string">
            <text:p>Percent Margin of Error; RACE - One race - Native Hawaiian and Other Pacific Islander - Other Pacific Islander</text:p>
          </table:table-cell>
          <table:table-cell table:formula="of:=IF([.A227]=[dp05.D227];&quot;&quot;;&quot;NO!&quot;)">
            <text:p/>
          </table:table-cell>
          <table:table-cell table:formula="of:=IF([.B227]=[dp05.E227];&quot;&quot;;&quot;NO!&quot;)">
            <text:p/>
          </table:table-cell>
        </table:table-row>
        <table:table-row table:style-name="ro1">
          <table:table-cell office:value-type="string" calcext:value-type="string">
            <text:p>HC01_VC74</text:p>
          </table:table-cell>
          <table:table-cell office:value-type="string" calcext:value-type="string">
            <text:p>Estimate; RACE - One race - Some other race</text:p>
          </table:table-cell>
          <table:table-cell table:formula="of:=IF([.A228]=[dp05.D228];&quot;&quot;;&quot;NO!&quot;)">
            <text:p/>
          </table:table-cell>
          <table:table-cell table:formula="of:=IF([.B228]=[dp05.E228];&quot;&quot;;&quot;NO!&quot;)">
            <text:p/>
          </table:table-cell>
        </table:table-row>
        <table:table-row table:style-name="ro1">
          <table:table-cell office:value-type="string" calcext:value-type="string">
            <text:p>HC02_VC74</text:p>
          </table:table-cell>
          <table:table-cell office:value-type="string" calcext:value-type="string">
            <text:p>Margin of Error; RACE - One race - Some other race</text:p>
          </table:table-cell>
          <table:table-cell table:formula="of:=IF([.A229]=[dp05.D229];&quot;&quot;;&quot;NO!&quot;)">
            <text:p/>
          </table:table-cell>
          <table:table-cell table:formula="of:=IF([.B229]=[dp05.E229];&quot;&quot;;&quot;NO!&quot;)">
            <text:p/>
          </table:table-cell>
        </table:table-row>
        <table:table-row table:style-name="ro1">
          <table:table-cell office:value-type="string" calcext:value-type="string">
            <text:p>HC03_VC74</text:p>
          </table:table-cell>
          <table:table-cell office:value-type="string" calcext:value-type="string">
            <text:p>Percent; RACE - One race - Some other race</text:p>
          </table:table-cell>
          <table:table-cell table:formula="of:=IF([.A230]=[dp05.D230];&quot;&quot;;&quot;NO!&quot;)">
            <text:p/>
          </table:table-cell>
          <table:table-cell table:formula="of:=IF([.B230]=[dp05.E230];&quot;&quot;;&quot;NO!&quot;)">
            <text:p/>
          </table:table-cell>
        </table:table-row>
        <table:table-row table:style-name="ro1"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RACE - One race - Some other race</text:p>
          </table:table-cell>
          <table:table-cell table:formula="of:=IF([.A231]=[dp05.D231];&quot;&quot;;&quot;NO!&quot;)">
            <text:p/>
          </table:table-cell>
          <table:table-cell table:formula="of:=IF([.B231]=[dp05.E231];&quot;&quot;;&quot;NO!&quot;)">
            <text:p/>
          </table:table-cell>
        </table:table-row>
        <table:table-row table:style-name="ro1">
          <table:table-cell office:value-type="string" calcext:value-type="string">
            <text:p>HC01_VC75</text:p>
          </table:table-cell>
          <table:table-cell office:value-type="string" calcext:value-type="string">
            <text:p>Estimate; RACE - Two or more races</text:p>
          </table:table-cell>
          <table:table-cell table:formula="of:=IF([.A232]=[dp05.D232];&quot;&quot;;&quot;NO!&quot;)">
            <text:p/>
          </table:table-cell>
          <table:table-cell table:formula="of:=IF([.B232]=[dp05.E232];&quot;&quot;;&quot;NO!&quot;)">
            <text:p/>
          </table:table-cell>
        </table:table-row>
        <table:table-row table:style-name="ro1">
          <table:table-cell office:value-type="string" calcext:value-type="string">
            <text:p>HC02_VC75</text:p>
          </table:table-cell>
          <table:table-cell office:value-type="string" calcext:value-type="string">
            <text:p>Margin of Error; RACE - Two or more races</text:p>
          </table:table-cell>
          <table:table-cell table:formula="of:=IF([.A233]=[dp05.D233];&quot;&quot;;&quot;NO!&quot;)">
            <text:p/>
          </table:table-cell>
          <table:table-cell table:formula="of:=IF([.B233]=[dp05.E233];&quot;&quot;;&quot;NO!&quot;)">
            <text:p/>
          </table:table-cell>
        </table:table-row>
        <table:table-row table:style-name="ro1">
          <table:table-cell office:value-type="string" calcext:value-type="string">
            <text:p>HC03_VC75</text:p>
          </table:table-cell>
          <table:table-cell office:value-type="string" calcext:value-type="string">
            <text:p>Percent; RACE - Two or more races</text:p>
          </table:table-cell>
          <table:table-cell table:formula="of:=IF([.A234]=[dp05.D234];&quot;&quot;;&quot;NO!&quot;)">
            <text:p/>
          </table:table-cell>
          <table:table-cell table:formula="of:=IF([.B234]=[dp05.E234];&quot;&quot;;&quot;NO!&quot;)">
            <text:p/>
          </table:table-cell>
        </table:table-row>
        <table:table-row table:style-name="ro1"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RACE - Two or more races</text:p>
          </table:table-cell>
          <table:table-cell table:formula="of:=IF([.A235]=[dp05.D235];&quot;&quot;;&quot;NO!&quot;)">
            <text:p/>
          </table:table-cell>
          <table:table-cell table:formula="of:=IF([.B235]=[dp05.E235];&quot;&quot;;&quot;NO!&quot;)">
            <text:p/>
          </table:table-cell>
        </table:table-row>
        <table:table-row table:style-name="ro1">
          <table:table-cell office:value-type="string" calcext:value-type="string">
            <text:p>HC01_VC76</text:p>
          </table:table-cell>
          <table:table-cell office:value-type="string" calcext:value-type="string">
            <text:p>Estimate; RACE - Two or more races - White and Black or African American</text:p>
          </table:table-cell>
          <table:table-cell table:formula="of:=IF([.A236]=[dp05.D236];&quot;&quot;;&quot;NO!&quot;)">
            <text:p/>
          </table:table-cell>
          <table:table-cell table:formula="of:=IF([.B236]=[dp05.E236];&quot;&quot;;&quot;NO!&quot;)">
            <text:p/>
          </table:table-cell>
        </table:table-row>
        <table:table-row table:style-name="ro1">
          <table:table-cell office:value-type="string" calcext:value-type="string">
            <text:p>HC02_VC76</text:p>
          </table:table-cell>
          <table:table-cell office:value-type="string" calcext:value-type="string">
            <text:p>Margin of Error; RACE - Two or more races - White and Black or African American</text:p>
          </table:table-cell>
          <table:table-cell table:formula="of:=IF([.A237]=[dp05.D237];&quot;&quot;;&quot;NO!&quot;)">
            <text:p/>
          </table:table-cell>
          <table:table-cell table:formula="of:=IF([.B237]=[dp05.E237];&quot;&quot;;&quot;NO!&quot;)">
            <text:p/>
          </table:table-cell>
        </table:table-row>
        <table:table-row table:style-name="ro1">
          <table:table-cell office:value-type="string" calcext:value-type="string">
            <text:p>HC03_VC76</text:p>
          </table:table-cell>
          <table:table-cell office:value-type="string" calcext:value-type="string">
            <text:p>Percent; RACE - Two or more races - White and Black or African American</text:p>
          </table:table-cell>
          <table:table-cell table:formula="of:=IF([.A238]=[dp05.D238];&quot;&quot;;&quot;NO!&quot;)">
            <text:p/>
          </table:table-cell>
          <table:table-cell table:formula="of:=IF([.B238]=[dp05.E238];&quot;&quot;;&quot;NO!&quot;)">
            <text:p/>
          </table:table-cell>
        </table:table-row>
        <table:table-row table:style-name="ro1"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RACE - Two or more races - White and Black or African American</text:p>
          </table:table-cell>
          <table:table-cell table:formula="of:=IF([.A239]=[dp05.D239];&quot;&quot;;&quot;NO!&quot;)">
            <text:p/>
          </table:table-cell>
          <table:table-cell table:formula="of:=IF([.B239]=[dp05.E239];&quot;&quot;;&quot;NO!&quot;)">
            <text:p/>
          </table:table-cell>
        </table:table-row>
        <table:table-row table:style-name="ro1">
          <table:table-cell office:value-type="string" calcext:value-type="string">
            <text:p>HC01_VC77</text:p>
          </table:table-cell>
          <table:table-cell office:value-type="string" calcext:value-type="string">
            <text:p>Estimate; RACE - Two or more races - White and American Indian and Alaska Native</text:p>
          </table:table-cell>
          <table:table-cell table:formula="of:=IF([.A240]=[dp05.D240];&quot;&quot;;&quot;NO!&quot;)">
            <text:p/>
          </table:table-cell>
          <table:table-cell table:formula="of:=IF([.B240]=[dp05.E240];&quot;&quot;;&quot;NO!&quot;)">
            <text:p/>
          </table:table-cell>
        </table:table-row>
        <table:table-row table:style-name="ro1">
          <table:table-cell office:value-type="string" calcext:value-type="string">
            <text:p>HC02_VC77</text:p>
          </table:table-cell>
          <table:table-cell office:value-type="string" calcext:value-type="string">
            <text:p>Margin of Error; RACE - Two or more races - White and American Indian and Alaska Native</text:p>
          </table:table-cell>
          <table:table-cell table:formula="of:=IF([.A241]=[dp05.D241];&quot;&quot;;&quot;NO!&quot;)">
            <text:p/>
          </table:table-cell>
          <table:table-cell table:formula="of:=IF([.B241]=[dp05.E241];&quot;&quot;;&quot;NO!&quot;)">
            <text:p/>
          </table:table-cell>
        </table:table-row>
        <table:table-row table:style-name="ro1">
          <table:table-cell office:value-type="string" calcext:value-type="string">
            <text:p>HC03_VC77</text:p>
          </table:table-cell>
          <table:table-cell office:value-type="string" calcext:value-type="string">
            <text:p>Percent; RACE - Two or more races - White and American Indian and Alaska Native</text:p>
          </table:table-cell>
          <table:table-cell table:formula="of:=IF([.A242]=[dp05.D242];&quot;&quot;;&quot;NO!&quot;)">
            <text:p/>
          </table:table-cell>
          <table:table-cell table:formula="of:=IF([.B242]=[dp05.E242];&quot;&quot;;&quot;NO!&quot;)">
            <text:p/>
          </table:table-cell>
        </table:table-row>
        <table:table-row table:style-name="ro1"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RACE - Two or more races - White and American Indian and Alaska Native</text:p>
          </table:table-cell>
          <table:table-cell table:formula="of:=IF([.A243]=[dp05.D243];&quot;&quot;;&quot;NO!&quot;)">
            <text:p/>
          </table:table-cell>
          <table:table-cell table:formula="of:=IF([.B243]=[dp05.E243];&quot;&quot;;&quot;NO!&quot;)">
            <text:p/>
          </table:table-cell>
        </table:table-row>
        <table:table-row table:style-name="ro1">
          <table:table-cell office:value-type="string" calcext:value-type="string">
            <text:p>HC01_VC78</text:p>
          </table:table-cell>
          <table:table-cell office:value-type="string" calcext:value-type="string">
            <text:p>Estimate; RACE - Two or more races - White and Asian</text:p>
          </table:table-cell>
          <table:table-cell table:formula="of:=IF([.A244]=[dp05.D244];&quot;&quot;;&quot;NO!&quot;)">
            <text:p/>
          </table:table-cell>
          <table:table-cell table:formula="of:=IF([.B244]=[dp05.E244];&quot;&quot;;&quot;NO!&quot;)">
            <text:p/>
          </table:table-cell>
        </table:table-row>
        <table:table-row table:style-name="ro1">
          <table:table-cell office:value-type="string" calcext:value-type="string">
            <text:p>HC02_VC78</text:p>
          </table:table-cell>
          <table:table-cell office:value-type="string" calcext:value-type="string">
            <text:p>Margin of Error; RACE - Two or more races - White and Asian</text:p>
          </table:table-cell>
          <table:table-cell table:formula="of:=IF([.A245]=[dp05.D245];&quot;&quot;;&quot;NO!&quot;)">
            <text:p/>
          </table:table-cell>
          <table:table-cell table:formula="of:=IF([.B245]=[dp05.E245];&quot;&quot;;&quot;NO!&quot;)">
            <text:p/>
          </table:table-cell>
        </table:table-row>
        <table:table-row table:style-name="ro1">
          <table:table-cell office:value-type="string" calcext:value-type="string">
            <text:p>HC03_VC78</text:p>
          </table:table-cell>
          <table:table-cell office:value-type="string" calcext:value-type="string">
            <text:p>Percent; RACE - Two or more races - White and Asian</text:p>
          </table:table-cell>
          <table:table-cell table:formula="of:=IF([.A246]=[dp05.D246];&quot;&quot;;&quot;NO!&quot;)">
            <text:p/>
          </table:table-cell>
          <table:table-cell table:formula="of:=IF([.B246]=[dp05.E246];&quot;&quot;;&quot;NO!&quot;)">
            <text:p/>
          </table:table-cell>
        </table:table-row>
        <table:table-row table:style-name="ro1"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RACE - Two or more races - White and Asian</text:p>
          </table:table-cell>
          <table:table-cell table:formula="of:=IF([.A247]=[dp05.D247];&quot;&quot;;&quot;NO!&quot;)">
            <text:p/>
          </table:table-cell>
          <table:table-cell table:formula="of:=IF([.B247]=[dp05.E247];&quot;&quot;;&quot;NO!&quot;)">
            <text:p/>
          </table:table-cell>
        </table:table-row>
        <table:table-row table:style-name="ro1">
          <table:table-cell office:value-type="string" calcext:value-type="string">
            <text:p>HC01_VC79</text:p>
          </table:table-cell>
          <table:table-cell office:value-type="string" calcext:value-type="string">
            <text:p>Estimate; RACE - Two or more races - Black or African American and American Indian and Alaska Native</text:p>
          </table:table-cell>
          <table:table-cell table:formula="of:=IF([.A248]=[dp05.D248];&quot;&quot;;&quot;NO!&quot;)">
            <text:p/>
          </table:table-cell>
          <table:table-cell table:formula="of:=IF([.B248]=[dp05.E248];&quot;&quot;;&quot;NO!&quot;)">
            <text:p/>
          </table:table-cell>
        </table:table-row>
        <table:table-row table:style-name="ro1">
          <table:table-cell office:value-type="string" calcext:value-type="string">
            <text:p>HC02_VC79</text:p>
          </table:table-cell>
          <table:table-cell office:value-type="string" calcext:value-type="string">
            <text:p>Margin of Error; RACE - Two or more races - Black or African American and American Indian and Alaska Native</text:p>
          </table:table-cell>
          <table:table-cell table:formula="of:=IF([.A249]=[dp05.D249];&quot;&quot;;&quot;NO!&quot;)">
            <text:p/>
          </table:table-cell>
          <table:table-cell table:formula="of:=IF([.B249]=[dp05.E249];&quot;&quot;;&quot;NO!&quot;)">
            <text:p/>
          </table:table-cell>
        </table:table-row>
        <table:table-row table:style-name="ro1">
          <table:table-cell office:value-type="string" calcext:value-type="string">
            <text:p>HC03_VC79</text:p>
          </table:table-cell>
          <table:table-cell office:value-type="string" calcext:value-type="string">
            <text:p>Percent; RACE - Two or more races - Black or African American and American Indian and Alaska Native</text:p>
          </table:table-cell>
          <table:table-cell table:formula="of:=IF([.A250]=[dp05.D250];&quot;&quot;;&quot;NO!&quot;)">
            <text:p/>
          </table:table-cell>
          <table:table-cell table:formula="of:=IF([.B250]=[dp05.E250];&quot;&quot;;&quot;NO!&quot;)">
            <text:p/>
          </table:table-cell>
        </table:table-row>
        <table:table-row table:style-name="ro1"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RACE - Two or more races - Black or African American and American Indian and Alaska Native</text:p>
          </table:table-cell>
          <table:table-cell table:formula="of:=IF([.A251]=[dp05.D251];&quot;&quot;;&quot;NO!&quot;)">
            <text:p/>
          </table:table-cell>
          <table:table-cell table:formula="of:=IF([.B251]=[dp05.E251];&quot;&quot;;&quot;NO!&quot;)">
            <text:p/>
          </table:table-cell>
        </table:table-row>
        <table:table-row table:style-name="ro1">
          <table:table-cell office:value-type="string" calcext:value-type="string">
            <text:p>HC01_VC82</text:p>
          </table:table-cell>
          <table:table-cell office:value-type="string" calcext:value-type="string">
            <text:p>Estimate; RACE - Race alone or in combination with one or more other races - Total population</text:p>
          </table:table-cell>
          <table:table-cell table:formula="of:=IF([.A252]=[dp05.D252];&quot;&quot;;&quot;NO!&quot;)">
            <text:p/>
          </table:table-cell>
          <table:table-cell table:formula="of:=IF([.B252]=[dp05.E252];&quot;&quot;;&quot;NO!&quot;)">
            <text:p/>
          </table:table-cell>
        </table:table-row>
        <table:table-row table:style-name="ro1">
          <table:table-cell office:value-type="string" calcext:value-type="string">
            <text:p>HC02_VC82</text:p>
          </table:table-cell>
          <table:table-cell office:value-type="string" calcext:value-type="string">
            <text:p>Margin of Error; RACE - Race alone or in combination with one or more other races - Total population</text:p>
          </table:table-cell>
          <table:table-cell table:formula="of:=IF([.A253]=[dp05.D253];&quot;&quot;;&quot;NO!&quot;)">
            <text:p/>
          </table:table-cell>
          <table:table-cell table:formula="of:=IF([.B253]=[dp05.E253];&quot;&quot;;&quot;NO!&quot;)">
            <text:p/>
          </table:table-cell>
        </table:table-row>
        <table:table-row table:style-name="ro1">
          <table:table-cell office:value-type="string" calcext:value-type="string">
            <text:p>HC03_VC82</text:p>
          </table:table-cell>
          <table:table-cell office:value-type="string" calcext:value-type="string">
            <text:p>Percent; RACE - Race alone or in combination with one or more other races - Total population</text:p>
          </table:table-cell>
          <table:table-cell table:formula="of:=IF([.A254]=[dp05.D254];&quot;&quot;;&quot;NO!&quot;)">
            <text:p/>
          </table:table-cell>
          <table:table-cell table:formula="of:=IF([.B254]=[dp05.E254];&quot;&quot;;&quot;NO!&quot;)">
            <text:p/>
          </table:table-cell>
        </table:table-row>
        <table:table-row table:style-name="ro1">
          <table:table-cell office:value-type="string" calcext:value-type="string">
            <text:p>HC04_VC82</text:p>
          </table:table-cell>
          <table:table-cell office:value-type="string" calcext:value-type="string">
            <text:p>Percent Margin of Error; RACE - Race alone or in combination with one or more other races - Total population</text:p>
          </table:table-cell>
          <table:table-cell table:formula="of:=IF([.A255]=[dp05.D255];&quot;&quot;;&quot;NO!&quot;)">
            <text:p/>
          </table:table-cell>
          <table:table-cell table:formula="of:=IF([.B255]=[dp05.E255];&quot;&quot;;&quot;NO!&quot;)">
            <text:p/>
          </table:table-cell>
        </table:table-row>
        <table:table-row table:style-name="ro1">
          <table:table-cell office:value-type="string" calcext:value-type="string">
            <text:p>HC01_VC83</text:p>
          </table:table-cell>
          <table:table-cell office:value-type="string" calcext:value-type="string">
            <text:p>Estimate; RACE - Race alone or in combination with one or more other races - Total population - White</text:p>
          </table:table-cell>
          <table:table-cell table:formula="of:=IF([.A256]=[dp05.D256];&quot;&quot;;&quot;NO!&quot;)">
            <text:p/>
          </table:table-cell>
          <table:table-cell table:formula="of:=IF([.B256]=[dp05.E256];&quot;&quot;;&quot;NO!&quot;)">
            <text:p/>
          </table:table-cell>
        </table:table-row>
        <table:table-row table:style-name="ro1">
          <table:table-cell office:value-type="string" calcext:value-type="string">
            <text:p>HC02_VC83</text:p>
          </table:table-cell>
          <table:table-cell office:value-type="string" calcext:value-type="string">
            <text:p>Margin of Error; RACE - Race alone or in combination with one or more other races - Total population - White</text:p>
          </table:table-cell>
          <table:table-cell table:formula="of:=IF([.A257]=[dp05.D257];&quot;&quot;;&quot;NO!&quot;)">
            <text:p/>
          </table:table-cell>
          <table:table-cell table:formula="of:=IF([.B257]=[dp05.E257];&quot;&quot;;&quot;NO!&quot;)">
            <text:p/>
          </table:table-cell>
        </table:table-row>
        <table:table-row table:style-name="ro1">
          <table:table-cell office:value-type="string" calcext:value-type="string">
            <text:p>HC03_VC83</text:p>
          </table:table-cell>
          <table:table-cell office:value-type="string" calcext:value-type="string">
            <text:p>Percent; RACE - Race alone or in combination with one or more other races - Total population - White</text:p>
          </table:table-cell>
          <table:table-cell table:formula="of:=IF([.A258]=[dp05.D258];&quot;&quot;;&quot;NO!&quot;)">
            <text:p/>
          </table:table-cell>
          <table:table-cell table:formula="of:=IF([.B258]=[dp05.E258];&quot;&quot;;&quot;NO!&quot;)">
            <text:p/>
          </table:table-cell>
        </table:table-row>
        <table:table-row table:style-name="ro1">
          <table:table-cell office:value-type="string" calcext:value-type="string">
            <text:p>HC04_VC83</text:p>
          </table:table-cell>
          <table:table-cell office:value-type="string" calcext:value-type="string">
            <text:p>Percent Margin of Error; RACE - Race alone or in combination with one or more other races - Total population - White</text:p>
          </table:table-cell>
          <table:table-cell table:formula="of:=IF([.A259]=[dp05.D259];&quot;&quot;;&quot;NO!&quot;)">
            <text:p/>
          </table:table-cell>
          <table:table-cell table:formula="of:=IF([.B259]=[dp05.E259];&quot;&quot;;&quot;NO!&quot;)">
            <text:p/>
          </table:table-cell>
        </table:table-row>
        <table:table-row table:style-name="ro1">
          <table:table-cell office:value-type="string" calcext:value-type="string">
            <text:p>HC01_VC84</text:p>
          </table:table-cell>
          <table:table-cell office:value-type="string" calcext:value-type="string">
            <text:p>Estimate; RACE - Race alone or in combination with one or more other races - Total population - Black or African American</text:p>
          </table:table-cell>
          <table:table-cell table:formula="of:=IF([.A260]=[dp05.D260];&quot;&quot;;&quot;NO!&quot;)">
            <text:p/>
          </table:table-cell>
          <table:table-cell table:formula="of:=IF([.B260]=[dp05.E260];&quot;&quot;;&quot;NO!&quot;)">
            <text:p/>
          </table:table-cell>
        </table:table-row>
        <table:table-row table:style-name="ro1">
          <table:table-cell office:value-type="string" calcext:value-type="string">
            <text:p>HC02_VC84</text:p>
          </table:table-cell>
          <table:table-cell office:value-type="string" calcext:value-type="string">
            <text:p>Margin of Error; RACE - Race alone or in combination with one or more other races - Total population - Black or African American</text:p>
          </table:table-cell>
          <table:table-cell table:formula="of:=IF([.A261]=[dp05.D261];&quot;&quot;;&quot;NO!&quot;)">
            <text:p/>
          </table:table-cell>
          <table:table-cell table:formula="of:=IF([.B261]=[dp05.E261];&quot;&quot;;&quot;NO!&quot;)">
            <text:p/>
          </table:table-cell>
        </table:table-row>
        <table:table-row table:style-name="ro1">
          <table:table-cell office:value-type="string" calcext:value-type="string">
            <text:p>HC03_VC84</text:p>
          </table:table-cell>
          <table:table-cell office:value-type="string" calcext:value-type="string">
            <text:p>Percent; RACE - Race alone or in combination with one or more other races - Total population - Black or African American</text:p>
          </table:table-cell>
          <table:table-cell table:formula="of:=IF([.A262]=[dp05.D262];&quot;&quot;;&quot;NO!&quot;)">
            <text:p/>
          </table:table-cell>
          <table:table-cell table:formula="of:=IF([.B262]=[dp05.E262];&quot;&quot;;&quot;NO!&quot;)">
            <text:p/>
          </table:table-cell>
        </table:table-row>
        <table:table-row table:style-name="ro1"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RACE - Race alone or in combination with one or more other races - Total population - Black or African American</text:p>
          </table:table-cell>
          <table:table-cell table:formula="of:=IF([.A263]=[dp05.D263];&quot;&quot;;&quot;NO!&quot;)">
            <text:p/>
          </table:table-cell>
          <table:table-cell table:formula="of:=IF([.B263]=[dp05.E263];&quot;&quot;;&quot;NO!&quot;)">
            <text:p/>
          </table:table-cell>
        </table:table-row>
        <table:table-row table:style-name="ro1">
          <table:table-cell office:value-type="string" calcext:value-type="string">
            <text:p>HC01_VC85</text:p>
          </table:table-cell>
          <table:table-cell office:value-type="string" calcext:value-type="string">
            <text:p>Estimate; RACE - Race alone or in combination with one or more other races - Total population - American Indian and Alaska Native</text:p>
          </table:table-cell>
          <table:table-cell table:formula="of:=IF([.A264]=[dp05.D264];&quot;&quot;;&quot;NO!&quot;)">
            <text:p/>
          </table:table-cell>
          <table:table-cell table:formula="of:=IF([.B264]=[dp05.E264];&quot;&quot;;&quot;NO!&quot;)">
            <text:p/>
          </table:table-cell>
        </table:table-row>
        <table:table-row table:style-name="ro1">
          <table:table-cell office:value-type="string" calcext:value-type="string">
            <text:p>HC02_VC85</text:p>
          </table:table-cell>
          <table:table-cell office:value-type="string" calcext:value-type="string">
            <text:p>Margin of Error; RACE - Race alone or in combination with one or more other races - Total population - American Indian and Alaska Native</text:p>
          </table:table-cell>
          <table:table-cell table:formula="of:=IF([.A265]=[dp05.D265];&quot;&quot;;&quot;NO!&quot;)">
            <text:p/>
          </table:table-cell>
          <table:table-cell table:formula="of:=IF([.B265]=[dp05.E265];&quot;&quot;;&quot;NO!&quot;)">
            <text:p/>
          </table:table-cell>
        </table:table-row>
        <table:table-row table:style-name="ro1">
          <table:table-cell office:value-type="string" calcext:value-type="string">
            <text:p>HC03_VC85</text:p>
          </table:table-cell>
          <table:table-cell office:value-type="string" calcext:value-type="string">
            <text:p>Percent; RACE - Race alone or in combination with one or more other races - Total population - American Indian and Alaska Native</text:p>
          </table:table-cell>
          <table:table-cell table:formula="of:=IF([.A266]=[dp05.D266];&quot;&quot;;&quot;NO!&quot;)">
            <text:p/>
          </table:table-cell>
          <table:table-cell table:formula="of:=IF([.B266]=[dp05.E266];&quot;&quot;;&quot;NO!&quot;)">
            <text:p/>
          </table:table-cell>
        </table:table-row>
        <table:table-row table:style-name="ro1"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RACE - Race alone or in combination with one or more other races - Total population - American Indian and Alaska Native</text:p>
          </table:table-cell>
          <table:table-cell table:formula="of:=IF([.A267]=[dp05.D267];&quot;&quot;;&quot;NO!&quot;)">
            <text:p/>
          </table:table-cell>
          <table:table-cell table:formula="of:=IF([.B267]=[dp05.E267];&quot;&quot;;&quot;NO!&quot;)">
            <text:p/>
          </table:table-cell>
        </table:table-row>
        <table:table-row table:style-name="ro1">
          <table:table-cell office:value-type="string" calcext:value-type="string">
            <text:p>HC01_VC86</text:p>
          </table:table-cell>
          <table:table-cell office:value-type="string" calcext:value-type="string">
            <text:p>Estimate; RACE - Race alone or in combination with one or more other races - Total population - Asian</text:p>
          </table:table-cell>
          <table:table-cell table:formula="of:=IF([.A268]=[dp05.D268];&quot;&quot;;&quot;NO!&quot;)">
            <text:p/>
          </table:table-cell>
          <table:table-cell table:formula="of:=IF([.B268]=[dp05.E268];&quot;&quot;;&quot;NO!&quot;)">
            <text:p/>
          </table:table-cell>
        </table:table-row>
        <table:table-row table:style-name="ro1">
          <table:table-cell office:value-type="string" calcext:value-type="string">
            <text:p>HC02_VC86</text:p>
          </table:table-cell>
          <table:table-cell office:value-type="string" calcext:value-type="string">
            <text:p>Margin of Error; RACE - Race alone or in combination with one or more other races - Total population - Asian</text:p>
          </table:table-cell>
          <table:table-cell table:formula="of:=IF([.A269]=[dp05.D269];&quot;&quot;;&quot;NO!&quot;)">
            <text:p/>
          </table:table-cell>
          <table:table-cell table:formula="of:=IF([.B269]=[dp05.E269];&quot;&quot;;&quot;NO!&quot;)">
            <text:p/>
          </table:table-cell>
        </table:table-row>
        <table:table-row table:style-name="ro1">
          <table:table-cell office:value-type="string" calcext:value-type="string">
            <text:p>HC03_VC86</text:p>
          </table:table-cell>
          <table:table-cell office:value-type="string" calcext:value-type="string">
            <text:p>Percent; RACE - Race alone or in combination with one or more other races - Total population - Asian</text:p>
          </table:table-cell>
          <table:table-cell table:formula="of:=IF([.A270]=[dp05.D270];&quot;&quot;;&quot;NO!&quot;)">
            <text:p/>
          </table:table-cell>
          <table:table-cell table:formula="of:=IF([.B270]=[dp05.E270];&quot;&quot;;&quot;NO!&quot;)">
            <text:p/>
          </table:table-cell>
        </table:table-row>
        <table:table-row table:style-name="ro1"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RACE - Race alone or in combination with one or more other races - Total population - Asian</text:p>
          </table:table-cell>
          <table:table-cell table:formula="of:=IF([.A271]=[dp05.D271];&quot;&quot;;&quot;NO!&quot;)">
            <text:p/>
          </table:table-cell>
          <table:table-cell table:formula="of:=IF([.B271]=[dp05.E271];&quot;&quot;;&quot;NO!&quot;)">
            <text:p/>
          </table:table-cell>
        </table:table-row>
        <table:table-row table:style-name="ro1">
          <table:table-cell office:value-type="string" calcext:value-type="string">
            <text:p>HC01_VC87</text:p>
          </table:table-cell>
          <table:table-cell office:value-type="string" calcext:value-type="string">
            <text:p>Estimate; RACE - Race alone or in combination with one or more other races - Total population - Native Hawaiian and Other Pacific Islander</text:p>
          </table:table-cell>
          <table:table-cell table:formula="of:=IF([.A272]=[dp05.D272];&quot;&quot;;&quot;NO!&quot;)">
            <text:p/>
          </table:table-cell>
          <table:table-cell table:formula="of:=IF([.B272]=[dp05.E272];&quot;&quot;;&quot;NO!&quot;)">
            <text:p/>
          </table:table-cell>
        </table:table-row>
        <table:table-row table:style-name="ro1">
          <table:table-cell office:value-type="string" calcext:value-type="string">
            <text:p>HC02_VC87</text:p>
          </table:table-cell>
          <table:table-cell office:value-type="string" calcext:value-type="string">
            <text:p>Margin of Error; RACE - Race alone or in combination with one or more other races - Total population - Native Hawaiian and Other Pacific Islander</text:p>
          </table:table-cell>
          <table:table-cell table:formula="of:=IF([.A273]=[dp05.D273];&quot;&quot;;&quot;NO!&quot;)">
            <text:p/>
          </table:table-cell>
          <table:table-cell table:formula="of:=IF([.B273]=[dp05.E273];&quot;&quot;;&quot;NO!&quot;)">
            <text:p/>
          </table:table-cell>
        </table:table-row>
        <table:table-row table:style-name="ro1">
          <table:table-cell office:value-type="string" calcext:value-type="string">
            <text:p>HC03_VC87</text:p>
          </table:table-cell>
          <table:table-cell office:value-type="string" calcext:value-type="string">
            <text:p>Percent; RACE - Race alone or in combination with one or more other races - Total population - Native Hawaiian and Other Pacific Islander</text:p>
          </table:table-cell>
          <table:table-cell table:formula="of:=IF([.A274]=[dp05.D274];&quot;&quot;;&quot;NO!&quot;)">
            <text:p/>
          </table:table-cell>
          <table:table-cell table:formula="of:=IF([.B274]=[dp05.E274];&quot;&quot;;&quot;NO!&quot;)">
            <text:p/>
          </table:table-cell>
        </table:table-row>
        <table:table-row table:style-name="ro1"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RACE - Race alone or in combination with one or more other races - Total population - Native Hawaiian and Other Pacific Islander</text:p>
          </table:table-cell>
          <table:table-cell table:formula="of:=IF([.A275]=[dp05.D275];&quot;&quot;;&quot;NO!&quot;)">
            <text:p/>
          </table:table-cell>
          <table:table-cell table:formula="of:=IF([.B275]=[dp05.E275];&quot;&quot;;&quot;NO!&quot;)">
            <text:p/>
          </table:table-cell>
        </table:table-row>
        <table:table-row table:style-name="ro1">
          <table:table-cell office:value-type="string" calcext:value-type="string">
            <text:p>HC01_VC88</text:p>
          </table:table-cell>
          <table:table-cell office:value-type="string" calcext:value-type="string">
            <text:p>Estimate; RACE - Race alone or in combination with one or more other races - Total population - Some other race</text:p>
          </table:table-cell>
          <table:table-cell table:formula="of:=IF([.A276]=[dp05.D276];&quot;&quot;;&quot;NO!&quot;)">
            <text:p/>
          </table:table-cell>
          <table:table-cell table:formula="of:=IF([.B276]=[dp05.E276];&quot;&quot;;&quot;NO!&quot;)">
            <text:p/>
          </table:table-cell>
        </table:table-row>
        <table:table-row table:style-name="ro1">
          <table:table-cell office:value-type="string" calcext:value-type="string">
            <text:p>HC02_VC88</text:p>
          </table:table-cell>
          <table:table-cell office:value-type="string" calcext:value-type="string">
            <text:p>Margin of Error; RACE - Race alone or in combination with one or more other races - Total population - Some other race</text:p>
          </table:table-cell>
          <table:table-cell table:formula="of:=IF([.A277]=[dp05.D277];&quot;&quot;;&quot;NO!&quot;)">
            <text:p/>
          </table:table-cell>
          <table:table-cell table:formula="of:=IF([.B277]=[dp05.E277];&quot;&quot;;&quot;NO!&quot;)">
            <text:p/>
          </table:table-cell>
        </table:table-row>
        <table:table-row table:style-name="ro1">
          <table:table-cell office:value-type="string" calcext:value-type="string">
            <text:p>HC03_VC88</text:p>
          </table:table-cell>
          <table:table-cell office:value-type="string" calcext:value-type="string">
            <text:p>Percent; RACE - Race alone or in combination with one or more other races - Total population - Some other race</text:p>
          </table:table-cell>
          <table:table-cell table:formula="of:=IF([.A278]=[dp05.D278];&quot;&quot;;&quot;NO!&quot;)">
            <text:p/>
          </table:table-cell>
          <table:table-cell table:formula="of:=IF([.B278]=[dp05.E278];&quot;&quot;;&quot;NO!&quot;)">
            <text:p/>
          </table:table-cell>
        </table:table-row>
        <table:table-row table:style-name="ro1"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RACE - Race alone or in combination with one or more other races - Total population - Some other race</text:p>
          </table:table-cell>
          <table:table-cell table:formula="of:=IF([.A279]=[dp05.D279];&quot;&quot;;&quot;NO!&quot;)">
            <text:p/>
          </table:table-cell>
          <table:table-cell table:formula="of:=IF([.B279]=[dp05.E279];&quot;&quot;;&quot;NO!&quot;)">
            <text:p/>
          </table:table-cell>
        </table:table-row>
        <table:table-row table:style-name="ro1">
          <table:table-cell office:value-type="string" calcext:value-type="string">
            <text:p>HC01_VC92</text:p>
          </table:table-cell>
          <table:table-cell office:value-type="string" calcext:value-type="string">
            <text:p>Estimate; HISPANIC OR LATINO AND RACE - Total population</text:p>
          </table:table-cell>
          <table:table-cell table:formula="of:=IF([.A280]=[dp05.D280];&quot;&quot;;&quot;NO!&quot;)">
            <text:p/>
          </table:table-cell>
          <table:table-cell table:formula="of:=IF([.B280]=[dp05.E280];&quot;&quot;;&quot;NO!&quot;)">
            <text:p/>
          </table:table-cell>
        </table:table-row>
        <table:table-row table:style-name="ro1">
          <table:table-cell office:value-type="string" calcext:value-type="string">
            <text:p>HC02_VC92</text:p>
          </table:table-cell>
          <table:table-cell office:value-type="string" calcext:value-type="string">
            <text:p>Margin of Error; HISPANIC OR LATINO AND RACE - Total population</text:p>
          </table:table-cell>
          <table:table-cell table:formula="of:=IF([.A281]=[dp05.D281];&quot;&quot;;&quot;NO!&quot;)">
            <text:p/>
          </table:table-cell>
          <table:table-cell table:formula="of:=IF([.B281]=[dp05.E281];&quot;&quot;;&quot;NO!&quot;)">
            <text:p/>
          </table:table-cell>
        </table:table-row>
        <table:table-row table:style-name="ro1">
          <table:table-cell office:value-type="string" calcext:value-type="string">
            <text:p>HC03_VC92</text:p>
          </table:table-cell>
          <table:table-cell office:value-type="string" calcext:value-type="string">
            <text:p>Percent; HISPANIC OR LATINO AND RACE - Total population</text:p>
          </table:table-cell>
          <table:table-cell table:formula="of:=IF([.A282]=[dp05.D282];&quot;&quot;;&quot;NO!&quot;)">
            <text:p/>
          </table:table-cell>
          <table:table-cell table:formula="of:=IF([.B282]=[dp05.E282];&quot;&quot;;&quot;NO!&quot;)">
            <text:p/>
          </table:table-cell>
        </table:table-row>
        <table:table-row table:style-name="ro1"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HISPANIC OR LATINO AND RACE - Total population</text:p>
          </table:table-cell>
          <table:table-cell table:formula="of:=IF([.A283]=[dp05.D283];&quot;&quot;;&quot;NO!&quot;)">
            <text:p/>
          </table:table-cell>
          <table:table-cell table:formula="of:=IF([.B283]=[dp05.E283];&quot;&quot;;&quot;NO!&quot;)">
            <text:p/>
          </table:table-cell>
        </table:table-row>
        <table:table-row table:style-name="ro1">
          <table:table-cell office:value-type="string" calcext:value-type="string">
            <text:p>HC01_VC93</text:p>
          </table:table-cell>
          <table:table-cell office:value-type="string" calcext:value-type="string">
            <text:p>Estimate; HISPANIC OR LATINO AND RACE - Total population - Hispanic or Latino (of any race)</text:p>
          </table:table-cell>
          <table:table-cell table:formula="of:=IF([.A284]=[dp05.D284];&quot;&quot;;&quot;NO!&quot;)">
            <text:p/>
          </table:table-cell>
          <table:table-cell table:formula="of:=IF([.B284]=[dp05.E284];&quot;&quot;;&quot;NO!&quot;)">
            <text:p/>
          </table:table-cell>
        </table:table-row>
        <table:table-row table:style-name="ro1">
          <table:table-cell office:value-type="string" calcext:value-type="string">
            <text:p>HC02_VC93</text:p>
          </table:table-cell>
          <table:table-cell office:value-type="string" calcext:value-type="string">
            <text:p>Margin of Error; HISPANIC OR LATINO AND RACE - Total population - Hispanic or Latino (of any race)</text:p>
          </table:table-cell>
          <table:table-cell table:formula="of:=IF([.A285]=[dp05.D285];&quot;&quot;;&quot;NO!&quot;)">
            <text:p/>
          </table:table-cell>
          <table:table-cell table:formula="of:=IF([.B285]=[dp05.E285];&quot;&quot;;&quot;NO!&quot;)">
            <text:p/>
          </table:table-cell>
        </table:table-row>
        <table:table-row table:style-name="ro1">
          <table:table-cell office:value-type="string" calcext:value-type="string">
            <text:p>HC03_VC93</text:p>
          </table:table-cell>
          <table:table-cell office:value-type="string" calcext:value-type="string">
            <text:p>Percent; HISPANIC OR LATINO AND RACE - Total population - Hispanic or Latino (of any race)</text:p>
          </table:table-cell>
          <table:table-cell table:formula="of:=IF([.A286]=[dp05.D286];&quot;&quot;;&quot;NO!&quot;)">
            <text:p/>
          </table:table-cell>
          <table:table-cell table:formula="of:=IF([.B286]=[dp05.E286];&quot;&quot;;&quot;NO!&quot;)">
            <text:p/>
          </table:table-cell>
        </table:table-row>
        <table:table-row table:style-name="ro1"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HISPANIC OR LATINO AND RACE - Total population - Hispanic or Latino (of any race)</text:p>
          </table:table-cell>
          <table:table-cell table:formula="of:=IF([.A287]=[dp05.D287];&quot;&quot;;&quot;NO!&quot;)">
            <text:p/>
          </table:table-cell>
          <table:table-cell table:formula="of:=IF([.B287]=[dp05.E287];&quot;&quot;;&quot;NO!&quot;)">
            <text:p/>
          </table:table-cell>
        </table:table-row>
        <table:table-row table:style-name="ro1">
          <table:table-cell office:value-type="string" calcext:value-type="string">
            <text:p>HC01_VC94</text:p>
          </table:table-cell>
          <table:table-cell office:value-type="string" calcext:value-type="string">
            <text:p>Estimate; HISPANIC OR LATINO AND RACE - Total population - Hispanic or Latino (of any race) - Mexican</text:p>
          </table:table-cell>
          <table:table-cell table:formula="of:=IF([.A288]=[dp05.D288];&quot;&quot;;&quot;NO!&quot;)">
            <text:p/>
          </table:table-cell>
          <table:table-cell table:formula="of:=IF([.B288]=[dp05.E288];&quot;&quot;;&quot;NO!&quot;)">
            <text:p/>
          </table:table-cell>
        </table:table-row>
        <table:table-row table:style-name="ro1">
          <table:table-cell office:value-type="string" calcext:value-type="string">
            <text:p>HC02_VC94</text:p>
          </table:table-cell>
          <table:table-cell office:value-type="string" calcext:value-type="string">
            <text:p>Margin of Error; HISPANIC OR LATINO AND RACE - Total population - Hispanic or Latino (of any race) - Mexican</text:p>
          </table:table-cell>
          <table:table-cell table:formula="of:=IF([.A289]=[dp05.D289];&quot;&quot;;&quot;NO!&quot;)">
            <text:p/>
          </table:table-cell>
          <table:table-cell table:formula="of:=IF([.B289]=[dp05.E289];&quot;&quot;;&quot;NO!&quot;)">
            <text:p/>
          </table:table-cell>
        </table:table-row>
        <table:table-row table:style-name="ro1">
          <table:table-cell office:value-type="string" calcext:value-type="string">
            <text:p>HC03_VC94</text:p>
          </table:table-cell>
          <table:table-cell office:value-type="string" calcext:value-type="string">
            <text:p>Percent; HISPANIC OR LATINO AND RACE - Total population - Hispanic or Latino (of any race) - Mexican</text:p>
          </table:table-cell>
          <table:table-cell table:formula="of:=IF([.A290]=[dp05.D290];&quot;&quot;;&quot;NO!&quot;)">
            <text:p/>
          </table:table-cell>
          <table:table-cell table:formula="of:=IF([.B290]=[dp05.E290];&quot;&quot;;&quot;NO!&quot;)">
            <text:p/>
          </table:table-cell>
        </table:table-row>
        <table:table-row table:style-name="ro1"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HISPANIC OR LATINO AND RACE - Total population - Hispanic or Latino (of any race) - Mexican</text:p>
          </table:table-cell>
          <table:table-cell table:formula="of:=IF([.A291]=[dp05.D291];&quot;&quot;;&quot;NO!&quot;)">
            <text:p/>
          </table:table-cell>
          <table:table-cell table:formula="of:=IF([.B291]=[dp05.E291];&quot;&quot;;&quot;NO!&quot;)">
            <text:p/>
          </table:table-cell>
        </table:table-row>
        <table:table-row table:style-name="ro1">
          <table:table-cell office:value-type="string" calcext:value-type="string">
            <text:p>HC01_VC95</text:p>
          </table:table-cell>
          <table:table-cell office:value-type="string" calcext:value-type="string">
            <text:p>Estimate; HISPANIC OR LATINO AND RACE - Total population - Hispanic or Latino (of any race) - Puerto Rican</text:p>
          </table:table-cell>
          <table:table-cell table:formula="of:=IF([.A292]=[dp05.D292];&quot;&quot;;&quot;NO!&quot;)">
            <text:p/>
          </table:table-cell>
          <table:table-cell table:formula="of:=IF([.B292]=[dp05.E292];&quot;&quot;;&quot;NO!&quot;)">
            <text:p/>
          </table:table-cell>
        </table:table-row>
        <table:table-row table:style-name="ro1">
          <table:table-cell office:value-type="string" calcext:value-type="string">
            <text:p>HC02_VC95</text:p>
          </table:table-cell>
          <table:table-cell office:value-type="string" calcext:value-type="string">
            <text:p>Margin of Error; HISPANIC OR LATINO AND RACE - Total population - Hispanic or Latino (of any race) - Puerto Rican</text:p>
          </table:table-cell>
          <table:table-cell table:formula="of:=IF([.A293]=[dp05.D293];&quot;&quot;;&quot;NO!&quot;)">
            <text:p/>
          </table:table-cell>
          <table:table-cell table:formula="of:=IF([.B293]=[dp05.E293];&quot;&quot;;&quot;NO!&quot;)">
            <text:p/>
          </table:table-cell>
        </table:table-row>
        <table:table-row table:style-name="ro1">
          <table:table-cell office:value-type="string" calcext:value-type="string">
            <text:p>HC03_VC95</text:p>
          </table:table-cell>
          <table:table-cell office:value-type="string" calcext:value-type="string">
            <text:p>Percent; HISPANIC OR LATINO AND RACE - Total population - Hispanic or Latino (of any race) - Puerto Rican</text:p>
          </table:table-cell>
          <table:table-cell table:formula="of:=IF([.A294]=[dp05.D294];&quot;&quot;;&quot;NO!&quot;)">
            <text:p/>
          </table:table-cell>
          <table:table-cell table:formula="of:=IF([.B294]=[dp05.E294];&quot;&quot;;&quot;NO!&quot;)">
            <text:p/>
          </table:table-cell>
        </table:table-row>
        <table:table-row table:style-name="ro1"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HISPANIC OR LATINO AND RACE - Total population - Hispanic or Latino (of any race) - Puerto Rican</text:p>
          </table:table-cell>
          <table:table-cell table:formula="of:=IF([.A295]=[dp05.D295];&quot;&quot;;&quot;NO!&quot;)">
            <text:p/>
          </table:table-cell>
          <table:table-cell table:formula="of:=IF([.B295]=[dp05.E295];&quot;&quot;;&quot;NO!&quot;)">
            <text:p/>
          </table:table-cell>
        </table:table-row>
        <table:table-row table:style-name="ro1">
          <table:table-cell office:value-type="string" calcext:value-type="string">
            <text:p>HC01_VC96</text:p>
          </table:table-cell>
          <table:table-cell office:value-type="string" calcext:value-type="string">
            <text:p>Estimate; HISPANIC OR LATINO AND RACE - Total population - Hispanic or Latino (of any race) - Cuban</text:p>
          </table:table-cell>
          <table:table-cell table:formula="of:=IF([.A296]=[dp05.D296];&quot;&quot;;&quot;NO!&quot;)">
            <text:p/>
          </table:table-cell>
          <table:table-cell table:formula="of:=IF([.B296]=[dp05.E296];&quot;&quot;;&quot;NO!&quot;)">
            <text:p/>
          </table:table-cell>
        </table:table-row>
        <table:table-row table:style-name="ro1">
          <table:table-cell office:value-type="string" calcext:value-type="string">
            <text:p>HC02_VC96</text:p>
          </table:table-cell>
          <table:table-cell office:value-type="string" calcext:value-type="string">
            <text:p>Margin of Error; HISPANIC OR LATINO AND RACE - Total population - Hispanic or Latino (of any race) - Cuban</text:p>
          </table:table-cell>
          <table:table-cell table:formula="of:=IF([.A297]=[dp05.D297];&quot;&quot;;&quot;NO!&quot;)">
            <text:p/>
          </table:table-cell>
          <table:table-cell table:formula="of:=IF([.B297]=[dp05.E297];&quot;&quot;;&quot;NO!&quot;)">
            <text:p/>
          </table:table-cell>
        </table:table-row>
        <table:table-row table:style-name="ro1">
          <table:table-cell office:value-type="string" calcext:value-type="string">
            <text:p>HC03_VC96</text:p>
          </table:table-cell>
          <table:table-cell office:value-type="string" calcext:value-type="string">
            <text:p>Percent; HISPANIC OR LATINO AND RACE - Total population - Hispanic or Latino (of any race) - Cuban</text:p>
          </table:table-cell>
          <table:table-cell table:formula="of:=IF([.A298]=[dp05.D298];&quot;&quot;;&quot;NO!&quot;)">
            <text:p/>
          </table:table-cell>
          <table:table-cell table:formula="of:=IF([.B298]=[dp05.E298];&quot;&quot;;&quot;NO!&quot;)">
            <text:p/>
          </table:table-cell>
        </table:table-row>
        <table:table-row table:style-name="ro1"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HISPANIC OR LATINO AND RACE - Total population - Hispanic or Latino (of any race) - Cuban</text:p>
          </table:table-cell>
          <table:table-cell table:formula="of:=IF([.A299]=[dp05.D299];&quot;&quot;;&quot;NO!&quot;)">
            <text:p/>
          </table:table-cell>
          <table:table-cell table:formula="of:=IF([.B299]=[dp05.E299];&quot;&quot;;&quot;NO!&quot;)">
            <text:p/>
          </table:table-cell>
        </table:table-row>
        <table:table-row table:style-name="ro1">
          <table:table-cell office:value-type="string" calcext:value-type="string">
            <text:p>HC01_VC97</text:p>
          </table:table-cell>
          <table:table-cell office:value-type="string" calcext:value-type="string">
            <text:p>Estimate; HISPANIC OR LATINO AND RACE - Total population - Hispanic or Latino (of any race) - Other Hispanic or Latino</text:p>
          </table:table-cell>
          <table:table-cell table:formula="of:=IF([.A300]=[dp05.D300];&quot;&quot;;&quot;NO!&quot;)">
            <text:p/>
          </table:table-cell>
          <table:table-cell table:formula="of:=IF([.B300]=[dp05.E300];&quot;&quot;;&quot;NO!&quot;)">
            <text:p/>
          </table:table-cell>
        </table:table-row>
        <table:table-row table:style-name="ro1">
          <table:table-cell office:value-type="string" calcext:value-type="string">
            <text:p>HC02_VC97</text:p>
          </table:table-cell>
          <table:table-cell office:value-type="string" calcext:value-type="string">
            <text:p>Margin of Error; HISPANIC OR LATINO AND RACE - Total population - Hispanic or Latino (of any race) - Other Hispanic or Latino</text:p>
          </table:table-cell>
          <table:table-cell table:formula="of:=IF([.A301]=[dp05.D301];&quot;&quot;;&quot;NO!&quot;)">
            <text:p/>
          </table:table-cell>
          <table:table-cell table:formula="of:=IF([.B301]=[dp05.E301];&quot;&quot;;&quot;NO!&quot;)">
            <text:p/>
          </table:table-cell>
        </table:table-row>
        <table:table-row table:style-name="ro1">
          <table:table-cell office:value-type="string" calcext:value-type="string">
            <text:p>HC03_VC97</text:p>
          </table:table-cell>
          <table:table-cell office:value-type="string" calcext:value-type="string">
            <text:p>Percent; HISPANIC OR LATINO AND RACE - Total population - Hispanic or Latino (of any race) - Other Hispanic or Latino</text:p>
          </table:table-cell>
          <table:table-cell table:formula="of:=IF([.A302]=[dp05.D302];&quot;&quot;;&quot;NO!&quot;)">
            <text:p/>
          </table:table-cell>
          <table:table-cell table:formula="of:=IF([.B302]=[dp05.E302];&quot;&quot;;&quot;NO!&quot;)">
            <text:p/>
          </table:table-cell>
        </table:table-row>
        <table:table-row table:style-name="ro1"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HISPANIC OR LATINO AND RACE - Total population - Hispanic or Latino (of any race) - Other Hispanic or Latino</text:p>
          </table:table-cell>
          <table:table-cell table:formula="of:=IF([.A303]=[dp05.D303];&quot;&quot;;&quot;NO!&quot;)">
            <text:p/>
          </table:table-cell>
          <table:table-cell table:formula="of:=IF([.B303]=[dp05.E303];&quot;&quot;;&quot;NO!&quot;)">
            <text:p/>
          </table:table-cell>
        </table:table-row>
        <table:table-row table:style-name="ro1">
          <table:table-cell office:value-type="string" calcext:value-type="string">
            <text:p>HC01_VC98</text:p>
          </table:table-cell>
          <table:table-cell office:value-type="string" calcext:value-type="string">
            <text:p>Estimate; HISPANIC OR LATINO AND RACE - Total population - Not Hispanic or Latino</text:p>
          </table:table-cell>
          <table:table-cell table:formula="of:=IF([.A304]=[dp05.D304];&quot;&quot;;&quot;NO!&quot;)">
            <text:p/>
          </table:table-cell>
          <table:table-cell table:formula="of:=IF([.B304]=[dp05.E304];&quot;&quot;;&quot;NO!&quot;)">
            <text:p/>
          </table:table-cell>
        </table:table-row>
        <table:table-row table:style-name="ro1">
          <table:table-cell office:value-type="string" calcext:value-type="string">
            <text:p>HC02_VC98</text:p>
          </table:table-cell>
          <table:table-cell office:value-type="string" calcext:value-type="string">
            <text:p>Margin of Error; HISPANIC OR LATINO AND RACE - Total population - Not Hispanic or Latino</text:p>
          </table:table-cell>
          <table:table-cell table:formula="of:=IF([.A305]=[dp05.D305];&quot;&quot;;&quot;NO!&quot;)">
            <text:p/>
          </table:table-cell>
          <table:table-cell table:formula="of:=IF([.B305]=[dp05.E305];&quot;&quot;;&quot;NO!&quot;)">
            <text:p/>
          </table:table-cell>
        </table:table-row>
        <table:table-row table:style-name="ro1">
          <table:table-cell office:value-type="string" calcext:value-type="string">
            <text:p>HC03_VC98</text:p>
          </table:table-cell>
          <table:table-cell office:value-type="string" calcext:value-type="string">
            <text:p>Percent; HISPANIC OR LATINO AND RACE - Total population - Not Hispanic or Latino</text:p>
          </table:table-cell>
          <table:table-cell table:formula="of:=IF([.A306]=[dp05.D306];&quot;&quot;;&quot;NO!&quot;)">
            <text:p/>
          </table:table-cell>
          <table:table-cell table:formula="of:=IF([.B306]=[dp05.E306];&quot;&quot;;&quot;NO!&quot;)">
            <text:p/>
          </table:table-cell>
        </table:table-row>
        <table:table-row table:style-name="ro1"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HISPANIC OR LATINO AND RACE - Total population - Not Hispanic or Latino</text:p>
          </table:table-cell>
          <table:table-cell table:formula="of:=IF([.A307]=[dp05.D307];&quot;&quot;;&quot;NO!&quot;)">
            <text:p/>
          </table:table-cell>
          <table:table-cell table:formula="of:=IF([.B307]=[dp05.E307];&quot;&quot;;&quot;NO!&quot;)">
            <text:p/>
          </table:table-cell>
        </table:table-row>
        <table:table-row table:style-name="ro1">
          <table:table-cell office:value-type="string" calcext:value-type="string">
            <text:p>HC01_VC99</text:p>
          </table:table-cell>
          <table:table-cell office:value-type="string" calcext:value-type="string">
            <text:p>Estimate; HISPANIC OR LATINO AND RACE - Total population - Not Hispanic or Latino - White alone</text:p>
          </table:table-cell>
          <table:table-cell table:formula="of:=IF([.A308]=[dp05.D308];&quot;&quot;;&quot;NO!&quot;)">
            <text:p/>
          </table:table-cell>
          <table:table-cell table:formula="of:=IF([.B308]=[dp05.E308];&quot;&quot;;&quot;NO!&quot;)">
            <text:p/>
          </table:table-cell>
        </table:table-row>
        <table:table-row table:style-name="ro1">
          <table:table-cell office:value-type="string" calcext:value-type="string">
            <text:p>HC02_VC99</text:p>
          </table:table-cell>
          <table:table-cell office:value-type="string" calcext:value-type="string">
            <text:p>Margin of Error; HISPANIC OR LATINO AND RACE - Total population - Not Hispanic or Latino - White alone</text:p>
          </table:table-cell>
          <table:table-cell table:formula="of:=IF([.A309]=[dp05.D309];&quot;&quot;;&quot;NO!&quot;)">
            <text:p/>
          </table:table-cell>
          <table:table-cell table:formula="of:=IF([.B309]=[dp05.E309];&quot;&quot;;&quot;NO!&quot;)">
            <text:p/>
          </table:table-cell>
        </table:table-row>
        <table:table-row table:style-name="ro1">
          <table:table-cell office:value-type="string" calcext:value-type="string">
            <text:p>HC03_VC99</text:p>
          </table:table-cell>
          <table:table-cell office:value-type="string" calcext:value-type="string">
            <text:p>Percent; HISPANIC OR LATINO AND RACE - Total population - Not Hispanic or Latino - White alone</text:p>
          </table:table-cell>
          <table:table-cell table:formula="of:=IF([.A310]=[dp05.D310];&quot;&quot;;&quot;NO!&quot;)">
            <text:p/>
          </table:table-cell>
          <table:table-cell table:formula="of:=IF([.B310]=[dp05.E310];&quot;&quot;;&quot;NO!&quot;)">
            <text:p/>
          </table:table-cell>
        </table:table-row>
        <table:table-row table:style-name="ro1"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HISPANIC OR LATINO AND RACE - Total population - Not Hispanic or Latino - White alone</text:p>
          </table:table-cell>
          <table:table-cell table:formula="of:=IF([.A311]=[dp05.D311];&quot;&quot;;&quot;NO!&quot;)">
            <text:p/>
          </table:table-cell>
          <table:table-cell table:formula="of:=IF([.B311]=[dp05.E311];&quot;&quot;;&quot;NO!&quot;)">
            <text:p/>
          </table:table-cell>
        </table:table-row>
        <table:table-row table:style-name="ro1">
          <table:table-cell office:value-type="string" calcext:value-type="string">
            <text:p>HC01_VC100</text:p>
          </table:table-cell>
          <table:table-cell office:value-type="string" calcext:value-type="string">
            <text:p>Estimate; HISPANIC OR LATINO AND RACE - Total population - Not Hispanic or Latino - Black or African American alone</text:p>
          </table:table-cell>
          <table:table-cell table:formula="of:=IF([.A312]=[dp05.D312];&quot;&quot;;&quot;NO!&quot;)">
            <text:p/>
          </table:table-cell>
          <table:table-cell table:formula="of:=IF([.B312]=[dp05.E312];&quot;&quot;;&quot;NO!&quot;)">
            <text:p/>
          </table:table-cell>
        </table:table-row>
        <table:table-row table:style-name="ro1">
          <table:table-cell office:value-type="string" calcext:value-type="string">
            <text:p>HC02_VC100</text:p>
          </table:table-cell>
          <table:table-cell office:value-type="string" calcext:value-type="string">
            <text:p>Margin of Error; HISPANIC OR LATINO AND RACE - Total population - Not Hispanic or Latino - Black or African American alone</text:p>
          </table:table-cell>
          <table:table-cell table:formula="of:=IF([.A313]=[dp05.D313];&quot;&quot;;&quot;NO!&quot;)">
            <text:p/>
          </table:table-cell>
          <table:table-cell table:formula="of:=IF([.B313]=[dp05.E313];&quot;&quot;;&quot;NO!&quot;)">
            <text:p/>
          </table:table-cell>
        </table:table-row>
        <table:table-row table:style-name="ro1">
          <table:table-cell office:value-type="string" calcext:value-type="string">
            <text:p>HC03_VC100</text:p>
          </table:table-cell>
          <table:table-cell office:value-type="string" calcext:value-type="string">
            <text:p>Percent; HISPANIC OR LATINO AND RACE - Total population - Not Hispanic or Latino - Black or African American alone</text:p>
          </table:table-cell>
          <table:table-cell table:formula="of:=IF([.A314]=[dp05.D314];&quot;&quot;;&quot;NO!&quot;)">
            <text:p/>
          </table:table-cell>
          <table:table-cell table:formula="of:=IF([.B314]=[dp05.E314];&quot;&quot;;&quot;NO!&quot;)">
            <text:p/>
          </table:table-cell>
        </table:table-row>
        <table:table-row table:style-name="ro1"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HISPANIC OR LATINO AND RACE - Total population - Not Hispanic or Latino - Black or African American alone</text:p>
          </table:table-cell>
          <table:table-cell table:formula="of:=IF([.A315]=[dp05.D315];&quot;&quot;;&quot;NO!&quot;)">
            <text:p/>
          </table:table-cell>
          <table:table-cell table:formula="of:=IF([.B315]=[dp05.E315];&quot;&quot;;&quot;NO!&quot;)">
            <text:p/>
          </table:table-cell>
        </table:table-row>
        <table:table-row table:style-name="ro1">
          <table:table-cell office:value-type="string" calcext:value-type="string">
            <text:p>HC01_VC101</text:p>
          </table:table-cell>
          <table:table-cell office:value-type="string" calcext:value-type="string">
            <text:p>Estimate; HISPANIC OR LATINO AND RACE - Total population - Not Hispanic or Latino - American Indian and Alaska Native alone</text:p>
          </table:table-cell>
          <table:table-cell table:formula="of:=IF([.A316]=[dp05.D316];&quot;&quot;;&quot;NO!&quot;)">
            <text:p/>
          </table:table-cell>
          <table:table-cell table:formula="of:=IF([.B316]=[dp05.E316];&quot;&quot;;&quot;NO!&quot;)">
            <text:p/>
          </table:table-cell>
        </table:table-row>
        <table:table-row table:style-name="ro1">
          <table:table-cell office:value-type="string" calcext:value-type="string">
            <text:p>HC02_VC101</text:p>
          </table:table-cell>
          <table:table-cell office:value-type="string" calcext:value-type="string">
            <text:p>Margin of Error; HISPANIC OR LATINO AND RACE - Total population - Not Hispanic or Latino - American Indian and Alaska Native alone</text:p>
          </table:table-cell>
          <table:table-cell table:formula="of:=IF([.A317]=[dp05.D317];&quot;&quot;;&quot;NO!&quot;)">
            <text:p/>
          </table:table-cell>
          <table:table-cell table:formula="of:=IF([.B317]=[dp05.E317];&quot;&quot;;&quot;NO!&quot;)">
            <text:p/>
          </table:table-cell>
        </table:table-row>
        <table:table-row table:style-name="ro1">
          <table:table-cell office:value-type="string" calcext:value-type="string">
            <text:p>HC03_VC101</text:p>
          </table:table-cell>
          <table:table-cell office:value-type="string" calcext:value-type="string">
            <text:p>Percent; HISPANIC OR LATINO AND RACE - Total population - Not Hispanic or Latino - American Indian and Alaska Native alone</text:p>
          </table:table-cell>
          <table:table-cell table:formula="of:=IF([.A318]=[dp05.D318];&quot;&quot;;&quot;NO!&quot;)">
            <text:p/>
          </table:table-cell>
          <table:table-cell table:formula="of:=IF([.B318]=[dp05.E318];&quot;&quot;;&quot;NO!&quot;)">
            <text:p/>
          </table:table-cell>
        </table:table-row>
        <table:table-row table:style-name="ro1"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HISPANIC OR LATINO AND RACE - Total population - Not Hispanic or Latino - American Indian and Alaska Native alone</text:p>
          </table:table-cell>
          <table:table-cell table:formula="of:=IF([.A319]=[dp05.D319];&quot;&quot;;&quot;NO!&quot;)">
            <text:p/>
          </table:table-cell>
          <table:table-cell table:formula="of:=IF([.B319]=[dp05.E319];&quot;&quot;;&quot;NO!&quot;)">
            <text:p/>
          </table:table-cell>
        </table:table-row>
        <table:table-row table:style-name="ro1">
          <table:table-cell office:value-type="string" calcext:value-type="string">
            <text:p>HC01_VC102</text:p>
          </table:table-cell>
          <table:table-cell office:value-type="string" calcext:value-type="string">
            <text:p>Estimate; HISPANIC OR LATINO AND RACE - Total population - Not Hispanic or Latino - Asian alone</text:p>
          </table:table-cell>
          <table:table-cell table:formula="of:=IF([.A320]=[dp05.D320];&quot;&quot;;&quot;NO!&quot;)">
            <text:p/>
          </table:table-cell>
          <table:table-cell table:formula="of:=IF([.B320]=[dp05.E320];&quot;&quot;;&quot;NO!&quot;)">
            <text:p/>
          </table:table-cell>
        </table:table-row>
        <table:table-row table:style-name="ro1">
          <table:table-cell office:value-type="string" calcext:value-type="string">
            <text:p>HC02_VC102</text:p>
          </table:table-cell>
          <table:table-cell office:value-type="string" calcext:value-type="string">
            <text:p>Margin of Error; HISPANIC OR LATINO AND RACE - Total population - Not Hispanic or Latino - Asian alone</text:p>
          </table:table-cell>
          <table:table-cell table:formula="of:=IF([.A321]=[dp05.D321];&quot;&quot;;&quot;NO!&quot;)">
            <text:p/>
          </table:table-cell>
          <table:table-cell table:formula="of:=IF([.B321]=[dp05.E321];&quot;&quot;;&quot;NO!&quot;)">
            <text:p/>
          </table:table-cell>
        </table:table-row>
        <table:table-row table:style-name="ro1">
          <table:table-cell office:value-type="string" calcext:value-type="string">
            <text:p>HC03_VC102</text:p>
          </table:table-cell>
          <table:table-cell office:value-type="string" calcext:value-type="string">
            <text:p>Percent; HISPANIC OR LATINO AND RACE - Total population - Not Hispanic or Latino - Asian alone</text:p>
          </table:table-cell>
          <table:table-cell table:formula="of:=IF([.A322]=[dp05.D322];&quot;&quot;;&quot;NO!&quot;)">
            <text:p/>
          </table:table-cell>
          <table:table-cell table:formula="of:=IF([.B322]=[dp05.E322];&quot;&quot;;&quot;NO!&quot;)">
            <text:p/>
          </table:table-cell>
        </table:table-row>
        <table:table-row table:style-name="ro1">
          <table:table-cell office:value-type="string" calcext:value-type="string">
            <text:p>HC04_VC102</text:p>
          </table:table-cell>
          <table:table-cell office:value-type="string" calcext:value-type="string">
            <text:p>Percent Margin of Error; HISPANIC OR LATINO AND RACE - Total population - Not Hispanic or Latino - Asian alone</text:p>
          </table:table-cell>
          <table:table-cell table:formula="of:=IF([.A323]=[dp05.D323];&quot;&quot;;&quot;NO!&quot;)">
            <text:p/>
          </table:table-cell>
          <table:table-cell table:formula="of:=IF([.B323]=[dp05.E323];&quot;&quot;;&quot;NO!&quot;)">
            <text:p/>
          </table:table-cell>
        </table:table-row>
        <table:table-row table:style-name="ro1">
          <table:table-cell office:value-type="string" calcext:value-type="string">
            <text:p>HC01_VC103</text:p>
          </table:table-cell>
          <table:table-cell office:value-type="string" calcext:value-type="string">
            <text:p>Estimate; HISPANIC OR LATINO AND RACE - Total population - Not Hispanic or Latino - Native Hawaiian and Other Pacific Islander alone</text:p>
          </table:table-cell>
          <table:table-cell table:formula="of:=IF([.A324]=[dp05.D324];&quot;&quot;;&quot;NO!&quot;)">
            <text:p/>
          </table:table-cell>
          <table:table-cell table:formula="of:=IF([.B324]=[dp05.E324];&quot;&quot;;&quot;NO!&quot;)">
            <text:p/>
          </table:table-cell>
        </table:table-row>
        <table:table-row table:style-name="ro1">
          <table:table-cell office:value-type="string" calcext:value-type="string">
            <text:p>HC02_VC103</text:p>
          </table:table-cell>
          <table:table-cell office:value-type="string" calcext:value-type="string">
            <text:p>Margin of Error; HISPANIC OR LATINO AND RACE - Total population - Not Hispanic or Latino - Native Hawaiian and Other Pacific Islander alone</text:p>
          </table:table-cell>
          <table:table-cell table:formula="of:=IF([.A325]=[dp05.D325];&quot;&quot;;&quot;NO!&quot;)">
            <text:p/>
          </table:table-cell>
          <table:table-cell table:formula="of:=IF([.B325]=[dp05.E325];&quot;&quot;;&quot;NO!&quot;)">
            <text:p/>
          </table:table-cell>
        </table:table-row>
        <table:table-row table:style-name="ro1">
          <table:table-cell office:value-type="string" calcext:value-type="string">
            <text:p>HC03_VC103</text:p>
          </table:table-cell>
          <table:table-cell office:value-type="string" calcext:value-type="string">
            <text:p>Percent; HISPANIC OR LATINO AND RACE - Total population - Not Hispanic or Latino - Native Hawaiian and Other Pacific Islander alone</text:p>
          </table:table-cell>
          <table:table-cell table:formula="of:=IF([.A326]=[dp05.D326];&quot;&quot;;&quot;NO!&quot;)">
            <text:p/>
          </table:table-cell>
          <table:table-cell table:formula="of:=IF([.B326]=[dp05.E326];&quot;&quot;;&quot;NO!&quot;)">
            <text:p/>
          </table:table-cell>
        </table:table-row>
        <table:table-row table:style-name="ro1">
          <table:table-cell office:value-type="string" calcext:value-type="string">
            <text:p>HC04_VC103</text:p>
          </table:table-cell>
          <table:table-cell office:value-type="string" calcext:value-type="string">
            <text:p>Percent Margin of Error; HISPANIC OR LATINO AND RACE - Total population - Not Hispanic or Latino - Native Hawaiian and Other Pacific Islander alone</text:p>
          </table:table-cell>
          <table:table-cell table:formula="of:=IF([.A327]=[dp05.D327];&quot;&quot;;&quot;NO!&quot;)">
            <text:p/>
          </table:table-cell>
          <table:table-cell table:formula="of:=IF([.B327]=[dp05.E327];&quot;&quot;;&quot;NO!&quot;)">
            <text:p/>
          </table:table-cell>
        </table:table-row>
        <table:table-row table:style-name="ro1">
          <table:table-cell office:value-type="string" calcext:value-type="string">
            <text:p>HC01_VC104</text:p>
          </table:table-cell>
          <table:table-cell office:value-type="string" calcext:value-type="string">
            <text:p>Estimate; HISPANIC OR LATINO AND RACE - Total population - Not Hispanic or Latino - Some other race alone</text:p>
          </table:table-cell>
          <table:table-cell table:formula="of:=IF([.A328]=[dp05.D328];&quot;&quot;;&quot;NO!&quot;)">
            <text:p/>
          </table:table-cell>
          <table:table-cell table:formula="of:=IF([.B328]=[dp05.E328];&quot;&quot;;&quot;NO!&quot;)">
            <text:p/>
          </table:table-cell>
        </table:table-row>
        <table:table-row table:style-name="ro1">
          <table:table-cell office:value-type="string" calcext:value-type="string">
            <text:p>HC02_VC104</text:p>
          </table:table-cell>
          <table:table-cell office:value-type="string" calcext:value-type="string">
            <text:p>Margin of Error; HISPANIC OR LATINO AND RACE - Total population - Not Hispanic or Latino - Some other race alone</text:p>
          </table:table-cell>
          <table:table-cell table:formula="of:=IF([.A329]=[dp05.D329];&quot;&quot;;&quot;NO!&quot;)">
            <text:p/>
          </table:table-cell>
          <table:table-cell table:formula="of:=IF([.B329]=[dp05.E329];&quot;&quot;;&quot;NO!&quot;)">
            <text:p/>
          </table:table-cell>
        </table:table-row>
        <table:table-row table:style-name="ro1">
          <table:table-cell office:value-type="string" calcext:value-type="string">
            <text:p>HC03_VC104</text:p>
          </table:table-cell>
          <table:table-cell office:value-type="string" calcext:value-type="string">
            <text:p>Percent; HISPANIC OR LATINO AND RACE - Total population - Not Hispanic or Latino - Some other race alone</text:p>
          </table:table-cell>
          <table:table-cell table:formula="of:=IF([.A330]=[dp05.D330];&quot;&quot;;&quot;NO!&quot;)">
            <text:p/>
          </table:table-cell>
          <table:table-cell table:formula="of:=IF([.B330]=[dp05.E330];&quot;&quot;;&quot;NO!&quot;)">
            <text:p/>
          </table:table-cell>
        </table:table-row>
        <table:table-row table:style-name="ro1">
          <table:table-cell office:value-type="string" calcext:value-type="string">
            <text:p>HC04_VC104</text:p>
          </table:table-cell>
          <table:table-cell office:value-type="string" calcext:value-type="string">
            <text:p>Percent Margin of Error; HISPANIC OR LATINO AND RACE - Total population - Not Hispanic or Latino - Some other race alone</text:p>
          </table:table-cell>
          <table:table-cell table:formula="of:=IF([.A331]=[dp05.D331];&quot;&quot;;&quot;NO!&quot;)">
            <text:p/>
          </table:table-cell>
          <table:table-cell table:formula="of:=IF([.B331]=[dp05.E331];&quot;&quot;;&quot;NO!&quot;)">
            <text:p/>
          </table:table-cell>
        </table:table-row>
        <table:table-row table:style-name="ro1">
          <table:table-cell office:value-type="string" calcext:value-type="string">
            <text:p>HC01_VC105</text:p>
          </table:table-cell>
          <table:table-cell office:value-type="string" calcext:value-type="string">
            <text:p>Estimate; HISPANIC OR LATINO AND RACE - Total population - Not Hispanic or Latino - Two or more races</text:p>
          </table:table-cell>
          <table:table-cell table:formula="of:=IF([.A332]=[dp05.D332];&quot;&quot;;&quot;NO!&quot;)">
            <text:p/>
          </table:table-cell>
          <table:table-cell table:formula="of:=IF([.B332]=[dp05.E332];&quot;&quot;;&quot;NO!&quot;)">
            <text:p/>
          </table:table-cell>
        </table:table-row>
        <table:table-row table:style-name="ro1">
          <table:table-cell office:value-type="string" calcext:value-type="string">
            <text:p>HC02_VC105</text:p>
          </table:table-cell>
          <table:table-cell office:value-type="string" calcext:value-type="string">
            <text:p>Margin of Error; HISPANIC OR LATINO AND RACE - Total population - Not Hispanic or Latino - Two or more races</text:p>
          </table:table-cell>
          <table:table-cell table:formula="of:=IF([.A333]=[dp05.D333];&quot;&quot;;&quot;NO!&quot;)">
            <text:p/>
          </table:table-cell>
          <table:table-cell table:formula="of:=IF([.B333]=[dp05.E333];&quot;&quot;;&quot;NO!&quot;)">
            <text:p/>
          </table:table-cell>
        </table:table-row>
        <table:table-row table:style-name="ro1">
          <table:table-cell office:value-type="string" calcext:value-type="string">
            <text:p>HC03_VC105</text:p>
          </table:table-cell>
          <table:table-cell office:value-type="string" calcext:value-type="string">
            <text:p>Percent; HISPANIC OR LATINO AND RACE - Total population - Not Hispanic or Latino - Two or more races</text:p>
          </table:table-cell>
          <table:table-cell table:formula="of:=IF([.A334]=[dp05.D334];&quot;&quot;;&quot;NO!&quot;)">
            <text:p/>
          </table:table-cell>
          <table:table-cell table:formula="of:=IF([.B334]=[dp05.E334];&quot;&quot;;&quot;NO!&quot;)">
            <text:p/>
          </table:table-cell>
        </table:table-row>
        <table:table-row table:style-name="ro1"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HISPANIC OR LATINO AND RACE - Total population - Not Hispanic or Latino - Two or more races</text:p>
          </table:table-cell>
          <table:table-cell table:formula="of:=IF([.A335]=[dp05.D335];&quot;&quot;;&quot;NO!&quot;)">
            <text:p/>
          </table:table-cell>
          <table:table-cell table:formula="of:=IF([.B335]=[dp05.E335];&quot;&quot;;&quot;NO!&quot;)">
            <text:p/>
          </table:table-cell>
        </table:table-row>
        <table:table-row table:style-name="ro1">
          <table:table-cell office:value-type="string" calcext:value-type="string">
            <text:p>HC01_VC106</text:p>
          </table:table-cell>
          <table:table-cell office:value-type="string" calcext:value-type="string">
            <text:p>Estimate; HISPANIC OR LATINO AND RACE - Total population - Not Hispanic or Latino - Two or more races - Two races including Some other race</text:p>
          </table:table-cell>
          <table:table-cell table:formula="of:=IF([.A336]=[dp05.D336];&quot;&quot;;&quot;NO!&quot;)">
            <text:p/>
          </table:table-cell>
          <table:table-cell table:formula="of:=IF([.B336]=[dp05.E336];&quot;&quot;;&quot;NO!&quot;)">
            <text:p/>
          </table:table-cell>
        </table:table-row>
        <table:table-row table:style-name="ro1">
          <table:table-cell office:value-type="string" calcext:value-type="string">
            <text:p>HC02_VC106</text:p>
          </table:table-cell>
          <table:table-cell office:value-type="string" calcext:value-type="string">
            <text:p>Margin of Error; HISPANIC OR LATINO AND RACE - Total population - Not Hispanic or Latino - Two or more races - Two races including Some other race</text:p>
          </table:table-cell>
          <table:table-cell table:formula="of:=IF([.A337]=[dp05.D337];&quot;&quot;;&quot;NO!&quot;)">
            <text:p/>
          </table:table-cell>
          <table:table-cell table:formula="of:=IF([.B337]=[dp05.E337];&quot;&quot;;&quot;NO!&quot;)">
            <text:p/>
          </table:table-cell>
        </table:table-row>
        <table:table-row table:style-name="ro1">
          <table:table-cell office:value-type="string" calcext:value-type="string">
            <text:p>HC03_VC106</text:p>
          </table:table-cell>
          <table:table-cell office:value-type="string" calcext:value-type="string">
            <text:p>Percent; HISPANIC OR LATINO AND RACE - Total population - Not Hispanic or Latino - Two or more races - Two races including Some other race</text:p>
          </table:table-cell>
          <table:table-cell table:formula="of:=IF([.A338]=[dp05.D338];&quot;&quot;;&quot;NO!&quot;)">
            <text:p/>
          </table:table-cell>
          <table:table-cell table:formula="of:=IF([.B338]=[dp05.E338];&quot;&quot;;&quot;NO!&quot;)">
            <text:p/>
          </table:table-cell>
        </table:table-row>
        <table:table-row table:style-name="ro1"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HISPANIC OR LATINO AND RACE - Total population - Not Hispanic or Latino - Two or more races - Two races including Some other race</text:p>
          </table:table-cell>
          <table:table-cell table:formula="of:=IF([.A339]=[dp05.D339];&quot;&quot;;&quot;NO!&quot;)">
            <text:p/>
          </table:table-cell>
          <table:table-cell table:formula="of:=IF([.B339]=[dp05.E339];&quot;&quot;;&quot;NO!&quot;)">
            <text:p/>
          </table:table-cell>
        </table:table-row>
        <table:table-row table:style-name="ro1">
          <table:table-cell office:value-type="string" calcext:value-type="string">
            <text:p>HC01_VC107</text:p>
          </table:table-cell>
          <table:table-cell office:value-type="string" calcext:value-type="string">
            <text:p>Estimate; HISPANIC OR LATINO AND RACE - Total population - Not Hispanic or Latino - Two or more races - Two races excluding Some other race, and Three or more races</text:p>
          </table:table-cell>
          <table:table-cell table:formula="of:=IF([.A340]=[dp05.D340];&quot;&quot;;&quot;NO!&quot;)">
            <text:p/>
          </table:table-cell>
          <table:table-cell table:formula="of:=IF([.B340]=[dp05.E340];&quot;&quot;;&quot;NO!&quot;)">
            <text:p/>
          </table:table-cell>
        </table:table-row>
        <table:table-row table:style-name="ro1">
          <table:table-cell office:value-type="string" calcext:value-type="string">
            <text:p>HC02_VC107</text:p>
          </table:table-cell>
          <table:table-cell office:value-type="string" calcext:value-type="string">
            <text:p>Margin of Error; HISPANIC OR LATINO AND RACE - Total population - Not Hispanic or Latino - Two or more races - Two races excluding Some other race, and Three or more races</text:p>
          </table:table-cell>
          <table:table-cell table:formula="of:=IF([.A341]=[dp05.D341];&quot;&quot;;&quot;NO!&quot;)">
            <text:p/>
          </table:table-cell>
          <table:table-cell table:formula="of:=IF([.B341]=[dp05.E341];&quot;&quot;;&quot;NO!&quot;)">
            <text:p/>
          </table:table-cell>
        </table:table-row>
        <table:table-row table:style-name="ro1">
          <table:table-cell office:value-type="string" calcext:value-type="string">
            <text:p>HC03_VC107</text:p>
          </table:table-cell>
          <table:table-cell office:value-type="string" calcext:value-type="string">
            <text:p>Percent; HISPANIC OR LATINO AND RACE - Total population - Not Hispanic or Latino - Two or more races - Two races excluding Some other race, and Three or more races</text:p>
          </table:table-cell>
          <table:table-cell table:formula="of:=IF([.A342]=[dp05.D342];&quot;&quot;;&quot;NO!&quot;)">
            <text:p/>
          </table:table-cell>
          <table:table-cell table:formula="of:=IF([.B342]=[dp05.E342];&quot;&quot;;&quot;NO!&quot;)">
            <text:p/>
          </table:table-cell>
        </table:table-row>
        <table:table-row table:style-name="ro1"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HISPANIC OR LATINO AND RACE - Total population - Not Hispanic or Latino - Two or more races - Two races excluding Some other race, and Three or more races</text:p>
          </table:table-cell>
          <table:table-cell table:formula="of:=IF([.A343]=[dp05.D343];&quot;&quot;;&quot;NO!&quot;)">
            <text:p/>
          </table:table-cell>
          <table:table-cell table:formula="of:=IF([.B343]=[dp05.E343];&quot;&quot;;&quot;NO!&quot;)">
            <text:p/>
          </table:table-cell>
        </table:table-row>
        <table:table-row table:style-name="ro1">
          <table:table-cell office:value-type="string" calcext:value-type="string">
            <text:p>HC01_VC109</text:p>
          </table:table-cell>
          <table:table-cell office:value-type="string" calcext:value-type="string">
            <text:p>Estimate; HISPANIC OR LATINO AND RACE - Total housing units</text:p>
          </table:table-cell>
          <table:table-cell table:formula="of:=IF([.A344]=[dp05.D344];&quot;&quot;;&quot;NO!&quot;)">
            <text:p/>
          </table:table-cell>
          <table:table-cell table:formula="of:=IF([.B344]=[dp05.E344];&quot;&quot;;&quot;NO!&quot;)">
            <text:p/>
          </table:table-cell>
        </table:table-row>
        <table:table-row table:style-name="ro1">
          <table:table-cell office:value-type="string" calcext:value-type="string">
            <text:p>HC02_VC109</text:p>
          </table:table-cell>
          <table:table-cell office:value-type="string" calcext:value-type="string">
            <text:p>Margin of Error; HISPANIC OR LATINO AND RACE - Total housing units</text:p>
          </table:table-cell>
          <table:table-cell table:formula="of:=IF([.A345]=[dp05.D345];&quot;&quot;;&quot;NO!&quot;)">
            <text:p/>
          </table:table-cell>
          <table:table-cell table:formula="of:=IF([.B345]=[dp05.E345];&quot;&quot;;&quot;NO!&quot;)">
            <text:p/>
          </table:table-cell>
        </table:table-row>
        <table:table-row table:style-name="ro1">
          <table:table-cell office:value-type="string" calcext:value-type="string">
            <text:p>HC03_VC109</text:p>
          </table:table-cell>
          <table:table-cell office:value-type="string" calcext:value-type="string">
            <text:p>Percent; HISPANIC OR LATINO AND RACE - Total housing units</text:p>
          </table:table-cell>
          <table:table-cell table:formula="of:=IF([.A346]=[dp05.D346];&quot;&quot;;&quot;NO!&quot;)">
            <text:p/>
          </table:table-cell>
          <table:table-cell table:formula="of:=IF([.B346]=[dp05.E346];&quot;&quot;;&quot;NO!&quot;)">
            <text:p/>
          </table:table-cell>
        </table:table-row>
        <table:table-row table:style-name="ro1"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HISPANIC OR LATINO AND RACE - Total housing units</text:p>
          </table:table-cell>
          <table:table-cell table:formula="of:=IF([.A347]=[dp05.D347];&quot;&quot;;&quot;NO!&quot;)">
            <text:p/>
          </table:table-cell>
          <table:table-cell table:formula="of:=IF([.B347]=[dp05.E347];&quot;&quot;;&quot;NO!&quot;)">
            <text:p/>
          </table:table-cell>
        </table:table-row>
        <table:table-row table:style-name="ro1">
          <table:table-cell office:value-type="string" calcext:value-type="string">
            <text:p>HC01_VC113</text:p>
          </table:table-cell>
          <table:table-cell office:value-type="string" calcext:value-type="string">
            <text:p>Estimate; CITIZEN, VOTING AGE POPULATION - Citizen, 18 and over population</text:p>
          </table:table-cell>
          <table:table-cell table:formula="of:=IF([.A348]=[dp05.D348];&quot;&quot;;&quot;NO!&quot;)">
            <text:p/>
          </table:table-cell>
          <table:table-cell table:formula="of:=IF([.B348]=[dp05.E348];&quot;&quot;;&quot;NO!&quot;)">
            <text:p/>
          </table:table-cell>
        </table:table-row>
        <table:table-row table:style-name="ro1">
          <table:table-cell office:value-type="string" calcext:value-type="string">
            <text:p>HC02_VC113</text:p>
          </table:table-cell>
          <table:table-cell office:value-type="string" calcext:value-type="string">
            <text:p>Margin of Error; CITIZEN, VOTING AGE POPULATION - Citizen, 18 and over population</text:p>
          </table:table-cell>
          <table:table-cell table:formula="of:=IF([.A349]=[dp05.D349];&quot;&quot;;&quot;NO!&quot;)">
            <text:p/>
          </table:table-cell>
          <table:table-cell table:formula="of:=IF([.B349]=[dp05.E349];&quot;&quot;;&quot;NO!&quot;)">
            <text:p/>
          </table:table-cell>
        </table:table-row>
        <table:table-row table:style-name="ro1">
          <table:table-cell office:value-type="string" calcext:value-type="string">
            <text:p>HC03_VC113</text:p>
          </table:table-cell>
          <table:table-cell office:value-type="string" calcext:value-type="string">
            <text:p>Percent; CITIZEN, VOTING AGE POPULATION - Citizen, 18 and over population</text:p>
          </table:table-cell>
          <table:table-cell table:formula="of:=IF([.A350]=[dp05.D350];&quot;&quot;;&quot;NO!&quot;)">
            <text:p/>
          </table:table-cell>
          <table:table-cell table:formula="of:=IF([.B350]=[dp05.E350];&quot;&quot;;&quot;NO!&quot;)">
            <text:p/>
          </table:table-cell>
        </table:table-row>
        <table:table-row table:style-name="ro1"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CITIZEN, VOTING AGE POPULATION - Citizen, 18 and over population</text:p>
          </table:table-cell>
          <table:table-cell table:formula="of:=IF([.A351]=[dp05.D351];&quot;&quot;;&quot;NO!&quot;)">
            <text:p/>
          </table:table-cell>
          <table:table-cell table:formula="of:=IF([.B351]=[dp05.E351];&quot;&quot;;&quot;NO!&quot;)">
            <text:p/>
          </table:table-cell>
        </table:table-row>
        <table:table-row table:style-name="ro1">
          <table:table-cell office:value-type="string" calcext:value-type="string">
            <text:p>HC01_VC114</text:p>
          </table:table-cell>
          <table:table-cell office:value-type="string" calcext:value-type="string">
            <text:p>Estimate; CITIZEN, VOTING AGE POPULATION - Citizen, 18 and over population - Male</text:p>
          </table:table-cell>
          <table:table-cell table:formula="of:=IF([.A352]=[dp05.D352];&quot;&quot;;&quot;NO!&quot;)">
            <text:p/>
          </table:table-cell>
          <table:table-cell table:formula="of:=IF([.B352]=[dp05.E352];&quot;&quot;;&quot;NO!&quot;)">
            <text:p/>
          </table:table-cell>
        </table:table-row>
        <table:table-row table:style-name="ro1">
          <table:table-cell office:value-type="string" calcext:value-type="string">
            <text:p>HC02_VC114</text:p>
          </table:table-cell>
          <table:table-cell office:value-type="string" calcext:value-type="string">
            <text:p>Margin of Error; CITIZEN, VOTING AGE POPULATION - Citizen, 18 and over population - Male</text:p>
          </table:table-cell>
          <table:table-cell table:formula="of:=IF([.A353]=[dp05.D353];&quot;&quot;;&quot;NO!&quot;)">
            <text:p/>
          </table:table-cell>
          <table:table-cell table:formula="of:=IF([.B353]=[dp05.E353];&quot;&quot;;&quot;NO!&quot;)">
            <text:p/>
          </table:table-cell>
        </table:table-row>
        <table:table-row table:style-name="ro1">
          <table:table-cell office:value-type="string" calcext:value-type="string">
            <text:p>HC03_VC114</text:p>
          </table:table-cell>
          <table:table-cell office:value-type="string" calcext:value-type="string">
            <text:p>Percent; CITIZEN, VOTING AGE POPULATION - Citizen, 18 and over population - Male</text:p>
          </table:table-cell>
          <table:table-cell table:formula="of:=IF([.A354]=[dp05.D354];&quot;&quot;;&quot;NO!&quot;)">
            <text:p/>
          </table:table-cell>
          <table:table-cell table:formula="of:=IF([.B354]=[dp05.E354];&quot;&quot;;&quot;NO!&quot;)">
            <text:p/>
          </table:table-cell>
        </table:table-row>
        <table:table-row table:style-name="ro1"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CITIZEN, VOTING AGE POPULATION - Citizen, 18 and over population - Male</text:p>
          </table:table-cell>
          <table:table-cell table:formula="of:=IF([.A355]=[dp05.D355];&quot;&quot;;&quot;NO!&quot;)">
            <text:p/>
          </table:table-cell>
          <table:table-cell table:formula="of:=IF([.B355]=[dp05.E355];&quot;&quot;;&quot;NO!&quot;)">
            <text:p/>
          </table:table-cell>
        </table:table-row>
        <table:table-row table:style-name="ro1">
          <table:table-cell office:value-type="string" calcext:value-type="string">
            <text:p>HC01_VC115</text:p>
          </table:table-cell>
          <table:table-cell office:value-type="string" calcext:value-type="string">
            <text:p>Estimate; CITIZEN, VOTING AGE POPULATION - Citizen, 18 and over population - Female</text:p>
          </table:table-cell>
          <table:table-cell table:formula="of:=IF([.A356]=[dp05.D356];&quot;&quot;;&quot;NO!&quot;)">
            <text:p/>
          </table:table-cell>
          <table:table-cell table:formula="of:=IF([.B356]=[dp05.E356];&quot;&quot;;&quot;NO!&quot;)">
            <text:p/>
          </table:table-cell>
        </table:table-row>
        <table:table-row table:style-name="ro1">
          <table:table-cell office:value-type="string" calcext:value-type="string">
            <text:p>HC02_VC115</text:p>
          </table:table-cell>
          <table:table-cell office:value-type="string" calcext:value-type="string">
            <text:p>Margin of Error; CITIZEN, VOTING AGE POPULATION - Citizen, 18 and over population - Female</text:p>
          </table:table-cell>
          <table:table-cell table:formula="of:=IF([.A357]=[dp05.D357];&quot;&quot;;&quot;NO!&quot;)">
            <text:p/>
          </table:table-cell>
          <table:table-cell table:formula="of:=IF([.B357]=[dp05.E357];&quot;&quot;;&quot;NO!&quot;)">
            <text:p/>
          </table:table-cell>
        </table:table-row>
        <table:table-row table:style-name="ro1">
          <table:table-cell office:value-type="string" calcext:value-type="string">
            <text:p>HC03_VC115</text:p>
          </table:table-cell>
          <table:table-cell office:value-type="string" calcext:value-type="string">
            <text:p>Percent; CITIZEN, VOTING AGE POPULATION - Citizen, 18 and over population - Female</text:p>
          </table:table-cell>
          <table:table-cell table:formula="of:=IF([.A358]=[dp05.D358];&quot;&quot;;&quot;NO!&quot;)">
            <text:p/>
          </table:table-cell>
          <table:table-cell table:formula="of:=IF([.B358]=[dp05.E358];&quot;&quot;;&quot;NO!&quot;)">
            <text:p/>
          </table:table-cell>
        </table:table-row>
        <table:table-row table:style-name="ro1"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CITIZEN, VOTING AGE POPULATION - Citizen, 18 and over population - Female</text:p>
          </table:table-cell>
          <table:table-cell table:formula="of:=IF([.A359]=[dp05.D359];&quot;&quot;;&quot;NO!&quot;)">
            <text:p/>
          </table:table-cell>
          <table:table-cell table:formula="of:=IF([.B359]=[dp05.E35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0]=[dp04.D360];&quot;&quot;;&quot;NO!&quot;)" office:value-type="string" office:string-value="NO!" calcext:value-type="string">
            <text:p>NO!</text:p>
          </table:table-cell>
          <table:table-cell table:formula="of:=IF([.B360]=[dp05.E36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1]=[dp04.D361];&quot;&quot;;&quot;NO!&quot;)" office:value-type="string" office:string-value="NO!" calcext:value-type="string">
            <text:p>NO!</text:p>
          </table:table-cell>
          <table:table-cell table:formula="of:=IF([.B361]=[dp05.E36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2]=[dp04.D362];&quot;&quot;;&quot;NO!&quot;)" office:value-type="string" office:string-value="NO!" calcext:value-type="string">
            <text:p>NO!</text:p>
          </table:table-cell>
          <table:table-cell table:formula="of:=IF([.B362]=[dp05.E36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3]=[dp04.D363];&quot;&quot;;&quot;NO!&quot;)" office:value-type="string" office:string-value="NO!" calcext:value-type="string">
            <text:p>NO!</text:p>
          </table:table-cell>
          <table:table-cell table:formula="of:=IF([.B363]=[dp05.E36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4]=[dp04.D364];&quot;&quot;;&quot;NO!&quot;)" office:value-type="string" office:string-value="NO!" calcext:value-type="string">
            <text:p>NO!</text:p>
          </table:table-cell>
          <table:table-cell table:formula="of:=IF([.B364]=[dp05.E36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5]=[dp04.D365];&quot;&quot;;&quot;NO!&quot;)" office:value-type="string" office:string-value="NO!" calcext:value-type="string">
            <text:p>NO!</text:p>
          </table:table-cell>
          <table:table-cell table:formula="of:=IF([.B365]=[dp05.E36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6]=[dp04.D366];&quot;&quot;;&quot;NO!&quot;)" office:value-type="string" office:string-value="NO!" calcext:value-type="string">
            <text:p>NO!</text:p>
          </table:table-cell>
          <table:table-cell table:formula="of:=IF([.B366]=[dp05.E36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7]=[dp04.D367];&quot;&quot;;&quot;NO!&quot;)" office:value-type="string" office:string-value="NO!" calcext:value-type="string">
            <text:p>NO!</text:p>
          </table:table-cell>
          <table:table-cell table:formula="of:=IF([.B367]=[dp05.E36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8]=[dp04.D368];&quot;&quot;;&quot;NO!&quot;)" office:value-type="string" office:string-value="NO!" calcext:value-type="string">
            <text:p>NO!</text:p>
          </table:table-cell>
          <table:table-cell table:formula="of:=IF([.B368]=[dp05.E36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69]=[dp04.D369];&quot;&quot;;&quot;NO!&quot;)" office:value-type="string" office:string-value="NO!" calcext:value-type="string">
            <text:p>NO!</text:p>
          </table:table-cell>
          <table:table-cell table:formula="of:=IF([.B369]=[dp05.E36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0]=[dp04.D370];&quot;&quot;;&quot;NO!&quot;)" office:value-type="string" office:string-value="NO!" calcext:value-type="string">
            <text:p>NO!</text:p>
          </table:table-cell>
          <table:table-cell table:formula="of:=IF([.B370]=[dp05.E37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1]=[dp04.D371];&quot;&quot;;&quot;NO!&quot;)" office:value-type="string" office:string-value="NO!" calcext:value-type="string">
            <text:p>NO!</text:p>
          </table:table-cell>
          <table:table-cell table:formula="of:=IF([.B371]=[dp05.E37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2]=[dp04.D372];&quot;&quot;;&quot;NO!&quot;)" office:value-type="string" office:string-value="NO!" calcext:value-type="string">
            <text:p>NO!</text:p>
          </table:table-cell>
          <table:table-cell table:formula="of:=IF([.B372]=[dp05.E37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3]=[dp04.D373];&quot;&quot;;&quot;NO!&quot;)" office:value-type="string" office:string-value="NO!" calcext:value-type="string">
            <text:p>NO!</text:p>
          </table:table-cell>
          <table:table-cell table:formula="of:=IF([.B373]=[dp05.E37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4]=[dp04.D374];&quot;&quot;;&quot;NO!&quot;)" office:value-type="string" office:string-value="NO!" calcext:value-type="string">
            <text:p>NO!</text:p>
          </table:table-cell>
          <table:table-cell table:formula="of:=IF([.B374]=[dp05.E37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5]=[dp04.D375];&quot;&quot;;&quot;NO!&quot;)" office:value-type="string" office:string-value="NO!" calcext:value-type="string">
            <text:p>NO!</text:p>
          </table:table-cell>
          <table:table-cell table:formula="of:=IF([.B375]=[dp05.E37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6]=[dp04.D376];&quot;&quot;;&quot;NO!&quot;)" office:value-type="string" office:string-value="NO!" calcext:value-type="string">
            <text:p>NO!</text:p>
          </table:table-cell>
          <table:table-cell table:formula="of:=IF([.B376]=[dp05.E37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7]=[dp04.D377];&quot;&quot;;&quot;NO!&quot;)" office:value-type="string" office:string-value="NO!" calcext:value-type="string">
            <text:p>NO!</text:p>
          </table:table-cell>
          <table:table-cell table:formula="of:=IF([.B377]=[dp05.E37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8]=[dp04.D378];&quot;&quot;;&quot;NO!&quot;)" office:value-type="string" office:string-value="NO!" calcext:value-type="string">
            <text:p>NO!</text:p>
          </table:table-cell>
          <table:table-cell table:formula="of:=IF([.B378]=[dp05.E37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79]=[dp04.D379];&quot;&quot;;&quot;NO!&quot;)" office:value-type="string" office:string-value="NO!" calcext:value-type="string">
            <text:p>NO!</text:p>
          </table:table-cell>
          <table:table-cell table:formula="of:=IF([.B379]=[dp05.E37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0]=[dp04.D380];&quot;&quot;;&quot;NO!&quot;)" office:value-type="string" office:string-value="NO!" calcext:value-type="string">
            <text:p>NO!</text:p>
          </table:table-cell>
          <table:table-cell table:formula="of:=IF([.B380]=[dp05.E38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1]=[dp04.D381];&quot;&quot;;&quot;NO!&quot;)" office:value-type="string" office:string-value="NO!" calcext:value-type="string">
            <text:p>NO!</text:p>
          </table:table-cell>
          <table:table-cell table:formula="of:=IF([.B381]=[dp05.E38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2]=[dp04.D382];&quot;&quot;;&quot;NO!&quot;)" office:value-type="string" office:string-value="NO!" calcext:value-type="string">
            <text:p>NO!</text:p>
          </table:table-cell>
          <table:table-cell table:formula="of:=IF([.B382]=[dp05.E38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3]=[dp04.D383];&quot;&quot;;&quot;NO!&quot;)" office:value-type="string" office:string-value="NO!" calcext:value-type="string">
            <text:p>NO!</text:p>
          </table:table-cell>
          <table:table-cell table:formula="of:=IF([.B383]=[dp05.E38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4]=[dp04.D384];&quot;&quot;;&quot;NO!&quot;)" office:value-type="string" office:string-value="NO!" calcext:value-type="string">
            <text:p>NO!</text:p>
          </table:table-cell>
          <table:table-cell table:formula="of:=IF([.B384]=[dp05.E38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5]=[dp04.D385];&quot;&quot;;&quot;NO!&quot;)" office:value-type="string" office:string-value="NO!" calcext:value-type="string">
            <text:p>NO!</text:p>
          </table:table-cell>
          <table:table-cell table:formula="of:=IF([.B385]=[dp05.E38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6]=[dp04.D386];&quot;&quot;;&quot;NO!&quot;)" office:value-type="string" office:string-value="NO!" calcext:value-type="string">
            <text:p>NO!</text:p>
          </table:table-cell>
          <table:table-cell table:formula="of:=IF([.B386]=[dp05.E38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7]=[dp04.D387];&quot;&quot;;&quot;NO!&quot;)" office:value-type="string" office:string-value="NO!" calcext:value-type="string">
            <text:p>NO!</text:p>
          </table:table-cell>
          <table:table-cell table:formula="of:=IF([.B387]=[dp05.E38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8]=[dp04.D388];&quot;&quot;;&quot;NO!&quot;)" office:value-type="string" office:string-value="NO!" calcext:value-type="string">
            <text:p>NO!</text:p>
          </table:table-cell>
          <table:table-cell table:formula="of:=IF([.B388]=[dp05.E38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89]=[dp04.D389];&quot;&quot;;&quot;NO!&quot;)" office:value-type="string" office:string-value="NO!" calcext:value-type="string">
            <text:p>NO!</text:p>
          </table:table-cell>
          <table:table-cell table:formula="of:=IF([.B389]=[dp05.E38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0]=[dp04.D390];&quot;&quot;;&quot;NO!&quot;)" office:value-type="string" office:string-value="NO!" calcext:value-type="string">
            <text:p>NO!</text:p>
          </table:table-cell>
          <table:table-cell table:formula="of:=IF([.B390]=[dp05.E39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1]=[dp04.D391];&quot;&quot;;&quot;NO!&quot;)" office:value-type="string" office:string-value="NO!" calcext:value-type="string">
            <text:p>NO!</text:p>
          </table:table-cell>
          <table:table-cell table:formula="of:=IF([.B391]=[dp05.E39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2]=[dp04.D392];&quot;&quot;;&quot;NO!&quot;)" office:value-type="string" office:string-value="NO!" calcext:value-type="string">
            <text:p>NO!</text:p>
          </table:table-cell>
          <table:table-cell table:formula="of:=IF([.B392]=[dp05.E39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3]=[dp04.D393];&quot;&quot;;&quot;NO!&quot;)" office:value-type="string" office:string-value="NO!" calcext:value-type="string">
            <text:p>NO!</text:p>
          </table:table-cell>
          <table:table-cell table:formula="of:=IF([.B393]=[dp05.E39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4]=[dp04.D394];&quot;&quot;;&quot;NO!&quot;)" office:value-type="string" office:string-value="NO!" calcext:value-type="string">
            <text:p>NO!</text:p>
          </table:table-cell>
          <table:table-cell table:formula="of:=IF([.B394]=[dp05.E39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5]=[dp04.D395];&quot;&quot;;&quot;NO!&quot;)" office:value-type="string" office:string-value="NO!" calcext:value-type="string">
            <text:p>NO!</text:p>
          </table:table-cell>
          <table:table-cell table:formula="of:=IF([.B395]=[dp05.E39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6]=[dp04.D396];&quot;&quot;;&quot;NO!&quot;)" office:value-type="string" office:string-value="NO!" calcext:value-type="string">
            <text:p>NO!</text:p>
          </table:table-cell>
          <table:table-cell table:formula="of:=IF([.B396]=[dp05.E39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7]=[dp04.D397];&quot;&quot;;&quot;NO!&quot;)" office:value-type="string" office:string-value="NO!" calcext:value-type="string">
            <text:p>NO!</text:p>
          </table:table-cell>
          <table:table-cell table:formula="of:=IF([.B397]=[dp05.E39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8]=[dp04.D398];&quot;&quot;;&quot;NO!&quot;)" office:value-type="string" office:string-value="NO!" calcext:value-type="string">
            <text:p>NO!</text:p>
          </table:table-cell>
          <table:table-cell table:formula="of:=IF([.B398]=[dp05.E39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399]=[dp04.D399];&quot;&quot;;&quot;NO!&quot;)" office:value-type="string" office:string-value="NO!" calcext:value-type="string">
            <text:p>NO!</text:p>
          </table:table-cell>
          <table:table-cell table:formula="of:=IF([.B399]=[dp05.E39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0]=[dp04.D400];&quot;&quot;;&quot;NO!&quot;)" office:value-type="string" office:string-value="NO!" calcext:value-type="string">
            <text:p>NO!</text:p>
          </table:table-cell>
          <table:table-cell table:formula="of:=IF([.B400]=[dp05.E40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1]=[dp04.D401];&quot;&quot;;&quot;NO!&quot;)" office:value-type="string" office:string-value="NO!" calcext:value-type="string">
            <text:p>NO!</text:p>
          </table:table-cell>
          <table:table-cell table:formula="of:=IF([.B401]=[dp05.E40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2]=[dp04.D402];&quot;&quot;;&quot;NO!&quot;)" office:value-type="string" office:string-value="NO!" calcext:value-type="string">
            <text:p>NO!</text:p>
          </table:table-cell>
          <table:table-cell table:formula="of:=IF([.B402]=[dp05.E40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3]=[dp04.D403];&quot;&quot;;&quot;NO!&quot;)" office:value-type="string" office:string-value="NO!" calcext:value-type="string">
            <text:p>NO!</text:p>
          </table:table-cell>
          <table:table-cell table:formula="of:=IF([.B403]=[dp05.E40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4]=[dp04.D404];&quot;&quot;;&quot;NO!&quot;)" office:value-type="string" office:string-value="NO!" calcext:value-type="string">
            <text:p>NO!</text:p>
          </table:table-cell>
          <table:table-cell table:formula="of:=IF([.B404]=[dp05.E40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5]=[dp04.D405];&quot;&quot;;&quot;NO!&quot;)" office:value-type="string" office:string-value="NO!" calcext:value-type="string">
            <text:p>NO!</text:p>
          </table:table-cell>
          <table:table-cell table:formula="of:=IF([.B405]=[dp05.E40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6]=[dp04.D406];&quot;&quot;;&quot;NO!&quot;)" office:value-type="string" office:string-value="NO!" calcext:value-type="string">
            <text:p>NO!</text:p>
          </table:table-cell>
          <table:table-cell table:formula="of:=IF([.B406]=[dp05.E40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7]=[dp04.D407];&quot;&quot;;&quot;NO!&quot;)" office:value-type="string" office:string-value="NO!" calcext:value-type="string">
            <text:p>NO!</text:p>
          </table:table-cell>
          <table:table-cell table:formula="of:=IF([.B407]=[dp05.E40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8]=[dp04.D408];&quot;&quot;;&quot;NO!&quot;)" office:value-type="string" office:string-value="NO!" calcext:value-type="string">
            <text:p>NO!</text:p>
          </table:table-cell>
          <table:table-cell table:formula="of:=IF([.B408]=[dp05.E40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09]=[dp04.D409];&quot;&quot;;&quot;NO!&quot;)" office:value-type="string" office:string-value="NO!" calcext:value-type="string">
            <text:p>NO!</text:p>
          </table:table-cell>
          <table:table-cell table:formula="of:=IF([.B409]=[dp05.E40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0]=[dp04.D410];&quot;&quot;;&quot;NO!&quot;)" office:value-type="string" office:string-value="NO!" calcext:value-type="string">
            <text:p>NO!</text:p>
          </table:table-cell>
          <table:table-cell table:formula="of:=IF([.B410]=[dp05.E41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1]=[dp04.D411];&quot;&quot;;&quot;NO!&quot;)" office:value-type="string" office:string-value="NO!" calcext:value-type="string">
            <text:p>NO!</text:p>
          </table:table-cell>
          <table:table-cell table:formula="of:=IF([.B411]=[dp05.E41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2]=[dp04.D412];&quot;&quot;;&quot;NO!&quot;)" office:value-type="string" office:string-value="NO!" calcext:value-type="string">
            <text:p>NO!</text:p>
          </table:table-cell>
          <table:table-cell table:formula="of:=IF([.B412]=[dp05.E41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3]=[dp04.D413];&quot;&quot;;&quot;NO!&quot;)" office:value-type="string" office:string-value="NO!" calcext:value-type="string">
            <text:p>NO!</text:p>
          </table:table-cell>
          <table:table-cell table:formula="of:=IF([.B413]=[dp05.E41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4]=[dp04.D414];&quot;&quot;;&quot;NO!&quot;)" office:value-type="string" office:string-value="NO!" calcext:value-type="string">
            <text:p>NO!</text:p>
          </table:table-cell>
          <table:table-cell table:formula="of:=IF([.B414]=[dp05.E41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5]=[dp04.D415];&quot;&quot;;&quot;NO!&quot;)" office:value-type="string" office:string-value="NO!" calcext:value-type="string">
            <text:p>NO!</text:p>
          </table:table-cell>
          <table:table-cell table:formula="of:=IF([.B415]=[dp05.E41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6]=[dp04.D416];&quot;&quot;;&quot;NO!&quot;)" office:value-type="string" office:string-value="NO!" calcext:value-type="string">
            <text:p>NO!</text:p>
          </table:table-cell>
          <table:table-cell table:formula="of:=IF([.B416]=[dp05.E41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7]=[dp04.D417];&quot;&quot;;&quot;NO!&quot;)" office:value-type="string" office:string-value="NO!" calcext:value-type="string">
            <text:p>NO!</text:p>
          </table:table-cell>
          <table:table-cell table:formula="of:=IF([.B417]=[dp05.E41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8]=[dp04.D418];&quot;&quot;;&quot;NO!&quot;)" office:value-type="string" office:string-value="NO!" calcext:value-type="string">
            <text:p>NO!</text:p>
          </table:table-cell>
          <table:table-cell table:formula="of:=IF([.B418]=[dp05.E41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19]=[dp04.D419];&quot;&quot;;&quot;NO!&quot;)" office:value-type="string" office:string-value="NO!" calcext:value-type="string">
            <text:p>NO!</text:p>
          </table:table-cell>
          <table:table-cell table:formula="of:=IF([.B419]=[dp05.E41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0]=[dp04.D420];&quot;&quot;;&quot;NO!&quot;)" office:value-type="string" office:string-value="NO!" calcext:value-type="string">
            <text:p>NO!</text:p>
          </table:table-cell>
          <table:table-cell table:formula="of:=IF([.B420]=[dp05.E42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1]=[dp04.D421];&quot;&quot;;&quot;NO!&quot;)" office:value-type="string" office:string-value="NO!" calcext:value-type="string">
            <text:p>NO!</text:p>
          </table:table-cell>
          <table:table-cell table:formula="of:=IF([.B421]=[dp05.E42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2]=[dp04.D422];&quot;&quot;;&quot;NO!&quot;)" office:value-type="string" office:string-value="NO!" calcext:value-type="string">
            <text:p>NO!</text:p>
          </table:table-cell>
          <table:table-cell table:formula="of:=IF([.B422]=[dp05.E42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3]=[dp04.D423];&quot;&quot;;&quot;NO!&quot;)" office:value-type="string" office:string-value="NO!" calcext:value-type="string">
            <text:p>NO!</text:p>
          </table:table-cell>
          <table:table-cell table:formula="of:=IF([.B423]=[dp05.E42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4]=[dp04.D424];&quot;&quot;;&quot;NO!&quot;)" office:value-type="string" office:string-value="NO!" calcext:value-type="string">
            <text:p>NO!</text:p>
          </table:table-cell>
          <table:table-cell table:formula="of:=IF([.B424]=[dp05.E42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5]=[dp04.D425];&quot;&quot;;&quot;NO!&quot;)" office:value-type="string" office:string-value="NO!" calcext:value-type="string">
            <text:p>NO!</text:p>
          </table:table-cell>
          <table:table-cell table:formula="of:=IF([.B425]=[dp05.E42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6]=[dp04.D426];&quot;&quot;;&quot;NO!&quot;)" office:value-type="string" office:string-value="NO!" calcext:value-type="string">
            <text:p>NO!</text:p>
          </table:table-cell>
          <table:table-cell table:formula="of:=IF([.B426]=[dp05.E42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7]=[dp04.D427];&quot;&quot;;&quot;NO!&quot;)" office:value-type="string" office:string-value="NO!" calcext:value-type="string">
            <text:p>NO!</text:p>
          </table:table-cell>
          <table:table-cell table:formula="of:=IF([.B427]=[dp05.E42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8]=[dp04.D428];&quot;&quot;;&quot;NO!&quot;)" office:value-type="string" office:string-value="NO!" calcext:value-type="string">
            <text:p>NO!</text:p>
          </table:table-cell>
          <table:table-cell table:formula="of:=IF([.B428]=[dp05.E42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29]=[dp04.D429];&quot;&quot;;&quot;NO!&quot;)" office:value-type="string" office:string-value="NO!" calcext:value-type="string">
            <text:p>NO!</text:p>
          </table:table-cell>
          <table:table-cell table:formula="of:=IF([.B429]=[dp05.E42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0]=[dp04.D430];&quot;&quot;;&quot;NO!&quot;)" office:value-type="string" office:string-value="NO!" calcext:value-type="string">
            <text:p>NO!</text:p>
          </table:table-cell>
          <table:table-cell table:formula="of:=IF([.B430]=[dp05.E43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1]=[dp04.D431];&quot;&quot;;&quot;NO!&quot;)" office:value-type="string" office:string-value="NO!" calcext:value-type="string">
            <text:p>NO!</text:p>
          </table:table-cell>
          <table:table-cell table:formula="of:=IF([.B431]=[dp05.E43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2]=[dp04.D432];&quot;&quot;;&quot;NO!&quot;)" office:value-type="string" office:string-value="NO!" calcext:value-type="string">
            <text:p>NO!</text:p>
          </table:table-cell>
          <table:table-cell table:formula="of:=IF([.B432]=[dp05.E43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3]=[dp04.D433];&quot;&quot;;&quot;NO!&quot;)" office:value-type="string" office:string-value="NO!" calcext:value-type="string">
            <text:p>NO!</text:p>
          </table:table-cell>
          <table:table-cell table:formula="of:=IF([.B433]=[dp05.E43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4]=[dp04.D434];&quot;&quot;;&quot;NO!&quot;)" office:value-type="string" office:string-value="NO!" calcext:value-type="string">
            <text:p>NO!</text:p>
          </table:table-cell>
          <table:table-cell table:formula="of:=IF([.B434]=[dp05.E43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5]=[dp04.D435];&quot;&quot;;&quot;NO!&quot;)" office:value-type="string" office:string-value="NO!" calcext:value-type="string">
            <text:p>NO!</text:p>
          </table:table-cell>
          <table:table-cell table:formula="of:=IF([.B435]=[dp05.E43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6]=[dp04.D436];&quot;&quot;;&quot;NO!&quot;)" office:value-type="string" office:string-value="NO!" calcext:value-type="string">
            <text:p>NO!</text:p>
          </table:table-cell>
          <table:table-cell table:formula="of:=IF([.B436]=[dp05.E43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7]=[dp04.D437];&quot;&quot;;&quot;NO!&quot;)" office:value-type="string" office:string-value="NO!" calcext:value-type="string">
            <text:p>NO!</text:p>
          </table:table-cell>
          <table:table-cell table:formula="of:=IF([.B437]=[dp05.E43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8]=[dp04.D438];&quot;&quot;;&quot;NO!&quot;)" office:value-type="string" office:string-value="NO!" calcext:value-type="string">
            <text:p>NO!</text:p>
          </table:table-cell>
          <table:table-cell table:formula="of:=IF([.B438]=[dp05.E43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39]=[dp04.D439];&quot;&quot;;&quot;NO!&quot;)" office:value-type="string" office:string-value="NO!" calcext:value-type="string">
            <text:p>NO!</text:p>
          </table:table-cell>
          <table:table-cell table:formula="of:=IF([.B439]=[dp05.E43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0]=[dp04.D440];&quot;&quot;;&quot;NO!&quot;)" office:value-type="string" office:string-value="NO!" calcext:value-type="string">
            <text:p>NO!</text:p>
          </table:table-cell>
          <table:table-cell table:formula="of:=IF([.B440]=[dp05.E44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1]=[dp04.D441];&quot;&quot;;&quot;NO!&quot;)" office:value-type="string" office:string-value="NO!" calcext:value-type="string">
            <text:p>NO!</text:p>
          </table:table-cell>
          <table:table-cell table:formula="of:=IF([.B441]=[dp05.E44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2]=[dp04.D442];&quot;&quot;;&quot;NO!&quot;)" office:value-type="string" office:string-value="NO!" calcext:value-type="string">
            <text:p>NO!</text:p>
          </table:table-cell>
          <table:table-cell table:formula="of:=IF([.B442]=[dp05.E44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3]=[dp04.D443];&quot;&quot;;&quot;NO!&quot;)" office:value-type="string" office:string-value="NO!" calcext:value-type="string">
            <text:p>NO!</text:p>
          </table:table-cell>
          <table:table-cell table:formula="of:=IF([.B443]=[dp05.E44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4]=[dp04.D444];&quot;&quot;;&quot;NO!&quot;)" office:value-type="string" office:string-value="NO!" calcext:value-type="string">
            <text:p>NO!</text:p>
          </table:table-cell>
          <table:table-cell table:formula="of:=IF([.B444]=[dp05.E44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5]=[dp04.D445];&quot;&quot;;&quot;NO!&quot;)" office:value-type="string" office:string-value="NO!" calcext:value-type="string">
            <text:p>NO!</text:p>
          </table:table-cell>
          <table:table-cell table:formula="of:=IF([.B445]=[dp05.E44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6]=[dp04.D446];&quot;&quot;;&quot;NO!&quot;)" office:value-type="string" office:string-value="NO!" calcext:value-type="string">
            <text:p>NO!</text:p>
          </table:table-cell>
          <table:table-cell table:formula="of:=IF([.B446]=[dp05.E44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7]=[dp04.D447];&quot;&quot;;&quot;NO!&quot;)" office:value-type="string" office:string-value="NO!" calcext:value-type="string">
            <text:p>NO!</text:p>
          </table:table-cell>
          <table:table-cell table:formula="of:=IF([.B447]=[dp05.E44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8]=[dp04.D448];&quot;&quot;;&quot;NO!&quot;)" office:value-type="string" office:string-value="NO!" calcext:value-type="string">
            <text:p>NO!</text:p>
          </table:table-cell>
          <table:table-cell table:formula="of:=IF([.B448]=[dp05.E44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49]=[dp04.D449];&quot;&quot;;&quot;NO!&quot;)" office:value-type="string" office:string-value="NO!" calcext:value-type="string">
            <text:p>NO!</text:p>
          </table:table-cell>
          <table:table-cell table:formula="of:=IF([.B449]=[dp05.E44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0]=[dp04.D450];&quot;&quot;;&quot;NO!&quot;)" office:value-type="string" office:string-value="NO!" calcext:value-type="string">
            <text:p>NO!</text:p>
          </table:table-cell>
          <table:table-cell table:formula="of:=IF([.B450]=[dp05.E45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1]=[dp04.D451];&quot;&quot;;&quot;NO!&quot;)" office:value-type="string" office:string-value="NO!" calcext:value-type="string">
            <text:p>NO!</text:p>
          </table:table-cell>
          <table:table-cell table:formula="of:=IF([.B451]=[dp05.E45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2]=[dp04.D452];&quot;&quot;;&quot;NO!&quot;)" office:value-type="string" office:string-value="NO!" calcext:value-type="string">
            <text:p>NO!</text:p>
          </table:table-cell>
          <table:table-cell table:formula="of:=IF([.B452]=[dp05.E45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3]=[dp04.D453];&quot;&quot;;&quot;NO!&quot;)" office:value-type="string" office:string-value="NO!" calcext:value-type="string">
            <text:p>NO!</text:p>
          </table:table-cell>
          <table:table-cell table:formula="of:=IF([.B453]=[dp05.E45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4]=[dp04.D454];&quot;&quot;;&quot;NO!&quot;)" office:value-type="string" office:string-value="NO!" calcext:value-type="string">
            <text:p>NO!</text:p>
          </table:table-cell>
          <table:table-cell table:formula="of:=IF([.B454]=[dp05.E45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5]=[dp04.D455];&quot;&quot;;&quot;NO!&quot;)" office:value-type="string" office:string-value="NO!" calcext:value-type="string">
            <text:p>NO!</text:p>
          </table:table-cell>
          <table:table-cell table:formula="of:=IF([.B455]=[dp05.E45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6]=[dp04.D456];&quot;&quot;;&quot;NO!&quot;)" office:value-type="string" office:string-value="NO!" calcext:value-type="string">
            <text:p>NO!</text:p>
          </table:table-cell>
          <table:table-cell table:formula="of:=IF([.B456]=[dp05.E45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7]=[dp04.D457];&quot;&quot;;&quot;NO!&quot;)" office:value-type="string" office:string-value="NO!" calcext:value-type="string">
            <text:p>NO!</text:p>
          </table:table-cell>
          <table:table-cell table:formula="of:=IF([.B457]=[dp05.E45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8]=[dp04.D458];&quot;&quot;;&quot;NO!&quot;)" office:value-type="string" office:string-value="NO!" calcext:value-type="string">
            <text:p>NO!</text:p>
          </table:table-cell>
          <table:table-cell table:formula="of:=IF([.B458]=[dp05.E45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59]=[dp04.D459];&quot;&quot;;&quot;NO!&quot;)" office:value-type="string" office:string-value="NO!" calcext:value-type="string">
            <text:p>NO!</text:p>
          </table:table-cell>
          <table:table-cell table:formula="of:=IF([.B459]=[dp05.E45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0]=[dp04.D460];&quot;&quot;;&quot;NO!&quot;)" office:value-type="string" office:string-value="NO!" calcext:value-type="string">
            <text:p>NO!</text:p>
          </table:table-cell>
          <table:table-cell table:formula="of:=IF([.B460]=[dp05.E46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1]=[dp04.D461];&quot;&quot;;&quot;NO!&quot;)" office:value-type="string" office:string-value="NO!" calcext:value-type="string">
            <text:p>NO!</text:p>
          </table:table-cell>
          <table:table-cell table:formula="of:=IF([.B461]=[dp05.E46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2]=[dp04.D462];&quot;&quot;;&quot;NO!&quot;)" office:value-type="string" office:string-value="NO!" calcext:value-type="string">
            <text:p>NO!</text:p>
          </table:table-cell>
          <table:table-cell table:formula="of:=IF([.B462]=[dp05.E46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3]=[dp04.D463];&quot;&quot;;&quot;NO!&quot;)" office:value-type="string" office:string-value="NO!" calcext:value-type="string">
            <text:p>NO!</text:p>
          </table:table-cell>
          <table:table-cell table:formula="of:=IF([.B463]=[dp05.E46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4]=[dp04.D464];&quot;&quot;;&quot;NO!&quot;)" office:value-type="string" office:string-value="NO!" calcext:value-type="string">
            <text:p>NO!</text:p>
          </table:table-cell>
          <table:table-cell table:formula="of:=IF([.B464]=[dp05.E46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5]=[dp04.D465];&quot;&quot;;&quot;NO!&quot;)" office:value-type="string" office:string-value="NO!" calcext:value-type="string">
            <text:p>NO!</text:p>
          </table:table-cell>
          <table:table-cell table:formula="of:=IF([.B465]=[dp05.E46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6]=[dp04.D466];&quot;&quot;;&quot;NO!&quot;)" office:value-type="string" office:string-value="NO!" calcext:value-type="string">
            <text:p>NO!</text:p>
          </table:table-cell>
          <table:table-cell table:formula="of:=IF([.B466]=[dp05.E46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7]=[dp04.D467];&quot;&quot;;&quot;NO!&quot;)" office:value-type="string" office:string-value="NO!" calcext:value-type="string">
            <text:p>NO!</text:p>
          </table:table-cell>
          <table:table-cell table:formula="of:=IF([.B467]=[dp05.E46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8]=[dp04.D468];&quot;&quot;;&quot;NO!&quot;)" office:value-type="string" office:string-value="NO!" calcext:value-type="string">
            <text:p>NO!</text:p>
          </table:table-cell>
          <table:table-cell table:formula="of:=IF([.B468]=[dp05.E46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69]=[dp04.D469];&quot;&quot;;&quot;NO!&quot;)" office:value-type="string" office:string-value="NO!" calcext:value-type="string">
            <text:p>NO!</text:p>
          </table:table-cell>
          <table:table-cell table:formula="of:=IF([.B469]=[dp05.E46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0]=[dp04.D470];&quot;&quot;;&quot;NO!&quot;)" office:value-type="string" office:string-value="NO!" calcext:value-type="string">
            <text:p>NO!</text:p>
          </table:table-cell>
          <table:table-cell table:formula="of:=IF([.B470]=[dp05.E47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1]=[dp04.D471];&quot;&quot;;&quot;NO!&quot;)" office:value-type="string" office:string-value="NO!" calcext:value-type="string">
            <text:p>NO!</text:p>
          </table:table-cell>
          <table:table-cell table:formula="of:=IF([.B471]=[dp05.E47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2]=[dp04.D472];&quot;&quot;;&quot;NO!&quot;)" office:value-type="string" office:string-value="NO!" calcext:value-type="string">
            <text:p>NO!</text:p>
          </table:table-cell>
          <table:table-cell table:formula="of:=IF([.B472]=[dp05.E47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3]=[dp04.D473];&quot;&quot;;&quot;NO!&quot;)" office:value-type="string" office:string-value="NO!" calcext:value-type="string">
            <text:p>NO!</text:p>
          </table:table-cell>
          <table:table-cell table:formula="of:=IF([.B473]=[dp05.E47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4]=[dp04.D474];&quot;&quot;;&quot;NO!&quot;)" office:value-type="string" office:string-value="NO!" calcext:value-type="string">
            <text:p>NO!</text:p>
          </table:table-cell>
          <table:table-cell table:formula="of:=IF([.B474]=[dp05.E47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5]=[dp04.D475];&quot;&quot;;&quot;NO!&quot;)" office:value-type="string" office:string-value="NO!" calcext:value-type="string">
            <text:p>NO!</text:p>
          </table:table-cell>
          <table:table-cell table:formula="of:=IF([.B475]=[dp05.E47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6]=[dp04.D476];&quot;&quot;;&quot;NO!&quot;)" office:value-type="string" office:string-value="NO!" calcext:value-type="string">
            <text:p>NO!</text:p>
          </table:table-cell>
          <table:table-cell table:formula="of:=IF([.B476]=[dp05.E47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7]=[dp04.D477];&quot;&quot;;&quot;NO!&quot;)" office:value-type="string" office:string-value="NO!" calcext:value-type="string">
            <text:p>NO!</text:p>
          </table:table-cell>
          <table:table-cell table:formula="of:=IF([.B477]=[dp05.E47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8]=[dp04.D478];&quot;&quot;;&quot;NO!&quot;)" office:value-type="string" office:string-value="NO!" calcext:value-type="string">
            <text:p>NO!</text:p>
          </table:table-cell>
          <table:table-cell table:formula="of:=IF([.B478]=[dp05.E47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79]=[dp04.D479];&quot;&quot;;&quot;NO!&quot;)" office:value-type="string" office:string-value="NO!" calcext:value-type="string">
            <text:p>NO!</text:p>
          </table:table-cell>
          <table:table-cell table:formula="of:=IF([.B479]=[dp05.E47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0]=[dp04.D480];&quot;&quot;;&quot;NO!&quot;)" office:value-type="string" office:string-value="NO!" calcext:value-type="string">
            <text:p>NO!</text:p>
          </table:table-cell>
          <table:table-cell table:formula="of:=IF([.B480]=[dp05.E48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1]=[dp04.D481];&quot;&quot;;&quot;NO!&quot;)" office:value-type="string" office:string-value="NO!" calcext:value-type="string">
            <text:p>NO!</text:p>
          </table:table-cell>
          <table:table-cell table:formula="of:=IF([.B481]=[dp05.E48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2]=[dp04.D482];&quot;&quot;;&quot;NO!&quot;)" office:value-type="string" office:string-value="NO!" calcext:value-type="string">
            <text:p>NO!</text:p>
          </table:table-cell>
          <table:table-cell table:formula="of:=IF([.B482]=[dp05.E48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3]=[dp04.D483];&quot;&quot;;&quot;NO!&quot;)" office:value-type="string" office:string-value="NO!" calcext:value-type="string">
            <text:p>NO!</text:p>
          </table:table-cell>
          <table:table-cell table:formula="of:=IF([.B483]=[dp05.E48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4]=[dp04.D484];&quot;&quot;;&quot;NO!&quot;)" office:value-type="string" office:string-value="NO!" calcext:value-type="string">
            <text:p>NO!</text:p>
          </table:table-cell>
          <table:table-cell table:formula="of:=IF([.B484]=[dp05.E48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5]=[dp04.D485];&quot;&quot;;&quot;NO!&quot;)" office:value-type="string" office:string-value="NO!" calcext:value-type="string">
            <text:p>NO!</text:p>
          </table:table-cell>
          <table:table-cell table:formula="of:=IF([.B485]=[dp05.E48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6]=[dp04.D486];&quot;&quot;;&quot;NO!&quot;)" office:value-type="string" office:string-value="NO!" calcext:value-type="string">
            <text:p>NO!</text:p>
          </table:table-cell>
          <table:table-cell table:formula="of:=IF([.B486]=[dp05.E48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7]=[dp04.D487];&quot;&quot;;&quot;NO!&quot;)" office:value-type="string" office:string-value="NO!" calcext:value-type="string">
            <text:p>NO!</text:p>
          </table:table-cell>
          <table:table-cell table:formula="of:=IF([.B487]=[dp05.E48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8]=[dp04.D488];&quot;&quot;;&quot;NO!&quot;)" office:value-type="string" office:string-value="NO!" calcext:value-type="string">
            <text:p>NO!</text:p>
          </table:table-cell>
          <table:table-cell table:formula="of:=IF([.B488]=[dp05.E48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89]=[dp04.D489];&quot;&quot;;&quot;NO!&quot;)" office:value-type="string" office:string-value="NO!" calcext:value-type="string">
            <text:p>NO!</text:p>
          </table:table-cell>
          <table:table-cell table:formula="of:=IF([.B489]=[dp05.E48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0]=[dp04.D490];&quot;&quot;;&quot;NO!&quot;)" office:value-type="string" office:string-value="NO!" calcext:value-type="string">
            <text:p>NO!</text:p>
          </table:table-cell>
          <table:table-cell table:formula="of:=IF([.B490]=[dp05.E49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1]=[dp04.D491];&quot;&quot;;&quot;NO!&quot;)" office:value-type="string" office:string-value="NO!" calcext:value-type="string">
            <text:p>NO!</text:p>
          </table:table-cell>
          <table:table-cell table:formula="of:=IF([.B491]=[dp05.E49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2]=[dp04.D492];&quot;&quot;;&quot;NO!&quot;)" office:value-type="string" office:string-value="NO!" calcext:value-type="string">
            <text:p>NO!</text:p>
          </table:table-cell>
          <table:table-cell table:formula="of:=IF([.B492]=[dp05.E49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3]=[dp04.D493];&quot;&quot;;&quot;NO!&quot;)" office:value-type="string" office:string-value="NO!" calcext:value-type="string">
            <text:p>NO!</text:p>
          </table:table-cell>
          <table:table-cell table:formula="of:=IF([.B493]=[dp05.E49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4]=[dp04.D494];&quot;&quot;;&quot;NO!&quot;)" office:value-type="string" office:string-value="NO!" calcext:value-type="string">
            <text:p>NO!</text:p>
          </table:table-cell>
          <table:table-cell table:formula="of:=IF([.B494]=[dp05.E49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5]=[dp04.D495];&quot;&quot;;&quot;NO!&quot;)" office:value-type="string" office:string-value="NO!" calcext:value-type="string">
            <text:p>NO!</text:p>
          </table:table-cell>
          <table:table-cell table:formula="of:=IF([.B495]=[dp05.E49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6]=[dp04.D496];&quot;&quot;;&quot;NO!&quot;)" office:value-type="string" office:string-value="NO!" calcext:value-type="string">
            <text:p>NO!</text:p>
          </table:table-cell>
          <table:table-cell table:formula="of:=IF([.B496]=[dp05.E49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7]=[dp04.D497];&quot;&quot;;&quot;NO!&quot;)" office:value-type="string" office:string-value="NO!" calcext:value-type="string">
            <text:p>NO!</text:p>
          </table:table-cell>
          <table:table-cell table:formula="of:=IF([.B497]=[dp05.E49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8]=[dp04.D498];&quot;&quot;;&quot;NO!&quot;)" office:value-type="string" office:string-value="NO!" calcext:value-type="string">
            <text:p>NO!</text:p>
          </table:table-cell>
          <table:table-cell table:formula="of:=IF([.B498]=[dp05.E49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499]=[dp04.D499];&quot;&quot;;&quot;NO!&quot;)" office:value-type="string" office:string-value="NO!" calcext:value-type="string">
            <text:p>NO!</text:p>
          </table:table-cell>
          <table:table-cell table:formula="of:=IF([.B499]=[dp05.E49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0]=[dp04.D500];&quot;&quot;;&quot;NO!&quot;)" office:value-type="string" office:string-value="NO!" calcext:value-type="string">
            <text:p>NO!</text:p>
          </table:table-cell>
          <table:table-cell table:formula="of:=IF([.B500]=[dp05.E50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1]=[dp04.D501];&quot;&quot;;&quot;NO!&quot;)" office:value-type="string" office:string-value="NO!" calcext:value-type="string">
            <text:p>NO!</text:p>
          </table:table-cell>
          <table:table-cell table:formula="of:=IF([.B501]=[dp05.E50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2]=[dp04.D502];&quot;&quot;;&quot;NO!&quot;)" office:value-type="string" office:string-value="NO!" calcext:value-type="string">
            <text:p>NO!</text:p>
          </table:table-cell>
          <table:table-cell table:formula="of:=IF([.B502]=[dp05.E50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3]=[dp04.D503];&quot;&quot;;&quot;NO!&quot;)" office:value-type="string" office:string-value="NO!" calcext:value-type="string">
            <text:p>NO!</text:p>
          </table:table-cell>
          <table:table-cell table:formula="of:=IF([.B503]=[dp05.E50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4]=[dp04.D504];&quot;&quot;;&quot;NO!&quot;)" office:value-type="string" office:string-value="NO!" calcext:value-type="string">
            <text:p>NO!</text:p>
          </table:table-cell>
          <table:table-cell table:formula="of:=IF([.B504]=[dp05.E50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5]=[dp04.D505];&quot;&quot;;&quot;NO!&quot;)" office:value-type="string" office:string-value="NO!" calcext:value-type="string">
            <text:p>NO!</text:p>
          </table:table-cell>
          <table:table-cell table:formula="of:=IF([.B505]=[dp05.E50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6]=[dp04.D506];&quot;&quot;;&quot;NO!&quot;)" office:value-type="string" office:string-value="NO!" calcext:value-type="string">
            <text:p>NO!</text:p>
          </table:table-cell>
          <table:table-cell table:formula="of:=IF([.B506]=[dp05.E50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7]=[dp04.D507];&quot;&quot;;&quot;NO!&quot;)" office:value-type="string" office:string-value="NO!" calcext:value-type="string">
            <text:p>NO!</text:p>
          </table:table-cell>
          <table:table-cell table:formula="of:=IF([.B507]=[dp05.E50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8]=[dp04.D508];&quot;&quot;;&quot;NO!&quot;)" office:value-type="string" office:string-value="NO!" calcext:value-type="string">
            <text:p>NO!</text:p>
          </table:table-cell>
          <table:table-cell table:formula="of:=IF([.B508]=[dp05.E50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09]=[dp04.D509];&quot;&quot;;&quot;NO!&quot;)" office:value-type="string" office:string-value="NO!" calcext:value-type="string">
            <text:p>NO!</text:p>
          </table:table-cell>
          <table:table-cell table:formula="of:=IF([.B509]=[dp05.E50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0]=[dp04.D510];&quot;&quot;;&quot;NO!&quot;)" office:value-type="string" office:string-value="NO!" calcext:value-type="string">
            <text:p>NO!</text:p>
          </table:table-cell>
          <table:table-cell table:formula="of:=IF([.B510]=[dp05.E51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1]=[dp04.D511];&quot;&quot;;&quot;NO!&quot;)" office:value-type="string" office:string-value="NO!" calcext:value-type="string">
            <text:p>NO!</text:p>
          </table:table-cell>
          <table:table-cell table:formula="of:=IF([.B511]=[dp05.E51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2]=[dp04.D512];&quot;&quot;;&quot;NO!&quot;)" office:value-type="string" office:string-value="NO!" calcext:value-type="string">
            <text:p>NO!</text:p>
          </table:table-cell>
          <table:table-cell table:formula="of:=IF([.B512]=[dp05.E51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3]=[dp04.D513];&quot;&quot;;&quot;NO!&quot;)" office:value-type="string" office:string-value="NO!" calcext:value-type="string">
            <text:p>NO!</text:p>
          </table:table-cell>
          <table:table-cell table:formula="of:=IF([.B513]=[dp05.E51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4]=[dp04.D514];&quot;&quot;;&quot;NO!&quot;)" office:value-type="string" office:string-value="NO!" calcext:value-type="string">
            <text:p>NO!</text:p>
          </table:table-cell>
          <table:table-cell table:formula="of:=IF([.B514]=[dp05.E51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5]=[dp04.D515];&quot;&quot;;&quot;NO!&quot;)" office:value-type="string" office:string-value="NO!" calcext:value-type="string">
            <text:p>NO!</text:p>
          </table:table-cell>
          <table:table-cell table:formula="of:=IF([.B515]=[dp05.E51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6]=[dp04.D516];&quot;&quot;;&quot;NO!&quot;)" office:value-type="string" office:string-value="NO!" calcext:value-type="string">
            <text:p>NO!</text:p>
          </table:table-cell>
          <table:table-cell table:formula="of:=IF([.B516]=[dp05.E51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7]=[dp04.D517];&quot;&quot;;&quot;NO!&quot;)" office:value-type="string" office:string-value="NO!" calcext:value-type="string">
            <text:p>NO!</text:p>
          </table:table-cell>
          <table:table-cell table:formula="of:=IF([.B517]=[dp05.E51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8]=[dp04.D518];&quot;&quot;;&quot;NO!&quot;)" office:value-type="string" office:string-value="NO!" calcext:value-type="string">
            <text:p>NO!</text:p>
          </table:table-cell>
          <table:table-cell table:formula="of:=IF([.B518]=[dp05.E51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19]=[dp04.D519];&quot;&quot;;&quot;NO!&quot;)" office:value-type="string" office:string-value="NO!" calcext:value-type="string">
            <text:p>NO!</text:p>
          </table:table-cell>
          <table:table-cell table:formula="of:=IF([.B519]=[dp05.E51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0]=[dp04.D520];&quot;&quot;;&quot;NO!&quot;)" office:value-type="string" office:string-value="NO!" calcext:value-type="string">
            <text:p>NO!</text:p>
          </table:table-cell>
          <table:table-cell table:formula="of:=IF([.B520]=[dp05.E52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1]=[dp04.D521];&quot;&quot;;&quot;NO!&quot;)" office:value-type="string" office:string-value="NO!" calcext:value-type="string">
            <text:p>NO!</text:p>
          </table:table-cell>
          <table:table-cell table:formula="of:=IF([.B521]=[dp05.E52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2]=[dp04.D522];&quot;&quot;;&quot;NO!&quot;)" office:value-type="string" office:string-value="NO!" calcext:value-type="string">
            <text:p>NO!</text:p>
          </table:table-cell>
          <table:table-cell table:formula="of:=IF([.B522]=[dp05.E52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3]=[dp04.D523];&quot;&quot;;&quot;NO!&quot;)" office:value-type="string" office:string-value="NO!" calcext:value-type="string">
            <text:p>NO!</text:p>
          </table:table-cell>
          <table:table-cell table:formula="of:=IF([.B523]=[dp05.E52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4]=[dp04.D524];&quot;&quot;;&quot;NO!&quot;)" office:value-type="string" office:string-value="NO!" calcext:value-type="string">
            <text:p>NO!</text:p>
          </table:table-cell>
          <table:table-cell table:formula="of:=IF([.B524]=[dp05.E52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5]=[dp04.D525];&quot;&quot;;&quot;NO!&quot;)" office:value-type="string" office:string-value="NO!" calcext:value-type="string">
            <text:p>NO!</text:p>
          </table:table-cell>
          <table:table-cell table:formula="of:=IF([.B525]=[dp05.E52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6]=[dp04.D526];&quot;&quot;;&quot;NO!&quot;)" office:value-type="string" office:string-value="NO!" calcext:value-type="string">
            <text:p>NO!</text:p>
          </table:table-cell>
          <table:table-cell table:formula="of:=IF([.B526]=[dp05.E52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7]=[dp04.D527];&quot;&quot;;&quot;NO!&quot;)" office:value-type="string" office:string-value="NO!" calcext:value-type="string">
            <text:p>NO!</text:p>
          </table:table-cell>
          <table:table-cell table:formula="of:=IF([.B527]=[dp05.E52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8]=[dp04.D528];&quot;&quot;;&quot;NO!&quot;)" office:value-type="string" office:string-value="NO!" calcext:value-type="string">
            <text:p>NO!</text:p>
          </table:table-cell>
          <table:table-cell table:formula="of:=IF([.B528]=[dp05.E52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29]=[dp04.D529];&quot;&quot;;&quot;NO!&quot;)" office:value-type="string" office:string-value="NO!" calcext:value-type="string">
            <text:p>NO!</text:p>
          </table:table-cell>
          <table:table-cell table:formula="of:=IF([.B529]=[dp05.E52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0]=[dp04.D530];&quot;&quot;;&quot;NO!&quot;)" office:value-type="string" office:string-value="NO!" calcext:value-type="string">
            <text:p>NO!</text:p>
          </table:table-cell>
          <table:table-cell table:formula="of:=IF([.B530]=[dp05.E53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1]=[dp04.D531];&quot;&quot;;&quot;NO!&quot;)" office:value-type="string" office:string-value="NO!" calcext:value-type="string">
            <text:p>NO!</text:p>
          </table:table-cell>
          <table:table-cell table:formula="of:=IF([.B531]=[dp05.E53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2]=[dp04.D532];&quot;&quot;;&quot;NO!&quot;)" office:value-type="string" office:string-value="NO!" calcext:value-type="string">
            <text:p>NO!</text:p>
          </table:table-cell>
          <table:table-cell table:formula="of:=IF([.B532]=[dp05.E53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3]=[dp04.D533];&quot;&quot;;&quot;NO!&quot;)" office:value-type="string" office:string-value="NO!" calcext:value-type="string">
            <text:p>NO!</text:p>
          </table:table-cell>
          <table:table-cell table:formula="of:=IF([.B533]=[dp05.E53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4]=[dp04.D534];&quot;&quot;;&quot;NO!&quot;)" office:value-type="string" office:string-value="NO!" calcext:value-type="string">
            <text:p>NO!</text:p>
          </table:table-cell>
          <table:table-cell table:formula="of:=IF([.B534]=[dp05.E53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5]=[dp04.D535];&quot;&quot;;&quot;NO!&quot;)" office:value-type="string" office:string-value="NO!" calcext:value-type="string">
            <text:p>NO!</text:p>
          </table:table-cell>
          <table:table-cell table:formula="of:=IF([.B535]=[dp05.E53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6]=[dp04.D536];&quot;&quot;;&quot;NO!&quot;)" office:value-type="string" office:string-value="NO!" calcext:value-type="string">
            <text:p>NO!</text:p>
          </table:table-cell>
          <table:table-cell table:formula="of:=IF([.B536]=[dp05.E53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7]=[dp04.D537];&quot;&quot;;&quot;NO!&quot;)" office:value-type="string" office:string-value="NO!" calcext:value-type="string">
            <text:p>NO!</text:p>
          </table:table-cell>
          <table:table-cell table:formula="of:=IF([.B537]=[dp05.E53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8]=[dp04.D538];&quot;&quot;;&quot;NO!&quot;)" office:value-type="string" office:string-value="NO!" calcext:value-type="string">
            <text:p>NO!</text:p>
          </table:table-cell>
          <table:table-cell table:formula="of:=IF([.B538]=[dp05.E53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39]=[dp04.D539];&quot;&quot;;&quot;NO!&quot;)" office:value-type="string" office:string-value="NO!" calcext:value-type="string">
            <text:p>NO!</text:p>
          </table:table-cell>
          <table:table-cell table:formula="of:=IF([.B539]=[dp05.E53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0]=[dp04.D540];&quot;&quot;;&quot;NO!&quot;)" office:value-type="string" office:string-value="NO!" calcext:value-type="string">
            <text:p>NO!</text:p>
          </table:table-cell>
          <table:table-cell table:formula="of:=IF([.B540]=[dp05.E54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1]=[dp04.D541];&quot;&quot;;&quot;NO!&quot;)" office:value-type="string" office:string-value="NO!" calcext:value-type="string">
            <text:p>NO!</text:p>
          </table:table-cell>
          <table:table-cell table:formula="of:=IF([.B541]=[dp05.E54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2]=[dp04.D542];&quot;&quot;;&quot;NO!&quot;)" office:value-type="string" office:string-value="NO!" calcext:value-type="string">
            <text:p>NO!</text:p>
          </table:table-cell>
          <table:table-cell table:formula="of:=IF([.B542]=[dp05.E54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3]=[dp04.D543];&quot;&quot;;&quot;NO!&quot;)" office:value-type="string" office:string-value="NO!" calcext:value-type="string">
            <text:p>NO!</text:p>
          </table:table-cell>
          <table:table-cell table:formula="of:=IF([.B543]=[dp05.E54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4]=[dp04.D544];&quot;&quot;;&quot;NO!&quot;)" office:value-type="string" office:string-value="NO!" calcext:value-type="string">
            <text:p>NO!</text:p>
          </table:table-cell>
          <table:table-cell table:formula="of:=IF([.B544]=[dp05.E54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5]=[dp04.D545];&quot;&quot;;&quot;NO!&quot;)" office:value-type="string" office:string-value="NO!" calcext:value-type="string">
            <text:p>NO!</text:p>
          </table:table-cell>
          <table:table-cell table:formula="of:=IF([.B545]=[dp05.E54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6]=[dp04.D546];&quot;&quot;;&quot;NO!&quot;)" office:value-type="string" office:string-value="NO!" calcext:value-type="string">
            <text:p>NO!</text:p>
          </table:table-cell>
          <table:table-cell table:formula="of:=IF([.B546]=[dp05.E54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7]=[dp04.D547];&quot;&quot;;&quot;NO!&quot;)" office:value-type="string" office:string-value="NO!" calcext:value-type="string">
            <text:p>NO!</text:p>
          </table:table-cell>
          <table:table-cell table:formula="of:=IF([.B547]=[dp05.E54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8]=[dp04.D548];&quot;&quot;;&quot;NO!&quot;)" office:value-type="string" office:string-value="NO!" calcext:value-type="string">
            <text:p>NO!</text:p>
          </table:table-cell>
          <table:table-cell table:formula="of:=IF([.B548]=[dp05.E54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49]=[dp04.D549];&quot;&quot;;&quot;NO!&quot;)" office:value-type="string" office:string-value="NO!" calcext:value-type="string">
            <text:p>NO!</text:p>
          </table:table-cell>
          <table:table-cell table:formula="of:=IF([.B549]=[dp05.E54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0]=[dp04.D550];&quot;&quot;;&quot;NO!&quot;)" office:value-type="string" office:string-value="NO!" calcext:value-type="string">
            <text:p>NO!</text:p>
          </table:table-cell>
          <table:table-cell table:formula="of:=IF([.B550]=[dp05.E55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1]=[dp04.D551];&quot;&quot;;&quot;NO!&quot;)" office:value-type="string" office:string-value="NO!" calcext:value-type="string">
            <text:p>NO!</text:p>
          </table:table-cell>
          <table:table-cell table:formula="of:=IF([.B551]=[dp05.E55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2]=[dp04.D552];&quot;&quot;;&quot;NO!&quot;)" office:value-type="string" office:string-value="NO!" calcext:value-type="string">
            <text:p>NO!</text:p>
          </table:table-cell>
          <table:table-cell table:formula="of:=IF([.B552]=[dp05.E55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3]=[dp04.D553];&quot;&quot;;&quot;NO!&quot;)" office:value-type="string" office:string-value="NO!" calcext:value-type="string">
            <text:p>NO!</text:p>
          </table:table-cell>
          <table:table-cell table:formula="of:=IF([.B553]=[dp05.E55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4]=[dp04.D554];&quot;&quot;;&quot;NO!&quot;)" office:value-type="string" office:string-value="NO!" calcext:value-type="string">
            <text:p>NO!</text:p>
          </table:table-cell>
          <table:table-cell table:formula="of:=IF([.B554]=[dp05.E55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5]=[dp04.D555];&quot;&quot;;&quot;NO!&quot;)" office:value-type="string" office:string-value="NO!" calcext:value-type="string">
            <text:p>NO!</text:p>
          </table:table-cell>
          <table:table-cell table:formula="of:=IF([.B555]=[dp05.E55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6]=[dp04.D556];&quot;&quot;;&quot;NO!&quot;)" office:value-type="string" office:string-value="NO!" calcext:value-type="string">
            <text:p>NO!</text:p>
          </table:table-cell>
          <table:table-cell table:formula="of:=IF([.B556]=[dp05.E55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7]=[dp04.D557];&quot;&quot;;&quot;NO!&quot;)" office:value-type="string" office:string-value="NO!" calcext:value-type="string">
            <text:p>NO!</text:p>
          </table:table-cell>
          <table:table-cell table:formula="of:=IF([.B557]=[dp05.E55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8]=[dp04.D558];&quot;&quot;;&quot;NO!&quot;)" office:value-type="string" office:string-value="NO!" calcext:value-type="string">
            <text:p>NO!</text:p>
          </table:table-cell>
          <table:table-cell table:formula="of:=IF([.B558]=[dp05.E55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59]=[dp04.D559];&quot;&quot;;&quot;NO!&quot;)" office:value-type="string" office:string-value="NO!" calcext:value-type="string">
            <text:p>NO!</text:p>
          </table:table-cell>
          <table:table-cell table:formula="of:=IF([.B559]=[dp05.E55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0]=[dp04.D560];&quot;&quot;;&quot;NO!&quot;)" office:value-type="string" office:string-value="NO!" calcext:value-type="string">
            <text:p>NO!</text:p>
          </table:table-cell>
          <table:table-cell table:formula="of:=IF([.B560]=[dp05.E56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1]=[dp04.D561];&quot;&quot;;&quot;NO!&quot;)" office:value-type="string" office:string-value="NO!" calcext:value-type="string">
            <text:p>NO!</text:p>
          </table:table-cell>
          <table:table-cell table:formula="of:=IF([.B561]=[dp05.E56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2]=[dp04.D562];&quot;&quot;;&quot;NO!&quot;)" office:value-type="string" office:string-value="NO!" calcext:value-type="string">
            <text:p>NO!</text:p>
          </table:table-cell>
          <table:table-cell table:formula="of:=IF([.B562]=[dp05.E56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3]=[dp04.D563];&quot;&quot;;&quot;NO!&quot;)" office:value-type="string" office:string-value="NO!" calcext:value-type="string">
            <text:p>NO!</text:p>
          </table:table-cell>
          <table:table-cell table:formula="of:=IF([.B563]=[dp05.E56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4]=[dp04.D564];&quot;&quot;;&quot;NO!&quot;)" office:value-type="string" office:string-value="NO!" calcext:value-type="string">
            <text:p>NO!</text:p>
          </table:table-cell>
          <table:table-cell table:formula="of:=IF([.B564]=[dp05.E56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5]=[dp04.D565];&quot;&quot;;&quot;NO!&quot;)" office:value-type="string" office:string-value="NO!" calcext:value-type="string">
            <text:p>NO!</text:p>
          </table:table-cell>
          <table:table-cell table:formula="of:=IF([.B565]=[dp05.E56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6]=[dp04.D566];&quot;&quot;;&quot;NO!&quot;)" office:value-type="string" office:string-value="NO!" calcext:value-type="string">
            <text:p>NO!</text:p>
          </table:table-cell>
          <table:table-cell table:formula="of:=IF([.B566]=[dp05.E56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7]=[dp04.D567];&quot;&quot;;&quot;NO!&quot;)" office:value-type="string" office:string-value="NO!" calcext:value-type="string">
            <text:p>NO!</text:p>
          </table:table-cell>
          <table:table-cell table:formula="of:=IF([.B567]=[dp05.E56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8]=[dp04.D568];&quot;&quot;;&quot;NO!&quot;)" office:value-type="string" office:string-value="NO!" calcext:value-type="string">
            <text:p>NO!</text:p>
          </table:table-cell>
          <table:table-cell table:formula="of:=IF([.B568]=[dp05.E56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69]=[dp04.D569];&quot;&quot;;&quot;NO!&quot;)" office:value-type="string" office:string-value="NO!" calcext:value-type="string">
            <text:p>NO!</text:p>
          </table:table-cell>
          <table:table-cell table:formula="of:=IF([.B569]=[dp05.E56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0]=[dp04.D570];&quot;&quot;;&quot;NO!&quot;)" office:value-type="string" office:string-value="NO!" calcext:value-type="string">
            <text:p>NO!</text:p>
          </table:table-cell>
          <table:table-cell table:formula="of:=IF([.B570]=[dp05.E57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1]=[dp04.D571];&quot;&quot;;&quot;NO!&quot;)" office:value-type="string" office:string-value="NO!" calcext:value-type="string">
            <text:p>NO!</text:p>
          </table:table-cell>
          <table:table-cell table:formula="of:=IF([.B571]=[dp05.E57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2]=[dp04.D572];&quot;&quot;;&quot;NO!&quot;)" office:value-type="string" office:string-value="NO!" calcext:value-type="string">
            <text:p>NO!</text:p>
          </table:table-cell>
          <table:table-cell table:formula="of:=IF([.B572]=[dp05.E57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3]=[dp04.D573];&quot;&quot;;&quot;NO!&quot;)" office:value-type="string" office:string-value="NO!" calcext:value-type="string">
            <text:p>NO!</text:p>
          </table:table-cell>
          <table:table-cell table:formula="of:=IF([.B573]=[dp05.E57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4]=[dp04.D574];&quot;&quot;;&quot;NO!&quot;)" office:value-type="string" office:string-value="NO!" calcext:value-type="string">
            <text:p>NO!</text:p>
          </table:table-cell>
          <table:table-cell table:formula="of:=IF([.B574]=[dp05.E57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5]=[dp04.D575];&quot;&quot;;&quot;NO!&quot;)" office:value-type="string" office:string-value="NO!" calcext:value-type="string">
            <text:p>NO!</text:p>
          </table:table-cell>
          <table:table-cell table:formula="of:=IF([.B575]=[dp05.E57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6]=[dp02.D576];&quot;&quot;;&quot;NO!&quot;)" office:value-type="string" office:string-value="NO!" calcext:value-type="string">
            <text:p>NO!</text:p>
          </table:table-cell>
          <table:table-cell table:formula="of:=IF([.B576]=[dp05.E57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7]=[dp02.D577];&quot;&quot;;&quot;NO!&quot;)" office:value-type="string" office:string-value="NO!" calcext:value-type="string">
            <text:p>NO!</text:p>
          </table:table-cell>
          <table:table-cell table:formula="of:=IF([.B577]=[dp05.E57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8]=[dp02.D578];&quot;&quot;;&quot;NO!&quot;)" office:value-type="string" office:string-value="NO!" calcext:value-type="string">
            <text:p>NO!</text:p>
          </table:table-cell>
          <table:table-cell table:formula="of:=IF([.B578]=[dp05.E57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79]=[dp02.D579];&quot;&quot;;&quot;NO!&quot;)" office:value-type="string" office:string-value="NO!" calcext:value-type="string">
            <text:p>NO!</text:p>
          </table:table-cell>
          <table:table-cell table:formula="of:=IF([.B579]=[dp05.E57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0]=[dp02.D580];&quot;&quot;;&quot;NO!&quot;)" office:value-type="string" office:string-value="NO!" calcext:value-type="string">
            <text:p>NO!</text:p>
          </table:table-cell>
          <table:table-cell table:formula="of:=IF([.B580]=[dp05.E58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1]=[dp02.D581];&quot;&quot;;&quot;NO!&quot;)" office:value-type="string" office:string-value="NO!" calcext:value-type="string">
            <text:p>NO!</text:p>
          </table:table-cell>
          <table:table-cell table:formula="of:=IF([.B581]=[dp05.E58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2]=[dp02.D582];&quot;&quot;;&quot;NO!&quot;)" office:value-type="string" office:string-value="NO!" calcext:value-type="string">
            <text:p>NO!</text:p>
          </table:table-cell>
          <table:table-cell table:formula="of:=IF([.B582]=[dp05.E58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3]=[dp02.D583];&quot;&quot;;&quot;NO!&quot;)" office:value-type="string" office:string-value="NO!" calcext:value-type="string">
            <text:p>NO!</text:p>
          </table:table-cell>
          <table:table-cell table:formula="of:=IF([.B583]=[dp05.E58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4]=[dp02.D584];&quot;&quot;;&quot;NO!&quot;)" office:value-type="string" office:string-value="NO!" calcext:value-type="string">
            <text:p>NO!</text:p>
          </table:table-cell>
          <table:table-cell table:formula="of:=IF([.B584]=[dp05.E58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5]=[dp02.D585];&quot;&quot;;&quot;NO!&quot;)" office:value-type="string" office:string-value="NO!" calcext:value-type="string">
            <text:p>NO!</text:p>
          </table:table-cell>
          <table:table-cell table:formula="of:=IF([.B585]=[dp05.E58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6]=[dp02.D586];&quot;&quot;;&quot;NO!&quot;)" office:value-type="string" office:string-value="NO!" calcext:value-type="string">
            <text:p>NO!</text:p>
          </table:table-cell>
          <table:table-cell table:formula="of:=IF([.B586]=[dp05.E58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7]=[dp02.D587];&quot;&quot;;&quot;NO!&quot;)" office:value-type="string" office:string-value="NO!" calcext:value-type="string">
            <text:p>NO!</text:p>
          </table:table-cell>
          <table:table-cell table:formula="of:=IF([.B587]=[dp05.E58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8]=[dp02.D588];&quot;&quot;;&quot;NO!&quot;)" office:value-type="string" office:string-value="NO!" calcext:value-type="string">
            <text:p>NO!</text:p>
          </table:table-cell>
          <table:table-cell table:formula="of:=IF([.B588]=[dp05.E58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89]=[dp02.D589];&quot;&quot;;&quot;NO!&quot;)" office:value-type="string" office:string-value="NO!" calcext:value-type="string">
            <text:p>NO!</text:p>
          </table:table-cell>
          <table:table-cell table:formula="of:=IF([.B589]=[dp05.E58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0]=[dp02.D590];&quot;&quot;;&quot;NO!&quot;)" office:value-type="string" office:string-value="NO!" calcext:value-type="string">
            <text:p>NO!</text:p>
          </table:table-cell>
          <table:table-cell table:formula="of:=IF([.B590]=[dp05.E59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1]=[dp02.D591];&quot;&quot;;&quot;NO!&quot;)" office:value-type="string" office:string-value="NO!" calcext:value-type="string">
            <text:p>NO!</text:p>
          </table:table-cell>
          <table:table-cell table:formula="of:=IF([.B591]=[dp05.E59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2]=[dp02.D592];&quot;&quot;;&quot;NO!&quot;)" office:value-type="string" office:string-value="NO!" calcext:value-type="string">
            <text:p>NO!</text:p>
          </table:table-cell>
          <table:table-cell table:formula="of:=IF([.B592]=[dp05.E59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3]=[dp02.D593];&quot;&quot;;&quot;NO!&quot;)" office:value-type="string" office:string-value="NO!" calcext:value-type="string">
            <text:p>NO!</text:p>
          </table:table-cell>
          <table:table-cell table:formula="of:=IF([.B593]=[dp05.E59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4]=[dp02.D594];&quot;&quot;;&quot;NO!&quot;)" office:value-type="string" office:string-value="NO!" calcext:value-type="string">
            <text:p>NO!</text:p>
          </table:table-cell>
          <table:table-cell table:formula="of:=IF([.B594]=[dp05.E59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5]=[dp02.D595];&quot;&quot;;&quot;NO!&quot;)" office:value-type="string" office:string-value="NO!" calcext:value-type="string">
            <text:p>NO!</text:p>
          </table:table-cell>
          <table:table-cell table:formula="of:=IF([.B595]=[dp05.E59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6]=[dp02.D596];&quot;&quot;;&quot;NO!&quot;)" office:value-type="string" office:string-value="NO!" calcext:value-type="string">
            <text:p>NO!</text:p>
          </table:table-cell>
          <table:table-cell table:formula="of:=IF([.B596]=[dp05.E59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7]=[dp02.D597];&quot;&quot;;&quot;NO!&quot;)" office:value-type="string" office:string-value="NO!" calcext:value-type="string">
            <text:p>NO!</text:p>
          </table:table-cell>
          <table:table-cell table:formula="of:=IF([.B597]=[dp05.E59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8]=[dp02.D598];&quot;&quot;;&quot;NO!&quot;)" office:value-type="string" office:string-value="NO!" calcext:value-type="string">
            <text:p>NO!</text:p>
          </table:table-cell>
          <table:table-cell table:formula="of:=IF([.B598]=[dp05.E59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599]=[dp02.D599];&quot;&quot;;&quot;NO!&quot;)" office:value-type="string" office:string-value="NO!" calcext:value-type="string">
            <text:p>NO!</text:p>
          </table:table-cell>
          <table:table-cell table:formula="of:=IF([.B599]=[dp05.E59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0]=[dp02.D600];&quot;&quot;;&quot;NO!&quot;)" office:value-type="string" office:string-value="NO!" calcext:value-type="string">
            <text:p>NO!</text:p>
          </table:table-cell>
          <table:table-cell table:formula="of:=IF([.B600]=[dp05.E60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1]=[dp02.D601];&quot;&quot;;&quot;NO!&quot;)" office:value-type="string" office:string-value="NO!" calcext:value-type="string">
            <text:p>NO!</text:p>
          </table:table-cell>
          <table:table-cell table:formula="of:=IF([.B601]=[dp05.E601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2]=[dp02.D602];&quot;&quot;;&quot;NO!&quot;)" office:value-type="string" office:string-value="NO!" calcext:value-type="string">
            <text:p>NO!</text:p>
          </table:table-cell>
          <table:table-cell table:formula="of:=IF([.B602]=[dp05.E602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3]=[dp02.D603];&quot;&quot;;&quot;NO!&quot;)" office:value-type="string" office:string-value="NO!" calcext:value-type="string">
            <text:p>NO!</text:p>
          </table:table-cell>
          <table:table-cell table:formula="of:=IF([.B603]=[dp05.E603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4]=[dp02.D604];&quot;&quot;;&quot;NO!&quot;)" office:value-type="string" office:string-value="NO!" calcext:value-type="string">
            <text:p>NO!</text:p>
          </table:table-cell>
          <table:table-cell table:formula="of:=IF([.B604]=[dp05.E604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5]=[dp02.D605];&quot;&quot;;&quot;NO!&quot;)" office:value-type="string" office:string-value="NO!" calcext:value-type="string">
            <text:p>NO!</text:p>
          </table:table-cell>
          <table:table-cell table:formula="of:=IF([.B605]=[dp05.E605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6]=[dp02.D606];&quot;&quot;;&quot;NO!&quot;)" office:value-type="string" office:string-value="NO!" calcext:value-type="string">
            <text:p>NO!</text:p>
          </table:table-cell>
          <table:table-cell table:formula="of:=IF([.B606]=[dp05.E606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7]=[dp02.D607];&quot;&quot;;&quot;NO!&quot;)" office:value-type="string" office:string-value="NO!" calcext:value-type="string">
            <text:p>NO!</text:p>
          </table:table-cell>
          <table:table-cell table:formula="of:=IF([.B607]=[dp05.E607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8]=[dp02.D608];&quot;&quot;;&quot;NO!&quot;)" office:value-type="string" office:string-value="NO!" calcext:value-type="string">
            <text:p>NO!</text:p>
          </table:table-cell>
          <table:table-cell table:formula="of:=IF([.B608]=[dp05.E608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09]=[dp02.D609];&quot;&quot;;&quot;NO!&quot;)" office:value-type="string" office:string-value="NO!" calcext:value-type="string">
            <text:p>NO!</text:p>
          </table:table-cell>
          <table:table-cell table:formula="of:=IF([.B609]=[dp05.E609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10]=[dp02.D610];&quot;&quot;;&quot;NO!&quot;)" office:value-type="string" office:string-value="NO!" calcext:value-type="string">
            <text:p>NO!</text:p>
          </table:table-cell>
          <table:table-cell table:formula="of:=IF([.B610]=[dp05.E610];&quot;&quot;;&quot;NO!&quot;)">
            <text:p/>
          </table:table-cell>
        </table:table-row>
        <table:table-row table:style-name="ro1">
          <table:table-cell table:number-columns-repeated="2"/>
          <table:table-cell table:formula="of:=IF([.A611]=[dp02.D611];&quot;&quot;;&quot;NO!&quot;)" office:value-type="string" office:string-value="NO!" calcext:value-type="string">
            <text:p>NO!</text:p>
          </table:table-cell>
          <table:table-cell table:formula="of:=IF([.B611]=[dp05.E611];&quot;&quot;;&quot;NO!&quot;)">
            <text:p/>
          </table:table-cell>
        </table:table-row>
      </table:table>
      <table:table table:name="dp0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Estimate; HOUSEHOLDS BY TYPE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Margin of Error; HOUSEHOLDS BY TYPE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Percent; HOUSEHOLDS BY TYPE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HOUSEHOLDS BY TYPE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Estimate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Percent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HOUSEHOLDS BY TYPE - Total households - Family households (famili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Estimate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Percent; HOUSEHOLDS BY TYPE - Total households - Family households (families) - With own children of the householder under 18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HOUSEHOLDS BY TYPE - Total households - Family households (families)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06</text:p>
          </table:table-cell>
          <table:table-cell office:value-type="string" calcext:value-type="string">
            <text:p>Estimate; HOUSEHOLDS BY TYPE - Total households - Family households (families) - Married-couple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06</text:p>
          </table:table-cell>
          <table:table-cell office:value-type="string" calcext:value-type="string">
            <text:p>Margin of Error; HOUSEHOLDS BY TYPE - Total households - Family households (families) - Married-couple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06</text:p>
          </table:table-cell>
          <table:table-cell office:value-type="string" calcext:value-type="string">
            <text:p>Percent; HOUSEHOLDS BY TYPE - Total households - Family households (families) - Married-couple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HOUSEHOLDS BY TYPE - Total households - Family households (families) - Married-couple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07</text:p>
          </table:table-cell>
          <table:table-cell office:value-type="string" calcext:value-type="string">
            <text:p>Estimate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07</text:p>
          </table:table-cell>
          <table:table-cell office:value-type="string" calcext:value-type="string">
            <text:p>Margin of Error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07</text:p>
          </table:table-cell>
          <table:table-cell office:value-type="string" calcext:value-type="string">
            <text:p>Percent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07</text:p>
          </table:table-cell>
          <table:table-cell office:value-type="string" calcext:value-type="string">
            <text:p>Percent Margin of Error; HOUSEHOLDS BY TYPE - Total households - Family households (families) - Married-couple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08</text:p>
          </table:table-cell>
          <table:table-cell office:value-type="string" calcext:value-type="string">
            <text:p>Estimate; HOUSEHOLDS BY TYPE - Total households - Family households (families) - Male householder, no wife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08</text:p>
          </table:table-cell>
          <table:table-cell office:value-type="string" calcext:value-type="string">
            <text:p>Margin of Error; HOUSEHOLDS BY TYPE - Total households - Family households (families) - Male householder, no wife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08</text:p>
          </table:table-cell>
          <table:table-cell office:value-type="string" calcext:value-type="string">
            <text:p>Percent; HOUSEHOLDS BY TYPE - Total households - Family households (families) - Male householder, no wife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HOUSEHOLDS BY TYPE - Total households - Family households (families) - Male householder, no wife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09</text:p>
          </table:table-cell>
          <table:table-cell office:value-type="string" calcext:value-type="string">
            <text:p>Estimate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09</text:p>
          </table:table-cell>
          <table:table-cell office:value-type="string" calcext:value-type="string">
            <text:p>Margin of Error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09</text:p>
          </table:table-cell>
          <table:table-cell office:value-type="string" calcext:value-type="string">
            <text:p>Percent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HOUSEHOLDS BY TYPE - Total households - Family households (families) - Male householder, no wife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</text:p>
          </table:table-cell>
          <table:table-cell office:value-type="string" calcext:value-type="string">
            <text:p>Estimate; HOUSEHOLDS BY TYPE - Total households - Family households (families) - Female householder, no husband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</text:p>
          </table:table-cell>
          <table:table-cell office:value-type="string" calcext:value-type="string">
            <text:p>Margin of Error; HOUSEHOLDS BY TYPE - Total households - Family households (families) - Female householder, no husband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</text:p>
          </table:table-cell>
          <table:table-cell office:value-type="string" calcext:value-type="string">
            <text:p>Percent; HOUSEHOLDS BY TYPE - Total households - Family households (families) - Female householder, no husband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</text:p>
          </table:table-cell>
          <table:table-cell office:value-type="string" calcext:value-type="string">
            <text:p>Percent Margin of Error; HOUSEHOLDS BY TYPE - Total households - Family households (families) - Female householder, no husband present, fami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</text:p>
          </table:table-cell>
          <table:table-cell office:value-type="string" calcext:value-type="string">
            <text:p>Estimate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</text:p>
          </table:table-cell>
          <table:table-cell office:value-type="string" calcext:value-type="string">
            <text:p>Margin of Error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</text:p>
          </table:table-cell>
          <table:table-cell office:value-type="string" calcext:value-type="string">
            <text:p>Percent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HOUSEHOLDS BY TYPE - Total households - Family households (families) - Female householder, no husband present, family - With own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</text:p>
          </table:table-cell>
          <table:table-cell office:value-type="string" calcext:value-type="string">
            <text:p>Estimate; HOUSEHOLDS BY TYPE - Total households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</text:p>
          </table:table-cell>
          <table:table-cell office:value-type="string" calcext:value-type="string">
            <text:p>Margin of Error; HOUSEHOLDS BY TYPE - Total households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</text:p>
          </table:table-cell>
          <table:table-cell office:value-type="string" calcext:value-type="string">
            <text:p>Percent; HOUSEHOLDS BY TYPE - Total households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HOUSEHOLDS BY TYPE - Total households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</text:p>
          </table:table-cell>
          <table:table-cell office:value-type="string" calcext:value-type="string">
            <text:p>Estimate; HOUSEHOLDS BY TYPE - Total households - Nonfamily households - Householder living al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</text:p>
          </table:table-cell>
          <table:table-cell office:value-type="string" calcext:value-type="string">
            <text:p>Margin of Error; HOUSEHOLDS BY TYPE - Total households - Nonfamily households - Householder living al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</text:p>
          </table:table-cell>
          <table:table-cell office:value-type="string" calcext:value-type="string">
            <text:p>Percent; HOUSEHOLDS BY TYPE - Total households - Nonfamily households - Householder living al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HOUSEHOLDS BY TYPE - Total households - Nonfamily households - Householder living al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</text:p>
          </table:table-cell>
          <table:table-cell office:value-type="string" calcext:value-type="string">
            <text:p>Estimate; HOUSEHOLDS BY TYPE - Total households - Nonfamily households - Householder living alon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</text:p>
          </table:table-cell>
          <table:table-cell office:value-type="string" calcext:value-type="string">
            <text:p>Margin of Error; HOUSEHOLDS BY TYPE - Total households - Nonfamily households - Householder living alon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</text:p>
          </table:table-cell>
          <table:table-cell office:value-type="string" calcext:value-type="string">
            <text:p>Percent; HOUSEHOLDS BY TYPE - Total households - Nonfamily households - Householder living alon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HOUSEHOLDS BY TYPE - Total households - Nonfamily households - Householder living alon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</text:p>
          </table:table-cell>
          <table:table-cell office:value-type="string" calcext:value-type="string">
            <text:p>Estimate; HOUSEHOLDS BY TYPE - Households with one or more people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</text:p>
          </table:table-cell>
          <table:table-cell office:value-type="string" calcext:value-type="string">
            <text:p>Margin of Error; HOUSEHOLDS BY TYPE - Households with one or more people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</text:p>
          </table:table-cell>
          <table:table-cell office:value-type="string" calcext:value-type="string">
            <text:p>Percent; HOUSEHOLDS BY TYPE - Households with one or more people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HOUSEHOLDS BY TYPE - Households with one or more people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</text:p>
          </table:table-cell>
          <table:table-cell office:value-type="string" calcext:value-type="string">
            <text:p>Estimate; HOUSEHOLDS BY TYPE - Households with one or more people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</text:p>
          </table:table-cell>
          <table:table-cell office:value-type="string" calcext:value-type="string">
            <text:p>Margin of Error; HOUSEHOLDS BY TYPE - Households with one or more people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</text:p>
          </table:table-cell>
          <table:table-cell office:value-type="string" calcext:value-type="string">
            <text:p>Percent; HOUSEHOLDS BY TYPE - Households with one or more people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HOUSEHOLDS BY TYPE - Households with one or more people 6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4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1</text:p>
          </table:table-cell>
          <table:table-cell office:value-type="string" calcext:value-type="string">
            <text:p>Estimate; HOUSEHOLDS BY TYPE - Average household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4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1</text:p>
          </table:table-cell>
          <table:table-cell office:value-type="string" calcext:value-type="string">
            <text:p>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1</text:p>
          </table:table-cell>
          <table:table-cell office:value-type="string" calcext:value-type="string">
            <text:p>Percent; HOUSEHOLDS BY TYPE - Average household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HOUSEHOLDS BY TYPE - Average household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5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2</text:p>
          </table:table-cell>
          <table:table-cell office:value-type="string" calcext:value-type="string">
            <text:p>Estimate; HOUSEHOLDS BY TYPE - Average family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5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2</text:p>
          </table:table-cell>
          <table:table-cell office:value-type="string" calcext:value-type="string">
            <text:p>Margin of Error; HOUSEHOLDS BY TYPE - Average family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2</text:p>
          </table:table-cell>
          <table:table-cell office:value-type="string" calcext:value-type="string">
            <text:p>Percent; HOUSEHOLDS BY TYPE - Average family siz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SHD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HOUSEHOLDS BY TYPE - Average family si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6</text:p>
          </table:table-cell>
          <table:table-cell office:value-type="string" calcext:value-type="string">
            <text:p>Estimate; RELATIONSHIP - Population in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6</text:p>
          </table:table-cell>
          <table:table-cell office:value-type="string" calcext:value-type="string">
            <text:p>Margin of Error; RELATIONSHIP - Population in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6</text:p>
          </table:table-cell>
          <table:table-cell office:value-type="string" calcext:value-type="string">
            <text:p>Percent; RELATIONSHIP - Population in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6</text:p>
          </table:table-cell>
          <table:table-cell office:value-type="string" calcext:value-type="string">
            <text:p>Percent Margin of Error; RELATIONSHIP - Population in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7</text:p>
          </table:table-cell>
          <table:table-cell office:value-type="string" calcext:value-type="string">
            <text:p>Estimate; RELATIONSHIP - Population in households - Househol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7</text:p>
          </table:table-cell>
          <table:table-cell office:value-type="string" calcext:value-type="string">
            <text:p>Margin of Error; RELATIONSHIP - Population in households - Househol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7</text:p>
          </table:table-cell>
          <table:table-cell office:value-type="string" calcext:value-type="string">
            <text:p>Percent; RELATIONSHIP - Population in households - Househol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RELATIONSHIP - Population in households - Househol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8</text:p>
          </table:table-cell>
          <table:table-cell office:value-type="string" calcext:value-type="string">
            <text:p>Estimate; RELATIONSHIP - Population in households - Sp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8</text:p>
          </table:table-cell>
          <table:table-cell office:value-type="string" calcext:value-type="string">
            <text:p>Margin of Error; RELATIONSHIP - Population in households - Sp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8</text:p>
          </table:table-cell>
          <table:table-cell office:value-type="string" calcext:value-type="string">
            <text:p>Percent; RELATIONSHIP - Population in households - Sp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RELATIONSHIP - Population in households - Sp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9</text:p>
          </table:table-cell>
          <table:table-cell office:value-type="string" calcext:value-type="string">
            <text:p>Estimate; RELATIONSHIP - Population in households - Chi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9</text:p>
          </table:table-cell>
          <table:table-cell office:value-type="string" calcext:value-type="string">
            <text:p>Margin of Error; RELATIONSHIP - Population in households - Chi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9</text:p>
          </table:table-cell>
          <table:table-cell office:value-type="string" calcext:value-type="string">
            <text:p>Percent; RELATIONSHIP - Population in households - Chi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RELATIONSHIP - Population in households - Chi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0</text:p>
          </table:table-cell>
          <table:table-cell office:value-type="string" calcext:value-type="string">
            <text:p>Estimate; RELATIONSHIP - Population in households - Other 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0</text:p>
          </table:table-cell>
          <table:table-cell office:value-type="string" calcext:value-type="string">
            <text:p>Margin of Error; RELATIONSHIP - Population in households - Other 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0</text:p>
          </table:table-cell>
          <table:table-cell office:value-type="string" calcext:value-type="string">
            <text:p>Percent; RELATIONSHIP - Population in households - Other 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RELATIONSHIP - Population in households - Other 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1</text:p>
          </table:table-cell>
          <table:table-cell office:value-type="string" calcext:value-type="string">
            <text:p>Estimate; RELATIONSHIP - Population in households - Non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1</text:p>
          </table:table-cell>
          <table:table-cell office:value-type="string" calcext:value-type="string">
            <text:p>Margin of Error; RELATIONSHIP - Population in households - Non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1</text:p>
          </table:table-cell>
          <table:table-cell office:value-type="string" calcext:value-type="string">
            <text:p>Percent; RELATIONSHIP - Population in households - Non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RELATIONSHIP - Population in households - Nonrelati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2</text:p>
          </table:table-cell>
          <table:table-cell office:value-type="string" calcext:value-type="string">
            <text:p>Estimate; RELATIONSHIP - Population in households - Nonrelatives - Unmarried part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2</text:p>
          </table:table-cell>
          <table:table-cell office:value-type="string" calcext:value-type="string">
            <text:p>Margin of Error; RELATIONSHIP - Population in households - Nonrelatives - Unmarried part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2</text:p>
          </table:table-cell>
          <table:table-cell office:value-type="string" calcext:value-type="string">
            <text:p>Percent; RELATIONSHIP - Population in households - Nonrelatives - Unmarried part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RELATIONSHIP - Population in households - Nonrelatives - Unmarried part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6</text:p>
          </table:table-cell>
          <table:table-cell office:value-type="string" calcext:value-type="string">
            <text:p>Estimate; MARITAL STATUS - 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6</text:p>
          </table:table-cell>
          <table:table-cell office:value-type="string" calcext:value-type="string">
            <text:p>Margin of Error; MARITAL STATUS - 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6</text:p>
          </table:table-cell>
          <table:table-cell office:value-type="string" calcext:value-type="string">
            <text:p>Percent; MARITAL STATUS - 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MARITAL STATUS - 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7</text:p>
          </table:table-cell>
          <table:table-cell office:value-type="string" calcext:value-type="string">
            <text:p>Estimate; MARITAL STATUS - 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7</text:p>
          </table:table-cell>
          <table:table-cell office:value-type="string" calcext:value-type="string">
            <text:p>Margin of Error; MARITAL STATUS - 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7</text:p>
          </table:table-cell>
          <table:table-cell office:value-type="string" calcext:value-type="string">
            <text:p>Percent; MARITAL STATUS - 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7</text:p>
          </table:table-cell>
          <table:table-cell office:value-type="string" calcext:value-type="string">
            <text:p>Percent Margin of Error; MARITAL STATUS - 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8</text:p>
          </table:table-cell>
          <table:table-cell office:value-type="string" calcext:value-type="string">
            <text:p>Estimate; MARITAL STATUS - 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8</text:p>
          </table:table-cell>
          <table:table-cell office:value-type="string" calcext:value-type="string">
            <text:p>Margin of Error; MARITAL STATUS - 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8</text:p>
          </table:table-cell>
          <table:table-cell office:value-type="string" calcext:value-type="string">
            <text:p>Percent; MARITAL STATUS - 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8</text:p>
          </table:table-cell>
          <table:table-cell office:value-type="string" calcext:value-type="string">
            <text:p>Percent Margin of Error; MARITAL STATUS - 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9</text:p>
          </table:table-cell>
          <table:table-cell office:value-type="string" calcext:value-type="string">
            <text:p>Estimate; MARITAL STATUS - 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9</text:p>
          </table:table-cell>
          <table:table-cell office:value-type="string" calcext:value-type="string">
            <text:p>Margin of Error; MARITAL STATUS - 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9</text:p>
          </table:table-cell>
          <table:table-cell office:value-type="string" calcext:value-type="string">
            <text:p>Percent; MARITAL STATUS - 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9</text:p>
          </table:table-cell>
          <table:table-cell office:value-type="string" calcext:value-type="string">
            <text:p>Percent Margin of Error; MARITAL STATUS - 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0</text:p>
          </table:table-cell>
          <table:table-cell office:value-type="string" calcext:value-type="string">
            <text:p>Estimate; MARITAL STATUS - 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0</text:p>
          </table:table-cell>
          <table:table-cell office:value-type="string" calcext:value-type="string">
            <text:p>Margin of Error; MARITAL STATUS - 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0</text:p>
          </table:table-cell>
          <table:table-cell office:value-type="string" calcext:value-type="string">
            <text:p>Percent; MARITAL STATUS - 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MARITAL STATUS - 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1</text:p>
          </table:table-cell>
          <table:table-cell office:value-type="string" calcext:value-type="string">
            <text:p>Estimate; MARITAL STATUS - 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1</text:p>
          </table:table-cell>
          <table:table-cell office:value-type="string" calcext:value-type="string">
            <text:p>Margin of Error; MARITAL STATUS - 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1</text:p>
          </table:table-cell>
          <table:table-cell office:value-type="string" calcext:value-type="string">
            <text:p>Percent; MARITAL STATUS - 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MARITAL STATUS - 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3</text:p>
          </table:table-cell>
          <table:table-cell office:value-type="string" calcext:value-type="string">
            <text:p>Estimate; MARITAL STATUS - Fe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3</text:p>
          </table:table-cell>
          <table:table-cell office:value-type="string" calcext:value-type="string">
            <text:p>Margin of Error; MARITAL STATUS - Fe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3</text:p>
          </table:table-cell>
          <table:table-cell office:value-type="string" calcext:value-type="string">
            <text:p>Percent; MARITAL STATUS - Fe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MARITAL STATUS - Female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4</text:p>
          </table:table-cell>
          <table:table-cell office:value-type="string" calcext:value-type="string">
            <text:p>Estimate; MARITAL STATUS - Fe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4</text:p>
          </table:table-cell>
          <table:table-cell office:value-type="string" calcext:value-type="string">
            <text:p>Margin of Error; MARITAL STATUS - Fe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4</text:p>
          </table:table-cell>
          <table:table-cell office:value-type="string" calcext:value-type="string">
            <text:p>Percent; MARITAL STATUS - Fe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MARITAL STATUS - Females 15 years and over - Never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5</text:p>
          </table:table-cell>
          <table:table-cell office:value-type="string" calcext:value-type="string">
            <text:p>Estimate; MARITAL STATUS - Fe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5</text:p>
          </table:table-cell>
          <table:table-cell office:value-type="string" calcext:value-type="string">
            <text:p>Margin of Error; MARITAL STATUS - Fe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5</text:p>
          </table:table-cell>
          <table:table-cell office:value-type="string" calcext:value-type="string">
            <text:p>Percent; MARITAL STATUS - Fe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MARITAL STATUS - Females 15 years and over - Now married, except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6</text:p>
          </table:table-cell>
          <table:table-cell office:value-type="string" calcext:value-type="string">
            <text:p>Estimate; MARITAL STATUS - Fe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6</text:p>
          </table:table-cell>
          <table:table-cell office:value-type="string" calcext:value-type="string">
            <text:p>Margin of Error; MARITAL STATUS - Fe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6</text:p>
          </table:table-cell>
          <table:table-cell office:value-type="string" calcext:value-type="string">
            <text:p>Percent; MARITAL STATUS - Fe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6</text:p>
          </table:table-cell>
          <table:table-cell office:value-type="string" calcext:value-type="string">
            <text:p>Percent Margin of Error; MARITAL STATUS - Females 15 years and over - Separa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7</text:p>
          </table:table-cell>
          <table:table-cell office:value-type="string" calcext:value-type="string">
            <text:p>Estimate; MARITAL STATUS - Fe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7</text:p>
          </table:table-cell>
          <table:table-cell office:value-type="string" calcext:value-type="string">
            <text:p>Margin of Error; MARITAL STATUS - Fe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7</text:p>
          </table:table-cell>
          <table:table-cell office:value-type="string" calcext:value-type="string">
            <text:p>Percent; MARITAL STATUS - Fe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7</text:p>
          </table:table-cell>
          <table:table-cell office:value-type="string" calcext:value-type="string">
            <text:p>Percent Margin of Error; MARITAL STATUS - Females 15 years and over - Widow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8</text:p>
          </table:table-cell>
          <table:table-cell office:value-type="string" calcext:value-type="string">
            <text:p>Estimate; MARITAL STATUS - Fe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8</text:p>
          </table:table-cell>
          <table:table-cell office:value-type="string" calcext:value-type="string">
            <text:p>Margin of Error; MARITAL STATUS - Fe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8</text:p>
          </table:table-cell>
          <table:table-cell office:value-type="string" calcext:value-type="string">
            <text:p>Percent; MARITAL STATUS - Females 15 years and over - Divorc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MARITAL STATUS - Females 15 years and over - Divorc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ER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2</text:p>
          </table:table-cell>
          <table:table-cell office:value-type="string" calcext:value-type="string">
            <text:p>Estimate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ER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2</text:p>
          </table:table-cell>
          <table:table-cell office:value-type="string" calcext:value-type="string">
            <text:p>Margin of Error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ER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52</text:p>
          </table:table-cell>
          <table:table-cell office:value-type="string" calcext:value-type="string">
            <text:p>Percent; FERTILITY - Number of women 15 to 50 years old who had a birth in the past 12 month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ER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52</text:p>
          </table:table-cell>
          <table:table-cell office:value-type="string" calcext:value-type="string">
            <text:p>Percent Margin of Error; FERTILITY - Number of women 15 to 50 years old who had a birth in the past 12 month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3</text:p>
          </table:table-cell>
          <table:table-cell office:value-type="string" calcext:value-type="string">
            <text:p>Estimate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3</text:p>
          </table:table-cell>
          <table:table-cell office:value-type="string" calcext:value-type="string">
            <text:p>Margin of Error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3</text:p>
          </table:table-cell>
          <table:table-cell office:value-type="string" calcext:value-type="string">
            <text:p>Percent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FERTILITY - Number of women 15 to 50 years old who had a birth in the past 12 months - Unmarried women (widowed, divorced, and never marri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4</text:p>
          </table:table-cell>
          <table:table-cell office:value-type="string" calcext:value-type="string">
            <text:p>Estimate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4</text:p>
          </table:table-cell>
          <table:table-cell office:value-type="string" calcext:value-type="string">
            <text:p>Margin of Error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4</text:p>
          </table:table-cell>
          <table:table-cell office:value-type="string" calcext:value-type="string">
            <text:p>Percent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FERTILITY - Number of women 15 to 50 years old who had a birth in the past 12 months - Unmarried women (widowed, divorced, and never married) - Per 1,000 unmarried wo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5</text:p>
          </table:table-cell>
          <table:table-cell office:value-type="string" calcext:value-type="string">
            <text:p>Estimate; FERTILITY - Number of women 15 to 50 years old who had a birth in the past 12 months - Per 1,000 women 1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5</text:p>
          </table:table-cell>
          <table:table-cell office:value-type="string" calcext:value-type="string">
            <text:p>Margin of Error; FERTILITY - Number of women 15 to 50 years old who had a birth in the past 12 months - Per 1,000 women 1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5</text:p>
          </table:table-cell>
          <table:table-cell office:value-type="string" calcext:value-type="string">
            <text:p>Percent; FERTILITY - Number of women 15 to 50 years old who had a birth in the past 12 months - Per 1,000 women 1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FERTILITY - Number of women 15 to 50 years old who had a birth in the past 12 months - Per 1,000 women 1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6</text:p>
          </table:table-cell>
          <table:table-cell office:value-type="string" calcext:value-type="string">
            <text:p>Estimate; FERTILITY - Number of women 15 to 50 years old who had a birth in the past 12 months - Per 1,000 women 15 to 19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6</text:p>
          </table:table-cell>
          <table:table-cell office:value-type="string" calcext:value-type="string">
            <text:p>Margin of Error; FERTILITY - Number of women 15 to 50 years old who had a birth in the past 12 months - Per 1,000 women 15 to 19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6</text:p>
          </table:table-cell>
          <table:table-cell office:value-type="string" calcext:value-type="string">
            <text:p>Percent; FERTILITY - Number of women 15 to 50 years old who had a birth in the past 12 months - Per 1,000 women 15 to 19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FERTILITY - Number of women 15 to 50 years old who had a birth in the past 12 months - Per 1,000 women 15 to 19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7</text:p>
          </table:table-cell>
          <table:table-cell office:value-type="string" calcext:value-type="string">
            <text:p>Estimate; FERTILITY - Number of women 15 to 50 years old who had a birth in the past 12 months - Per 1,000 women 20 to 34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7</text:p>
          </table:table-cell>
          <table:table-cell office:value-type="string" calcext:value-type="string">
            <text:p>Margin of Error; FERTILITY - Number of women 15 to 50 years old who had a birth in the past 12 months - Per 1,000 women 20 to 34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7</text:p>
          </table:table-cell>
          <table:table-cell office:value-type="string" calcext:value-type="string">
            <text:p>Percent; FERTILITY - Number of women 15 to 50 years old who had a birth in the past 12 months - Per 1,000 women 20 to 34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FERTILITY - Number of women 15 to 50 years old who had a birth in the past 12 months - Per 1,000 women 20 to 34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8</text:p>
          </table:table-cell>
          <table:table-cell office:value-type="string" calcext:value-type="string">
            <text:p>Estimate; FERTILITY - Number of women 15 to 50 years old who had a birth in the past 12 months - Per 1,000 women 3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8</text:p>
          </table:table-cell>
          <table:table-cell office:value-type="string" calcext:value-type="string">
            <text:p>Margin of Error; FERTILITY - Number of women 15 to 50 years old who had a birth in the past 12 months - Per 1,000 women 3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8</text:p>
          </table:table-cell>
          <table:table-cell office:value-type="string" calcext:value-type="string">
            <text:p>Percent; FERTILITY - Number of women 15 to 50 years old who had a birth in the past 12 months - Per 1,000 women 3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FERTILITY - Number of women 15 to 50 years old who had a birth in the past 12 months - Per 1,000 women 35 to 50 years o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2</text:p>
          </table:table-cell>
          <table:table-cell office:value-type="string" calcext:value-type="string">
            <text:p>Estimate; GRANDPARENTS - Number of grandparents living with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2</text:p>
          </table:table-cell>
          <table:table-cell office:value-type="string" calcext:value-type="string">
            <text:p>Margin of Error; GRANDPARENTS - Number of grandparents living with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2</text:p>
          </table:table-cell>
          <table:table-cell office:value-type="string" calcext:value-type="string">
            <text:p>Percent; GRANDPARENTS - Number of grandparents living with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GRANDPARENTS - Number of grandparents living with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3</text:p>
          </table:table-cell>
          <table:table-cell office:value-type="string" calcext:value-type="string">
            <text:p>Estimate; GRANDPARENTS - Number of grandparents living with own grandchildren under 18 years - Grandparents responsible for grandchild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3</text:p>
          </table:table-cell>
          <table:table-cell office:value-type="string" calcext:value-type="string">
            <text:p>Margin of Error; GRANDPARENTS - Number of grandparents living with own grandchildren under 18 years - Grandparents responsible for grandchild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3</text:p>
          </table:table-cell>
          <table:table-cell office:value-type="string" calcext:value-type="string">
            <text:p>Percent; GRANDPARENTS - Number of grandparents living with own grandchildren under 18 years - Grandparents responsible for grandchild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3</text:p>
          </table:table-cell>
          <table:table-cell office:value-type="string" calcext:value-type="string">
            <text:p>Percent Margin of Error; GRANDPARENTS - Number of grandparents living with own grandchildren under 18 years - Grandparents responsible for grandchildr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5</text:p>
          </table:table-cell>
          <table:table-cell office:value-type="string" calcext:value-type="string">
            <text:p>Estimate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5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5</text:p>
          </table:table-cell>
          <table:table-cell office:value-type="string" calcext:value-type="string">
            <text:p>Percent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Less than 1 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6</text:p>
          </table:table-cell>
          <table:table-cell office:value-type="string" calcext:value-type="string">
            <text:p>Estimate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6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6</text:p>
          </table:table-cell>
          <table:table-cell office:value-type="string" calcext:value-type="string">
            <text:p>Percent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1 or 2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7</text:p>
          </table:table-cell>
          <table:table-cell office:value-type="string" calcext:value-type="string">
            <text:p>Estimate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7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7</text:p>
          </table:table-cell>
          <table:table-cell office:value-type="string" calcext:value-type="string">
            <text:p>Percent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3 or 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8</text:p>
          </table:table-cell>
          <table:table-cell office:value-type="string" calcext:value-type="string">
            <text:p>Estimate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8</text:p>
          </table:table-cell>
          <table:table-cell office:value-type="string" calcext:value-type="string">
            <text:p>Margin of Error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8</text:p>
          </table:table-cell>
          <table:table-cell office:value-type="string" calcext:value-type="string">
            <text:p>Percent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GRANDPARENTS - Number of grandparents living with own grandchildren under 18 years - Years responsible for grandchildren - 5 or more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0</text:p>
          </table:table-cell>
          <table:table-cell office:value-type="string" calcext:value-type="string">
            <text:p>Estimate; GRANDPARENTS - Number of grandparents responsible for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0</text:p>
          </table:table-cell>
          <table:table-cell office:value-type="string" calcext:value-type="string">
            <text:p>Margin of Error; GRANDPARENTS - Number of grandparents responsible for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0</text:p>
          </table:table-cell>
          <table:table-cell office:value-type="string" calcext:value-type="string">
            <text:p>Percent; GRANDPARENTS - Number of grandparents responsible for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GRANDPARENTS - Number of grandparents responsible for own grandchildren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1</text:p>
          </table:table-cell>
          <table:table-cell office:value-type="string" calcext:value-type="string">
            <text:p>Estimate; GRANDPARENTS - Number of grandparents responsible for own grandchildren under 18 years - Who are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1</text:p>
          </table:table-cell>
          <table:table-cell office:value-type="string" calcext:value-type="string">
            <text:p>Margin of Error; GRANDPARENTS - Number of grandparents responsible for own grandchildren under 18 years - Who are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1</text:p>
          </table:table-cell>
          <table:table-cell office:value-type="string" calcext:value-type="string">
            <text:p>Percent; GRANDPARENTS - Number of grandparents responsible for own grandchildren under 18 years - Who are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1</text:p>
          </table:table-cell>
          <table:table-cell office:value-type="string" calcext:value-type="string">
            <text:p>Percent Margin of Error; GRANDPARENTS - Number of grandparents responsible for own grandchildren under 18 years - Who are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2</text:p>
          </table:table-cell>
          <table:table-cell office:value-type="string" calcext:value-type="string">
            <text:p>Estimate; GRANDPARENTS - Number of grandparents responsible for own grandchildren under 18 years - Who are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2</text:p>
          </table:table-cell>
          <table:table-cell office:value-type="string" calcext:value-type="string">
            <text:p>Margin of Error; GRANDPARENTS - Number of grandparents responsible for own grandchildren under 18 years - Who are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2</text:p>
          </table:table-cell>
          <table:table-cell office:value-type="string" calcext:value-type="string">
            <text:p>Percent; GRANDPARENTS - Number of grandparents responsible for own grandchildren under 18 years - Who are marr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2</text:p>
          </table:table-cell>
          <table:table-cell office:value-type="string" calcext:value-type="string">
            <text:p>Percent Margin of Error; GRANDPARENTS - Number of grandparents responsible for own grandchildren under 18 years - Who are marr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6</text:p>
          </table:table-cell>
          <table:table-cell office:value-type="string" calcext:value-type="string">
            <text:p>Estimate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6</text:p>
          </table:table-cell>
          <table:table-cell office:value-type="string" calcext:value-type="string">
            <text:p>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76</text:p>
          </table:table-cell>
          <table:table-cell office:value-type="string" calcext:value-type="string">
            <text:p>Percent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SCHOOL ENROLLMENT - Population 3 years and over enrolled in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7</text:p>
          </table:table-cell>
          <table:table-cell office:value-type="string" calcext:value-type="string">
            <text:p>Estimate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7</text:p>
          </table:table-cell>
          <table:table-cell office:value-type="string" calcext:value-type="string">
            <text:p>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7</text:p>
          </table:table-cell>
          <table:table-cell office:value-type="string" calcext:value-type="string">
            <text:p>Percent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SCHOOL ENROLLMENT - Population 3 years and over enrolled in school - Nursery school, pre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8</text:p>
          </table:table-cell>
          <table:table-cell office:value-type="string" calcext:value-type="string">
            <text:p>Estimate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8</text:p>
          </table:table-cell>
          <table:table-cell office:value-type="string" calcext:value-type="string">
            <text:p>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8</text:p>
          </table:table-cell>
          <table:table-cell office:value-type="string" calcext:value-type="string">
            <text:p>Percent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SCHOOL ENROLLMENT - Population 3 years and over enrolled in school - Kindergart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9</text:p>
          </table:table-cell>
          <table:table-cell office:value-type="string" calcext:value-type="string">
            <text:p>Estimate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9</text:p>
          </table:table-cell>
          <table:table-cell office:value-type="string" calcext:value-type="string">
            <text:p>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9</text:p>
          </table:table-cell>
          <table:table-cell office:value-type="string" calcext:value-type="string">
            <text:p>Percent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SCHOOL ENROLLMENT - Population 3 years and over enrolled in school - Elementary school (grades 1-8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0</text:p>
          </table:table-cell>
          <table:table-cell office:value-type="string" calcext:value-type="string">
            <text:p>Estimate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0</text:p>
          </table:table-cell>
          <table:table-cell office:value-type="string" calcext:value-type="string">
            <text:p>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0</text:p>
          </table:table-cell>
          <table:table-cell office:value-type="string" calcext:value-type="string">
            <text:p>Percent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SCHOOL ENROLLMENT - Population 3 years and over enrolled in school - High school (grades 9-12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1</text:p>
          </table:table-cell>
          <table:table-cell office:value-type="string" calcext:value-type="string">
            <text:p>Estimate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1</text:p>
          </table:table-cell>
          <table:table-cell office:value-type="string" calcext:value-type="string">
            <text:p>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1</text:p>
          </table:table-cell>
          <table:table-cell office:value-type="string" calcext:value-type="string">
            <text:p>Percent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H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1</text:p>
          </table:table-cell>
          <table:table-cell office:value-type="string" calcext:value-type="string">
            <text:p>Percent Margin of Error; SCHOOL ENROLLMENT - Population 3 years and over enrolled in school - College or graduate schoo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5</text:p>
          </table:table-cell>
          <table:table-cell office:value-type="string" calcext:value-type="string">
            <text:p>Estimate; EDUCATIONAL ATTAINMENT - Population 2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5</text:p>
          </table:table-cell>
          <table:table-cell office:value-type="string" calcext:value-type="string">
            <text:p>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85</text:p>
          </table:table-cell>
          <table:table-cell office:value-type="string" calcext:value-type="string">
            <text:p>Percent; EDUCATIONAL ATTAINMENT - Population 2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EDUCATIONAL ATTAINMENT - Population 2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6</text:p>
          </table:table-cell>
          <table:table-cell office:value-type="string" calcext:value-type="string">
            <text:p>Estimate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6</text:p>
          </table:table-cell>
          <table:table-cell office:value-type="string" calcext:value-type="string">
            <text:p>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6</text:p>
          </table:table-cell>
          <table:table-cell office:value-type="string" calcext:value-type="string">
            <text:p>Percent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EDUCATIONAL ATTAINMENT - Population 25 years and over - Less than 9th gr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7</text:p>
          </table:table-cell>
          <table:table-cell office:value-type="string" calcext:value-type="string">
            <text:p>Estimate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7</text:p>
          </table:table-cell>
          <table:table-cell office:value-type="string" calcext:value-type="string">
            <text:p>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7</text:p>
          </table:table-cell>
          <table:table-cell office:value-type="string" calcext:value-type="string">
            <text:p>Percent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EDUCATIONAL ATTAINMENT - Population 25 years and over - 9th to 12th grade, no diplom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8</text:p>
          </table:table-cell>
          <table:table-cell office:value-type="string" calcext:value-type="string">
            <text:p>Estimate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8</text:p>
          </table:table-cell>
          <table:table-cell office:value-type="string" calcext:value-type="string">
            <text:p>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8</text:p>
          </table:table-cell>
          <table:table-cell office:value-type="string" calcext:value-type="string">
            <text:p>Percent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EDUCATIONAL ATTAINMENT - Population 25 years and over - High school graduate (includes equivalency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9</text:p>
          </table:table-cell>
          <table:table-cell office:value-type="string" calcext:value-type="string">
            <text:p>Estimate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9</text:p>
          </table:table-cell>
          <table:table-cell office:value-type="string" calcext:value-type="string">
            <text:p>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9</text:p>
          </table:table-cell>
          <table:table-cell office:value-type="string" calcext:value-type="string">
            <text:p>Percent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9</text:p>
          </table:table-cell>
          <table:table-cell office:value-type="string" calcext:value-type="string">
            <text:p>Percent Margin of Error; EDUCATIONAL ATTAINMENT - Population 25 years and over - Some college, no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0</text:p>
          </table:table-cell>
          <table:table-cell office:value-type="string" calcext:value-type="string">
            <text:p>Estimate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0</text:p>
          </table:table-cell>
          <table:table-cell office:value-type="string" calcext:value-type="string">
            <text:p>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0</text:p>
          </table:table-cell>
          <table:table-cell office:value-type="string" calcext:value-type="string">
            <text:p>Percent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0</text:p>
          </table:table-cell>
          <table:table-cell office:value-type="string" calcext:value-type="string">
            <text:p>Percent Margin of Error; EDUCATIONAL ATTAINMENT - Population 25 years and over - Associate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1</text:p>
          </table:table-cell>
          <table:table-cell office:value-type="string" calcext:value-type="string">
            <text:p>Estimate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1</text:p>
          </table:table-cell>
          <table:table-cell office:value-type="string" calcext:value-type="string">
            <text:p>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1</text:p>
          </table:table-cell>
          <table:table-cell office:value-type="string" calcext:value-type="string">
            <text:p>Percent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1</text:p>
          </table:table-cell>
          <table:table-cell office:value-type="string" calcext:value-type="string">
            <text:p>Percent Margin of Error; EDUCATIONAL ATTAINMENT - Population 25 years and over - Bachelor's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2</text:p>
          </table:table-cell>
          <table:table-cell office:value-type="string" calcext:value-type="string">
            <text:p>Estimate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2</text:p>
          </table:table-cell>
          <table:table-cell office:value-type="string" calcext:value-type="string">
            <text:p>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2</text:p>
          </table:table-cell>
          <table:table-cell office:value-type="string" calcext:value-type="string">
            <text:p>Percent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EDUCATIONAL ATTAINMENT - Population 25 years and over - Graduate or professional degre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9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95</text:p>
          </table:table-cell>
          <table:table-cell office:value-type="string" calcext:value-type="string">
            <text:p>Estimate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9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95</text:p>
          </table:table-cell>
          <table:table-cell office:value-type="string" calcext:value-type="string">
            <text:p>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5</text:p>
          </table:table-cell>
          <table:table-cell office:value-type="string" calcext:value-type="string">
            <text:p>Percent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EDUCATIONAL ATTAINMENT - Percent high school graduat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10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96</text:p>
          </table:table-cell>
          <table:table-cell office:value-type="string" calcext:value-type="string">
            <text:p>Estimate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10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96</text:p>
          </table:table-cell>
          <table:table-cell office:value-type="string" calcext:value-type="string">
            <text:p>Margin of Error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6</text:p>
          </table:table-cell>
          <table:table-cell office:value-type="string" calcext:value-type="string">
            <text:p>Percent; EDUCATIONAL ATTAINMENT - Percent bachelor's degree or high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DU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EDUCATIONAL ATTAINMENT - Percent bachelor's degree or high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0</text:p>
          </table:table-cell>
          <table:table-cell office:value-type="string" calcext:value-type="string">
            <text:p>Estimate; VETERAN STATUS - Civilian population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0</text:p>
          </table:table-cell>
          <table:table-cell office:value-type="string" calcext:value-type="string">
            <text:p>Margin of Error; VETERAN STATUS - Civilian population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0</text:p>
          </table:table-cell>
          <table:table-cell office:value-type="string" calcext:value-type="string">
            <text:p>Percent; VETERAN STATUS - Civilian population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VETERAN STATUS - Civilian population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1</text:p>
          </table:table-cell>
          <table:table-cell office:value-type="string" calcext:value-type="string">
            <text:p>Estimate; VETERAN STATUS - Civilian population 18 years and over - Civilian vetera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1</text:p>
          </table:table-cell>
          <table:table-cell office:value-type="string" calcext:value-type="string">
            <text:p>Margin of Error; VETERAN STATUS - Civilian population 18 years and over - Civilian vetera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1</text:p>
          </table:table-cell>
          <table:table-cell office:value-type="string" calcext:value-type="string">
            <text:p>Percent; VETERAN STATUS - Civilian population 18 years and over - Civilian vetera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VETERAN STATUS - Civilian population 18 years and over - Civilian vetera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5</text:p>
          </table:table-cell>
          <table:table-cell office:value-type="string" calcext:value-type="string">
            <text:p>Estimate; DISABILITY STATUS OF THE CIVILIAN NONINSTITUTIONALIZED POPULATION - Total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5</text:p>
          </table:table-cell>
          <table:table-cell office:value-type="string" calcext:value-type="string">
            <text:p>Margin of Error; DISABILITY STATUS OF THE CIVILIAN NONINSTITUTIONALIZED POPULATION - Total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5</text:p>
          </table:table-cell>
          <table:table-cell office:value-type="string" calcext:value-type="string">
            <text:p>Percent; DISABILITY STATUS OF THE CIVILIAN NONINSTITUTIONALIZED POPULATION - Total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DISABILITY STATUS OF THE CIVILIAN NONINSTITUTIONALIZED POPULATION - Total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6</text:p>
          </table:table-cell>
          <table:table-cell office:value-type="string" calcext:value-type="string">
            <text:p>Estimate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6</text:p>
          </table:table-cell>
          <table:table-cell office:value-type="string" calcext:value-type="string">
            <text:p>Margin of Error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6</text:p>
          </table:table-cell>
          <table:table-cell office:value-type="string" calcext:value-type="string">
            <text:p>Percent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DISABILITY STATUS OF THE CIVILIAN NONINSTITUTIONALIZED POPULATION - Total Civilian Noninstitutionalized Population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8</text:p>
          </table:table-cell>
          <table:table-cell office:value-type="string" calcext:value-type="string">
            <text:p>Estimate; DISABILITY STATUS OF THE CIVILIAN NONINSTITUTIONALIZED POPULATION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8</text:p>
          </table:table-cell>
          <table:table-cell office:value-type="string" calcext:value-type="string">
            <text:p>Margin of Error; DISABILITY STATUS OF THE CIVILIAN NONINSTITUTIONALIZED POPULATION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8</text:p>
          </table:table-cell>
          <table:table-cell office:value-type="string" calcext:value-type="string">
            <text:p>Percent; DISABILITY STATUS OF THE CIVILIAN NONINSTITUTIONALIZED POPULATION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DISABILITY STATUS OF THE CIVILIAN NONINSTITUTIONALIZED POPULATION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9</text:p>
          </table:table-cell>
          <table:table-cell office:value-type="string" calcext:value-type="string">
            <text:p>Estimate; DISABILITY STATUS OF THE CIVILIAN NONINSTITUTIONALIZED POPULATION - Under 18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9</text:p>
          </table:table-cell>
          <table:table-cell office:value-type="string" calcext:value-type="string">
            <text:p>Margin of Error; DISABILITY STATUS OF THE CIVILIAN NONINSTITUTIONALIZED POPULATION - Under 18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9</text:p>
          </table:table-cell>
          <table:table-cell office:value-type="string" calcext:value-type="string">
            <text:p>Percent; DISABILITY STATUS OF THE CIVILIAN NONINSTITUTIONALIZED POPULATION - Under 18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DISABILITY STATUS OF THE CIVILIAN NONINSTITUTIONALIZED POPULATION - Under 18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1</text:p>
          </table:table-cell>
          <table:table-cell office:value-type="string" calcext:value-type="string">
            <text:p>Estimate; DISABILITY STATUS OF THE CIVILIAN NONINSTITUTIONALIZED POPULATION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1</text:p>
          </table:table-cell>
          <table:table-cell office:value-type="string" calcext:value-type="string">
            <text:p>Margin of Error; DISABILITY STATUS OF THE CIVILIAN NONINSTITUTIONALIZED POPULATION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1</text:p>
          </table:table-cell>
          <table:table-cell office:value-type="string" calcext:value-type="string">
            <text:p>Percent; DISABILITY STATUS OF THE CIVILIAN NONINSTITUTIONALIZED POPULATION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1</text:p>
          </table:table-cell>
          <table:table-cell office:value-type="string" calcext:value-type="string">
            <text:p>Percent Margin of Error; DISABILITY STATUS OF THE CIVILIAN NONINSTITUTIONALIZED POPULATION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2</text:p>
          </table:table-cell>
          <table:table-cell office:value-type="string" calcext:value-type="string">
            <text:p>Estimate; DISABILITY STATUS OF THE CIVILIAN NONINSTITUTIONALIZED POPULATION - 18 to 64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2</text:p>
          </table:table-cell>
          <table:table-cell office:value-type="string" calcext:value-type="string">
            <text:p>Margin of Error; DISABILITY STATUS OF THE CIVILIAN NONINSTITUTIONALIZED POPULATION - 18 to 64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2</text:p>
          </table:table-cell>
          <table:table-cell office:value-type="string" calcext:value-type="string">
            <text:p>Percent; DISABILITY STATUS OF THE CIVILIAN NONINSTITUTIONALIZED POPULATION - 18 to 64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DISABILITY STATUS OF THE CIVILIAN NONINSTITUTIONALIZED POPULATION - 18 to 64 years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4</text:p>
          </table:table-cell>
          <table:table-cell office:value-type="string" calcext:value-type="string">
            <text:p>Estimate; DISABILITY STATUS OF THE CIVILIAN NONINSTITUTIONALIZED POPULATION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4</text:p>
          </table:table-cell>
          <table:table-cell office:value-type="string" calcext:value-type="string">
            <text:p>Margin of Error; DISABILITY STATUS OF THE CIVILIAN NONINSTITUTIONALIZED POPULATION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4</text:p>
          </table:table-cell>
          <table:table-cell office:value-type="string" calcext:value-type="string">
            <text:p>Percent; DISABILITY STATUS OF THE CIVILIAN NONINSTITUTIONALIZED POPULATION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DISABILITY STATUS OF THE CIVILIAN NONINSTITUTIONALIZED POPULATION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5</text:p>
          </table:table-cell>
          <table:table-cell office:value-type="string" calcext:value-type="string">
            <text:p>Estimate; DISABILITY STATUS OF THE CIVILIAN NONINSTITUTIONALIZED POPULATION - 65 years and over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5</text:p>
          </table:table-cell>
          <table:table-cell office:value-type="string" calcext:value-type="string">
            <text:p>Margin of Error; DISABILITY STATUS OF THE CIVILIAN NONINSTITUTIONALIZED POPULATION - 65 years and over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5</text:p>
          </table:table-cell>
          <table:table-cell office:value-type="string" calcext:value-type="string">
            <text:p>Percent; DISABILITY STATUS OF THE CIVILIAN NONINSTITUTIONALIZED POPULATION - 65 years and over - With a dis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DISABILITY STATUS OF THE CIVILIAN NONINSTITUTIONALIZED POPULATION - 65 years and over - With a disabilit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9</text:p>
          </table:table-cell>
          <table:table-cell office:value-type="string" calcext:value-type="string">
            <text:p>Estimate; RESIDENCE 1 YEAR AGO - Population 1 year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9</text:p>
          </table:table-cell>
          <table:table-cell office:value-type="string" calcext:value-type="string">
            <text:p>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19</text:p>
          </table:table-cell>
          <table:table-cell office:value-type="string" calcext:value-type="string">
            <text:p>Percent; RESIDENCE 1 YEAR AGO - Population 1 year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19</text:p>
          </table:table-cell>
          <table:table-cell office:value-type="string" calcext:value-type="string">
            <text:p>Percent Margin of Error; RESIDENCE 1 YEAR AGO - Population 1 year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0</text:p>
          </table:table-cell>
          <table:table-cell office:value-type="string" calcext:value-type="string">
            <text:p>Estimate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0</text:p>
          </table:table-cell>
          <table:table-cell office:value-type="string" calcext:value-type="string">
            <text:p>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0</text:p>
          </table:table-cell>
          <table:table-cell office:value-type="string" calcext:value-type="string">
            <text:p>Percent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RESIDENCE 1 YEAR AGO - Population 1 year and over - Same hou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1</text:p>
          </table:table-cell>
          <table:table-cell office:value-type="string" calcext:value-type="string">
            <text:p>Estimate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1</text:p>
          </table:table-cell>
          <table:table-cell office:value-type="string" calcext:value-type="string">
            <text:p>Margin of Error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1</text:p>
          </table:table-cell>
          <table:table-cell office:value-type="string" calcext:value-type="string">
            <text:p>Percent; RESIDENCE 1 YEAR AGO - Population 1 year and over - Different house in the U.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RESIDENCE 1 YEAR AGO - Population 1 year and over - Different house in the U.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2</text:p>
          </table:table-cell>
          <table:table-cell office:value-type="string" calcext:value-type="string">
            <text:p>Estimate; RESIDENCE 1 YEAR AGO - Population 1 year and over - Different house in the U.S. - Same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2</text:p>
          </table:table-cell>
          <table:table-cell office:value-type="string" calcext:value-type="string">
            <text:p>Margin of Error; RESIDENCE 1 YEAR AGO - Population 1 year and over - Different house in the U.S. - Same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2</text:p>
          </table:table-cell>
          <table:table-cell office:value-type="string" calcext:value-type="string">
            <text:p>Percent; RESIDENCE 1 YEAR AGO - Population 1 year and over - Different house in the U.S. - Same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RESIDENCE 1 YEAR AGO - Population 1 year and over - Different house in the U.S. - Same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3</text:p>
          </table:table-cell>
          <table:table-cell office:value-type="string" calcext:value-type="string">
            <text:p>Estimate; RESIDENCE 1 YEAR AGO - Population 1 year and over - Different house in the U.S. - Different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3</text:p>
          </table:table-cell>
          <table:table-cell office:value-type="string" calcext:value-type="string">
            <text:p>Margin of Error; RESIDENCE 1 YEAR AGO - Population 1 year and over - Different house in the U.S. - Different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3</text:p>
          </table:table-cell>
          <table:table-cell office:value-type="string" calcext:value-type="string">
            <text:p>Percent; RESIDENCE 1 YEAR AGO - Population 1 year and over - Different house in the U.S. - Different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3</text:p>
          </table:table-cell>
          <table:table-cell office:value-type="string" calcext:value-type="string">
            <text:p>Percent Margin of Error; RESIDENCE 1 YEAR AGO - Population 1 year and over - Different house in the U.S. - Different coun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4</text:p>
          </table:table-cell>
          <table:table-cell office:value-type="string" calcext:value-type="string">
            <text:p>Estimate; RESIDENCE 1 YEAR AGO - Population 1 year and over - Different house in the U.S. - Different county - Same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4</text:p>
          </table:table-cell>
          <table:table-cell office:value-type="string" calcext:value-type="string">
            <text:p>Margin of Error; RESIDENCE 1 YEAR AGO - Population 1 year and over - Different house in the U.S. - Different county - Same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4</text:p>
          </table:table-cell>
          <table:table-cell office:value-type="string" calcext:value-type="string">
            <text:p>Percent; RESIDENCE 1 YEAR AGO - Population 1 year and over - Different house in the U.S. - Different county - Same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RESIDENCE 1 YEAR AGO - Population 1 year and over - Different house in the U.S. - Different county - Same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5</text:p>
          </table:table-cell>
          <table:table-cell office:value-type="string" calcext:value-type="string">
            <text:p>Estimate; RESIDENCE 1 YEAR AGO - Population 1 year and over - Different house in the U.S. - Different county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5</text:p>
          </table:table-cell>
          <table:table-cell office:value-type="string" calcext:value-type="string">
            <text:p>Margin of Error; RESIDENCE 1 YEAR AGO - Population 1 year and over - Different house in the U.S. - Different county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5</text:p>
          </table:table-cell>
          <table:table-cell office:value-type="string" calcext:value-type="string">
            <text:p>Percent; RESIDENCE 1 YEAR AGO - Population 1 year and over - Different house in the U.S. - Different county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RESIDENCE 1 YEAR AGO - Population 1 year and over - Different house in the U.S. - Different county - Different st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6</text:p>
          </table:table-cell>
          <table:table-cell office:value-type="string" calcext:value-type="string">
            <text:p>Estimate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6</text:p>
          </table:table-cell>
          <table:table-cell office:value-type="string" calcext:value-type="string">
            <text:p>Margin of Error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6</text:p>
          </table:table-cell>
          <table:table-cell office:value-type="string" calcext:value-type="string">
            <text:p>Percent; RESIDENCE 1 YEAR AGO - Population 1 year and over - Abroa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S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RESIDENCE 1 YEAR AGO - Population 1 year and over - Abro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0</text:p>
          </table:table-cell>
          <table:table-cell office:value-type="string" calcext:value-type="string">
            <text:p>Estimate; PLACE OF BIRTH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0</text:p>
          </table:table-cell>
          <table:table-cell office:value-type="string" calcext:value-type="string">
            <text:p>Margin of Error; PLACE OF BIRTH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0</text:p>
          </table:table-cell>
          <table:table-cell office:value-type="string" calcext:value-type="string">
            <text:p>Percent; PLACE OF BIRTH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0</text:p>
          </table:table-cell>
          <table:table-cell office:value-type="string" calcext:value-type="string">
            <text:p>Percent Margin of Error; PLACE OF BIRTH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1</text:p>
          </table:table-cell>
          <table:table-cell office:value-type="string" calcext:value-type="string">
            <text:p>Estimate; PLACE OF BIRTH - Total population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1</text:p>
          </table:table-cell>
          <table:table-cell office:value-type="string" calcext:value-type="string">
            <text:p>Margin of Error; PLACE OF BIRTH - Total population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1</text:p>
          </table:table-cell>
          <table:table-cell office:value-type="string" calcext:value-type="string">
            <text:p>Percent; PLACE OF BIRTH - Total population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1</text:p>
          </table:table-cell>
          <table:table-cell office:value-type="string" calcext:value-type="string">
            <text:p>Percent Margin of Error; PLACE OF BIRTH - Total population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2</text:p>
          </table:table-cell>
          <table:table-cell office:value-type="string" calcext:value-type="string">
            <text:p>Estimate; PLACE OF BIRTH - Total population - Native - Born in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2</text:p>
          </table:table-cell>
          <table:table-cell office:value-type="string" calcext:value-type="string">
            <text:p>Margin of Error; PLACE OF BIRTH - Total population - Native - Born in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2</text:p>
          </table:table-cell>
          <table:table-cell office:value-type="string" calcext:value-type="string">
            <text:p>Percent; PLACE OF BIRTH - Total population - Native - Born in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PLACE OF BIRTH - Total population - Native - Born in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3</text:p>
          </table:table-cell>
          <table:table-cell office:value-type="string" calcext:value-type="string">
            <text:p>Estimate; PLACE OF BIRTH - Total population - Native - Born in United States - State of resid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3</text:p>
          </table:table-cell>
          <table:table-cell office:value-type="string" calcext:value-type="string">
            <text:p>Margin of Error; PLACE OF BIRTH - Total population - Native - Born in United States - State of resid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3</text:p>
          </table:table-cell>
          <table:table-cell office:value-type="string" calcext:value-type="string">
            <text:p>Percent; PLACE OF BIRTH - Total population - Native - Born in United States - State of resid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PLACE OF BIRTH - Total population - Native - Born in United States - State of reside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4</text:p>
          </table:table-cell>
          <table:table-cell office:value-type="string" calcext:value-type="string">
            <text:p>Estimate; PLACE OF BIRTH - Total population - Native - Born in United States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4</text:p>
          </table:table-cell>
          <table:table-cell office:value-type="string" calcext:value-type="string">
            <text:p>Margin of Error; PLACE OF BIRTH - Total population - Native - Born in United States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4</text:p>
          </table:table-cell>
          <table:table-cell office:value-type="string" calcext:value-type="string">
            <text:p>Percent; PLACE OF BIRTH - Total population - Native - Born in United States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PLACE OF BIRTH - Total population - Native - Born in United States - Different st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5</text:p>
          </table:table-cell>
          <table:table-cell office:value-type="string" calcext:value-type="string">
            <text:p>Estimate; PLACE OF BIRTH - Total population - Native - Born in Puerto Rico, U.S. Island areas, or born abroad to American parent(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5</text:p>
          </table:table-cell>
          <table:table-cell office:value-type="string" calcext:value-type="string">
            <text:p>Margin of Error; PLACE OF BIRTH - Total population - Native - Born in Puerto Rico, U.S. Island areas, or born abroad to American parent(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5</text:p>
          </table:table-cell>
          <table:table-cell office:value-type="string" calcext:value-type="string">
            <text:p>Percent; PLACE OF BIRTH - Total population - Native - Born in Puerto Rico, U.S. Island areas, or born abroad to American parent(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5</text:p>
          </table:table-cell>
          <table:table-cell office:value-type="string" calcext:value-type="string">
            <text:p>Percent Margin of Error; PLACE OF BIRTH - Total population - Native - Born in Puerto Rico, U.S. Island areas, or born abroad to American parent(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6</text:p>
          </table:table-cell>
          <table:table-cell office:value-type="string" calcext:value-type="string">
            <text:p>Estimate; PLACE OF BIRTH - Total population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6</text:p>
          </table:table-cell>
          <table:table-cell office:value-type="string" calcext:value-type="string">
            <text:p>Margin of Error; PLACE OF BIRTH - Total population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6</text:p>
          </table:table-cell>
          <table:table-cell office:value-type="string" calcext:value-type="string">
            <text:p>Percent; PLACE OF BIRTH - Total population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6</text:p>
          </table:table-cell>
          <table:table-cell office:value-type="string" calcext:value-type="string">
            <text:p>Percent Margin of Error; PLACE OF BIRTH - Total population - Foreign bor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0</text:p>
          </table:table-cell>
          <table:table-cell office:value-type="string" calcext:value-type="string">
            <text:p>Estimate; U.S. CITIZENSHIP STATUS - Foreign-born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0</text:p>
          </table:table-cell>
          <table:table-cell office:value-type="string" calcext:value-type="string">
            <text:p>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40</text:p>
          </table:table-cell>
          <table:table-cell office:value-type="string" calcext:value-type="string">
            <text:p>Percent; U.S. CITIZENSHIP STATUS - Foreign-born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40</text:p>
          </table:table-cell>
          <table:table-cell office:value-type="string" calcext:value-type="string">
            <text:p>Percent Margin of Error; U.S. CITIZENSHIP STATUS - Foreign-born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1</text:p>
          </table:table-cell>
          <table:table-cell office:value-type="string" calcext:value-type="string">
            <text:p>Estimate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1</text:p>
          </table:table-cell>
          <table:table-cell office:value-type="string" calcext:value-type="string">
            <text:p>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1</text:p>
          </table:table-cell>
          <table:table-cell office:value-type="string" calcext:value-type="string">
            <text:p>Percent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U.S. CITIZENSHIP STATUS - Foreign-born population - Naturalized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2</text:p>
          </table:table-cell>
          <table:table-cell office:value-type="string" calcext:value-type="string">
            <text:p>Estimate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2</text:p>
          </table:table-cell>
          <table:table-cell office:value-type="string" calcext:value-type="string">
            <text:p>Margin of Error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2</text:p>
          </table:table-cell>
          <table:table-cell office:value-type="string" calcext:value-type="string">
            <text:p>Percent; U.S. CITIZENSHIP STATUS - Foreign-born population - Not a U.S. citize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ITZ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U.S. CITIZENSHIP STATUS - Foreign-born population - Not a U.S. citiz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6</text:p>
          </table:table-cell>
          <table:table-cell office:value-type="string" calcext:value-type="string">
            <text:p>Estimate; YEAR OF ENTRY - Population born outside the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6</text:p>
          </table:table-cell>
          <table:table-cell office:value-type="string" calcext:value-type="string">
            <text:p>Margin of Error; YEAR OF ENTRY - Population born outside the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6</text:p>
          </table:table-cell>
          <table:table-cell office:value-type="string" calcext:value-type="string">
            <text:p>Percent; YEAR OF ENTRY - Population born outside the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YEAR OF ENTRY - Population born outside the United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9</text:p>
          </table:table-cell>
          <table:table-cell office:value-type="string" calcext:value-type="string">
            <text:p>Estimate; YEAR OF ENTRY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9</text:p>
          </table:table-cell>
          <table:table-cell office:value-type="string" calcext:value-type="string">
            <text:p>Margin of Error; YEAR OF ENTRY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9</text:p>
          </table:table-cell>
          <table:table-cell office:value-type="string" calcext:value-type="string">
            <text:p>Percent; YEAR OF ENTRY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YEAR OF ENTRY -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0</text:p>
          </table:table-cell>
          <table:table-cell office:value-type="string" calcext:value-type="string">
            <text:p>Estimate; YEAR OF ENTRY - Native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0</text:p>
          </table:table-cell>
          <table:table-cell office:value-type="string" calcext:value-type="string">
            <text:p>Margin of Error; YEAR OF ENTRY - Native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0</text:p>
          </table:table-cell>
          <table:table-cell office:value-type="string" calcext:value-type="string">
            <text:p>Percent; YEAR OF ENTRY - Native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YEAR OF ENTRY - Native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1</text:p>
          </table:table-cell>
          <table:table-cell office:value-type="string" calcext:value-type="string">
            <text:p>Estimate; YEAR OF ENTRY - Native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1</text:p>
          </table:table-cell>
          <table:table-cell office:value-type="string" calcext:value-type="string">
            <text:p>Margin of Error; YEAR OF ENTRY - Native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1</text:p>
          </table:table-cell>
          <table:table-cell office:value-type="string" calcext:value-type="string">
            <text:p>Percent; YEAR OF ENTRY - Native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YEAR OF ENTRY - Native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4</text:p>
          </table:table-cell>
          <table:table-cell office:value-type="string" calcext:value-type="string">
            <text:p>Estimate; YEAR OF ENTRY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4</text:p>
          </table:table-cell>
          <table:table-cell office:value-type="string" calcext:value-type="string">
            <text:p>Margin of Error; YEAR OF ENTRY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4</text:p>
          </table:table-cell>
          <table:table-cell office:value-type="string" calcext:value-type="string">
            <text:p>Percent; YEAR OF ENTRY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YEAR OF ENTRY - Foreign bo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5</text:p>
          </table:table-cell>
          <table:table-cell office:value-type="string" calcext:value-type="string">
            <text:p>Estimate; YEAR OF ENTRY - Foreign born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5</text:p>
          </table:table-cell>
          <table:table-cell office:value-type="string" calcext:value-type="string">
            <text:p>Margin of Error; YEAR OF ENTRY - Foreign born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5</text:p>
          </table:table-cell>
          <table:table-cell office:value-type="string" calcext:value-type="string">
            <text:p>Percent; YEAR OF ENTRY - Foreign born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YEAR OF ENTRY - Foreign born - Entered 2010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6</text:p>
          </table:table-cell>
          <table:table-cell office:value-type="string" calcext:value-type="string">
            <text:p>Estimate; YEAR OF ENTRY - Foreign born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6</text:p>
          </table:table-cell>
          <table:table-cell office:value-type="string" calcext:value-type="string">
            <text:p>Margin of Error; YEAR OF ENTRY - Foreign born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6</text:p>
          </table:table-cell>
          <table:table-cell office:value-type="string" calcext:value-type="string">
            <text:p>Percent; YEAR OF ENTRY - Foreign born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6</text:p>
          </table:table-cell>
          <table:table-cell office:value-type="string" calcext:value-type="string">
            <text:p>Percent Margin of Error; YEAR OF ENTRY - Foreign born - Entered before 20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0</text:p>
          </table:table-cell>
          <table:table-cell office:value-type="string" calcext:value-type="string">
            <text:p>Estimate; WORLD REGION OF BIRTH OF FOREIGN BORN - Foreign-born population, excluding population born at s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0</text:p>
          </table:table-cell>
          <table:table-cell office:value-type="string" calcext:value-type="string">
            <text:p>Margin of Error; WORLD REGION OF BIRTH OF FOREIGN BORN - Foreign-born population, excluding population born at s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0</text:p>
          </table:table-cell>
          <table:table-cell office:value-type="string" calcext:value-type="string">
            <text:p>Percent; WORLD REGION OF BIRTH OF FOREIGN BORN - Foreign-born population, excluding population born at s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0</text:p>
          </table:table-cell>
          <table:table-cell office:value-type="string" calcext:value-type="string">
            <text:p>Percent Margin of Error; WORLD REGION OF BIRTH OF FOREIGN BORN - Foreign-born population, excluding population born at se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1</text:p>
          </table:table-cell>
          <table:table-cell office:value-type="string" calcext:value-type="string">
            <text:p>Estimate; WORLD REGION OF BIRTH OF FOREIGN BORN - Foreign-born population, excluding population born at sea - Eur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1</text:p>
          </table:table-cell>
          <table:table-cell office:value-type="string" calcext:value-type="string">
            <text:p>Margin of Error; WORLD REGION OF BIRTH OF FOREIGN BORN - Foreign-born population, excluding population born at sea - Eur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1</text:p>
          </table:table-cell>
          <table:table-cell office:value-type="string" calcext:value-type="string">
            <text:p>Percent; WORLD REGION OF BIRTH OF FOREIGN BORN - Foreign-born population, excluding population born at sea - Eur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WORLD REGION OF BIRTH OF FOREIGN BORN - Foreign-born population, excluding population born at sea - Euro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2</text:p>
          </table:table-cell>
          <table:table-cell office:value-type="string" calcext:value-type="string">
            <text:p>Estimate; WORLD REGION OF BIRTH OF FOREIGN BORN - Foreign-born population, excluding population born at sea - As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2</text:p>
          </table:table-cell>
          <table:table-cell office:value-type="string" calcext:value-type="string">
            <text:p>Margin of Error; WORLD REGION OF BIRTH OF FOREIGN BORN - Foreign-born population, excluding population born at sea - As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2</text:p>
          </table:table-cell>
          <table:table-cell office:value-type="string" calcext:value-type="string">
            <text:p>Percent; WORLD REGION OF BIRTH OF FOREIGN BORN - Foreign-born population, excluding population born at sea - As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WORLD REGION OF BIRTH OF FOREIGN BORN - Foreign-born population, excluding population born at sea - As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3</text:p>
          </table:table-cell>
          <table:table-cell office:value-type="string" calcext:value-type="string">
            <text:p>Estimate; WORLD REGION OF BIRTH OF FOREIGN BORN - Foreign-born population, excluding population born at sea - Af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3</text:p>
          </table:table-cell>
          <table:table-cell office:value-type="string" calcext:value-type="string">
            <text:p>Margin of Error; WORLD REGION OF BIRTH OF FOREIGN BORN - Foreign-born population, excluding population born at sea - Af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3</text:p>
          </table:table-cell>
          <table:table-cell office:value-type="string" calcext:value-type="string">
            <text:p>Percent; WORLD REGION OF BIRTH OF FOREIGN BORN - Foreign-born population, excluding population born at sea - Af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WORLD REGION OF BIRTH OF FOREIGN BORN - Foreign-born population, excluding population born at sea - Af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4</text:p>
          </table:table-cell>
          <table:table-cell office:value-type="string" calcext:value-type="string">
            <text:p>Estimate; WORLD REGION OF BIRTH OF FOREIGN BORN - Foreign-born population, excluding population born at sea - Ocean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4</text:p>
          </table:table-cell>
          <table:table-cell office:value-type="string" calcext:value-type="string">
            <text:p>Margin of Error; WORLD REGION OF BIRTH OF FOREIGN BORN - Foreign-born population, excluding population born at sea - Ocean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4</text:p>
          </table:table-cell>
          <table:table-cell office:value-type="string" calcext:value-type="string">
            <text:p>Percent; WORLD REGION OF BIRTH OF FOREIGN BORN - Foreign-born population, excluding population born at sea - Ocean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WORLD REGION OF BIRTH OF FOREIGN BORN - Foreign-born population, excluding population born at sea - Ocean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5</text:p>
          </table:table-cell>
          <table:table-cell office:value-type="string" calcext:value-type="string">
            <text:p>Estimate; WORLD REGION OF BIRTH OF FOREIGN BORN - Foreign-born population, excluding population born at sea - Lati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5</text:p>
          </table:table-cell>
          <table:table-cell office:value-type="string" calcext:value-type="string">
            <text:p>Margin of Error; WORLD REGION OF BIRTH OF FOREIGN BORN - Foreign-born population, excluding population born at sea - Lati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5</text:p>
          </table:table-cell>
          <table:table-cell office:value-type="string" calcext:value-type="string">
            <text:p>Percent; WORLD REGION OF BIRTH OF FOREIGN BORN - Foreign-born population, excluding population born at sea - Lati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5</text:p>
          </table:table-cell>
          <table:table-cell office:value-type="string" calcext:value-type="string">
            <text:p>Percent Margin of Error; WORLD REGION OF BIRTH OF FOREIGN BORN - Foreign-born population, excluding population born at sea - Lati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6</text:p>
          </table:table-cell>
          <table:table-cell office:value-type="string" calcext:value-type="string">
            <text:p>Estimate; WORLD REGION OF BIRTH OF FOREIGN BORN - Foreign-born population, excluding population born at sea - Norther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6</text:p>
          </table:table-cell>
          <table:table-cell office:value-type="string" calcext:value-type="string">
            <text:p>Margin of Error; WORLD REGION OF BIRTH OF FOREIGN BORN - Foreign-born population, excluding population born at sea - Norther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6</text:p>
          </table:table-cell>
          <table:table-cell office:value-type="string" calcext:value-type="string">
            <text:p>Percent; WORLD REGION OF BIRTH OF FOREIGN BORN - Foreign-born population, excluding population born at sea - Northern Ame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6</text:p>
          </table:table-cell>
          <table:table-cell office:value-type="string" calcext:value-type="string">
            <text:p>Percent Margin of Error; WORLD REGION OF BIRTH OF FOREIGN BORN - Foreign-born population, excluding population born at sea - Northern America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0</text:p>
          </table:table-cell>
          <table:table-cell office:value-type="string" calcext:value-type="string">
            <text:p>Estimate; LANGUAGE SPOKEN AT HOME - Population 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0</text:p>
          </table:table-cell>
          <table:table-cell office:value-type="string" calcext:value-type="string">
            <text:p>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70</text:p>
          </table:table-cell>
          <table:table-cell office:value-type="string" calcext:value-type="string">
            <text:p>Percent; LANGUAGE SPOKEN AT HOME - Population 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70</text:p>
          </table:table-cell>
          <table:table-cell office:value-type="string" calcext:value-type="string">
            <text:p>Percent Margin of Error; LANGUAGE SPOKEN AT HOME - Population 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1</text:p>
          </table:table-cell>
          <table:table-cell office:value-type="string" calcext:value-type="string">
            <text:p>Estimate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1</text:p>
          </table:table-cell>
          <table:table-cell office:value-type="string" calcext:value-type="string">
            <text:p>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1</text:p>
          </table:table-cell>
          <table:table-cell office:value-type="string" calcext:value-type="string">
            <text:p>Percent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LANGUAGE SPOKEN AT HOME - Population 5 years and over - English onl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2</text:p>
          </table:table-cell>
          <table:table-cell office:value-type="string" calcext:value-type="string">
            <text:p>Estimate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2</text:p>
          </table:table-cell>
          <table:table-cell office:value-type="string" calcext:value-type="string">
            <text:p>Margin of Error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2</text:p>
          </table:table-cell>
          <table:table-cell office:value-type="string" calcext:value-type="string">
            <text:p>Percent; LANGUAGE SPOKEN AT HOME - Population 5 years and over - Language other than Englis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NG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LANGUAGE SPOKEN AT HOME - Population 5 years and over - Language other than Eng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3</text:p>
          </table:table-cell>
          <table:table-cell office:value-type="string" calcext:value-type="string">
            <text:p>Estimate; LANGUAGE SPOKEN AT HOME - Population 5 years and over - Language other than Engl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3</text:p>
          </table:table-cell>
          <table:table-cell office:value-type="string" calcext:value-type="string">
            <text:p>Margin of Error; LANGUAGE SPOKEN AT HOME - Population 5 years and over - Language other than Engl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3</text:p>
          </table:table-cell>
          <table:table-cell office:value-type="string" calcext:value-type="string">
            <text:p>Percent; LANGUAGE SPOKEN AT HOME - Population 5 years and over - Language other than Engl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LANGUAGE SPOKEN AT HOME - Population 5 years and over - Language other than Engl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4</text:p>
          </table:table-cell>
          <table:table-cell office:value-type="string" calcext:value-type="string">
            <text:p>Estimate; LANGUAGE SPOKEN AT HOME - Population 5 years and over - Sp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4</text:p>
          </table:table-cell>
          <table:table-cell office:value-type="string" calcext:value-type="string">
            <text:p>Margin of Error; LANGUAGE SPOKEN AT HOME - Population 5 years and over - Sp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4</text:p>
          </table:table-cell>
          <table:table-cell office:value-type="string" calcext:value-type="string">
            <text:p>Percent; LANGUAGE SPOKEN AT HOME - Population 5 years and over - Sp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LANGUAGE SPOKEN AT HOME - Population 5 years and over - Sp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5</text:p>
          </table:table-cell>
          <table:table-cell office:value-type="string" calcext:value-type="string">
            <text:p>Estimate; LANGUAGE SPOKEN AT HOME - Population 5 years and over - Span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5</text:p>
          </table:table-cell>
          <table:table-cell office:value-type="string" calcext:value-type="string">
            <text:p>Margin of Error; LANGUAGE SPOKEN AT HOME - Population 5 years and over - Span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5</text:p>
          </table:table-cell>
          <table:table-cell office:value-type="string" calcext:value-type="string">
            <text:p>Percent; LANGUAGE SPOKEN AT HOME - Population 5 years and over - Span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LANGUAGE SPOKEN AT HOME - Population 5 years and over - Spanish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6</text:p>
          </table:table-cell>
          <table:table-cell office:value-type="string" calcext:value-type="string">
            <text:p>Estimate; LANGUAGE SPOKEN AT HOME - Population 5 years and over - Other Indo-European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6</text:p>
          </table:table-cell>
          <table:table-cell office:value-type="string" calcext:value-type="string">
            <text:p>Margin of Error; LANGUAGE SPOKEN AT HOME - Population 5 years and over - Other Indo-European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6</text:p>
          </table:table-cell>
          <table:table-cell office:value-type="string" calcext:value-type="string">
            <text:p>Percent; LANGUAGE SPOKEN AT HOME - Population 5 years and over - Other Indo-European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LANGUAGE SPOKEN AT HOME - Population 5 years and over - Other Indo-European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7</text:p>
          </table:table-cell>
          <table:table-cell office:value-type="string" calcext:value-type="string">
            <text:p>Estimate; LANGUAGE SPOKEN AT HOME - Population 5 years and over - Other Indo-European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7</text:p>
          </table:table-cell>
          <table:table-cell office:value-type="string" calcext:value-type="string">
            <text:p>Margin of Error; LANGUAGE SPOKEN AT HOME - Population 5 years and over - Other Indo-European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7</text:p>
          </table:table-cell>
          <table:table-cell office:value-type="string" calcext:value-type="string">
            <text:p>Percent; LANGUAGE SPOKEN AT HOME - Population 5 years and over - Other Indo-European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7</text:p>
          </table:table-cell>
          <table:table-cell office:value-type="string" calcext:value-type="string">
            <text:p>Percent Margin of Error; LANGUAGE SPOKEN AT HOME - Population 5 years and over - Other Indo-European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8</text:p>
          </table:table-cell>
          <table:table-cell office:value-type="string" calcext:value-type="string">
            <text:p>Estimate; LANGUAGE SPOKEN AT HOME - Population 5 years and over - Asian and Pacific Island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8</text:p>
          </table:table-cell>
          <table:table-cell office:value-type="string" calcext:value-type="string">
            <text:p>Margin of Error; LANGUAGE SPOKEN AT HOME - Population 5 years and over - Asian and Pacific Island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8</text:p>
          </table:table-cell>
          <table:table-cell office:value-type="string" calcext:value-type="string">
            <text:p>Percent; LANGUAGE SPOKEN AT HOME - Population 5 years and over - Asian and Pacific Island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8</text:p>
          </table:table-cell>
          <table:table-cell office:value-type="string" calcext:value-type="string">
            <text:p>Percent Margin of Error; LANGUAGE SPOKEN AT HOME - Population 5 years and over - Asian and Pacific Island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9</text:p>
          </table:table-cell>
          <table:table-cell office:value-type="string" calcext:value-type="string">
            <text:p>Estimate; LANGUAGE SPOKEN AT HOME - Population 5 years and over - Asian and Pacific Island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9</text:p>
          </table:table-cell>
          <table:table-cell office:value-type="string" calcext:value-type="string">
            <text:p>Margin of Error; LANGUAGE SPOKEN AT HOME - Population 5 years and over - Asian and Pacific Island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9</text:p>
          </table:table-cell>
          <table:table-cell office:value-type="string" calcext:value-type="string">
            <text:p>Percent; LANGUAGE SPOKEN AT HOME - Population 5 years and over - Asian and Pacific Island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LANGUAGE SPOKEN AT HOME - Population 5 years and over - Asian and Pacific Island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0</text:p>
          </table:table-cell>
          <table:table-cell office:value-type="string" calcext:value-type="string">
            <text:p>Estimate; LANGUAGE SPOKEN AT HOME - Population 5 years and over - Oth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0</text:p>
          </table:table-cell>
          <table:table-cell office:value-type="string" calcext:value-type="string">
            <text:p>Margin of Error; LANGUAGE SPOKEN AT HOME - Population 5 years and over - Oth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0</text:p>
          </table:table-cell>
          <table:table-cell office:value-type="string" calcext:value-type="string">
            <text:p>Percent; LANGUAGE SPOKEN AT HOME - Population 5 years and over - Oth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0</text:p>
          </table:table-cell>
          <table:table-cell office:value-type="string" calcext:value-type="string">
            <text:p>Percent Margin of Error; LANGUAGE SPOKEN AT HOME - Population 5 years and over - Other languag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1</text:p>
          </table:table-cell>
          <table:table-cell office:value-type="string" calcext:value-type="string">
            <text:p>Estimate; LANGUAGE SPOKEN AT HOME - Population 5 years and over - Oth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1</text:p>
          </table:table-cell>
          <table:table-cell office:value-type="string" calcext:value-type="string">
            <text:p>Margin of Error; LANGUAGE SPOKEN AT HOME - Population 5 years and over - Oth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1</text:p>
          </table:table-cell>
          <table:table-cell office:value-type="string" calcext:value-type="string">
            <text:p>Percent; LANGUAGE SPOKEN AT HOME - Population 5 years and over - Oth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1</text:p>
          </table:table-cell>
          <table:table-cell office:value-type="string" calcext:value-type="string">
            <text:p>Percent Margin of Error; LANGUAGE SPOKEN AT HOME - Population 5 years and over - Other languages - Speak English less than "very well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5</text:p>
          </table:table-cell>
          <table:table-cell office:value-type="string" calcext:value-type="string">
            <text:p>Estimate; ANCESTRY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5</text:p>
          </table:table-cell>
          <table:table-cell office:value-type="string" calcext:value-type="string">
            <text:p>Margin of Error; ANCESTRY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5</text:p>
          </table:table-cell>
          <table:table-cell office:value-type="string" calcext:value-type="string">
            <text:p>Percent; ANCESTRY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5</text:p>
          </table:table-cell>
          <table:table-cell office:value-type="string" calcext:value-type="string">
            <text:p>Percent Margin of Error; ANCESTRY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6</text:p>
          </table:table-cell>
          <table:table-cell office:value-type="string" calcext:value-type="string">
            <text:p>Estimate; ANCESTRY - Total population -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6</text:p>
          </table:table-cell>
          <table:table-cell office:value-type="string" calcext:value-type="string">
            <text:p>Margin of Error; ANCESTRY - Total population -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6</text:p>
          </table:table-cell>
          <table:table-cell office:value-type="string" calcext:value-type="string">
            <text:p>Percent; ANCESTRY - Total population -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6</text:p>
          </table:table-cell>
          <table:table-cell office:value-type="string" calcext:value-type="string">
            <text:p>Percent Margin of Error; ANCESTRY - Total population -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7</text:p>
          </table:table-cell>
          <table:table-cell office:value-type="string" calcext:value-type="string">
            <text:p>Estimate; ANCESTRY - Total population - A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7</text:p>
          </table:table-cell>
          <table:table-cell office:value-type="string" calcext:value-type="string">
            <text:p>Margin of Error; ANCESTRY - Total population - A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7</text:p>
          </table:table-cell>
          <table:table-cell office:value-type="string" calcext:value-type="string">
            <text:p>Percent; ANCESTRY - Total population - A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7</text:p>
          </table:table-cell>
          <table:table-cell office:value-type="string" calcext:value-type="string">
            <text:p>Percent Margin of Error; ANCESTRY - Total population - A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8</text:p>
          </table:table-cell>
          <table:table-cell office:value-type="string" calcext:value-type="string">
            <text:p>Estimate; ANCESTRY - Total population - Cze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8</text:p>
          </table:table-cell>
          <table:table-cell office:value-type="string" calcext:value-type="string">
            <text:p>Margin of Error; ANCESTRY - Total population - Cze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8</text:p>
          </table:table-cell>
          <table:table-cell office:value-type="string" calcext:value-type="string">
            <text:p>Percent; ANCESTRY - Total population - Cze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8</text:p>
          </table:table-cell>
          <table:table-cell office:value-type="string" calcext:value-type="string">
            <text:p>Percent Margin of Error; ANCESTRY - Total population - Cze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9</text:p>
          </table:table-cell>
          <table:table-cell office:value-type="string" calcext:value-type="string">
            <text:p>Estimate; ANCESTRY - Total population - D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9</text:p>
          </table:table-cell>
          <table:table-cell office:value-type="string" calcext:value-type="string">
            <text:p>Margin of Error; ANCESTRY - Total population - D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9</text:p>
          </table:table-cell>
          <table:table-cell office:value-type="string" calcext:value-type="string">
            <text:p>Percent; ANCESTRY - Total population - D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9</text:p>
          </table:table-cell>
          <table:table-cell office:value-type="string" calcext:value-type="string">
            <text:p>Percent Margin of Error; ANCESTRY - Total population - Dan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0</text:p>
          </table:table-cell>
          <table:table-cell office:value-type="string" calcext:value-type="string">
            <text:p>Estimate; ANCESTRY - Total population - Du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0</text:p>
          </table:table-cell>
          <table:table-cell office:value-type="string" calcext:value-type="string">
            <text:p>Margin of Error; ANCESTRY - Total population - Du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0</text:p>
          </table:table-cell>
          <table:table-cell office:value-type="string" calcext:value-type="string">
            <text:p>Percent; ANCESTRY - Total population - Du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0</text:p>
          </table:table-cell>
          <table:table-cell office:value-type="string" calcext:value-type="string">
            <text:p>Percent Margin of Error; ANCESTRY - Total population - Dut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1</text:p>
          </table:table-cell>
          <table:table-cell office:value-type="string" calcext:value-type="string">
            <text:p>Estimate; ANCESTRY - Total population - Eng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1</text:p>
          </table:table-cell>
          <table:table-cell office:value-type="string" calcext:value-type="string">
            <text:p>Margin of Error; ANCESTRY - Total population - Eng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1</text:p>
          </table:table-cell>
          <table:table-cell office:value-type="string" calcext:value-type="string">
            <text:p>Percent; ANCESTRY - Total population - Eng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1</text:p>
          </table:table-cell>
          <table:table-cell office:value-type="string" calcext:value-type="string">
            <text:p>Percent Margin of Error; ANCESTRY - Total population - Eng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2</text:p>
          </table:table-cell>
          <table:table-cell office:value-type="string" calcext:value-type="string">
            <text:p>Estimate; ANCESTRY - Total population - French (except Basqu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2</text:p>
          </table:table-cell>
          <table:table-cell office:value-type="string" calcext:value-type="string">
            <text:p>Margin of Error; ANCESTRY - Total population - French (except Basqu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2</text:p>
          </table:table-cell>
          <table:table-cell office:value-type="string" calcext:value-type="string">
            <text:p>Percent; ANCESTRY - Total population - French (except Basqu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2</text:p>
          </table:table-cell>
          <table:table-cell office:value-type="string" calcext:value-type="string">
            <text:p>Percent Margin of Error; ANCESTRY - Total population - French (except Basqu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3</text:p>
          </table:table-cell>
          <table:table-cell office:value-type="string" calcext:value-type="string">
            <text:p>Estimate; ANCESTRY - Total population - French Cana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3</text:p>
          </table:table-cell>
          <table:table-cell office:value-type="string" calcext:value-type="string">
            <text:p>Margin of Error; ANCESTRY - Total population - French Cana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3</text:p>
          </table:table-cell>
          <table:table-cell office:value-type="string" calcext:value-type="string">
            <text:p>Percent; ANCESTRY - Total population - French Cana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3</text:p>
          </table:table-cell>
          <table:table-cell office:value-type="string" calcext:value-type="string">
            <text:p>Percent Margin of Error; ANCESTRY - Total population - French Cana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4</text:p>
          </table:table-cell>
          <table:table-cell office:value-type="string" calcext:value-type="string">
            <text:p>Estimate; ANCESTRY - Total population - G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4</text:p>
          </table:table-cell>
          <table:table-cell office:value-type="string" calcext:value-type="string">
            <text:p>Margin of Error; ANCESTRY - Total population - G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4</text:p>
          </table:table-cell>
          <table:table-cell office:value-type="string" calcext:value-type="string">
            <text:p>Percent; ANCESTRY - Total population - G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4</text:p>
          </table:table-cell>
          <table:table-cell office:value-type="string" calcext:value-type="string">
            <text:p>Percent Margin of Error; ANCESTRY - Total population - Ger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5</text:p>
          </table:table-cell>
          <table:table-cell office:value-type="string" calcext:value-type="string">
            <text:p>Estimate; ANCESTRY - Total population - Gre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5</text:p>
          </table:table-cell>
          <table:table-cell office:value-type="string" calcext:value-type="string">
            <text:p>Margin of Error; ANCESTRY - Total population - Gre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5</text:p>
          </table:table-cell>
          <table:table-cell office:value-type="string" calcext:value-type="string">
            <text:p>Percent; ANCESTRY - Total population - Gre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5</text:p>
          </table:table-cell>
          <table:table-cell office:value-type="string" calcext:value-type="string">
            <text:p>Percent Margin of Error; ANCESTRY - Total population - Gre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6</text:p>
          </table:table-cell>
          <table:table-cell office:value-type="string" calcext:value-type="string">
            <text:p>Estimate; ANCESTRY - Total population - Hungar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6</text:p>
          </table:table-cell>
          <table:table-cell office:value-type="string" calcext:value-type="string">
            <text:p>Margin of Error; ANCESTRY - Total population - Hungar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6</text:p>
          </table:table-cell>
          <table:table-cell office:value-type="string" calcext:value-type="string">
            <text:p>Percent; ANCESTRY - Total population - Hungar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6</text:p>
          </table:table-cell>
          <table:table-cell office:value-type="string" calcext:value-type="string">
            <text:p>Percent Margin of Error; ANCESTRY - Total population - Hungar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7</text:p>
          </table:table-cell>
          <table:table-cell office:value-type="string" calcext:value-type="string">
            <text:p>Estimate; ANCESTRY - Total population - 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7</text:p>
          </table:table-cell>
          <table:table-cell office:value-type="string" calcext:value-type="string">
            <text:p>Margin of Error; ANCESTRY - Total population - 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7</text:p>
          </table:table-cell>
          <table:table-cell office:value-type="string" calcext:value-type="string">
            <text:p>Percent; ANCESTRY - Total population - 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7</text:p>
          </table:table-cell>
          <table:table-cell office:value-type="string" calcext:value-type="string">
            <text:p>Percent Margin of Error; ANCESTRY - Total population - 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8</text:p>
          </table:table-cell>
          <table:table-cell office:value-type="string" calcext:value-type="string">
            <text:p>Estimate; ANCESTRY - Total population - Ital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8</text:p>
          </table:table-cell>
          <table:table-cell office:value-type="string" calcext:value-type="string">
            <text:p>Margin of Error; ANCESTRY - Total population - Ital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8</text:p>
          </table:table-cell>
          <table:table-cell office:value-type="string" calcext:value-type="string">
            <text:p>Percent; ANCESTRY - Total population - Ital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8</text:p>
          </table:table-cell>
          <table:table-cell office:value-type="string" calcext:value-type="string">
            <text:p>Percent Margin of Error; ANCESTRY - Total population - Ital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9</text:p>
          </table:table-cell>
          <table:table-cell office:value-type="string" calcext:value-type="string">
            <text:p>Estimate; ANCESTRY - Total population - Lithua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9</text:p>
          </table:table-cell>
          <table:table-cell office:value-type="string" calcext:value-type="string">
            <text:p>Margin of Error; ANCESTRY - Total population - Lithua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9</text:p>
          </table:table-cell>
          <table:table-cell office:value-type="string" calcext:value-type="string">
            <text:p>Percent; ANCESTRY - Total population - Lithua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9</text:p>
          </table:table-cell>
          <table:table-cell office:value-type="string" calcext:value-type="string">
            <text:p>Percent Margin of Error; ANCESTRY - Total population - Lithua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0</text:p>
          </table:table-cell>
          <table:table-cell office:value-type="string" calcext:value-type="string">
            <text:p>Estimate; ANCESTRY - Total population - Norweg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0</text:p>
          </table:table-cell>
          <table:table-cell office:value-type="string" calcext:value-type="string">
            <text:p>Margin of Error; ANCESTRY - Total population - Norweg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0</text:p>
          </table:table-cell>
          <table:table-cell office:value-type="string" calcext:value-type="string">
            <text:p>Percent; ANCESTRY - Total population - Norweg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0</text:p>
          </table:table-cell>
          <table:table-cell office:value-type="string" calcext:value-type="string">
            <text:p>Percent Margin of Error; ANCESTRY - Total population - Norweg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1</text:p>
          </table:table-cell>
          <table:table-cell office:value-type="string" calcext:value-type="string">
            <text:p>Estimate; ANCESTRY - Total population - Po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1</text:p>
          </table:table-cell>
          <table:table-cell office:value-type="string" calcext:value-type="string">
            <text:p>Margin of Error; ANCESTRY - Total population - Po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1</text:p>
          </table:table-cell>
          <table:table-cell office:value-type="string" calcext:value-type="string">
            <text:p>Percent; ANCESTRY - Total population - Po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1</text:p>
          </table:table-cell>
          <table:table-cell office:value-type="string" calcext:value-type="string">
            <text:p>Percent Margin of Error; ANCESTRY - Total population - Pol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2</text:p>
          </table:table-cell>
          <table:table-cell office:value-type="string" calcext:value-type="string">
            <text:p>Estimate; ANCESTRY - Total population - Portugu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2</text:p>
          </table:table-cell>
          <table:table-cell office:value-type="string" calcext:value-type="string">
            <text:p>Margin of Error; ANCESTRY - Total population - Portugu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2</text:p>
          </table:table-cell>
          <table:table-cell office:value-type="string" calcext:value-type="string">
            <text:p>Percent; ANCESTRY - Total population - Portugu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2</text:p>
          </table:table-cell>
          <table:table-cell office:value-type="string" calcext:value-type="string">
            <text:p>Percent Margin of Error; ANCESTRY - Total population - Portugu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3</text:p>
          </table:table-cell>
          <table:table-cell office:value-type="string" calcext:value-type="string">
            <text:p>Estimate; ANCESTRY - Total population - Rus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3</text:p>
          </table:table-cell>
          <table:table-cell office:value-type="string" calcext:value-type="string">
            <text:p>Margin of Error; ANCESTRY - Total population - Rus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3</text:p>
          </table:table-cell>
          <table:table-cell office:value-type="string" calcext:value-type="string">
            <text:p>Percent; ANCESTRY - Total population - Rus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3</text:p>
          </table:table-cell>
          <table:table-cell office:value-type="string" calcext:value-type="string">
            <text:p>Percent Margin of Error; ANCESTRY - Total population - Rus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4</text:p>
          </table:table-cell>
          <table:table-cell office:value-type="string" calcext:value-type="string">
            <text:p>Estimate; ANCESTRY - Total population - Scotch-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4</text:p>
          </table:table-cell>
          <table:table-cell office:value-type="string" calcext:value-type="string">
            <text:p>Margin of Error; ANCESTRY - Total population - Scotch-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4</text:p>
          </table:table-cell>
          <table:table-cell office:value-type="string" calcext:value-type="string">
            <text:p>Percent; ANCESTRY - Total population - Scotch-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4</text:p>
          </table:table-cell>
          <table:table-cell office:value-type="string" calcext:value-type="string">
            <text:p>Percent Margin of Error; ANCESTRY - Total population - Scotch-Ir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5</text:p>
          </table:table-cell>
          <table:table-cell office:value-type="string" calcext:value-type="string">
            <text:p>Estimate; ANCESTRY - Total population - Scott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5</text:p>
          </table:table-cell>
          <table:table-cell office:value-type="string" calcext:value-type="string">
            <text:p>Margin of Error; ANCESTRY - Total population - Scott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5</text:p>
          </table:table-cell>
          <table:table-cell office:value-type="string" calcext:value-type="string">
            <text:p>Percent; ANCESTRY - Total population - Scott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5</text:p>
          </table:table-cell>
          <table:table-cell office:value-type="string" calcext:value-type="string">
            <text:p>Percent Margin of Error; ANCESTRY - Total population - Scott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6</text:p>
          </table:table-cell>
          <table:table-cell office:value-type="string" calcext:value-type="string">
            <text:p>Estimate; ANCESTRY - Total population - Slov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6</text:p>
          </table:table-cell>
          <table:table-cell office:value-type="string" calcext:value-type="string">
            <text:p>Margin of Error; ANCESTRY - Total population - Slov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6</text:p>
          </table:table-cell>
          <table:table-cell office:value-type="string" calcext:value-type="string">
            <text:p>Percent; ANCESTRY - Total population - Slov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6</text:p>
          </table:table-cell>
          <table:table-cell office:value-type="string" calcext:value-type="string">
            <text:p>Percent Margin of Error; ANCESTRY - Total population - Slov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7</text:p>
          </table:table-cell>
          <table:table-cell office:value-type="string" calcext:value-type="string">
            <text:p>Estimate; ANCESTRY - Total population - Subsaharan Af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7</text:p>
          </table:table-cell>
          <table:table-cell office:value-type="string" calcext:value-type="string">
            <text:p>Margin of Error; ANCESTRY - Total population - Subsaharan Af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7</text:p>
          </table:table-cell>
          <table:table-cell office:value-type="string" calcext:value-type="string">
            <text:p>Percent; ANCESTRY - Total population - Subsaharan Af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7</text:p>
          </table:table-cell>
          <table:table-cell office:value-type="string" calcext:value-type="string">
            <text:p>Percent Margin of Error; ANCESTRY - Total population - Subsaharan Af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8</text:p>
          </table:table-cell>
          <table:table-cell office:value-type="string" calcext:value-type="string">
            <text:p>Estimate; ANCESTRY - Total population - Swed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8</text:p>
          </table:table-cell>
          <table:table-cell office:value-type="string" calcext:value-type="string">
            <text:p>Margin of Error; ANCESTRY - Total population - Swed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8</text:p>
          </table:table-cell>
          <table:table-cell office:value-type="string" calcext:value-type="string">
            <text:p>Percent; ANCESTRY - Total population - Swed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8</text:p>
          </table:table-cell>
          <table:table-cell office:value-type="string" calcext:value-type="string">
            <text:p>Percent Margin of Error; ANCESTRY - Total population - Swedi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9</text:p>
          </table:table-cell>
          <table:table-cell office:value-type="string" calcext:value-type="string">
            <text:p>Estimate; ANCESTRY - Total population - Swi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9</text:p>
          </table:table-cell>
          <table:table-cell office:value-type="string" calcext:value-type="string">
            <text:p>Margin of Error; ANCESTRY - Total population - Swi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9</text:p>
          </table:table-cell>
          <table:table-cell office:value-type="string" calcext:value-type="string">
            <text:p>Percent; ANCESTRY - Total population - Swi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9</text:p>
          </table:table-cell>
          <table:table-cell office:value-type="string" calcext:value-type="string">
            <text:p>Percent Margin of Error; ANCESTRY - Total population - Swi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0</text:p>
          </table:table-cell>
          <table:table-cell office:value-type="string" calcext:value-type="string">
            <text:p>Estimate; ANCESTRY - Total population - Ukrai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0</text:p>
          </table:table-cell>
          <table:table-cell office:value-type="string" calcext:value-type="string">
            <text:p>Margin of Error; ANCESTRY - Total population - Ukrai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0</text:p>
          </table:table-cell>
          <table:table-cell office:value-type="string" calcext:value-type="string">
            <text:p>Percent; ANCESTRY - Total population - Ukrai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0</text:p>
          </table:table-cell>
          <table:table-cell office:value-type="string" calcext:value-type="string">
            <text:p>Percent Margin of Error; ANCESTRY - Total population - Ukrain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1</text:p>
          </table:table-cell>
          <table:table-cell office:value-type="string" calcext:value-type="string">
            <text:p>Estimate; ANCESTRY - Total population - Wel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1</text:p>
          </table:table-cell>
          <table:table-cell office:value-type="string" calcext:value-type="string">
            <text:p>Margin of Error; ANCESTRY - Total population - Wel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1</text:p>
          </table:table-cell>
          <table:table-cell office:value-type="string" calcext:value-type="string">
            <text:p>Percent; ANCESTRY - Total population - Wel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1</text:p>
          </table:table-cell>
          <table:table-cell office:value-type="string" calcext:value-type="string">
            <text:p>Percent Margin of Error; ANCESTRY - Total population - Wel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2</text:p>
          </table:table-cell>
          <table:table-cell office:value-type="string" calcext:value-type="string">
            <text:p>Estimate; ANCESTRY - Total population - West Indian (excluding Hispanic origin group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2</text:p>
          </table:table-cell>
          <table:table-cell office:value-type="string" calcext:value-type="string">
            <text:p>Margin of Error; ANCESTRY - Total population - West Indian (excluding Hispanic origin group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2</text:p>
          </table:table-cell>
          <table:table-cell office:value-type="string" calcext:value-type="string">
            <text:p>Percent; ANCESTRY - Total population - West Indian (excluding Hispanic origin group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2</text:p>
          </table:table-cell>
          <table:table-cell office:value-type="string" calcext:value-type="string">
            <text:p>Percent Margin of Error; ANCESTRY - Total population - West Indian (excluding Hispanic origin group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6</text:p>
          </table:table-cell>
          <table:table-cell office:value-type="string" calcext:value-type="string">
            <text:p>Estimate; COMPUTERS AND INTERNET USE - Total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6</text:p>
          </table:table-cell>
          <table:table-cell office:value-type="string" calcext:value-type="string">
            <text:p>Margin of Error; COMPUTERS AND INTERNET USE - Total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6</text:p>
          </table:table-cell>
          <table:table-cell office:value-type="string" calcext:value-type="string">
            <text:p>Percent; COMPUTERS AND INTERNET USE - Total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6</text:p>
          </table:table-cell>
          <table:table-cell office:value-type="string" calcext:value-type="string">
            <text:p>Percent Margin of Error; COMPUTERS AND INTERNET USE - Total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7</text:p>
          </table:table-cell>
          <table:table-cell office:value-type="string" calcext:value-type="string">
            <text:p>Estimate; COMPUTERS AND INTERNET USE - Total households - With a compu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7</text:p>
          </table:table-cell>
          <table:table-cell office:value-type="string" calcext:value-type="string">
            <text:p>Margin of Error; COMPUTERS AND INTERNET USE - Total households - With a compu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7</text:p>
          </table:table-cell>
          <table:table-cell office:value-type="string" calcext:value-type="string">
            <text:p>Percent; COMPUTERS AND INTERNET USE - Total households - With a compu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7</text:p>
          </table:table-cell>
          <table:table-cell office:value-type="string" calcext:value-type="string">
            <text:p>Percent Margin of Error; COMPUTERS AND INTERNET USE - Total households - With a compu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8</text:p>
          </table:table-cell>
          <table:table-cell office:value-type="string" calcext:value-type="string">
            <text:p>Estimate; COMPUTERS AND INTERNET USE - Total households - With a broadband Internet sub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8</text:p>
          </table:table-cell>
          <table:table-cell office:value-type="string" calcext:value-type="string">
            <text:p>Margin of Error; COMPUTERS AND INTERNET USE - Total households - With a broadband Internet sub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8</text:p>
          </table:table-cell>
          <table:table-cell office:value-type="string" calcext:value-type="string">
            <text:p>Percent; COMPUTERS AND INTERNET USE - Total households - With a broadband Internet subscrip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8</text:p>
          </table:table-cell>
          <table:table-cell office:value-type="string" calcext:value-type="string">
            <text:p>Percent Margin of Error; COMPUTERS AND INTERNET USE - Total households - With a broadband Internet subscription</text:p>
          </table:table-cell>
        </table:table-row>
      </table:table>
      <table:table table:name="dp03" table:style-name="ta1"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Estimate; EMPLOYMENT STATUS - Population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Percent; EMPLOYMENT STATUS - Population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EMPLOYMENT STATUS - Population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Estimate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Percent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EMPLOYMENT STATUS - Population 16 years and over -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Estimate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Percent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EMPLOYMENT STATUS - Population 16 years and over - In labor force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6</text:p>
          </table:table-cell>
          <table:table-cell office:value-type="string" calcext:value-type="string">
            <text:p>Estimate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6</text:p>
          </table:table-cell>
          <table:table-cell office:value-type="string" calcext:value-type="string">
            <text:p>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6</text:p>
          </table:table-cell>
          <table:table-cell office:value-type="string" calcext:value-type="string">
            <text:p>Percent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EMPLOYMENT STATUS - Population 16 years and over - In labor force - Civilian labor force - 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7</text:p>
          </table:table-cell>
          <table:table-cell office:value-type="string" calcext:value-type="string">
            <text:p>Estimate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7</text:p>
          </table:table-cell>
          <table:table-cell office:value-type="string" calcext:value-type="string">
            <text:p>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7</text:p>
          </table:table-cell>
          <table:table-cell office:value-type="string" calcext:value-type="string">
            <text:p>Percent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7</text:p>
          </table:table-cell>
          <table:table-cell office:value-type="string" calcext:value-type="string">
            <text:p>Percent Margin of Error; EMPLOYMENT STATUS - Population 16 years and over - In labor force - Civilian labor force - Unemploy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8</text:p>
          </table:table-cell>
          <table:table-cell office:value-type="string" calcext:value-type="string">
            <text:p>Estimate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8</text:p>
          </table:table-cell>
          <table:table-cell office:value-type="string" calcext:value-type="string">
            <text:p>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8</text:p>
          </table:table-cell>
          <table:table-cell office:value-type="string" calcext:value-type="string">
            <text:p>Percent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EMPLOYMENT STATUS - Population 16 years and over - In labor force - Armed For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Estimate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Percent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EMPLOYMENT STATUS - Population 16 years and over - Not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</text:p>
          </table:table-cell>
          <table:table-cell office:value-type="string" calcext:value-type="string">
            <text:p>Estimate; EMPLOYMENT STATUS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</text:p>
          </table:table-cell>
          <table:table-cell office:value-type="string" calcext:value-type="string">
            <text:p>Margin of Error; EMPLOYMENT STATUS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</text:p>
          </table:table-cell>
          <table:table-cell office:value-type="string" calcext:value-type="string">
            <text:p>Percent; EMPLOYMENT STATUS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EMPLOYMENT STATUS - Civilia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9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12</text:p>
          </table:table-cell>
          <table:table-cell office:value-type="string" calcext:value-type="string">
            <text:p>Estimate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9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12</text:p>
          </table:table-cell>
          <table:table-cell office:value-type="string" calcext:value-type="string">
            <text:p>Margin of Error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</text:p>
          </table:table-cell>
          <table:table-cell office:value-type="string" calcext:value-type="string">
            <text:p>Percent; EMPLOYMENT STATUS - Civilian labor force - Unemployment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P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EMPLOYMENT STATUS - Civilian labor force - Unemployment 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</text:p>
          </table:table-cell>
          <table:table-cell office:value-type="string" calcext:value-type="string">
            <text:p>Estimate; EMPLOYMENT STATUS - Females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</text:p>
          </table:table-cell>
          <table:table-cell office:value-type="string" calcext:value-type="string">
            <text:p>Margin of Error; EMPLOYMENT STATUS - Females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</text:p>
          </table:table-cell>
          <table:table-cell office:value-type="string" calcext:value-type="string">
            <text:p>Percent; EMPLOYMENT STATUS - Females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EMPLOYMENT STATUS - Females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</text:p>
          </table:table-cell>
          <table:table-cell office:value-type="string" calcext:value-type="string">
            <text:p>Estimate; EMPLOYMENT STATUS - Females 16 years and over -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</text:p>
          </table:table-cell>
          <table:table-cell office:value-type="string" calcext:value-type="string">
            <text:p>Margin of Error; EMPLOYMENT STATUS - Females 16 years and over -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</text:p>
          </table:table-cell>
          <table:table-cell office:value-type="string" calcext:value-type="string">
            <text:p>Percent; EMPLOYMENT STATUS - Females 16 years and over -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EMPLOYMENT STATUS - Females 16 years and over -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</text:p>
          </table:table-cell>
          <table:table-cell office:value-type="string" calcext:value-type="string">
            <text:p>Estimate; EMPLOYMENT STATUS - Females 16 years and over - In labor force - Civilia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</text:p>
          </table:table-cell>
          <table:table-cell office:value-type="string" calcext:value-type="string">
            <text:p>Margin of Error; EMPLOYMENT STATUS - Females 16 years and over - In labor force - Civilia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</text:p>
          </table:table-cell>
          <table:table-cell office:value-type="string" calcext:value-type="string">
            <text:p>Percent; EMPLOYMENT STATUS - Females 16 years and over - In labor force - Civilia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EMPLOYMENT STATUS - Females 16 years and over - In labor force - Civilia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</text:p>
          </table:table-cell>
          <table:table-cell office:value-type="string" calcext:value-type="string">
            <text:p>Estimate; EMPLOYMENT STATUS - Females 16 years and over - In labor force - Civilian labor force - Employ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</text:p>
          </table:table-cell>
          <table:table-cell office:value-type="string" calcext:value-type="string">
            <text:p>Margin of Error; EMPLOYMENT STATUS - Females 16 years and over - In labor force - Civilian labor force - Employ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</text:p>
          </table:table-cell>
          <table:table-cell office:value-type="string" calcext:value-type="string">
            <text:p>Percent; EMPLOYMENT STATUS - Females 16 years and over - In labor force - Civilian labor force - Employ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EMPLOYMENT STATUS - Females 16 years and over - In labor force - Civilian labor force - Employ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</text:p>
          </table:table-cell>
          <table:table-cell office:value-type="string" calcext:value-type="string">
            <text:p>Estimate; EMPLOYMENT STATUS - Own children of the householder under 6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</text:p>
          </table:table-cell>
          <table:table-cell office:value-type="string" calcext:value-type="string">
            <text:p>Margin of Error; EMPLOYMENT STATUS - Own children of the householder under 6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</text:p>
          </table:table-cell>
          <table:table-cell office:value-type="string" calcext:value-type="string">
            <text:p>Percent; EMPLOYMENT STATUS - Own children of the householder under 6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EMPLOYMENT STATUS - Own children of the householder under 6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</text:p>
          </table:table-cell>
          <table:table-cell office:value-type="string" calcext:value-type="string">
            <text:p>Estimate; EMPLOYMENT STATUS - Own children of the householder under 6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</text:p>
          </table:table-cell>
          <table:table-cell office:value-type="string" calcext:value-type="string">
            <text:p>Margin of Error; EMPLOYMENT STATUS - Own children of the householder under 6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</text:p>
          </table:table-cell>
          <table:table-cell office:value-type="string" calcext:value-type="string">
            <text:p>Percent; EMPLOYMENT STATUS - Own children of the householder under 6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EMPLOYMENT STATUS - Own children of the householder under 6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2</text:p>
          </table:table-cell>
          <table:table-cell office:value-type="string" calcext:value-type="string">
            <text:p>Estimate; EMPLOYMENT STATUS - Own children of the householder 6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2</text:p>
          </table:table-cell>
          <table:table-cell office:value-type="string" calcext:value-type="string">
            <text:p>Margin of Error; EMPLOYMENT STATUS - Own children of the householder 6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2</text:p>
          </table:table-cell>
          <table:table-cell office:value-type="string" calcext:value-type="string">
            <text:p>Percent; EMPLOYMENT STATUS - Own children of the householder 6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EMPLOYMENT STATUS - Own children of the householder 6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3</text:p>
          </table:table-cell>
          <table:table-cell office:value-type="string" calcext:value-type="string">
            <text:p>Estimate; EMPLOYMENT STATUS - Own children of the householder 6 to 17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3</text:p>
          </table:table-cell>
          <table:table-cell office:value-type="string" calcext:value-type="string">
            <text:p>Margin of Error; EMPLOYMENT STATUS - Own children of the householder 6 to 17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3</text:p>
          </table:table-cell>
          <table:table-cell office:value-type="string" calcext:value-type="string">
            <text:p>Percent; EMPLOYMENT STATUS - Own children of the householder 6 to 17 years - All parents in family in labor fo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3</text:p>
          </table:table-cell>
          <table:table-cell office:value-type="string" calcext:value-type="string">
            <text:p>Percent Margin of Error; EMPLOYMENT STATUS - Own children of the householder 6 to 17 years - All parents in family in labor for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7</text:p>
          </table:table-cell>
          <table:table-cell office:value-type="string" calcext:value-type="string">
            <text:p>Estimate; COMMUTING TO WORK - Workers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7</text:p>
          </table:table-cell>
          <table:table-cell office:value-type="string" calcext:value-type="string">
            <text:p>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27</text:p>
          </table:table-cell>
          <table:table-cell office:value-type="string" calcext:value-type="string">
            <text:p>Percent; COMMUTING TO WORK - Workers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COMMUTING TO WORK - Workers 16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8</text:p>
          </table:table-cell>
          <table:table-cell office:value-type="string" calcext:value-type="string">
            <text:p>Estimate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8</text:p>
          </table:table-cell>
          <table:table-cell office:value-type="string" calcext:value-type="string">
            <text:p>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8</text:p>
          </table:table-cell>
          <table:table-cell office:value-type="string" calcext:value-type="string">
            <text:p>Percent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COMMUTING TO WORK - Workers 16 years and over - Car, truck, or van -- dro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9</text:p>
          </table:table-cell>
          <table:table-cell office:value-type="string" calcext:value-type="string">
            <text:p>Estimate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9</text:p>
          </table:table-cell>
          <table:table-cell office:value-type="string" calcext:value-type="string">
            <text:p>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9</text:p>
          </table:table-cell>
          <table:table-cell office:value-type="string" calcext:value-type="string">
            <text:p>Percent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COMMUTING TO WORK - Workers 16 years and over - Car, truck, or van -- carpool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0</text:p>
          </table:table-cell>
          <table:table-cell office:value-type="string" calcext:value-type="string">
            <text:p>Estimate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0</text:p>
          </table:table-cell>
          <table:table-cell office:value-type="string" calcext:value-type="string">
            <text:p>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0</text:p>
          </table:table-cell>
          <table:table-cell office:value-type="string" calcext:value-type="string">
            <text:p>Percent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COMMUTING TO WORK - Workers 16 years and over - Public transportation (excluding taxicab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1</text:p>
          </table:table-cell>
          <table:table-cell office:value-type="string" calcext:value-type="string">
            <text:p>Estimate; COMMUTING TO WORK - Workers 16 years and over - Walk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1</text:p>
          </table:table-cell>
          <table:table-cell office:value-type="string" calcext:value-type="string">
            <text:p>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1</text:p>
          </table:table-cell>
          <table:table-cell office:value-type="string" calcext:value-type="string">
            <text:p>Percent; COMMUTING TO WORK - Workers 16 years and over - Walk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COMMUTING TO WORK - Workers 16 years and over - Walk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2</text:p>
          </table:table-cell>
          <table:table-cell office:value-type="string" calcext:value-type="string">
            <text:p>Estimate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2</text:p>
          </table:table-cell>
          <table:table-cell office:value-type="string" calcext:value-type="string">
            <text:p>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2</text:p>
          </table:table-cell>
          <table:table-cell office:value-type="string" calcext:value-type="string">
            <text:p>Percent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COMMUTING TO WORK - Workers 16 years and over - Other mean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33</text:p>
          </table:table-cell>
          <table:table-cell office:value-type="string" calcext:value-type="string">
            <text:p>Estimate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33</text:p>
          </table:table-cell>
          <table:table-cell office:value-type="string" calcext:value-type="string">
            <text:p>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3</text:p>
          </table:table-cell>
          <table:table-cell office:value-type="string" calcext:value-type="string">
            <text:p>Percent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3</text:p>
          </table:table-cell>
          <table:table-cell office:value-type="string" calcext:value-type="string">
            <text:p>Percent Margin of Error; COMMUTING TO WORK - Workers 16 years and over - Worked at ho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8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36</text:p>
          </table:table-cell>
          <table:table-cell office:value-type="string" calcext:value-type="string">
            <text:p>Estimate; COMMUTING TO WORK - Mean travel time to work (minut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8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36</text:p>
          </table:table-cell>
          <table:table-cell office:value-type="string" calcext:value-type="string">
            <text:p>Margin of Error; COMMUTING TO WORK - Mean travel time to work (minut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36</text:p>
          </table:table-cell>
          <table:table-cell office:value-type="string" calcext:value-type="string">
            <text:p>Percent; COMMUTING TO WORK - Mean travel time to work (minut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M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COMMUTING TO WORK - Mean travel time to work (minut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0</text:p>
          </table:table-cell>
          <table:table-cell office:value-type="string" calcext:value-type="string">
            <text:p>Estimate; OCCUPATION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0</text:p>
          </table:table-cell>
          <table:table-cell office:value-type="string" calcext:value-type="string">
            <text:p>Margin of Error; OCCUPATION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0</text:p>
          </table:table-cell>
          <table:table-cell office:value-type="string" calcext:value-type="string">
            <text:p>Percent; OCCUPATION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OCCUPATION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1</text:p>
          </table:table-cell>
          <table:table-cell office:value-type="string" calcext:value-type="string">
            <text:p>Estimate; OCCUPATION - Civilian employed population 16 years and over - Management, business, science, and arts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1</text:p>
          </table:table-cell>
          <table:table-cell office:value-type="string" calcext:value-type="string">
            <text:p>Margin of Error; OCCUPATION - Civilian employed population 16 years and over - Management, business, science, and arts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1</text:p>
          </table:table-cell>
          <table:table-cell office:value-type="string" calcext:value-type="string">
            <text:p>Percent; OCCUPATION - Civilian employed population 16 years and over - Management, business, science, and arts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OCCUPATION - Civilian employed population 16 years and over - Management, business, science, and arts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2</text:p>
          </table:table-cell>
          <table:table-cell office:value-type="string" calcext:value-type="string">
            <text:p>Estimate; OCCUPATION - Civilian employed population 16 years and over - Serv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2</text:p>
          </table:table-cell>
          <table:table-cell office:value-type="string" calcext:value-type="string">
            <text:p>Margin of Error; OCCUPATION - Civilian employed population 16 years and over - Serv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2</text:p>
          </table:table-cell>
          <table:table-cell office:value-type="string" calcext:value-type="string">
            <text:p>Percent; OCCUPATION - Civilian employed population 16 years and over - Serv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OCCUPATION - Civilian employed population 16 years and over - Serv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3</text:p>
          </table:table-cell>
          <table:table-cell office:value-type="string" calcext:value-type="string">
            <text:p>Estimate; OCCUPATION - Civilian employed population 16 years and over - Sales and off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3</text:p>
          </table:table-cell>
          <table:table-cell office:value-type="string" calcext:value-type="string">
            <text:p>Margin of Error; OCCUPATION - Civilian employed population 16 years and over - Sales and off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3</text:p>
          </table:table-cell>
          <table:table-cell office:value-type="string" calcext:value-type="string">
            <text:p>Percent; OCCUPATION - Civilian employed population 16 years and over - Sales and off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OCCUPATION - Civilian employed population 16 years and over - Sales and offi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4</text:p>
          </table:table-cell>
          <table:table-cell office:value-type="string" calcext:value-type="string">
            <text:p>Estimate; OCCUPATION - Civilian employed population 16 years and over - Natural resources, construction, and maintenan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4</text:p>
          </table:table-cell>
          <table:table-cell office:value-type="string" calcext:value-type="string">
            <text:p>Margin of Error; OCCUPATION - Civilian employed population 16 years and over - Natural resources, construction, and maintenan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4</text:p>
          </table:table-cell>
          <table:table-cell office:value-type="string" calcext:value-type="string">
            <text:p>Percent; OCCUPATION - Civilian employed population 16 years and over - Natural resources, construction, and maintenan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OCCUPATION - Civilian employed population 16 years and over - Natural resources, construction, and maintenance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5</text:p>
          </table:table-cell>
          <table:table-cell office:value-type="string" calcext:value-type="string">
            <text:p>Estimate; OCCUPATION - Civilian employed population 16 years and over - Production, transportation, and material moving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5</text:p>
          </table:table-cell>
          <table:table-cell office:value-type="string" calcext:value-type="string">
            <text:p>Margin of Error; OCCUPATION - Civilian employed population 16 years and over - Production, transportation, and material moving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5</text:p>
          </table:table-cell>
          <table:table-cell office:value-type="string" calcext:value-type="string">
            <text:p>Percent; OCCUPATION - Civilian employed population 16 years and over - Production, transportation, and material moving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OCCUPATION - Civilian employed population 16 years and over - Production, transportation, and material moving occup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9</text:p>
          </table:table-cell>
          <table:table-cell office:value-type="string" calcext:value-type="string">
            <text:p>Estimate; INDUSTRY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9</text:p>
          </table:table-cell>
          <table:table-cell office:value-type="string" calcext:value-type="string">
            <text:p>Margin of Error; INDUSTRY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9</text:p>
          </table:table-cell>
          <table:table-cell office:value-type="string" calcext:value-type="string">
            <text:p>Percent; INDUSTRY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INDUSTRY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0</text:p>
          </table:table-cell>
          <table:table-cell office:value-type="string" calcext:value-type="string">
            <text:p>Estimate; INDUSTRY - Civilian employed population 16 years and over - Agriculture, forestry, fishing and hunting, and min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0</text:p>
          </table:table-cell>
          <table:table-cell office:value-type="string" calcext:value-type="string">
            <text:p>Margin of Error; INDUSTRY - Civilian employed population 16 years and over - Agriculture, forestry, fishing and hunting, and min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0</text:p>
          </table:table-cell>
          <table:table-cell office:value-type="string" calcext:value-type="string">
            <text:p>Percent; INDUSTRY - Civilian employed population 16 years and over - Agriculture, forestry, fishing and hunting, and min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INDUSTRY - Civilian employed population 16 years and over - Agriculture, forestry, fishing and hunting, and min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1</text:p>
          </table:table-cell>
          <table:table-cell office:value-type="string" calcext:value-type="string">
            <text:p>Estimate; INDUSTRY - Civilian employed population 16 years and over - 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1</text:p>
          </table:table-cell>
          <table:table-cell office:value-type="string" calcext:value-type="string">
            <text:p>Margin of Error; INDUSTRY - Civilian employed population 16 years and over - 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1</text:p>
          </table:table-cell>
          <table:table-cell office:value-type="string" calcext:value-type="string">
            <text:p>Percent; INDUSTRY - Civilian employed population 16 years and over - 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1</text:p>
          </table:table-cell>
          <table:table-cell office:value-type="string" calcext:value-type="string">
            <text:p>Percent Margin of Error; INDUSTRY - Civilian employed population 16 years and over - 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2</text:p>
          </table:table-cell>
          <table:table-cell office:value-type="string" calcext:value-type="string">
            <text:p>Estimate; INDUSTRY - Civilian employed population 16 years and over - Manufactu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2</text:p>
          </table:table-cell>
          <table:table-cell office:value-type="string" calcext:value-type="string">
            <text:p>Margin of Error; INDUSTRY - Civilian employed population 16 years and over - Manufactu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2</text:p>
          </table:table-cell>
          <table:table-cell office:value-type="string" calcext:value-type="string">
            <text:p>Percent; INDUSTRY - Civilian employed population 16 years and over - Manufactu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2</text:p>
          </table:table-cell>
          <table:table-cell office:value-type="string" calcext:value-type="string">
            <text:p>Percent Margin of Error; INDUSTRY - Civilian employed population 16 years and over - Manufactu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3</text:p>
          </table:table-cell>
          <table:table-cell office:value-type="string" calcext:value-type="string">
            <text:p>Estimate; INDUSTRY - Civilian employed population 16 years and over - Wholesale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3</text:p>
          </table:table-cell>
          <table:table-cell office:value-type="string" calcext:value-type="string">
            <text:p>Margin of Error; INDUSTRY - Civilian employed population 16 years and over - Wholesale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3</text:p>
          </table:table-cell>
          <table:table-cell office:value-type="string" calcext:value-type="string">
            <text:p>Percent; INDUSTRY - Civilian employed population 16 years and over - Wholesale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INDUSTRY - Civilian employed population 16 years and over - Wholesale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4</text:p>
          </table:table-cell>
          <table:table-cell office:value-type="string" calcext:value-type="string">
            <text:p>Estimate; INDUSTRY - Civilian employed population 16 years and over - Retail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4</text:p>
          </table:table-cell>
          <table:table-cell office:value-type="string" calcext:value-type="string">
            <text:p>Margin of Error; INDUSTRY - Civilian employed population 16 years and over - Retail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4</text:p>
          </table:table-cell>
          <table:table-cell office:value-type="string" calcext:value-type="string">
            <text:p>Percent; INDUSTRY - Civilian employed population 16 years and over - Retail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INDUSTRY - Civilian employed population 16 years and over - Retail t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5</text:p>
          </table:table-cell>
          <table:table-cell office:value-type="string" calcext:value-type="string">
            <text:p>Estimate; INDUSTRY - Civilian employed population 16 years and over - Transportation and warehousing, and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5</text:p>
          </table:table-cell>
          <table:table-cell office:value-type="string" calcext:value-type="string">
            <text:p>Margin of Error; INDUSTRY - Civilian employed population 16 years and over - Transportation and warehousing, and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5</text:p>
          </table:table-cell>
          <table:table-cell office:value-type="string" calcext:value-type="string">
            <text:p>Percent; INDUSTRY - Civilian employed population 16 years and over - Transportation and warehousing, and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INDUSTRY - Civilian employed population 16 years and over - Transportation and warehousing, and ut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6</text:p>
          </table:table-cell>
          <table:table-cell office:value-type="string" calcext:value-type="string">
            <text:p>Estimate; INDUSTRY - Civilian employed population 16 years and over - Inform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6</text:p>
          </table:table-cell>
          <table:table-cell office:value-type="string" calcext:value-type="string">
            <text:p>Margin of Error; INDUSTRY - Civilian employed population 16 years and over - Inform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6</text:p>
          </table:table-cell>
          <table:table-cell office:value-type="string" calcext:value-type="string">
            <text:p>Percent; INDUSTRY - Civilian employed population 16 years and over - Inform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INDUSTRY - Civilian employed population 16 years and over - Inform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7</text:p>
          </table:table-cell>
          <table:table-cell office:value-type="string" calcext:value-type="string">
            <text:p>Estimate; INDUSTRY - Civilian employed population 16 years and over - Finance and insurance, and real estate and rental and lea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7</text:p>
          </table:table-cell>
          <table:table-cell office:value-type="string" calcext:value-type="string">
            <text:p>Margin of Error; INDUSTRY - Civilian employed population 16 years and over - Finance and insurance, and real estate and rental and lea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7</text:p>
          </table:table-cell>
          <table:table-cell office:value-type="string" calcext:value-type="string">
            <text:p>Percent; INDUSTRY - Civilian employed population 16 years and over - Finance and insurance, and real estate and rental and lea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INDUSTRY - Civilian employed population 16 years and over - Finance and insurance, and real estate and rental and leas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8</text:p>
          </table:table-cell>
          <table:table-cell office:value-type="string" calcext:value-type="string">
            <text:p>Estimate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8</text:p>
          </table:table-cell>
          <table:table-cell office:value-type="string" calcext:value-type="string">
            <text:p>Margin of Error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8</text:p>
          </table:table-cell>
          <table:table-cell office:value-type="string" calcext:value-type="string">
            <text:p>Percent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INDUSTRY - Civilian employed population 16 years and over - Professional, scientific, and management, and administrative and waste management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9</text:p>
          </table:table-cell>
          <table:table-cell office:value-type="string" calcext:value-type="string">
            <text:p>Estimate; INDUSTRY - Civilian employed population 16 years and over - Educational services, and health care and social assist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9</text:p>
          </table:table-cell>
          <table:table-cell office:value-type="string" calcext:value-type="string">
            <text:p>Margin of Error; INDUSTRY - Civilian employed population 16 years and over - Educational services, and health care and social assist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9</text:p>
          </table:table-cell>
          <table:table-cell office:value-type="string" calcext:value-type="string">
            <text:p>Percent; INDUSTRY - Civilian employed population 16 years and over - Educational services, and health care and social assist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INDUSTRY - Civilian employed population 16 years and over - Educational services, and health care and social assist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0</text:p>
          </table:table-cell>
          <table:table-cell office:value-type="string" calcext:value-type="string">
            <text:p>Estimate; INDUSTRY - Civilian employed population 16 years and over - Arts, entertainment, and recreation, and accommodation and food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0</text:p>
          </table:table-cell>
          <table:table-cell office:value-type="string" calcext:value-type="string">
            <text:p>Margin of Error; INDUSTRY - Civilian employed population 16 years and over - Arts, entertainment, and recreation, and accommodation and food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0</text:p>
          </table:table-cell>
          <table:table-cell office:value-type="string" calcext:value-type="string">
            <text:p>Percent; INDUSTRY - Civilian employed population 16 years and over - Arts, entertainment, and recreation, and accommodation and food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INDUSTRY - Civilian employed population 16 years and over - Arts, entertainment, and recreation, and accommodation and food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1</text:p>
          </table:table-cell>
          <table:table-cell office:value-type="string" calcext:value-type="string">
            <text:p>Estimate; INDUSTRY - Civilian employed population 16 years and over - Other services, except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1</text:p>
          </table:table-cell>
          <table:table-cell office:value-type="string" calcext:value-type="string">
            <text:p>Margin of Error; INDUSTRY - Civilian employed population 16 years and over - Other services, except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1</text:p>
          </table:table-cell>
          <table:table-cell office:value-type="string" calcext:value-type="string">
            <text:p>Percent; INDUSTRY - Civilian employed population 16 years and over - Other services, except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1</text:p>
          </table:table-cell>
          <table:table-cell office:value-type="string" calcext:value-type="string">
            <text:p>Percent Margin of Error; INDUSTRY - Civilian employed population 16 years and over - Other services, except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2</text:p>
          </table:table-cell>
          <table:table-cell office:value-type="string" calcext:value-type="string">
            <text:p>Estimate; INDUSTRY - Civilian employed population 16 years and over -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2</text:p>
          </table:table-cell>
          <table:table-cell office:value-type="string" calcext:value-type="string">
            <text:p>Margin of Error; INDUSTRY - Civilian employed population 16 years and over -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2</text:p>
          </table:table-cell>
          <table:table-cell office:value-type="string" calcext:value-type="string">
            <text:p>Percent; INDUSTRY - Civilian employed population 16 years and over -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INDUSTRY - Civilian employed population 16 years and over - Public administr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6</text:p>
          </table:table-cell>
          <table:table-cell office:value-type="string" calcext:value-type="string">
            <text:p>Estimate; CLASS OF WORKER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6</text:p>
          </table:table-cell>
          <table:table-cell office:value-type="string" calcext:value-type="string">
            <text:p>Margin of Error; CLASS OF WORKER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6</text:p>
          </table:table-cell>
          <table:table-cell office:value-type="string" calcext:value-type="string">
            <text:p>Percent; CLASS OF WORKER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CLASS OF WORKER - Civilian employed population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7</text:p>
          </table:table-cell>
          <table:table-cell office:value-type="string" calcext:value-type="string">
            <text:p>Estimate; CLASS OF WORKER - Civilian employed population 16 years and over - Private wage and salar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7</text:p>
          </table:table-cell>
          <table:table-cell office:value-type="string" calcext:value-type="string">
            <text:p>Margin of Error; CLASS OF WORKER - Civilian employed population 16 years and over - Private wage and salar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7</text:p>
          </table:table-cell>
          <table:table-cell office:value-type="string" calcext:value-type="string">
            <text:p>Percent; CLASS OF WORKER - Civilian employed population 16 years and over - Private wage and salar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CLASS OF WORKER - Civilian employed population 16 years and over - Private wage and salar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8</text:p>
          </table:table-cell>
          <table:table-cell office:value-type="string" calcext:value-type="string">
            <text:p>Estimate; CLASS OF WORKER - Civilian employed population 16 years and over - Government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8</text:p>
          </table:table-cell>
          <table:table-cell office:value-type="string" calcext:value-type="string">
            <text:p>Margin of Error; CLASS OF WORKER - Civilian employed population 16 years and over - Government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8</text:p>
          </table:table-cell>
          <table:table-cell office:value-type="string" calcext:value-type="string">
            <text:p>Percent; CLASS OF WORKER - Civilian employed population 16 years and over - Government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CLASS OF WORKER - Civilian employed population 16 years and over - Government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9</text:p>
          </table:table-cell>
          <table:table-cell office:value-type="string" calcext:value-type="string">
            <text:p>Estimate; CLASS OF WORKER - Civilian employed population 16 years and over - Self-employed in own not incorporated business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9</text:p>
          </table:table-cell>
          <table:table-cell office:value-type="string" calcext:value-type="string">
            <text:p>Margin of Error; CLASS OF WORKER - Civilian employed population 16 years and over - Self-employed in own not incorporated business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9</text:p>
          </table:table-cell>
          <table:table-cell office:value-type="string" calcext:value-type="string">
            <text:p>Percent; CLASS OF WORKER - Civilian employed population 16 years and over - Self-employed in own not incorporated business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CLASS OF WORKER - Civilian employed population 16 years and over - Self-employed in own not incorporated business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0</text:p>
          </table:table-cell>
          <table:table-cell office:value-type="string" calcext:value-type="string">
            <text:p>Estimate; CLASS OF WORKER - Civilian employed population 16 years and over - Unpaid famil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0</text:p>
          </table:table-cell>
          <table:table-cell office:value-type="string" calcext:value-type="string">
            <text:p>Margin of Error; CLASS OF WORKER - Civilian employed population 16 years and over - Unpaid famil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0</text:p>
          </table:table-cell>
          <table:table-cell office:value-type="string" calcext:value-type="string">
            <text:p>Percent; CLASS OF WORKER - Civilian employed population 16 years and over - Unpaid family work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CLASS OF WORKER - Civilian employed population 16 years and over - Unpaid family worke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4</text:p>
          </table:table-cell>
          <table:table-cell office:value-type="string" calcext:value-type="string">
            <text:p>Estimate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4</text:p>
          </table:table-cell>
          <table:table-cell office:value-type="string" calcext:value-type="string">
            <text:p>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74</text:p>
          </table:table-cell>
          <table:table-cell office:value-type="string" calcext:value-type="string">
            <text:p>Percent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INCOME AND BENEFITS (IN 2017 INFLATION-ADJUSTED DOLLARS) - Total household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5</text:p>
          </table:table-cell>
          <table:table-cell office:value-type="string" calcext:value-type="string">
            <text:p>Estimate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5</text:p>
          </table:table-cell>
          <table:table-cell office:value-type="string" calcext:value-type="string">
            <text:p>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5</text:p>
          </table:table-cell>
          <table:table-cell office:value-type="string" calcext:value-type="string">
            <text:p>Percent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INCOME AND BENEFITS (IN 2017 INFLATION-ADJUSTED DOLLARS) - Total households - Less than $10,0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6</text:p>
          </table:table-cell>
          <table:table-cell office:value-type="string" calcext:value-type="string">
            <text:p>Estimate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6</text:p>
          </table:table-cell>
          <table:table-cell office:value-type="string" calcext:value-type="string">
            <text:p>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6</text:p>
          </table:table-cell>
          <table:table-cell office:value-type="string" calcext:value-type="string">
            <text:p>Percent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INCOME AND BENEFITS (IN 2017 INFLATION-ADJUSTED DOLLARS) - Total households - $10,000 to $1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7</text:p>
          </table:table-cell>
          <table:table-cell office:value-type="string" calcext:value-type="string">
            <text:p>Estimate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7</text:p>
          </table:table-cell>
          <table:table-cell office:value-type="string" calcext:value-type="string">
            <text:p>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7</text:p>
          </table:table-cell>
          <table:table-cell office:value-type="string" calcext:value-type="string">
            <text:p>Percent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INCOME AND BENEFITS (IN 2017 INFLATION-ADJUSTED DOLLARS) - Total households - $15,000 to $2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8</text:p>
          </table:table-cell>
          <table:table-cell office:value-type="string" calcext:value-type="string">
            <text:p>Estimate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8</text:p>
          </table:table-cell>
          <table:table-cell office:value-type="string" calcext:value-type="string">
            <text:p>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8</text:p>
          </table:table-cell>
          <table:table-cell office:value-type="string" calcext:value-type="string">
            <text:p>Percent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INCOME AND BENEFITS (IN 2017 INFLATION-ADJUSTED DOLLARS) - Total households - $25,000 to $3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9</text:p>
          </table:table-cell>
          <table:table-cell office:value-type="string" calcext:value-type="string">
            <text:p>Estimate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9</text:p>
          </table:table-cell>
          <table:table-cell office:value-type="string" calcext:value-type="string">
            <text:p>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9</text:p>
          </table:table-cell>
          <table:table-cell office:value-type="string" calcext:value-type="string">
            <text:p>Percent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INCOME AND BENEFITS (IN 2017 INFLATION-ADJUSTED DOLLARS) - Total households - $35,000 to $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0</text:p>
          </table:table-cell>
          <table:table-cell office:value-type="string" calcext:value-type="string">
            <text:p>Estimate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0</text:p>
          </table:table-cell>
          <table:table-cell office:value-type="string" calcext:value-type="string">
            <text:p>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0</text:p>
          </table:table-cell>
          <table:table-cell office:value-type="string" calcext:value-type="string">
            <text:p>Percent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INCOME AND BENEFITS (IN 2017 INFLATION-ADJUSTED DOLLARS) - Total households - $50,000 to $74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1</text:p>
          </table:table-cell>
          <table:table-cell office:value-type="string" calcext:value-type="string">
            <text:p>Estimate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1</text:p>
          </table:table-cell>
          <table:table-cell office:value-type="string" calcext:value-type="string">
            <text:p>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1</text:p>
          </table:table-cell>
          <table:table-cell office:value-type="string" calcext:value-type="string">
            <text:p>Percent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1</text:p>
          </table:table-cell>
          <table:table-cell office:value-type="string" calcext:value-type="string">
            <text:p>Percent Margin of Error; INCOME AND BENEFITS (IN 2017 INFLATION-ADJUSTED DOLLARS) - Total households - $75,000 to $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2</text:p>
          </table:table-cell>
          <table:table-cell office:value-type="string" calcext:value-type="string">
            <text:p>Estimate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2</text:p>
          </table:table-cell>
          <table:table-cell office:value-type="string" calcext:value-type="string">
            <text:p>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2</text:p>
          </table:table-cell>
          <table:table-cell office:value-type="string" calcext:value-type="string">
            <text:p>Percent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2</text:p>
          </table:table-cell>
          <table:table-cell office:value-type="string" calcext:value-type="string">
            <text:p>Percent Margin of Error; INCOME AND BENEFITS (IN 2017 INFLATION-ADJUSTED DOLLARS) - Total households - $100,000 to $14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3</text:p>
          </table:table-cell>
          <table:table-cell office:value-type="string" calcext:value-type="string">
            <text:p>Estimate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3</text:p>
          </table:table-cell>
          <table:table-cell office:value-type="string" calcext:value-type="string">
            <text:p>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3</text:p>
          </table:table-cell>
          <table:table-cell office:value-type="string" calcext:value-type="string">
            <text:p>Percent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3</text:p>
          </table:table-cell>
          <table:table-cell office:value-type="string" calcext:value-type="string">
            <text:p>Percent Margin of Error; INCOME AND BENEFITS (IN 2017 INFLATION-ADJUSTED DOLLARS) - Total households - $150,000 to $199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4</text:p>
          </table:table-cell>
          <table:table-cell office:value-type="string" calcext:value-type="string">
            <text:p>Estimate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4</text:p>
          </table:table-cell>
          <table:table-cell office:value-type="string" calcext:value-type="string">
            <text:p>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4</text:p>
          </table:table-cell>
          <table:table-cell office:value-type="string" calcext:value-type="string">
            <text:p>Percent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INCOME AND BENEFITS (IN 2017 INFLATION-ADJUSTED DOLLARS) - Total households - $200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5</text:p>
          </table:table-cell>
          <table:table-cell office:value-type="string" calcext:value-type="string">
            <text:p>Estimate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5</text:p>
          </table:table-cell>
          <table:table-cell office:value-type="string" calcext:value-type="string">
            <text:p>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5</text:p>
          </table:table-cell>
          <table:table-cell office:value-type="string" calcext:value-type="string">
            <text:p>Percent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INCOME AND BENEFITS (IN 2017 INFLATION-ADJUSTED DOLLARS) - Total households - Medi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86</text:p>
          </table:table-cell>
          <table:table-cell office:value-type="string" calcext:value-type="string">
            <text:p>Estimate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86</text:p>
          </table:table-cell>
          <table:table-cell office:value-type="string" calcext:value-type="string">
            <text:p>Margin of Error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86</text:p>
          </table:table-cell>
          <table:table-cell office:value-type="string" calcext:value-type="string">
            <text:p>Percent; INCOME AND BENEFITS (IN 2017 INFLATION-ADJUSTED DOLLARS) - Total households - Mean household income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C1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INCOME AND BENEFITS (IN 2017 INFLATION-ADJUSTED DOLLARS) - Total households - Mean household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9</text:p>
          </table:table-cell>
          <table:table-cell office:value-type="string" calcext:value-type="string">
            <text:p>Estimate; INCOME AND BENEFITS (IN 2017 INFLATION-ADJUSTED DOLLARS) - With earn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9</text:p>
          </table:table-cell>
          <table:table-cell office:value-type="string" calcext:value-type="string">
            <text:p>Margin of Error; INCOME AND BENEFITS (IN 2017 INFLATION-ADJUSTED DOLLARS) - With earn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9</text:p>
          </table:table-cell>
          <table:table-cell office:value-type="string" calcext:value-type="string">
            <text:p>Percent; INCOME AND BENEFITS (IN 2017 INFLATION-ADJUSTED DOLLARS) - With earn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9</text:p>
          </table:table-cell>
          <table:table-cell office:value-type="string" calcext:value-type="string">
            <text:p>Percent Margin of Error; INCOME AND BENEFITS (IN 2017 INFLATION-ADJUSTED DOLLARS) - With earn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0</text:p>
          </table:table-cell>
          <table:table-cell office:value-type="string" calcext:value-type="string">
            <text:p>Estimate; INCOME AND BENEFITS (IN 2017 INFLATION-ADJUSTED DOLLARS) - With earnings - Mean earning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0</text:p>
          </table:table-cell>
          <table:table-cell office:value-type="string" calcext:value-type="string">
            <text:p>Margin of Error; INCOME AND BENEFITS (IN 2017 INFLATION-ADJUSTED DOLLARS) - With earnings - Mean earning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0</text:p>
          </table:table-cell>
          <table:table-cell office:value-type="string" calcext:value-type="string">
            <text:p>Percent; INCOME AND BENEFITS (IN 2017 INFLATION-ADJUSTED DOLLARS) - With earnings - Mean earning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0</text:p>
          </table:table-cell>
          <table:table-cell office:value-type="string" calcext:value-type="string">
            <text:p>Percent Margin of Error; INCOME AND BENEFITS (IN 2017 INFLATION-ADJUSTED DOLLARS) - With earnings - Mean earning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1</text:p>
          </table:table-cell>
          <table:table-cell office:value-type="string" calcext:value-type="string">
            <text:p>Estimate; INCOME AND BENEFITS (IN 2017 INFLATION-ADJUSTED DOLLARS) - With Social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1</text:p>
          </table:table-cell>
          <table:table-cell office:value-type="string" calcext:value-type="string">
            <text:p>Margin of Error; INCOME AND BENEFITS (IN 2017 INFLATION-ADJUSTED DOLLARS) - With Social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1</text:p>
          </table:table-cell>
          <table:table-cell office:value-type="string" calcext:value-type="string">
            <text:p>Percent; INCOME AND BENEFITS (IN 2017 INFLATION-ADJUSTED DOLLARS) - With Social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1</text:p>
          </table:table-cell>
          <table:table-cell office:value-type="string" calcext:value-type="string">
            <text:p>Percent Margin of Error; INCOME AND BENEFITS (IN 2017 INFLATION-ADJUSTED DOLLARS) - With Social Secur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2</text:p>
          </table:table-cell>
          <table:table-cell office:value-type="string" calcext:value-type="string">
            <text:p>Estimate; INCOME AND BENEFITS (IN 2017 INFLATION-ADJUSTED DOLLARS) - With Social Security - Mean Soci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2</text:p>
          </table:table-cell>
          <table:table-cell office:value-type="string" calcext:value-type="string">
            <text:p>Margin of Error; INCOME AND BENEFITS (IN 2017 INFLATION-ADJUSTED DOLLARS) - With Social Security - Mean Soci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2</text:p>
          </table:table-cell>
          <table:table-cell office:value-type="string" calcext:value-type="string">
            <text:p>Percent; INCOME AND BENEFITS (IN 2017 INFLATION-ADJUSTED DOLLARS) - With Social Security - Mean Soci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INCOME AND BENEFITS (IN 2017 INFLATION-ADJUSTED DOLLARS) - With Social Security - Mean Soci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3</text:p>
          </table:table-cell>
          <table:table-cell office:value-type="string" calcext:value-type="string">
            <text:p>Estimate; INCOME AND BENEFITS (IN 2017 INFLATION-ADJUSTED DOLLARS) - With retirement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3</text:p>
          </table:table-cell>
          <table:table-cell office:value-type="string" calcext:value-type="string">
            <text:p>Margin of Error; INCOME AND BENEFITS (IN 2017 INFLATION-ADJUSTED DOLLARS) - With retirement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3</text:p>
          </table:table-cell>
          <table:table-cell office:value-type="string" calcext:value-type="string">
            <text:p>Percent; INCOME AND BENEFITS (IN 2017 INFLATION-ADJUSTED DOLLARS) - With retirement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INCOME AND BENEFITS (IN 2017 INFLATION-ADJUSTED DOLLARS) - With retirement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4</text:p>
          </table:table-cell>
          <table:table-cell office:value-type="string" calcext:value-type="string">
            <text:p>Estimate; INCOME AND BENEFITS (IN 2017 INFLATION-ADJUSTED DOLLARS) - With retirement income - Mean retirement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4</text:p>
          </table:table-cell>
          <table:table-cell office:value-type="string" calcext:value-type="string">
            <text:p>Margin of Error; INCOME AND BENEFITS (IN 2017 INFLATION-ADJUSTED DOLLARS) - With retirement income - Mean retirement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4</text:p>
          </table:table-cell>
          <table:table-cell office:value-type="string" calcext:value-type="string">
            <text:p>Percent; INCOME AND BENEFITS (IN 2017 INFLATION-ADJUSTED DOLLARS) - With retirement income - Mean retirement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INCOME AND BENEFITS (IN 2017 INFLATION-ADJUSTED DOLLARS) - With retirement income - Mean retirement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7</text:p>
          </table:table-cell>
          <table:table-cell office:value-type="string" calcext:value-type="string">
            <text:p>Estimate; INCOME AND BENEFITS (IN 2017 INFLATION-ADJUSTED DOLLARS) - With Supplemental Security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7</text:p>
          </table:table-cell>
          <table:table-cell office:value-type="string" calcext:value-type="string">
            <text:p>Margin of Error; INCOME AND BENEFITS (IN 2017 INFLATION-ADJUSTED DOLLARS) - With Supplemental Security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7</text:p>
          </table:table-cell>
          <table:table-cell office:value-type="string" calcext:value-type="string">
            <text:p>Percent; INCOME AND BENEFITS (IN 2017 INFLATION-ADJUSTED DOLLARS) - With Supplemental Security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INCOME AND BENEFITS (IN 2017 INFLATION-ADJUSTED DOLLARS) - With Supplemental Security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8</text:p>
          </table:table-cell>
          <table:table-cell office:value-type="string" calcext:value-type="string">
            <text:p>Estimate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8</text:p>
          </table:table-cell>
          <table:table-cell office:value-type="string" calcext:value-type="string">
            <text:p>Margin of Error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8</text:p>
          </table:table-cell>
          <table:table-cell office:value-type="string" calcext:value-type="string">
            <text:p>Percent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INCOME AND BENEFITS (IN 2017 INFLATION-ADJUSTED DOLLARS) - With Supplemental Security Income - Mean Supplemental Securit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9</text:p>
          </table:table-cell>
          <table:table-cell office:value-type="string" calcext:value-type="string">
            <text:p>Estimate; INCOME AND BENEFITS (IN 2017 INFLATION-ADJUSTED DOLLARS) - With cash public assistance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9</text:p>
          </table:table-cell>
          <table:table-cell office:value-type="string" calcext:value-type="string">
            <text:p>Margin of Error; INCOME AND BENEFITS (IN 2017 INFLATION-ADJUSTED DOLLARS) - With cash public assistance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9</text:p>
          </table:table-cell>
          <table:table-cell office:value-type="string" calcext:value-type="string">
            <text:p>Percent; INCOME AND BENEFITS (IN 2017 INFLATION-ADJUSTED DOLLARS) - With cash public assistance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INCOME AND BENEFITS (IN 2017 INFLATION-ADJUSTED DOLLARS) - With cash public assistance inc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0</text:p>
          </table:table-cell>
          <table:table-cell office:value-type="string" calcext:value-type="string">
            <text:p>Estimate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0</text:p>
          </table:table-cell>
          <table:table-cell office:value-type="string" calcext:value-type="string">
            <text:p>Margin of Error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0</text:p>
          </table:table-cell>
          <table:table-cell office:value-type="string" calcext:value-type="string">
            <text:p>Percent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INCOME AND BENEFITS (IN 2017 INFLATION-ADJUSTED DOLLARS) - With cash public assistance income - Mean cash public assistance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1</text:p>
          </table:table-cell>
          <table:table-cell office:value-type="string" calcext:value-type="string">
            <text:p>Estimate; INCOME AND BENEFITS (IN 2017 INFLATION-ADJUSTED DOLLARS) - With Food Stamp/SNAP benefits in the past 12 month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1</text:p>
          </table:table-cell>
          <table:table-cell office:value-type="string" calcext:value-type="string">
            <text:p>Margin of Error; INCOME AND BENEFITS (IN 2017 INFLATION-ADJUSTED DOLLARS) - With Food Stamp/SNAP benefits in the past 12 month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1</text:p>
          </table:table-cell>
          <table:table-cell office:value-type="string" calcext:value-type="string">
            <text:p>Percent; INCOME AND BENEFITS (IN 2017 INFLATION-ADJUSTED DOLLARS) - With Food Stamp/SNAP benefits in the past 12 month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INCOME AND BENEFITS (IN 2017 INFLATION-ADJUSTED DOLLARS) - With Food Stamp/SNAP benefits in the past 12 month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3</text:p>
          </table:table-cell>
          <table:table-cell office:value-type="string" calcext:value-type="string">
            <text:p>Estimate; INCOME AND BENEFITS (IN 2017 INFLATION-ADJUSTED DOLLARS) -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3</text:p>
          </table:table-cell>
          <table:table-cell office:value-type="string" calcext:value-type="string">
            <text:p>Margin of Error; INCOME AND BENEFITS (IN 2017 INFLATION-ADJUSTED DOLLARS) -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3</text:p>
          </table:table-cell>
          <table:table-cell office:value-type="string" calcext:value-type="string">
            <text:p>Percent; INCOME AND BENEFITS (IN 2017 INFLATION-ADJUSTED DOLLARS) -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3</text:p>
          </table:table-cell>
          <table:table-cell office:value-type="string" calcext:value-type="string">
            <text:p>Percent Margin of Error; INCOME AND BENEFITS (IN 2017 INFLATION-ADJUSTED DOLLARS) -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4</text:p>
          </table:table-cell>
          <table:table-cell office:value-type="string" calcext:value-type="string">
            <text:p>Estimate; INCOME AND BENEFITS (IN 2017 INFLATION-ADJUSTED DOLLARS) - Families - Less than $1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4</text:p>
          </table:table-cell>
          <table:table-cell office:value-type="string" calcext:value-type="string">
            <text:p>Margin of Error; INCOME AND BENEFITS (IN 2017 INFLATION-ADJUSTED DOLLARS) - Families - Less than $1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4</text:p>
          </table:table-cell>
          <table:table-cell office:value-type="string" calcext:value-type="string">
            <text:p>Percent; INCOME AND BENEFITS (IN 2017 INFLATION-ADJUSTED DOLLARS) - Families - Less than $1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4</text:p>
          </table:table-cell>
          <table:table-cell office:value-type="string" calcext:value-type="string">
            <text:p>Percent Margin of Error; INCOME AND BENEFITS (IN 2017 INFLATION-ADJUSTED DOLLARS) - Families - Less than $1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5</text:p>
          </table:table-cell>
          <table:table-cell office:value-type="string" calcext:value-type="string">
            <text:p>Estimate; INCOME AND BENEFITS (IN 2017 INFLATION-ADJUSTED DOLLARS) - Families - $10,000 to $1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5</text:p>
          </table:table-cell>
          <table:table-cell office:value-type="string" calcext:value-type="string">
            <text:p>Margin of Error; INCOME AND BENEFITS (IN 2017 INFLATION-ADJUSTED DOLLARS) - Families - $10,000 to $1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5</text:p>
          </table:table-cell>
          <table:table-cell office:value-type="string" calcext:value-type="string">
            <text:p>Percent; INCOME AND BENEFITS (IN 2017 INFLATION-ADJUSTED DOLLARS) - Families - $10,000 to $1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INCOME AND BENEFITS (IN 2017 INFLATION-ADJUSTED DOLLARS) - Families - $10,000 to $1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6</text:p>
          </table:table-cell>
          <table:table-cell office:value-type="string" calcext:value-type="string">
            <text:p>Estimate; INCOME AND BENEFITS (IN 2017 INFLATION-ADJUSTED DOLLARS) - Families - $15,000 to $2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6</text:p>
          </table:table-cell>
          <table:table-cell office:value-type="string" calcext:value-type="string">
            <text:p>Margin of Error; INCOME AND BENEFITS (IN 2017 INFLATION-ADJUSTED DOLLARS) - Families - $15,000 to $2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6</text:p>
          </table:table-cell>
          <table:table-cell office:value-type="string" calcext:value-type="string">
            <text:p>Percent; INCOME AND BENEFITS (IN 2017 INFLATION-ADJUSTED DOLLARS) - Families - $15,000 to $2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INCOME AND BENEFITS (IN 2017 INFLATION-ADJUSTED DOLLARS) - Families - $15,000 to $2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7</text:p>
          </table:table-cell>
          <table:table-cell office:value-type="string" calcext:value-type="string">
            <text:p>Estimate; INCOME AND BENEFITS (IN 2017 INFLATION-ADJUSTED DOLLARS) - Families - $25,000 to $3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7</text:p>
          </table:table-cell>
          <table:table-cell office:value-type="string" calcext:value-type="string">
            <text:p>Margin of Error; INCOME AND BENEFITS (IN 2017 INFLATION-ADJUSTED DOLLARS) - Families - $25,000 to $3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7</text:p>
          </table:table-cell>
          <table:table-cell office:value-type="string" calcext:value-type="string">
            <text:p>Percent; INCOME AND BENEFITS (IN 2017 INFLATION-ADJUSTED DOLLARS) - Families - $25,000 to $3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INCOME AND BENEFITS (IN 2017 INFLATION-ADJUSTED DOLLARS) - Families - $25,000 to $3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8</text:p>
          </table:table-cell>
          <table:table-cell office:value-type="string" calcext:value-type="string">
            <text:p>Estimate; INCOME AND BENEFITS (IN 2017 INFLATION-ADJUSTED DOLLARS) - Families - $35,000 to $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8</text:p>
          </table:table-cell>
          <table:table-cell office:value-type="string" calcext:value-type="string">
            <text:p>Margin of Error; INCOME AND BENEFITS (IN 2017 INFLATION-ADJUSTED DOLLARS) - Families - $35,000 to $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8</text:p>
          </table:table-cell>
          <table:table-cell office:value-type="string" calcext:value-type="string">
            <text:p>Percent; INCOME AND BENEFITS (IN 2017 INFLATION-ADJUSTED DOLLARS) - Families - $35,000 to $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INCOME AND BENEFITS (IN 2017 INFLATION-ADJUSTED DOLLARS) - Families - $35,000 to $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9</text:p>
          </table:table-cell>
          <table:table-cell office:value-type="string" calcext:value-type="string">
            <text:p>Estimate; INCOME AND BENEFITS (IN 2017 INFLATION-ADJUSTED DOLLARS) - Families - $50,000 to $7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9</text:p>
          </table:table-cell>
          <table:table-cell office:value-type="string" calcext:value-type="string">
            <text:p>Margin of Error; INCOME AND BENEFITS (IN 2017 INFLATION-ADJUSTED DOLLARS) - Families - $50,000 to $7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9</text:p>
          </table:table-cell>
          <table:table-cell office:value-type="string" calcext:value-type="string">
            <text:p>Percent; INCOME AND BENEFITS (IN 2017 INFLATION-ADJUSTED DOLLARS) - Families - $50,000 to $7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INCOME AND BENEFITS (IN 2017 INFLATION-ADJUSTED DOLLARS) - Families - $50,000 to $74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0</text:p>
          </table:table-cell>
          <table:table-cell office:value-type="string" calcext:value-type="string">
            <text:p>Estimate; INCOME AND BENEFITS (IN 2017 INFLATION-ADJUSTED DOLLARS) - Families - $75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0</text:p>
          </table:table-cell>
          <table:table-cell office:value-type="string" calcext:value-type="string">
            <text:p>Margin of Error; INCOME AND BENEFITS (IN 2017 INFLATION-ADJUSTED DOLLARS) - Families - $75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0</text:p>
          </table:table-cell>
          <table:table-cell office:value-type="string" calcext:value-type="string">
            <text:p>Percent; INCOME AND BENEFITS (IN 2017 INFLATION-ADJUSTED DOLLARS) - Families - $75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0</text:p>
          </table:table-cell>
          <table:table-cell office:value-type="string" calcext:value-type="string">
            <text:p>Percent Margin of Error; INCOME AND BENEFITS (IN 2017 INFLATION-ADJUSTED DOLLARS) - Families - $75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1</text:p>
          </table:table-cell>
          <table:table-cell office:value-type="string" calcext:value-type="string">
            <text:p>Estimate; INCOME AND BENEFITS (IN 2017 INFLATION-ADJUSTED DOLLARS) - Familie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1</text:p>
          </table:table-cell>
          <table:table-cell office:value-type="string" calcext:value-type="string">
            <text:p>Margin of Error; INCOME AND BENEFITS (IN 2017 INFLATION-ADJUSTED DOLLARS) - Familie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1</text:p>
          </table:table-cell>
          <table:table-cell office:value-type="string" calcext:value-type="string">
            <text:p>Percent; INCOME AND BENEFITS (IN 2017 INFLATION-ADJUSTED DOLLARS) - Familie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1</text:p>
          </table:table-cell>
          <table:table-cell office:value-type="string" calcext:value-type="string">
            <text:p>Percent Margin of Error; INCOME AND BENEFITS (IN 2017 INFLATION-ADJUSTED DOLLARS) - Familie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2</text:p>
          </table:table-cell>
          <table:table-cell office:value-type="string" calcext:value-type="string">
            <text:p>Estimate; INCOME AND BENEFITS (IN 2017 INFLATION-ADJUSTED DOLLARS) - Familie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2</text:p>
          </table:table-cell>
          <table:table-cell office:value-type="string" calcext:value-type="string">
            <text:p>Margin of Error; INCOME AND BENEFITS (IN 2017 INFLATION-ADJUSTED DOLLARS) - Familie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2</text:p>
          </table:table-cell>
          <table:table-cell office:value-type="string" calcext:value-type="string">
            <text:p>Percent; INCOME AND BENEFITS (IN 2017 INFLATION-ADJUSTED DOLLARS) - Familie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INCOME AND BENEFITS (IN 2017 INFLATION-ADJUSTED DOLLARS) - Familie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3</text:p>
          </table:table-cell>
          <table:table-cell office:value-type="string" calcext:value-type="string">
            <text:p>Estimate; INCOME AND BENEFITS (IN 2017 INFLATION-ADJUSTED DOLLARS) - Families - $2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3</text:p>
          </table:table-cell>
          <table:table-cell office:value-type="string" calcext:value-type="string">
            <text:p>Margin of Error; INCOME AND BENEFITS (IN 2017 INFLATION-ADJUSTED DOLLARS) - Families - $2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3</text:p>
          </table:table-cell>
          <table:table-cell office:value-type="string" calcext:value-type="string">
            <text:p>Percent; INCOME AND BENEFITS (IN 2017 INFLATION-ADJUSTED DOLLARS) - Families - $2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INCOME AND BENEFITS (IN 2017 INFLATION-ADJUSTED DOLLARS) - Families - $2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4</text:p>
          </table:table-cell>
          <table:table-cell office:value-type="string" calcext:value-type="string">
            <text:p>Estimate; INCOME AND BENEFITS (IN 2017 INFLATION-ADJUSTED DOLLARS) - Families - Medi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4</text:p>
          </table:table-cell>
          <table:table-cell office:value-type="string" calcext:value-type="string">
            <text:p>Margin of Error; INCOME AND BENEFITS (IN 2017 INFLATION-ADJUSTED DOLLARS) - Families - Medi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4</text:p>
          </table:table-cell>
          <table:table-cell office:value-type="string" calcext:value-type="string">
            <text:p>Percent; INCOME AND BENEFITS (IN 2017 INFLATION-ADJUSTED DOLLARS) - Families - Medi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INCOME AND BENEFITS (IN 2017 INFLATION-ADJUSTED DOLLARS) - Families - Medi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5</text:p>
          </table:table-cell>
          <table:table-cell office:value-type="string" calcext:value-type="string">
            <text:p>Estimate; INCOME AND BENEFITS (IN 2017 INFLATION-ADJUSTED DOLLARS) - Families - Me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5</text:p>
          </table:table-cell>
          <table:table-cell office:value-type="string" calcext:value-type="string">
            <text:p>Margin of Error; INCOME AND BENEFITS (IN 2017 INFLATION-ADJUSTED DOLLARS) - Families - Me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5</text:p>
          </table:table-cell>
          <table:table-cell office:value-type="string" calcext:value-type="string">
            <text:p>Percent; INCOME AND BENEFITS (IN 2017 INFLATION-ADJUSTED DOLLARS) - Families - Me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INCOME AND BENEFITS (IN 2017 INFLATION-ADJUSTED DOLLARS) - Families - Mean 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8</text:p>
          </table:table-cell>
          <table:table-cell office:value-type="string" calcext:value-type="string">
            <text:p>Estimate; INCOME AND BENEFITS (IN 2017 INFLATION-ADJUSTED DOLLARS) - Per capita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8</text:p>
          </table:table-cell>
          <table:table-cell office:value-type="string" calcext:value-type="string">
            <text:p>Margin of Error; INCOME AND BENEFITS (IN 2017 INFLATION-ADJUSTED DOLLARS) - Per capita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8</text:p>
          </table:table-cell>
          <table:table-cell office:value-type="string" calcext:value-type="string">
            <text:p>Percent; INCOME AND BENEFITS (IN 2017 INFLATION-ADJUSTED DOLLARS) - Per capita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8</text:p>
          </table:table-cell>
          <table:table-cell office:value-type="string" calcext:value-type="string">
            <text:p>Percent Margin of Error; INCOME AND BENEFITS (IN 2017 INFLATION-ADJUSTED DOLLARS) - Per capita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0</text:p>
          </table:table-cell>
          <table:table-cell office:value-type="string" calcext:value-type="string">
            <text:p>Estimate; INCOME AND BENEFITS (IN 2017 INFLATION-ADJUSTED DOLLARS)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0</text:p>
          </table:table-cell>
          <table:table-cell office:value-type="string" calcext:value-type="string">
            <text:p>Margin of Error; INCOME AND BENEFITS (IN 2017 INFLATION-ADJUSTED DOLLARS)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0</text:p>
          </table:table-cell>
          <table:table-cell office:value-type="string" calcext:value-type="string">
            <text:p>Percent; INCOME AND BENEFITS (IN 2017 INFLATION-ADJUSTED DOLLARS)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INCOME AND BENEFITS (IN 2017 INFLATION-ADJUSTED DOLLARS) - Nonfamily househol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1</text:p>
          </table:table-cell>
          <table:table-cell office:value-type="string" calcext:value-type="string">
            <text:p>Estimate; INCOME AND BENEFITS (IN 2017 INFLATION-ADJUSTED DOLLARS) - Nonfamily households - Medi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1</text:p>
          </table:table-cell>
          <table:table-cell office:value-type="string" calcext:value-type="string">
            <text:p>Margin of Error; INCOME AND BENEFITS (IN 2017 INFLATION-ADJUSTED DOLLARS) - Nonfamily households - Medi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1</text:p>
          </table:table-cell>
          <table:table-cell office:value-type="string" calcext:value-type="string">
            <text:p>Percent; INCOME AND BENEFITS (IN 2017 INFLATION-ADJUSTED DOLLARS) - Nonfamily households - Medi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INCOME AND BENEFITS (IN 2017 INFLATION-ADJUSTED DOLLARS) - Nonfamily households - Medi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2</text:p>
          </table:table-cell>
          <table:table-cell office:value-type="string" calcext:value-type="string">
            <text:p>Estimate; INCOME AND BENEFITS (IN 2017 INFLATION-ADJUSTED DOLLARS) - Nonfamily households - Me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2</text:p>
          </table:table-cell>
          <table:table-cell office:value-type="string" calcext:value-type="string">
            <text:p>Margin of Error; INCOME AND BENEFITS (IN 2017 INFLATION-ADJUSTED DOLLARS) - Nonfamily households - Me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2</text:p>
          </table:table-cell>
          <table:table-cell office:value-type="string" calcext:value-type="string">
            <text:p>Percent; INCOME AND BENEFITS (IN 2017 INFLATION-ADJUSTED DOLLARS) - Nonfamily households - Me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INCOME AND BENEFITS (IN 2017 INFLATION-ADJUSTED DOLLARS) - Nonfamily households - Mean nonfamily income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4</text:p>
          </table:table-cell>
          <table:table-cell office:value-type="string" calcext:value-type="string">
            <text:p>Estimate; INCOME AND BENEFITS (IN 2017 INFLATION-ADJUSTED DOLLARS) - Median earnings for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4</text:p>
          </table:table-cell>
          <table:table-cell office:value-type="string" calcext:value-type="string">
            <text:p>Margin of Error; INCOME AND BENEFITS (IN 2017 INFLATION-ADJUSTED DOLLARS) - Median earnings for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4</text:p>
          </table:table-cell>
          <table:table-cell office:value-type="string" calcext:value-type="string">
            <text:p>Percent; INCOME AND BENEFITS (IN 2017 INFLATION-ADJUSTED DOLLARS) - Median earnings for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INCOME AND BENEFITS (IN 2017 INFLATION-ADJUSTED DOLLARS) - Median earnings for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5</text:p>
          </table:table-cell>
          <table:table-cell office:value-type="string" calcext:value-type="string">
            <text:p>Estimate; INCOME AND BENEFITS (IN 2017 INFLATION-ADJUSTED DOLLARS) - Median earnings for 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5</text:p>
          </table:table-cell>
          <table:table-cell office:value-type="string" calcext:value-type="string">
            <text:p>Margin of Error; INCOME AND BENEFITS (IN 2017 INFLATION-ADJUSTED DOLLARS) - Median earnings for 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5</text:p>
          </table:table-cell>
          <table:table-cell office:value-type="string" calcext:value-type="string">
            <text:p>Percent; INCOME AND BENEFITS (IN 2017 INFLATION-ADJUSTED DOLLARS) - Median earnings for 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INCOME AND BENEFITS (IN 2017 INFLATION-ADJUSTED DOLLARS) - Median earnings for 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6</text:p>
          </table:table-cell>
          <table:table-cell office:value-type="string" calcext:value-type="string">
            <text:p>Estimate; INCOME AND BENEFITS (IN 2017 INFLATION-ADJUSTED DOLLARS) - Median earnings for fe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6</text:p>
          </table:table-cell>
          <table:table-cell office:value-type="string" calcext:value-type="string">
            <text:p>Margin of Error; INCOME AND BENEFITS (IN 2017 INFLATION-ADJUSTED DOLLARS) - Median earnings for fe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6</text:p>
          </table:table-cell>
          <table:table-cell office:value-type="string" calcext:value-type="string">
            <text:p>Percent; INCOME AND BENEFITS (IN 2017 INFLATION-ADJUSTED DOLLARS) - Median earnings for fe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INCOME AND BENEFITS (IN 2017 INFLATION-ADJUSTED DOLLARS) - Median earnings for female full-time, year-round workers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0</text:p>
          </table:table-cell>
          <table:table-cell office:value-type="string" calcext:value-type="string">
            <text:p>Estimate; HEALTH INSURANCE COVERAGE -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0</text:p>
          </table:table-cell>
          <table:table-cell office:value-type="string" calcext:value-type="string">
            <text:p>Margin of Error; HEALTH INSURANCE COVERAGE -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0</text:p>
          </table:table-cell>
          <table:table-cell office:value-type="string" calcext:value-type="string">
            <text:p>Percent; HEALTH INSURANCE COVERAGE -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0</text:p>
          </table:table-cell>
          <table:table-cell office:value-type="string" calcext:value-type="string">
            <text:p>Percent Margin of Error; HEALTH INSURANCE COVERAGE - Civilian noninstitutionalized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1</text:p>
          </table:table-cell>
          <table:table-cell office:value-type="string" calcext:value-type="string">
            <text:p>Estimate; HEALTH INSURANCE COVERAGE - Civilian noninstitutionalized population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1</text:p>
          </table:table-cell>
          <table:table-cell office:value-type="string" calcext:value-type="string">
            <text:p>Margin of Error; HEALTH INSURANCE COVERAGE - Civilian noninstitutionalized population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1</text:p>
          </table:table-cell>
          <table:table-cell office:value-type="string" calcext:value-type="string">
            <text:p>Percent; HEALTH INSURANCE COVERAGE - Civilian noninstitutionalized population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1</text:p>
          </table:table-cell>
          <table:table-cell office:value-type="string" calcext:value-type="string">
            <text:p>Percent Margin of Error; HEALTH INSURANCE COVERAGE - Civilian noninstitutionalized population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2</text:p>
          </table:table-cell>
          <table:table-cell office:value-type="string" calcext:value-type="string">
            <text:p>Estimate; HEALTH INSURANCE COVERAGE - Civilian noninstitutionalized population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2</text:p>
          </table:table-cell>
          <table:table-cell office:value-type="string" calcext:value-type="string">
            <text:p>Margin of Error; HEALTH INSURANCE COVERAGE - Civilian noninstitutionalized population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2</text:p>
          </table:table-cell>
          <table:table-cell office:value-type="string" calcext:value-type="string">
            <text:p>Percent; HEALTH INSURANCE COVERAGE - Civilian noninstitutionalized population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HEALTH INSURANCE COVERAGE - Civilian noninstitutionalized population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3</text:p>
          </table:table-cell>
          <table:table-cell office:value-type="string" calcext:value-type="string">
            <text:p>Estimate; HEALTH INSURANCE COVERAGE - Civilian noninstitutionalized population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3</text:p>
          </table:table-cell>
          <table:table-cell office:value-type="string" calcext:value-type="string">
            <text:p>Margin of Error; HEALTH INSURANCE COVERAGE - Civilian noninstitutionalized population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3</text:p>
          </table:table-cell>
          <table:table-cell office:value-type="string" calcext:value-type="string">
            <text:p>Percent; HEALTH INSURANCE COVERAGE - Civilian noninstitutionalized population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HEALTH INSURANCE COVERAGE - Civilian noninstitutionalized population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4</text:p>
          </table:table-cell>
          <table:table-cell office:value-type="string" calcext:value-type="string">
            <text:p>Estimate; HEALTH INSURANCE COVERAGE - Civilian noninstitutionalized population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4</text:p>
          </table:table-cell>
          <table:table-cell office:value-type="string" calcext:value-type="string">
            <text:p>Margin of Error; HEALTH INSURANCE COVERAGE - Civilian noninstitutionalized population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4</text:p>
          </table:table-cell>
          <table:table-cell office:value-type="string" calcext:value-type="string">
            <text:p>Percent; HEALTH INSURANCE COVERAGE - Civilian noninstitutionalized population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HEALTH INSURANCE COVERAGE - Civilian noninstitutionalized population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7</text:p>
          </table:table-cell>
          <table:table-cell office:value-type="string" calcext:value-type="string">
            <text:p>Estimate; HEALTH INSURANCE COVERAGE - Civilian noninstitutionalized population under 19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7</text:p>
          </table:table-cell>
          <table:table-cell office:value-type="string" calcext:value-type="string">
            <text:p>Margin of Error; HEALTH INSURANCE COVERAGE - Civilian noninstitutionalized population under 19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7</text:p>
          </table:table-cell>
          <table:table-cell office:value-type="string" calcext:value-type="string">
            <text:p>Percent; HEALTH INSURANCE COVERAGE - Civilian noninstitutionalized population under 19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7</text:p>
          </table:table-cell>
          <table:table-cell office:value-type="string" calcext:value-type="string">
            <text:p>Percent Margin of Error; HEALTH INSURANCE COVERAGE - Civilian noninstitutionalized population under 19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8</text:p>
          </table:table-cell>
          <table:table-cell office:value-type="string" calcext:value-type="string">
            <text:p>Estimate; HEALTH INSURANCE COVERAGE - Civilian noninstitutionalized population under 19 years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8</text:p>
          </table:table-cell>
          <table:table-cell office:value-type="string" calcext:value-type="string">
            <text:p>Margin of Error; HEALTH INSURANCE COVERAGE - Civilian noninstitutionalized population under 19 years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8</text:p>
          </table:table-cell>
          <table:table-cell office:value-type="string" calcext:value-type="string">
            <text:p>Percent; HEALTH INSURANCE COVERAGE - Civilian noninstitutionalized population under 19 years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8</text:p>
          </table:table-cell>
          <table:table-cell office:value-type="string" calcext:value-type="string">
            <text:p>Percent Margin of Error; HEALTH INSURANCE COVERAGE - Civilian noninstitutionalized population under 19 years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1</text:p>
          </table:table-cell>
          <table:table-cell office:value-type="string" calcext:value-type="string">
            <text:p>Estimate; HEALTH INSURANCE COVERAGE - Civilian noninstitutionalized population 19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1</text:p>
          </table:table-cell>
          <table:table-cell office:value-type="string" calcext:value-type="string">
            <text:p>Margin of Error; HEALTH INSURANCE COVERAGE - Civilian noninstitutionalized population 19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1</text:p>
          </table:table-cell>
          <table:table-cell office:value-type="string" calcext:value-type="string">
            <text:p>Percent; HEALTH INSURANCE COVERAGE - Civilian noninstitutionalized population 19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HEALTH INSURANCE COVERAGE - Civilian noninstitutionalized population 19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2</text:p>
          </table:table-cell>
          <table:table-cell office:value-type="string" calcext:value-type="string">
            <text:p>Estimate; HEALTH INSURANCE COVERAGE - Civilian noninstitutionalized population 19 to 64 years -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2</text:p>
          </table:table-cell>
          <table:table-cell office:value-type="string" calcext:value-type="string">
            <text:p>Margin of Error; HEALTH INSURANCE COVERAGE - Civilian noninstitutionalized population 19 to 64 years -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2</text:p>
          </table:table-cell>
          <table:table-cell office:value-type="string" calcext:value-type="string">
            <text:p>Percent; HEALTH INSURANCE COVERAGE - Civilian noninstitutionalized population 19 to 64 years -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HEALTH INSURANCE COVERAGE - Civilian noninstitutionalized population 19 to 64 years -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3</text:p>
          </table:table-cell>
          <table:table-cell office:value-type="string" calcext:value-type="string">
            <text:p>Estimate; HEALTH INSURANCE COVERAGE - Civilian noninstitutionalized population 19 to 64 years - In labor force: - 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3</text:p>
          </table:table-cell>
          <table:table-cell office:value-type="string" calcext:value-type="string">
            <text:p>Margin of Error; HEALTH INSURANCE COVERAGE - Civilian noninstitutionalized population 19 to 64 years - In labor force: - 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3</text:p>
          </table:table-cell>
          <table:table-cell office:value-type="string" calcext:value-type="string">
            <text:p>Percent; HEALTH INSURANCE COVERAGE - Civilian noninstitutionalized population 19 to 64 years - In labor force: - 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3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4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4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4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4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5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5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5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5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6</text:p>
          </table:table-cell>
          <table:table-cell office:value-type="string" calcext:value-type="string">
            <text:p>Estimate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6</text:p>
          </table:table-cell>
          <table:table-cell office:value-type="string" calcext:value-type="string">
            <text:p>Margin of Error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6</text:p>
          </table:table-cell>
          <table:table-cell office:value-type="string" calcext:value-type="string">
            <text:p>Percent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7</text:p>
          </table:table-cell>
          <table:table-cell office:value-type="string" calcext:value-type="string">
            <text:p>Estimate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7</text:p>
          </table:table-cell>
          <table:table-cell office:value-type="string" calcext:value-type="string">
            <text:p>Margin of Error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7</text:p>
          </table:table-cell>
          <table:table-cell office:value-type="string" calcext:value-type="string">
            <text:p>Percent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7</text:p>
          </table:table-cell>
          <table:table-cell office:value-type="string" calcext:value-type="string">
            <text:p>Percent Margin of Error; HEALTH INSURANCE COVERAGE - Civilian noninstitutionalized population 19 to 64 years - In labor force: - 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8</text:p>
          </table:table-cell>
          <table:table-cell office:value-type="string" calcext:value-type="string">
            <text:p>Estimate; HEALTH INSURANCE COVERAGE - Civilian noninstitutionalized population 19 to 64 years - In labor force: - Un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8</text:p>
          </table:table-cell>
          <table:table-cell office:value-type="string" calcext:value-type="string">
            <text:p>Margin of Error; HEALTH INSURANCE COVERAGE - Civilian noninstitutionalized population 19 to 64 years - In labor force: - Un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8</text:p>
          </table:table-cell>
          <table:table-cell office:value-type="string" calcext:value-type="string">
            <text:p>Percent; HEALTH INSURANCE COVERAGE - Civilian noninstitutionalized population 19 to 64 years - In labor force: - Un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8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9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9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9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0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0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0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1</text:p>
          </table:table-cell>
          <table:table-cell office:value-type="string" calcext:value-type="string">
            <text:p>Estimate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1</text:p>
          </table:table-cell>
          <table:table-cell office:value-type="string" calcext:value-type="string">
            <text:p>Margin of Error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1</text:p>
          </table:table-cell>
          <table:table-cell office:value-type="string" calcext:value-type="string">
            <text:p>Percent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2</text:p>
          </table:table-cell>
          <table:table-cell office:value-type="string" calcext:value-type="string">
            <text:p>Estimate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2</text:p>
          </table:table-cell>
          <table:table-cell office:value-type="string" calcext:value-type="string">
            <text:p>Margin of Error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2</text:p>
          </table:table-cell>
          <table:table-cell office:value-type="string" calcext:value-type="string">
            <text:p>Percent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2</text:p>
          </table:table-cell>
          <table:table-cell office:value-type="string" calcext:value-type="string">
            <text:p>Percent Margin of Error; HEALTH INSURANCE COVERAGE - Civilian noninstitutionalized population 19 to 64 years - In labor force: - Unemployed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3</text:p>
          </table:table-cell>
          <table:table-cell office:value-type="string" calcext:value-type="string">
            <text:p>Estimate; HEALTH INSURANCE COVERAGE - Civilian noninstitutionalized population 19 to 64 years - Not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3</text:p>
          </table:table-cell>
          <table:table-cell office:value-type="string" calcext:value-type="string">
            <text:p>Margin of Error; HEALTH INSURANCE COVERAGE - Civilian noninstitutionalized population 19 to 64 years - Not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3</text:p>
          </table:table-cell>
          <table:table-cell office:value-type="string" calcext:value-type="string">
            <text:p>Percent; HEALTH INSURANCE COVERAGE - Civilian noninstitutionalized population 19 to 64 years - Not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3</text:p>
          </table:table-cell>
          <table:table-cell office:value-type="string" calcext:value-type="string">
            <text:p>Percent Margin of Error; HEALTH INSURANCE COVERAGE - Civilian noninstitutionalized population 19 to 64 years - Not in labor force: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4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4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4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5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5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5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 - With private health insur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6</text:p>
          </table:table-cell>
          <table:table-cell office:value-type="string" calcext:value-type="string">
            <text:p>Estimate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6</text:p>
          </table:table-cell>
          <table:table-cell office:value-type="string" calcext:value-type="string">
            <text:p>Margin of Error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6</text:p>
          </table:table-cell>
          <table:table-cell office:value-type="string" calcext:value-type="string">
            <text:p>Percent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6</text:p>
          </table:table-cell>
          <table:table-cell office:value-type="string" calcext:value-type="string">
            <text:p>Percent Margin of Error; HEALTH INSURANCE COVERAGE - Civilian noninstitutionalized population 19 to 64 years - Not in labor force: - With health insurance coverage - With public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7</text:p>
          </table:table-cell>
          <table:table-cell office:value-type="string" calcext:value-type="string">
            <text:p>Estimate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7</text:p>
          </table:table-cell>
          <table:table-cell office:value-type="string" calcext:value-type="string">
            <text:p>Margin of Error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7</text:p>
          </table:table-cell>
          <table:table-cell office:value-type="string" calcext:value-type="string">
            <text:p>Percent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7</text:p>
          </table:table-cell>
          <table:table-cell office:value-type="string" calcext:value-type="string">
            <text:p>Percent Margin of Error; HEALTH INSURANCE COVERAGE - Civilian noninstitutionalized population 19 to 64 years - Not in labor force: - No health insurance cove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1</text:p>
          </table:table-cell>
          <table:table-cell office:value-type="string" calcext:value-type="string">
            <text:p>Estimate; PERCENTAGE OF FAMILIES AND PEOPLE WHOSE INCOME IN THE PAST 12 MONTHS IS BELOW THE POVERTY LEVEL - All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1</text:p>
          </table:table-cell>
          <table:table-cell office:value-type="string" calcext:value-type="string">
            <text:p>Margin of Error; PERCENTAGE OF FAMILIES AND PEOPLE WHOSE INCOME IN THE PAST 12 MONTHS IS BELOW THE POVERTY LEVEL - All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1</text:p>
          </table:table-cell>
          <table:table-cell office:value-type="string" calcext:value-type="string">
            <text:p>Percent; PERCENTAGE OF FAMILIES AND PEOPLE WHOSE INCOME IN THE PAST 12 MONTHS IS BELOW THE POVERTY LEVEL - All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PERCENTAGE OF FAMILIES AND PEOPLE WHOSE INCOME IN THE PAST 12 MONTHS IS BELOW THE POVERTY LEVEL - All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2</text:p>
          </table:table-cell>
          <table:table-cell office:value-type="string" calcext:value-type="string">
            <text:p>Estimate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2</text:p>
          </table:table-cell>
          <table:table-cell office:value-type="string" calcext:value-type="string">
            <text:p>Margin of Error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2</text:p>
          </table:table-cell>
          <table:table-cell office:value-type="string" calcext:value-type="string">
            <text:p>Percent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PERCENTAGE OF FAMILIES AND PEOPLE WHOSE INCOME IN THE PAST 12 MONTHS IS BELOW THE POVERTY LEVEL - All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3</text:p>
          </table:table-cell>
          <table:table-cell office:value-type="string" calcext:value-type="string">
            <text:p>Estimate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3</text:p>
          </table:table-cell>
          <table:table-cell office:value-type="string" calcext:value-type="string">
            <text:p>Margin of Error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3</text:p>
          </table:table-cell>
          <table:table-cell office:value-type="string" calcext:value-type="string">
            <text:p>Percent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PERCENTAGE OF FAMILIES AND PEOPLE WHOSE INCOME IN THE PAST 12 MONTHS IS BELOW THE POVERTY LEVEL - All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4</text:p>
          </table:table-cell>
          <table:table-cell office:value-type="string" calcext:value-type="string">
            <text:p>Estimate; PERCENTAGE OF FAMILIES AND PEOPLE WHOSE INCOME IN THE PAST 12 MONTHS IS BELOW THE POVERTY LEVEL - Married couple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4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4</text:p>
          </table:table-cell>
          <table:table-cell office:value-type="string" calcext:value-type="string">
            <text:p>Percent; PERCENTAGE OF FAMILIES AND PEOPLE WHOSE INCOME IN THE PAST 12 MONTHS IS BELOW THE POVERTY LEVEL - Married couple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5</text:p>
          </table:table-cell>
          <table:table-cell office:value-type="string" calcext:value-type="string">
            <text:p>Estimate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5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5</text:p>
          </table:table-cell>
          <table:table-cell office:value-type="string" calcext:value-type="string">
            <text:p>Percent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5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6</text:p>
          </table:table-cell>
          <table:table-cell office:value-type="string" calcext:value-type="string">
            <text:p>Estimate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6</text:p>
          </table:table-cell>
          <table:table-cell office:value-type="string" calcext:value-type="string">
            <text:p>Margin of Error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6</text:p>
          </table:table-cell>
          <table:table-cell office:value-type="string" calcext:value-type="string">
            <text:p>Percent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6</text:p>
          </table:table-cell>
          <table:table-cell office:value-type="string" calcext:value-type="string">
            <text:p>Percent Margin of Error; PERCENTAGE OF FAMILIES AND PEOPLE WHOSE INCOME IN THE PAST 12 MONTHS IS BELOW THE POVERTY LEVEL - Married couple families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7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7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7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7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8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8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8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8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 - With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9</text:p>
          </table:table-cell>
          <table:table-cell office:value-type="string" calcext:value-type="string">
            <text:p>Estimate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9</text:p>
          </table:table-cell>
          <table:table-cell office:value-type="string" calcext:value-type="string">
            <text:p>Margin of Error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9</text:p>
          </table:table-cell>
          <table:table-cell office:value-type="string" calcext:value-type="string">
            <text:p>Percent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9</text:p>
          </table:table-cell>
          <table:table-cell office:value-type="string" calcext:value-type="string">
            <text:p>Percent Margin of Error; PERCENTAGE OF FAMILIES AND PEOPLE WHOSE INCOME IN THE PAST 12 MONTHS IS BELOW THE POVERTY LEVEL - Families with female householder, no husband present - With related children of the householder under 18 years - With related children of the householder under 5 years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1</text:p>
          </table:table-cell>
          <table:table-cell office:value-type="string" calcext:value-type="string">
            <text:p>Estimate; PERCENTAGE OF FAMILIES AND PEOPLE WHOSE INCOME IN THE PAST 12 MONTHS IS BELOW THE POVERTY LEVEL - All 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1</text:p>
          </table:table-cell>
          <table:table-cell office:value-type="string" calcext:value-type="string">
            <text:p>Margin of Error; PERCENTAGE OF FAMILIES AND PEOPLE WHOSE INCOME IN THE PAST 12 MONTHS IS BELOW THE POVERTY LEVEL - All 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1</text:p>
          </table:table-cell>
          <table:table-cell office:value-type="string" calcext:value-type="string">
            <text:p>Percent; PERCENTAGE OF FAMILIES AND PEOPLE WHOSE INCOME IN THE PAST 12 MONTHS IS BELOW THE POVERTY LEVEL - All 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PERCENTAGE OF FAMILIES AND PEOPLE WHOSE INCOME IN THE PAST 12 MONTHS IS BELOW THE POVERTY LEVEL - All peo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2</text:p>
          </table:table-cell>
          <table:table-cell office:value-type="string" calcext:value-type="string">
            <text:p>Estimate; PERCENTAGE OF FAMILIES AND PEOPLE WHOSE INCOME IN THE PAST 12 MONTHS IS BELOW THE POVERTY LEVEL - All peopl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2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2</text:p>
          </table:table-cell>
          <table:table-cell office:value-type="string" calcext:value-type="string">
            <text:p>Percent; PERCENTAGE OF FAMILIES AND PEOPLE WHOSE INCOME IN THE PAST 12 MONTHS IS BELOW THE POVERTY LEVEL - All peopl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3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3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3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4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4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4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 - Related children of the householder under 5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5</text:p>
          </table:table-cell>
          <table:table-cell office:value-type="string" calcext:value-type="string">
            <text:p>Estimate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5</text:p>
          </table:table-cell>
          <table:table-cell office:value-type="string" calcext:value-type="string">
            <text:p>Margin of Error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5</text:p>
          </table:table-cell>
          <table:table-cell office:value-type="string" calcext:value-type="string">
            <text:p>Percent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Under 18 years - Related children of the householder under 18 years - Related children of the householder 5 to 17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6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6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6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7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7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7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7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 - 18 to 64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8</text:p>
          </table:table-cell>
          <table:table-cell office:value-type="string" calcext:value-type="string">
            <text:p>Estimate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8</text:p>
          </table:table-cell>
          <table:table-cell office:value-type="string" calcext:value-type="string">
            <text:p>Margin of Error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8</text:p>
          </table:table-cell>
          <table:table-cell office:value-type="string" calcext:value-type="string">
            <text:p>Percent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8</text:p>
          </table:table-cell>
          <table:table-cell office:value-type="string" calcext:value-type="string">
            <text:p>Percent Margin of Error; PERCENTAGE OF FAMILIES AND PEOPLE WHOSE INCOME IN THE PAST 12 MONTHS IS BELOW THE POVERTY LEVEL - All people - 18 years and over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9</text:p>
          </table:table-cell>
          <table:table-cell office:value-type="string" calcext:value-type="string">
            <text:p>Estimate; PERCENTAGE OF FAMILIES AND PEOPLE WHOSE INCOME IN THE PAST 12 MONTHS IS BELOW THE POVERTY LEVEL - People in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9</text:p>
          </table:table-cell>
          <table:table-cell office:value-type="string" calcext:value-type="string">
            <text:p>Margin of Error; PERCENTAGE OF FAMILIES AND PEOPLE WHOSE INCOME IN THE PAST 12 MONTHS IS BELOW THE POVERTY LEVEL - People in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9</text:p>
          </table:table-cell>
          <table:table-cell office:value-type="string" calcext:value-type="string">
            <text:p>Percent; PERCENTAGE OF FAMILIES AND PEOPLE WHOSE INCOME IN THE PAST 12 MONTHS IS BELOW THE POVERTY LEVEL - People in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PERCENTAGE OF FAMILIES AND PEOPLE WHOSE INCOME IN THE PAST 12 MONTHS IS BELOW THE POVERTY LEVEL - People in famil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0</text:p>
          </table:table-cell>
          <table:table-cell office:value-type="string" calcext:value-type="string">
            <text:p>Estimate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0</text:p>
          </table:table-cell>
          <table:table-cell office:value-type="string" calcext:value-type="string">
            <text:p>Margin of Error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0</text:p>
          </table:table-cell>
          <table:table-cell office:value-type="string" calcext:value-type="string">
            <text:p>Percent; PERCENTAGE OF FAMILIES AND PEOPLE WHOSE INCOME IN THE PAST 12 MONTHS IS BELOW THE POVERTY LEVEL - Unrelated individuals 1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0</text:p>
          </table:table-cell>
          <table:table-cell office:value-type="string" calcext:value-type="string">
            <text:p>Percent Margin of Error; PERCENTAGE OF FAMILIES AND PEOPLE WHOSE INCOME IN THE PAST 12 MONTHS IS BELOW THE POVERTY LEVEL - Unrelated individuals 15 years and over</text:p>
          </table:table-cell>
        </table:table-row>
      </table:table>
      <table:table table:name="dp04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Estimate; HOUSING OCCUPANCY - Total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Margin of Error; HOUSING OCCUPANCY - Total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Percent; HOUSING OCCUPANCY - Total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HOUSING OCCUPANCY - Total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Estimate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Percent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HOUSING OCCUPANCY - Total housing units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Estimate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Percent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HOUSING OCCUPANCY - Total housing units - Vacant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4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08</text:p>
          </table:table-cell>
          <table:table-cell office:value-type="string" calcext:value-type="string">
            <text:p>Estimate; HOUSING OCCUPANCY - Homeowner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4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08</text:p>
          </table:table-cell>
          <table:table-cell office:value-type="string" calcext:value-type="string">
            <text:p>Margin of Error; HOUSING OCCUPANCY - Homeowner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8</text:p>
          </table:table-cell>
          <table:table-cell office:value-type="string" calcext:value-type="string">
            <text:p>Percent; HOUSING OCCUPANCY - Homeowner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8</text:p>
          </table:table-cell>
          <table:table-cell office:value-type="string" calcext:value-type="string">
            <text:p>Percent Margin of Error; HOUSING OCCUPANCY - Homeowner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5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Estimate; HOUSING OCCUPANCY - Rental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5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Margin of Error; HOUSING OCCUPANCY - Rental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Percent; HOUSING OCCUPANCY - Rental vacancy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C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HOUSING OCCUPANCY - Rental vacancy 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</text:p>
          </table:table-cell>
          <table:table-cell office:value-type="string" calcext:value-type="string">
            <text:p>Estimate; UNITS IN STRUCTUR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</text:p>
          </table:table-cell>
          <table:table-cell office:value-type="string" calcext:value-type="string">
            <text:p>Margin of Error; UNITS IN STRUCTUR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</text:p>
          </table:table-cell>
          <table:table-cell office:value-type="string" calcext:value-type="string">
            <text:p>Percent; UNITS IN STRUCTUR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UNITS IN STRUCTUR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</text:p>
          </table:table-cell>
          <table:table-cell office:value-type="string" calcext:value-type="string">
            <text:p>Estimate; UNITS IN STRUCTURE - Total housing units - 1-unit, de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</text:p>
          </table:table-cell>
          <table:table-cell office:value-type="string" calcext:value-type="string">
            <text:p>Margin of Error; UNITS IN STRUCTURE - Total housing units - 1-unit, de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</text:p>
          </table:table-cell>
          <table:table-cell office:value-type="string" calcext:value-type="string">
            <text:p>Percent; UNITS IN STRUCTURE - Total housing units - 1-unit, de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UNITS IN STRUCTURE - Total housing units - 1-unit, de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</text:p>
          </table:table-cell>
          <table:table-cell office:value-type="string" calcext:value-type="string">
            <text:p>Estimate; UNITS IN STRUCTURE - Total housing units - 1-unit, at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</text:p>
          </table:table-cell>
          <table:table-cell office:value-type="string" calcext:value-type="string">
            <text:p>Margin of Error; UNITS IN STRUCTURE - Total housing units - 1-unit, at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</text:p>
          </table:table-cell>
          <table:table-cell office:value-type="string" calcext:value-type="string">
            <text:p>Percent; UNITS IN STRUCTURE - Total housing units - 1-unit, at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UNITS IN STRUCTURE - Total housing units - 1-unit, attach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</text:p>
          </table:table-cell>
          <table:table-cell office:value-type="string" calcext:value-type="string">
            <text:p>Estimate; UNITS IN STRUCTURE - Total housing units - 2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</text:p>
          </table:table-cell>
          <table:table-cell office:value-type="string" calcext:value-type="string">
            <text:p>Margin of Error; UNITS IN STRUCTURE - Total housing units - 2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</text:p>
          </table:table-cell>
          <table:table-cell office:value-type="string" calcext:value-type="string">
            <text:p>Percent; UNITS IN STRUCTURE - Total housing units - 2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UNITS IN STRUCTURE - Total housing units - 2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</text:p>
          </table:table-cell>
          <table:table-cell office:value-type="string" calcext:value-type="string">
            <text:p>Estimate; UNITS IN STRUCTURE - Total housing units - 3 or 4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</text:p>
          </table:table-cell>
          <table:table-cell office:value-type="string" calcext:value-type="string">
            <text:p>Margin of Error; UNITS IN STRUCTURE - Total housing units - 3 or 4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</text:p>
          </table:table-cell>
          <table:table-cell office:value-type="string" calcext:value-type="string">
            <text:p>Percent; UNITS IN STRUCTURE - Total housing units - 3 or 4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UNITS IN STRUCTURE - Total housing units - 3 or 4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8</text:p>
          </table:table-cell>
          <table:table-cell office:value-type="string" calcext:value-type="string">
            <text:p>Estimate; UNITS IN STRUCTURE - Total housing units - 5 to 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8</text:p>
          </table:table-cell>
          <table:table-cell office:value-type="string" calcext:value-type="string">
            <text:p>Margin of Error; UNITS IN STRUCTURE - Total housing units - 5 to 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8</text:p>
          </table:table-cell>
          <table:table-cell office:value-type="string" calcext:value-type="string">
            <text:p>Percent; UNITS IN STRUCTURE - Total housing units - 5 to 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UNITS IN STRUCTURE - Total housing units - 5 to 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</text:p>
          </table:table-cell>
          <table:table-cell office:value-type="string" calcext:value-type="string">
            <text:p>Estimate; UNITS IN STRUCTURE - Total housing units - 10 to 1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</text:p>
          </table:table-cell>
          <table:table-cell office:value-type="string" calcext:value-type="string">
            <text:p>Margin of Error; UNITS IN STRUCTURE - Total housing units - 10 to 1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</text:p>
          </table:table-cell>
          <table:table-cell office:value-type="string" calcext:value-type="string">
            <text:p>Percent; UNITS IN STRUCTURE - Total housing units - 10 to 1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UNITS IN STRUCTURE - Total housing units - 10 to 19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</text:p>
          </table:table-cell>
          <table:table-cell office:value-type="string" calcext:value-type="string">
            <text:p>Estimate; UNITS IN STRUCTURE - Total housing units - 20 or more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</text:p>
          </table:table-cell>
          <table:table-cell office:value-type="string" calcext:value-type="string">
            <text:p>Margin of Error; UNITS IN STRUCTURE - Total housing units - 20 or more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</text:p>
          </table:table-cell>
          <table:table-cell office:value-type="string" calcext:value-type="string">
            <text:p>Percent; UNITS IN STRUCTURE - Total housing units - 20 or more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UNITS IN STRUCTURE - Total housing units - 20 or more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1</text:p>
          </table:table-cell>
          <table:table-cell office:value-type="string" calcext:value-type="string">
            <text:p>Estimate; UNITS IN STRUCTURE - Total housing units - Mobile h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1</text:p>
          </table:table-cell>
          <table:table-cell office:value-type="string" calcext:value-type="string">
            <text:p>Margin of Error; UNITS IN STRUCTURE - Total housing units - Mobile h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1</text:p>
          </table:table-cell>
          <table:table-cell office:value-type="string" calcext:value-type="string">
            <text:p>Percent; UNITS IN STRUCTURE - Total housing units - Mobile h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UNITS IN STRUCTURE - Total housing units - Mobile h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2</text:p>
          </table:table-cell>
          <table:table-cell office:value-type="string" calcext:value-type="string">
            <text:p>Estimate; UNITS IN STRUCTURE - Total housing units - Boat, RV, van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2</text:p>
          </table:table-cell>
          <table:table-cell office:value-type="string" calcext:value-type="string">
            <text:p>Margin of Error; UNITS IN STRUCTURE - Total housing units - Boat, RV, van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2</text:p>
          </table:table-cell>
          <table:table-cell office:value-type="string" calcext:value-type="string">
            <text:p>Percent; UNITS IN STRUCTURE - Total housing units - Boat, RV, van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2</text:p>
          </table:table-cell>
          <table:table-cell office:value-type="string" calcext:value-type="string">
            <text:p>Percent Margin of Error; UNITS IN STRUCTURE - Total housing units - Boat, RV, van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6</text:p>
          </table:table-cell>
          <table:table-cell office:value-type="string" calcext:value-type="string">
            <text:p>Estimate; YEAR STRUCTURE BUILT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6</text:p>
          </table:table-cell>
          <table:table-cell office:value-type="string" calcext:value-type="string">
            <text:p>Margin of Error; YEAR STRUCTURE BUILT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6</text:p>
          </table:table-cell>
          <table:table-cell office:value-type="string" calcext:value-type="string">
            <text:p>Percent; YEAR STRUCTURE BUILT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6</text:p>
          </table:table-cell>
          <table:table-cell office:value-type="string" calcext:value-type="string">
            <text:p>Percent Margin of Error; YEAR STRUCTURE BUILT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7</text:p>
          </table:table-cell>
          <table:table-cell office:value-type="string" calcext:value-type="string">
            <text:p>Estimate; YEAR STRUCTURE BUILT - Total housing units - Built 2014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7</text:p>
          </table:table-cell>
          <table:table-cell office:value-type="string" calcext:value-type="string">
            <text:p>Margin of Error; YEAR STRUCTURE BUILT - Total housing units - Built 2014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7</text:p>
          </table:table-cell>
          <table:table-cell office:value-type="string" calcext:value-type="string">
            <text:p>Percent; YEAR STRUCTURE BUILT - Total housing units - Built 2014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YEAR STRUCTURE BUILT - Total housing units - Built 2014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8</text:p>
          </table:table-cell>
          <table:table-cell office:value-type="string" calcext:value-type="string">
            <text:p>Estimate; YEAR STRUCTURE BUILT - Total housing units - Built 2010 to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8</text:p>
          </table:table-cell>
          <table:table-cell office:value-type="string" calcext:value-type="string">
            <text:p>Margin of Error; YEAR STRUCTURE BUILT - Total housing units - Built 2010 to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8</text:p>
          </table:table-cell>
          <table:table-cell office:value-type="string" calcext:value-type="string">
            <text:p>Percent; YEAR STRUCTURE BUILT - Total housing units - Built 2010 to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YEAR STRUCTURE BUILT - Total housing units - Built 2010 to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9</text:p>
          </table:table-cell>
          <table:table-cell office:value-type="string" calcext:value-type="string">
            <text:p>Estimate; YEAR STRUCTURE BUILT - Total housing units - Built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9</text:p>
          </table:table-cell>
          <table:table-cell office:value-type="string" calcext:value-type="string">
            <text:p>Margin of Error; YEAR STRUCTURE BUILT - Total housing units - Built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9</text:p>
          </table:table-cell>
          <table:table-cell office:value-type="string" calcext:value-type="string">
            <text:p>Percent; YEAR STRUCTURE BUILT - Total housing units - Built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YEAR STRUCTURE BUILT - Total housing units - Built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0</text:p>
          </table:table-cell>
          <table:table-cell office:value-type="string" calcext:value-type="string">
            <text:p>Estimate; YEAR STRUCTURE BUILT - Total housing units - Built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0</text:p>
          </table:table-cell>
          <table:table-cell office:value-type="string" calcext:value-type="string">
            <text:p>Margin of Error; YEAR STRUCTURE BUILT - Total housing units - Built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0</text:p>
          </table:table-cell>
          <table:table-cell office:value-type="string" calcext:value-type="string">
            <text:p>Percent; YEAR STRUCTURE BUILT - Total housing units - Built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YEAR STRUCTURE BUILT - Total housing units - Built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1</text:p>
          </table:table-cell>
          <table:table-cell office:value-type="string" calcext:value-type="string">
            <text:p>Estimate; YEAR STRUCTURE BUILT - Total housing units - Built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1</text:p>
          </table:table-cell>
          <table:table-cell office:value-type="string" calcext:value-type="string">
            <text:p>Margin of Error; YEAR STRUCTURE BUILT - Total housing units - Built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1</text:p>
          </table:table-cell>
          <table:table-cell office:value-type="string" calcext:value-type="string">
            <text:p>Percent; YEAR STRUCTURE BUILT - Total housing units - Built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YEAR STRUCTURE BUILT - Total housing units - Built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2</text:p>
          </table:table-cell>
          <table:table-cell office:value-type="string" calcext:value-type="string">
            <text:p>Estimate; YEAR STRUCTURE BUILT - Total housing units - Built 1970 to 19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2</text:p>
          </table:table-cell>
          <table:table-cell office:value-type="string" calcext:value-type="string">
            <text:p>Margin of Error; YEAR STRUCTURE BUILT - Total housing units - Built 1970 to 19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2</text:p>
          </table:table-cell>
          <table:table-cell office:value-type="string" calcext:value-type="string">
            <text:p>Percent; YEAR STRUCTURE BUILT - Total housing units - Built 1970 to 19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YEAR STRUCTURE BUILT - Total housing units - Built 1970 to 19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3</text:p>
          </table:table-cell>
          <table:table-cell office:value-type="string" calcext:value-type="string">
            <text:p>Estimate; YEAR STRUCTURE BUILT - Total housing units - Built 1960 to 19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3</text:p>
          </table:table-cell>
          <table:table-cell office:value-type="string" calcext:value-type="string">
            <text:p>Margin of Error; YEAR STRUCTURE BUILT - Total housing units - Built 1960 to 19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3</text:p>
          </table:table-cell>
          <table:table-cell office:value-type="string" calcext:value-type="string">
            <text:p>Percent; YEAR STRUCTURE BUILT - Total housing units - Built 1960 to 19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3</text:p>
          </table:table-cell>
          <table:table-cell office:value-type="string" calcext:value-type="string">
            <text:p>Percent Margin of Error; YEAR STRUCTURE BUILT - Total housing units - Built 1960 to 19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4</text:p>
          </table:table-cell>
          <table:table-cell office:value-type="string" calcext:value-type="string">
            <text:p>Estimate; YEAR STRUCTURE BUILT - Total housing units - Built 1950 to 1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4</text:p>
          </table:table-cell>
          <table:table-cell office:value-type="string" calcext:value-type="string">
            <text:p>Margin of Error; YEAR STRUCTURE BUILT - Total housing units - Built 1950 to 1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4</text:p>
          </table:table-cell>
          <table:table-cell office:value-type="string" calcext:value-type="string">
            <text:p>Percent; YEAR STRUCTURE BUILT - Total housing units - Built 1950 to 1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4</text:p>
          </table:table-cell>
          <table:table-cell office:value-type="string" calcext:value-type="string">
            <text:p>Percent Margin of Error; YEAR STRUCTURE BUILT - Total housing units - Built 1950 to 1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5</text:p>
          </table:table-cell>
          <table:table-cell office:value-type="string" calcext:value-type="string">
            <text:p>Estimate; YEAR STRUCTURE BUILT - Total housing units - Built 1940 to 1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5</text:p>
          </table:table-cell>
          <table:table-cell office:value-type="string" calcext:value-type="string">
            <text:p>Margin of Error; YEAR STRUCTURE BUILT - Total housing units - Built 1940 to 1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5</text:p>
          </table:table-cell>
          <table:table-cell office:value-type="string" calcext:value-type="string">
            <text:p>Percent; YEAR STRUCTURE BUILT - Total housing units - Built 1940 to 1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5</text:p>
          </table:table-cell>
          <table:table-cell office:value-type="string" calcext:value-type="string">
            <text:p>Percent Margin of Error; YEAR STRUCTURE BUILT - Total housing units - Built 1940 to 19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6</text:p>
          </table:table-cell>
          <table:table-cell office:value-type="string" calcext:value-type="string">
            <text:p>Estimate; YEAR STRUCTURE BUILT - Total housing units - Built 1939 or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6</text:p>
          </table:table-cell>
          <table:table-cell office:value-type="string" calcext:value-type="string">
            <text:p>Margin of Error; YEAR STRUCTURE BUILT - Total housing units - Built 1939 or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6</text:p>
          </table:table-cell>
          <table:table-cell office:value-type="string" calcext:value-type="string">
            <text:p>Percent; YEAR STRUCTURE BUILT - Total housing units - Built 1939 or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YEAR STRUCTURE BUILT - Total housing units - Built 1939 or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0</text:p>
          </table:table-cell>
          <table:table-cell office:value-type="string" calcext:value-type="string">
            <text:p>Estimate; 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0</text:p>
          </table:table-cell>
          <table:table-cell office:value-type="string" calcext:value-type="string">
            <text:p>Margin of Error; 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0</text:p>
          </table:table-cell>
          <table:table-cell office:value-type="string" calcext:value-type="string">
            <text:p>Percent; 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0</text:p>
          </table:table-cell>
          <table:table-cell office:value-type="string" calcext:value-type="string">
            <text:p>Percent Margin of Error; 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1</text:p>
          </table:table-cell>
          <table:table-cell office:value-type="string" calcext:value-type="string">
            <text:p>Estimate; ROOMS - Total housing units - 1 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1</text:p>
          </table:table-cell>
          <table:table-cell office:value-type="string" calcext:value-type="string">
            <text:p>Margin of Error; ROOMS - Total housing units - 1 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1</text:p>
          </table:table-cell>
          <table:table-cell office:value-type="string" calcext:value-type="string">
            <text:p>Percent; ROOMS - Total housing units - 1 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ROOMS - Total housing units - 1 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2</text:p>
          </table:table-cell>
          <table:table-cell office:value-type="string" calcext:value-type="string">
            <text:p>Estimate; ROOMS - Total housing units - 2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2</text:p>
          </table:table-cell>
          <table:table-cell office:value-type="string" calcext:value-type="string">
            <text:p>Margin of Error; ROOMS - Total housing units - 2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2</text:p>
          </table:table-cell>
          <table:table-cell office:value-type="string" calcext:value-type="string">
            <text:p>Percent; ROOMS - Total housing units - 2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ROOMS - Total housing units - 2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3</text:p>
          </table:table-cell>
          <table:table-cell office:value-type="string" calcext:value-type="string">
            <text:p>Estimate; ROOMS - Total housing units - 3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3</text:p>
          </table:table-cell>
          <table:table-cell office:value-type="string" calcext:value-type="string">
            <text:p>Margin of Error; ROOMS - Total housing units - 3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3</text:p>
          </table:table-cell>
          <table:table-cell office:value-type="string" calcext:value-type="string">
            <text:p>Percent; ROOMS - Total housing units - 3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ROOMS - Total housing units - 3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4</text:p>
          </table:table-cell>
          <table:table-cell office:value-type="string" calcext:value-type="string">
            <text:p>Estimate; ROOMS - Total housing units - 4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4</text:p>
          </table:table-cell>
          <table:table-cell office:value-type="string" calcext:value-type="string">
            <text:p>Margin of Error; ROOMS - Total housing units - 4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4</text:p>
          </table:table-cell>
          <table:table-cell office:value-type="string" calcext:value-type="string">
            <text:p>Percent; ROOMS - Total housing units - 4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ROOMS - Total housing units - 4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5</text:p>
          </table:table-cell>
          <table:table-cell office:value-type="string" calcext:value-type="string">
            <text:p>Estimate; ROOMS - Total housing units - 5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5</text:p>
          </table:table-cell>
          <table:table-cell office:value-type="string" calcext:value-type="string">
            <text:p>Margin of Error; ROOMS - Total housing units - 5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5</text:p>
          </table:table-cell>
          <table:table-cell office:value-type="string" calcext:value-type="string">
            <text:p>Percent; ROOMS - Total housing units - 5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5</text:p>
          </table:table-cell>
          <table:table-cell office:value-type="string" calcext:value-type="string">
            <text:p>Percent Margin of Error; ROOMS - Total housing units - 5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6</text:p>
          </table:table-cell>
          <table:table-cell office:value-type="string" calcext:value-type="string">
            <text:p>Estimate; ROOMS - Total housing units - 6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6</text:p>
          </table:table-cell>
          <table:table-cell office:value-type="string" calcext:value-type="string">
            <text:p>Margin of Error; ROOMS - Total housing units - 6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6</text:p>
          </table:table-cell>
          <table:table-cell office:value-type="string" calcext:value-type="string">
            <text:p>Percent; ROOMS - Total housing units - 6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6</text:p>
          </table:table-cell>
          <table:table-cell office:value-type="string" calcext:value-type="string">
            <text:p>Percent Margin of Error; ROOMS - Total housing units - 6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7</text:p>
          </table:table-cell>
          <table:table-cell office:value-type="string" calcext:value-type="string">
            <text:p>Estimate; ROOMS - Total housing units - 7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7</text:p>
          </table:table-cell>
          <table:table-cell office:value-type="string" calcext:value-type="string">
            <text:p>Margin of Error; ROOMS - Total housing units - 7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7</text:p>
          </table:table-cell>
          <table:table-cell office:value-type="string" calcext:value-type="string">
            <text:p>Percent; ROOMS - Total housing units - 7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7</text:p>
          </table:table-cell>
          <table:table-cell office:value-type="string" calcext:value-type="string">
            <text:p>Percent Margin of Error; ROOMS - Total housing units - 7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8</text:p>
          </table:table-cell>
          <table:table-cell office:value-type="string" calcext:value-type="string">
            <text:p>Estimate; ROOMS - Total housing units - 8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8</text:p>
          </table:table-cell>
          <table:table-cell office:value-type="string" calcext:value-type="string">
            <text:p>Margin of Error; ROOMS - Total housing units - 8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8</text:p>
          </table:table-cell>
          <table:table-cell office:value-type="string" calcext:value-type="string">
            <text:p>Percent; ROOMS - Total housing units - 8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ROOMS - Total housing units - 8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9</text:p>
          </table:table-cell>
          <table:table-cell office:value-type="string" calcext:value-type="string">
            <text:p>Estimate; ROOMS - Total housing units - 9 rooms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9</text:p>
          </table:table-cell>
          <table:table-cell office:value-type="string" calcext:value-type="string">
            <text:p>Margin of Error; ROOMS - Total housing units - 9 rooms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9</text:p>
          </table:table-cell>
          <table:table-cell office:value-type="string" calcext:value-type="string">
            <text:p>Percent; ROOMS - Total housing units - 9 rooms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ROOMS - Total housing units - 9 rooms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0</text:p>
          </table:table-cell>
          <table:table-cell office:value-type="string" calcext:value-type="string">
            <text:p>Estimate; ROOMS - Total housing units - Median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0</text:p>
          </table:table-cell>
          <table:table-cell office:value-type="string" calcext:value-type="string">
            <text:p>Margin of Error; ROOMS - Total housing units - Median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0</text:p>
          </table:table-cell>
          <table:table-cell office:value-type="string" calcext:value-type="string">
            <text:p>Percent; ROOMS - Total housing units - Median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ROOMS - Total housing units - Median 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4</text:p>
          </table:table-cell>
          <table:table-cell office:value-type="string" calcext:value-type="string">
            <text:p>Estimate; BED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4</text:p>
          </table:table-cell>
          <table:table-cell office:value-type="string" calcext:value-type="string">
            <text:p>Margin of Error; BED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4</text:p>
          </table:table-cell>
          <table:table-cell office:value-type="string" calcext:value-type="string">
            <text:p>Percent; BED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BEDROOMS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5</text:p>
          </table:table-cell>
          <table:table-cell office:value-type="string" calcext:value-type="string">
            <text:p>Estimate; BEDROOMS - Total housing units - No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5</text:p>
          </table:table-cell>
          <table:table-cell office:value-type="string" calcext:value-type="string">
            <text:p>Margin of Error; BEDROOMS - Total housing units - No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5</text:p>
          </table:table-cell>
          <table:table-cell office:value-type="string" calcext:value-type="string">
            <text:p>Percent; BEDROOMS - Total housing units - No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BEDROOMS - Total housing units - No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6</text:p>
          </table:table-cell>
          <table:table-cell office:value-type="string" calcext:value-type="string">
            <text:p>Estimate; BEDROOMS - Total housing units - 1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6</text:p>
          </table:table-cell>
          <table:table-cell office:value-type="string" calcext:value-type="string">
            <text:p>Margin of Error; BEDROOMS - Total housing units - 1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6</text:p>
          </table:table-cell>
          <table:table-cell office:value-type="string" calcext:value-type="string">
            <text:p>Percent; BEDROOMS - Total housing units - 1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BEDROOMS - Total housing units - 1 bedro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7</text:p>
          </table:table-cell>
          <table:table-cell office:value-type="string" calcext:value-type="string">
            <text:p>Estimate; BEDROOMS - Total housing units - 2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7</text:p>
          </table:table-cell>
          <table:table-cell office:value-type="string" calcext:value-type="string">
            <text:p>Margin of Error; BEDROOMS - Total housing units - 2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7</text:p>
          </table:table-cell>
          <table:table-cell office:value-type="string" calcext:value-type="string">
            <text:p>Percent; BEDROOMS - Total housing units - 2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BEDROOMS - Total housing units - 2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8</text:p>
          </table:table-cell>
          <table:table-cell office:value-type="string" calcext:value-type="string">
            <text:p>Estimate; BEDROOMS - Total housing units - 3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8</text:p>
          </table:table-cell>
          <table:table-cell office:value-type="string" calcext:value-type="string">
            <text:p>Margin of Error; BEDROOMS - Total housing units - 3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8</text:p>
          </table:table-cell>
          <table:table-cell office:value-type="string" calcext:value-type="string">
            <text:p>Percent; BEDROOMS - Total housing units - 3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BEDROOMS - Total housing units - 3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9</text:p>
          </table:table-cell>
          <table:table-cell office:value-type="string" calcext:value-type="string">
            <text:p>Estimate; BEDROOMS - Total housing units - 4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9</text:p>
          </table:table-cell>
          <table:table-cell office:value-type="string" calcext:value-type="string">
            <text:p>Margin of Error; BEDROOMS - Total housing units - 4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9</text:p>
          </table:table-cell>
          <table:table-cell office:value-type="string" calcext:value-type="string">
            <text:p>Percent; BEDROOMS - Total housing units - 4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BEDROOMS - Total housing units - 4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0</text:p>
          </table:table-cell>
          <table:table-cell office:value-type="string" calcext:value-type="string">
            <text:p>Estimate; BEDROOMS - Total housing units - 5 or more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0</text:p>
          </table:table-cell>
          <table:table-cell office:value-type="string" calcext:value-type="string">
            <text:p>Margin of Error; BEDROOMS - Total housing units - 5 or more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0</text:p>
          </table:table-cell>
          <table:table-cell office:value-type="string" calcext:value-type="string">
            <text:p>Percent; BEDROOMS - Total housing units - 5 or more bedroo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BEDROOMS - Total housing units - 5 or more bedroom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4</text:p>
          </table:table-cell>
          <table:table-cell office:value-type="string" calcext:value-type="string">
            <text:p>Estimate; HOUSING TENURE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4</text:p>
          </table:table-cell>
          <table:table-cell office:value-type="string" calcext:value-type="string">
            <text:p>Margin of Error; HOUSING TENURE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64</text:p>
          </table:table-cell>
          <table:table-cell office:value-type="string" calcext:value-type="string">
            <text:p>Percent; HOUSING TENURE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64</text:p>
          </table:table-cell>
          <table:table-cell office:value-type="string" calcext:value-type="string">
            <text:p>Percent Margin of Error; HOUSING TENURE - Occupied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5</text:p>
          </table:table-cell>
          <table:table-cell office:value-type="string" calcext:value-type="string">
            <text:p>Estimate; HOUSING TENURE - Occupied housing units - Own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5</text:p>
          </table:table-cell>
          <table:table-cell office:value-type="string" calcext:value-type="string">
            <text:p>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5</text:p>
          </table:table-cell>
          <table:table-cell office:value-type="string" calcext:value-type="string">
            <text:p>Percent; HOUSING TENURE - Occupied housing units - Own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HOUSING TENURE - Occupied housing units - Own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6</text:p>
          </table:table-cell>
          <table:table-cell office:value-type="string" calcext:value-type="string">
            <text:p>Estimate; HOUSING TENURE - Occupied housing units - Rent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6</text:p>
          </table:table-cell>
          <table:table-cell office:value-type="string" calcext:value-type="string">
            <text:p>Margin of Error; HOUSING TENURE - Occupied housing units - Rent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6</text:p>
          </table:table-cell>
          <table:table-cell office:value-type="string" calcext:value-type="string">
            <text:p>Percent; HOUSING TENURE - Occupied housing units - Renter-occupi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TEN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HOUSING TENURE - Occupied housing units - Renter-occupi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9</text:p>
          </table:table-cell>
          <table:table-cell office:value-type="string" calcext:value-type="string">
            <text:p>Estimate; HOUSING TENURE - Average household size of own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9</text:p>
          </table:table-cell>
          <table:table-cell office:value-type="string" calcext:value-type="string">
            <text:p>Margin of Error; HOUSING TENURE - Average household size of own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9</text:p>
          </table:table-cell>
          <table:table-cell office:value-type="string" calcext:value-type="string">
            <text:p>Percent; HOUSING TENURE - Average household size of own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HOUSING TENURE - Average household size of own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0</text:p>
          </table:table-cell>
          <table:table-cell office:value-type="string" calcext:value-type="string">
            <text:p>Estimate; HOUSING TENURE - Average household size of rent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0</text:p>
          </table:table-cell>
          <table:table-cell office:value-type="string" calcext:value-type="string">
            <text:p>Margin of Error; HOUSING TENURE - Average household size of rent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0</text:p>
          </table:table-cell>
          <table:table-cell office:value-type="string" calcext:value-type="string">
            <text:p>Percent; HOUSING TENURE - Average household size of rent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HOUSING TENURE - Average household size of renter-occupied un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4</text:p>
          </table:table-cell>
          <table:table-cell office:value-type="string" calcext:value-type="string">
            <text:p>Estimate; YEAR HOUSEHOLDER MOVED INTO UNIT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4</text:p>
          </table:table-cell>
          <table:table-cell office:value-type="string" calcext:value-type="string">
            <text:p>Margin of Error; YEAR HOUSEHOLDER MOVED INTO UNIT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4</text:p>
          </table:table-cell>
          <table:table-cell office:value-type="string" calcext:value-type="string">
            <text:p>Percent; YEAR HOUSEHOLDER MOVED INTO UNIT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YEAR HOUSEHOLDER MOVED INTO UNIT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5</text:p>
          </table:table-cell>
          <table:table-cell office:value-type="string" calcext:value-type="string">
            <text:p>Estimate; YEAR HOUSEHOLDER MOVED INTO UNIT - Occupied housing units - Moved in 2015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5</text:p>
          </table:table-cell>
          <table:table-cell office:value-type="string" calcext:value-type="string">
            <text:p>Margin of Error; YEAR HOUSEHOLDER MOVED INTO UNIT - Occupied housing units - Moved in 2015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5</text:p>
          </table:table-cell>
          <table:table-cell office:value-type="string" calcext:value-type="string">
            <text:p>Percent; YEAR HOUSEHOLDER MOVED INTO UNIT - Occupied housing units - Moved in 2015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YEAR HOUSEHOLDER MOVED INTO UNIT - Occupied housing units - Moved in 2015 or l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6</text:p>
          </table:table-cell>
          <table:table-cell office:value-type="string" calcext:value-type="string">
            <text:p>Estimate; YEAR HOUSEHOLDER MOVED INTO UNIT - Occupied housing units - Moved in 2010 t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6</text:p>
          </table:table-cell>
          <table:table-cell office:value-type="string" calcext:value-type="string">
            <text:p>Margin of Error; YEAR HOUSEHOLDER MOVED INTO UNIT - Occupied housing units - Moved in 2010 t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6</text:p>
          </table:table-cell>
          <table:table-cell office:value-type="string" calcext:value-type="string">
            <text:p>Percent; YEAR HOUSEHOLDER MOVED INTO UNIT - Occupied housing units - Moved in 2010 t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YEAR HOUSEHOLDER MOVED INTO UNIT - Occupied housing units - Moved in 2010 to 2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7</text:p>
          </table:table-cell>
          <table:table-cell office:value-type="string" calcext:value-type="string">
            <text:p>Estimate; YEAR HOUSEHOLDER MOVED INTO UNIT - Occupied housing units - Moved in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7</text:p>
          </table:table-cell>
          <table:table-cell office:value-type="string" calcext:value-type="string">
            <text:p>Margin of Error; YEAR HOUSEHOLDER MOVED INTO UNIT - Occupied housing units - Moved in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7</text:p>
          </table:table-cell>
          <table:table-cell office:value-type="string" calcext:value-type="string">
            <text:p>Percent; YEAR HOUSEHOLDER MOVED INTO UNIT - Occupied housing units - Moved in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YEAR HOUSEHOLDER MOVED INTO UNIT - Occupied housing units - Moved in 2000 to 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8</text:p>
          </table:table-cell>
          <table:table-cell office:value-type="string" calcext:value-type="string">
            <text:p>Estimate; YEAR HOUSEHOLDER MOVED INTO UNIT - Occupied housing units - Moved in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8</text:p>
          </table:table-cell>
          <table:table-cell office:value-type="string" calcext:value-type="string">
            <text:p>Margin of Error; YEAR HOUSEHOLDER MOVED INTO UNIT - Occupied housing units - Moved in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8</text:p>
          </table:table-cell>
          <table:table-cell office:value-type="string" calcext:value-type="string">
            <text:p>Percent; YEAR HOUSEHOLDER MOVED INTO UNIT - Occupied housing units - Moved in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YEAR HOUSEHOLDER MOVED INTO UNIT - Occupied housing units - Moved in 1990 to 1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9</text:p>
          </table:table-cell>
          <table:table-cell office:value-type="string" calcext:value-type="string">
            <text:p>Estimate; YEAR HOUSEHOLDER MOVED INTO UNIT - Occupied housing units - Moved in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9</text:p>
          </table:table-cell>
          <table:table-cell office:value-type="string" calcext:value-type="string">
            <text:p>Margin of Error; YEAR HOUSEHOLDER MOVED INTO UNIT - Occupied housing units - Moved in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9</text:p>
          </table:table-cell>
          <table:table-cell office:value-type="string" calcext:value-type="string">
            <text:p>Percent; YEAR HOUSEHOLDER MOVED INTO UNIT - Occupied housing units - Moved in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YEAR HOUSEHOLDER MOVED INTO UNIT - Occupied housing units - Moved in 1980 to 19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0</text:p>
          </table:table-cell>
          <table:table-cell office:value-type="string" calcext:value-type="string">
            <text:p>Estimate; YEAR HOUSEHOLDER MOVED INTO UNIT - Occupied housing units - Moved in 1979 and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0</text:p>
          </table:table-cell>
          <table:table-cell office:value-type="string" calcext:value-type="string">
            <text:p>Margin of Error; YEAR HOUSEHOLDER MOVED INTO UNIT - Occupied housing units - Moved in 1979 and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0</text:p>
          </table:table-cell>
          <table:table-cell office:value-type="string" calcext:value-type="string">
            <text:p>Percent; YEAR HOUSEHOLDER MOVED INTO UNIT - Occupied housing units - Moved in 1979 and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0</text:p>
          </table:table-cell>
          <table:table-cell office:value-type="string" calcext:value-type="string">
            <text:p>Percent Margin of Error; YEAR HOUSEHOLDER MOVED INTO UNIT - Occupied housing units - Moved in 1979 and earl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4</text:p>
          </table:table-cell>
          <table:table-cell office:value-type="string" calcext:value-type="string">
            <text:p>Estimate; VEHICLES AVAILABLE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4</text:p>
          </table:table-cell>
          <table:table-cell office:value-type="string" calcext:value-type="string">
            <text:p>Margin of Error; VEHICLES AVAILABLE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4</text:p>
          </table:table-cell>
          <table:table-cell office:value-type="string" calcext:value-type="string">
            <text:p>Percent; VEHICLES AVAILABLE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VEHICLES AVAILABLE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5</text:p>
          </table:table-cell>
          <table:table-cell office:value-type="string" calcext:value-type="string">
            <text:p>Estimate; VEHICLES AVAILABLE - Occupied housing units - No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5</text:p>
          </table:table-cell>
          <table:table-cell office:value-type="string" calcext:value-type="string">
            <text:p>Margin of Error; VEHICLES AVAILABLE - Occupied housing units - No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5</text:p>
          </table:table-cell>
          <table:table-cell office:value-type="string" calcext:value-type="string">
            <text:p>Percent; VEHICLES AVAILABLE - Occupied housing units - No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VEHICLES AVAILABLE - Occupied housing units - No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6</text:p>
          </table:table-cell>
          <table:table-cell office:value-type="string" calcext:value-type="string">
            <text:p>Estimate; VEHICLES AVAILABLE - Occupied housing units - 1 vehicl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6</text:p>
          </table:table-cell>
          <table:table-cell office:value-type="string" calcext:value-type="string">
            <text:p>Margin of Error; VEHICLES AVAILABLE - Occupied housing units - 1 vehicl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6</text:p>
          </table:table-cell>
          <table:table-cell office:value-type="string" calcext:value-type="string">
            <text:p>Percent; VEHICLES AVAILABLE - Occupied housing units - 1 vehicl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VEHICLES AVAILABLE - Occupied housing units - 1 vehicl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7</text:p>
          </table:table-cell>
          <table:table-cell office:value-type="string" calcext:value-type="string">
            <text:p>Estimate; VEHICLES AVAILABLE - Occupied housing units - 2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7</text:p>
          </table:table-cell>
          <table:table-cell office:value-type="string" calcext:value-type="string">
            <text:p>Margin of Error; VEHICLES AVAILABLE - Occupied housing units - 2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7</text:p>
          </table:table-cell>
          <table:table-cell office:value-type="string" calcext:value-type="string">
            <text:p>Percent; VEHICLES AVAILABLE - Occupied housing units - 2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VEHICLES AVAILABLE - Occupied housing units - 2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8</text:p>
          </table:table-cell>
          <table:table-cell office:value-type="string" calcext:value-type="string">
            <text:p>Estimate; VEHICLES AVAILABLE - Occupied housing units - 3 or more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8</text:p>
          </table:table-cell>
          <table:table-cell office:value-type="string" calcext:value-type="string">
            <text:p>Margin of Error; VEHICLES AVAILABLE - Occupied housing units - 3 or more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8</text:p>
          </table:table-cell>
          <table:table-cell office:value-type="string" calcext:value-type="string">
            <text:p>Percent; VEHICLES AVAILABLE - Occupied housing units - 3 or more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VEHICLES AVAILABLE - Occupied housing units - 3 or more vehicles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2</text:p>
          </table:table-cell>
          <table:table-cell office:value-type="string" calcext:value-type="string">
            <text:p>Estimate; HOUSE HEATING FUEL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2</text:p>
          </table:table-cell>
          <table:table-cell office:value-type="string" calcext:value-type="string">
            <text:p>Margin of Error; HOUSE HEATING FUEL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2</text:p>
          </table:table-cell>
          <table:table-cell office:value-type="string" calcext:value-type="string">
            <text:p>Percent; HOUSE HEATING FUEL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HOUSE HEATING FUEL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3</text:p>
          </table:table-cell>
          <table:table-cell office:value-type="string" calcext:value-type="string">
            <text:p>Estimate; HOUSE HEATING FUEL - Occupied housing units - Utility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3</text:p>
          </table:table-cell>
          <table:table-cell office:value-type="string" calcext:value-type="string">
            <text:p>Margin of Error; HOUSE HEATING FUEL - Occupied housing units - Utility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3</text:p>
          </table:table-cell>
          <table:table-cell office:value-type="string" calcext:value-type="string">
            <text:p>Percent; HOUSE HEATING FUEL - Occupied housing units - Utility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HOUSE HEATING FUEL - Occupied housing units - Utility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4</text:p>
          </table:table-cell>
          <table:table-cell office:value-type="string" calcext:value-type="string">
            <text:p>Estimate; HOUSE HEATING FUEL - Occupied housing units - Bottled, tank, or LP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4</text:p>
          </table:table-cell>
          <table:table-cell office:value-type="string" calcext:value-type="string">
            <text:p>Margin of Error; HOUSE HEATING FUEL - Occupied housing units - Bottled, tank, or LP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4</text:p>
          </table:table-cell>
          <table:table-cell office:value-type="string" calcext:value-type="string">
            <text:p>Percent; HOUSE HEATING FUEL - Occupied housing units - Bottled, tank, or LP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HOUSE HEATING FUEL - Occupied housing units - Bottled, tank, or LP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5</text:p>
          </table:table-cell>
          <table:table-cell office:value-type="string" calcext:value-type="string">
            <text:p>Estimate; HOUSE HEATING FUEL - Occupied housing units - Electri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5</text:p>
          </table:table-cell>
          <table:table-cell office:value-type="string" calcext:value-type="string">
            <text:p>Margin of Error; HOUSE HEATING FUEL - Occupied housing units - Electri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5</text:p>
          </table:table-cell>
          <table:table-cell office:value-type="string" calcext:value-type="string">
            <text:p>Percent; HOUSE HEATING FUEL - Occupied housing units - Electri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HOUSE HEATING FUEL - Occupied housing units - Electric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6</text:p>
          </table:table-cell>
          <table:table-cell office:value-type="string" calcext:value-type="string">
            <text:p>Estimate; HOUSE HEATING FUEL - Occupied housing units - Fuel oil, kerosene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6</text:p>
          </table:table-cell>
          <table:table-cell office:value-type="string" calcext:value-type="string">
            <text:p>Margin of Error; HOUSE HEATING FUEL - Occupied housing units - Fuel oil, kerosene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6</text:p>
          </table:table-cell>
          <table:table-cell office:value-type="string" calcext:value-type="string">
            <text:p>Percent; HOUSE HEATING FUEL - Occupied housing units - Fuel oil, kerosene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HOUSE HEATING FUEL - Occupied housing units - Fuel oil, kerosene,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7</text:p>
          </table:table-cell>
          <table:table-cell office:value-type="string" calcext:value-type="string">
            <text:p>Estimate; HOUSE HEATING FUEL - Occupied housing units - Coal or c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7</text:p>
          </table:table-cell>
          <table:table-cell office:value-type="string" calcext:value-type="string">
            <text:p>Margin of Error; HOUSE HEATING FUEL - Occupied housing units - Coal or c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7</text:p>
          </table:table-cell>
          <table:table-cell office:value-type="string" calcext:value-type="string">
            <text:p>Percent; HOUSE HEATING FUEL - Occupied housing units - Coal or c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HOUSE HEATING FUEL - Occupied housing units - Coal or c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8</text:p>
          </table:table-cell>
          <table:table-cell office:value-type="string" calcext:value-type="string">
            <text:p>Estimate; HOUSE HEATING FUEL - Occupied housing units - W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8</text:p>
          </table:table-cell>
          <table:table-cell office:value-type="string" calcext:value-type="string">
            <text:p>Margin of Error; HOUSE HEATING FUEL - Occupied housing units - W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8</text:p>
          </table:table-cell>
          <table:table-cell office:value-type="string" calcext:value-type="string">
            <text:p>Percent; HOUSE HEATING FUEL - Occupied housing units - W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HOUSE HEATING FUEL - Occupied housing units - W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9</text:p>
          </table:table-cell>
          <table:table-cell office:value-type="string" calcext:value-type="string">
            <text:p>Estimate; HOUSE HEATING FUEL - Occupied housing units - Solar 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9</text:p>
          </table:table-cell>
          <table:table-cell office:value-type="string" calcext:value-type="string">
            <text:p>Margin of Error; HOUSE HEATING FUEL - Occupied housing units - Solar 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9</text:p>
          </table:table-cell>
          <table:table-cell office:value-type="string" calcext:value-type="string">
            <text:p>Percent; HOUSE HEATING FUEL - Occupied housing units - Solar 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HOUSE HEATING FUEL - Occupied housing units - Solar 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0</text:p>
          </table:table-cell>
          <table:table-cell office:value-type="string" calcext:value-type="string">
            <text:p>Estimate; HOUSE HEATING FUEL - Occupied housing units - Other fu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0</text:p>
          </table:table-cell>
          <table:table-cell office:value-type="string" calcext:value-type="string">
            <text:p>Margin of Error; HOUSE HEATING FUEL - Occupied housing units - Other fu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0</text:p>
          </table:table-cell>
          <table:table-cell office:value-type="string" calcext:value-type="string">
            <text:p>Percent; HOUSE HEATING FUEL - Occupied housing units - Other fu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HOUSE HEATING FUEL - Occupied housing units - Other fu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1</text:p>
          </table:table-cell>
          <table:table-cell office:value-type="string" calcext:value-type="string">
            <text:p>Estimate; HOUSE HEATING FUEL - Occupied housing units - No fuel us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1</text:p>
          </table:table-cell>
          <table:table-cell office:value-type="string" calcext:value-type="string">
            <text:p>Margin of Error; HOUSE HEATING FUEL - Occupied housing units - No fuel us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1</text:p>
          </table:table-cell>
          <table:table-cell office:value-type="string" calcext:value-type="string">
            <text:p>Percent; HOUSE HEATING FUEL - Occupied housing units - No fuel us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HOUSE HEATING FUEL - Occupied housing units - No fuel us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5</text:p>
          </table:table-cell>
          <table:table-cell office:value-type="string" calcext:value-type="string">
            <text:p>Estimate; SELECTED CHARACTERISTICS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5</text:p>
          </table:table-cell>
          <table:table-cell office:value-type="string" calcext:value-type="string">
            <text:p>Margin of Error; SELECTED CHARACTERISTICS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5</text:p>
          </table:table-cell>
          <table:table-cell office:value-type="string" calcext:value-type="string">
            <text:p>Percent; SELECTED CHARACTERISTICS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SELECTED CHARACTERISTICS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6</text:p>
          </table:table-cell>
          <table:table-cell office:value-type="string" calcext:value-type="string">
            <text:p>Estimate; SELECTED CHARACTERISTICS - Occupied housing units - Lacking complete plumbing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6</text:p>
          </table:table-cell>
          <table:table-cell office:value-type="string" calcext:value-type="string">
            <text:p>Margin of Error; SELECTED CHARACTERISTICS - Occupied housing units - Lacking complete plumbing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6</text:p>
          </table:table-cell>
          <table:table-cell office:value-type="string" calcext:value-type="string">
            <text:p>Percent; SELECTED CHARACTERISTICS - Occupied housing units - Lacking complete plumbing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SELECTED CHARACTERISTICS - Occupied housing units - Lacking complete plumbing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7</text:p>
          </table:table-cell>
          <table:table-cell office:value-type="string" calcext:value-type="string">
            <text:p>Estimate; SELECTED CHARACTERISTICS - Occupied housing units - Lacking complete kitchen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7</text:p>
          </table:table-cell>
          <table:table-cell office:value-type="string" calcext:value-type="string">
            <text:p>Margin of Error; SELECTED CHARACTERISTICS - Occupied housing units - Lacking complete kitchen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7</text:p>
          </table:table-cell>
          <table:table-cell office:value-type="string" calcext:value-type="string">
            <text:p>Percent; SELECTED CHARACTERISTICS - Occupied housing units - Lacking complete kitchen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SELECTED CHARACTERISTICS - Occupied housing units - Lacking complete kitchen faciliti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8</text:p>
          </table:table-cell>
          <table:table-cell office:value-type="string" calcext:value-type="string">
            <text:p>Estimate; SELECTED CHARACTERISTICS - Occupied housing units - No telephone servic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8</text:p>
          </table:table-cell>
          <table:table-cell office:value-type="string" calcext:value-type="string">
            <text:p>Margin of Error; SELECTED CHARACTERISTICS - Occupied housing units - No telephone servic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8</text:p>
          </table:table-cell>
          <table:table-cell office:value-type="string" calcext:value-type="string">
            <text:p>Percent; SELECTED CHARACTERISTICS - Occupied housing units - No telephone servic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8</text:p>
          </table:table-cell>
          <table:table-cell office:value-type="string" calcext:value-type="string">
            <text:p>Percent Margin of Error; SELECTED CHARACTERISTICS - Occupied housing units - No telephone servic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2</text:p>
          </table:table-cell>
          <table:table-cell office:value-type="string" calcext:value-type="string">
            <text:p>Estimate; OCCUPANTS PER ROOM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2</text:p>
          </table:table-cell>
          <table:table-cell office:value-type="string" calcext:value-type="string">
            <text:p>Margin of Error; OCCUPANTS PER ROOM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2</text:p>
          </table:table-cell>
          <table:table-cell office:value-type="string" calcext:value-type="string">
            <text:p>Percent; OCCUPANTS PER ROOM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2</text:p>
          </table:table-cell>
          <table:table-cell office:value-type="string" calcext:value-type="string">
            <text:p>Percent Margin of Error; OCCUPANTS PER ROOM - Occupied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3</text:p>
          </table:table-cell>
          <table:table-cell office:value-type="string" calcext:value-type="string">
            <text:p>Estimate; OCCUPANTS PER ROOM - Occupied housing units - 1.00 or l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3</text:p>
          </table:table-cell>
          <table:table-cell office:value-type="string" calcext:value-type="string">
            <text:p>Margin of Error; OCCUPANTS PER ROOM - Occupied housing units - 1.00 or l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3</text:p>
          </table:table-cell>
          <table:table-cell office:value-type="string" calcext:value-type="string">
            <text:p>Percent; OCCUPANTS PER ROOM - Occupied housing units - 1.00 or l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OCCUPANTS PER ROOM - Occupied housing units - 1.00 or le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4</text:p>
          </table:table-cell>
          <table:table-cell office:value-type="string" calcext:value-type="string">
            <text:p>Estimate; OCCUPANTS PER ROOM - Occupied housing units - 1.01 to 1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4</text:p>
          </table:table-cell>
          <table:table-cell office:value-type="string" calcext:value-type="string">
            <text:p>Margin of Error; OCCUPANTS PER ROOM - Occupied housing units - 1.01 to 1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4</text:p>
          </table:table-cell>
          <table:table-cell office:value-type="string" calcext:value-type="string">
            <text:p>Percent; OCCUPANTS PER ROOM - Occupied housing units - 1.01 to 1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OCCUPANTS PER ROOM - Occupied housing units - 1.01 to 1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5</text:p>
          </table:table-cell>
          <table:table-cell office:value-type="string" calcext:value-type="string">
            <text:p>Estimate; OCCUPANTS PER ROOM - Occupied housing units - 1.51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5</text:p>
          </table:table-cell>
          <table:table-cell office:value-type="string" calcext:value-type="string">
            <text:p>Margin of Error; OCCUPANTS PER ROOM - Occupied housing units - 1.51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5</text:p>
          </table:table-cell>
          <table:table-cell office:value-type="string" calcext:value-type="string">
            <text:p>Percent; OCCUPANTS PER ROOM - Occupied housing units - 1.51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OCCUPANTS PER ROOM - Occupied housing units - 1.51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9</text:p>
          </table:table-cell>
          <table:table-cell office:value-type="string" calcext:value-type="string">
            <text:p>Estimate; VALUE - Owner-occupied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9</text:p>
          </table:table-cell>
          <table:table-cell office:value-type="string" calcext:value-type="string">
            <text:p>Margin of Error; VALUE - Owner-occupied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9</text:p>
          </table:table-cell>
          <table:table-cell office:value-type="string" calcext:value-type="string">
            <text:p>Percent; VALUE - Owner-occupied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9</text:p>
          </table:table-cell>
          <table:table-cell office:value-type="string" calcext:value-type="string">
            <text:p>Percent Margin of Error; VALUE - Owner-occupied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0</text:p>
          </table:table-cell>
          <table:table-cell office:value-type="string" calcext:value-type="string">
            <text:p>Estimate; VALUE - Owner-occupied units - Less than $5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0</text:p>
          </table:table-cell>
          <table:table-cell office:value-type="string" calcext:value-type="string">
            <text:p>Margin of Error; VALUE - Owner-occupied units - Less than $5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0</text:p>
          </table:table-cell>
          <table:table-cell office:value-type="string" calcext:value-type="string">
            <text:p>Percent; VALUE - Owner-occupied units - Less than $5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0</text:p>
          </table:table-cell>
          <table:table-cell office:value-type="string" calcext:value-type="string">
            <text:p>Percent Margin of Error; VALUE - Owner-occupied units - Less than $50,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1</text:p>
          </table:table-cell>
          <table:table-cell office:value-type="string" calcext:value-type="string">
            <text:p>Estimate; VALUE - Owner-occupied units - $50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1</text:p>
          </table:table-cell>
          <table:table-cell office:value-type="string" calcext:value-type="string">
            <text:p>Margin of Error; VALUE - Owner-occupied units - $50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1</text:p>
          </table:table-cell>
          <table:table-cell office:value-type="string" calcext:value-type="string">
            <text:p>Percent; VALUE - Owner-occupied units - $50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1</text:p>
          </table:table-cell>
          <table:table-cell office:value-type="string" calcext:value-type="string">
            <text:p>Percent Margin of Error; VALUE - Owner-occupied units - $50,000 to $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2</text:p>
          </table:table-cell>
          <table:table-cell office:value-type="string" calcext:value-type="string">
            <text:p>Estimate; VALUE - Owner-occupied unit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2</text:p>
          </table:table-cell>
          <table:table-cell office:value-type="string" calcext:value-type="string">
            <text:p>Margin of Error; VALUE - Owner-occupied unit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2</text:p>
          </table:table-cell>
          <table:table-cell office:value-type="string" calcext:value-type="string">
            <text:p>Percent; VALUE - Owner-occupied unit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2</text:p>
          </table:table-cell>
          <table:table-cell office:value-type="string" calcext:value-type="string">
            <text:p>Percent Margin of Error; VALUE - Owner-occupied units - $100,000 to $14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3</text:p>
          </table:table-cell>
          <table:table-cell office:value-type="string" calcext:value-type="string">
            <text:p>Estimate; VALUE - Owner-occupied unit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3</text:p>
          </table:table-cell>
          <table:table-cell office:value-type="string" calcext:value-type="string">
            <text:p>Margin of Error; VALUE - Owner-occupied unit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3</text:p>
          </table:table-cell>
          <table:table-cell office:value-type="string" calcext:value-type="string">
            <text:p>Percent; VALUE - Owner-occupied unit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3</text:p>
          </table:table-cell>
          <table:table-cell office:value-type="string" calcext:value-type="string">
            <text:p>Percent Margin of Error; VALUE - Owner-occupied units - $150,000 to $1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4</text:p>
          </table:table-cell>
          <table:table-cell office:value-type="string" calcext:value-type="string">
            <text:p>Estimate; VALUE - Owner-occupied units - $200,000 to $2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4</text:p>
          </table:table-cell>
          <table:table-cell office:value-type="string" calcext:value-type="string">
            <text:p>Margin of Error; VALUE - Owner-occupied units - $200,000 to $2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4</text:p>
          </table:table-cell>
          <table:table-cell office:value-type="string" calcext:value-type="string">
            <text:p>Percent; VALUE - Owner-occupied units - $200,000 to $2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4</text:p>
          </table:table-cell>
          <table:table-cell office:value-type="string" calcext:value-type="string">
            <text:p>Percent Margin of Error; VALUE - Owner-occupied units - $200,000 to $2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5</text:p>
          </table:table-cell>
          <table:table-cell office:value-type="string" calcext:value-type="string">
            <text:p>Estimate; VALUE - Owner-occupied units - $300,000 to $4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5</text:p>
          </table:table-cell>
          <table:table-cell office:value-type="string" calcext:value-type="string">
            <text:p>Margin of Error; VALUE - Owner-occupied units - $300,000 to $4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5</text:p>
          </table:table-cell>
          <table:table-cell office:value-type="string" calcext:value-type="string">
            <text:p>Percent; VALUE - Owner-occupied units - $300,000 to $4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5</text:p>
          </table:table-cell>
          <table:table-cell office:value-type="string" calcext:value-type="string">
            <text:p>Percent Margin of Error; VALUE - Owner-occupied units - $300,000 to $4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6</text:p>
          </table:table-cell>
          <table:table-cell office:value-type="string" calcext:value-type="string">
            <text:p>Estimate; VALUE - Owner-occupied units - $500,000 to $9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6</text:p>
          </table:table-cell>
          <table:table-cell office:value-type="string" calcext:value-type="string">
            <text:p>Margin of Error; VALUE - Owner-occupied units - $500,000 to $9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6</text:p>
          </table:table-cell>
          <table:table-cell office:value-type="string" calcext:value-type="string">
            <text:p>Percent; VALUE - Owner-occupied units - $500,000 to $9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6</text:p>
          </table:table-cell>
          <table:table-cell office:value-type="string" calcext:value-type="string">
            <text:p>Percent Margin of Error; VALUE - Owner-occupied units - $500,000 to $999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27</text:p>
          </table:table-cell>
          <table:table-cell office:value-type="string" calcext:value-type="string">
            <text:p>Estimate; VALUE - Owner-occupied units - $1,0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27</text:p>
          </table:table-cell>
          <table:table-cell office:value-type="string" calcext:value-type="string">
            <text:p>Margin of Error; VALUE - Owner-occupied units - $1,0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27</text:p>
          </table:table-cell>
          <table:table-cell office:value-type="string" calcext:value-type="string">
            <text:p>Percent; VALUE - Owner-occupied units - $1,000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27</text:p>
          </table:table-cell>
          <table:table-cell office:value-type="string" calcext:value-type="string">
            <text:p>Percent Margin of Error; VALUE - Owner-occupied units - $1,000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VAL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8</text:p>
          </table:table-cell>
          <table:table-cell office:value-type="string" calcext:value-type="string">
            <text:p>Estimate; VALUE - Owner-occupied units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VAL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8</text:p>
          </table:table-cell>
          <table:table-cell office:value-type="string" calcext:value-type="string">
            <text:p>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VAL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28</text:p>
          </table:table-cell>
          <table:table-cell office:value-type="string" calcext:value-type="string">
            <text:p>Percent; VALUE - Owner-occupied units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VAL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28</text:p>
          </table:table-cell>
          <table:table-cell office:value-type="string" calcext:value-type="string">
            <text:p>Percent Margin of Error; VALUE - Owner-occupied units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2</text:p>
          </table:table-cell>
          <table:table-cell office:value-type="string" calcext:value-type="string">
            <text:p>Estimate; MORTGAGE STATUS - Owner-occupied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2</text:p>
          </table:table-cell>
          <table:table-cell office:value-type="string" calcext:value-type="string">
            <text:p>Margin of Error; MORTGAGE STATUS - Owner-occupied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32</text:p>
          </table:table-cell>
          <table:table-cell office:value-type="string" calcext:value-type="string">
            <text:p>Percent; MORTGAGE STATUS - Owner-occupied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32</text:p>
          </table:table-cell>
          <table:table-cell office:value-type="string" calcext:value-type="string">
            <text:p>Percent Margin of Error; MORTGAGE STATUS - Owner-occupied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3</text:p>
          </table:table-cell>
          <table:table-cell office:value-type="string" calcext:value-type="string">
            <text:p>Estimate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3</text:p>
          </table:table-cell>
          <table:table-cell office:value-type="string" calcext:value-type="string">
            <text:p>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3</text:p>
          </table:table-cell>
          <table:table-cell office:value-type="string" calcext:value-type="string">
            <text:p>Percent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3</text:p>
          </table:table-cell>
          <table:table-cell office:value-type="string" calcext:value-type="string">
            <text:p>Percent Margin of Error; MORTGAGE STATUS - Owner-occupied units - Housing units with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4</text:p>
          </table:table-cell>
          <table:table-cell office:value-type="string" calcext:value-type="string">
            <text:p>Estimate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4</text:p>
          </table:table-cell>
          <table:table-cell office:value-type="string" calcext:value-type="string">
            <text:p>Margin of Error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4</text:p>
          </table:table-cell>
          <table:table-cell office:value-type="string" calcext:value-type="string">
            <text:p>Percent; MORTGAGE STATUS - Owner-occupied units - Housing units without a mortgag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RT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4</text:p>
          </table:table-cell>
          <table:table-cell office:value-type="string" calcext:value-type="string">
            <text:p>Percent Margin of Error; MORTGAGE STATUS - Owner-occupied units - Housing units without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8</text:p>
          </table:table-cell>
          <table:table-cell office:value-type="string" calcext:value-type="string">
            <text:p>Estimate; SELECTED MONTHLY OWNER COSTS (SMOC) - Housing units with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8</text:p>
          </table:table-cell>
          <table:table-cell office:value-type="string" calcext:value-type="string">
            <text:p>Margin of Error; SELECTED MONTHLY OWNER COSTS (SMOC) - Housing units with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8</text:p>
          </table:table-cell>
          <table:table-cell office:value-type="string" calcext:value-type="string">
            <text:p>Percent; SELECTED MONTHLY OWNER COSTS (SMOC) - Housing units with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8</text:p>
          </table:table-cell>
          <table:table-cell office:value-type="string" calcext:value-type="string">
            <text:p>Percent Margin of Error; SELECTED MONTHLY OWNER COSTS (SMOC) - Housing units with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39</text:p>
          </table:table-cell>
          <table:table-cell office:value-type="string" calcext:value-type="string">
            <text:p>Estimate; SELECTED MONTHLY OWNER COSTS (SMOC) - Housing units with a mortgage - Less than $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39</text:p>
          </table:table-cell>
          <table:table-cell office:value-type="string" calcext:value-type="string">
            <text:p>Margin of Error; SELECTED MONTHLY OWNER COSTS (SMOC) - Housing units with a mortgage - Less than $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39</text:p>
          </table:table-cell>
          <table:table-cell office:value-type="string" calcext:value-type="string">
            <text:p>Percent; SELECTED MONTHLY OWNER COSTS (SMOC) - Housing units with a mortgage - Less than $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39</text:p>
          </table:table-cell>
          <table:table-cell office:value-type="string" calcext:value-type="string">
            <text:p>Percent Margin of Error; SELECTED MONTHLY OWNER COSTS (SMOC) - Housing units with a mortgage - Less than $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0</text:p>
          </table:table-cell>
          <table:table-cell office:value-type="string" calcext:value-type="string">
            <text:p>Estimate; SELECTED MONTHLY OWNER COSTS (SMOC) - Housing units with a mortgage - $5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0</text:p>
          </table:table-cell>
          <table:table-cell office:value-type="string" calcext:value-type="string">
            <text:p>Margin of Error; SELECTED MONTHLY OWNER COSTS (SMOC) - Housing units with a mortgage - $5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0</text:p>
          </table:table-cell>
          <table:table-cell office:value-type="string" calcext:value-type="string">
            <text:p>Percent; SELECTED MONTHLY OWNER COSTS (SMOC) - Housing units with a mortgage - $5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0</text:p>
          </table:table-cell>
          <table:table-cell office:value-type="string" calcext:value-type="string">
            <text:p>Percent Margin of Error; SELECTED MONTHLY OWNER COSTS (SMOC) - Housing units with a mortgage - $5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1</text:p>
          </table:table-cell>
          <table:table-cell office:value-type="string" calcext:value-type="string">
            <text:p>Estimate; SELECTED MONTHLY OWNER COSTS (SMOC) - Housing units with a mortgage - $1,000 to $1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1</text:p>
          </table:table-cell>
          <table:table-cell office:value-type="string" calcext:value-type="string">
            <text:p>Margin of Error; SELECTED MONTHLY OWNER COSTS (SMOC) - Housing units with a mortgage - $1,000 to $1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1</text:p>
          </table:table-cell>
          <table:table-cell office:value-type="string" calcext:value-type="string">
            <text:p>Percent; SELECTED MONTHLY OWNER COSTS (SMOC) - Housing units with a mortgage - $1,000 to $1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1</text:p>
          </table:table-cell>
          <table:table-cell office:value-type="string" calcext:value-type="string">
            <text:p>Percent Margin of Error; SELECTED MONTHLY OWNER COSTS (SMOC) - Housing units with a mortgage - $1,000 to $1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2</text:p>
          </table:table-cell>
          <table:table-cell office:value-type="string" calcext:value-type="string">
            <text:p>Estimate; SELECTED MONTHLY OWNER COSTS (SMOC) - Housing units with a mortgage - $1,500 to $1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2</text:p>
          </table:table-cell>
          <table:table-cell office:value-type="string" calcext:value-type="string">
            <text:p>Margin of Error; SELECTED MONTHLY OWNER COSTS (SMOC) - Housing units with a mortgage - $1,500 to $1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2</text:p>
          </table:table-cell>
          <table:table-cell office:value-type="string" calcext:value-type="string">
            <text:p>Percent; SELECTED MONTHLY OWNER COSTS (SMOC) - Housing units with a mortgage - $1,500 to $1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2</text:p>
          </table:table-cell>
          <table:table-cell office:value-type="string" calcext:value-type="string">
            <text:p>Percent Margin of Error; SELECTED MONTHLY OWNER COSTS (SMOC) - Housing units with a mortgage - $1,500 to $1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3</text:p>
          </table:table-cell>
          <table:table-cell office:value-type="string" calcext:value-type="string">
            <text:p>Estimate; SELECTED MONTHLY OWNER COSTS (SMOC) - Housing units with a mortgage - $2,000 to $2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3</text:p>
          </table:table-cell>
          <table:table-cell office:value-type="string" calcext:value-type="string">
            <text:p>Margin of Error; SELECTED MONTHLY OWNER COSTS (SMOC) - Housing units with a mortgage - $2,000 to $2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3</text:p>
          </table:table-cell>
          <table:table-cell office:value-type="string" calcext:value-type="string">
            <text:p>Percent; SELECTED MONTHLY OWNER COSTS (SMOC) - Housing units with a mortgage - $2,000 to $2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3</text:p>
          </table:table-cell>
          <table:table-cell office:value-type="string" calcext:value-type="string">
            <text:p>Percent Margin of Error; SELECTED MONTHLY OWNER COSTS (SMOC) - Housing units with a mortgage - $2,000 to $2,4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4</text:p>
          </table:table-cell>
          <table:table-cell office:value-type="string" calcext:value-type="string">
            <text:p>Estimate; SELECTED MONTHLY OWNER COSTS (SMOC) - Housing units with a mortgage - $2,500 to $2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4</text:p>
          </table:table-cell>
          <table:table-cell office:value-type="string" calcext:value-type="string">
            <text:p>Margin of Error; SELECTED MONTHLY OWNER COSTS (SMOC) - Housing units with a mortgage - $2,500 to $2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4</text:p>
          </table:table-cell>
          <table:table-cell office:value-type="string" calcext:value-type="string">
            <text:p>Percent; SELECTED MONTHLY OWNER COSTS (SMOC) - Housing units with a mortgage - $2,500 to $2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4</text:p>
          </table:table-cell>
          <table:table-cell office:value-type="string" calcext:value-type="string">
            <text:p>Percent Margin of Error; SELECTED MONTHLY OWNER COSTS (SMOC) - Housing units with a mortgage - $2,500 to $2,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5</text:p>
          </table:table-cell>
          <table:table-cell office:value-type="string" calcext:value-type="string">
            <text:p>Estimate; SELECTED MONTHLY OWNER COSTS (SMOC) - Housing units with a mortgage - $3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5</text:p>
          </table:table-cell>
          <table:table-cell office:value-type="string" calcext:value-type="string">
            <text:p>Margin of Error; SELECTED MONTHLY OWNER COSTS (SMOC) - Housing units with a mortgage - $3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5</text:p>
          </table:table-cell>
          <table:table-cell office:value-type="string" calcext:value-type="string">
            <text:p>Percent; SELECTED MONTHLY OWNER COSTS (SMOC) - Housing units with a mortgage - $3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5</text:p>
          </table:table-cell>
          <table:table-cell office:value-type="string" calcext:value-type="string">
            <text:p>Percent Margin of Error; SELECTED MONTHLY OWNER COSTS (SMOC) - Housing units with a mortgage - $3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6</text:p>
          </table:table-cell>
          <table:table-cell office:value-type="string" calcext:value-type="string">
            <text:p>Estimate; SELECTED MONTHLY OWNER COSTS (SMOC) - Housing units with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6</text:p>
          </table:table-cell>
          <table:table-cell office:value-type="string" calcext:value-type="string">
            <text:p>Margin of Error; SELECTED MONTHLY OWNER COSTS (SMOC) - Housing units with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6</text:p>
          </table:table-cell>
          <table:table-cell office:value-type="string" calcext:value-type="string">
            <text:p>Percent; SELECTED MONTHLY OWNER COSTS (SMOC) - Housing units with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6</text:p>
          </table:table-cell>
          <table:table-cell office:value-type="string" calcext:value-type="string">
            <text:p>Percent Margin of Error; SELECTED MONTHLY OWNER COSTS (SMOC) - Housing units with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8</text:p>
          </table:table-cell>
          <table:table-cell office:value-type="string" calcext:value-type="string">
            <text:p>Estimate; SELECTED MONTHLY OWNER COSTS (SMOC) - Housing units without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8</text:p>
          </table:table-cell>
          <table:table-cell office:value-type="string" calcext:value-type="string">
            <text:p>Margin of Error; SELECTED MONTHLY OWNER COSTS (SMOC) - Housing units without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8</text:p>
          </table:table-cell>
          <table:table-cell office:value-type="string" calcext:value-type="string">
            <text:p>Percent; SELECTED MONTHLY OWNER COSTS (SMOC) - Housing units without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8</text:p>
          </table:table-cell>
          <table:table-cell office:value-type="string" calcext:value-type="string">
            <text:p>Percent Margin of Error; SELECTED MONTHLY OWNER COSTS (SMOC) - Housing units without a mortg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49</text:p>
          </table:table-cell>
          <table:table-cell office:value-type="string" calcext:value-type="string">
            <text:p>Estimate; SELECTED MONTHLY OWNER COSTS (SMOC) - Housing units without a mortgage - Less than $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49</text:p>
          </table:table-cell>
          <table:table-cell office:value-type="string" calcext:value-type="string">
            <text:p>Margin of Error; SELECTED MONTHLY OWNER COSTS (SMOC) - Housing units without a mortgage - Less than $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49</text:p>
          </table:table-cell>
          <table:table-cell office:value-type="string" calcext:value-type="string">
            <text:p>Percent; SELECTED MONTHLY OWNER COSTS (SMOC) - Housing units without a mortgage - Less than $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49</text:p>
          </table:table-cell>
          <table:table-cell office:value-type="string" calcext:value-type="string">
            <text:p>Percent Margin of Error; SELECTED MONTHLY OWNER COSTS (SMOC) - Housing units without a mortgage - Less than $2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0</text:p>
          </table:table-cell>
          <table:table-cell office:value-type="string" calcext:value-type="string">
            <text:p>Estimate; SELECTED MONTHLY OWNER COSTS (SMOC) - Housing units without a mortgage - $250 to $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0</text:p>
          </table:table-cell>
          <table:table-cell office:value-type="string" calcext:value-type="string">
            <text:p>Margin of Error; SELECTED MONTHLY OWNER COSTS (SMOC) - Housing units without a mortgage - $250 to $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0</text:p>
          </table:table-cell>
          <table:table-cell office:value-type="string" calcext:value-type="string">
            <text:p>Percent; SELECTED MONTHLY OWNER COSTS (SMOC) - Housing units without a mortgage - $250 to $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0</text:p>
          </table:table-cell>
          <table:table-cell office:value-type="string" calcext:value-type="string">
            <text:p>Percent Margin of Error; SELECTED MONTHLY OWNER COSTS (SMOC) - Housing units without a mortgage - $250 to $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1</text:p>
          </table:table-cell>
          <table:table-cell office:value-type="string" calcext:value-type="string">
            <text:p>Estimate; SELECTED MONTHLY OWNER COSTS (SMOC) - Housing units without a mortgage - $400 to $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1</text:p>
          </table:table-cell>
          <table:table-cell office:value-type="string" calcext:value-type="string">
            <text:p>Margin of Error; SELECTED MONTHLY OWNER COSTS (SMOC) - Housing units without a mortgage - $400 to $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1</text:p>
          </table:table-cell>
          <table:table-cell office:value-type="string" calcext:value-type="string">
            <text:p>Percent; SELECTED MONTHLY OWNER COSTS (SMOC) - Housing units without a mortgage - $400 to $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1</text:p>
          </table:table-cell>
          <table:table-cell office:value-type="string" calcext:value-type="string">
            <text:p>Percent Margin of Error; SELECTED MONTHLY OWNER COSTS (SMOC) - Housing units without a mortgage - $400 to $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2</text:p>
          </table:table-cell>
          <table:table-cell office:value-type="string" calcext:value-type="string">
            <text:p>Estimate; SELECTED MONTHLY OWNER COSTS (SMOC) - Housing units without a mortgage - $600 to $7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2</text:p>
          </table:table-cell>
          <table:table-cell office:value-type="string" calcext:value-type="string">
            <text:p>Margin of Error; SELECTED MONTHLY OWNER COSTS (SMOC) - Housing units without a mortgage - $600 to $7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2</text:p>
          </table:table-cell>
          <table:table-cell office:value-type="string" calcext:value-type="string">
            <text:p>Percent; SELECTED MONTHLY OWNER COSTS (SMOC) - Housing units without a mortgage - $600 to $7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2</text:p>
          </table:table-cell>
          <table:table-cell office:value-type="string" calcext:value-type="string">
            <text:p>Percent Margin of Error; SELECTED MONTHLY OWNER COSTS (SMOC) - Housing units without a mortgage - $600 to $7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3</text:p>
          </table:table-cell>
          <table:table-cell office:value-type="string" calcext:value-type="string">
            <text:p>Estimate; SELECTED MONTHLY OWNER COSTS (SMOC) - Housing units without a mortgage - $8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3</text:p>
          </table:table-cell>
          <table:table-cell office:value-type="string" calcext:value-type="string">
            <text:p>Margin of Error; SELECTED MONTHLY OWNER COSTS (SMOC) - Housing units without a mortgage - $8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3</text:p>
          </table:table-cell>
          <table:table-cell office:value-type="string" calcext:value-type="string">
            <text:p>Percent; SELECTED MONTHLY OWNER COSTS (SMOC) - Housing units without a mortgage - $8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3</text:p>
          </table:table-cell>
          <table:table-cell office:value-type="string" calcext:value-type="string">
            <text:p>Percent Margin of Error; SELECTED MONTHLY OWNER COSTS (SMOC) - Housing units without a mortgage - $800 to $9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4</text:p>
          </table:table-cell>
          <table:table-cell office:value-type="string" calcext:value-type="string">
            <text:p>Estimate; SELECTED MONTHLY OWNER COSTS (SMOC) - Housing units without a mortgage - $1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4</text:p>
          </table:table-cell>
          <table:table-cell office:value-type="string" calcext:value-type="string">
            <text:p>Margin of Error; SELECTED MONTHLY OWNER COSTS (SMOC) - Housing units without a mortgage - $1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4</text:p>
          </table:table-cell>
          <table:table-cell office:value-type="string" calcext:value-type="string">
            <text:p>Percent; SELECTED MONTHLY OWNER COSTS (SMOC) - Housing units without a mortgage - $1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4</text:p>
          </table:table-cell>
          <table:table-cell office:value-type="string" calcext:value-type="string">
            <text:p>Percent Margin of Error; SELECTED MONTHLY OWNER COSTS (SMOC) - Housing units without a mortgage - $1,000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5</text:p>
          </table:table-cell>
          <table:table-cell office:value-type="string" calcext:value-type="string">
            <text:p>Estimate; SELECTED MONTHLY OWNER COSTS (SMOC) - Housing units without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5</text:p>
          </table:table-cell>
          <table:table-cell office:value-type="string" calcext:value-type="string">
            <text:p>Margin of Error; SELECTED MONTHLY OWNER COSTS (SMOC) - Housing units without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5</text:p>
          </table:table-cell>
          <table:table-cell office:value-type="string" calcext:value-type="string">
            <text:p>Percent; SELECTED MONTHLY OWNER COSTS (SMOC) - Housing units without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5</text:p>
          </table:table-cell>
          <table:table-cell office:value-type="string" calcext:value-type="string">
            <text:p>Percent Margin of Error; SELECTED MONTHLY OWNER COSTS (SMOC) - Housing units without a mortgage - Median (doll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59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59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59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59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0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0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0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0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Less than 2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1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1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1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1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2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2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2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2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3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3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3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3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4</text:p>
          </table:table-cell>
          <table:table-cell office:value-type="string" calcext:value-type="string">
            <text:p>Estimate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4</text:p>
          </table:table-cell>
          <table:table-cell office:value-type="string" calcext:value-type="string">
            <text:p>Margin of Error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4</text:p>
          </table:table-cell>
          <table:table-cell office:value-type="string" calcext:value-type="string">
            <text:p>Percent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4</text:p>
          </table:table-cell>
          <table:table-cell office:value-type="string" calcext:value-type="string">
            <text:p>Percent Margin of Error; SELECTED MONTHLY OWNER COSTS AS A PERCENTAGE OF HOUSEHOLD INCOME (SMOCAPI) - Housing units with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7</text:p>
          </table:table-cell>
          <table:table-cell office:value-type="string" calcext:value-type="string">
            <text:p>Estimate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7</text:p>
          </table:table-cell>
          <table:table-cell office:value-type="string" calcext:value-type="string">
            <text:p>Margin of Error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7</text:p>
          </table:table-cell>
          <table:table-cell office:value-type="string" calcext:value-type="string">
            <text:p>Percent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7</text:p>
          </table:table-cell>
          <table:table-cell office:value-type="string" calcext:value-type="string">
            <text:p>Percent Margin of Error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69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69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69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69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0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0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0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0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Less than 10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1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1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1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1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10.0 to 1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2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2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2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2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3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3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3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3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4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4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4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4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5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5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5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5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6</text:p>
          </table:table-cell>
          <table:table-cell office:value-type="string" calcext:value-type="string">
            <text:p>Estimate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6</text:p>
          </table:table-cell>
          <table:table-cell office:value-type="string" calcext:value-type="string">
            <text:p>Margin of Error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6</text:p>
          </table:table-cell>
          <table:table-cell office:value-type="string" calcext:value-type="string">
            <text:p>Percent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6</text:p>
          </table:table-cell>
          <table:table-cell office:value-type="string" calcext:value-type="string">
            <text:p>Percent Margin of Error; SELECTED MONTHLY OWNER COSTS AS A PERCENTAGE OF HOUSEHOLD INCOME (SMOCAPI) - Housing unit without a mortgage (excluding units where SMOC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79</text:p>
          </table:table-cell>
          <table:table-cell office:value-type="string" calcext:value-type="string">
            <text:p>Estimate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79</text:p>
          </table:table-cell>
          <table:table-cell office:value-type="string" calcext:value-type="string">
            <text:p>Margin of Error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79</text:p>
          </table:table-cell>
          <table:table-cell office:value-type="string" calcext:value-type="string">
            <text:p>Percent; SELECTED MONTHLY OWNER COSTS AS A PERCENTAGE OF HOUSEHOLD INCOME (SMOC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79</text:p>
          </table:table-cell>
          <table:table-cell office:value-type="string" calcext:value-type="string">
            <text:p>Percent Margin of Error; SELECTED MONTHLY OWNER COSTS AS A PERCENTAGE OF HOUSEHOLD INCOME (SMOCAPI) - Not comput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3</text:p>
          </table:table-cell>
          <table:table-cell office:value-type="string" calcext:value-type="string">
            <text:p>Estimate; GROSS RENT - Occupied units paying r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3</text:p>
          </table:table-cell>
          <table:table-cell office:value-type="string" calcext:value-type="string">
            <text:p>Margin of Error; GROSS RENT - Occupied units paying r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183</text:p>
          </table:table-cell>
          <table:table-cell office:value-type="string" calcext:value-type="string">
            <text:p>Percent; GROSS RENT - Occupied units paying r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183</text:p>
          </table:table-cell>
          <table:table-cell office:value-type="string" calcext:value-type="string">
            <text:p>Percent Margin of Error; GROSS RENT - Occupied units paying ren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4</text:p>
          </table:table-cell>
          <table:table-cell office:value-type="string" calcext:value-type="string">
            <text:p>Estimate; GROSS RENT - Occupied units paying rent - Less than $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4</text:p>
          </table:table-cell>
          <table:table-cell office:value-type="string" calcext:value-type="string">
            <text:p>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4</text:p>
          </table:table-cell>
          <table:table-cell office:value-type="string" calcext:value-type="string">
            <text:p>Percent; GROSS RENT - Occupied units paying rent - Less than $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4</text:p>
          </table:table-cell>
          <table:table-cell office:value-type="string" calcext:value-type="string">
            <text:p>Percent Margin of Error; GROSS RENT - Occupied units paying rent - Less than $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5</text:p>
          </table:table-cell>
          <table:table-cell office:value-type="string" calcext:value-type="string">
            <text:p>Estimate; GROSS RENT - Occupied units paying rent - $500 to $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5</text:p>
          </table:table-cell>
          <table:table-cell office:value-type="string" calcext:value-type="string">
            <text:p>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5</text:p>
          </table:table-cell>
          <table:table-cell office:value-type="string" calcext:value-type="string">
            <text:p>Percent; GROSS RENT - Occupied units paying rent - $500 to $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5</text:p>
          </table:table-cell>
          <table:table-cell office:value-type="string" calcext:value-type="string">
            <text:p>Percent Margin of Error; GROSS RENT - Occupied units paying rent - $500 to $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6</text:p>
          </table:table-cell>
          <table:table-cell office:value-type="string" calcext:value-type="string">
            <text:p>Estimate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6</text:p>
          </table:table-cell>
          <table:table-cell office:value-type="string" calcext:value-type="string">
            <text:p>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6</text:p>
          </table:table-cell>
          <table:table-cell office:value-type="string" calcext:value-type="string">
            <text:p>Percent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6</text:p>
          </table:table-cell>
          <table:table-cell office:value-type="string" calcext:value-type="string">
            <text:p>Percent Margin of Error; GROSS RENT - Occupied units paying rent - $1,000 to $1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7</text:p>
          </table:table-cell>
          <table:table-cell office:value-type="string" calcext:value-type="string">
            <text:p>Estimate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7</text:p>
          </table:table-cell>
          <table:table-cell office:value-type="string" calcext:value-type="string">
            <text:p>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7</text:p>
          </table:table-cell>
          <table:table-cell office:value-type="string" calcext:value-type="string">
            <text:p>Percent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7</text:p>
          </table:table-cell>
          <table:table-cell office:value-type="string" calcext:value-type="string">
            <text:p>Percent Margin of Error; GROSS RENT - Occupied units paying rent - $1,500 to $1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8</text:p>
          </table:table-cell>
          <table:table-cell office:value-type="string" calcext:value-type="string">
            <text:p>Estimate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8</text:p>
          </table:table-cell>
          <table:table-cell office:value-type="string" calcext:value-type="string">
            <text:p>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8</text:p>
          </table:table-cell>
          <table:table-cell office:value-type="string" calcext:value-type="string">
            <text:p>Percent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8</text:p>
          </table:table-cell>
          <table:table-cell office:value-type="string" calcext:value-type="string">
            <text:p>Percent Margin of Error; GROSS RENT - Occupied units paying rent - $2,000 to $2,4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9</text:p>
          </table:table-cell>
          <table:table-cell office:value-type="string" calcext:value-type="string">
            <text:p>Estimate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9</text:p>
          </table:table-cell>
          <table:table-cell office:value-type="string" calcext:value-type="string">
            <text:p>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9</text:p>
          </table:table-cell>
          <table:table-cell office:value-type="string" calcext:value-type="string">
            <text:p>Percent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9</text:p>
          </table:table-cell>
          <table:table-cell office:value-type="string" calcext:value-type="string">
            <text:p>Percent Margin of Error; GROSS RENT - Occupied units paying rent - $2,500 to $2,9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0</text:p>
          </table:table-cell>
          <table:table-cell office:value-type="string" calcext:value-type="string">
            <text:p>Estimate; GROSS RENT - Occupied units paying rent - $3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0</text:p>
          </table:table-cell>
          <table:table-cell office:value-type="string" calcext:value-type="string">
            <text:p>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0</text:p>
          </table:table-cell>
          <table:table-cell office:value-type="string" calcext:value-type="string">
            <text:p>Percent; GROSS RENT - Occupied units paying rent - $3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0</text:p>
          </table:table-cell>
          <table:table-cell office:value-type="string" calcext:value-type="string">
            <text:p>Percent Margin of Error; GROSS RENT - Occupied units paying rent - $3,000 or mor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1</text:p>
          </table:table-cell>
          <table:table-cell office:value-type="string" calcext:value-type="string">
            <text:p>Estimate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1</text:p>
          </table:table-cell>
          <table:table-cell office:value-type="string" calcext:value-type="string">
            <text:p>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1</text:p>
          </table:table-cell>
          <table:table-cell office:value-type="string" calcext:value-type="string">
            <text:p>Percent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1</text:p>
          </table:table-cell>
          <table:table-cell office:value-type="string" calcext:value-type="string">
            <text:p>Percent Margin of Error; GROSS RENT - Occupied units paying rent - Median (doll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4</text:p>
          </table:table-cell>
          <table:table-cell office:value-type="string" calcext:value-type="string">
            <text:p>Estimate; GROSS RENT - No rent pa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4</text:p>
          </table:table-cell>
          <table:table-cell office:value-type="string" calcext:value-type="string">
            <text:p>Margin of Error; GROSS RENT - No rent pa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4</text:p>
          </table:table-cell>
          <table:table-cell office:value-type="string" calcext:value-type="string">
            <text:p>Percent; GROSS RENT - No rent pa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NT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4</text:p>
          </table:table-cell>
          <table:table-cell office:value-type="string" calcext:value-type="string">
            <text:p>Percent Margin of Error; GROSS RENT - No rent pa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8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8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8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8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99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99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99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99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Less than 15.0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0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0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0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0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15.0 to 1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1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1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1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1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20.0 to 2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2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2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2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2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25.0 to 29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3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3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3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3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30.0 to 34.9 perc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4</text:p>
          </table:table-cell>
          <table:table-cell office:value-type="string" calcext:value-type="string">
            <text:p>Estimate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4</text:p>
          </table:table-cell>
          <table:table-cell office:value-type="string" calcext:value-type="string">
            <text:p>Margin of Error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4</text:p>
          </table:table-cell>
          <table:table-cell office:value-type="string" calcext:value-type="string">
            <text:p>Percent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4</text:p>
          </table:table-cell>
          <table:table-cell office:value-type="string" calcext:value-type="string">
            <text:p>Percent Margin of Error; GROSS RENT AS A PERCENTAGE OF HOUSEHOLD INCOME (GRAPI) - Occupied units paying rent (excluding units where GRAPI cannot be computed) - 35.0 percent or m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07</text:p>
          </table:table-cell>
          <table:table-cell office:value-type="string" calcext:value-type="string">
            <text:p>Estimate; GROSS RENT AS A PERCENTAGE OF HOUSEHOLD INCOME (GR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07</text:p>
          </table:table-cell>
          <table:table-cell office:value-type="string" calcext:value-type="string">
            <text:p>Margin of Error; GROSS RENT AS A PERCENTAGE OF HOUSEHOLD INCOME (GR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07</text:p>
          </table:table-cell>
          <table:table-cell office:value-type="string" calcext:value-type="string">
            <text:p>Percent; GROSS RENT AS A PERCENTAGE OF HOUSEHOLD INCOME (GRAPI) - Not comput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07</text:p>
          </table:table-cell>
          <table:table-cell office:value-type="string" calcext:value-type="string">
            <text:p>Percent Margin of Error; GROSS RENT AS A PERCENTAGE OF HOUSEHOLD INCOME (GRAPI) - Not computed</text:p>
          </table:table-cell>
        </table:table-row>
      </table:table>
      <table:table table:name="dp0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ID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LAB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3</text:p>
          </table:table-cell>
          <table:table-cell office:value-type="string" calcext:value-type="string">
            <text:p>Estimate; SEX AND AG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3</text:p>
          </table:table-cell>
          <table:table-cell office:value-type="string" calcext:value-type="string">
            <text:p>Margin of Error; SEX AND AG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03</text:p>
          </table:table-cell>
          <table:table-cell office:value-type="string" calcext:value-type="string">
            <text:p>Percent; SEX AND AG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03</text:p>
          </table:table-cell>
          <table:table-cell office:value-type="string" calcext:value-type="string">
            <text:p>Percent Margin of Error; SEX AND AG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4</text:p>
          </table:table-cell>
          <table:table-cell office:value-type="string" calcext:value-type="string">
            <text:p>Estimate; SEX AND AGE - Total population - 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4</text:p>
          </table:table-cell>
          <table:table-cell office:value-type="string" calcext:value-type="string">
            <text:p>Margin of Error; SEX AND AGE - Total population - 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4</text:p>
          </table:table-cell>
          <table:table-cell office:value-type="string" calcext:value-type="string">
            <text:p>Percent; SEX AND AGE - Total population - 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4</text:p>
          </table:table-cell>
          <table:table-cell office:value-type="string" calcext:value-type="string">
            <text:p>Percent Margin of Error; SEX AND AGE - Total population - 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5</text:p>
          </table:table-cell>
          <table:table-cell office:value-type="string" calcext:value-type="string">
            <text:p>Estimate; SEX AND AGE - Total population - Fe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5</text:p>
          </table:table-cell>
          <table:table-cell office:value-type="string" calcext:value-type="string">
            <text:p>Margin of Error; SEX AND AGE - Total population - Fe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5</text:p>
          </table:table-cell>
          <table:table-cell office:value-type="string" calcext:value-type="string">
            <text:p>Percent; SEX AND AGE - Total population - Femal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5</text:p>
          </table:table-cell>
          <table:table-cell office:value-type="string" calcext:value-type="string">
            <text:p>Percent Margin of Error; SEX AND AGE - Total population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06</text:p>
          </table:table-cell>
          <table:table-cell office:value-type="string" calcext:value-type="string">
            <text:p>Estimate; SEX AND AGE - Total population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06</text:p>
          </table:table-cell>
          <table:table-cell office:value-type="string" calcext:value-type="string">
            <text:p>Margin of Error; SEX AND AGE - Total population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06</text:p>
          </table:table-cell>
          <table:table-cell office:value-type="string" calcext:value-type="string">
            <text:p>Percent; SEX AND AGE - Total population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06</text:p>
          </table:table-cell>
          <table:table-cell office:value-type="string" calcext:value-type="string">
            <text:p>Percent Margin of Error; SEX AND AGE - Total population - Sex ratio (males per 100 femal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09</text:p>
          </table:table-cell>
          <table:table-cell office:value-type="string" calcext:value-type="string">
            <text:p>Estimate; SEX AND AGE - Under 5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09</text:p>
          </table:table-cell>
          <table:table-cell office:value-type="string" calcext:value-type="string">
            <text:p>Margin of Error; SEX AND AGE - Under 5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09</text:p>
          </table:table-cell>
          <table:table-cell office:value-type="string" calcext:value-type="string">
            <text:p>Percent; SEX AND AGE - Under 5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09</text:p>
          </table:table-cell>
          <table:table-cell office:value-type="string" calcext:value-type="string">
            <text:p>Percent Margin of Error; SEX AND AGE - Under 5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</text:p>
          </table:table-cell>
          <table:table-cell office:value-type="string" calcext:value-type="string">
            <text:p>Estimate; SEX AND AGE - 5 to 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</text:p>
          </table:table-cell>
          <table:table-cell office:value-type="string" calcext:value-type="string">
            <text:p>Margin of Error; SEX AND AGE - 5 to 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</text:p>
          </table:table-cell>
          <table:table-cell office:value-type="string" calcext:value-type="string">
            <text:p>Percent; SEX AND AGE - 5 to 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</text:p>
          </table:table-cell>
          <table:table-cell office:value-type="string" calcext:value-type="string">
            <text:p>Percent Margin of Error; SEX AND AGE - 5 to 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</text:p>
          </table:table-cell>
          <table:table-cell office:value-type="string" calcext:value-type="string">
            <text:p>Estimate; SEX AND AGE - 10 to 1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</text:p>
          </table:table-cell>
          <table:table-cell office:value-type="string" calcext:value-type="string">
            <text:p>Margin of Error; SEX AND AGE - 10 to 1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</text:p>
          </table:table-cell>
          <table:table-cell office:value-type="string" calcext:value-type="string">
            <text:p>Percent; SEX AND AGE - 10 to 1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</text:p>
          </table:table-cell>
          <table:table-cell office:value-type="string" calcext:value-type="string">
            <text:p>Percent Margin of Error; SEX AND AGE - 10 to 1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2</text:p>
          </table:table-cell>
          <table:table-cell office:value-type="string" calcext:value-type="string">
            <text:p>Estimate; SEX AND AGE - 15 to 1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2</text:p>
          </table:table-cell>
          <table:table-cell office:value-type="string" calcext:value-type="string">
            <text:p>Margin of Error; SEX AND AGE - 15 to 1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2</text:p>
          </table:table-cell>
          <table:table-cell office:value-type="string" calcext:value-type="string">
            <text:p>Percent; SEX AND AGE - 15 to 1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2</text:p>
          </table:table-cell>
          <table:table-cell office:value-type="string" calcext:value-type="string">
            <text:p>Percent Margin of Error; SEX AND AGE - 15 to 1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3</text:p>
          </table:table-cell>
          <table:table-cell office:value-type="string" calcext:value-type="string">
            <text:p>Estimate; SEX AND AGE - 20 to 2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3</text:p>
          </table:table-cell>
          <table:table-cell office:value-type="string" calcext:value-type="string">
            <text:p>Margin of Error; SEX AND AGE - 20 to 2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3</text:p>
          </table:table-cell>
          <table:table-cell office:value-type="string" calcext:value-type="string">
            <text:p>Percent; SEX AND AGE - 20 to 2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3</text:p>
          </table:table-cell>
          <table:table-cell office:value-type="string" calcext:value-type="string">
            <text:p>Percent Margin of Error; SEX AND AGE - 20 to 2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4</text:p>
          </table:table-cell>
          <table:table-cell office:value-type="string" calcext:value-type="string">
            <text:p>Estimate; SEX AND AGE - 25 to 3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4</text:p>
          </table:table-cell>
          <table:table-cell office:value-type="string" calcext:value-type="string">
            <text:p>Margin of Error; SEX AND AGE - 25 to 3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4</text:p>
          </table:table-cell>
          <table:table-cell office:value-type="string" calcext:value-type="string">
            <text:p>Percent; SEX AND AGE - 25 to 3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4</text:p>
          </table:table-cell>
          <table:table-cell office:value-type="string" calcext:value-type="string">
            <text:p>Percent Margin of Error; SEX AND AGE - 25 to 3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5</text:p>
          </table:table-cell>
          <table:table-cell office:value-type="string" calcext:value-type="string">
            <text:p>Estimate; SEX AND AGE - 35 to 4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5</text:p>
          </table:table-cell>
          <table:table-cell office:value-type="string" calcext:value-type="string">
            <text:p>Margin of Error; SEX AND AGE - 35 to 4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5</text:p>
          </table:table-cell>
          <table:table-cell office:value-type="string" calcext:value-type="string">
            <text:p>Percent; SEX AND AGE - 35 to 4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5</text:p>
          </table:table-cell>
          <table:table-cell office:value-type="string" calcext:value-type="string">
            <text:p>Percent Margin of Error; SEX AND AGE - 35 to 4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6</text:p>
          </table:table-cell>
          <table:table-cell office:value-type="string" calcext:value-type="string">
            <text:p>Estimate; SEX AND AGE - 45 to 5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6</text:p>
          </table:table-cell>
          <table:table-cell office:value-type="string" calcext:value-type="string">
            <text:p>Margin of Error; SEX AND AGE - 45 to 5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6</text:p>
          </table:table-cell>
          <table:table-cell office:value-type="string" calcext:value-type="string">
            <text:p>Percent; SEX AND AGE - 45 to 5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6</text:p>
          </table:table-cell>
          <table:table-cell office:value-type="string" calcext:value-type="string">
            <text:p>Percent Margin of Error; SEX AND AGE - 45 to 5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7</text:p>
          </table:table-cell>
          <table:table-cell office:value-type="string" calcext:value-type="string">
            <text:p>Estimate; SEX AND AGE - 55 to 5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7</text:p>
          </table:table-cell>
          <table:table-cell office:value-type="string" calcext:value-type="string">
            <text:p>Margin of Error; SEX AND AGE - 55 to 5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7</text:p>
          </table:table-cell>
          <table:table-cell office:value-type="string" calcext:value-type="string">
            <text:p>Percent; SEX AND AGE - 55 to 5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7</text:p>
          </table:table-cell>
          <table:table-cell office:value-type="string" calcext:value-type="string">
            <text:p>Percent Margin of Error; SEX AND AGE - 55 to 59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8</text:p>
          </table:table-cell>
          <table:table-cell office:value-type="string" calcext:value-type="string">
            <text:p>Estimate; SEX AND AGE - 60 to 6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8</text:p>
          </table:table-cell>
          <table:table-cell office:value-type="string" calcext:value-type="string">
            <text:p>Margin of Error; SEX AND AGE - 60 to 6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8</text:p>
          </table:table-cell>
          <table:table-cell office:value-type="string" calcext:value-type="string">
            <text:p>Percent; SEX AND AGE - 60 to 6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8</text:p>
          </table:table-cell>
          <table:table-cell office:value-type="string" calcext:value-type="string">
            <text:p>Percent Margin of Error; SEX AND AGE - 60 to 6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9</text:p>
          </table:table-cell>
          <table:table-cell office:value-type="string" calcext:value-type="string">
            <text:p>Estimate; SEX AND AGE - 65 to 7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9</text:p>
          </table:table-cell>
          <table:table-cell office:value-type="string" calcext:value-type="string">
            <text:p>Margin of Error; SEX AND AGE - 65 to 7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9</text:p>
          </table:table-cell>
          <table:table-cell office:value-type="string" calcext:value-type="string">
            <text:p>Percent; SEX AND AGE - 65 to 7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9</text:p>
          </table:table-cell>
          <table:table-cell office:value-type="string" calcext:value-type="string">
            <text:p>Percent Margin of Error; SEX AND AGE - 65 to 7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0</text:p>
          </table:table-cell>
          <table:table-cell office:value-type="string" calcext:value-type="string">
            <text:p>Estimate; SEX AND AGE - 75 to 8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0</text:p>
          </table:table-cell>
          <table:table-cell office:value-type="string" calcext:value-type="string">
            <text:p>Margin of Error; SEX AND AGE - 75 to 8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0</text:p>
          </table:table-cell>
          <table:table-cell office:value-type="string" calcext:value-type="string">
            <text:p>Percent; SEX AND AGE - 75 to 8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0</text:p>
          </table:table-cell>
          <table:table-cell office:value-type="string" calcext:value-type="string">
            <text:p>Percent Margin of Error; SEX AND AGE - 75 to 84 yea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21</text:p>
          </table:table-cell>
          <table:table-cell office:value-type="string" calcext:value-type="string">
            <text:p>Estimate; SEX AND AGE - 8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21</text:p>
          </table:table-cell>
          <table:table-cell office:value-type="string" calcext:value-type="string">
            <text:p>Margin of Error; SEX AND AGE - 8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1</text:p>
          </table:table-cell>
          <table:table-cell office:value-type="string" calcext:value-type="string">
            <text:p>Percent; SEX AND AGE - 8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1</text:p>
          </table:table-cell>
          <table:table-cell office:value-type="string" calcext:value-type="string">
            <text:p>Percent Margin of Error; SEX AND AGE - 85 years and ov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7_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1_VC24</text:p>
          </table:table-cell>
          <table:table-cell office:value-type="string" calcext:value-type="string">
            <text:p>Estimate; SEX AND AGE - Median age (ye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7_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2_VC24</text:p>
          </table:table-cell>
          <table:table-cell office:value-type="string" calcext:value-type="string">
            <text:p>Margin of Error; SEX AND AGE - Median age (ye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24</text:p>
          </table:table-cell>
          <table:table-cell office:value-type="string" calcext:value-type="string">
            <text:p>Percent; SEX AND AGE - Median age (year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XAG1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24</text:p>
          </table:table-cell>
          <table:table-cell office:value-type="string" calcext:value-type="string">
            <text:p>Percent Margin of Error; SEX AND AGE - Median age (year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7</text:p>
          </table:table-cell>
          <table:table-cell office:value-type="string" calcext:value-type="string">
            <text:p>Estimate; SEX AND AG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7</text:p>
          </table:table-cell>
          <table:table-cell office:value-type="string" calcext:value-type="string">
            <text:p>Margin of Error; SEX AND AG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7</text:p>
          </table:table-cell>
          <table:table-cell office:value-type="string" calcext:value-type="string">
            <text:p>Percent; SEX AND AG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7</text:p>
          </table:table-cell>
          <table:table-cell office:value-type="string" calcext:value-type="string">
            <text:p>Percent Margin of Error; SEX AND AGE - Under 18 yea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8</text:p>
          </table:table-cell>
          <table:table-cell office:value-type="string" calcext:value-type="string">
            <text:p>Estimate; SEX AND AGE -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8</text:p>
          </table:table-cell>
          <table:table-cell office:value-type="string" calcext:value-type="string">
            <text:p>Margin of Error; SEX AND AGE -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8</text:p>
          </table:table-cell>
          <table:table-cell office:value-type="string" calcext:value-type="string">
            <text:p>Percent; SEX AND AGE -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8</text:p>
          </table:table-cell>
          <table:table-cell office:value-type="string" calcext:value-type="string">
            <text:p>Percent Margin of Error; SEX AND AGE - 16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29</text:p>
          </table:table-cell>
          <table:table-cell office:value-type="string" calcext:value-type="string">
            <text:p>Estimate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29</text:p>
          </table:table-cell>
          <table:table-cell office:value-type="string" calcext:value-type="string">
            <text:p>Margin of Error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29</text:p>
          </table:table-cell>
          <table:table-cell office:value-type="string" calcext:value-type="string">
            <text:p>Percent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29</text:p>
          </table:table-cell>
          <table:table-cell office:value-type="string" calcext:value-type="string">
            <text:p>Percent Margin of Error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0</text:p>
          </table:table-cell>
          <table:table-cell office:value-type="string" calcext:value-type="string">
            <text:p>Estimate; SEX AND AGE - 21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0</text:p>
          </table:table-cell>
          <table:table-cell office:value-type="string" calcext:value-type="string">
            <text:p>Margin of Error; SEX AND AGE - 21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0</text:p>
          </table:table-cell>
          <table:table-cell office:value-type="string" calcext:value-type="string">
            <text:p>Percent; SEX AND AGE - 21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0</text:p>
          </table:table-cell>
          <table:table-cell office:value-type="string" calcext:value-type="string">
            <text:p>Percent Margin of Error; SEX AND AGE - 21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1</text:p>
          </table:table-cell>
          <table:table-cell office:value-type="string" calcext:value-type="string">
            <text:p>Estimate; SEX AND AGE - 62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1</text:p>
          </table:table-cell>
          <table:table-cell office:value-type="string" calcext:value-type="string">
            <text:p>Margin of Error; SEX AND AGE - 62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1</text:p>
          </table:table-cell>
          <table:table-cell office:value-type="string" calcext:value-type="string">
            <text:p>Percent; SEX AND AGE - 62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1</text:p>
          </table:table-cell>
          <table:table-cell office:value-type="string" calcext:value-type="string">
            <text:p>Percent Margin of Error; SEX AND AGE - 62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2</text:p>
          </table:table-cell>
          <table:table-cell office:value-type="string" calcext:value-type="string">
            <text:p>Estimate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2</text:p>
          </table:table-cell>
          <table:table-cell office:value-type="string" calcext:value-type="string">
            <text:p>Margin of Error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2</text:p>
          </table:table-cell>
          <table:table-cell office:value-type="string" calcext:value-type="string">
            <text:p>Percent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2</text:p>
          </table:table-cell>
          <table:table-cell office:value-type="string" calcext:value-type="string">
            <text:p>Percent Margin of Error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5</text:p>
          </table:table-cell>
          <table:table-cell office:value-type="string" calcext:value-type="string">
            <text:p>Estimate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5</text:p>
          </table:table-cell>
          <table:table-cell office:value-type="string" calcext:value-type="string">
            <text:p>Margin of Error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5</text:p>
          </table:table-cell>
          <table:table-cell office:value-type="string" calcext:value-type="string">
            <text:p>Percent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5</text:p>
          </table:table-cell>
          <table:table-cell office:value-type="string" calcext:value-type="string">
            <text:p>Percent Margin of Error; SEX AND AGE - 18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6</text:p>
          </table:table-cell>
          <table:table-cell office:value-type="string" calcext:value-type="string">
            <text:p>Estimate; SEX AND AGE - 18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6</text:p>
          </table:table-cell>
          <table:table-cell office:value-type="string" calcext:value-type="string">
            <text:p>Margin of Error; SEX AND AGE - 18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6</text:p>
          </table:table-cell>
          <table:table-cell office:value-type="string" calcext:value-type="string">
            <text:p>Percent; SEX AND AGE - 18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6</text:p>
          </table:table-cell>
          <table:table-cell office:value-type="string" calcext:value-type="string">
            <text:p>Percent Margin of Error; SEX AND AGE - 18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7</text:p>
          </table:table-cell>
          <table:table-cell office:value-type="string" calcext:value-type="string">
            <text:p>Estimate; SEX AND AGE - 18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7</text:p>
          </table:table-cell>
          <table:table-cell office:value-type="string" calcext:value-type="string">
            <text:p>Margin of Error; SEX AND AGE - 18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7</text:p>
          </table:table-cell>
          <table:table-cell office:value-type="string" calcext:value-type="string">
            <text:p>Percent; SEX AND AGE - 18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7</text:p>
          </table:table-cell>
          <table:table-cell office:value-type="string" calcext:value-type="string">
            <text:p>Percent Margin of Error; SEX AND AGE - 18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38</text:p>
          </table:table-cell>
          <table:table-cell office:value-type="string" calcext:value-type="string">
            <text:p>Estimate; SEX AND AGE - 18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38</text:p>
          </table:table-cell>
          <table:table-cell office:value-type="string" calcext:value-type="string">
            <text:p>Margin of Error; SEX AND AGE - 18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38</text:p>
          </table:table-cell>
          <table:table-cell office:value-type="string" calcext:value-type="string">
            <text:p>Percent; SEX AND AGE - 18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38</text:p>
          </table:table-cell>
          <table:table-cell office:value-type="string" calcext:value-type="string">
            <text:p>Percent Margin of Error; SEX AND AGE - 18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1</text:p>
          </table:table-cell>
          <table:table-cell office:value-type="string" calcext:value-type="string">
            <text:p>Estimate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1</text:p>
          </table:table-cell>
          <table:table-cell office:value-type="string" calcext:value-type="string">
            <text:p>Margin of Error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1</text:p>
          </table:table-cell>
          <table:table-cell office:value-type="string" calcext:value-type="string">
            <text:p>Percent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1</text:p>
          </table:table-cell>
          <table:table-cell office:value-type="string" calcext:value-type="string">
            <text:p>Percent Margin of Error; SEX AND AGE - 65 years and o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2</text:p>
          </table:table-cell>
          <table:table-cell office:value-type="string" calcext:value-type="string">
            <text:p>Estimate; SEX AND AGE - 65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2</text:p>
          </table:table-cell>
          <table:table-cell office:value-type="string" calcext:value-type="string">
            <text:p>Margin of Error; SEX AND AGE - 65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2</text:p>
          </table:table-cell>
          <table:table-cell office:value-type="string" calcext:value-type="string">
            <text:p>Percent; SEX AND AGE - 65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2</text:p>
          </table:table-cell>
          <table:table-cell office:value-type="string" calcext:value-type="string">
            <text:p>Percent Margin of Error; SEX AND AGE - 65 years and over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3</text:p>
          </table:table-cell>
          <table:table-cell office:value-type="string" calcext:value-type="string">
            <text:p>Estimate; SEX AND AGE - 65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3</text:p>
          </table:table-cell>
          <table:table-cell office:value-type="string" calcext:value-type="string">
            <text:p>Margin of Error; SEX AND AGE - 65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3</text:p>
          </table:table-cell>
          <table:table-cell office:value-type="string" calcext:value-type="string">
            <text:p>Percent; SEX AND AGE - 65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3</text:p>
          </table:table-cell>
          <table:table-cell office:value-type="string" calcext:value-type="string">
            <text:p>Percent Margin of Error; SEX AND AGE - 65 years and over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4</text:p>
          </table:table-cell>
          <table:table-cell office:value-type="string" calcext:value-type="string">
            <text:p>Estimate; SEX AND AGE - 65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4</text:p>
          </table:table-cell>
          <table:table-cell office:value-type="string" calcext:value-type="string">
            <text:p>Margin of Error; SEX AND AGE - 65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4</text:p>
          </table:table-cell>
          <table:table-cell office:value-type="string" calcext:value-type="string">
            <text:p>Percent; SEX AND AGE - 65 years and over - Sex ratio (males per 100 female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4</text:p>
          </table:table-cell>
          <table:table-cell office:value-type="string" calcext:value-type="string">
            <text:p>Percent Margin of Error; SEX AND AGE - 65 years and over - Sex ratio (males per 100 female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48</text:p>
          </table:table-cell>
          <table:table-cell office:value-type="string" calcext:value-type="string">
            <text:p>Estimate;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48</text:p>
          </table:table-cell>
          <table:table-cell office:value-type="string" calcext:value-type="string">
            <text:p>Margin of Error;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48</text:p>
          </table:table-cell>
          <table:table-cell office:value-type="string" calcext:value-type="string">
            <text:p>Percent;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48</text:p>
          </table:table-cell>
          <table:table-cell office:value-type="string" calcext:value-type="string">
            <text:p>Percent Margin of Error; RACE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49</text:p>
          </table:table-cell>
          <table:table-cell office:value-type="string" calcext:value-type="string">
            <text:p>Estimate; RACE - Total population - One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49</text:p>
          </table:table-cell>
          <table:table-cell office:value-type="string" calcext:value-type="string">
            <text:p>Margin of Error; RACE - Total population - One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49</text:p>
          </table:table-cell>
          <table:table-cell office:value-type="string" calcext:value-type="string">
            <text:p>Percent; RACE - Total population - One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49</text:p>
          </table:table-cell>
          <table:table-cell office:value-type="string" calcext:value-type="string">
            <text:p>Percent Margin of Error; RACE - Total population - One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0</text:p>
          </table:table-cell>
          <table:table-cell office:value-type="string" calcext:value-type="string">
            <text:p>Estimate; RACE - Total population - Two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0</text:p>
          </table:table-cell>
          <table:table-cell office:value-type="string" calcext:value-type="string">
            <text:p>Margin of Error; RACE - Total population - Two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0</text:p>
          </table:table-cell>
          <table:table-cell office:value-type="string" calcext:value-type="string">
            <text:p>Percent; RACE - Total population - Two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0</text:p>
          </table:table-cell>
          <table:table-cell office:value-type="string" calcext:value-type="string">
            <text:p>Percent Margin of Error; RACE - Total population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3</text:p>
          </table:table-cell>
          <table:table-cell office:value-type="string" calcext:value-type="string">
            <text:p>Estimate; RACE - One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3</text:p>
          </table:table-cell>
          <table:table-cell office:value-type="string" calcext:value-type="string">
            <text:p>Margin of Error; RACE - One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3</text:p>
          </table:table-cell>
          <table:table-cell office:value-type="string" calcext:value-type="string">
            <text:p>Percent; RACE - One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3</text:p>
          </table:table-cell>
          <table:table-cell office:value-type="string" calcext:value-type="string">
            <text:p>Percent Margin of Error; RACE - One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4</text:p>
          </table:table-cell>
          <table:table-cell office:value-type="string" calcext:value-type="string">
            <text:p>Estimate; RACE - One race - Whi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4</text:p>
          </table:table-cell>
          <table:table-cell office:value-type="string" calcext:value-type="string">
            <text:p>Margin of Error; RACE - One race - Whi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4</text:p>
          </table:table-cell>
          <table:table-cell office:value-type="string" calcext:value-type="string">
            <text:p>Percent; RACE - One race - Whi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4</text:p>
          </table:table-cell>
          <table:table-cell office:value-type="string" calcext:value-type="string">
            <text:p>Percent Margin of Error; RACE - One race - Whi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5</text:p>
          </table:table-cell>
          <table:table-cell office:value-type="string" calcext:value-type="string">
            <text:p>Estimate; RACE - One race - Black or African Americ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5</text:p>
          </table:table-cell>
          <table:table-cell office:value-type="string" calcext:value-type="string">
            <text:p>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5</text:p>
          </table:table-cell>
          <table:table-cell office:value-type="string" calcext:value-type="string">
            <text:p>Percent; RACE - One race - Black or African Americ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5</text:p>
          </table:table-cell>
          <table:table-cell office:value-type="string" calcext:value-type="string">
            <text:p>Percent Margin of Error; RACE - One race - Black or African Americ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56</text:p>
          </table:table-cell>
          <table:table-cell office:value-type="string" calcext:value-type="string">
            <text:p>Estimate; RACE - One race - American Indian and Alaska Nativ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56</text:p>
          </table:table-cell>
          <table:table-cell office:value-type="string" calcext:value-type="string">
            <text:p>Margin of Error; RACE - One race - American Indian and Alaska Nativ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56</text:p>
          </table:table-cell>
          <table:table-cell office:value-type="string" calcext:value-type="string">
            <text:p>Percent; RACE - One race - American Indian and Alaska Nativ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56</text:p>
          </table:table-cell>
          <table:table-cell office:value-type="string" calcext:value-type="string">
            <text:p>Percent Margin of Error; RACE - One race -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7</text:p>
          </table:table-cell>
          <table:table-cell office:value-type="string" calcext:value-type="string">
            <text:p>Estimate; RACE - One race - American Indian and Alaska Native - Cherokee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7</text:p>
          </table:table-cell>
          <table:table-cell office:value-type="string" calcext:value-type="string">
            <text:p>Margin of Error; RACE - One race - American Indian and Alaska Native - Cherokee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7</text:p>
          </table:table-cell>
          <table:table-cell office:value-type="string" calcext:value-type="string">
            <text:p>Percent; RACE - One race - American Indian and Alaska Native - Cherokee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7</text:p>
          </table:table-cell>
          <table:table-cell office:value-type="string" calcext:value-type="string">
            <text:p>Percent Margin of Error; RACE - One race - American Indian and Alaska Native - Cherokee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8</text:p>
          </table:table-cell>
          <table:table-cell office:value-type="string" calcext:value-type="string">
            <text:p>Estimate; RACE - One race - American Indian and Alaska Native - Chippewa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8</text:p>
          </table:table-cell>
          <table:table-cell office:value-type="string" calcext:value-type="string">
            <text:p>Margin of Error; RACE - One race - American Indian and Alaska Native - Chippewa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8</text:p>
          </table:table-cell>
          <table:table-cell office:value-type="string" calcext:value-type="string">
            <text:p>Percent; RACE - One race - American Indian and Alaska Native - Chippewa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8</text:p>
          </table:table-cell>
          <table:table-cell office:value-type="string" calcext:value-type="string">
            <text:p>Percent Margin of Error; RACE - One race - American Indian and Alaska Native - Chippewa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59</text:p>
          </table:table-cell>
          <table:table-cell office:value-type="string" calcext:value-type="string">
            <text:p>Estimate; RACE - One race - American Indian and Alaska Native - Navajo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59</text:p>
          </table:table-cell>
          <table:table-cell office:value-type="string" calcext:value-type="string">
            <text:p>Margin of Error; RACE - One race - American Indian and Alaska Native - Navajo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59</text:p>
          </table:table-cell>
          <table:table-cell office:value-type="string" calcext:value-type="string">
            <text:p>Percent; RACE - One race - American Indian and Alaska Native - Navajo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59</text:p>
          </table:table-cell>
          <table:table-cell office:value-type="string" calcext:value-type="string">
            <text:p>Percent Margin of Error; RACE - One race - American Indian and Alaska Native - Navajo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0</text:p>
          </table:table-cell>
          <table:table-cell office:value-type="string" calcext:value-type="string">
            <text:p>Estimate; RACE - One race - American Indian and Alaska Native - Sioux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0</text:p>
          </table:table-cell>
          <table:table-cell office:value-type="string" calcext:value-type="string">
            <text:p>Margin of Error; RACE - One race - American Indian and Alaska Native - Sioux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0</text:p>
          </table:table-cell>
          <table:table-cell office:value-type="string" calcext:value-type="string">
            <text:p>Percent; RACE - One race - American Indian and Alaska Native - Sioux tribal group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0</text:p>
          </table:table-cell>
          <table:table-cell office:value-type="string" calcext:value-type="string">
            <text:p>Percent Margin of Error; RACE - One race - American Indian and Alaska Native - Sioux tribal group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1</text:p>
          </table:table-cell>
          <table:table-cell office:value-type="string" calcext:value-type="string">
            <text:p>Estimate; RACE - One race - As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1</text:p>
          </table:table-cell>
          <table:table-cell office:value-type="string" calcext:value-type="string">
            <text:p>Margin of Error; RACE - One race - As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1</text:p>
          </table:table-cell>
          <table:table-cell office:value-type="string" calcext:value-type="string">
            <text:p>Percent; RACE - One race - As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1</text:p>
          </table:table-cell>
          <table:table-cell office:value-type="string" calcext:value-type="string">
            <text:p>Percent Margin of Error; RACE - One race -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2</text:p>
          </table:table-cell>
          <table:table-cell office:value-type="string" calcext:value-type="string">
            <text:p>Estimate; RACE - One race - Asian - Asian In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2</text:p>
          </table:table-cell>
          <table:table-cell office:value-type="string" calcext:value-type="string">
            <text:p>Margin of Error; RACE - One race - Asian - Asian In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2</text:p>
          </table:table-cell>
          <table:table-cell office:value-type="string" calcext:value-type="string">
            <text:p>Percent; RACE - One race - Asian - Asian In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2</text:p>
          </table:table-cell>
          <table:table-cell office:value-type="string" calcext:value-type="string">
            <text:p>Percent Margin of Error; RACE - One race - Asian - Asian Ind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3</text:p>
          </table:table-cell>
          <table:table-cell office:value-type="string" calcext:value-type="string">
            <text:p>Estimate; RACE - One race - Asian - Chi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3</text:p>
          </table:table-cell>
          <table:table-cell office:value-type="string" calcext:value-type="string">
            <text:p>Margin of Error; RACE - One race - Asian - Chi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3</text:p>
          </table:table-cell>
          <table:table-cell office:value-type="string" calcext:value-type="string">
            <text:p>Percent; RACE - One race - Asian - Chi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3</text:p>
          </table:table-cell>
          <table:table-cell office:value-type="string" calcext:value-type="string">
            <text:p>Percent Margin of Error; RACE - One race - Asian - Chi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4</text:p>
          </table:table-cell>
          <table:table-cell office:value-type="string" calcext:value-type="string">
            <text:p>Estimate; RACE - One race - Asian - Filip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4</text:p>
          </table:table-cell>
          <table:table-cell office:value-type="string" calcext:value-type="string">
            <text:p>Margin of Error; RACE - One race - Asian - Filip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4</text:p>
          </table:table-cell>
          <table:table-cell office:value-type="string" calcext:value-type="string">
            <text:p>Percent; RACE - One race - Asian - Filip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4</text:p>
          </table:table-cell>
          <table:table-cell office:value-type="string" calcext:value-type="string">
            <text:p>Percent Margin of Error; RACE - One race - Asian - Filip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5</text:p>
          </table:table-cell>
          <table:table-cell office:value-type="string" calcext:value-type="string">
            <text:p>Estimate; RACE - One race - Asian - Japa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5</text:p>
          </table:table-cell>
          <table:table-cell office:value-type="string" calcext:value-type="string">
            <text:p>Margin of Error; RACE - One race - Asian - Japa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5</text:p>
          </table:table-cell>
          <table:table-cell office:value-type="string" calcext:value-type="string">
            <text:p>Percent; RACE - One race - Asian - Japa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5</text:p>
          </table:table-cell>
          <table:table-cell office:value-type="string" calcext:value-type="string">
            <text:p>Percent Margin of Error; RACE - One race - Asian - Japan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6</text:p>
          </table:table-cell>
          <table:table-cell office:value-type="string" calcext:value-type="string">
            <text:p>Estimate; RACE - One race - Asian - Kor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6</text:p>
          </table:table-cell>
          <table:table-cell office:value-type="string" calcext:value-type="string">
            <text:p>Margin of Error; RACE - One race - Asian - Kor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6</text:p>
          </table:table-cell>
          <table:table-cell office:value-type="string" calcext:value-type="string">
            <text:p>Percent; RACE - One race - Asian - Kor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6</text:p>
          </table:table-cell>
          <table:table-cell office:value-type="string" calcext:value-type="string">
            <text:p>Percent Margin of Error; RACE - One race - Asian - Kore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7</text:p>
          </table:table-cell>
          <table:table-cell office:value-type="string" calcext:value-type="string">
            <text:p>Estimate; RACE - One race - Asian - Vietnam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7</text:p>
          </table:table-cell>
          <table:table-cell office:value-type="string" calcext:value-type="string">
            <text:p>Margin of Error; RACE - One race - Asian - Vietnam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7</text:p>
          </table:table-cell>
          <table:table-cell office:value-type="string" calcext:value-type="string">
            <text:p>Percent; RACE - One race - Asian - Vietnam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7</text:p>
          </table:table-cell>
          <table:table-cell office:value-type="string" calcext:value-type="string">
            <text:p>Percent Margin of Error; RACE - One race - Asian - Vietnam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68</text:p>
          </table:table-cell>
          <table:table-cell office:value-type="string" calcext:value-type="string">
            <text:p>Estimate; RACE - One race - Asian - Other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68</text:p>
          </table:table-cell>
          <table:table-cell office:value-type="string" calcext:value-type="string">
            <text:p>Margin of Error; RACE - One race - Asian - Other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68</text:p>
          </table:table-cell>
          <table:table-cell office:value-type="string" calcext:value-type="string">
            <text:p>Percent; RACE - One race - Asian - Other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68</text:p>
          </table:table-cell>
          <table:table-cell office:value-type="string" calcext:value-type="string">
            <text:p>Percent Margin of Error; RACE - One race - Asian - Other Asia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69</text:p>
          </table:table-cell>
          <table:table-cell office:value-type="string" calcext:value-type="string">
            <text:p>Estimate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69</text:p>
          </table:table-cell>
          <table:table-cell office:value-type="string" calcext:value-type="string">
            <text:p>Margin of Error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69</text:p>
          </table:table-cell>
          <table:table-cell office:value-type="string" calcext:value-type="string">
            <text:p>Percent; RACE - One race - Native Hawaiian and Other Pacific Islan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69</text:p>
          </table:table-cell>
          <table:table-cell office:value-type="string" calcext:value-type="string">
            <text:p>Percent Margin of Error; RACE - One race - Native Hawaiian and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0</text:p>
          </table:table-cell>
          <table:table-cell office:value-type="string" calcext:value-type="string">
            <text:p>Estimate; RACE - One race - Native Hawaiian and Other Pacific Islander - Native Hawai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0</text:p>
          </table:table-cell>
          <table:table-cell office:value-type="string" calcext:value-type="string">
            <text:p>Margin of Error; RACE - One race - Native Hawaiian and Other Pacific Islander - Native Hawai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0</text:p>
          </table:table-cell>
          <table:table-cell office:value-type="string" calcext:value-type="string">
            <text:p>Percent; RACE - One race - Native Hawaiian and Other Pacific Islander - Native Hawai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0</text:p>
          </table:table-cell>
          <table:table-cell office:value-type="string" calcext:value-type="string">
            <text:p>Percent Margin of Error; RACE - One race - Native Hawaiian and Other Pacific Islander - Native Hawai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1</text:p>
          </table:table-cell>
          <table:table-cell office:value-type="string" calcext:value-type="string">
            <text:p>Estimate; RACE - One race - Native Hawaiian and Other Pacific Islander - Guamanian or Chamor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1</text:p>
          </table:table-cell>
          <table:table-cell office:value-type="string" calcext:value-type="string">
            <text:p>Margin of Error; RACE - One race - Native Hawaiian and Other Pacific Islander - Guamanian or Chamor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1</text:p>
          </table:table-cell>
          <table:table-cell office:value-type="string" calcext:value-type="string">
            <text:p>Percent; RACE - One race - Native Hawaiian and Other Pacific Islander - Guamanian or Chamor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1</text:p>
          </table:table-cell>
          <table:table-cell office:value-type="string" calcext:value-type="string">
            <text:p>Percent Margin of Error; RACE - One race - Native Hawaiian and Other Pacific Islander - Guamanian or Chamor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2</text:p>
          </table:table-cell>
          <table:table-cell office:value-type="string" calcext:value-type="string">
            <text:p>Estimate; RACE - One race - Native Hawaiian and Other Pacific Islander - Samo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2</text:p>
          </table:table-cell>
          <table:table-cell office:value-type="string" calcext:value-type="string">
            <text:p>Margin of Error; RACE - One race - Native Hawaiian and Other Pacific Islander - Samo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2</text:p>
          </table:table-cell>
          <table:table-cell office:value-type="string" calcext:value-type="string">
            <text:p>Percent; RACE - One race - Native Hawaiian and Other Pacific Islander - Samo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2</text:p>
          </table:table-cell>
          <table:table-cell office:value-type="string" calcext:value-type="string">
            <text:p>Percent Margin of Error; RACE - One race - Native Hawaiian and Other Pacific Islander - Samo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3</text:p>
          </table:table-cell>
          <table:table-cell office:value-type="string" calcext:value-type="string">
            <text:p>Estimate; RACE - One race - Native Hawaiian and Other Pacific Islander -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3</text:p>
          </table:table-cell>
          <table:table-cell office:value-type="string" calcext:value-type="string">
            <text:p>Margin of Error; RACE - One race - Native Hawaiian and Other Pacific Islander -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3</text:p>
          </table:table-cell>
          <table:table-cell office:value-type="string" calcext:value-type="string">
            <text:p>Percent; RACE - One race - Native Hawaiian and Other Pacific Islander -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3</text:p>
          </table:table-cell>
          <table:table-cell office:value-type="string" calcext:value-type="string">
            <text:p>Percent Margin of Error; RACE - One race - Native Hawaiian and Other Pacific Islander - Other Pacific Island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4</text:p>
          </table:table-cell>
          <table:table-cell office:value-type="string" calcext:value-type="string">
            <text:p>Estimate; RACE - One race - Some other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4</text:p>
          </table:table-cell>
          <table:table-cell office:value-type="string" calcext:value-type="string">
            <text:p>Margin of Error; RACE - One race - Some other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4</text:p>
          </table:table-cell>
          <table:table-cell office:value-type="string" calcext:value-type="string">
            <text:p>Percent; RACE - One race - Some other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4</text:p>
          </table:table-cell>
          <table:table-cell office:value-type="string" calcext:value-type="string">
            <text:p>Percent Margin of Error; RACE - One race - Some other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75</text:p>
          </table:table-cell>
          <table:table-cell office:value-type="string" calcext:value-type="string">
            <text:p>Estimate; RACE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75</text:p>
          </table:table-cell>
          <table:table-cell office:value-type="string" calcext:value-type="string">
            <text:p>Margin of Error; RACE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75</text:p>
          </table:table-cell>
          <table:table-cell office:value-type="string" calcext:value-type="string">
            <text:p>Percent; RACE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CE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75</text:p>
          </table:table-cell>
          <table:table-cell office:value-type="string" calcext:value-type="string">
            <text:p>Percent Margin of Error; RACE - Two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6</text:p>
          </table:table-cell>
          <table:table-cell office:value-type="string" calcext:value-type="string">
            <text:p>Estimate; RACE - Two or more races - White and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6</text:p>
          </table:table-cell>
          <table:table-cell office:value-type="string" calcext:value-type="string">
            <text:p>Margin of Error; RACE - Two or more races - White and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6</text:p>
          </table:table-cell>
          <table:table-cell office:value-type="string" calcext:value-type="string">
            <text:p>Percent; RACE - Two or more races - White and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6</text:p>
          </table:table-cell>
          <table:table-cell office:value-type="string" calcext:value-type="string">
            <text:p>Percent Margin of Error; RACE - Two or more races - White and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7</text:p>
          </table:table-cell>
          <table:table-cell office:value-type="string" calcext:value-type="string">
            <text:p>Estimate; RACE - Two or more races - White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7</text:p>
          </table:table-cell>
          <table:table-cell office:value-type="string" calcext:value-type="string">
            <text:p>Margin of Error; RACE - Two or more races - White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7</text:p>
          </table:table-cell>
          <table:table-cell office:value-type="string" calcext:value-type="string">
            <text:p>Percent; RACE - Two or more races - White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7</text:p>
          </table:table-cell>
          <table:table-cell office:value-type="string" calcext:value-type="string">
            <text:p>Percent Margin of Error; RACE - Two or more races - White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8</text:p>
          </table:table-cell>
          <table:table-cell office:value-type="string" calcext:value-type="string">
            <text:p>Estimate; RACE - Two or more races - White and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8</text:p>
          </table:table-cell>
          <table:table-cell office:value-type="string" calcext:value-type="string">
            <text:p>Margin of Error; RACE - Two or more races - White and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8</text:p>
          </table:table-cell>
          <table:table-cell office:value-type="string" calcext:value-type="string">
            <text:p>Percent; RACE - Two or more races - White and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8</text:p>
          </table:table-cell>
          <table:table-cell office:value-type="string" calcext:value-type="string">
            <text:p>Percent Margin of Error; RACE - Two or more races - White and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79</text:p>
          </table:table-cell>
          <table:table-cell office:value-type="string" calcext:value-type="string">
            <text:p>Estimate; RACE - Two or more races - Black or African American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79</text:p>
          </table:table-cell>
          <table:table-cell office:value-type="string" calcext:value-type="string">
            <text:p>Margin of Error; RACE - Two or more races - Black or African American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79</text:p>
          </table:table-cell>
          <table:table-cell office:value-type="string" calcext:value-type="string">
            <text:p>Percent; RACE - Two or more races - Black or African American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79</text:p>
          </table:table-cell>
          <table:table-cell office:value-type="string" calcext:value-type="string">
            <text:p>Percent Margin of Error; RACE - Two or more races - Black or African American and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2</text:p>
          </table:table-cell>
          <table:table-cell office:value-type="string" calcext:value-type="string">
            <text:p>Estimate; RACE - Race alone or in combination with one or more other races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2</text:p>
          </table:table-cell>
          <table:table-cell office:value-type="string" calcext:value-type="string">
            <text:p>Margin of Error; RACE - Race alone or in combination with one or more other races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2</text:p>
          </table:table-cell>
          <table:table-cell office:value-type="string" calcext:value-type="string">
            <text:p>Percent; RACE - Race alone or in combination with one or more other races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2</text:p>
          </table:table-cell>
          <table:table-cell office:value-type="string" calcext:value-type="string">
            <text:p>Percent Margin of Error; RACE - Race alone or in combination with one or more other races - Total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3</text:p>
          </table:table-cell>
          <table:table-cell office:value-type="string" calcext:value-type="string">
            <text:p>Estimate; RACE - Race alone or in combination with one or more other races - Total population - Wh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3</text:p>
          </table:table-cell>
          <table:table-cell office:value-type="string" calcext:value-type="string">
            <text:p>Margin of Error; RACE - Race alone or in combination with one or more other races - Total population - Wh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3</text:p>
          </table:table-cell>
          <table:table-cell office:value-type="string" calcext:value-type="string">
            <text:p>Percent; RACE - Race alone or in combination with one or more other races - Total population - Wh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3</text:p>
          </table:table-cell>
          <table:table-cell office:value-type="string" calcext:value-type="string">
            <text:p>Percent Margin of Error; RACE - Race alone or in combination with one or more other races - Total population - Wh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4</text:p>
          </table:table-cell>
          <table:table-cell office:value-type="string" calcext:value-type="string">
            <text:p>Estimate; RACE - Race alone or in combination with one or more other races - Total population -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4</text:p>
          </table:table-cell>
          <table:table-cell office:value-type="string" calcext:value-type="string">
            <text:p>Margin of Error; RACE - Race alone or in combination with one or more other races - Total population -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4</text:p>
          </table:table-cell>
          <table:table-cell office:value-type="string" calcext:value-type="string">
            <text:p>Percent; RACE - Race alone or in combination with one or more other races - Total population -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4</text:p>
          </table:table-cell>
          <table:table-cell office:value-type="string" calcext:value-type="string">
            <text:p>Percent Margin of Error; RACE - Race alone or in combination with one or more other races - Total population - Black or African Ame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5</text:p>
          </table:table-cell>
          <table:table-cell office:value-type="string" calcext:value-type="string">
            <text:p>Estimate; RACE - Race alone or in combination with one or more other races - Total population -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5</text:p>
          </table:table-cell>
          <table:table-cell office:value-type="string" calcext:value-type="string">
            <text:p>Margin of Error; RACE - Race alone or in combination with one or more other races - Total population -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5</text:p>
          </table:table-cell>
          <table:table-cell office:value-type="string" calcext:value-type="string">
            <text:p>Percent; RACE - Race alone or in combination with one or more other races - Total population -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5</text:p>
          </table:table-cell>
          <table:table-cell office:value-type="string" calcext:value-type="string">
            <text:p>Percent Margin of Error; RACE - Race alone or in combination with one or more other races - Total population - American Indian and Alaska 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6</text:p>
          </table:table-cell>
          <table:table-cell office:value-type="string" calcext:value-type="string">
            <text:p>Estimate; RACE - Race alone or in combination with one or more other races - Total population -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6</text:p>
          </table:table-cell>
          <table:table-cell office:value-type="string" calcext:value-type="string">
            <text:p>Margin of Error; RACE - Race alone or in combination with one or more other races - Total population -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6</text:p>
          </table:table-cell>
          <table:table-cell office:value-type="string" calcext:value-type="string">
            <text:p>Percent; RACE - Race alone or in combination with one or more other races - Total population -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6</text:p>
          </table:table-cell>
          <table:table-cell office:value-type="string" calcext:value-type="string">
            <text:p>Percent Margin of Error; RACE - Race alone or in combination with one or more other races - Total population - As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7</text:p>
          </table:table-cell>
          <table:table-cell office:value-type="string" calcext:value-type="string">
            <text:p>Estimate; RACE - Race alone or in combination with one or more other races - Total population - Native Hawaiian and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7</text:p>
          </table:table-cell>
          <table:table-cell office:value-type="string" calcext:value-type="string">
            <text:p>Margin of Error; RACE - Race alone or in combination with one or more other races - Total population - Native Hawaiian and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7</text:p>
          </table:table-cell>
          <table:table-cell office:value-type="string" calcext:value-type="string">
            <text:p>Percent; RACE - Race alone or in combination with one or more other races - Total population - Native Hawaiian and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7</text:p>
          </table:table-cell>
          <table:table-cell office:value-type="string" calcext:value-type="string">
            <text:p>Percent Margin of Error; RACE - Race alone or in combination with one or more other races - Total population - Native Hawaiian and Other Pacific Islan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88</text:p>
          </table:table-cell>
          <table:table-cell office:value-type="string" calcext:value-type="string">
            <text:p>Estimate; RACE - Race alone or in combination with one or more other races - Total population -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88</text:p>
          </table:table-cell>
          <table:table-cell office:value-type="string" calcext:value-type="string">
            <text:p>Margin of Error; RACE - Race alone or in combination with one or more other races - Total population -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88</text:p>
          </table:table-cell>
          <table:table-cell office:value-type="string" calcext:value-type="string">
            <text:p>Percent; RACE - Race alone or in combination with one or more other races - Total population -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88</text:p>
          </table:table-cell>
          <table:table-cell office:value-type="string" calcext:value-type="string">
            <text:p>Percent Margin of Error; RACE - Race alone or in combination with one or more other races - Total population - Some other rac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2</text:p>
          </table:table-cell>
          <table:table-cell office:value-type="string" calcext:value-type="string">
            <text:p>Estimate; HISPANIC OR LATINO AND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2</text:p>
          </table:table-cell>
          <table:table-cell office:value-type="string" calcext:value-type="string">
            <text:p>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1_PC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3_VC92</text:p>
          </table:table-cell>
          <table:table-cell office:value-type="string" calcext:value-type="string">
            <text:p>Percent; HISPANIC OR LATINO AND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1_P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4_VC92</text:p>
          </table:table-cell>
          <table:table-cell office:value-type="string" calcext:value-type="string">
            <text:p>Percent Margin of Error; HISPANIC OR LATINO AND RACE - Total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2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3</text:p>
          </table:table-cell>
          <table:table-cell office:value-type="string" calcext:value-type="string">
            <text:p>Estimate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2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3</text:p>
          </table:table-cell>
          <table:table-cell office:value-type="string" calcext:value-type="string">
            <text:p>Margin of Error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2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3</text:p>
          </table:table-cell>
          <table:table-cell office:value-type="string" calcext:value-type="string">
            <text:p>Percent; HISPANIC OR LATINO AND RACE - Total population - Hispanic or Latino (of any race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2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3</text:p>
          </table:table-cell>
          <table:table-cell office:value-type="string" calcext:value-type="string">
            <text:p>Percent Margin of Error; HISPANIC OR LATINO AND RACE - Total population - Hispanic or Latino (of any rac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4</text:p>
          </table:table-cell>
          <table:table-cell office:value-type="string" calcext:value-type="string">
            <text:p>Estimate; HISPANIC OR LATINO AND RACE - Total population - Hispanic or Latino (of any race) - Mex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4</text:p>
          </table:table-cell>
          <table:table-cell office:value-type="string" calcext:value-type="string">
            <text:p>Margin of Error; HISPANIC OR LATINO AND RACE - Total population - Hispanic or Latino (of any race) - Mex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4</text:p>
          </table:table-cell>
          <table:table-cell office:value-type="string" calcext:value-type="string">
            <text:p>Percent; HISPANIC OR LATINO AND RACE - Total population - Hispanic or Latino (of any race) - Mex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4</text:p>
          </table:table-cell>
          <table:table-cell office:value-type="string" calcext:value-type="string">
            <text:p>Percent Margin of Error; HISPANIC OR LATINO AND RACE - Total population - Hispanic or Latino (of any race) - Mex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5</text:p>
          </table:table-cell>
          <table:table-cell office:value-type="string" calcext:value-type="string">
            <text:p>Estimate; HISPANIC OR LATINO AND RACE - Total population - Hispanic or Latino (of any race) - Puerto 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5</text:p>
          </table:table-cell>
          <table:table-cell office:value-type="string" calcext:value-type="string">
            <text:p>Margin of Error; HISPANIC OR LATINO AND RACE - Total population - Hispanic or Latino (of any race) - Puerto 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5</text:p>
          </table:table-cell>
          <table:table-cell office:value-type="string" calcext:value-type="string">
            <text:p>Percent; HISPANIC OR LATINO AND RACE - Total population - Hispanic or Latino (of any race) - Puerto 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5</text:p>
          </table:table-cell>
          <table:table-cell office:value-type="string" calcext:value-type="string">
            <text:p>Percent Margin of Error; HISPANIC OR LATINO AND RACE - Total population - Hispanic or Latino (of any race) - Puerto Ric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6</text:p>
          </table:table-cell>
          <table:table-cell office:value-type="string" calcext:value-type="string">
            <text:p>Estimate; HISPANIC OR LATINO AND RACE - Total population - Hispanic or Latino (of any race) - Cub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6</text:p>
          </table:table-cell>
          <table:table-cell office:value-type="string" calcext:value-type="string">
            <text:p>Margin of Error; HISPANIC OR LATINO AND RACE - Total population - Hispanic or Latino (of any race) - Cub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6</text:p>
          </table:table-cell>
          <table:table-cell office:value-type="string" calcext:value-type="string">
            <text:p>Percent; HISPANIC OR LATINO AND RACE - Total population - Hispanic or Latino (of any race) - Cub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6</text:p>
          </table:table-cell>
          <table:table-cell office:value-type="string" calcext:value-type="string">
            <text:p>Percent Margin of Error; HISPANIC OR LATINO AND RACE - Total population - Hispanic or Latino (of any race) - Cub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97</text:p>
          </table:table-cell>
          <table:table-cell office:value-type="string" calcext:value-type="string">
            <text:p>Estimate; HISPANIC OR LATINO AND RACE - Total population - Hispanic or Latino (of any race) - Other Hispanic or Lat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97</text:p>
          </table:table-cell>
          <table:table-cell office:value-type="string" calcext:value-type="string">
            <text:p>Margin of Error; HISPANIC OR LATINO AND RACE - Total population - Hispanic or Latino (of any race) - Other Hispanic or Lat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97</text:p>
          </table:table-cell>
          <table:table-cell office:value-type="string" calcext:value-type="string">
            <text:p>Percent; HISPANIC OR LATINO AND RACE - Total population - Hispanic or Latino (of any race) - Other Hispanic or Lat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97</text:p>
          </table:table-cell>
          <table:table-cell office:value-type="string" calcext:value-type="string">
            <text:p>Percent Margin of Error; HISPANIC OR LATINO AND RACE - Total population - Hispanic or Latino (of any race) - Other Hispanic or Lati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3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8</text:p>
          </table:table-cell>
          <table:table-cell office:value-type="string" calcext:value-type="string">
            <text:p>Estimate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3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8</text:p>
          </table:table-cell>
          <table:table-cell office:value-type="string" calcext:value-type="string">
            <text:p>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3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8</text:p>
          </table:table-cell>
          <table:table-cell office:value-type="string" calcext:value-type="string">
            <text:p>Percent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3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8</text:p>
          </table:table-cell>
          <table:table-cell office:value-type="string" calcext:value-type="string">
            <text:p>Percent Margin of Error; HISPANIC OR LATINO AND RACE - Total population - Not Hispanic or Latin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4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99</text:p>
          </table:table-cell>
          <table:table-cell office:value-type="string" calcext:value-type="string">
            <text:p>Estimate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4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99</text:p>
          </table:table-cell>
          <table:table-cell office:value-type="string" calcext:value-type="string">
            <text:p>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4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99</text:p>
          </table:table-cell>
          <table:table-cell office:value-type="string" calcext:value-type="string">
            <text:p>Percent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4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99</text:p>
          </table:table-cell>
          <table:table-cell office:value-type="string" calcext:value-type="string">
            <text:p>Percent Margin of Error; HISPANIC OR LATINO AND RACE - Total population - Not Hispanic or Latino - Whit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5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0</text:p>
          </table:table-cell>
          <table:table-cell office:value-type="string" calcext:value-type="string">
            <text:p>Estimate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5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0</text:p>
          </table:table-cell>
          <table:table-cell office:value-type="string" calcext:value-type="string">
            <text:p>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5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0</text:p>
          </table:table-cell>
          <table:table-cell office:value-type="string" calcext:value-type="string">
            <text:p>Percent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5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0</text:p>
          </table:table-cell>
          <table:table-cell office:value-type="string" calcext:value-type="string">
            <text:p>Percent Margin of Error; HISPANIC OR LATINO AND RACE - Total population - Not Hispanic or Latino - Black or African Americ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6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1</text:p>
          </table:table-cell>
          <table:table-cell office:value-type="string" calcext:value-type="string">
            <text:p>Estimate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6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1</text:p>
          </table:table-cell>
          <table:table-cell office:value-type="string" calcext:value-type="string">
            <text:p>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6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1</text:p>
          </table:table-cell>
          <table:table-cell office:value-type="string" calcext:value-type="string">
            <text:p>Percent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6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1</text:p>
          </table:table-cell>
          <table:table-cell office:value-type="string" calcext:value-type="string">
            <text:p>Percent Margin of Error; HISPANIC OR LATINO AND RACE - Total population - Not Hispanic or Latino - American Indian and Alaska Nativ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7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2</text:p>
          </table:table-cell>
          <table:table-cell office:value-type="string" calcext:value-type="string">
            <text:p>Estimate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7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2</text:p>
          </table:table-cell>
          <table:table-cell office:value-type="string" calcext:value-type="string">
            <text:p>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7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2</text:p>
          </table:table-cell>
          <table:table-cell office:value-type="string" calcext:value-type="string">
            <text:p>Percent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7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2</text:p>
          </table:table-cell>
          <table:table-cell office:value-type="string" calcext:value-type="string">
            <text:p>Percent Margin of Error; HISPANIC OR LATINO AND RACE - Total population - Not Hispanic or Latino - Asian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8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3</text:p>
          </table:table-cell>
          <table:table-cell office:value-type="string" calcext:value-type="string">
            <text:p>Estimate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8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3</text:p>
          </table:table-cell>
          <table:table-cell office:value-type="string" calcext:value-type="string">
            <text:p>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8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3</text:p>
          </table:table-cell>
          <table:table-cell office:value-type="string" calcext:value-type="string">
            <text:p>Percent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8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3</text:p>
          </table:table-cell>
          <table:table-cell office:value-type="string" calcext:value-type="string">
            <text:p>Percent Margin of Error; HISPANIC OR LATINO AND RACE - Total population - Not Hispanic or Latino - Native Hawaiian and Other Pacific Islander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9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4</text:p>
          </table:table-cell>
          <table:table-cell office:value-type="string" calcext:value-type="string">
            <text:p>Estimate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9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4</text:p>
          </table:table-cell>
          <table:table-cell office:value-type="string" calcext:value-type="string">
            <text:p>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9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4</text:p>
          </table:table-cell>
          <table:table-cell office:value-type="string" calcext:value-type="string">
            <text:p>Percent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09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4</text:p>
          </table:table-cell>
          <table:table-cell office:value-type="string" calcext:value-type="string">
            <text:p>Percent Margin of Error; HISPANIC OR LATINO AND RACE - Total population - Not Hispanic or Latino - Some other race al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10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05</text:p>
          </table:table-cell>
          <table:table-cell office:value-type="string" calcext:value-type="string">
            <text:p>Estimate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10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05</text:p>
          </table:table-cell>
          <table:table-cell office:value-type="string" calcext:value-type="string">
            <text:p>Margin of Error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10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05</text:p>
          </table:table-cell>
          <table:table-cell office:value-type="string" calcext:value-type="string">
            <text:p>Percent; HISPANIC OR LATINO AND RACE - Total population - Not Hispanic or Latino - Two or more rac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ISL10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05</text:p>
          </table:table-cell>
          <table:table-cell office:value-type="string" calcext:value-type="string">
            <text:p>Percent Margin of Error; HISPANIC OR LATINO AND RACE - Total population - Not Hispanic or Latino - Two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6</text:p>
          </table:table-cell>
          <table:table-cell office:value-type="string" calcext:value-type="string">
            <text:p>Estimate; HISPANIC OR LATINO AND RACE - Total population - Not Hispanic or Latino - Two or more races - Two races including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6</text:p>
          </table:table-cell>
          <table:table-cell office:value-type="string" calcext:value-type="string">
            <text:p>Margin of Error; HISPANIC OR LATINO AND RACE - Total population - Not Hispanic or Latino - Two or more races - Two races including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6</text:p>
          </table:table-cell>
          <table:table-cell office:value-type="string" calcext:value-type="string">
            <text:p>Percent; HISPANIC OR LATINO AND RACE - Total population - Not Hispanic or Latino - Two or more races - Two races including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6</text:p>
          </table:table-cell>
          <table:table-cell office:value-type="string" calcext:value-type="string">
            <text:p>Percent Margin of Error; HISPANIC OR LATINO AND RACE - Total population - Not Hispanic or Latino - Two or more races - Two races including Some other r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7</text:p>
          </table:table-cell>
          <table:table-cell office:value-type="string" calcext:value-type="string">
            <text:p>Estimate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7</text:p>
          </table:table-cell>
          <table:table-cell office:value-type="string" calcext:value-type="string">
            <text:p>Margin of Error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7</text:p>
          </table:table-cell>
          <table:table-cell office:value-type="string" calcext:value-type="string">
            <text:p>Percent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7</text:p>
          </table:table-cell>
          <table:table-cell office:value-type="string" calcext:value-type="string">
            <text:p>Percent Margin of Error; HISPANIC OR LATINO AND RACE - Total population - Not Hispanic or Latino - Two or more races - Two races excluding Some other race, and Three or more ra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09</text:p>
          </table:table-cell>
          <table:table-cell office:value-type="string" calcext:value-type="string">
            <text:p>Estimate; HISPANIC OR LATINO AND RAC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09</text:p>
          </table:table-cell>
          <table:table-cell office:value-type="string" calcext:value-type="string">
            <text:p>Margin of Error; HISPANIC OR LATINO AND RAC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09</text:p>
          </table:table-cell>
          <table:table-cell office:value-type="string" calcext:value-type="string">
            <text:p>Percent; HISPANIC OR LATINO AND RACE - Total housing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09</text:p>
          </table:table-cell>
          <table:table-cell office:value-type="string" calcext:value-type="string">
            <text:p>Percent Margin of Error; HISPANIC OR LATINO AND RACE - Total housing uni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01_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1_VC113</text:p>
          </table:table-cell>
          <table:table-cell office:value-type="string" calcext:value-type="string">
            <text:p>Estimate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01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C02_VC113</text:p>
          </table:table-cell>
          <table:table-cell office:value-type="string" calcext:value-type="string">
            <text:p>Margin of Error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01_P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3_VC113</text:p>
          </table:table-cell>
          <table:table-cell office:value-type="string" calcext:value-type="string">
            <text:p>Percent; CITIZEN, VOTING AGE POPULATION - Citizen, 18 and over popul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OTE01_P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C04_VC113</text:p>
          </table:table-cell>
          <table:table-cell office:value-type="string" calcext:value-type="string">
            <text:p>Percent Margin of Error; CITIZEN, VOTING AGE POPULATION - Citizen, 18 and over popul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4</text:p>
          </table:table-cell>
          <table:table-cell office:value-type="string" calcext:value-type="string">
            <text:p>Estimate; CITIZEN, VOTING AGE POPULATION - Citizen, 18 and over population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4</text:p>
          </table:table-cell>
          <table:table-cell office:value-type="string" calcext:value-type="string">
            <text:p>Margin of Error; CITIZEN, VOTING AGE POPULATION - Citizen, 18 and over population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4</text:p>
          </table:table-cell>
          <table:table-cell office:value-type="string" calcext:value-type="string">
            <text:p>Percent; CITIZEN, VOTING AGE POPULATION - Citizen, 18 and over population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4</text:p>
          </table:table-cell>
          <table:table-cell office:value-type="string" calcext:value-type="string">
            <text:p>Percent Margin of Error; CITIZEN, VOTING AGE POPULATION - Citizen, 18 and over population - 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1_VC115</text:p>
          </table:table-cell>
          <table:table-cell office:value-type="string" calcext:value-type="string">
            <text:p>Estimate; CITIZEN, VOTING AGE POPULATION - Citizen, 18 and over population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2_VC115</text:p>
          </table:table-cell>
          <table:table-cell office:value-type="string" calcext:value-type="string">
            <text:p>Margin of Error; CITIZEN, VOTING AGE POPULATION - Citizen, 18 and over population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3_VC115</text:p>
          </table:table-cell>
          <table:table-cell office:value-type="string" calcext:value-type="string">
            <text:p>Percent; CITIZEN, VOTING AGE POPULATION - Citizen, 18 and over population - 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04_VC115</text:p>
          </table:table-cell>
          <table:table-cell office:value-type="string" calcext:value-type="string">
            <text:p>Percent Margin of Error; CITIZEN, VOTING AGE POPULATION - Citizen, 18 and over population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11:04:55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2-10T11:46:46.073000000</dc:date>
    <meta:editing-duration>PT4H54M8S</meta:editing-duration>
    <meta:editing-cycles>59</meta:editing-cycles>
    <meta:print-date>2018-12-10T11:26:23.243000000</meta:print-date>
    <meta:document-statistic meta:table-count="9" meta:cell-count="11812" meta:object-count="0"/>
  </office:meta>
</office:document-meta>
</file>